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81339" calcext:value-type="float">
            <text:p>-0,281339</text:p>
          </table:table-cell>
          <table:table-cell office:value-type="float" office:value="-0.061632" calcext:value-type="float">
            <text:p>-0,061632</text:p>
          </table:table-cell>
          <table:table-cell office:value-type="float" office:value="-0.027652" calcext:value-type="float">
            <text:p>-0,027652</text:p>
          </table:table-cell>
          <table:table-cell office:value-type="float" office:value="-0.008093" calcext:value-type="float">
            <text:p>-0,008093</text:p>
          </table:table-cell>
          <table:table-cell office:value-type="float" office:value="0.005109" calcext:value-type="float">
            <text:p>0,005109</text:p>
          </table:table-cell>
          <table:table-cell office:value-type="float" office:value="0.021303" calcext:value-type="float">
            <text:p>0,021303</text:p>
          </table:table-cell>
          <table:table-cell office:value-type="float" office:value="0.057886" calcext:value-type="float">
            <text:p>0,057886</text:p>
          </table:table-cell>
          <table:table-cell office:value-type="float" office:value="0.145298" calcext:value-type="float">
            <text:p>0,145298</text:p>
          </table:table-cell>
          <table:table-cell office:value-type="float" office:value="0.266203" calcext:value-type="float">
            <text:p>0,266203</text:p>
          </table:table-cell>
          <table:table-cell office:value-type="float" office:value="-0.214912" calcext:value-type="float">
            <text:p>-0,2149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863161" calcext:value-type="float">
            <text:p>-0,863161</text:p>
          </table:table-cell>
          <table:table-cell office:value-type="float" office:value="-0.101085" calcext:value-type="float">
            <text:p>-0,101085</text:p>
          </table:table-cell>
          <table:table-cell office:value-type="float" office:value="-0.048753" calcext:value-type="float">
            <text:p>-0,048753</text:p>
          </table:table-cell>
          <table:table-cell office:value-type="float" office:value="-0.020004" calcext:value-type="float">
            <text:p>-0,020004</text:p>
          </table:table-cell>
          <table:table-cell office:value-type="float" office:value="-0.004272" calcext:value-type="float">
            <text:p>-0,004272</text:p>
          </table:table-cell>
          <table:table-cell office:value-type="float" office:value="0.007752" calcext:value-type="float">
            <text:p>0,007752</text:p>
          </table:table-cell>
          <table:table-cell office:value-type="float" office:value="0.021695" calcext:value-type="float">
            <text:p>0,021695</text:p>
          </table:table-cell>
          <table:table-cell office:value-type="float" office:value="0.040759" calcext:value-type="float">
            <text:p>0,040759</text:p>
          </table:table-cell>
          <table:table-cell office:value-type="float" office:value="0.079364" calcext:value-type="float">
            <text:p>0,079364</text:p>
          </table:table-cell>
          <table:table-cell office:value-type="float" office:value="0.161681" calcext:value-type="float">
            <text:p>0,161681</text:p>
          </table:table-cell>
          <table:table-cell office:value-type="float" office:value="0.30874" calcext:value-type="float">
            <text:p>0,30874</text:p>
          </table:table-cell>
          <table:table-cell office:value-type="float" office:value="-0.072602" calcext:value-type="float">
            <text:p>-0,0726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746747" calcext:value-type="float">
            <text:p>-0,746747</text:p>
          </table:table-cell>
          <table:table-cell office:value-type="float" office:value="-0.084324" calcext:value-type="float">
            <text:p>-0,084324</text:p>
          </table:table-cell>
          <table:table-cell office:value-type="float" office:value="-0.035304" calcext:value-type="float">
            <text:p>-0,035304</text:p>
          </table:table-cell>
          <table:table-cell office:value-type="float" office:value="-0.017058" calcext:value-type="float">
            <text:p>-0,017058</text:p>
          </table:table-cell>
          <table:table-cell office:value-type="float" office:value="-0.002355" calcext:value-type="float">
            <text:p>-0,002355</text:p>
          </table:table-cell>
          <table:table-cell office:value-type="float" office:value="0.010583" calcext:value-type="float">
            <text:p>0,010583</text:p>
          </table:table-cell>
          <table:table-cell office:value-type="float" office:value="0.023878" calcext:value-type="float">
            <text:p>0,023878</text:p>
          </table:table-cell>
          <table:table-cell office:value-type="float" office:value="0.052435" calcext:value-type="float">
            <text:p>0,052435</text:p>
          </table:table-cell>
          <table:table-cell office:value-type="float" office:value="0.09004" calcext:value-type="float">
            <text:p>0,09004</text:p>
          </table:table-cell>
          <table:table-cell office:value-type="float" office:value="0.184297" calcext:value-type="float">
            <text:p>0,184297</text:p>
          </table:table-cell>
          <table:table-cell office:value-type="float" office:value="0.30874" calcext:value-type="float">
            <text:p>0,30874</text:p>
          </table:table-cell>
          <table:table-cell office:value-type="float" office:value="-0.052456" calcext:value-type="float">
            <text:p>-0,0524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641955" calcext:value-type="float">
            <text:p>-0,641955</text:p>
          </table:table-cell>
          <table:table-cell office:value-type="float" office:value="-0.068898" calcext:value-type="float">
            <text:p>-0,068898</text:p>
          </table:table-cell>
          <table:table-cell office:value-type="float" office:value="-0.031181" calcext:value-type="float">
            <text:p>-0,031181</text:p>
          </table:table-cell>
          <table:table-cell office:value-type="float" office:value="-0.011923" calcext:value-type="float">
            <text:p>-0,011923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13573" calcext:value-type="float">
            <text:p>0,013573</text:p>
          </table:table-cell>
          <table:table-cell office:value-type="float" office:value="0.026741" calcext:value-type="float">
            <text:p>0,026741</text:p>
          </table:table-cell>
          <table:table-cell office:value-type="float" office:value="0.058802" calcext:value-type="float">
            <text:p>0,058802</text:p>
          </table:table-cell>
          <table:table-cell office:value-type="float" office:value="0.099766" calcext:value-type="float">
            <text:p>0,099766</text:p>
          </table:table-cell>
          <table:table-cell office:value-type="float" office:value="0.196741" calcext:value-type="float">
            <text:p>0,196741</text:p>
          </table:table-cell>
          <table:table-cell office:value-type="float" office:value="0.30874" calcext:value-type="float">
            <text:p>0,30874</text:p>
          </table:table-cell>
          <table:table-cell office:value-type="float" office:value="-0.03577" calcext:value-type="float">
            <text:p>-0,035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742639" calcext:value-type="float">
            <text:p>-0,742639</text:p>
          </table:table-cell>
          <table:table-cell office:value-type="float" office:value="-0.071561" calcext:value-type="float">
            <text:p>-0,071561</text:p>
          </table:table-cell>
          <table:table-cell office:value-type="float" office:value="-0.032155" calcext:value-type="float">
            <text:p>-0,032155</text:p>
          </table:table-cell>
          <table:table-cell office:value-type="float" office:value="-0.012463" calcext:value-type="float">
            <text:p>-0,012463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14761" calcext:value-type="float">
            <text:p>0,014761</text:p>
          </table:table-cell>
          <table:table-cell office:value-type="float" office:value="0.035305" calcext:value-type="float">
            <text:p>0,035305</text:p>
          </table:table-cell>
          <table:table-cell office:value-type="float" office:value="0.063597" calcext:value-type="float">
            <text:p>0,063597</text:p>
          </table:table-cell>
          <table:table-cell office:value-type="float" office:value="0.106503" calcext:value-type="float">
            <text:p>0,106503</text:p>
          </table:table-cell>
          <table:table-cell office:value-type="float" office:value="0.194674" calcext:value-type="float">
            <text:p>0,194674</text:p>
          </table:table-cell>
          <table:table-cell office:value-type="float" office:value="0.30874" calcext:value-type="float">
            <text:p>0,30874</text:p>
          </table:table-cell>
          <table:table-cell office:value-type="float" office:value="-0.044319" calcext:value-type="float">
            <text:p>-0,0443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581428" calcext:value-type="float">
            <text:p>-0,581428</text:p>
          </table:table-cell>
          <table:table-cell office:value-type="float" office:value="-0.050074" calcext:value-type="float">
            <text:p>-0,050074</text:p>
          </table:table-cell>
          <table:table-cell office:value-type="float" office:value="-0.022938" calcext:value-type="float">
            <text:p>-0,022938</text:p>
          </table:table-cell>
          <table:table-cell office:value-type="float" office:value="-0.007255" calcext:value-type="float">
            <text:p>-0,007255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14899" calcext:value-type="float">
            <text:p>0,014899</text:p>
          </table:table-cell>
          <table:table-cell office:value-type="float" office:value="0.035534" calcext:value-type="float">
            <text:p>0,035534</text:p>
          </table:table-cell>
          <table:table-cell office:value-type="float" office:value="0.063783" calcext:value-type="float">
            <text:p>0,063783</text:p>
          </table:table-cell>
          <table:table-cell office:value-type="float" office:value="0.104436" calcext:value-type="float">
            <text:p>0,104436</text:p>
          </table:table-cell>
          <table:table-cell office:value-type="float" office:value="0.202126" calcext:value-type="float">
            <text:p>0,202126</text:p>
          </table:table-cell>
          <table:table-cell office:value-type="float" office:value="0.30874" calcext:value-type="float">
            <text:p>0,30874</text:p>
          </table:table-cell>
          <table:table-cell office:value-type="float" office:value="-0.023877" calcext:value-type="float">
            <text:p>-0,0238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381575" calcext:value-type="float">
            <text:p>-0,381575</text:p>
          </table:table-cell>
          <table:table-cell office:value-type="float" office:value="-0.03847" calcext:value-type="float">
            <text:p>-0,03847</text:p>
          </table:table-cell>
          <table:table-cell office:value-type="float" office:value="-0.013344" calcext:value-type="float">
            <text:p>-0,013344</text:p>
          </table:table-cell>
          <table:table-cell office:value-type="float" office:value="-0.000894" calcext:value-type="float">
            <text:p>-0,000894</text:p>
          </table:table-cell>
          <table:table-cell office:value-type="float" office:value="0.011797" calcext:value-type="float">
            <text:p>0,011797</text:p>
          </table:table-cell>
          <table:table-cell office:value-type="float" office:value="0.030213" calcext:value-type="float">
            <text:p>0,030213</text:p>
          </table:table-cell>
          <table:table-cell office:value-type="float" office:value="0.058288" calcext:value-type="float">
            <text:p>0,058288</text:p>
          </table:table-cell>
          <table:table-cell office:value-type="float" office:value="0.093128" calcext:value-type="float">
            <text:p>0,093128</text:p>
          </table:table-cell>
          <table:table-cell office:value-type="float" office:value="0.137072" calcext:value-type="float">
            <text:p>0,137072</text:p>
          </table:table-cell>
          <table:table-cell office:value-type="float" office:value="0.225449" calcext:value-type="float">
            <text:p>0,225449</text:p>
          </table:table-cell>
          <table:table-cell office:value-type="float" office:value="0.383135" calcext:value-type="float">
            <text:p>0,383135</text:p>
          </table:table-cell>
          <table:table-cell office:value-type="float" office:value="0.012166" calcext:value-type="float">
            <text:p>0,01216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0.443415" calcext:value-type="float">
            <text:p>-0,443415</text:p>
          </table:table-cell>
          <table:table-cell office:value-type="float" office:value="-0.048575" calcext:value-type="float">
            <text:p>-0,048575</text:p>
          </table:table-cell>
          <table:table-cell office:value-type="float" office:value="-0.02217" calcext:value-type="float">
            <text:p>-0,02217</text:p>
          </table:table-cell>
          <table:table-cell office:value-type="float" office:value="-0.005278" calcext:value-type="float">
            <text:p>-0,005278</text:p>
          </table:table-cell>
          <table:table-cell office:value-type="float" office:value="0.008016" calcext:value-type="float">
            <text:p>0,008016</text:p>
          </table:table-cell>
          <table:table-cell office:value-type="float" office:value="0.024543" calcext:value-type="float">
            <text:p>0,024543</text:p>
          </table:table-cell>
          <table:table-cell office:value-type="float" office:value="0.053929" calcext:value-type="float">
            <text:p>0,053929</text:p>
          </table:table-cell>
          <table:table-cell office:value-type="float" office:value="0.088018" calcext:value-type="float">
            <text:p>0,088018</text:p>
          </table:table-cell>
          <table:table-cell office:value-type="float" office:value="0.14278" calcext:value-type="float">
            <text:p>0,14278</text:p>
          </table:table-cell>
          <table:table-cell office:value-type="float" office:value="0.24589" calcext:value-type="float">
            <text:p>0,24589</text:p>
          </table:table-cell>
          <table:table-cell office:value-type="float" office:value="0.383135" calcext:value-type="float">
            <text:p>0,383135</text:p>
          </table:table-cell>
          <table:table-cell office:value-type="float" office:value="0.004374" calcext:value-type="float">
            <text:p>0,0043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52774" calcext:value-type="float">
            <text:p>-0,52774</text:p>
          </table:table-cell>
          <table:table-cell office:value-type="float" office:value="-0.060016" calcext:value-type="float">
            <text:p>-0,060016</text:p>
          </table:table-cell>
          <table:table-cell office:value-type="float" office:value="-0.02134" calcext:value-type="float">
            <text:p>-0,02134</text:p>
          </table:table-cell>
          <table:table-cell office:value-type="float" office:value="-0.003799" calcext:value-type="float">
            <text:p>-0,003799</text:p>
          </table:table-cell>
          <table:table-cell office:value-type="float" office:value="0.009928" calcext:value-type="float">
            <text:p>0,009928</text:p>
          </table:table-cell>
          <table:table-cell office:value-type="float" office:value="0.02286" calcext:value-type="float">
            <text:p>0,02286</text:p>
          </table:table-cell>
          <table:table-cell office:value-type="float" office:value="0.046078" calcext:value-type="float">
            <text:p>0,046078</text:p>
          </table:table-cell>
          <table:table-cell office:value-type="float" office:value="0.079282" calcext:value-type="float">
            <text:p>0,079282</text:p>
          </table:table-cell>
          <table:table-cell office:value-type="float" office:value="0.137587" calcext:value-type="float">
            <text:p>0,137587</text:p>
          </table:table-cell>
          <table:table-cell office:value-type="float" office:value="0.232398" calcext:value-type="float">
            <text:p>0,232398</text:p>
          </table:table-cell>
          <table:table-cell office:value-type="float" office:value="0.383135" calcext:value-type="float">
            <text:p>0,383135</text:p>
          </table:table-cell>
          <table:table-cell office:value-type="float" office:value="-0.008476" calcext:value-type="float">
            <text:p>-0,0084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499609" calcext:value-type="float">
            <text:p>-0,499609</text:p>
          </table:table-cell>
          <table:table-cell office:value-type="float" office:value="-0.037774" calcext:value-type="float">
            <text:p>-0,037774</text:p>
          </table:table-cell>
          <table:table-cell office:value-type="float" office:value="-0.007294" calcext:value-type="float">
            <text:p>-0,007294</text:p>
          </table:table-cell>
          <table:table-cell office:value-type="float" office:value="0.006086" calcext:value-type="float">
            <text:p>0,006086</text:p>
          </table:table-cell>
          <table:table-cell office:value-type="float" office:value="0.018606" calcext:value-type="float">
            <text:p>0,018606</text:p>
          </table:table-cell>
          <table:table-cell office:value-type="float" office:value="0.032667" calcext:value-type="float">
            <text:p>0,032667</text:p>
          </table:table-cell>
          <table:table-cell office:value-type="float" office:value="0.054565" calcext:value-type="float">
            <text:p>0,054565</text:p>
          </table:table-cell>
          <table:table-cell office:value-type="float" office:value="0.083659" calcext:value-type="float">
            <text:p>0,083659</text:p>
          </table:table-cell>
          <table:table-cell office:value-type="float" office:value="0.134479" calcext:value-type="float">
            <text:p>0,134479</text:p>
          </table:table-cell>
          <table:table-cell office:value-type="float" office:value="0.220858" calcext:value-type="float">
            <text:p>0,220858</text:p>
          </table:table-cell>
          <table:table-cell office:value-type="float" office:value="0.383135" calcext:value-type="float">
            <text:p>0,383135</text:p>
          </table:table-cell>
          <table:table-cell office:value-type="float" office:value="0.000624" calcext:value-type="float">
            <text:p>0,0006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48502" calcext:value-type="float">
            <text:p>-0,48502</text:p>
          </table:table-cell>
          <table:table-cell office:value-type="float" office:value="-0.033611" calcext:value-type="float">
            <text:p>-0,033611</text:p>
          </table:table-cell>
          <table:table-cell office:value-type="float" office:value="-0.008033" calcext:value-type="float">
            <text:p>-0,008033</text:p>
          </table:table-cell>
          <table:table-cell office:value-type="float" office:value="0.00393" calcext:value-type="float">
            <text:p>0,00393</text:p>
          </table:table-cell>
          <table:table-cell office:value-type="float" office:value="0.01745" calcext:value-type="float">
            <text:p>0,01745</text:p>
          </table:table-cell>
          <table:table-cell office:value-type="float" office:value="0.035775" calcext:value-type="float">
            <text:p>0,035775</text:p>
          </table:table-cell>
          <table:table-cell office:value-type="float" office:value="0.061514" calcext:value-type="float">
            <text:p>0,061514</text:p>
          </table:table-cell>
          <table:table-cell office:value-type="float" office:value="0.093192" calcext:value-type="float">
            <text:p>0,093192</text:p>
          </table:table-cell>
          <table:table-cell office:value-type="float" office:value="0.152929" calcext:value-type="float">
            <text:p>0,152929</text:p>
          </table:table-cell>
          <table:table-cell office:value-type="float" office:value="0.239706" calcext:value-type="float">
            <text:p>0,239706</text:p>
          </table:table-cell>
          <table:table-cell office:value-type="float" office:value="0.383135" calcext:value-type="float">
            <text:p>0,383135</text:p>
          </table:table-cell>
          <table:table-cell office:value-type="float" office:value="0.007783" calcext:value-type="float">
            <text:p>0,00778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429699" calcext:value-type="float">
            <text:p>-0,429699</text:p>
          </table:table-cell>
          <table:table-cell office:value-type="float" office:value="-0.032145" calcext:value-type="float">
            <text:p>-0,032145</text:p>
          </table:table-cell>
          <table:table-cell office:value-type="float" office:value="-0.009869" calcext:value-type="float">
            <text:p>-0,009869</text:p>
          </table:table-cell>
          <table:table-cell office:value-type="float" office:value="0.004807" calcext:value-type="float">
            <text:p>0,004807</text:p>
          </table:table-cell>
          <table:table-cell office:value-type="float" office:value="0.022016" calcext:value-type="float">
            <text:p>0,022016</text:p>
          </table:table-cell>
          <table:table-cell office:value-type="float" office:value="0.041979" calcext:value-type="float">
            <text:p>0,041979</text:p>
          </table:table-cell>
          <table:table-cell office:value-type="float" office:value="0.063697" calcext:value-type="float">
            <text:p>0,063697</text:p>
          </table:table-cell>
          <table:table-cell office:value-type="float" office:value="0.098626" calcext:value-type="float">
            <text:p>0,098626</text:p>
          </table:table-cell>
          <table:table-cell office:value-type="float" office:value="0.15229" calcext:value-type="float">
            <text:p>0,15229</text:p>
          </table:table-cell>
          <table:table-cell office:value-type="float" office:value="0.254388" calcext:value-type="float">
            <text:p>0,254388</text:p>
          </table:table-cell>
          <table:table-cell office:value-type="float" office:value="0.406447" calcext:value-type="float">
            <text:p>0,406447</text:p>
          </table:table-cell>
          <table:table-cell office:value-type="float" office:value="0.016609" calcext:value-type="float">
            <text:p>0,0166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573274" calcext:value-type="float">
            <text:p>-0,573274</text:p>
          </table:table-cell>
          <table:table-cell office:value-type="float" office:value="-0.043146" calcext:value-type="float">
            <text:p>-0,043146</text:p>
          </table:table-cell>
          <table:table-cell office:value-type="float" office:value="-0.014682" calcext:value-type="float">
            <text:p>-0,014682</text:p>
          </table:table-cell>
          <table:table-cell office:value-type="float" office:value="0.001016" calcext:value-type="float">
            <text:p>0,001016</text:p>
          </table:table-cell>
          <table:table-cell office:value-type="float" office:value="0.019958" calcext:value-type="float">
            <text:p>0,019958</text:p>
          </table:table-cell>
          <table:table-cell office:value-type="float" office:value="0.038085" calcext:value-type="float">
            <text:p>0,038085</text:p>
          </table:table-cell>
          <table:table-cell office:value-type="float" office:value="0.05862" calcext:value-type="float">
            <text:p>0,05862</text:p>
          </table:table-cell>
          <table:table-cell office:value-type="float" office:value="0.093712" calcext:value-type="float">
            <text:p>0,093712</text:p>
          </table:table-cell>
          <table:table-cell office:value-type="float" office:value="0.141549" calcext:value-type="float">
            <text:p>0,141549</text:p>
          </table:table-cell>
          <table:table-cell office:value-type="float" office:value="0.249729" calcext:value-type="float">
            <text:p>0,249729</text:p>
          </table:table-cell>
          <table:table-cell office:value-type="float" office:value="0.406447" calcext:value-type="float">
            <text:p>0,406447</text:p>
          </table:table-cell>
          <table:table-cell office:value-type="float" office:value="-0.002843" calcext:value-type="float">
            <text:p>-0,0028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548361" calcext:value-type="float">
            <text:p>-0,548361</text:p>
          </table:table-cell>
          <table:table-cell office:value-type="float" office:value="-0.040361" calcext:value-type="float">
            <text:p>-0,040361</text:p>
          </table:table-cell>
          <table:table-cell office:value-type="float" office:value="-0.013812" calcext:value-type="float">
            <text:p>-0,013812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22668" calcext:value-type="float">
            <text:p>0,022668</text:p>
          </table:table-cell>
          <table:table-cell office:value-type="float" office:value="0.039893" calcext:value-type="float">
            <text:p>0,039893</text:p>
          </table:table-cell>
          <table:table-cell office:value-type="float" office:value="0.063775" calcext:value-type="float">
            <text:p>0,063775</text:p>
          </table:table-cell>
          <table:table-cell office:value-type="float" office:value="0.101305" calcext:value-type="float">
            <text:p>0,101305</text:p>
          </table:table-cell>
          <table:table-cell office:value-type="float" office:value="0.14985" calcext:value-type="float">
            <text:p>0,14985</text:p>
          </table:table-cell>
          <table:table-cell office:value-type="float" office:value="0.248644" calcext:value-type="float">
            <text:p>0,248644</text:p>
          </table:table-cell>
          <table:table-cell office:value-type="float" office:value="0.406447" calcext:value-type="float">
            <text:p>0,406447</text:p>
          </table:table-cell>
          <table:table-cell office:value-type="float" office:value="0.00274" calcext:value-type="float">
            <text:p>0,0027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538302" calcext:value-type="float">
            <text:p>-0,538302</text:p>
          </table:table-cell>
          <table:table-cell office:value-type="float" office:value="-0.03219" calcext:value-type="float">
            <text:p>-0,03219</text:p>
          </table:table-cell>
          <table:table-cell office:value-type="float" office:value="-0.007172" calcext:value-type="float">
            <text:p>-0,007172</text:p>
          </table:table-cell>
          <table:table-cell office:value-type="float" office:value="0.012072" calcext:value-type="float">
            <text:p>0,012072</text:p>
          </table:table-cell>
          <table:table-cell office:value-type="float" office:value="0.030975" calcext:value-type="float">
            <text:p>0,030975</text:p>
          </table:table-cell>
          <table:table-cell office:value-type="float" office:value="0.049299" calcext:value-type="float">
            <text:p>0,049299</text:p>
          </table:table-cell>
          <table:table-cell office:value-type="float" office:value="0.071701" calcext:value-type="float">
            <text:p>0,071701</text:p>
          </table:table-cell>
          <table:table-cell office:value-type="float" office:value="0.102222" calcext:value-type="float">
            <text:p>0,102222</text:p>
          </table:table-cell>
          <table:table-cell office:value-type="float" office:value="0.146529" calcext:value-type="float">
            <text:p>0,146529</text:p>
          </table:table-cell>
          <table:table-cell office:value-type="float" office:value="0.249466" calcext:value-type="float">
            <text:p>0,249466</text:p>
          </table:table-cell>
          <table:table-cell office:value-type="float" office:value="0.406447" calcext:value-type="float">
            <text:p>0,406447</text:p>
          </table:table-cell>
          <table:table-cell office:value-type="float" office:value="0.00846" calcext:value-type="float">
            <text:p>0,008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424958" calcext:value-type="float">
            <text:p>-0,424958</text:p>
          </table:table-cell>
          <table:table-cell office:value-type="float" office:value="-0.030423" calcext:value-type="float">
            <text:p>-0,030423</text:p>
          </table:table-cell>
          <table:table-cell office:value-type="float" office:value="-0.007722" calcext:value-type="float">
            <text:p>-0,007722</text:p>
          </table:table-cell>
          <table:table-cell office:value-type="float" office:value="0.008582" calcext:value-type="float">
            <text:p>0,008582</text:p>
          </table:table-cell>
          <table:table-cell office:value-type="float" office:value="0.026754" calcext:value-type="float">
            <text:p>0,026754</text:p>
          </table:table-cell>
          <table:table-cell office:value-type="float" office:value="0.051091" calcext:value-type="float">
            <text:p>0,051091</text:p>
          </table:table-cell>
          <table:table-cell office:value-type="float" office:value="0.072286" calcext:value-type="float">
            <text:p>0,072286</text:p>
          </table:table-cell>
          <table:table-cell office:value-type="float" office:value="0.101648" calcext:value-type="float">
            <text:p>0,101648</text:p>
          </table:table-cell>
          <table:table-cell office:value-type="float" office:value="0.146091" calcext:value-type="float">
            <text:p>0,146091</text:p>
          </table:table-cell>
          <table:table-cell office:value-type="float" office:value="0.238197" calcext:value-type="float">
            <text:p>0,238197</text:p>
          </table:table-cell>
          <table:table-cell office:value-type="float" office:value="0.406447" calcext:value-type="float">
            <text:p>0,406447</text:p>
          </table:table-cell>
          <table:table-cell office:value-type="float" office:value="0.018155" calcext:value-type="float">
            <text:p>0,0181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48524" calcext:value-type="float">
            <text:p>-0,48524</text:p>
          </table:table-cell>
          <table:table-cell office:value-type="float" office:value="-0.02094" calcext:value-type="float">
            <text:p>-0,02094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0.020613" calcext:value-type="float">
            <text:p>0,020613</text:p>
          </table:table-cell>
          <table:table-cell office:value-type="float" office:value="0.042454" calcext:value-type="float">
            <text:p>0,042454</text:p>
          </table:table-cell>
          <table:table-cell office:value-type="float" office:value="0.061489" calcext:value-type="float">
            <text:p>0,061489</text:p>
          </table:table-cell>
          <table:table-cell office:value-type="float" office:value="0.078801" calcext:value-type="float">
            <text:p>0,078801</text:p>
          </table:table-cell>
          <table:table-cell office:value-type="float" office:value="0.109511" calcext:value-type="float">
            <text:p>0,109511</text:p>
          </table:table-cell>
          <table:table-cell office:value-type="float" office:value="0.153025" calcext:value-type="float">
            <text:p>0,153025</text:p>
          </table:table-cell>
          <table:table-cell office:value-type="float" office:value="0.26183" calcext:value-type="float">
            <text:p>0,26183</text:p>
          </table:table-cell>
          <table:table-cell office:value-type="float" office:value="0.42601" calcext:value-type="float">
            <text:p>0,42601</text:p>
          </table:table-cell>
          <table:table-cell office:value-type="float" office:value="0.022396" calcext:value-type="float">
            <text:p>0,0223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459372" calcext:value-type="float">
            <text:p>-0,459372</text:p>
          </table:table-cell>
          <table:table-cell office:value-type="float" office:value="-0.029274" calcext:value-type="float">
            <text:p>-0,029274</text:p>
          </table:table-cell>
          <table:table-cell office:value-type="float" office:value="-0.001438" calcext:value-type="float">
            <text:p>-0,001438</text:p>
          </table:table-cell>
          <table:table-cell office:value-type="float" office:value="0.018576" calcext:value-type="float">
            <text:p>0,018576</text:p>
          </table:table-cell>
          <table:table-cell office:value-type="float" office:value="0.045245" calcext:value-type="float">
            <text:p>0,045245</text:p>
          </table:table-cell>
          <table:table-cell office:value-type="float" office:value="0.064701" calcext:value-type="float">
            <text:p>0,064701</text:p>
          </table:table-cell>
          <table:table-cell office:value-type="float" office:value="0.083036" calcext:value-type="float">
            <text:p>0,083036</text:p>
          </table:table-cell>
          <table:table-cell office:value-type="float" office:value="0.118475" calcext:value-type="float">
            <text:p>0,118475</text:p>
          </table:table-cell>
          <table:table-cell office:value-type="float" office:value="0.164874" calcext:value-type="float">
            <text:p>0,164874</text:p>
          </table:table-cell>
          <table:table-cell office:value-type="float" office:value="0.283963" calcext:value-type="float">
            <text:p>0,283963</text:p>
          </table:table-cell>
          <table:table-cell office:value-type="float" office:value="0.42601" calcext:value-type="float">
            <text:p>0,42601</text:p>
          </table:table-cell>
          <table:table-cell office:value-type="float" office:value="0.028879" calcext:value-type="float">
            <text:p>0,02887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653176" calcext:value-type="float">
            <text:p>-0,653176</text:p>
          </table:table-cell>
          <table:table-cell office:value-type="float" office:value="-0.033389" calcext:value-type="float">
            <text:p>-0,033389</text:p>
          </table:table-cell>
          <table:table-cell office:value-type="float" office:value="-0.000433" calcext:value-type="float">
            <text:p>-0,000433</text:p>
          </table:table-cell>
          <table:table-cell office:value-type="float" office:value="0.018937" calcext:value-type="float">
            <text:p>0,018937</text:p>
          </table:table-cell>
          <table:table-cell office:value-type="float" office:value="0.043488" calcext:value-type="float">
            <text:p>0,043488</text:p>
          </table:table-cell>
          <table:table-cell office:value-type="float" office:value="0.064905" calcext:value-type="float">
            <text:p>0,064905</text:p>
          </table:table-cell>
          <table:table-cell office:value-type="float" office:value="0.087556" calcext:value-type="float">
            <text:p>0,087556</text:p>
          </table:table-cell>
          <table:table-cell office:value-type="float" office:value="0.121324" calcext:value-type="float">
            <text:p>0,121324</text:p>
          </table:table-cell>
          <table:table-cell office:value-type="float" office:value="0.16837" calcext:value-type="float">
            <text:p>0,16837</text:p>
          </table:table-cell>
          <table:table-cell office:value-type="float" office:value="0.284838" calcext:value-type="float">
            <text:p>0,284838</text:p>
          </table:table-cell>
          <table:table-cell office:value-type="float" office:value="0.42601" calcext:value-type="float">
            <text:p>0,42601</text:p>
          </table:table-cell>
          <table:table-cell office:value-type="float" office:value="0.010242" calcext:value-type="float">
            <text:p>0,0102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545395" calcext:value-type="float">
            <text:p>-0,545395</text:p>
          </table:table-cell>
          <table:table-cell office:value-type="float" office:value="-0.033788" calcext:value-type="float">
            <text:p>-0,033788</text:p>
          </table:table-cell>
          <table:table-cell office:value-type="float" office:value="-0.000905" calcext:value-type="float">
            <text:p>-0,000905</text:p>
          </table:table-cell>
          <table:table-cell office:value-type="float" office:value="0.019242" calcext:value-type="float">
            <text:p>0,019242</text:p>
          </table:table-cell>
          <table:table-cell office:value-type="float" office:value="0.03971" calcext:value-type="float">
            <text:p>0,03971</text:p>
          </table:table-cell>
          <table:table-cell office:value-type="float" office:value="0.062026" calcext:value-type="float">
            <text:p>0,062026</text:p>
          </table:table-cell>
          <table:table-cell office:value-type="float" office:value="0.08666" calcext:value-type="float">
            <text:p>0,08666</text:p>
          </table:table-cell>
          <table:table-cell office:value-type="float" office:value="0.13153" calcext:value-type="float">
            <text:p>0,13153</text:p>
          </table:table-cell>
          <table:table-cell office:value-type="float" office:value="0.182521" calcext:value-type="float">
            <text:p>0,182521</text:p>
          </table:table-cell>
          <table:table-cell office:value-type="float" office:value="0.267331" calcext:value-type="float">
            <text:p>0,267331</text:p>
          </table:table-cell>
          <table:table-cell office:value-type="float" office:value="0.42601" calcext:value-type="float">
            <text:p>0,42601</text:p>
          </table:table-cell>
          <table:table-cell office:value-type="float" office:value="0.020893" calcext:value-type="float">
            <text:p>0,0208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310442" calcext:value-type="float">
            <text:p>-0,310442</text:p>
          </table:table-cell>
          <table:table-cell office:value-type="float" office:value="-0.017793" calcext:value-type="float">
            <text:p>-0,017793</text:p>
          </table:table-cell>
          <table:table-cell office:value-type="float" office:value="0.005778" calcext:value-type="float">
            <text:p>0,005778</text:p>
          </table:table-cell>
          <table:table-cell office:value-type="float" office:value="0.025749" calcext:value-type="float">
            <text:p>0,025749</text:p>
          </table:table-cell>
          <table:table-cell office:value-type="float" office:value="0.044847" calcext:value-type="float">
            <text:p>0,044847</text:p>
          </table:table-cell>
          <table:table-cell office:value-type="float" office:value="0.071856" calcext:value-type="float">
            <text:p>0,071856</text:p>
          </table:table-cell>
          <table:table-cell office:value-type="float" office:value="0.101371" calcext:value-type="float">
            <text:p>0,101371</text:p>
          </table:table-cell>
          <table:table-cell office:value-type="float" office:value="0.14353" calcext:value-type="float">
            <text:p>0,14353</text:p>
          </table:table-cell>
          <table:table-cell office:value-type="float" office:value="0.195467" calcext:value-type="float">
            <text:p>0,195467</text:p>
          </table:table-cell>
          <table:table-cell office:value-type="float" office:value="0.279224" calcext:value-type="float">
            <text:p>0,279224</text:p>
          </table:table-cell>
          <table:table-cell office:value-type="float" office:value="0.42601" calcext:value-type="float">
            <text:p>0,42601</text:p>
          </table:table-cell>
          <table:table-cell office:value-type="float" office:value="0.053959" calcext:value-type="float">
            <text:p>0,05395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401286" calcext:value-type="float">
            <text:p>-0,401286</text:p>
          </table:table-cell>
          <table:table-cell office:value-type="float" office:value="-0.027142" calcext:value-type="float">
            <text:p>-0,027142</text:p>
          </table:table-cell>
          <table:table-cell office:value-type="float" office:value="0.002012" calcext:value-type="float">
            <text:p>0,002012</text:p>
          </table:table-cell>
          <table:table-cell office:value-type="float" office:value="0.026556" calcext:value-type="float">
            <text:p>0,026556</text:p>
          </table:table-cell>
          <table:table-cell office:value-type="float" office:value="0.049284" calcext:value-type="float">
            <text:p>0,049284</text:p>
          </table:table-cell>
          <table:table-cell office:value-type="float" office:value="0.072439" calcext:value-type="float">
            <text:p>0,072439</text:p>
          </table:table-cell>
          <table:table-cell office:value-type="float" office:value="0.106533" calcext:value-type="float">
            <text:p>0,106533</text:p>
          </table:table-cell>
          <table:table-cell office:value-type="float" office:value="0.150672" calcext:value-type="float">
            <text:p>0,150672</text:p>
          </table:table-cell>
          <table:table-cell office:value-type="float" office:value="0.196413" calcext:value-type="float">
            <text:p>0,196413</text:p>
          </table:table-cell>
          <table:table-cell office:value-type="float" office:value="0.277997" calcext:value-type="float">
            <text:p>0,277997</text:p>
          </table:table-cell>
          <table:table-cell office:value-type="float" office:value="0.42601" calcext:value-type="float">
            <text:p>0,42601</text:p>
          </table:table-cell>
          <table:table-cell office:value-type="float" office:value="0.045348" calcext:value-type="float">
            <text:p>0,0453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475883" calcext:value-type="float">
            <text:p>-0,475883</text:p>
          </table:table-cell>
          <table:table-cell office:value-type="float" office:value="-0.018958" calcext:value-type="float">
            <text:p>-0,018958</text:p>
          </table:table-cell>
          <table:table-cell office:value-type="float" office:value="0.009864" calcext:value-type="float">
            <text:p>0,009864</text:p>
          </table:table-cell>
          <table:table-cell office:value-type="float" office:value="0.031647" calcext:value-type="float">
            <text:p>0,031647</text:p>
          </table:table-cell>
          <table:table-cell office:value-type="float" office:value="0.054576" calcext:value-type="float">
            <text:p>0,054576</text:p>
          </table:table-cell>
          <table:table-cell office:value-type="float" office:value="0.080702" calcext:value-type="float">
            <text:p>0,080702</text:p>
          </table:table-cell>
          <table:table-cell office:value-type="float" office:value="0.116685" calcext:value-type="float">
            <text:p>0,116685</text:p>
          </table:table-cell>
          <table:table-cell office:value-type="float" office:value="0.163419" calcext:value-type="float">
            <text:p>0,163419</text:p>
          </table:table-cell>
          <table:table-cell office:value-type="float" office:value="0.208967" calcext:value-type="float">
            <text:p>0,208967</text:p>
          </table:table-cell>
          <table:table-cell office:value-type="float" office:value="0.29398" calcext:value-type="float">
            <text:p>0,29398</text:p>
          </table:table-cell>
          <table:table-cell office:value-type="float" office:value="0.42601" calcext:value-type="float">
            <text:p>0,42601</text:p>
          </table:table-cell>
          <table:table-cell office:value-type="float" office:value="0.0465" calcext:value-type="float">
            <text:p>0,046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523216" calcext:value-type="float">
            <text:p>-0,523216</text:p>
          </table:table-cell>
          <table:table-cell office:value-type="float" office:value="-0.007459" calcext:value-type="float">
            <text:p>-0,007459</text:p>
          </table:table-cell>
          <table:table-cell office:value-type="float" office:value="0.013374" calcext:value-type="float">
            <text:p>0,013374</text:p>
          </table:table-cell>
          <table:table-cell office:value-type="float" office:value="0.032312" calcext:value-type="float">
            <text:p>0,032312</text:p>
          </table:table-cell>
          <table:table-cell office:value-type="float" office:value="0.053616" calcext:value-type="float">
            <text:p>0,053616</text:p>
          </table:table-cell>
          <table:table-cell office:value-type="float" office:value="0.08433" calcext:value-type="float">
            <text:p>0,08433</text:p>
          </table:table-cell>
          <table:table-cell office:value-type="float" office:value="0.119192" calcext:value-type="float">
            <text:p>0,119192</text:p>
          </table:table-cell>
          <table:table-cell office:value-type="float" office:value="0.156315" calcext:value-type="float">
            <text:p>0,156315</text:p>
          </table:table-cell>
          <table:table-cell office:value-type="float" office:value="0.204661" calcext:value-type="float">
            <text:p>0,204661</text:p>
          </table:table-cell>
          <table:table-cell office:value-type="float" office:value="0.294605" calcext:value-type="float">
            <text:p>0,294605</text:p>
          </table:table-cell>
          <table:table-cell office:value-type="float" office:value="0.42601" calcext:value-type="float">
            <text:p>0,42601</text:p>
          </table:table-cell>
          <table:table-cell office:value-type="float" office:value="0.042773" calcext:value-type="float">
            <text:p>0,04277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241042" calcext:value-type="float">
            <text:p>-0,241042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21946" calcext:value-type="float">
            <text:p>0,021946</text:p>
          </table:table-cell>
          <table:table-cell office:value-type="float" office:value="0.040982" calcext:value-type="float">
            <text:p>0,040982</text:p>
          </table:table-cell>
          <table:table-cell office:value-type="float" office:value="0.072923" calcext:value-type="float">
            <text:p>0,072923</text:p>
          </table:table-cell>
          <table:table-cell office:value-type="float" office:value="0.105239" calcext:value-type="float">
            <text:p>0,105239</text:p>
          </table:table-cell>
          <table:table-cell office:value-type="float" office:value="0.147226" calcext:value-type="float">
            <text:p>0,147226</text:p>
          </table:table-cell>
          <table:table-cell office:value-type="float" office:value="0.176456" calcext:value-type="float">
            <text:p>0,176456</text:p>
          </table:table-cell>
          <table:table-cell office:value-type="float" office:value="0.224373" calcext:value-type="float">
            <text:p>0,224373</text:p>
          </table:table-cell>
          <table:table-cell office:value-type="float" office:value="0.31172" calcext:value-type="float">
            <text:p>0,31172</text:p>
          </table:table-cell>
          <table:table-cell office:value-type="float" office:value="0.430461" calcext:value-type="float">
            <text:p>0,430461</text:p>
          </table:table-cell>
          <table:table-cell office:value-type="float" office:value="0.085987" calcext:value-type="float">
            <text:p>0,08598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490308" calcext:value-type="float">
            <text:p>-0,490308</text:p>
          </table:table-cell>
          <table:table-cell office:value-type="float" office:value="-0.000721" calcext:value-type="float">
            <text:p>-0,000721</text:p>
          </table:table-cell>
          <table:table-cell office:value-type="float" office:value="0.025272" calcext:value-type="float">
            <text:p>0,025272</text:p>
          </table:table-cell>
          <table:table-cell office:value-type="float" office:value="0.04123" calcext:value-type="float">
            <text:p>0,04123</text:p>
          </table:table-cell>
          <table:table-cell office:value-type="float" office:value="0.071887" calcext:value-type="float">
            <text:p>0,071887</text:p>
          </table:table-cell>
          <table:table-cell office:value-type="float" office:value="0.106113" calcext:value-type="float">
            <text:p>0,106113</text:p>
          </table:table-cell>
          <table:table-cell office:value-type="float" office:value="0.141498" calcext:value-type="float">
            <text:p>0,141498</text:p>
          </table:table-cell>
          <table:table-cell office:value-type="float" office:value="0.173697" calcext:value-type="float">
            <text:p>0,173697</text:p>
          </table:table-cell>
          <table:table-cell office:value-type="float" office:value="0.225522" calcext:value-type="float">
            <text:p>0,225522</text:p>
          </table:table-cell>
          <table:table-cell office:value-type="float" office:value="0.316544" calcext:value-type="float">
            <text:p>0,316544</text:p>
          </table:table-cell>
          <table:table-cell office:value-type="float" office:value="0.430461" calcext:value-type="float">
            <text:p>0,430461</text:p>
          </table:table-cell>
          <table:table-cell office:value-type="float" office:value="0.061073" calcext:value-type="float">
            <text:p>0,06107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422988" calcext:value-type="float">
            <text:p>-0,422988</text:p>
          </table:table-cell>
          <table:table-cell office:value-type="float" office:value="0.004756" calcext:value-type="float">
            <text:p>0,004756</text:p>
          </table:table-cell>
          <table:table-cell office:value-type="float" office:value="0.028644" calcext:value-type="float">
            <text:p>0,028644</text:p>
          </table:table-cell>
          <table:table-cell office:value-type="float" office:value="0.050924" calcext:value-type="float">
            <text:p>0,050924</text:p>
          </table:table-cell>
          <table:table-cell office:value-type="float" office:value="0.085316" calcext:value-type="float">
            <text:p>0,085316</text:p>
          </table:table-cell>
          <table:table-cell office:value-type="float" office:value="0.120754" calcext:value-type="float">
            <text:p>0,120754</text:p>
          </table:table-cell>
          <table:table-cell office:value-type="float" office:value="0.151236" calcext:value-type="float">
            <text:p>0,151236</text:p>
          </table:table-cell>
          <table:table-cell office:value-type="float" office:value="0.187567" calcext:value-type="float">
            <text:p>0,187567</text:p>
          </table:table-cell>
          <table:table-cell office:value-type="float" office:value="0.236181" calcext:value-type="float">
            <text:p>0,236181</text:p>
          </table:table-cell>
          <table:table-cell office:value-type="float" office:value="0.322961" calcext:value-type="float">
            <text:p>0,322961</text:p>
          </table:table-cell>
          <table:table-cell office:value-type="float" office:value="0.43308" calcext:value-type="float">
            <text:p>0,43308</text:p>
          </table:table-cell>
          <table:table-cell office:value-type="float" office:value="0.076535" calcext:value-type="float">
            <text:p>0,07653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396567" calcext:value-type="float">
            <text:p>-0,396567</text:p>
          </table:table-cell>
          <table:table-cell office:value-type="float" office:value="0.008387" calcext:value-type="float">
            <text:p>0,008387</text:p>
          </table:table-cell>
          <table:table-cell office:value-type="float" office:value="0.037664" calcext:value-type="float">
            <text:p>0,037664</text:p>
          </table:table-cell>
          <table:table-cell office:value-type="float" office:value="0.066227" calcext:value-type="float">
            <text:p>0,066227</text:p>
          </table:table-cell>
          <table:table-cell office:value-type="float" office:value="0.102781" calcext:value-type="float">
            <text:p>0,102781</text:p>
          </table:table-cell>
          <table:table-cell office:value-type="float" office:value="0.135191" calcext:value-type="float">
            <text:p>0,135191</text:p>
          </table:table-cell>
          <table:table-cell office:value-type="float" office:value="0.166536" calcext:value-type="float">
            <text:p>0,166536</text:p>
          </table:table-cell>
          <table:table-cell office:value-type="float" office:value="0.20371" calcext:value-type="float">
            <text:p>0,20371</text:p>
          </table:table-cell>
          <table:table-cell office:value-type="float" office:value="0.252582" calcext:value-type="float">
            <text:p>0,252582</text:p>
          </table:table-cell>
          <table:table-cell office:value-type="float" office:value="0.330782" calcext:value-type="float">
            <text:p>0,330782</text:p>
          </table:table-cell>
          <table:table-cell office:value-type="float" office:value="0.43308" calcext:value-type="float">
            <text:p>0,43308</text:p>
          </table:table-cell>
          <table:table-cell office:value-type="float" office:value="0.090729" calcext:value-type="float">
            <text:p>0,0907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37686" calcext:value-type="float">
            <text:p>-0,37686</text:p>
          </table:table-cell>
          <table:table-cell office:value-type="float" office:value="0.001826" calcext:value-type="float">
            <text:p>0,001826</text:p>
          </table:table-cell>
          <table:table-cell office:value-type="float" office:value="0.029187" calcext:value-type="float">
            <text:p>0,029187</text:p>
          </table:table-cell>
          <table:table-cell office:value-type="float" office:value="0.060021" calcext:value-type="float">
            <text:p>0,060021</text:p>
          </table:table-cell>
          <table:table-cell office:value-type="float" office:value="0.093589" calcext:value-type="float">
            <text:p>0,093589</text:p>
          </table:table-cell>
          <table:table-cell office:value-type="float" office:value="0.123028" calcext:value-type="float">
            <text:p>0,123028</text:p>
          </table:table-cell>
          <table:table-cell office:value-type="float" office:value="0.156135" calcext:value-type="float">
            <text:p>0,156135</text:p>
          </table:table-cell>
          <table:table-cell office:value-type="float" office:value="0.192851" calcext:value-type="float">
            <text:p>0,192851</text:p>
          </table:table-cell>
          <table:table-cell office:value-type="float" office:value="0.242729" calcext:value-type="float">
            <text:p>0,242729</text:p>
          </table:table-cell>
          <table:table-cell office:value-type="float" office:value="0.322386" calcext:value-type="float">
            <text:p>0,322386</text:p>
          </table:table-cell>
          <table:table-cell office:value-type="float" office:value="0.43308" calcext:value-type="float">
            <text:p>0,43308</text:p>
          </table:table-cell>
          <table:table-cell office:value-type="float" office:value="0.084489" calcext:value-type="float">
            <text:p>0,08448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367971" calcext:value-type="float">
            <text:p>-0,367971</text:p>
          </table:table-cell>
          <table:table-cell office:value-type="float" office:value="0.002967" calcext:value-type="float">
            <text:p>0,002967</text:p>
          </table:table-cell>
          <table:table-cell office:value-type="float" office:value="0.03278" calcext:value-type="float">
            <text:p>0,03278</text:p>
          </table:table-cell>
          <table:table-cell office:value-type="float" office:value="0.062774" calcext:value-type="float">
            <text:p>0,062774</text:p>
          </table:table-cell>
          <table:table-cell office:value-type="float" office:value="0.092177" calcext:value-type="float">
            <text:p>0,092177</text:p>
          </table:table-cell>
          <table:table-cell office:value-type="float" office:value="0.125893" calcext:value-type="float">
            <text:p>0,125893</text:p>
          </table:table-cell>
          <table:table-cell office:value-type="float" office:value="0.154971" calcext:value-type="float">
            <text:p>0,154971</text:p>
          </table:table-cell>
          <table:table-cell office:value-type="float" office:value="0.191433" calcext:value-type="float">
            <text:p>0,191433</text:p>
          </table:table-cell>
          <table:table-cell office:value-type="float" office:value="0.242189" calcext:value-type="float">
            <text:p>0,242189</text:p>
          </table:table-cell>
          <table:table-cell office:value-type="float" office:value="0.324184" calcext:value-type="float">
            <text:p>0,324184</text:p>
          </table:table-cell>
          <table:table-cell office:value-type="float" office:value="0.43308" calcext:value-type="float">
            <text:p>0,43308</text:p>
          </table:table-cell>
          <table:table-cell office:value-type="float" office:value="0.08614" calcext:value-type="float">
            <text:p>0,086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427797" calcext:value-type="float">
            <text:p>-0,427797</text:p>
          </table:table-cell>
          <table:table-cell office:value-type="float" office:value="-0.000298" calcext:value-type="float">
            <text:p>-0,000298</text:p>
          </table:table-cell>
          <table:table-cell office:value-type="float" office:value="0.027579" calcext:value-type="float">
            <text:p>0,027579</text:p>
          </table:table-cell>
          <table:table-cell office:value-type="float" office:value="0.054741" calcext:value-type="float">
            <text:p>0,054741</text:p>
          </table:table-cell>
          <table:table-cell office:value-type="float" office:value="0.07877" calcext:value-type="float">
            <text:p>0,07877</text:p>
          </table:table-cell>
          <table:table-cell office:value-type="float" office:value="0.108105" calcext:value-type="float">
            <text:p>0,108105</text:p>
          </table:table-cell>
          <table:table-cell office:value-type="float" office:value="0.142247" calcext:value-type="float">
            <text:p>0,142247</text:p>
          </table:table-cell>
          <table:table-cell office:value-type="float" office:value="0.184339" calcext:value-type="float">
            <text:p>0,184339</text:p>
          </table:table-cell>
          <table:table-cell office:value-type="float" office:value="0.237466" calcext:value-type="float">
            <text:p>0,237466</text:p>
          </table:table-cell>
          <table:table-cell office:value-type="float" office:value="0.321676" calcext:value-type="float">
            <text:p>0,321676</text:p>
          </table:table-cell>
          <table:table-cell office:value-type="float" office:value="0.43308" calcext:value-type="float">
            <text:p>0,43308</text:p>
          </table:table-cell>
          <table:table-cell office:value-type="float" office:value="0.072683" calcext:value-type="float">
            <text:p>0,07268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370086" calcext:value-type="float">
            <text:p>-0,370086</text:p>
          </table:table-cell>
          <table:table-cell office:value-type="float" office:value="0.006768" calcext:value-type="float">
            <text:p>0,006768</text:p>
          </table:table-cell>
          <table:table-cell office:value-type="float" office:value="0.033243" calcext:value-type="float">
            <text:p>0,033243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0.085965" calcext:value-type="float">
            <text:p>0,085965</text:p>
          </table:table-cell>
          <table:table-cell office:value-type="float" office:value="0.117155" calcext:value-type="float">
            <text:p>0,117155</text:p>
          </table:table-cell>
          <table:table-cell office:value-type="float" office:value="0.151225" calcext:value-type="float">
            <text:p>0,151225</text:p>
          </table:table-cell>
          <table:table-cell office:value-type="float" office:value="0.184526" calcext:value-type="float">
            <text:p>0,184526</text:p>
          </table:table-cell>
          <table:table-cell office:value-type="float" office:value="0.231343" calcext:value-type="float">
            <text:p>0,231343</text:p>
          </table:table-cell>
          <table:table-cell office:value-type="float" office:value="0.318386" calcext:value-type="float">
            <text:p>0,318386</text:p>
          </table:table-cell>
          <table:table-cell office:value-type="float" office:value="0.43308" calcext:value-type="float">
            <text:p>0,43308</text:p>
          </table:table-cell>
          <table:table-cell office:value-type="float" office:value="0.081686" calcext:value-type="float">
            <text:p>0,08168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37145" calcext:value-type="float">
            <text:p>-0,37145</text:p>
          </table:table-cell>
          <table:table-cell office:value-type="float" office:value="0.013235" calcext:value-type="float">
            <text:p>0,013235</text:p>
          </table:table-cell>
          <table:table-cell office:value-type="float" office:value="0.041836" calcext:value-type="float">
            <text:p>0,041836</text:p>
          </table:table-cell>
          <table:table-cell office:value-type="float" office:value="0.073243" calcext:value-type="float">
            <text:p>0,073243</text:p>
          </table:table-cell>
          <table:table-cell office:value-type="float" office:value="0.100438" calcext:value-type="float">
            <text:p>0,100438</text:p>
          </table:table-cell>
          <table:table-cell office:value-type="float" office:value="0.13486" calcext:value-type="float">
            <text:p>0,13486</text:p>
          </table:table-cell>
          <table:table-cell office:value-type="float" office:value="0.163686" calcext:value-type="float">
            <text:p>0,163686</text:p>
          </table:table-cell>
          <table:table-cell office:value-type="float" office:value="0.20029" calcext:value-type="float">
            <text:p>0,20029</text:p>
          </table:table-cell>
          <table:table-cell office:value-type="float" office:value="0.240405" calcext:value-type="float">
            <text:p>0,240405</text:p>
          </table:table-cell>
          <table:table-cell office:value-type="float" office:value="0.317777" calcext:value-type="float">
            <text:p>0,317777</text:p>
          </table:table-cell>
          <table:table-cell office:value-type="float" office:value="0.43308" calcext:value-type="float">
            <text:p>0,43308</text:p>
          </table:table-cell>
          <table:table-cell office:value-type="float" office:value="0.091432" calcext:value-type="float">
            <text:p>0,0914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312844" calcext:value-type="float">
            <text:p>-0,312844</text:p>
          </table:table-cell>
          <table:table-cell office:value-type="float" office:value="0.010233" calcext:value-type="float">
            <text:p>0,010233</text:p>
          </table:table-cell>
          <table:table-cell office:value-type="float" office:value="0.040311" calcext:value-type="float">
            <text:p>0,040311</text:p>
          </table:table-cell>
          <table:table-cell office:value-type="float" office:value="0.077827" calcext:value-type="float">
            <text:p>0,077827</text:p>
          </table:table-cell>
          <table:table-cell office:value-type="float" office:value="0.104826" calcext:value-type="float">
            <text:p>0,104826</text:p>
          </table:table-cell>
          <table:table-cell office:value-type="float" office:value="0.135911" calcext:value-type="float">
            <text:p>0,135911</text:p>
          </table:table-cell>
          <table:table-cell office:value-type="float" office:value="0.172256" calcext:value-type="float">
            <text:p>0,172256</text:p>
          </table:table-cell>
          <table:table-cell office:value-type="float" office:value="0.206615" calcext:value-type="float">
            <text:p>0,206615</text:p>
          </table:table-cell>
          <table:table-cell office:value-type="float" office:value="0.246366" calcext:value-type="float">
            <text:p>0,246366</text:p>
          </table:table-cell>
          <table:table-cell office:value-type="float" office:value="0.32505" calcext:value-type="float">
            <text:p>0,32505</text:p>
          </table:table-cell>
          <table:table-cell office:value-type="float" office:value="0.43308" calcext:value-type="float">
            <text:p>0,43308</text:p>
          </table:table-cell>
          <table:table-cell office:value-type="float" office:value="0.100655" calcext:value-type="float">
            <text:p>0,10065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428917" calcext:value-type="float">
            <text:p>-0,428917</text:p>
          </table:table-cell>
          <table:table-cell office:value-type="float" office:value="0.008573" calcext:value-type="float">
            <text:p>0,008573</text:p>
          </table:table-cell>
          <table:table-cell office:value-type="float" office:value="0.046539" calcext:value-type="float">
            <text:p>0,046539</text:p>
          </table:table-cell>
          <table:table-cell office:value-type="float" office:value="0.084369" calcext:value-type="float">
            <text:p>0,084369</text:p>
          </table:table-cell>
          <table:table-cell office:value-type="float" office:value="0.119433" calcext:value-type="float">
            <text:p>0,119433</text:p>
          </table:table-cell>
          <table:table-cell office:value-type="float" office:value="0.154242" calcext:value-type="float">
            <text:p>0,154242</text:p>
          </table:table-cell>
          <table:table-cell office:value-type="float" office:value="0.188549" calcext:value-type="float">
            <text:p>0,188549</text:p>
          </table:table-cell>
          <table:table-cell office:value-type="float" office:value="0.225679" calcext:value-type="float">
            <text:p>0,225679</text:p>
          </table:table-cell>
          <table:table-cell office:value-type="float" office:value="0.259478" calcext:value-type="float">
            <text:p>0,259478</text:p>
          </table:table-cell>
          <table:table-cell office:value-type="float" office:value="0.338569" calcext:value-type="float">
            <text:p>0,338569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099651" calcext:value-type="float">
            <text:p>0,0996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166375" calcext:value-type="float">
            <text:p>-0,166375</text:p>
          </table:table-cell>
          <table:table-cell office:value-type="float" office:value="0.02145" calcext:value-type="float">
            <text:p>0,02145</text:p>
          </table:table-cell>
          <table:table-cell office:value-type="float" office:value="0.059256" calcext:value-type="float">
            <text:p>0,059256</text:p>
          </table:table-cell>
          <table:table-cell office:value-type="float" office:value="0.098005" calcext:value-type="float">
            <text:p>0,098005</text:p>
          </table:table-cell>
          <table:table-cell office:value-type="float" office:value="0.130636" calcext:value-type="float">
            <text:p>0,130636</text:p>
          </table:table-cell>
          <table:table-cell office:value-type="float" office:value="0.156508" calcext:value-type="float">
            <text:p>0,156508</text:p>
          </table:table-cell>
          <table:table-cell office:value-type="float" office:value="0.185705" calcext:value-type="float">
            <text:p>0,185705</text:p>
          </table:table-cell>
          <table:table-cell office:value-type="float" office:value="0.222242" calcext:value-type="float">
            <text:p>0,222242</text:p>
          </table:table-cell>
          <table:table-cell office:value-type="float" office:value="0.257707" calcext:value-type="float">
            <text:p>0,257707</text:p>
          </table:table-cell>
          <table:table-cell office:value-type="float" office:value="0.335609" calcext:value-type="float">
            <text:p>0,335609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130074" calcext:value-type="float">
            <text:p>0,13007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176166" calcext:value-type="float">
            <text:p>-0,176166</text:p>
          </table:table-cell>
          <table:table-cell office:value-type="float" office:value="0.016997" calcext:value-type="float">
            <text:p>0,016997</text:p>
          </table:table-cell>
          <table:table-cell office:value-type="float" office:value="0.059144" calcext:value-type="float">
            <text:p>0,059144</text:p>
          </table:table-cell>
          <table:table-cell office:value-type="float" office:value="0.093155" calcext:value-type="float">
            <text:p>0,093155</text:p>
          </table:table-cell>
          <table:table-cell office:value-type="float" office:value="0.124764" calcext:value-type="float">
            <text:p>0,124764</text:p>
          </table:table-cell>
          <table:table-cell office:value-type="float" office:value="0.156865" calcext:value-type="float">
            <text:p>0,156865</text:p>
          </table:table-cell>
          <table:table-cell office:value-type="float" office:value="0.186945" calcext:value-type="float">
            <text:p>0,186945</text:p>
          </table:table-cell>
          <table:table-cell office:value-type="float" office:value="0.219288" calcext:value-type="float">
            <text:p>0,219288</text:p>
          </table:table-cell>
          <table:table-cell office:value-type="float" office:value="0.255832" calcext:value-type="float">
            <text:p>0,255832</text:p>
          </table:table-cell>
          <table:table-cell office:value-type="float" office:value="0.326842" calcext:value-type="float">
            <text:p>0,326842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126367" calcext:value-type="float">
            <text:p>0,12636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369894" calcext:value-type="float">
            <text:p>-0,369894</text:p>
          </table:table-cell>
          <table:table-cell office:value-type="float" office:value="0.010304" calcext:value-type="float">
            <text:p>0,010304</text:p>
          </table:table-cell>
          <table:table-cell office:value-type="float" office:value="0.048164" calcext:value-type="float">
            <text:p>0,048164</text:p>
          </table:table-cell>
          <table:table-cell office:value-type="float" office:value="0.082042" calcext:value-type="float">
            <text:p>0,082042</text:p>
          </table:table-cell>
          <table:table-cell office:value-type="float" office:value="0.113478" calcext:value-type="float">
            <text:p>0,113478</text:p>
          </table:table-cell>
          <table:table-cell office:value-type="float" office:value="0.141127" calcext:value-type="float">
            <text:p>0,141127</text:p>
          </table:table-cell>
          <table:table-cell office:value-type="float" office:value="0.174326" calcext:value-type="float">
            <text:p>0,174326</text:p>
          </table:table-cell>
          <table:table-cell office:value-type="float" office:value="0.214992" calcext:value-type="float">
            <text:p>0,214992</text:p>
          </table:table-cell>
          <table:table-cell office:value-type="float" office:value="0.260311" calcext:value-type="float">
            <text:p>0,260311</text:p>
          </table:table-cell>
          <table:table-cell office:value-type="float" office:value="0.325804" calcext:value-type="float">
            <text:p>0,325804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100066" calcext:value-type="float">
            <text:p>0,10006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250014" calcext:value-type="float">
            <text:p>-0,250014</text:p>
          </table:table-cell>
          <table:table-cell office:value-type="float" office:value="0.024842" calcext:value-type="float">
            <text:p>0,024842</text:p>
          </table:table-cell>
          <table:table-cell office:value-type="float" office:value="0.061507" calcext:value-type="float">
            <text:p>0,061507</text:p>
          </table:table-cell>
          <table:table-cell office:value-type="float" office:value="0.094606" calcext:value-type="float">
            <text:p>0,094606</text:p>
          </table:table-cell>
          <table:table-cell office:value-type="float" office:value="0.120003" calcext:value-type="float">
            <text:p>0,120003</text:p>
          </table:table-cell>
          <table:table-cell office:value-type="float" office:value="0.151426" calcext:value-type="float">
            <text:p>0,151426</text:p>
          </table:table-cell>
          <table:table-cell office:value-type="float" office:value="0.184299" calcext:value-type="float">
            <text:p>0,184299</text:p>
          </table:table-cell>
          <table:table-cell office:value-type="float" office:value="0.22177" calcext:value-type="float">
            <text:p>0,22177</text:p>
          </table:table-cell>
          <table:table-cell office:value-type="float" office:value="0.273336" calcext:value-type="float">
            <text:p>0,273336</text:p>
          </table:table-cell>
          <table:table-cell office:value-type="float" office:value="0.34527" calcext:value-type="float">
            <text:p>0,34527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122704" calcext:value-type="float">
            <text:p>0,12270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185867" calcext:value-type="float">
            <text:p>-0,185867</text:p>
          </table:table-cell>
          <table:table-cell office:value-type="float" office:value="0.037471" calcext:value-type="float">
            <text:p>0,037471</text:p>
          </table:table-cell>
          <table:table-cell office:value-type="float" office:value="0.078346" calcext:value-type="float">
            <text:p>0,078346</text:p>
          </table:table-cell>
          <table:table-cell office:value-type="float" office:value="0.109783" calcext:value-type="float">
            <text:p>0,109783</text:p>
          </table:table-cell>
          <table:table-cell office:value-type="float" office:value="0.132958" calcext:value-type="float">
            <text:p>0,132958</text:p>
          </table:table-cell>
          <table:table-cell office:value-type="float" office:value="0.16175" calcext:value-type="float">
            <text:p>0,16175</text:p>
          </table:table-cell>
          <table:table-cell office:value-type="float" office:value="0.189804" calcext:value-type="float">
            <text:p>0,189804</text:p>
          </table:table-cell>
          <table:table-cell office:value-type="float" office:value="0.226503" calcext:value-type="float">
            <text:p>0,226503</text:p>
          </table:table-cell>
          <table:table-cell office:value-type="float" office:value="0.272107" calcext:value-type="float">
            <text:p>0,272107</text:p>
          </table:table-cell>
          <table:table-cell office:value-type="float" office:value="0.347924" calcext:value-type="float">
            <text:p>0,347924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137078" calcext:value-type="float">
            <text:p>0,13707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153433" calcext:value-type="float">
            <text:p>-0,153433</text:p>
          </table:table-cell>
          <table:table-cell office:value-type="float" office:value="0.043907" calcext:value-type="float">
            <text:p>0,043907</text:p>
          </table:table-cell>
          <table:table-cell office:value-type="float" office:value="0.081062" calcext:value-type="float">
            <text:p>0,081062</text:p>
          </table:table-cell>
          <table:table-cell office:value-type="float" office:value="0.104846" calcext:value-type="float">
            <text:p>0,104846</text:p>
          </table:table-cell>
          <table:table-cell office:value-type="float" office:value="0.132529" calcext:value-type="float">
            <text:p>0,132529</text:p>
          </table:table-cell>
          <table:table-cell office:value-type="float" office:value="0.167555" calcext:value-type="float">
            <text:p>0,167555</text:p>
          </table:table-cell>
          <table:table-cell office:value-type="float" office:value="0.197778" calcext:value-type="float">
            <text:p>0,197778</text:p>
          </table:table-cell>
          <table:table-cell office:value-type="float" office:value="0.233598" calcext:value-type="float">
            <text:p>0,233598</text:p>
          </table:table-cell>
          <table:table-cell office:value-type="float" office:value="0.276794" calcext:value-type="float">
            <text:p>0,276794</text:p>
          </table:table-cell>
          <table:table-cell office:value-type="float" office:value="0.343594" calcext:value-type="float">
            <text:p>0,343594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142823" calcext:value-type="float">
            <text:p>0,14282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268666" calcext:value-type="float">
            <text:p>-0,268666</text:p>
          </table:table-cell>
          <table:table-cell office:value-type="float" office:value="0.035188" calcext:value-type="float">
            <text:p>0,035188</text:p>
          </table:table-cell>
          <table:table-cell office:value-type="float" office:value="0.084473" calcext:value-type="float">
            <text:p>0,084473</text:p>
          </table:table-cell>
          <table:table-cell office:value-type="float" office:value="0.115769" calcext:value-type="float">
            <text:p>0,115769</text:p>
          </table:table-cell>
          <table:table-cell office:value-type="float" office:value="0.146079" calcext:value-type="float">
            <text:p>0,146079</text:p>
          </table:table-cell>
          <table:table-cell office:value-type="float" office:value="0.174713" calcext:value-type="float">
            <text:p>0,174713</text:p>
          </table:table-cell>
          <table:table-cell office:value-type="float" office:value="0.20013" calcext:value-type="float">
            <text:p>0,20013</text:p>
          </table:table-cell>
          <table:table-cell office:value-type="float" office:value="0.233743" calcext:value-type="float">
            <text:p>0,233743</text:p>
          </table:table-cell>
          <table:table-cell office:value-type="float" office:value="0.278147" calcext:value-type="float">
            <text:p>0,278147</text:p>
          </table:table-cell>
          <table:table-cell office:value-type="float" office:value="0.348237" calcext:value-type="float">
            <text:p>0,348237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134781" calcext:value-type="float">
            <text:p>0,13478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203914" calcext:value-type="float">
            <text:p>-0,203914</text:p>
          </table:table-cell>
          <table:table-cell office:value-type="float" office:value="0.045299" calcext:value-type="float">
            <text:p>0,045299</text:p>
          </table:table-cell>
          <table:table-cell office:value-type="float" office:value="0.100545" calcext:value-type="float">
            <text:p>0,100545</text:p>
          </table:table-cell>
          <table:table-cell office:value-type="float" office:value="0.135686" calcext:value-type="float">
            <text:p>0,135686</text:p>
          </table:table-cell>
          <table:table-cell office:value-type="float" office:value="0.165363" calcext:value-type="float">
            <text:p>0,165363</text:p>
          </table:table-cell>
          <table:table-cell office:value-type="float" office:value="0.187856" calcext:value-type="float">
            <text:p>0,187856</text:p>
          </table:table-cell>
          <table:table-cell office:value-type="float" office:value="0.214082" calcext:value-type="float">
            <text:p>0,214082</text:p>
          </table:table-cell>
          <table:table-cell office:value-type="float" office:value="0.241843" calcext:value-type="float">
            <text:p>0,241843</text:p>
          </table:table-cell>
          <table:table-cell office:value-type="float" office:value="0.277615" calcext:value-type="float">
            <text:p>0,277615</text:p>
          </table:table-cell>
          <table:table-cell office:value-type="float" office:value="0.350675" calcext:value-type="float">
            <text:p>0,350675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151505" calcext:value-type="float">
            <text:p>0,15150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0799" calcext:value-type="float">
            <text:p>-0,0799</text:p>
          </table:table-cell>
          <table:table-cell office:value-type="float" office:value="0.073334" calcext:value-type="float">
            <text:p>0,073334</text:p>
          </table:table-cell>
          <table:table-cell office:value-type="float" office:value="0.115258" calcext:value-type="float">
            <text:p>0,115258</text:p>
          </table:table-cell>
          <table:table-cell office:value-type="float" office:value="0.140448" calcext:value-type="float">
            <text:p>0,140448</text:p>
          </table:table-cell>
          <table:table-cell office:value-type="float" office:value="0.168577" calcext:value-type="float">
            <text:p>0,168577</text:p>
          </table:table-cell>
          <table:table-cell office:value-type="float" office:value="0.194951" calcext:value-type="float">
            <text:p>0,194951</text:p>
          </table:table-cell>
          <table:table-cell office:value-type="float" office:value="0.217936" calcext:value-type="float">
            <text:p>0,217936</text:p>
          </table:table-cell>
          <table:table-cell office:value-type="float" office:value="0.243736" calcext:value-type="float">
            <text:p>0,243736</text:p>
          </table:table-cell>
          <table:table-cell office:value-type="float" office:value="0.289029" calcext:value-type="float">
            <text:p>0,289029</text:p>
          </table:table-cell>
          <table:table-cell office:value-type="float" office:value="0.369594" calcext:value-type="float">
            <text:p>0,369594</text:p>
          </table:table-cell>
          <table:table-cell office:value-type="float" office:value="0.436724" calcext:value-type="float">
            <text:p>0,436724</text:p>
          </table:table-cell>
          <table:table-cell office:value-type="float" office:value="0.173296" calcext:value-type="float">
            <text:p>0,17329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220612" calcext:value-type="float">
            <text:p>-0,220612</text:p>
          </table:table-cell>
          <table:table-cell office:value-type="float" office:value="0.063388" calcext:value-type="float">
            <text:p>0,063388</text:p>
          </table:table-cell>
          <table:table-cell office:value-type="float" office:value="0.107298" calcext:value-type="float">
            <text:p>0,107298</text:p>
          </table:table-cell>
          <table:table-cell office:value-type="float" office:value="0.143884" calcext:value-type="float">
            <text:p>0,143884</text:p>
          </table:table-cell>
          <table:table-cell office:value-type="float" office:value="0.174634" calcext:value-type="float">
            <text:p>0,174634</text:p>
          </table:table-cell>
          <table:table-cell office:value-type="float" office:value="0.201365" calcext:value-type="float">
            <text:p>0,201365</text:p>
          </table:table-cell>
          <table:table-cell office:value-type="float" office:value="0.224806" calcext:value-type="float">
            <text:p>0,224806</text:p>
          </table:table-cell>
          <table:table-cell office:value-type="float" office:value="0.247985" calcext:value-type="float">
            <text:p>0,247985</text:p>
          </table:table-cell>
          <table:table-cell office:value-type="float" office:value="0.287963" calcext:value-type="float">
            <text:p>0,287963</text:p>
          </table:table-cell>
          <table:table-cell office:value-type="float" office:value="0.374881" calcext:value-type="float">
            <text:p>0,374881</text:p>
          </table:table-cell>
          <table:table-cell office:value-type="float" office:value="0.451796" calcext:value-type="float">
            <text:p>0,451796</text:p>
          </table:table-cell>
          <table:table-cell office:value-type="float" office:value="0.160559" calcext:value-type="float">
            <text:p>0,16055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14485" calcext:value-type="float">
            <text:p>-0,14485</text:p>
          </table:table-cell>
          <table:table-cell office:value-type="float" office:value="0.067102" calcext:value-type="float">
            <text:p>0,067102</text:p>
          </table:table-cell>
          <table:table-cell office:value-type="float" office:value="0.103694" calcext:value-type="float">
            <text:p>0,103694</text:p>
          </table:table-cell>
          <table:table-cell office:value-type="float" office:value="0.143066" calcext:value-type="float">
            <text:p>0,143066</text:p>
          </table:table-cell>
          <table:table-cell office:value-type="float" office:value="0.174478" calcext:value-type="float">
            <text:p>0,174478</text:p>
          </table:table-cell>
          <table:table-cell office:value-type="float" office:value="0.203903" calcext:value-type="float">
            <text:p>0,203903</text:p>
          </table:table-cell>
          <table:table-cell office:value-type="float" office:value="0.231045" calcext:value-type="float">
            <text:p>0,231045</text:p>
          </table:table-cell>
          <table:table-cell office:value-type="float" office:value="0.261385" calcext:value-type="float">
            <text:p>0,261385</text:p>
          </table:table-cell>
          <table:table-cell office:value-type="float" office:value="0.303154" calcext:value-type="float">
            <text:p>0,303154</text:p>
          </table:table-cell>
          <table:table-cell office:value-type="float" office:value="0.375395" calcext:value-type="float">
            <text:p>0,375395</text:p>
          </table:table-cell>
          <table:table-cell office:value-type="float" office:value="0.451796" calcext:value-type="float">
            <text:p>0,451796</text:p>
          </table:table-cell>
          <table:table-cell office:value-type="float" office:value="0.171837" calcext:value-type="float">
            <text:p>0,17183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092097" calcext:value-type="float">
            <text:p>-0,092097</text:p>
          </table:table-cell>
          <table:table-cell office:value-type="float" office:value="0.065446" calcext:value-type="float">
            <text:p>0,065446</text:p>
          </table:table-cell>
          <table:table-cell office:value-type="float" office:value="0.105838" calcext:value-type="float">
            <text:p>0,105838</text:p>
          </table:table-cell>
          <table:table-cell office:value-type="float" office:value="0.153493" calcext:value-type="float">
            <text:p>0,153493</text:p>
          </table:table-cell>
          <table:table-cell office:value-type="float" office:value="0.182879" calcext:value-type="float">
            <text:p>0,182879</text:p>
          </table:table-cell>
          <table:table-cell office:value-type="float" office:value="0.210045" calcext:value-type="float">
            <text:p>0,210045</text:p>
          </table:table-cell>
          <table:table-cell office:value-type="float" office:value="0.235337" calcext:value-type="float">
            <text:p>0,235337</text:p>
          </table:table-cell>
          <table:table-cell office:value-type="float" office:value="0.266999" calcext:value-type="float">
            <text:p>0,266999</text:p>
          </table:table-cell>
          <table:table-cell office:value-type="float" office:value="0.315237" calcext:value-type="float">
            <text:p>0,315237</text:p>
          </table:table-cell>
          <table:table-cell office:value-type="float" office:value="0.385764" calcext:value-type="float">
            <text:p>0,385764</text:p>
          </table:table-cell>
          <table:table-cell office:value-type="float" office:value="0.451796" calcext:value-type="float">
            <text:p>0,451796</text:p>
          </table:table-cell>
          <table:table-cell office:value-type="float" office:value="0.182894" calcext:value-type="float">
            <text:p>0,18289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177925" calcext:value-type="float">
            <text:p>-0,177925</text:p>
          </table:table-cell>
          <table:table-cell office:value-type="float" office:value="0.057435" calcext:value-type="float">
            <text:p>0,057435</text:p>
          </table:table-cell>
          <table:table-cell office:value-type="float" office:value="0.101296" calcext:value-type="float">
            <text:p>0,101296</text:p>
          </table:table-cell>
          <table:table-cell office:value-type="float" office:value="0.139882" calcext:value-type="float">
            <text:p>0,139882</text:p>
          </table:table-cell>
          <table:table-cell office:value-type="float" office:value="0.170262" calcext:value-type="float">
            <text:p>0,170262</text:p>
          </table:table-cell>
          <table:table-cell office:value-type="float" office:value="0.201479" calcext:value-type="float">
            <text:p>0,201479</text:p>
          </table:table-cell>
          <table:table-cell office:value-type="float" office:value="0.231104" calcext:value-type="float">
            <text:p>0,231104</text:p>
          </table:table-cell>
          <table:table-cell office:value-type="float" office:value="0.255392" calcext:value-type="float">
            <text:p>0,255392</text:p>
          </table:table-cell>
          <table:table-cell office:value-type="float" office:value="0.304773" calcext:value-type="float">
            <text:p>0,304773</text:p>
          </table:table-cell>
          <table:table-cell office:value-type="float" office:value="0.383613" calcext:value-type="float">
            <text:p>0,383613</text:p>
          </table:table-cell>
          <table:table-cell office:value-type="float" office:value="0.451796" calcext:value-type="float">
            <text:p>0,451796</text:p>
          </table:table-cell>
          <table:table-cell office:value-type="float" office:value="0.166731" calcext:value-type="float">
            <text:p>0,16673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382549" calcext:value-type="float">
            <text:p>-0,382549</text:p>
          </table:table-cell>
          <table:table-cell office:value-type="float" office:value="0.041332" calcext:value-type="float">
            <text:p>0,041332</text:p>
          </table:table-cell>
          <table:table-cell office:value-type="float" office:value="0.092929" calcext:value-type="float">
            <text:p>0,092929</text:p>
          </table:table-cell>
          <table:table-cell office:value-type="float" office:value="0.135693" calcext:value-type="float">
            <text:p>0,135693</text:p>
          </table:table-cell>
          <table:table-cell office:value-type="float" office:value="0.169959" calcext:value-type="float">
            <text:p>0,169959</text:p>
          </table:table-cell>
          <table:table-cell office:value-type="float" office:value="0.206484" calcext:value-type="float">
            <text:p>0,206484</text:p>
          </table:table-cell>
          <table:table-cell office:value-type="float" office:value="0.236953" calcext:value-type="float">
            <text:p>0,236953</text:p>
          </table:table-cell>
          <table:table-cell office:value-type="float" office:value="0.263671" calcext:value-type="float">
            <text:p>0,263671</text:p>
          </table:table-cell>
          <table:table-cell office:value-type="float" office:value="0.313094" calcext:value-type="float">
            <text:p>0,313094</text:p>
          </table:table-cell>
          <table:table-cell office:value-type="float" office:value="0.391346" calcext:value-type="float">
            <text:p>0,391346</text:p>
          </table:table-cell>
          <table:table-cell office:value-type="float" office:value="0.451796" calcext:value-type="float">
            <text:p>0,451796</text:p>
          </table:table-cell>
          <table:table-cell office:value-type="float" office:value="0.146891" calcext:value-type="float">
            <text:p>0,14689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142199" calcext:value-type="float">
            <text:p>-0,142199</text:p>
          </table:table-cell>
          <table:table-cell office:value-type="float" office:value="0.068821" calcext:value-type="float">
            <text:p>0,068821</text:p>
          </table:table-cell>
          <table:table-cell office:value-type="float" office:value="0.108486" calcext:value-type="float">
            <text:p>0,108486</text:p>
          </table:table-cell>
          <table:table-cell office:value-type="float" office:value="0.149693" calcext:value-type="float">
            <text:p>0,149693</text:p>
          </table:table-cell>
          <table:table-cell office:value-type="float" office:value="0.192289" calcext:value-type="float">
            <text:p>0,192289</text:p>
          </table:table-cell>
          <table:table-cell office:value-type="float" office:value="0.221146" calcext:value-type="float">
            <text:p>0,221146</text:p>
          </table:table-cell>
          <table:table-cell office:value-type="float" office:value="0.25111" calcext:value-type="float">
            <text:p>0,25111</text:p>
          </table:table-cell>
          <table:table-cell office:value-type="float" office:value="0.278309" calcext:value-type="float">
            <text:p>0,278309</text:p>
          </table:table-cell>
          <table:table-cell office:value-type="float" office:value="0.328043" calcext:value-type="float">
            <text:p>0,328043</text:p>
          </table:table-cell>
          <table:table-cell office:value-type="float" office:value="0.402317" calcext:value-type="float">
            <text:p>0,402317</text:p>
          </table:table-cell>
          <table:table-cell office:value-type="float" office:value="0.451796" calcext:value-type="float">
            <text:p>0,451796</text:p>
          </table:table-cell>
          <table:table-cell office:value-type="float" office:value="0.185801" calcext:value-type="float">
            <text:p>0,1858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261942" calcext:value-type="float">
            <text:p>-0,261942</text:p>
          </table:table-cell>
          <table:table-cell office:value-type="float" office:value="0.05931" calcext:value-type="float">
            <text:p>0,05931</text:p>
          </table:table-cell>
          <table:table-cell office:value-type="float" office:value="0.110405" calcext:value-type="float">
            <text:p>0,110405</text:p>
          </table:table-cell>
          <table:table-cell office:value-type="float" office:value="0.162834" calcext:value-type="float">
            <text:p>0,162834</text:p>
          </table:table-cell>
          <table:table-cell office:value-type="float" office:value="0.196299" calcext:value-type="float">
            <text:p>0,196299</text:p>
          </table:table-cell>
          <table:table-cell office:value-type="float" office:value="0.227151" calcext:value-type="float">
            <text:p>0,227151</text:p>
          </table:table-cell>
          <table:table-cell office:value-type="float" office:value="0.256071" calcext:value-type="float">
            <text:p>0,256071</text:p>
          </table:table-cell>
          <table:table-cell office:value-type="float" office:value="0.285238" calcext:value-type="float">
            <text:p>0,285238</text:p>
          </table:table-cell>
          <table:table-cell office:value-type="float" office:value="0.328083" calcext:value-type="float">
            <text:p>0,328083</text:p>
          </table:table-cell>
          <table:table-cell office:value-type="float" office:value="0.39834" calcext:value-type="float">
            <text:p>0,39834</text:p>
          </table:table-cell>
          <table:table-cell office:value-type="float" office:value="0.451796" calcext:value-type="float">
            <text:p>0,451796</text:p>
          </table:table-cell>
          <table:table-cell office:value-type="float" office:value="0.176179" calcext:value-type="float">
            <text:p>0,17617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193812" calcext:value-type="float">
            <text:p>-0,193812</text:p>
          </table:table-cell>
          <table:table-cell office:value-type="float" office:value="0.06459" calcext:value-type="float">
            <text:p>0,06459</text:p>
          </table:table-cell>
          <table:table-cell office:value-type="float" office:value="0.105896" calcext:value-type="float">
            <text:p>0,105896</text:p>
          </table:table-cell>
          <table:table-cell office:value-type="float" office:value="0.147499" calcext:value-type="float">
            <text:p>0,147499</text:p>
          </table:table-cell>
          <table:table-cell office:value-type="float" office:value="0.181988" calcext:value-type="float">
            <text:p>0,181988</text:p>
          </table:table-cell>
          <table:table-cell office:value-type="float" office:value="0.210242" calcext:value-type="float">
            <text:p>0,210242</text:p>
          </table:table-cell>
          <table:table-cell office:value-type="float" office:value="0.239874" calcext:value-type="float">
            <text:p>0,239874</text:p>
          </table:table-cell>
          <table:table-cell office:value-type="float" office:value="0.276162" calcext:value-type="float">
            <text:p>0,276162</text:p>
          </table:table-cell>
          <table:table-cell office:value-type="float" office:value="0.319693" calcext:value-type="float">
            <text:p>0,319693</text:p>
          </table:table-cell>
          <table:table-cell office:value-type="float" office:value="0.397183" calcext:value-type="float">
            <text:p>0,397183</text:p>
          </table:table-cell>
          <table:table-cell office:value-type="float" office:value="0.451796" calcext:value-type="float">
            <text:p>0,451796</text:p>
          </table:table-cell>
          <table:table-cell office:value-type="float" office:value="0.174932" calcext:value-type="float">
            <text:p>0,17493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165999" calcext:value-type="float">
            <text:p>-0,165999</text:p>
          </table:table-cell>
          <table:table-cell office:value-type="float" office:value="0.072062" calcext:value-type="float">
            <text:p>0,072062</text:p>
          </table:table-cell>
          <table:table-cell office:value-type="float" office:value="0.107576" calcext:value-type="float">
            <text:p>0,107576</text:p>
          </table:table-cell>
          <table:table-cell office:value-type="float" office:value="0.154281" calcext:value-type="float">
            <text:p>0,154281</text:p>
          </table:table-cell>
          <table:table-cell office:value-type="float" office:value="0.191312" calcext:value-type="float">
            <text:p>0,191312</text:p>
          </table:table-cell>
          <table:table-cell office:value-type="float" office:value="0.226497" calcext:value-type="float">
            <text:p>0,226497</text:p>
          </table:table-cell>
          <table:table-cell office:value-type="float" office:value="0.257064" calcext:value-type="float">
            <text:p>0,257064</text:p>
          </table:table-cell>
          <table:table-cell office:value-type="float" office:value="0.298552" calcext:value-type="float">
            <text:p>0,298552</text:p>
          </table:table-cell>
          <table:table-cell office:value-type="float" office:value="0.349313" calcext:value-type="float">
            <text:p>0,349313</text:p>
          </table:table-cell>
          <table:table-cell office:value-type="float" office:value="0.409354" calcext:value-type="float">
            <text:p>0,409354</text:p>
          </table:table-cell>
          <table:table-cell office:value-type="float" office:value="0.451796" calcext:value-type="float">
            <text:p>0,451796</text:p>
          </table:table-cell>
          <table:table-cell office:value-type="float" office:value="0.190001" calcext:value-type="float">
            <text:p>0,19000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125515" calcext:value-type="float">
            <text:p>-0,125515</text:p>
          </table:table-cell>
          <table:table-cell office:value-type="float" office:value="0.075926" calcext:value-type="float">
            <text:p>0,075926</text:p>
          </table:table-cell>
          <table:table-cell office:value-type="float" office:value="0.117494" calcext:value-type="float">
            <text:p>0,117494</text:p>
          </table:table-cell>
          <table:table-cell office:value-type="float" office:value="0.162855" calcext:value-type="float">
            <text:p>0,162855</text:p>
          </table:table-cell>
          <table:table-cell office:value-type="float" office:value="0.194444" calcext:value-type="float">
            <text:p>0,194444</text:p>
          </table:table-cell>
          <table:table-cell office:value-type="float" office:value="0.226648" calcext:value-type="float">
            <text:p>0,226648</text:p>
          </table:table-cell>
          <table:table-cell office:value-type="float" office:value="0.26037" calcext:value-type="float">
            <text:p>0,26037</text:p>
          </table:table-cell>
          <table:table-cell office:value-type="float" office:value="0.301166" calcext:value-type="float">
            <text:p>0,301166</text:p>
          </table:table-cell>
          <table:table-cell office:value-type="float" office:value="0.352243" calcext:value-type="float">
            <text:p>0,352243</text:p>
          </table:table-cell>
          <table:table-cell office:value-type="float" office:value="0.412678" calcext:value-type="float">
            <text:p>0,412678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197831" calcext:value-type="float">
            <text:p>0,19783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094469" calcext:value-type="float">
            <text:p>-0,094469</text:p>
          </table:table-cell>
          <table:table-cell office:value-type="float" office:value="0.084387" calcext:value-type="float">
            <text:p>0,084387</text:p>
          </table:table-cell>
          <table:table-cell office:value-type="float" office:value="0.123259" calcext:value-type="float">
            <text:p>0,123259</text:p>
          </table:table-cell>
          <table:table-cell office:value-type="float" office:value="0.170037" calcext:value-type="float">
            <text:p>0,170037</text:p>
          </table:table-cell>
          <table:table-cell office:value-type="float" office:value="0.204851" calcext:value-type="float">
            <text:p>0,204851</text:p>
          </table:table-cell>
          <table:table-cell office:value-type="float" office:value="0.236369" calcext:value-type="float">
            <text:p>0,236369</text:p>
          </table:table-cell>
          <table:table-cell office:value-type="float" office:value="0.269255" calcext:value-type="float">
            <text:p>0,269255</text:p>
          </table:table-cell>
          <table:table-cell office:value-type="float" office:value="0.306255" calcext:value-type="float">
            <text:p>0,306255</text:p>
          </table:table-cell>
          <table:table-cell office:value-type="float" office:value="0.353026" calcext:value-type="float">
            <text:p>0,353026</text:p>
          </table:table-cell>
          <table:table-cell office:value-type="float" office:value="0.409429" calcext:value-type="float">
            <text:p>0,409429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0624" calcext:value-type="float">
            <text:p>0,2062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009718" calcext:value-type="float">
            <text:p>0,009718</text:p>
          </table:table-cell>
          <table:table-cell office:value-type="float" office:value="0.1002" calcext:value-type="float">
            <text:p>0,1002</text:p>
          </table:table-cell>
          <table:table-cell office:value-type="float" office:value="0.145726" calcext:value-type="float">
            <text:p>0,145726</text:p>
          </table:table-cell>
          <table:table-cell office:value-type="float" office:value="0.181158" calcext:value-type="float">
            <text:p>0,181158</text:p>
          </table:table-cell>
          <table:table-cell office:value-type="float" office:value="0.215488" calcext:value-type="float">
            <text:p>0,215488</text:p>
          </table:table-cell>
          <table:table-cell office:value-type="float" office:value="0.246384" calcext:value-type="float">
            <text:p>0,246384</text:p>
          </table:table-cell>
          <table:table-cell office:value-type="float" office:value="0.273865" calcext:value-type="float">
            <text:p>0,273865</text:p>
          </table:table-cell>
          <table:table-cell office:value-type="float" office:value="0.313156" calcext:value-type="float">
            <text:p>0,313156</text:p>
          </table:table-cell>
          <table:table-cell office:value-type="float" office:value="0.354939" calcext:value-type="float">
            <text:p>0,354939</text:p>
          </table:table-cell>
          <table:table-cell office:value-type="float" office:value="0.413948" calcext:value-type="float">
            <text:p>0,413948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25458" calcext:value-type="float">
            <text:p>0,22545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013181" calcext:value-type="float">
            <text:p>-0,013181</text:p>
          </table:table-cell>
          <table:table-cell office:value-type="float" office:value="0.1072" calcext:value-type="float">
            <text:p>0,1072</text:p>
          </table:table-cell>
          <table:table-cell office:value-type="float" office:value="0.145698" calcext:value-type="float">
            <text:p>0,145698</text:p>
          </table:table-cell>
          <table:table-cell office:value-type="float" office:value="0.178791" calcext:value-type="float">
            <text:p>0,178791</text:p>
          </table:table-cell>
          <table:table-cell office:value-type="float" office:value="0.21602" calcext:value-type="float">
            <text:p>0,21602</text:p>
          </table:table-cell>
          <table:table-cell office:value-type="float" office:value="0.245746" calcext:value-type="float">
            <text:p>0,245746</text:p>
          </table:table-cell>
          <table:table-cell office:value-type="float" office:value="0.268823" calcext:value-type="float">
            <text:p>0,268823</text:p>
          </table:table-cell>
          <table:table-cell office:value-type="float" office:value="0.302968" calcext:value-type="float">
            <text:p>0,302968</text:p>
          </table:table-cell>
          <table:table-cell office:value-type="float" office:value="0.346358" calcext:value-type="float">
            <text:p>0,346358</text:p>
          </table:table-cell>
          <table:table-cell office:value-type="float" office:value="0.410073" calcext:value-type="float">
            <text:p>0,410073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2085" calcext:value-type="float">
            <text:p>0,2208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131082" calcext:value-type="float">
            <text:p>-0,131082</text:p>
          </table:table-cell>
          <table:table-cell office:value-type="float" office:value="0.099656" calcext:value-type="float">
            <text:p>0,099656</text:p>
          </table:table-cell>
          <table:table-cell office:value-type="float" office:value="0.138092" calcext:value-type="float">
            <text:p>0,138092</text:p>
          </table:table-cell>
          <table:table-cell office:value-type="float" office:value="0.172466" calcext:value-type="float">
            <text:p>0,172466</text:p>
          </table:table-cell>
          <table:table-cell office:value-type="float" office:value="0.206685" calcext:value-type="float">
            <text:p>0,206685</text:p>
          </table:table-cell>
          <table:table-cell office:value-type="float" office:value="0.240888" calcext:value-type="float">
            <text:p>0,240888</text:p>
          </table:table-cell>
          <table:table-cell office:value-type="float" office:value="0.272928" calcext:value-type="float">
            <text:p>0,272928</text:p>
          </table:table-cell>
          <table:table-cell office:value-type="float" office:value="0.308462" calcext:value-type="float">
            <text:p>0,308462</text:p>
          </table:table-cell>
          <table:table-cell office:value-type="float" office:value="0.345187" calcext:value-type="float">
            <text:p>0,345187</text:p>
          </table:table-cell>
          <table:table-cell office:value-type="float" office:value="0.413175" calcext:value-type="float">
            <text:p>0,413175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06646" calcext:value-type="float">
            <text:p>0,20664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049082" calcext:value-type="float">
            <text:p>-0,049082</text:p>
          </table:table-cell>
          <table:table-cell office:value-type="float" office:value="0.11684" calcext:value-type="float">
            <text:p>0,11684</text:p>
          </table:table-cell>
          <table:table-cell office:value-type="float" office:value="0.155788" calcext:value-type="float">
            <text:p>0,155788</text:p>
          </table:table-cell>
          <table:table-cell office:value-type="float" office:value="0.191553" calcext:value-type="float">
            <text:p>0,191553</text:p>
          </table:table-cell>
          <table:table-cell office:value-type="float" office:value="0.224178" calcext:value-type="float">
            <text:p>0,224178</text:p>
          </table:table-cell>
          <table:table-cell office:value-type="float" office:value="0.252058" calcext:value-type="float">
            <text:p>0,252058</text:p>
          </table:table-cell>
          <table:table-cell office:value-type="float" office:value="0.285563" calcext:value-type="float">
            <text:p>0,285563</text:p>
          </table:table-cell>
          <table:table-cell office:value-type="float" office:value="0.319915" calcext:value-type="float">
            <text:p>0,319915</text:p>
          </table:table-cell>
          <table:table-cell office:value-type="float" office:value="0.359826" calcext:value-type="float">
            <text:p>0,359826</text:p>
          </table:table-cell>
          <table:table-cell office:value-type="float" office:value="0.414792" calcext:value-type="float">
            <text:p>0,414792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27143" calcext:value-type="float">
            <text:p>0,22714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105167" calcext:value-type="float">
            <text:p>-0,105167</text:p>
          </table:table-cell>
          <table:table-cell office:value-type="float" office:value="0.10919" calcext:value-type="float">
            <text:p>0,10919</text:p>
          </table:table-cell>
          <table:table-cell office:value-type="float" office:value="0.149616" calcext:value-type="float">
            <text:p>0,149616</text:p>
          </table:table-cell>
          <table:table-cell office:value-type="float" office:value="0.185276" calcext:value-type="float">
            <text:p>0,185276</text:p>
          </table:table-cell>
          <table:table-cell office:value-type="float" office:value="0.217553" calcext:value-type="float">
            <text:p>0,217553</text:p>
          </table:table-cell>
          <table:table-cell office:value-type="float" office:value="0.24646" calcext:value-type="float">
            <text:p>0,24646</text:p>
          </table:table-cell>
          <table:table-cell office:value-type="float" office:value="0.273743" calcext:value-type="float">
            <text:p>0,273743</text:p>
          </table:table-cell>
          <table:table-cell office:value-type="float" office:value="0.321947" calcext:value-type="float">
            <text:p>0,321947</text:p>
          </table:table-cell>
          <table:table-cell office:value-type="float" office:value="0.369829" calcext:value-type="float">
            <text:p>0,369829</text:p>
          </table:table-cell>
          <table:table-cell office:value-type="float" office:value="0.426504" calcext:value-type="float">
            <text:p>0,426504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19495" calcext:value-type="float">
            <text:p>0,21949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072041" calcext:value-type="float">
            <text:p>-0,072041</text:p>
          </table:table-cell>
          <table:table-cell office:value-type="float" office:value="0.112575" calcext:value-type="float">
            <text:p>0,112575</text:p>
          </table:table-cell>
          <table:table-cell office:value-type="float" office:value="0.158474" calcext:value-type="float">
            <text:p>0,158474</text:p>
          </table:table-cell>
          <table:table-cell office:value-type="float" office:value="0.197839" calcext:value-type="float">
            <text:p>0,197839</text:p>
          </table:table-cell>
          <table:table-cell office:value-type="float" office:value="0.232208" calcext:value-type="float">
            <text:p>0,232208</text:p>
          </table:table-cell>
          <table:table-cell office:value-type="float" office:value="0.254577" calcext:value-type="float">
            <text:p>0,254577</text:p>
          </table:table-cell>
          <table:table-cell office:value-type="float" office:value="0.288387" calcext:value-type="float">
            <text:p>0,288387</text:p>
          </table:table-cell>
          <table:table-cell office:value-type="float" office:value="0.33389" calcext:value-type="float">
            <text:p>0,33389</text:p>
          </table:table-cell>
          <table:table-cell office:value-type="float" office:value="0.372286" calcext:value-type="float">
            <text:p>0,372286</text:p>
          </table:table-cell>
          <table:table-cell office:value-type="float" office:value="0.42928" calcext:value-type="float">
            <text:p>0,42928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30747" calcext:value-type="float">
            <text:p>0,23074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03696" calcext:value-type="float">
            <text:p>-0,03696</text:p>
          </table:table-cell>
          <table:table-cell office:value-type="float" office:value="0.127703" calcext:value-type="float">
            <text:p>0,127703</text:p>
          </table:table-cell>
          <table:table-cell office:value-type="float" office:value="0.180224" calcext:value-type="float">
            <text:p>0,180224</text:p>
          </table:table-cell>
          <table:table-cell office:value-type="float" office:value="0.216758" calcext:value-type="float">
            <text:p>0,216758</text:p>
          </table:table-cell>
          <table:table-cell office:value-type="float" office:value="0.246256" calcext:value-type="float">
            <text:p>0,246256</text:p>
          </table:table-cell>
          <table:table-cell office:value-type="float" office:value="0.273445" calcext:value-type="float">
            <text:p>0,273445</text:p>
          </table:table-cell>
          <table:table-cell office:value-type="float" office:value="0.305602" calcext:value-type="float">
            <text:p>0,305602</text:p>
          </table:table-cell>
          <table:table-cell office:value-type="float" office:value="0.346272" calcext:value-type="float">
            <text:p>0,346272</text:p>
          </table:table-cell>
          <table:table-cell office:value-type="float" office:value="0.379745" calcext:value-type="float">
            <text:p>0,379745</text:p>
          </table:table-cell>
          <table:table-cell office:value-type="float" office:value="0.430961" calcext:value-type="float">
            <text:p>0,430961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47001" calcext:value-type="float">
            <text:p>0,24700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175763" calcext:value-type="float">
            <text:p>-0,175763</text:p>
          </table:table-cell>
          <table:table-cell office:value-type="float" office:value="0.113878" calcext:value-type="float">
            <text:p>0,113878</text:p>
          </table:table-cell>
          <table:table-cell office:value-type="float" office:value="0.167318" calcext:value-type="float">
            <text:p>0,167318</text:p>
          </table:table-cell>
          <table:table-cell office:value-type="float" office:value="0.204099" calcext:value-type="float">
            <text:p>0,204099</text:p>
          </table:table-cell>
          <table:table-cell office:value-type="float" office:value="0.231254" calcext:value-type="float">
            <text:p>0,231254</text:p>
          </table:table-cell>
          <table:table-cell office:value-type="float" office:value="0.257371" calcext:value-type="float">
            <text:p>0,257371</text:p>
          </table:table-cell>
          <table:table-cell office:value-type="float" office:value="0.294789" calcext:value-type="float">
            <text:p>0,294789</text:p>
          </table:table-cell>
          <table:table-cell office:value-type="float" office:value="0.336214" calcext:value-type="float">
            <text:p>0,336214</text:p>
          </table:table-cell>
          <table:table-cell office:value-type="float" office:value="0.372899" calcext:value-type="float">
            <text:p>0,372899</text:p>
          </table:table-cell>
          <table:table-cell office:value-type="float" office:value="0.431461" calcext:value-type="float">
            <text:p>0,431461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23352" calcext:value-type="float">
            <text:p>0,22335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-0.035453" calcext:value-type="float">
            <text:p>-0,035453</text:p>
          </table:table-cell>
          <table:table-cell office:value-type="float" office:value="0.122724" calcext:value-type="float">
            <text:p>0,122724</text:p>
          </table:table-cell>
          <table:table-cell office:value-type="float" office:value="0.176826" calcext:value-type="float">
            <text:p>0,176826</text:p>
          </table:table-cell>
          <table:table-cell office:value-type="float" office:value="0.218131" calcext:value-type="float">
            <text:p>0,218131</text:p>
          </table:table-cell>
          <table:table-cell office:value-type="float" office:value="0.244312" calcext:value-type="float">
            <text:p>0,244312</text:p>
          </table:table-cell>
          <table:table-cell office:value-type="float" office:value="0.272421" calcext:value-type="float">
            <text:p>0,272421</text:p>
          </table:table-cell>
          <table:table-cell office:value-type="float" office:value="0.312373" calcext:value-type="float">
            <text:p>0,312373</text:p>
          </table:table-cell>
          <table:table-cell office:value-type="float" office:value="0.35016" calcext:value-type="float">
            <text:p>0,35016</text:p>
          </table:table-cell>
          <table:table-cell office:value-type="float" office:value="0.388981" calcext:value-type="float">
            <text:p>0,388981</text:p>
          </table:table-cell>
          <table:table-cell office:value-type="float" office:value="0.436091" calcext:value-type="float">
            <text:p>0,436091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48657" calcext:value-type="float">
            <text:p>0,24865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121049" calcext:value-type="float">
            <text:p>-0,121049</text:p>
          </table:table-cell>
          <table:table-cell office:value-type="float" office:value="0.131854" calcext:value-type="float">
            <text:p>0,131854</text:p>
          </table:table-cell>
          <table:table-cell office:value-type="float" office:value="0.185136" calcext:value-type="float">
            <text:p>0,185136</text:p>
          </table:table-cell>
          <table:table-cell office:value-type="float" office:value="0.212332" calcext:value-type="float">
            <text:p>0,212332</text:p>
          </table:table-cell>
          <table:table-cell office:value-type="float" office:value="0.239318" calcext:value-type="float">
            <text:p>0,239318</text:p>
          </table:table-cell>
          <table:table-cell office:value-type="float" office:value="0.269559" calcext:value-type="float">
            <text:p>0,269559</text:p>
          </table:table-cell>
          <table:table-cell office:value-type="float" office:value="0.313522" calcext:value-type="float">
            <text:p>0,313522</text:p>
          </table:table-cell>
          <table:table-cell office:value-type="float" office:value="0.351911" calcext:value-type="float">
            <text:p>0,351911</text:p>
          </table:table-cell>
          <table:table-cell office:value-type="float" office:value="0.389839" calcext:value-type="float">
            <text:p>0,389839</text:p>
          </table:table-cell>
          <table:table-cell office:value-type="float" office:value="0.43062" calcext:value-type="float">
            <text:p>0,43062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40304" calcext:value-type="float">
            <text:p>0,24030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037611" calcext:value-type="float">
            <text:p>-0,037611</text:p>
          </table:table-cell>
          <table:table-cell office:value-type="float" office:value="0.134322" calcext:value-type="float">
            <text:p>0,134322</text:p>
          </table:table-cell>
          <table:table-cell office:value-type="float" office:value="0.185777" calcext:value-type="float">
            <text:p>0,185777</text:p>
          </table:table-cell>
          <table:table-cell office:value-type="float" office:value="0.212721" calcext:value-type="float">
            <text:p>0,212721</text:p>
          </table:table-cell>
          <table:table-cell office:value-type="float" office:value="0.241876" calcext:value-type="float">
            <text:p>0,241876</text:p>
          </table:table-cell>
          <table:table-cell office:value-type="float" office:value="0.281089" calcext:value-type="float">
            <text:p>0,281089</text:p>
          </table:table-cell>
          <table:table-cell office:value-type="float" office:value="0.321086" calcext:value-type="float">
            <text:p>0,321086</text:p>
          </table:table-cell>
          <table:table-cell office:value-type="float" office:value="0.359555" calcext:value-type="float">
            <text:p>0,359555</text:p>
          </table:table-cell>
          <table:table-cell office:value-type="float" office:value="0.399348" calcext:value-type="float">
            <text:p>0,399348</text:p>
          </table:table-cell>
          <table:table-cell office:value-type="float" office:value="0.434358" calcext:value-type="float">
            <text:p>0,434358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53252" calcext:value-type="float">
            <text:p>0,25325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-0.026229" calcext:value-type="float">
            <text:p>-0,026229</text:p>
          </table:table-cell>
          <table:table-cell office:value-type="float" office:value="0.136143" calcext:value-type="float">
            <text:p>0,136143</text:p>
          </table:table-cell>
          <table:table-cell office:value-type="float" office:value="0.184288" calcext:value-type="float">
            <text:p>0,184288</text:p>
          </table:table-cell>
          <table:table-cell office:value-type="float" office:value="0.214875" calcext:value-type="float">
            <text:p>0,214875</text:p>
          </table:table-cell>
          <table:table-cell office:value-type="float" office:value="0.245015" calcext:value-type="float">
            <text:p>0,245015</text:p>
          </table:table-cell>
          <table:table-cell office:value-type="float" office:value="0.273952" calcext:value-type="float">
            <text:p>0,273952</text:p>
          </table:table-cell>
          <table:table-cell office:value-type="float" office:value="0.310986" calcext:value-type="float">
            <text:p>0,310986</text:p>
          </table:table-cell>
          <table:table-cell office:value-type="float" office:value="0.3551" calcext:value-type="float">
            <text:p>0,3551</text:p>
          </table:table-cell>
          <table:table-cell office:value-type="float" office:value="0.397054" calcext:value-type="float">
            <text:p>0,397054</text:p>
          </table:table-cell>
          <table:table-cell office:value-type="float" office:value="0.43548" calcext:value-type="float">
            <text:p>0,43548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52666" calcext:value-type="float">
            <text:p>0,2526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118767" calcext:value-type="float">
            <text:p>-0,118767</text:p>
          </table:table-cell>
          <table:table-cell office:value-type="float" office:value="0.141579" calcext:value-type="float">
            <text:p>0,141579</text:p>
          </table:table-cell>
          <table:table-cell office:value-type="float" office:value="0.191897" calcext:value-type="float">
            <text:p>0,191897</text:p>
          </table:table-cell>
          <table:table-cell office:value-type="float" office:value="0.220811" calcext:value-type="float">
            <text:p>0,220811</text:p>
          </table:table-cell>
          <table:table-cell office:value-type="float" office:value="0.252096" calcext:value-type="float">
            <text:p>0,252096</text:p>
          </table:table-cell>
          <table:table-cell office:value-type="float" office:value="0.280686" calcext:value-type="float">
            <text:p>0,280686</text:p>
          </table:table-cell>
          <table:table-cell office:value-type="float" office:value="0.311735" calcext:value-type="float">
            <text:p>0,311735</text:p>
          </table:table-cell>
          <table:table-cell office:value-type="float" office:value="0.344161" calcext:value-type="float">
            <text:p>0,344161</text:p>
          </table:table-cell>
          <table:table-cell office:value-type="float" office:value="0.39029" calcext:value-type="float">
            <text:p>0,39029</text:p>
          </table:table-cell>
          <table:table-cell office:value-type="float" office:value="0.434228" calcext:value-type="float">
            <text:p>0,434228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44872" calcext:value-type="float">
            <text:p>0,24487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028837" calcext:value-type="float">
            <text:p>-0,028837</text:p>
          </table:table-cell>
          <table:table-cell office:value-type="float" office:value="0.133887" calcext:value-type="float">
            <text:p>0,133887</text:p>
          </table:table-cell>
          <table:table-cell office:value-type="float" office:value="0.185179" calcext:value-type="float">
            <text:p>0,185179</text:p>
          </table:table-cell>
          <table:table-cell office:value-type="float" office:value="0.220175" calcext:value-type="float">
            <text:p>0,220175</text:p>
          </table:table-cell>
          <table:table-cell office:value-type="float" office:value="0.257754" calcext:value-type="float">
            <text:p>0,257754</text:p>
          </table:table-cell>
          <table:table-cell office:value-type="float" office:value="0.285469" calcext:value-type="float">
            <text:p>0,285469</text:p>
          </table:table-cell>
          <table:table-cell office:value-type="float" office:value="0.314112" calcext:value-type="float">
            <text:p>0,314112</text:p>
          </table:table-cell>
          <table:table-cell office:value-type="float" office:value="0.345345" calcext:value-type="float">
            <text:p>0,345345</text:p>
          </table:table-cell>
          <table:table-cell office:value-type="float" office:value="0.384528" calcext:value-type="float">
            <text:p>0,384528</text:p>
          </table:table-cell>
          <table:table-cell office:value-type="float" office:value="0.431377" calcext:value-type="float">
            <text:p>0,431377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52899" calcext:value-type="float">
            <text:p>0,25289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008436" calcext:value-type="float">
            <text:p>0,008436</text:p>
          </table:table-cell>
          <table:table-cell office:value-type="float" office:value="0.148365" calcext:value-type="float">
            <text:p>0,148365</text:p>
          </table:table-cell>
          <table:table-cell office:value-type="float" office:value="0.189036" calcext:value-type="float">
            <text:p>0,189036</text:p>
          </table:table-cell>
          <table:table-cell office:value-type="float" office:value="0.225434" calcext:value-type="float">
            <text:p>0,225434</text:p>
          </table:table-cell>
          <table:table-cell office:value-type="float" office:value="0.261606" calcext:value-type="float">
            <text:p>0,261606</text:p>
          </table:table-cell>
          <table:table-cell office:value-type="float" office:value="0.290119" calcext:value-type="float">
            <text:p>0,290119</text:p>
          </table:table-cell>
          <table:table-cell office:value-type="float" office:value="0.317408" calcext:value-type="float">
            <text:p>0,317408</text:p>
          </table:table-cell>
          <table:table-cell office:value-type="float" office:value="0.349274" calcext:value-type="float">
            <text:p>0,349274</text:p>
          </table:table-cell>
          <table:table-cell office:value-type="float" office:value="0.385291" calcext:value-type="float">
            <text:p>0,385291</text:p>
          </table:table-cell>
          <table:table-cell office:value-type="float" office:value="0.42804" calcext:value-type="float">
            <text:p>0,42804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60301" calcext:value-type="float">
            <text:p>0,26030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076184" calcext:value-type="float">
            <text:p>-0,076184</text:p>
          </table:table-cell>
          <table:table-cell office:value-type="float" office:value="0.126889" calcext:value-type="float">
            <text:p>0,126889</text:p>
          </table:table-cell>
          <table:table-cell office:value-type="float" office:value="0.176677" calcext:value-type="float">
            <text:p>0,176677</text:p>
          </table:table-cell>
          <table:table-cell office:value-type="float" office:value="0.211211" calcext:value-type="float">
            <text:p>0,211211</text:p>
          </table:table-cell>
          <table:table-cell office:value-type="float" office:value="0.24968" calcext:value-type="float">
            <text:p>0,24968</text:p>
          </table:table-cell>
          <table:table-cell office:value-type="float" office:value="0.284842" calcext:value-type="float">
            <text:p>0,284842</text:p>
          </table:table-cell>
          <table:table-cell office:value-type="float" office:value="0.32616" calcext:value-type="float">
            <text:p>0,32616</text:p>
          </table:table-cell>
          <table:table-cell office:value-type="float" office:value="0.360066" calcext:value-type="float">
            <text:p>0,360066</text:p>
          </table:table-cell>
          <table:table-cell office:value-type="float" office:value="0.391167" calcext:value-type="float">
            <text:p>0,391167</text:p>
          </table:table-cell>
          <table:table-cell office:value-type="float" office:value="0.428228" calcext:value-type="float">
            <text:p>0,428228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47874" calcext:value-type="float">
            <text:p>0,24787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0.020386" calcext:value-type="float">
            <text:p>0,020386</text:p>
          </table:table-cell>
          <table:table-cell office:value-type="float" office:value="0.133818" calcext:value-type="float">
            <text:p>0,133818</text:p>
          </table:table-cell>
          <table:table-cell office:value-type="float" office:value="0.186473" calcext:value-type="float">
            <text:p>0,186473</text:p>
          </table:table-cell>
          <table:table-cell office:value-type="float" office:value="0.224241" calcext:value-type="float">
            <text:p>0,224241</text:p>
          </table:table-cell>
          <table:table-cell office:value-type="float" office:value="0.262294" calcext:value-type="float">
            <text:p>0,262294</text:p>
          </table:table-cell>
          <table:table-cell office:value-type="float" office:value="0.293315" calcext:value-type="float">
            <text:p>0,293315</text:p>
          </table:table-cell>
          <table:table-cell office:value-type="float" office:value="0.327845" calcext:value-type="float">
            <text:p>0,327845</text:p>
          </table:table-cell>
          <table:table-cell office:value-type="float" office:value="0.359181" calcext:value-type="float">
            <text:p>0,359181</text:p>
          </table:table-cell>
          <table:table-cell office:value-type="float" office:value="0.387149" calcext:value-type="float">
            <text:p>0,387149</text:p>
          </table:table-cell>
          <table:table-cell office:value-type="float" office:value="0.427616" calcext:value-type="float">
            <text:p>0,427616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62232" calcext:value-type="float">
            <text:p>0,26223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134565" calcext:value-type="float">
            <text:p>-0,134565</text:p>
          </table:table-cell>
          <table:table-cell office:value-type="float" office:value="0.129362" calcext:value-type="float">
            <text:p>0,129362</text:p>
          </table:table-cell>
          <table:table-cell office:value-type="float" office:value="0.184988" calcext:value-type="float">
            <text:p>0,184988</text:p>
          </table:table-cell>
          <table:table-cell office:value-type="float" office:value="0.224246" calcext:value-type="float">
            <text:p>0,224246</text:p>
          </table:table-cell>
          <table:table-cell office:value-type="float" office:value="0.265443" calcext:value-type="float">
            <text:p>0,265443</text:p>
          </table:table-cell>
          <table:table-cell office:value-type="float" office:value="0.299226" calcext:value-type="float">
            <text:p>0,299226</text:p>
          </table:table-cell>
          <table:table-cell office:value-type="float" office:value="0.330933" calcext:value-type="float">
            <text:p>0,330933</text:p>
          </table:table-cell>
          <table:table-cell office:value-type="float" office:value="0.361908" calcext:value-type="float">
            <text:p>0,361908</text:p>
          </table:table-cell>
          <table:table-cell office:value-type="float" office:value="0.389177" calcext:value-type="float">
            <text:p>0,389177</text:p>
          </table:table-cell>
          <table:table-cell office:value-type="float" office:value="0.425809" calcext:value-type="float">
            <text:p>0,425809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47653" calcext:value-type="float">
            <text:p>0,24765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0.007075" calcext:value-type="float">
            <text:p>0,007075</text:p>
          </table:table-cell>
          <table:table-cell office:value-type="float" office:value="0.15363" calcext:value-type="float">
            <text:p>0,15363</text:p>
          </table:table-cell>
          <table:table-cell office:value-type="float" office:value="0.195559" calcext:value-type="float">
            <text:p>0,195559</text:p>
          </table:table-cell>
          <table:table-cell office:value-type="float" office:value="0.233718" calcext:value-type="float">
            <text:p>0,233718</text:p>
          </table:table-cell>
          <table:table-cell office:value-type="float" office:value="0.268345" calcext:value-type="float">
            <text:p>0,268345</text:p>
          </table:table-cell>
          <table:table-cell office:value-type="float" office:value="0.302957" calcext:value-type="float">
            <text:p>0,302957</text:p>
          </table:table-cell>
          <table:table-cell office:value-type="float" office:value="0.341931" calcext:value-type="float">
            <text:p>0,341931</text:p>
          </table:table-cell>
          <table:table-cell office:value-type="float" office:value="0.366365" calcext:value-type="float">
            <text:p>0,366365</text:p>
          </table:table-cell>
          <table:table-cell office:value-type="float" office:value="0.394353" calcext:value-type="float">
            <text:p>0,394353</text:p>
          </table:table-cell>
          <table:table-cell office:value-type="float" office:value="0.428032" calcext:value-type="float">
            <text:p>0,428032</text:p>
          </table:table-cell>
          <table:table-cell office:value-type="float" office:value="0.469614" calcext:value-type="float">
            <text:p>0,469614</text:p>
          </table:table-cell>
          <table:table-cell office:value-type="float" office:value="0.269197" calcext:value-type="float">
            <text:p>0,26919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0.025418" calcext:value-type="float">
            <text:p>-0,025418</text:p>
          </table:table-cell>
          <table:table-cell office:value-type="float" office:value="0.150077" calcext:value-type="float">
            <text:p>0,150077</text:p>
          </table:table-cell>
          <table:table-cell office:value-type="float" office:value="0.199856" calcext:value-type="float">
            <text:p>0,199856</text:p>
          </table:table-cell>
          <table:table-cell office:value-type="float" office:value="0.247492" calcext:value-type="float">
            <text:p>0,247492</text:p>
          </table:table-cell>
          <table:table-cell office:value-type="float" office:value="0.28629" calcext:value-type="float">
            <text:p>0,28629</text:p>
          </table:table-cell>
          <table:table-cell office:value-type="float" office:value="0.327549" calcext:value-type="float">
            <text:p>0,327549</text:p>
          </table:table-cell>
          <table:table-cell office:value-type="float" office:value="0.358797" calcext:value-type="float">
            <text:p>0,358797</text:p>
          </table:table-cell>
          <table:table-cell office:value-type="float" office:value="0.383591" calcext:value-type="float">
            <text:p>0,383591</text:p>
          </table:table-cell>
          <table:table-cell office:value-type="float" office:value="0.408883" calcext:value-type="float">
            <text:p>0,408883</text:p>
          </table:table-cell>
          <table:table-cell office:value-type="float" office:value="0.435447" calcext:value-type="float">
            <text:p>0,435447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277256" calcext:value-type="float">
            <text:p>0,27725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27451" calcext:value-type="float">
            <text:p>-0,027451</text:p>
          </table:table-cell>
          <table:table-cell office:value-type="float" office:value="0.075478" calcext:value-type="float">
            <text:p>0,075478</text:p>
          </table:table-cell>
          <table:table-cell office:value-type="float" office:value="0.154172" calcext:value-type="float">
            <text:p>0,154172</text:p>
          </table:table-cell>
          <table:table-cell office:value-type="float" office:value="0.203178" calcext:value-type="float">
            <text:p>0,203178</text:p>
          </table:table-cell>
          <table:table-cell office:value-type="float" office:value="0.252073" calcext:value-type="float">
            <text:p>0,252073</text:p>
          </table:table-cell>
          <table:table-cell office:value-type="float" office:value="0.285979" calcext:value-type="float">
            <text:p>0,285979</text:p>
          </table:table-cell>
          <table:table-cell office:value-type="float" office:value="0.322222" calcext:value-type="float">
            <text:p>0,322222</text:p>
          </table:table-cell>
          <table:table-cell office:value-type="float" office:value="0.353888" calcext:value-type="float">
            <text:p>0,353888</text:p>
          </table:table-cell>
          <table:table-cell office:value-type="float" office:value="0.378761" calcext:value-type="float">
            <text:p>0,378761</text:p>
          </table:table-cell>
          <table:table-cell office:value-type="float" office:value="0.404542" calcext:value-type="float">
            <text:p>0,404542</text:p>
          </table:table-cell>
          <table:table-cell office:value-type="float" office:value="0.434796" calcext:value-type="float">
            <text:p>0,434796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286509" calcext:value-type="float">
            <text:p>0,28650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-0.004712" calcext:value-type="float">
            <text:p>-0,004712</text:p>
          </table:table-cell>
          <table:table-cell office:value-type="float" office:value="0.166846" calcext:value-type="float">
            <text:p>0,166846</text:p>
          </table:table-cell>
          <table:table-cell office:value-type="float" office:value="0.222726" calcext:value-type="float">
            <text:p>0,222726</text:p>
          </table:table-cell>
          <table:table-cell office:value-type="float" office:value="0.265255" calcext:value-type="float">
            <text:p>0,265255</text:p>
          </table:table-cell>
          <table:table-cell office:value-type="float" office:value="0.296206" calcext:value-type="float">
            <text:p>0,296206</text:p>
          </table:table-cell>
          <table:table-cell office:value-type="float" office:value="0.328604" calcext:value-type="float">
            <text:p>0,328604</text:p>
          </table:table-cell>
          <table:table-cell office:value-type="float" office:value="0.357595" calcext:value-type="float">
            <text:p>0,357595</text:p>
          </table:table-cell>
          <table:table-cell office:value-type="float" office:value="0.382979" calcext:value-type="float">
            <text:p>0,382979</text:p>
          </table:table-cell>
          <table:table-cell office:value-type="float" office:value="0.412777" calcext:value-type="float">
            <text:p>0,412777</text:p>
          </table:table-cell>
          <table:table-cell office:value-type="float" office:value="0.437616" calcext:value-type="float">
            <text:p>0,437616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286589" calcext:value-type="float">
            <text:p>0,28658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011534" calcext:value-type="float">
            <text:p>0,011534</text:p>
          </table:table-cell>
          <table:table-cell office:value-type="float" office:value="0.18868" calcext:value-type="float">
            <text:p>0,18868</text:p>
          </table:table-cell>
          <table:table-cell office:value-type="float" office:value="0.237541" calcext:value-type="float">
            <text:p>0,237541</text:p>
          </table:table-cell>
          <table:table-cell office:value-type="float" office:value="0.266563" calcext:value-type="float">
            <text:p>0,266563</text:p>
          </table:table-cell>
          <table:table-cell office:value-type="float" office:value="0.293949" calcext:value-type="float">
            <text:p>0,293949</text:p>
          </table:table-cell>
          <table:table-cell office:value-type="float" office:value="0.320485" calcext:value-type="float">
            <text:p>0,320485</text:p>
          </table:table-cell>
          <table:table-cell office:value-type="float" office:value="0.347056" calcext:value-type="float">
            <text:p>0,347056</text:p>
          </table:table-cell>
          <table:table-cell office:value-type="float" office:value="0.376334" calcext:value-type="float">
            <text:p>0,376334</text:p>
          </table:table-cell>
          <table:table-cell office:value-type="float" office:value="0.412689" calcext:value-type="float">
            <text:p>0,412689</text:p>
          </table:table-cell>
          <table:table-cell office:value-type="float" office:value="0.437545" calcext:value-type="float">
            <text:p>0,437545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289238" calcext:value-type="float">
            <text:p>0,28923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241" calcext:value-type="float">
            <text:p>0,01241</text:p>
          </table:table-cell>
          <table:table-cell office:value-type="float" office:value="0.100174" calcext:value-type="float">
            <text:p>0,100174</text:p>
          </table:table-cell>
          <table:table-cell office:value-type="float" office:value="0.182771" calcext:value-type="float">
            <text:p>0,182771</text:p>
          </table:table-cell>
          <table:table-cell office:value-type="float" office:value="0.234557" calcext:value-type="float">
            <text:p>0,234557</text:p>
          </table:table-cell>
          <table:table-cell office:value-type="float" office:value="0.267662" calcext:value-type="float">
            <text:p>0,267662</text:p>
          </table:table-cell>
          <table:table-cell office:value-type="float" office:value="0.299434" calcext:value-type="float">
            <text:p>0,299434</text:p>
          </table:table-cell>
          <table:table-cell office:value-type="float" office:value="0.325669" calcext:value-type="float">
            <text:p>0,325669</text:p>
          </table:table-cell>
          <table:table-cell office:value-type="float" office:value="0.353179" calcext:value-type="float">
            <text:p>0,353179</text:p>
          </table:table-cell>
          <table:table-cell office:value-type="float" office:value="0.378492" calcext:value-type="float">
            <text:p>0,378492</text:p>
          </table:table-cell>
          <table:table-cell office:value-type="float" office:value="0.412097" calcext:value-type="float">
            <text:p>0,412097</text:p>
          </table:table-cell>
          <table:table-cell office:value-type="float" office:value="0.436152" calcext:value-type="float">
            <text:p>0,436152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299019" calcext:value-type="float">
            <text:p>0,2990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241" calcext:value-type="float">
            <text:p>0,01241</text:p>
          </table:table-cell>
          <table:table-cell office:value-type="float" office:value="0.086462" calcext:value-type="float">
            <text:p>0,086462</text:p>
          </table:table-cell>
          <table:table-cell office:value-type="float" office:value="0.177236" calcext:value-type="float">
            <text:p>0,177236</text:p>
          </table:table-cell>
          <table:table-cell office:value-type="float" office:value="0.235825" calcext:value-type="float">
            <text:p>0,235825</text:p>
          </table:table-cell>
          <table:table-cell office:value-type="float" office:value="0.27618" calcext:value-type="float">
            <text:p>0,27618</text:p>
          </table:table-cell>
          <table:table-cell office:value-type="float" office:value="0.309316" calcext:value-type="float">
            <text:p>0,309316</text:p>
          </table:table-cell>
          <table:table-cell office:value-type="float" office:value="0.334251" calcext:value-type="float">
            <text:p>0,334251</text:p>
          </table:table-cell>
          <table:table-cell office:value-type="float" office:value="0.361217" calcext:value-type="float">
            <text:p>0,361217</text:p>
          </table:table-cell>
          <table:table-cell office:value-type="float" office:value="0.388841" calcext:value-type="float">
            <text:p>0,388841</text:p>
          </table:table-cell>
          <table:table-cell office:value-type="float" office:value="0.417463" calcext:value-type="float">
            <text:p>0,417463</text:p>
          </table:table-cell>
          <table:table-cell office:value-type="float" office:value="0.439297" calcext:value-type="float">
            <text:p>0,439297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02609" calcext:value-type="float">
            <text:p>0,3026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023393" calcext:value-type="float">
            <text:p>0,023393</text:p>
          </table:table-cell>
          <table:table-cell office:value-type="float" office:value="0.19496" calcext:value-type="float">
            <text:p>0,19496</text:p>
          </table:table-cell>
          <table:table-cell office:value-type="float" office:value="0.246978" calcext:value-type="float">
            <text:p>0,246978</text:p>
          </table:table-cell>
          <table:table-cell office:value-type="float" office:value="0.288605" calcext:value-type="float">
            <text:p>0,288605</text:p>
          </table:table-cell>
          <table:table-cell office:value-type="float" office:value="0.320774" calcext:value-type="float">
            <text:p>0,320774</text:p>
          </table:table-cell>
          <table:table-cell office:value-type="float" office:value="0.351347" calcext:value-type="float">
            <text:p>0,351347</text:p>
          </table:table-cell>
          <table:table-cell office:value-type="float" office:value="0.370934" calcext:value-type="float">
            <text:p>0,370934</text:p>
          </table:table-cell>
          <table:table-cell office:value-type="float" office:value="0.396074" calcext:value-type="float">
            <text:p>0,396074</text:p>
          </table:table-cell>
          <table:table-cell office:value-type="float" office:value="0.417546" calcext:value-type="float">
            <text:p>0,417546</text:p>
          </table:table-cell>
          <table:table-cell office:value-type="float" office:value="0.438321" calcext:value-type="float">
            <text:p>0,438321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04893" calcext:value-type="float">
            <text:p>0,30489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-0.113297" calcext:value-type="float">
            <text:p>-0,113297</text:p>
          </table:table-cell>
          <table:table-cell office:value-type="float" office:value="0.160073" calcext:value-type="float">
            <text:p>0,160073</text:p>
          </table:table-cell>
          <table:table-cell office:value-type="float" office:value="0.226082" calcext:value-type="float">
            <text:p>0,226082</text:p>
          </table:table-cell>
          <table:table-cell office:value-type="float" office:value="0.272679" calcext:value-type="float">
            <text:p>0,272679</text:p>
          </table:table-cell>
          <table:table-cell office:value-type="float" office:value="0.312173" calcext:value-type="float">
            <text:p>0,312173</text:p>
          </table:table-cell>
          <table:table-cell office:value-type="float" office:value="0.341004" calcext:value-type="float">
            <text:p>0,341004</text:p>
          </table:table-cell>
          <table:table-cell office:value-type="float" office:value="0.366603" calcext:value-type="float">
            <text:p>0,366603</text:p>
          </table:table-cell>
          <table:table-cell office:value-type="float" office:value="0.390075" calcext:value-type="float">
            <text:p>0,390075</text:p>
          </table:table-cell>
          <table:table-cell office:value-type="float" office:value="0.415644" calcext:value-type="float">
            <text:p>0,415644</text:p>
          </table:table-cell>
          <table:table-cell office:value-type="float" office:value="0.437529" calcext:value-type="float">
            <text:p>0,437529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280856" calcext:value-type="float">
            <text:p>0,28085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007603" calcext:value-type="float">
            <text:p>0,007603</text:p>
          </table:table-cell>
          <table:table-cell office:value-type="float" office:value="0.177464" calcext:value-type="float">
            <text:p>0,177464</text:p>
          </table:table-cell>
          <table:table-cell office:value-type="float" office:value="0.238193" calcext:value-type="float">
            <text:p>0,238193</text:p>
          </table:table-cell>
          <table:table-cell office:value-type="float" office:value="0.28474" calcext:value-type="float">
            <text:p>0,28474</text:p>
          </table:table-cell>
          <table:table-cell office:value-type="float" office:value="0.318916" calcext:value-type="float">
            <text:p>0,318916</text:p>
          </table:table-cell>
          <table:table-cell office:value-type="float" office:value="0.353315" calcext:value-type="float">
            <text:p>0,353315</text:p>
          </table:table-cell>
          <table:table-cell office:value-type="float" office:value="0.375215" calcext:value-type="float">
            <text:p>0,375215</text:p>
          </table:table-cell>
          <table:table-cell office:value-type="float" office:value="0.396274" calcext:value-type="float">
            <text:p>0,396274</text:p>
          </table:table-cell>
          <table:table-cell office:value-type="float" office:value="0.419721" calcext:value-type="float">
            <text:p>0,419721</text:p>
          </table:table-cell>
          <table:table-cell office:value-type="float" office:value="0.437444" calcext:value-type="float">
            <text:p>0,437444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00889" calcext:value-type="float">
            <text:p>0,30088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-0.010142" calcext:value-type="float">
            <text:p>-0,010142</text:p>
          </table:table-cell>
          <table:table-cell office:value-type="float" office:value="0.189046" calcext:value-type="float">
            <text:p>0,189046</text:p>
          </table:table-cell>
          <table:table-cell office:value-type="float" office:value="0.248759" calcext:value-type="float">
            <text:p>0,248759</text:p>
          </table:table-cell>
          <table:table-cell office:value-type="float" office:value="0.289404" calcext:value-type="float">
            <text:p>0,289404</text:p>
          </table:table-cell>
          <table:table-cell office:value-type="float" office:value="0.321775" calcext:value-type="float">
            <text:p>0,321775</text:p>
          </table:table-cell>
          <table:table-cell office:value-type="float" office:value="0.358877" calcext:value-type="float">
            <text:p>0,358877</text:p>
          </table:table-cell>
          <table:table-cell office:value-type="float" office:value="0.380932" calcext:value-type="float">
            <text:p>0,380932</text:p>
          </table:table-cell>
          <table:table-cell office:value-type="float" office:value="0.399574" calcext:value-type="float">
            <text:p>0,399574</text:p>
          </table:table-cell>
          <table:table-cell office:value-type="float" office:value="0.420645" calcext:value-type="float">
            <text:p>0,420645</text:p>
          </table:table-cell>
          <table:table-cell office:value-type="float" office:value="0.437528" calcext:value-type="float">
            <text:p>0,437528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0364" calcext:value-type="float">
            <text:p>0,3036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045036" calcext:value-type="float">
            <text:p>0,045036</text:p>
          </table:table-cell>
          <table:table-cell office:value-type="float" office:value="0.226232" calcext:value-type="float">
            <text:p>0,226232</text:p>
          </table:table-cell>
          <table:table-cell office:value-type="float" office:value="0.266308" calcext:value-type="float">
            <text:p>0,266308</text:p>
          </table:table-cell>
          <table:table-cell office:value-type="float" office:value="0.30417" calcext:value-type="float">
            <text:p>0,30417</text:p>
          </table:table-cell>
          <table:table-cell office:value-type="float" office:value="0.337806" calcext:value-type="float">
            <text:p>0,337806</text:p>
          </table:table-cell>
          <table:table-cell office:value-type="float" office:value="0.368377" calcext:value-type="float">
            <text:p>0,368377</text:p>
          </table:table-cell>
          <table:table-cell office:value-type="float" office:value="0.38782" calcext:value-type="float">
            <text:p>0,38782</text:p>
          </table:table-cell>
          <table:table-cell office:value-type="float" office:value="0.409175" calcext:value-type="float">
            <text:p>0,409175</text:p>
          </table:table-cell>
          <table:table-cell office:value-type="float" office:value="0.423899" calcext:value-type="float">
            <text:p>0,423899</text:p>
          </table:table-cell>
          <table:table-cell office:value-type="float" office:value="0.437577" calcext:value-type="float">
            <text:p>0,437577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2064" calcext:value-type="float">
            <text:p>0,3206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079317" calcext:value-type="float">
            <text:p>0,079317</text:p>
          </table:table-cell>
          <table:table-cell office:value-type="float" office:value="0.244794" calcext:value-type="float">
            <text:p>0,244794</text:p>
          </table:table-cell>
          <table:table-cell office:value-type="float" office:value="0.293385" calcext:value-type="float">
            <text:p>0,293385</text:p>
          </table:table-cell>
          <table:table-cell office:value-type="float" office:value="0.329243" calcext:value-type="float">
            <text:p>0,329243</text:p>
          </table:table-cell>
          <table:table-cell office:value-type="float" office:value="0.357201" calcext:value-type="float">
            <text:p>0,357201</text:p>
          </table:table-cell>
          <table:table-cell office:value-type="float" office:value="0.373437" calcext:value-type="float">
            <text:p>0,373437</text:p>
          </table:table-cell>
          <table:table-cell office:value-type="float" office:value="0.391467" calcext:value-type="float">
            <text:p>0,391467</text:p>
          </table:table-cell>
          <table:table-cell office:value-type="float" office:value="0.411962" calcext:value-type="float">
            <text:p>0,411962</text:p>
          </table:table-cell>
          <table:table-cell office:value-type="float" office:value="0.425638" calcext:value-type="float">
            <text:p>0,425638</text:p>
          </table:table-cell>
          <table:table-cell office:value-type="float" office:value="0.439726" calcext:value-type="float">
            <text:p>0,439726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34617" calcext:value-type="float">
            <text:p>0,33461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127331" calcext:value-type="float">
            <text:p>0,127331</text:p>
          </table:table-cell>
          <table:table-cell office:value-type="float" office:value="0.263322" calcext:value-type="float">
            <text:p>0,263322</text:p>
          </table:table-cell>
          <table:table-cell office:value-type="float" office:value="0.311496" calcext:value-type="float">
            <text:p>0,311496</text:p>
          </table:table-cell>
          <table:table-cell office:value-type="float" office:value="0.33972" calcext:value-type="float">
            <text:p>0,33972</text:p>
          </table:table-cell>
          <table:table-cell office:value-type="float" office:value="0.359164" calcext:value-type="float">
            <text:p>0,359164</text:p>
          </table:table-cell>
          <table:table-cell office:value-type="float" office:value="0.375525" calcext:value-type="float">
            <text:p>0,375525</text:p>
          </table:table-cell>
          <table:table-cell office:value-type="float" office:value="0.390683" calcext:value-type="float">
            <text:p>0,390683</text:p>
          </table:table-cell>
          <table:table-cell office:value-type="float" office:value="0.411978" calcext:value-type="float">
            <text:p>0,411978</text:p>
          </table:table-cell>
          <table:table-cell office:value-type="float" office:value="0.425494" calcext:value-type="float">
            <text:p>0,425494</text:p>
          </table:table-cell>
          <table:table-cell office:value-type="float" office:value="0.43748" calcext:value-type="float">
            <text:p>0,43748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44219" calcext:value-type="float">
            <text:p>0,34421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60765" calcext:value-type="float">
            <text:p>0,060765</text:p>
          </table:table-cell>
          <table:table-cell office:value-type="float" office:value="0.170581" calcext:value-type="float">
            <text:p>0,170581</text:p>
          </table:table-cell>
          <table:table-cell office:value-type="float" office:value="0.275981" calcext:value-type="float">
            <text:p>0,275981</text:p>
          </table:table-cell>
          <table:table-cell office:value-type="float" office:value="0.317121" calcext:value-type="float">
            <text:p>0,317121</text:p>
          </table:table-cell>
          <table:table-cell office:value-type="float" office:value="0.343289" calcext:value-type="float">
            <text:p>0,343289</text:p>
          </table:table-cell>
          <table:table-cell office:value-type="float" office:value="0.361277" calcext:value-type="float">
            <text:p>0,361277</text:p>
          </table:table-cell>
          <table:table-cell office:value-type="float" office:value="0.376698" calcext:value-type="float">
            <text:p>0,376698</text:p>
          </table:table-cell>
          <table:table-cell office:value-type="float" office:value="0.396121" calcext:value-type="float">
            <text:p>0,396121</text:p>
          </table:table-cell>
          <table:table-cell office:value-type="float" office:value="0.411862" calcext:value-type="float">
            <text:p>0,411862</text:p>
          </table:table-cell>
          <table:table-cell office:value-type="float" office:value="0.425592" calcext:value-type="float">
            <text:p>0,425592</text:p>
          </table:table-cell>
          <table:table-cell office:value-type="float" office:value="0.440967" calcext:value-type="float">
            <text:p>0,440967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51949" calcext:value-type="float">
            <text:p>0,35194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65167" calcext:value-type="float">
            <text:p>0,065167</text:p>
          </table:table-cell>
          <table:table-cell office:value-type="float" office:value="0.169114" calcext:value-type="float">
            <text:p>0,169114</text:p>
          </table:table-cell>
          <table:table-cell office:value-type="float" office:value="0.249248" calcext:value-type="float">
            <text:p>0,249248</text:p>
          </table:table-cell>
          <table:table-cell office:value-type="float" office:value="0.304399" calcext:value-type="float">
            <text:p>0,304399</text:p>
          </table:table-cell>
          <table:table-cell office:value-type="float" office:value="0.3396" calcext:value-type="float">
            <text:p>0,3396</text:p>
          </table:table-cell>
          <table:table-cell office:value-type="float" office:value="0.359413" calcext:value-type="float">
            <text:p>0,359413</text:p>
          </table:table-cell>
          <table:table-cell office:value-type="float" office:value="0.374677" calcext:value-type="float">
            <text:p>0,374677</text:p>
          </table:table-cell>
          <table:table-cell office:value-type="float" office:value="0.392802" calcext:value-type="float">
            <text:p>0,392802</text:p>
          </table:table-cell>
          <table:table-cell office:value-type="float" office:value="0.408477" calcext:value-type="float">
            <text:p>0,408477</text:p>
          </table:table-cell>
          <table:table-cell office:value-type="float" office:value="0.42358" calcext:value-type="float">
            <text:p>0,42358</text:p>
          </table:table-cell>
          <table:table-cell office:value-type="float" office:value="0.441106" calcext:value-type="float">
            <text:p>0,441106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46242" calcext:value-type="float">
            <text:p>0,34624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124339" calcext:value-type="float">
            <text:p>0,124339</text:p>
          </table:table-cell>
          <table:table-cell office:value-type="float" office:value="0.245727" calcext:value-type="float">
            <text:p>0,245727</text:p>
          </table:table-cell>
          <table:table-cell office:value-type="float" office:value="0.307841" calcext:value-type="float">
            <text:p>0,307841</text:p>
          </table:table-cell>
          <table:table-cell office:value-type="float" office:value="0.340235" calcext:value-type="float">
            <text:p>0,340235</text:p>
          </table:table-cell>
          <table:table-cell office:value-type="float" office:value="0.358932" calcext:value-type="float">
            <text:p>0,358932</text:p>
          </table:table-cell>
          <table:table-cell office:value-type="float" office:value="0.375176" calcext:value-type="float">
            <text:p>0,375176</text:p>
          </table:table-cell>
          <table:table-cell office:value-type="float" office:value="0.392858" calcext:value-type="float">
            <text:p>0,392858</text:p>
          </table:table-cell>
          <table:table-cell office:value-type="float" office:value="0.410638" calcext:value-type="float">
            <text:p>0,410638</text:p>
          </table:table-cell>
          <table:table-cell office:value-type="float" office:value="0.423639" calcext:value-type="float">
            <text:p>0,423639</text:p>
          </table:table-cell>
          <table:table-cell office:value-type="float" office:value="0.441775" calcext:value-type="float">
            <text:p>0,441775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42116" calcext:value-type="float">
            <text:p>0,34211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7523" calcext:value-type="float">
            <text:p>0,007523</text:p>
          </table:table-cell>
          <table:table-cell office:value-type="float" office:value="0.165311" calcext:value-type="float">
            <text:p>0,165311</text:p>
          </table:table-cell>
          <table:table-cell office:value-type="float" office:value="0.267068" calcext:value-type="float">
            <text:p>0,267068</text:p>
          </table:table-cell>
          <table:table-cell office:value-type="float" office:value="0.319133" calcext:value-type="float">
            <text:p>0,319133</text:p>
          </table:table-cell>
          <table:table-cell office:value-type="float" office:value="0.349296" calcext:value-type="float">
            <text:p>0,349296</text:p>
          </table:table-cell>
          <table:table-cell office:value-type="float" office:value="0.365509" calcext:value-type="float">
            <text:p>0,365509</text:p>
          </table:table-cell>
          <table:table-cell office:value-type="float" office:value="0.381559" calcext:value-type="float">
            <text:p>0,381559</text:p>
          </table:table-cell>
          <table:table-cell office:value-type="float" office:value="0.399884" calcext:value-type="float">
            <text:p>0,399884</text:p>
          </table:table-cell>
          <table:table-cell office:value-type="float" office:value="0.41515" calcext:value-type="float">
            <text:p>0,41515</text:p>
          </table:table-cell>
          <table:table-cell office:value-type="float" office:value="0.426512" calcext:value-type="float">
            <text:p>0,426512</text:p>
          </table:table-cell>
          <table:table-cell office:value-type="float" office:value="0.442765" calcext:value-type="float">
            <text:p>0,442765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53219" calcext:value-type="float">
            <text:p>0,35321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2088" calcext:value-type="float">
            <text:p>0,042088</text:p>
          </table:table-cell>
          <table:table-cell office:value-type="float" office:value="0.193009" calcext:value-type="float">
            <text:p>0,193009</text:p>
          </table:table-cell>
          <table:table-cell office:value-type="float" office:value="0.28522" calcext:value-type="float">
            <text:p>0,28522</text:p>
          </table:table-cell>
          <table:table-cell office:value-type="float" office:value="0.334688" calcext:value-type="float">
            <text:p>0,334688</text:p>
          </table:table-cell>
          <table:table-cell office:value-type="float" office:value="0.352675" calcext:value-type="float">
            <text:p>0,352675</text:p>
          </table:table-cell>
          <table:table-cell office:value-type="float" office:value="0.367285" calcext:value-type="float">
            <text:p>0,367285</text:p>
          </table:table-cell>
          <table:table-cell office:value-type="float" office:value="0.386023" calcext:value-type="float">
            <text:p>0,386023</text:p>
          </table:table-cell>
          <table:table-cell office:value-type="float" office:value="0.4032" calcext:value-type="float">
            <text:p>0,4032</text:p>
          </table:table-cell>
          <table:table-cell office:value-type="float" office:value="0.416983" calcext:value-type="float">
            <text:p>0,416983</text:p>
          </table:table-cell>
          <table:table-cell office:value-type="float" office:value="0.427281" calcext:value-type="float">
            <text:p>0,427281</text:p>
          </table:table-cell>
          <table:table-cell office:value-type="float" office:value="0.441629" calcext:value-type="float">
            <text:p>0,441629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60799" calcext:value-type="float">
            <text:p>0,36079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64567" calcext:value-type="float">
            <text:p>0,064567</text:p>
          </table:table-cell>
          <table:table-cell office:value-type="float" office:value="0.191528" calcext:value-type="float">
            <text:p>0,191528</text:p>
          </table:table-cell>
          <table:table-cell office:value-type="float" office:value="0.281835" calcext:value-type="float">
            <text:p>0,281835</text:p>
          </table:table-cell>
          <table:table-cell office:value-type="float" office:value="0.335579" calcext:value-type="float">
            <text:p>0,335579</text:p>
          </table:table-cell>
          <table:table-cell office:value-type="float" office:value="0.354996" calcext:value-type="float">
            <text:p>0,354996</text:p>
          </table:table-cell>
          <table:table-cell office:value-type="float" office:value="0.37314" calcext:value-type="float">
            <text:p>0,37314</text:p>
          </table:table-cell>
          <table:table-cell office:value-type="float" office:value="0.392772" calcext:value-type="float">
            <text:p>0,392772</text:p>
          </table:table-cell>
          <table:table-cell office:value-type="float" office:value="0.407281" calcext:value-type="float">
            <text:p>0,407281</text:p>
          </table:table-cell>
          <table:table-cell office:value-type="float" office:value="0.418187" calcext:value-type="float">
            <text:p>0,418187</text:p>
          </table:table-cell>
          <table:table-cell office:value-type="float" office:value="0.42819" calcext:value-type="float">
            <text:p>0,42819</text:p>
          </table:table-cell>
          <table:table-cell office:value-type="float" office:value="0.441826" calcext:value-type="float">
            <text:p>0,441826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62533" calcext:value-type="float">
            <text:p>0,36253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34632" calcext:value-type="float">
            <text:p>-0,034632</text:p>
          </table:table-cell>
          <table:table-cell office:value-type="float" office:value="0.160509" calcext:value-type="float">
            <text:p>0,160509</text:p>
          </table:table-cell>
          <table:table-cell office:value-type="float" office:value="0.282265" calcext:value-type="float">
            <text:p>0,282265</text:p>
          </table:table-cell>
          <table:table-cell office:value-type="float" office:value="0.330494" calcext:value-type="float">
            <text:p>0,330494</text:p>
          </table:table-cell>
          <table:table-cell office:value-type="float" office:value="0.35487" calcext:value-type="float">
            <text:p>0,35487</text:p>
          </table:table-cell>
          <table:table-cell office:value-type="float" office:value="0.375887" calcext:value-type="float">
            <text:p>0,375887</text:p>
          </table:table-cell>
          <table:table-cell office:value-type="float" office:value="0.391539" calcext:value-type="float">
            <text:p>0,391539</text:p>
          </table:table-cell>
          <table:table-cell office:value-type="float" office:value="0.405257" calcext:value-type="float">
            <text:p>0,405257</text:p>
          </table:table-cell>
          <table:table-cell office:value-type="float" office:value="0.417701" calcext:value-type="float">
            <text:p>0,417701</text:p>
          </table:table-cell>
          <table:table-cell office:value-type="float" office:value="0.427416" calcext:value-type="float">
            <text:p>0,427416</text:p>
          </table:table-cell>
          <table:table-cell office:value-type="float" office:value="0.446389" calcext:value-type="float">
            <text:p>0,446389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59233" calcext:value-type="float">
            <text:p>0,35923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0.111859" calcext:value-type="float">
            <text:p>0,111859</text:p>
          </table:table-cell>
          <table:table-cell office:value-type="float" office:value="0.259344" calcext:value-type="float">
            <text:p>0,259344</text:p>
          </table:table-cell>
          <table:table-cell office:value-type="float" office:value="0.314854" calcext:value-type="float">
            <text:p>0,314854</text:p>
          </table:table-cell>
          <table:table-cell office:value-type="float" office:value="0.341212" calcext:value-type="float">
            <text:p>0,341212</text:p>
          </table:table-cell>
          <table:table-cell office:value-type="float" office:value="0.362687" calcext:value-type="float">
            <text:p>0,362687</text:p>
          </table:table-cell>
          <table:table-cell office:value-type="float" office:value="0.381456" calcext:value-type="float">
            <text:p>0,381456</text:p>
          </table:table-cell>
          <table:table-cell office:value-type="float" office:value="0.399204" calcext:value-type="float">
            <text:p>0,399204</text:p>
          </table:table-cell>
          <table:table-cell office:value-type="float" office:value="0.414924" calcext:value-type="float">
            <text:p>0,414924</text:p>
          </table:table-cell>
          <table:table-cell office:value-type="float" office:value="0.426303" calcext:value-type="float">
            <text:p>0,426303</text:p>
          </table:table-cell>
          <table:table-cell office:value-type="float" office:value="0.442569" calcext:value-type="float">
            <text:p>0,442569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45441" calcext:value-type="float">
            <text:p>0,34544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3337" calcext:value-type="float">
            <text:p>0,043337</text:p>
          </table:table-cell>
          <table:table-cell office:value-type="float" office:value="0.173606" calcext:value-type="float">
            <text:p>0,173606</text:p>
          </table:table-cell>
          <table:table-cell office:value-type="float" office:value="0.266511" calcext:value-type="float">
            <text:p>0,266511</text:p>
          </table:table-cell>
          <table:table-cell office:value-type="float" office:value="0.322067" calcext:value-type="float">
            <text:p>0,322067</text:p>
          </table:table-cell>
          <table:table-cell office:value-type="float" office:value="0.348494" calcext:value-type="float">
            <text:p>0,348494</text:p>
          </table:table-cell>
          <table:table-cell office:value-type="float" office:value="0.371292" calcext:value-type="float">
            <text:p>0,371292</text:p>
          </table:table-cell>
          <table:table-cell office:value-type="float" office:value="0.385596" calcext:value-type="float">
            <text:p>0,385596</text:p>
          </table:table-cell>
          <table:table-cell office:value-type="float" office:value="0.399314" calcext:value-type="float">
            <text:p>0,399314</text:p>
          </table:table-cell>
          <table:table-cell office:value-type="float" office:value="0.417168" calcext:value-type="float">
            <text:p>0,417168</text:p>
          </table:table-cell>
          <table:table-cell office:value-type="float" office:value="0.427859" calcext:value-type="float">
            <text:p>0,427859</text:p>
          </table:table-cell>
          <table:table-cell office:value-type="float" office:value="0.443517" calcext:value-type="float">
            <text:p>0,443517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55542" calcext:value-type="float">
            <text:p>0,35554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586" calcext:value-type="float">
            <text:p>0,07586</text:p>
          </table:table-cell>
          <table:table-cell office:value-type="float" office:value="0.199042" calcext:value-type="float">
            <text:p>0,199042</text:p>
          </table:table-cell>
          <table:table-cell office:value-type="float" office:value="0.281897" calcext:value-type="float">
            <text:p>0,281897</text:p>
          </table:table-cell>
          <table:table-cell office:value-type="float" office:value="0.325323" calcext:value-type="float">
            <text:p>0,325323</text:p>
          </table:table-cell>
          <table:table-cell office:value-type="float" office:value="0.352797" calcext:value-type="float">
            <text:p>0,352797</text:p>
          </table:table-cell>
          <table:table-cell office:value-type="float" office:value="0.373169" calcext:value-type="float">
            <text:p>0,373169</text:p>
          </table:table-cell>
          <table:table-cell office:value-type="float" office:value="0.387312" calcext:value-type="float">
            <text:p>0,387312</text:p>
          </table:table-cell>
          <table:table-cell office:value-type="float" office:value="0.402624" calcext:value-type="float">
            <text:p>0,402624</text:p>
          </table:table-cell>
          <table:table-cell office:value-type="float" office:value="0.419116" calcext:value-type="float">
            <text:p>0,419116</text:p>
          </table:table-cell>
          <table:table-cell office:value-type="float" office:value="0.4294" calcext:value-type="float">
            <text:p>0,4294</text:p>
          </table:table-cell>
          <table:table-cell office:value-type="float" office:value="0.444663" calcext:value-type="float">
            <text:p>0,444663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61534" calcext:value-type="float">
            <text:p>0,36153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68731" calcext:value-type="float">
            <text:p>0,068731</text:p>
          </table:table-cell>
          <table:table-cell office:value-type="float" office:value="0.181585" calcext:value-type="float">
            <text:p>0,181585</text:p>
          </table:table-cell>
          <table:table-cell office:value-type="float" office:value="0.267895" calcext:value-type="float">
            <text:p>0,267895</text:p>
          </table:table-cell>
          <table:table-cell office:value-type="float" office:value="0.315505" calcext:value-type="float">
            <text:p>0,315505</text:p>
          </table:table-cell>
          <table:table-cell office:value-type="float" office:value="0.348387" calcext:value-type="float">
            <text:p>0,348387</text:p>
          </table:table-cell>
          <table:table-cell office:value-type="float" office:value="0.3742" calcext:value-type="float">
            <text:p>0,3742</text:p>
          </table:table-cell>
          <table:table-cell office:value-type="float" office:value="0.389684" calcext:value-type="float">
            <text:p>0,389684</text:p>
          </table:table-cell>
          <table:table-cell office:value-type="float" office:value="0.406198" calcext:value-type="float">
            <text:p>0,406198</text:p>
          </table:table-cell>
          <table:table-cell office:value-type="float" office:value="0.418086" calcext:value-type="float">
            <text:p>0,418086</text:p>
          </table:table-cell>
          <table:table-cell office:value-type="float" office:value="0.428848" calcext:value-type="float">
            <text:p>0,428848</text:p>
          </table:table-cell>
          <table:table-cell office:value-type="float" office:value="0.446333" calcext:value-type="float">
            <text:p>0,446333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57672" calcext:value-type="float">
            <text:p>0,35767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252" calcext:value-type="float">
            <text:p>0,07252</text:p>
          </table:table-cell>
          <table:table-cell office:value-type="float" office:value="0.17761" calcext:value-type="float">
            <text:p>0,17761</text:p>
          </table:table-cell>
          <table:table-cell office:value-type="float" office:value="0.263626" calcext:value-type="float">
            <text:p>0,263626</text:p>
          </table:table-cell>
          <table:table-cell office:value-type="float" office:value="0.315957" calcext:value-type="float">
            <text:p>0,315957</text:p>
          </table:table-cell>
          <table:table-cell office:value-type="float" office:value="0.342354" calcext:value-type="float">
            <text:p>0,342354</text:p>
          </table:table-cell>
          <table:table-cell office:value-type="float" office:value="0.366258" calcext:value-type="float">
            <text:p>0,366258</text:p>
          </table:table-cell>
          <table:table-cell office:value-type="float" office:value="0.385579" calcext:value-type="float">
            <text:p>0,385579</text:p>
          </table:table-cell>
          <table:table-cell office:value-type="float" office:value="0.403061" calcext:value-type="float">
            <text:p>0,403061</text:p>
          </table:table-cell>
          <table:table-cell office:value-type="float" office:value="0.415268" calcext:value-type="float">
            <text:p>0,415268</text:p>
          </table:table-cell>
          <table:table-cell office:value-type="float" office:value="0.424562" calcext:value-type="float">
            <text:p>0,424562</text:p>
          </table:table-cell>
          <table:table-cell office:value-type="float" office:value="0.442834" calcext:value-type="float">
            <text:p>0,442834</text:p>
          </table:table-cell>
          <table:table-cell office:value-type="float" office:value="0.472102" calcext:value-type="float">
            <text:p>0,472102</text:p>
          </table:table-cell>
          <table:table-cell office:value-type="float" office:value="0.353711" calcext:value-type="float">
            <text:p>0,35371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8543" calcext:value-type="float">
            <text:p>0,018543</text:p>
          </table:table-cell>
          <table:table-cell office:value-type="float" office:value="0.175857" calcext:value-type="float">
            <text:p>0,175857</text:p>
          </table:table-cell>
          <table:table-cell office:value-type="float" office:value="0.266964" calcext:value-type="float">
            <text:p>0,266964</text:p>
          </table:table-cell>
          <table:table-cell office:value-type="float" office:value="0.320536" calcext:value-type="float">
            <text:p>0,320536</text:p>
          </table:table-cell>
          <table:table-cell office:value-type="float" office:value="0.343679" calcext:value-type="float">
            <text:p>0,343679</text:p>
          </table:table-cell>
          <table:table-cell office:value-type="float" office:value="0.368677" calcext:value-type="float">
            <text:p>0,368677</text:p>
          </table:table-cell>
          <table:table-cell office:value-type="float" office:value="0.387465" calcext:value-type="float">
            <text:p>0,387465</text:p>
          </table:table-cell>
          <table:table-cell office:value-type="float" office:value="0.404081" calcext:value-type="float">
            <text:p>0,404081</text:p>
          </table:table-cell>
          <table:table-cell office:value-type="float" office:value="0.41587" calcext:value-type="float">
            <text:p>0,41587</text:p>
          </table:table-cell>
          <table:table-cell office:value-type="float" office:value="0.425101" calcext:value-type="float">
            <text:p>0,425101</text:p>
          </table:table-cell>
          <table:table-cell office:value-type="float" office:value="0.442129" calcext:value-type="float">
            <text:p>0,442129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55036" calcext:value-type="float">
            <text:p>0,3550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221" calcext:value-type="float">
            <text:p>0,027221</text:p>
          </table:table-cell>
          <table:table-cell office:value-type="float" office:value="0.178223" calcext:value-type="float">
            <text:p>0,178223</text:p>
          </table:table-cell>
          <table:table-cell office:value-type="float" office:value="0.289062" calcext:value-type="float">
            <text:p>0,289062</text:p>
          </table:table-cell>
          <table:table-cell office:value-type="float" office:value="0.329501" calcext:value-type="float">
            <text:p>0,329501</text:p>
          </table:table-cell>
          <table:table-cell office:value-type="float" office:value="0.3553" calcext:value-type="float">
            <text:p>0,3553</text:p>
          </table:table-cell>
          <table:table-cell office:value-type="float" office:value="0.374586" calcext:value-type="float">
            <text:p>0,374586</text:p>
          </table:table-cell>
          <table:table-cell office:value-type="float" office:value="0.395946" calcext:value-type="float">
            <text:p>0,395946</text:p>
          </table:table-cell>
          <table:table-cell office:value-type="float" office:value="0.41102" calcext:value-type="float">
            <text:p>0,41102</text:p>
          </table:table-cell>
          <table:table-cell office:value-type="float" office:value="0.419425" calcext:value-type="float">
            <text:p>0,419425</text:p>
          </table:table-cell>
          <table:table-cell office:value-type="float" office:value="0.426799" calcext:value-type="float">
            <text:p>0,426799</text:p>
          </table:table-cell>
          <table:table-cell office:value-type="float" office:value="0.442382" calcext:value-type="float">
            <text:p>0,442382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62224" calcext:value-type="float">
            <text:p>0,36222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7221" calcext:value-type="float">
            <text:p>0,027221</text:p>
          </table:table-cell>
          <table:table-cell office:value-type="float" office:value="0.193342" calcext:value-type="float">
            <text:p>0,193342</text:p>
          </table:table-cell>
          <table:table-cell office:value-type="float" office:value="0.298" calcext:value-type="float">
            <text:p>0,298</text:p>
          </table:table-cell>
          <table:table-cell office:value-type="float" office:value="0.333519" calcext:value-type="float">
            <text:p>0,333519</text:p>
          </table:table-cell>
          <table:table-cell office:value-type="float" office:value="0.361697" calcext:value-type="float">
            <text:p>0,361697</text:p>
          </table:table-cell>
          <table:table-cell office:value-type="float" office:value="0.380466" calcext:value-type="float">
            <text:p>0,380466</text:p>
          </table:table-cell>
          <table:table-cell office:value-type="float" office:value="0.399519" calcext:value-type="float">
            <text:p>0,399519</text:p>
          </table:table-cell>
          <table:table-cell office:value-type="float" office:value="0.410773" calcext:value-type="float">
            <text:p>0,410773</text:p>
          </table:table-cell>
          <table:table-cell office:value-type="float" office:value="0.419877" calcext:value-type="float">
            <text:p>0,419877</text:p>
          </table:table-cell>
          <table:table-cell office:value-type="float" office:value="0.429278" calcext:value-type="float">
            <text:p>0,429278</text:p>
          </table:table-cell>
          <table:table-cell office:value-type="float" office:value="0.444565" calcext:value-type="float">
            <text:p>0,444565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67104" calcext:value-type="float">
            <text:p>0,36710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7221" calcext:value-type="float">
            <text:p>0,027221</text:p>
          </table:table-cell>
          <table:table-cell office:value-type="float" office:value="0.19292" calcext:value-type="float">
            <text:p>0,19292</text:p>
          </table:table-cell>
          <table:table-cell office:value-type="float" office:value="0.306904" calcext:value-type="float">
            <text:p>0,306904</text:p>
          </table:table-cell>
          <table:table-cell office:value-type="float" office:value="0.339181" calcext:value-type="float">
            <text:p>0,339181</text:p>
          </table:table-cell>
          <table:table-cell office:value-type="float" office:value="0.361317" calcext:value-type="float">
            <text:p>0,361317</text:p>
          </table:table-cell>
          <table:table-cell office:value-type="float" office:value="0.379148" calcext:value-type="float">
            <text:p>0,379148</text:p>
          </table:table-cell>
          <table:table-cell office:value-type="float" office:value="0.395802" calcext:value-type="float">
            <text:p>0,395802</text:p>
          </table:table-cell>
          <table:table-cell office:value-type="float" office:value="0.407758" calcext:value-type="float">
            <text:p>0,407758</text:p>
          </table:table-cell>
          <table:table-cell office:value-type="float" office:value="0.41691" calcext:value-type="float">
            <text:p>0,41691</text:p>
          </table:table-cell>
          <table:table-cell office:value-type="float" office:value="0.426624" calcext:value-type="float">
            <text:p>0,426624</text:p>
          </table:table-cell>
          <table:table-cell office:value-type="float" office:value="0.44135" calcext:value-type="float">
            <text:p>0,44135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66791" calcext:value-type="float">
            <text:p>0,36679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30016" calcext:value-type="float">
            <text:p>0,030016</text:p>
          </table:table-cell>
          <table:table-cell office:value-type="float" office:value="0.210647" calcext:value-type="float">
            <text:p>0,210647</text:p>
          </table:table-cell>
          <table:table-cell office:value-type="float" office:value="0.315702" calcext:value-type="float">
            <text:p>0,315702</text:p>
          </table:table-cell>
          <table:table-cell office:value-type="float" office:value="0.348389" calcext:value-type="float">
            <text:p>0,348389</text:p>
          </table:table-cell>
          <table:table-cell office:value-type="float" office:value="0.364945" calcext:value-type="float">
            <text:p>0,364945</text:p>
          </table:table-cell>
          <table:table-cell office:value-type="float" office:value="0.383867" calcext:value-type="float">
            <text:p>0,383867</text:p>
          </table:table-cell>
          <table:table-cell office:value-type="float" office:value="0.399591" calcext:value-type="float">
            <text:p>0,399591</text:p>
          </table:table-cell>
          <table:table-cell office:value-type="float" office:value="0.411673" calcext:value-type="float">
            <text:p>0,411673</text:p>
          </table:table-cell>
          <table:table-cell office:value-type="float" office:value="0.419566" calcext:value-type="float">
            <text:p>0,419566</text:p>
          </table:table-cell>
          <table:table-cell office:value-type="float" office:value="0.427791" calcext:value-type="float">
            <text:p>0,427791</text:p>
          </table:table-cell>
          <table:table-cell office:value-type="float" office:value="0.442048" calcext:value-type="float">
            <text:p>0,442048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2422" calcext:value-type="float">
            <text:p>0,37242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172235" calcext:value-type="float">
            <text:p>0,172235</text:p>
          </table:table-cell>
          <table:table-cell office:value-type="float" office:value="0.319921" calcext:value-type="float">
            <text:p>0,319921</text:p>
          </table:table-cell>
          <table:table-cell office:value-type="float" office:value="0.350558" calcext:value-type="float">
            <text:p>0,350558</text:p>
          </table:table-cell>
          <table:table-cell office:value-type="float" office:value="0.366294" calcext:value-type="float">
            <text:p>0,366294</text:p>
          </table:table-cell>
          <table:table-cell office:value-type="float" office:value="0.383548" calcext:value-type="float">
            <text:p>0,383548</text:p>
          </table:table-cell>
          <table:table-cell office:value-type="float" office:value="0.398996" calcext:value-type="float">
            <text:p>0,398996</text:p>
          </table:table-cell>
          <table:table-cell office:value-type="float" office:value="0.41061" calcext:value-type="float">
            <text:p>0,41061</text:p>
          </table:table-cell>
          <table:table-cell office:value-type="float" office:value="0.419401" calcext:value-type="float">
            <text:p>0,419401</text:p>
          </table:table-cell>
          <table:table-cell office:value-type="float" office:value="0.427497" calcext:value-type="float">
            <text:p>0,427497</text:p>
          </table:table-cell>
          <table:table-cell office:value-type="float" office:value="0.443239" calcext:value-type="float">
            <text:p>0,443239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6923" calcext:value-type="float">
            <text:p>0,3692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0.181113" calcext:value-type="float">
            <text:p>0,181113</text:p>
          </table:table-cell>
          <table:table-cell office:value-type="float" office:value="0.323282" calcext:value-type="float">
            <text:p>0,323282</text:p>
          </table:table-cell>
          <table:table-cell office:value-type="float" office:value="0.355907" calcext:value-type="float">
            <text:p>0,355907</text:p>
          </table:table-cell>
          <table:table-cell office:value-type="float" office:value="0.371027" calcext:value-type="float">
            <text:p>0,371027</text:p>
          </table:table-cell>
          <table:table-cell office:value-type="float" office:value="0.385554" calcext:value-type="float">
            <text:p>0,385554</text:p>
          </table:table-cell>
          <table:table-cell office:value-type="float" office:value="0.399615" calcext:value-type="float">
            <text:p>0,399615</text:p>
          </table:table-cell>
          <table:table-cell office:value-type="float" office:value="0.411908" calcext:value-type="float">
            <text:p>0,411908</text:p>
          </table:table-cell>
          <table:table-cell office:value-type="float" office:value="0.419586" calcext:value-type="float">
            <text:p>0,419586</text:p>
          </table:table-cell>
          <table:table-cell office:value-type="float" office:value="0.426853" calcext:value-type="float">
            <text:p>0,426853</text:p>
          </table:table-cell>
          <table:table-cell office:value-type="float" office:value="0.43989" calcext:value-type="float">
            <text:p>0,43989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1473" calcext:value-type="float">
            <text:p>0,37147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045805" calcext:value-type="float">
            <text:p>-0,045805</text:p>
          </table:table-cell>
          <table:table-cell office:value-type="float" office:value="0.226329" calcext:value-type="float">
            <text:p>0,226329</text:p>
          </table:table-cell>
          <table:table-cell office:value-type="float" office:value="0.326536" calcext:value-type="float">
            <text:p>0,326536</text:p>
          </table:table-cell>
          <table:table-cell office:value-type="float" office:value="0.350733" calcext:value-type="float">
            <text:p>0,350733</text:p>
          </table:table-cell>
          <table:table-cell office:value-type="float" office:value="0.363425" calcext:value-type="float">
            <text:p>0,363425</text:p>
          </table:table-cell>
          <table:table-cell office:value-type="float" office:value="0.378245" calcext:value-type="float">
            <text:p>0,378245</text:p>
          </table:table-cell>
          <table:table-cell office:value-type="float" office:value="0.397754" calcext:value-type="float">
            <text:p>0,397754</text:p>
          </table:table-cell>
          <table:table-cell office:value-type="float" office:value="0.411241" calcext:value-type="float">
            <text:p>0,411241</text:p>
          </table:table-cell>
          <table:table-cell office:value-type="float" office:value="0.419078" calcext:value-type="float">
            <text:p>0,419078</text:p>
          </table:table-cell>
          <table:table-cell office:value-type="float" office:value="0.426666" calcext:value-type="float">
            <text:p>0,426666</text:p>
          </table:table-cell>
          <table:table-cell office:value-type="float" office:value="0.441808" calcext:value-type="float">
            <text:p>0,441808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4182" calcext:value-type="float">
            <text:p>0,37418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45805" calcext:value-type="float">
            <text:p>-0,045805</text:p>
          </table:table-cell>
          <table:table-cell office:value-type="float" office:value="0.186189" calcext:value-type="float">
            <text:p>0,186189</text:p>
          </table:table-cell>
          <table:table-cell office:value-type="float" office:value="0.319162" calcext:value-type="float">
            <text:p>0,319162</text:p>
          </table:table-cell>
          <table:table-cell office:value-type="float" office:value="0.352089" calcext:value-type="float">
            <text:p>0,352089</text:p>
          </table:table-cell>
          <table:table-cell office:value-type="float" office:value="0.369161" calcext:value-type="float">
            <text:p>0,369161</text:p>
          </table:table-cell>
          <table:table-cell office:value-type="float" office:value="0.386851" calcext:value-type="float">
            <text:p>0,386851</text:p>
          </table:table-cell>
          <table:table-cell office:value-type="float" office:value="0.400402" calcext:value-type="float">
            <text:p>0,400402</text:p>
          </table:table-cell>
          <table:table-cell office:value-type="float" office:value="0.413129" calcext:value-type="float">
            <text:p>0,413129</text:p>
          </table:table-cell>
          <table:table-cell office:value-type="float" office:value="0.421098" calcext:value-type="float">
            <text:p>0,421098</text:p>
          </table:table-cell>
          <table:table-cell office:value-type="float" office:value="0.429452" calcext:value-type="float">
            <text:p>0,429452</text:p>
          </table:table-cell>
          <table:table-cell office:value-type="float" office:value="0.444189" calcext:value-type="float">
            <text:p>0,444189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2172" calcext:value-type="float">
            <text:p>0,37217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8999" calcext:value-type="float">
            <text:p>0,08999</text:p>
          </table:table-cell>
          <table:table-cell office:value-type="float" office:value="0.201223" calcext:value-type="float">
            <text:p>0,201223</text:p>
          </table:table-cell>
          <table:table-cell office:value-type="float" office:value="0.316587" calcext:value-type="float">
            <text:p>0,316587</text:p>
          </table:table-cell>
          <table:table-cell office:value-type="float" office:value="0.34837" calcext:value-type="float">
            <text:p>0,34837</text:p>
          </table:table-cell>
          <table:table-cell office:value-type="float" office:value="0.364777" calcext:value-type="float">
            <text:p>0,364777</text:p>
          </table:table-cell>
          <table:table-cell office:value-type="float" office:value="0.380258" calcext:value-type="float">
            <text:p>0,380258</text:p>
          </table:table-cell>
          <table:table-cell office:value-type="float" office:value="0.395787" calcext:value-type="float">
            <text:p>0,395787</text:p>
          </table:table-cell>
          <table:table-cell office:value-type="float" office:value="0.409413" calcext:value-type="float">
            <text:p>0,409413</text:p>
          </table:table-cell>
          <table:table-cell office:value-type="float" office:value="0.419189" calcext:value-type="float">
            <text:p>0,419189</text:p>
          </table:table-cell>
          <table:table-cell office:value-type="float" office:value="0.428756" calcext:value-type="float">
            <text:p>0,428756</text:p>
          </table:table-cell>
          <table:table-cell office:value-type="float" office:value="0.445975" calcext:value-type="float">
            <text:p>0,445975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1034" calcext:value-type="float">
            <text:p>0,37103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5192" calcext:value-type="float">
            <text:p>0,095192</text:p>
          </table:table-cell>
          <table:table-cell office:value-type="float" office:value="0.220137" calcext:value-type="float">
            <text:p>0,220137</text:p>
          </table:table-cell>
          <table:table-cell office:value-type="float" office:value="0.320586" calcext:value-type="float">
            <text:p>0,320586</text:p>
          </table:table-cell>
          <table:table-cell office:value-type="float" office:value="0.350474" calcext:value-type="float">
            <text:p>0,350474</text:p>
          </table:table-cell>
          <table:table-cell office:value-type="float" office:value="0.370353" calcext:value-type="float">
            <text:p>0,370353</text:p>
          </table:table-cell>
          <table:table-cell office:value-type="float" office:value="0.384771" calcext:value-type="float">
            <text:p>0,384771</text:p>
          </table:table-cell>
          <table:table-cell office:value-type="float" office:value="0.397174" calcext:value-type="float">
            <text:p>0,397174</text:p>
          </table:table-cell>
          <table:table-cell office:value-type="float" office:value="0.409973" calcext:value-type="float">
            <text:p>0,409973</text:p>
          </table:table-cell>
          <table:table-cell office:value-type="float" office:value="0.421848" calcext:value-type="float">
            <text:p>0,421848</text:p>
          </table:table-cell>
          <table:table-cell office:value-type="float" office:value="0.432334" calcext:value-type="float">
            <text:p>0,432334</text:p>
          </table:table-cell>
          <table:table-cell office:value-type="float" office:value="0.447693" calcext:value-type="float">
            <text:p>0,447693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5534" calcext:value-type="float">
            <text:p>0,37553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0395" calcext:value-type="float">
            <text:p>0,100395</text:p>
          </table:table-cell>
          <table:table-cell office:value-type="float" office:value="0.21957" calcext:value-type="float">
            <text:p>0,21957</text:p>
          </table:table-cell>
          <table:table-cell office:value-type="float" office:value="0.321565" calcext:value-type="float">
            <text:p>0,321565</text:p>
          </table:table-cell>
          <table:table-cell office:value-type="float" office:value="0.352327" calcext:value-type="float">
            <text:p>0,352327</text:p>
          </table:table-cell>
          <table:table-cell office:value-type="float" office:value="0.372165" calcext:value-type="float">
            <text:p>0,372165</text:p>
          </table:table-cell>
          <table:table-cell office:value-type="float" office:value="0.386291" calcext:value-type="float">
            <text:p>0,386291</text:p>
          </table:table-cell>
          <table:table-cell office:value-type="float" office:value="0.403041" calcext:value-type="float">
            <text:p>0,403041</text:p>
          </table:table-cell>
          <table:table-cell office:value-type="float" office:value="0.415948" calcext:value-type="float">
            <text:p>0,415948</text:p>
          </table:table-cell>
          <table:table-cell office:value-type="float" office:value="0.426058" calcext:value-type="float">
            <text:p>0,426058</text:p>
          </table:table-cell>
          <table:table-cell office:value-type="float" office:value="0.433827" calcext:value-type="float">
            <text:p>0,433827</text:p>
          </table:table-cell>
          <table:table-cell office:value-type="float" office:value="0.447724" calcext:value-type="float">
            <text:p>0,447724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7852" calcext:value-type="float">
            <text:p>0,37785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3433" calcext:value-type="float">
            <text:p>0,013433</text:p>
          </table:table-cell>
          <table:table-cell office:value-type="float" office:value="0.210722" calcext:value-type="float">
            <text:p>0,210722</text:p>
          </table:table-cell>
          <table:table-cell office:value-type="float" office:value="0.322463" calcext:value-type="float">
            <text:p>0,322463</text:p>
          </table:table-cell>
          <table:table-cell office:value-type="float" office:value="0.354911" calcext:value-type="float">
            <text:p>0,354911</text:p>
          </table:table-cell>
          <table:table-cell office:value-type="float" office:value="0.371875" calcext:value-type="float">
            <text:p>0,371875</text:p>
          </table:table-cell>
          <table:table-cell office:value-type="float" office:value="0.387294" calcext:value-type="float">
            <text:p>0,387294</text:p>
          </table:table-cell>
          <table:table-cell office:value-type="float" office:value="0.401742" calcext:value-type="float">
            <text:p>0,401742</text:p>
          </table:table-cell>
          <table:table-cell office:value-type="float" office:value="0.414516" calcext:value-type="float">
            <text:p>0,414516</text:p>
          </table:table-cell>
          <table:table-cell office:value-type="float" office:value="0.425785" calcext:value-type="float">
            <text:p>0,425785</text:p>
          </table:table-cell>
          <table:table-cell office:value-type="float" office:value="0.434678" calcext:value-type="float">
            <text:p>0,434678</text:p>
          </table:table-cell>
          <table:table-cell office:value-type="float" office:value="0.449005" calcext:value-type="float">
            <text:p>0,449005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7299" calcext:value-type="float">
            <text:p>0,37729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1879" calcext:value-type="float">
            <text:p>0,051879</text:p>
          </table:table-cell>
          <table:table-cell office:value-type="float" office:value="0.21289" calcext:value-type="float">
            <text:p>0,21289</text:p>
          </table:table-cell>
          <table:table-cell office:value-type="float" office:value="0.325006" calcext:value-type="float">
            <text:p>0,325006</text:p>
          </table:table-cell>
          <table:table-cell office:value-type="float" office:value="0.359609" calcext:value-type="float">
            <text:p>0,359609</text:p>
          </table:table-cell>
          <table:table-cell office:value-type="float" office:value="0.375984" calcext:value-type="float">
            <text:p>0,375984</text:p>
          </table:table-cell>
          <table:table-cell office:value-type="float" office:value="0.393366" calcext:value-type="float">
            <text:p>0,393366</text:p>
          </table:table-cell>
          <table:table-cell office:value-type="float" office:value="0.405048" calcext:value-type="float">
            <text:p>0,405048</text:p>
          </table:table-cell>
          <table:table-cell office:value-type="float" office:value="0.415778" calcext:value-type="float">
            <text:p>0,415778</text:p>
          </table:table-cell>
          <table:table-cell office:value-type="float" office:value="0.42567" calcext:value-type="float">
            <text:p>0,42567</text:p>
          </table:table-cell>
          <table:table-cell office:value-type="float" office:value="0.433695" calcext:value-type="float">
            <text:p>0,433695</text:p>
          </table:table-cell>
          <table:table-cell office:value-type="float" office:value="0.447943" calcext:value-type="float">
            <text:p>0,447943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9499" calcext:value-type="float">
            <text:p>0,37949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1879" calcext:value-type="float">
            <text:p>0,051879</text:p>
          </table:table-cell>
          <table:table-cell office:value-type="float" office:value="0.220829" calcext:value-type="float">
            <text:p>0,220829</text:p>
          </table:table-cell>
          <table:table-cell office:value-type="float" office:value="0.326459" calcext:value-type="float">
            <text:p>0,326459</text:p>
          </table:table-cell>
          <table:table-cell office:value-type="float" office:value="0.357156" calcext:value-type="float">
            <text:p>0,357156</text:p>
          </table:table-cell>
          <table:table-cell office:value-type="float" office:value="0.371114" calcext:value-type="float">
            <text:p>0,371114</text:p>
          </table:table-cell>
          <table:table-cell office:value-type="float" office:value="0.388648" calcext:value-type="float">
            <text:p>0,388648</text:p>
          </table:table-cell>
          <table:table-cell office:value-type="float" office:value="0.404962" calcext:value-type="float">
            <text:p>0,404962</text:p>
          </table:table-cell>
          <table:table-cell office:value-type="float" office:value="0.415619" calcext:value-type="float">
            <text:p>0,415619</text:p>
          </table:table-cell>
          <table:table-cell office:value-type="float" office:value="0.423632" calcext:value-type="float">
            <text:p>0,423632</text:p>
          </table:table-cell>
          <table:table-cell office:value-type="float" office:value="0.43173" calcext:value-type="float">
            <text:p>0,43173</text:p>
          </table:table-cell>
          <table:table-cell office:value-type="float" office:value="0.4461" calcext:value-type="float">
            <text:p>0,4461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8625" calcext:value-type="float">
            <text:p>0,3786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021251" calcext:value-type="float">
            <text:p>-0,021251</text:p>
          </table:table-cell>
          <table:table-cell office:value-type="float" office:value="0.198871" calcext:value-type="float">
            <text:p>0,198871</text:p>
          </table:table-cell>
          <table:table-cell office:value-type="float" office:value="0.322936" calcext:value-type="float">
            <text:p>0,322936</text:p>
          </table:table-cell>
          <table:table-cell office:value-type="float" office:value="0.358018" calcext:value-type="float">
            <text:p>0,358018</text:p>
          </table:table-cell>
          <table:table-cell office:value-type="float" office:value="0.374337" calcext:value-type="float">
            <text:p>0,374337</text:p>
          </table:table-cell>
          <table:table-cell office:value-type="float" office:value="0.392304" calcext:value-type="float">
            <text:p>0,392304</text:p>
          </table:table-cell>
          <table:table-cell office:value-type="float" office:value="0.405523" calcext:value-type="float">
            <text:p>0,405523</text:p>
          </table:table-cell>
          <table:table-cell office:value-type="float" office:value="0.416274" calcext:value-type="float">
            <text:p>0,416274</text:p>
          </table:table-cell>
          <table:table-cell office:value-type="float" office:value="0.425078" calcext:value-type="float">
            <text:p>0,425078</text:p>
          </table:table-cell>
          <table:table-cell office:value-type="float" office:value="0.43369" calcext:value-type="float">
            <text:p>0,43369</text:p>
          </table:table-cell>
          <table:table-cell office:value-type="float" office:value="0.447717" calcext:value-type="float">
            <text:p>0,447717</text:p>
          </table:table-cell>
          <table:table-cell office:value-type="float" office:value="0.478133" calcext:value-type="float">
            <text:p>0,478133</text:p>
          </table:table-cell>
          <table:table-cell office:value-type="float" office:value="0.377475" calcext:value-type="float">
            <text:p>0,37747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06208" calcext:value-type="float">
            <text:p>0,106208</text:p>
          </table:table-cell>
          <table:table-cell office:value-type="float" office:value="0.219067" calcext:value-type="float">
            <text:p>0,219067</text:p>
          </table:table-cell>
          <table:table-cell office:value-type="float" office:value="0.327798" calcext:value-type="float">
            <text:p>0,327798</text:p>
          </table:table-cell>
          <table:table-cell office:value-type="float" office:value="0.363914" calcext:value-type="float">
            <text:p>0,363914</text:p>
          </table:table-cell>
          <table:table-cell office:value-type="float" office:value="0.379234" calcext:value-type="float">
            <text:p>0,379234</text:p>
          </table:table-cell>
          <table:table-cell office:value-type="float" office:value="0.40019" calcext:value-type="float">
            <text:p>0,40019</text:p>
          </table:table-cell>
          <table:table-cell office:value-type="float" office:value="0.411073" calcext:value-type="float">
            <text:p>0,411073</text:p>
          </table:table-cell>
          <table:table-cell office:value-type="float" office:value="0.419436" calcext:value-type="float">
            <text:p>0,419436</text:p>
          </table:table-cell>
          <table:table-cell office:value-type="float" office:value="0.425963" calcext:value-type="float">
            <text:p>0,425963</text:p>
          </table:table-cell>
          <table:table-cell office:value-type="float" office:value="0.433445" calcext:value-type="float">
            <text:p>0,433445</text:p>
          </table:table-cell>
          <table:table-cell office:value-type="float" office:value="0.449487" calcext:value-type="float">
            <text:p>0,449487</text:p>
          </table:table-cell>
          <table:table-cell office:value-type="float" office:value="0.479013" calcext:value-type="float">
            <text:p>0,479013</text:p>
          </table:table-cell>
          <table:table-cell office:value-type="float" office:value="0.382961" calcext:value-type="float">
            <text:p>0,38296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23618" calcext:value-type="float">
            <text:p>0,123618</text:p>
          </table:table-cell>
          <table:table-cell office:value-type="float" office:value="0.25696" calcext:value-type="float">
            <text:p>0,25696</text:p>
          </table:table-cell>
          <table:table-cell office:value-type="float" office:value="0.344289" calcext:value-type="float">
            <text:p>0,344289</text:p>
          </table:table-cell>
          <table:table-cell office:value-type="float" office:value="0.371021" calcext:value-type="float">
            <text:p>0,371021</text:p>
          </table:table-cell>
          <table:table-cell office:value-type="float" office:value="0.391807" calcext:value-type="float">
            <text:p>0,391807</text:p>
          </table:table-cell>
          <table:table-cell office:value-type="float" office:value="0.405896" calcext:value-type="float">
            <text:p>0,405896</text:p>
          </table:table-cell>
          <table:table-cell office:value-type="float" office:value="0.41572" calcext:value-type="float">
            <text:p>0,41572</text:p>
          </table:table-cell>
          <table:table-cell office:value-type="float" office:value="0.420963" calcext:value-type="float">
            <text:p>0,420963</text:p>
          </table:table-cell>
          <table:table-cell office:value-type="float" office:value="0.427181" calcext:value-type="float">
            <text:p>0,427181</text:p>
          </table:table-cell>
          <table:table-cell office:value-type="float" office:value="0.435832" calcext:value-type="float">
            <text:p>0,435832</text:p>
          </table:table-cell>
          <table:table-cell office:value-type="float" office:value="0.450734" calcext:value-type="float">
            <text:p>0,450734</text:p>
          </table:table-cell>
          <table:table-cell office:value-type="float" office:value="0.479013" calcext:value-type="float">
            <text:p>0,479013</text:p>
          </table:table-cell>
          <table:table-cell office:value-type="float" office:value="0.39204" calcext:value-type="float">
            <text:p>0,3920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1001" calcext:value-type="float">
            <text:p>0,121001</text:p>
          </table:table-cell>
          <table:table-cell office:value-type="float" office:value="0.256072" calcext:value-type="float">
            <text:p>0,256072</text:p>
          </table:table-cell>
          <table:table-cell office:value-type="float" office:value="0.346937" calcext:value-type="float">
            <text:p>0,346937</text:p>
          </table:table-cell>
          <table:table-cell office:value-type="float" office:value="0.370663" calcext:value-type="float">
            <text:p>0,370663</text:p>
          </table:table-cell>
          <table:table-cell office:value-type="float" office:value="0.385713" calcext:value-type="float">
            <text:p>0,385713</text:p>
          </table:table-cell>
          <table:table-cell office:value-type="float" office:value="0.400632" calcext:value-type="float">
            <text:p>0,400632</text:p>
          </table:table-cell>
          <table:table-cell office:value-type="float" office:value="0.412489" calcext:value-type="float">
            <text:p>0,412489</text:p>
          </table:table-cell>
          <table:table-cell office:value-type="float" office:value="0.421171" calcext:value-type="float">
            <text:p>0,421171</text:p>
          </table:table-cell>
          <table:table-cell office:value-type="float" office:value="0.426691" calcext:value-type="float">
            <text:p>0,426691</text:p>
          </table:table-cell>
          <table:table-cell office:value-type="float" office:value="0.434314" calcext:value-type="float">
            <text:p>0,434314</text:p>
          </table:table-cell>
          <table:table-cell office:value-type="float" office:value="0.450995" calcext:value-type="float">
            <text:p>0,450995</text:p>
          </table:table-cell>
          <table:table-cell office:value-type="float" office:value="0.479013" calcext:value-type="float">
            <text:p>0,479013</text:p>
          </table:table-cell>
          <table:table-cell office:value-type="float" office:value="0.390568" calcext:value-type="float">
            <text:p>0,39056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23618" calcext:value-type="float">
            <text:p>0,123618</text:p>
          </table:table-cell>
          <table:table-cell office:value-type="float" office:value="0.223161" calcext:value-type="float">
            <text:p>0,223161</text:p>
          </table:table-cell>
          <table:table-cell office:value-type="float" office:value="0.328088" calcext:value-type="float">
            <text:p>0,328088</text:p>
          </table:table-cell>
          <table:table-cell office:value-type="float" office:value="0.356911" calcext:value-type="float">
            <text:p>0,356911</text:p>
          </table:table-cell>
          <table:table-cell office:value-type="float" office:value="0.371501" calcext:value-type="float">
            <text:p>0,371501</text:p>
          </table:table-cell>
          <table:table-cell office:value-type="float" office:value="0.386322" calcext:value-type="float">
            <text:p>0,386322</text:p>
          </table:table-cell>
          <table:table-cell office:value-type="float" office:value="0.400914" calcext:value-type="float">
            <text:p>0,400914</text:p>
          </table:table-cell>
          <table:table-cell office:value-type="float" office:value="0.416771" calcext:value-type="float">
            <text:p>0,416771</text:p>
          </table:table-cell>
          <table:table-cell office:value-type="float" office:value="0.425051" calcext:value-type="float">
            <text:p>0,425051</text:p>
          </table:table-cell>
          <table:table-cell office:value-type="float" office:value="0.433259" calcext:value-type="float">
            <text:p>0,433259</text:p>
          </table:table-cell>
          <table:table-cell office:value-type="float" office:value="0.450185" calcext:value-type="float">
            <text:p>0,450185</text:p>
          </table:table-cell>
          <table:table-cell office:value-type="float" office:value="0.479013" calcext:value-type="float">
            <text:p>0,479013</text:p>
          </table:table-cell>
          <table:table-cell office:value-type="float" office:value="0.379216" calcext:value-type="float">
            <text:p>0,37921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2632" calcext:value-type="float">
            <text:p>0,042632</text:p>
          </table:table-cell>
          <table:table-cell office:value-type="float" office:value="0.235898" calcext:value-type="float">
            <text:p>0,235898</text:p>
          </table:table-cell>
          <table:table-cell office:value-type="float" office:value="0.328448" calcext:value-type="float">
            <text:p>0,328448</text:p>
          </table:table-cell>
          <table:table-cell office:value-type="float" office:value="0.357148" calcext:value-type="float">
            <text:p>0,357148</text:p>
          </table:table-cell>
          <table:table-cell office:value-type="float" office:value="0.375575" calcext:value-type="float">
            <text:p>0,375575</text:p>
          </table:table-cell>
          <table:table-cell office:value-type="float" office:value="0.391709" calcext:value-type="float">
            <text:p>0,391709</text:p>
          </table:table-cell>
          <table:table-cell office:value-type="float" office:value="0.403217" calcext:value-type="float">
            <text:p>0,403217</text:p>
          </table:table-cell>
          <table:table-cell office:value-type="float" office:value="0.415977" calcext:value-type="float">
            <text:p>0,415977</text:p>
          </table:table-cell>
          <table:table-cell office:value-type="float" office:value="0.424887" calcext:value-type="float">
            <text:p>0,424887</text:p>
          </table:table-cell>
          <table:table-cell office:value-type="float" office:value="0.433125" calcext:value-type="float">
            <text:p>0,433125</text:p>
          </table:table-cell>
          <table:table-cell office:value-type="float" office:value="0.44784" calcext:value-type="float">
            <text:p>0,44784</text:p>
          </table:table-cell>
          <table:table-cell office:value-type="float" office:value="0.479013" calcext:value-type="float">
            <text:p>0,479013</text:p>
          </table:table-cell>
          <table:table-cell office:value-type="float" office:value="0.381382" calcext:value-type="float">
            <text:p>0,38138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3618" calcext:value-type="float">
            <text:p>0,123618</text:p>
          </table:table-cell>
          <table:table-cell office:value-type="float" office:value="0.246975" calcext:value-type="float">
            <text:p>0,246975</text:p>
          </table:table-cell>
          <table:table-cell office:value-type="float" office:value="0.337172" calcext:value-type="float">
            <text:p>0,337172</text:p>
          </table:table-cell>
          <table:table-cell office:value-type="float" office:value="0.359158" calcext:value-type="float">
            <text:p>0,359158</text:p>
          </table:table-cell>
          <table:table-cell office:value-type="float" office:value="0.372952" calcext:value-type="float">
            <text:p>0,372952</text:p>
          </table:table-cell>
          <table:table-cell office:value-type="float" office:value="0.391493" calcext:value-type="float">
            <text:p>0,391493</text:p>
          </table:table-cell>
          <table:table-cell office:value-type="float" office:value="0.404257" calcext:value-type="float">
            <text:p>0,404257</text:p>
          </table:table-cell>
          <table:table-cell office:value-type="float" office:value="0.417114" calcext:value-type="float">
            <text:p>0,417114</text:p>
          </table:table-cell>
          <table:table-cell office:value-type="float" office:value="0.425855" calcext:value-type="float">
            <text:p>0,425855</text:p>
          </table:table-cell>
          <table:table-cell office:value-type="float" office:value="0.433105" calcext:value-type="float">
            <text:p>0,433105</text:p>
          </table:table-cell>
          <table:table-cell office:value-type="float" office:value="0.445466" calcext:value-type="float">
            <text:p>0,445466</text:p>
          </table:table-cell>
          <table:table-cell office:value-type="float" office:value="0.479013" calcext:value-type="float">
            <text:p>0,479013</text:p>
          </table:table-cell>
          <table:table-cell office:value-type="float" office:value="0.383355" calcext:value-type="float">
            <text:p>0,38335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39354" calcext:value-type="float">
            <text:p>0,139354</text:p>
          </table:table-cell>
          <table:table-cell office:value-type="float" office:value="0.268591" calcext:value-type="float">
            <text:p>0,268591</text:p>
          </table:table-cell>
          <table:table-cell office:value-type="float" office:value="0.339117" calcext:value-type="float">
            <text:p>0,339117</text:p>
          </table:table-cell>
          <table:table-cell office:value-type="float" office:value="0.359117" calcext:value-type="float">
            <text:p>0,359117</text:p>
          </table:table-cell>
          <table:table-cell office:value-type="float" office:value="0.374364" calcext:value-type="float">
            <text:p>0,374364</text:p>
          </table:table-cell>
          <table:table-cell office:value-type="float" office:value="0.389504" calcext:value-type="float">
            <text:p>0,389504</text:p>
          </table:table-cell>
          <table:table-cell office:value-type="float" office:value="0.402655" calcext:value-type="float">
            <text:p>0,402655</text:p>
          </table:table-cell>
          <table:table-cell office:value-type="float" office:value="0.414993" calcext:value-type="float">
            <text:p>0,414993</text:p>
          </table:table-cell>
          <table:table-cell office:value-type="float" office:value="0.424165" calcext:value-type="float">
            <text:p>0,424165</text:p>
          </table:table-cell>
          <table:table-cell office:value-type="float" office:value="0.432603" calcext:value-type="float">
            <text:p>0,432603</text:p>
          </table:table-cell>
          <table:table-cell office:value-type="float" office:value="0.445745" calcext:value-type="float">
            <text:p>0,445745</text:p>
          </table:table-cell>
          <table:table-cell office:value-type="float" office:value="0.479013" calcext:value-type="float">
            <text:p>0,479013</text:p>
          </table:table-cell>
          <table:table-cell office:value-type="float" office:value="0.385085" calcext:value-type="float">
            <text:p>0,38508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23618" calcext:value-type="float">
            <text:p>0,123618</text:p>
          </table:table-cell>
          <table:table-cell office:value-type="float" office:value="0.251422" calcext:value-type="float">
            <text:p>0,251422</text:p>
          </table:table-cell>
          <table:table-cell office:value-type="float" office:value="0.331132" calcext:value-type="float">
            <text:p>0,331132</text:p>
          </table:table-cell>
          <table:table-cell office:value-type="float" office:value="0.35653" calcext:value-type="float">
            <text:p>0,35653</text:p>
          </table:table-cell>
          <table:table-cell office:value-type="float" office:value="0.369308" calcext:value-type="float">
            <text:p>0,369308</text:p>
          </table:table-cell>
          <table:table-cell office:value-type="float" office:value="0.382166" calcext:value-type="float">
            <text:p>0,382166</text:p>
          </table:table-cell>
          <table:table-cell office:value-type="float" office:value="0.400061" calcext:value-type="float">
            <text:p>0,400061</text:p>
          </table:table-cell>
          <table:table-cell office:value-type="float" office:value="0.413904" calcext:value-type="float">
            <text:p>0,413904</text:p>
          </table:table-cell>
          <table:table-cell office:value-type="float" office:value="0.422179" calcext:value-type="float">
            <text:p>0,422179</text:p>
          </table:table-cell>
          <table:table-cell office:value-type="float" office:value="0.430636" calcext:value-type="float">
            <text:p>0,430636</text:p>
          </table:table-cell>
          <table:table-cell office:value-type="float" office:value="0.446746" calcext:value-type="float">
            <text:p>0,446746</text:p>
          </table:table-cell>
          <table:table-cell office:value-type="float" office:value="0.479013" calcext:value-type="float">
            <text:p>0,479013</text:p>
          </table:table-cell>
          <table:table-cell office:value-type="float" office:value="0.380409" calcext:value-type="float">
            <text:p>0,3804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3205" calcext:value-type="float">
            <text:p>0,063205</text:p>
          </table:table-cell>
          <table:table-cell office:value-type="float" office:value="0.215945" calcext:value-type="float">
            <text:p>0,215945</text:p>
          </table:table-cell>
          <table:table-cell office:value-type="float" office:value="0.315424" calcext:value-type="float">
            <text:p>0,315424</text:p>
          </table:table-cell>
          <table:table-cell office:value-type="float" office:value="0.349879" calcext:value-type="float">
            <text:p>0,349879</text:p>
          </table:table-cell>
          <table:table-cell office:value-type="float" office:value="0.367696" calcext:value-type="float">
            <text:p>0,367696</text:p>
          </table:table-cell>
          <table:table-cell office:value-type="float" office:value="0.381221" calcext:value-type="float">
            <text:p>0,381221</text:p>
          </table:table-cell>
          <table:table-cell office:value-type="float" office:value="0.398157" calcext:value-type="float">
            <text:p>0,398157</text:p>
          </table:table-cell>
          <table:table-cell office:value-type="float" office:value="0.411371" calcext:value-type="float">
            <text:p>0,411371</text:p>
          </table:table-cell>
          <table:table-cell office:value-type="float" office:value="0.420707" calcext:value-type="float">
            <text:p>0,420707</text:p>
          </table:table-cell>
          <table:table-cell office:value-type="float" office:value="0.430956" calcext:value-type="float">
            <text:p>0,430956</text:p>
          </table:table-cell>
          <table:table-cell office:value-type="float" office:value="0.446696" calcext:value-type="float">
            <text:p>0,446696</text:p>
          </table:table-cell>
          <table:table-cell office:value-type="float" office:value="0.479013" calcext:value-type="float">
            <text:p>0,479013</text:p>
          </table:table-cell>
          <table:table-cell office:value-type="float" office:value="0.373805" calcext:value-type="float">
            <text:p>0,37380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82986" calcext:value-type="float">
            <text:p>0,082986</text:p>
          </table:table-cell>
          <table:table-cell office:value-type="float" office:value="0.242671" calcext:value-type="float">
            <text:p>0,242671</text:p>
          </table:table-cell>
          <table:table-cell office:value-type="float" office:value="0.32356" calcext:value-type="float">
            <text:p>0,32356</text:p>
          </table:table-cell>
          <table:table-cell office:value-type="float" office:value="0.353574" calcext:value-type="float">
            <text:p>0,353574</text:p>
          </table:table-cell>
          <table:table-cell office:value-type="float" office:value="0.367134" calcext:value-type="float">
            <text:p>0,367134</text:p>
          </table:table-cell>
          <table:table-cell office:value-type="float" office:value="0.378337" calcext:value-type="float">
            <text:p>0,378337</text:p>
          </table:table-cell>
          <table:table-cell office:value-type="float" office:value="0.394768" calcext:value-type="float">
            <text:p>0,394768</text:p>
          </table:table-cell>
          <table:table-cell office:value-type="float" office:value="0.408849" calcext:value-type="float">
            <text:p>0,408849</text:p>
          </table:table-cell>
          <table:table-cell office:value-type="float" office:value="0.41853" calcext:value-type="float">
            <text:p>0,41853</text:p>
          </table:table-cell>
          <table:table-cell office:value-type="float" office:value="0.430286" calcext:value-type="float">
            <text:p>0,430286</text:p>
          </table:table-cell>
          <table:table-cell office:value-type="float" office:value="0.44888" calcext:value-type="float">
            <text:p>0,44888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76659" calcext:value-type="float">
            <text:p>0,37665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86828" calcext:value-type="float">
            <text:p>0,086828</text:p>
          </table:table-cell>
          <table:table-cell office:value-type="float" office:value="0.21536" calcext:value-type="float">
            <text:p>0,21536</text:p>
          </table:table-cell>
          <table:table-cell office:value-type="float" office:value="0.313037" calcext:value-type="float">
            <text:p>0,313037</text:p>
          </table:table-cell>
          <table:table-cell office:value-type="float" office:value="0.348575" calcext:value-type="float">
            <text:p>0,348575</text:p>
          </table:table-cell>
          <table:table-cell office:value-type="float" office:value="0.366033" calcext:value-type="float">
            <text:p>0,366033</text:p>
          </table:table-cell>
          <table:table-cell office:value-type="float" office:value="0.383702" calcext:value-type="float">
            <text:p>0,383702</text:p>
          </table:table-cell>
          <table:table-cell office:value-type="float" office:value="0.401519" calcext:value-type="float">
            <text:p>0,401519</text:p>
          </table:table-cell>
          <table:table-cell office:value-type="float" office:value="0.41487" calcext:value-type="float">
            <text:p>0,41487</text:p>
          </table:table-cell>
          <table:table-cell office:value-type="float" office:value="0.42352" calcext:value-type="float">
            <text:p>0,42352</text:p>
          </table:table-cell>
          <table:table-cell office:value-type="float" office:value="0.432521" calcext:value-type="float">
            <text:p>0,432521</text:p>
          </table:table-cell>
          <table:table-cell office:value-type="float" office:value="0.449929" calcext:value-type="float">
            <text:p>0,449929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74907" calcext:value-type="float">
            <text:p>0,37490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68731" calcext:value-type="float">
            <text:p>0,068731</text:p>
          </table:table-cell>
          <table:table-cell office:value-type="float" office:value="0.216212" calcext:value-type="float">
            <text:p>0,216212</text:p>
          </table:table-cell>
          <table:table-cell office:value-type="float" office:value="0.329273" calcext:value-type="float">
            <text:p>0,329273</text:p>
          </table:table-cell>
          <table:table-cell office:value-type="float" office:value="0.360662" calcext:value-type="float">
            <text:p>0,360662</text:p>
          </table:table-cell>
          <table:table-cell office:value-type="float" office:value="0.379399" calcext:value-type="float">
            <text:p>0,379399</text:p>
          </table:table-cell>
          <table:table-cell office:value-type="float" office:value="0.39837" calcext:value-type="float">
            <text:p>0,39837</text:p>
          </table:table-cell>
          <table:table-cell office:value-type="float" office:value="0.412309" calcext:value-type="float">
            <text:p>0,412309</text:p>
          </table:table-cell>
          <table:table-cell office:value-type="float" office:value="0.420442" calcext:value-type="float">
            <text:p>0,420442</text:p>
          </table:table-cell>
          <table:table-cell office:value-type="float" office:value="0.427331" calcext:value-type="float">
            <text:p>0,427331</text:p>
          </table:table-cell>
          <table:table-cell office:value-type="float" office:value="0.434081" calcext:value-type="float">
            <text:p>0,434081</text:p>
          </table:table-cell>
          <table:table-cell office:value-type="float" office:value="0.447284" calcext:value-type="float">
            <text:p>0,447284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2536" calcext:value-type="float">
            <text:p>0,38253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8731" calcext:value-type="float">
            <text:p>0,068731</text:p>
          </table:table-cell>
          <table:table-cell office:value-type="float" office:value="0.218371" calcext:value-type="float">
            <text:p>0,218371</text:p>
          </table:table-cell>
          <table:table-cell office:value-type="float" office:value="0.326025" calcext:value-type="float">
            <text:p>0,326025</text:p>
          </table:table-cell>
          <table:table-cell office:value-type="float" office:value="0.358442" calcext:value-type="float">
            <text:p>0,358442</text:p>
          </table:table-cell>
          <table:table-cell office:value-type="float" office:value="0.379136" calcext:value-type="float">
            <text:p>0,379136</text:p>
          </table:table-cell>
          <table:table-cell office:value-type="float" office:value="0.398889" calcext:value-type="float">
            <text:p>0,398889</text:p>
          </table:table-cell>
          <table:table-cell office:value-type="float" office:value="0.41282" calcext:value-type="float">
            <text:p>0,41282</text:p>
          </table:table-cell>
          <table:table-cell office:value-type="float" office:value="0.4214" calcext:value-type="float">
            <text:p>0,4214</text:p>
          </table:table-cell>
          <table:table-cell office:value-type="float" office:value="0.428271" calcext:value-type="float">
            <text:p>0,428271</text:p>
          </table:table-cell>
          <table:table-cell office:value-type="float" office:value="0.435676" calcext:value-type="float">
            <text:p>0,435676</text:p>
          </table:table-cell>
          <table:table-cell office:value-type="float" office:value="0.449076" calcext:value-type="float">
            <text:p>0,449076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2811" calcext:value-type="float">
            <text:p>0,38281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39" calcext:value-type="float">
            <text:p>0,007839</text:p>
          </table:table-cell>
          <table:table-cell office:value-type="float" office:value="0.215845" calcext:value-type="float">
            <text:p>0,215845</text:p>
          </table:table-cell>
          <table:table-cell office:value-type="float" office:value="0.334311" calcext:value-type="float">
            <text:p>0,334311</text:p>
          </table:table-cell>
          <table:table-cell office:value-type="float" office:value="0.367892" calcext:value-type="float">
            <text:p>0,367892</text:p>
          </table:table-cell>
          <table:table-cell office:value-type="float" office:value="0.386479" calcext:value-type="float">
            <text:p>0,386479</text:p>
          </table:table-cell>
          <table:table-cell office:value-type="float" office:value="0.40478" calcext:value-type="float">
            <text:p>0,40478</text:p>
          </table:table-cell>
          <table:table-cell office:value-type="float" office:value="0.417201" calcext:value-type="float">
            <text:p>0,417201</text:p>
          </table:table-cell>
          <table:table-cell office:value-type="float" office:value="0.423176" calcext:value-type="float">
            <text:p>0,423176</text:p>
          </table:table-cell>
          <table:table-cell office:value-type="float" office:value="0.430643" calcext:value-type="float">
            <text:p>0,430643</text:p>
          </table:table-cell>
          <table:table-cell office:value-type="float" office:value="0.43588" calcext:value-type="float">
            <text:p>0,43588</text:p>
          </table:table-cell>
          <table:table-cell office:value-type="float" office:value="0.451097" calcext:value-type="float">
            <text:p>0,451097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673" calcext:value-type="float">
            <text:p>0,3867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96674" calcext:value-type="float">
            <text:p>0,096674</text:p>
          </table:table-cell>
          <table:table-cell office:value-type="float" office:value="0.218711" calcext:value-type="float">
            <text:p>0,218711</text:p>
          </table:table-cell>
          <table:table-cell office:value-type="float" office:value="0.339637" calcext:value-type="float">
            <text:p>0,339637</text:p>
          </table:table-cell>
          <table:table-cell office:value-type="float" office:value="0.37175" calcext:value-type="float">
            <text:p>0,37175</text:p>
          </table:table-cell>
          <table:table-cell office:value-type="float" office:value="0.390902" calcext:value-type="float">
            <text:p>0,390902</text:p>
          </table:table-cell>
          <table:table-cell office:value-type="float" office:value="0.406926" calcext:value-type="float">
            <text:p>0,406926</text:p>
          </table:table-cell>
          <table:table-cell office:value-type="float" office:value="0.416851" calcext:value-type="float">
            <text:p>0,416851</text:p>
          </table:table-cell>
          <table:table-cell office:value-type="float" office:value="0.42421" calcext:value-type="float">
            <text:p>0,42421</text:p>
          </table:table-cell>
          <table:table-cell office:value-type="float" office:value="0.43136" calcext:value-type="float">
            <text:p>0,43136</text:p>
          </table:table-cell>
          <table:table-cell office:value-type="float" office:value="0.436707" calcext:value-type="float">
            <text:p>0,436707</text:p>
          </table:table-cell>
          <table:table-cell office:value-type="float" office:value="0.453449" calcext:value-type="float">
            <text:p>0,453449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905" calcext:value-type="float">
            <text:p>0,3890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4456" calcext:value-type="float">
            <text:p>0,014456</text:p>
          </table:table-cell>
          <table:table-cell office:value-type="float" office:value="0.190607" calcext:value-type="float">
            <text:p>0,190607</text:p>
          </table:table-cell>
          <table:table-cell office:value-type="float" office:value="0.332533" calcext:value-type="float">
            <text:p>0,332533</text:p>
          </table:table-cell>
          <table:table-cell office:value-type="float" office:value="0.368109" calcext:value-type="float">
            <text:p>0,368109</text:p>
          </table:table-cell>
          <table:table-cell office:value-type="float" office:value="0.388639" calcext:value-type="float">
            <text:p>0,388639</text:p>
          </table:table-cell>
          <table:table-cell office:value-type="float" office:value="0.404777" calcext:value-type="float">
            <text:p>0,404777</text:p>
          </table:table-cell>
          <table:table-cell office:value-type="float" office:value="0.416377" calcext:value-type="float">
            <text:p>0,416377</text:p>
          </table:table-cell>
          <table:table-cell office:value-type="float" office:value="0.424561" calcext:value-type="float">
            <text:p>0,424561</text:p>
          </table:table-cell>
          <table:table-cell office:value-type="float" office:value="0.43196" calcext:value-type="float">
            <text:p>0,43196</text:p>
          </table:table-cell>
          <table:table-cell office:value-type="float" office:value="0.436943" calcext:value-type="float">
            <text:p>0,436943</text:p>
          </table:table-cell>
          <table:table-cell office:value-type="float" office:value="0.454197" calcext:value-type="float">
            <text:p>0,454197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487" calcext:value-type="float">
            <text:p>0,384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7335" calcext:value-type="float">
            <text:p>0,007335</text:p>
          </table:table-cell>
          <table:table-cell office:value-type="float" office:value="0.206908" calcext:value-type="float">
            <text:p>0,206908</text:p>
          </table:table-cell>
          <table:table-cell office:value-type="float" office:value="0.334899" calcext:value-type="float">
            <text:p>0,334899</text:p>
          </table:table-cell>
          <table:table-cell office:value-type="float" office:value="0.368426" calcext:value-type="float">
            <text:p>0,368426</text:p>
          </table:table-cell>
          <table:table-cell office:value-type="float" office:value="0.389405" calcext:value-type="float">
            <text:p>0,389405</text:p>
          </table:table-cell>
          <table:table-cell office:value-type="float" office:value="0.405079" calcext:value-type="float">
            <text:p>0,405079</text:p>
          </table:table-cell>
          <table:table-cell office:value-type="float" office:value="0.413479" calcext:value-type="float">
            <text:p>0,413479</text:p>
          </table:table-cell>
          <table:table-cell office:value-type="float" office:value="0.422028" calcext:value-type="float">
            <text:p>0,422028</text:p>
          </table:table-cell>
          <table:table-cell office:value-type="float" office:value="0.429379" calcext:value-type="float">
            <text:p>0,429379</text:p>
          </table:table-cell>
          <table:table-cell office:value-type="float" office:value="0.436313" calcext:value-type="float">
            <text:p>0,436313</text:p>
          </table:table-cell>
          <table:table-cell office:value-type="float" office:value="0.454548" calcext:value-type="float">
            <text:p>0,454548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6046" calcext:value-type="float">
            <text:p>0,38604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7335" calcext:value-type="float">
            <text:p>0,007335</text:p>
          </table:table-cell>
          <table:table-cell office:value-type="float" office:value="0.178517" calcext:value-type="float">
            <text:p>0,178517</text:p>
          </table:table-cell>
          <table:table-cell office:value-type="float" office:value="0.330079" calcext:value-type="float">
            <text:p>0,330079</text:p>
          </table:table-cell>
          <table:table-cell office:value-type="float" office:value="0.365655" calcext:value-type="float">
            <text:p>0,365655</text:p>
          </table:table-cell>
          <table:table-cell office:value-type="float" office:value="0.386382" calcext:value-type="float">
            <text:p>0,386382</text:p>
          </table:table-cell>
          <table:table-cell office:value-type="float" office:value="0.401348" calcext:value-type="float">
            <text:p>0,401348</text:p>
          </table:table-cell>
          <table:table-cell office:value-type="float" office:value="0.413028" calcext:value-type="float">
            <text:p>0,413028</text:p>
          </table:table-cell>
          <table:table-cell office:value-type="float" office:value="0.421391" calcext:value-type="float">
            <text:p>0,421391</text:p>
          </table:table-cell>
          <table:table-cell office:value-type="float" office:value="0.429701" calcext:value-type="float">
            <text:p>0,429701</text:p>
          </table:table-cell>
          <table:table-cell office:value-type="float" office:value="0.437008" calcext:value-type="float">
            <text:p>0,437008</text:p>
          </table:table-cell>
          <table:table-cell office:value-type="float" office:value="0.454401" calcext:value-type="float">
            <text:p>0,454401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1751" calcext:value-type="float">
            <text:p>0,38175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26333" calcext:value-type="float">
            <text:p>0,026333</text:p>
          </table:table-cell>
          <table:table-cell office:value-type="float" office:value="0.180727" calcext:value-type="float">
            <text:p>0,180727</text:p>
          </table:table-cell>
          <table:table-cell office:value-type="float" office:value="0.324981" calcext:value-type="float">
            <text:p>0,324981</text:p>
          </table:table-cell>
          <table:table-cell office:value-type="float" office:value="0.362989" calcext:value-type="float">
            <text:p>0,362989</text:p>
          </table:table-cell>
          <table:table-cell office:value-type="float" office:value="0.384345" calcext:value-type="float">
            <text:p>0,384345</text:p>
          </table:table-cell>
          <table:table-cell office:value-type="float" office:value="0.399754" calcext:value-type="float">
            <text:p>0,399754</text:p>
          </table:table-cell>
          <table:table-cell office:value-type="float" office:value="0.413627" calcext:value-type="float">
            <text:p>0,413627</text:p>
          </table:table-cell>
          <table:table-cell office:value-type="float" office:value="0.422225" calcext:value-type="float">
            <text:p>0,422225</text:p>
          </table:table-cell>
          <table:table-cell office:value-type="float" office:value="0.430907" calcext:value-type="float">
            <text:p>0,430907</text:p>
          </table:table-cell>
          <table:table-cell office:value-type="float" office:value="0.437564" calcext:value-type="float">
            <text:p>0,437564</text:p>
          </table:table-cell>
          <table:table-cell office:value-type="float" office:value="0.45501" calcext:value-type="float">
            <text:p>0,45501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1213" calcext:value-type="float">
            <text:p>0,38121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17304" calcext:value-type="float">
            <text:p>0,017304</text:p>
          </table:table-cell>
          <table:table-cell office:value-type="float" office:value="0.177521" calcext:value-type="float">
            <text:p>0,177521</text:p>
          </table:table-cell>
          <table:table-cell office:value-type="float" office:value="0.331705" calcext:value-type="float">
            <text:p>0,331705</text:p>
          </table:table-cell>
          <table:table-cell office:value-type="float" office:value="0.370764" calcext:value-type="float">
            <text:p>0,370764</text:p>
          </table:table-cell>
          <table:table-cell office:value-type="float" office:value="0.389846" calcext:value-type="float">
            <text:p>0,389846</text:p>
          </table:table-cell>
          <table:table-cell office:value-type="float" office:value="0.40366" calcext:value-type="float">
            <text:p>0,40366</text:p>
          </table:table-cell>
          <table:table-cell office:value-type="float" office:value="0.414703" calcext:value-type="float">
            <text:p>0,414703</text:p>
          </table:table-cell>
          <table:table-cell office:value-type="float" office:value="0.421535" calcext:value-type="float">
            <text:p>0,421535</text:p>
          </table:table-cell>
          <table:table-cell office:value-type="float" office:value="0.429521" calcext:value-type="float">
            <text:p>0,429521</text:p>
          </table:table-cell>
          <table:table-cell office:value-type="float" office:value="0.435491" calcext:value-type="float">
            <text:p>0,435491</text:p>
          </table:table-cell>
          <table:table-cell office:value-type="float" office:value="0.453249" calcext:value-type="float">
            <text:p>0,453249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28" calcext:value-type="float">
            <text:p>0,382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638" calcext:value-type="float">
            <text:p>0,00638</text:p>
          </table:table-cell>
          <table:table-cell office:value-type="float" office:value="0.20868" calcext:value-type="float">
            <text:p>0,20868</text:p>
          </table:table-cell>
          <table:table-cell office:value-type="float" office:value="0.347986" calcext:value-type="float">
            <text:p>0,347986</text:p>
          </table:table-cell>
          <table:table-cell office:value-type="float" office:value="0.375176" calcext:value-type="float">
            <text:p>0,375176</text:p>
          </table:table-cell>
          <table:table-cell office:value-type="float" office:value="0.392425" calcext:value-type="float">
            <text:p>0,392425</text:p>
          </table:table-cell>
          <table:table-cell office:value-type="float" office:value="0.405753" calcext:value-type="float">
            <text:p>0,405753</text:p>
          </table:table-cell>
          <table:table-cell office:value-type="float" office:value="0.41403" calcext:value-type="float">
            <text:p>0,41403</text:p>
          </table:table-cell>
          <table:table-cell office:value-type="float" office:value="0.419551" calcext:value-type="float">
            <text:p>0,419551</text:p>
          </table:table-cell>
          <table:table-cell office:value-type="float" office:value="0.428955" calcext:value-type="float">
            <text:p>0,428955</text:p>
          </table:table-cell>
          <table:table-cell office:value-type="float" office:value="0.435571" calcext:value-type="float">
            <text:p>0,435571</text:p>
          </table:table-cell>
          <table:table-cell office:value-type="float" office:value="0.451167" calcext:value-type="float">
            <text:p>0,451167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7929" calcext:value-type="float">
            <text:p>0,38792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15526" calcext:value-type="float">
            <text:p>0,015526</text:p>
          </table:table-cell>
          <table:table-cell office:value-type="float" office:value="0.228293" calcext:value-type="float">
            <text:p>0,228293</text:p>
          </table:table-cell>
          <table:table-cell office:value-type="float" office:value="0.345349" calcext:value-type="float">
            <text:p>0,345349</text:p>
          </table:table-cell>
          <table:table-cell office:value-type="float" office:value="0.371583" calcext:value-type="float">
            <text:p>0,371583</text:p>
          </table:table-cell>
          <table:table-cell office:value-type="float" office:value="0.392559" calcext:value-type="float">
            <text:p>0,392559</text:p>
          </table:table-cell>
          <table:table-cell office:value-type="float" office:value="0.405593" calcext:value-type="float">
            <text:p>0,405593</text:p>
          </table:table-cell>
          <table:table-cell office:value-type="float" office:value="0.413165" calcext:value-type="float">
            <text:p>0,413165</text:p>
          </table:table-cell>
          <table:table-cell office:value-type="float" office:value="0.419621" calcext:value-type="float">
            <text:p>0,419621</text:p>
          </table:table-cell>
          <table:table-cell office:value-type="float" office:value="0.425782" calcext:value-type="float">
            <text:p>0,425782</text:p>
          </table:table-cell>
          <table:table-cell office:value-type="float" office:value="0.434013" calcext:value-type="float">
            <text:p>0,434013</text:p>
          </table:table-cell>
          <table:table-cell office:value-type="float" office:value="0.448912" calcext:value-type="float">
            <text:p>0,448912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8487" calcext:value-type="float">
            <text:p>0,38848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1138" calcext:value-type="float">
            <text:p>0,011138</text:p>
          </table:table-cell>
          <table:table-cell office:value-type="float" office:value="0.227877" calcext:value-type="float">
            <text:p>0,227877</text:p>
          </table:table-cell>
          <table:table-cell office:value-type="float" office:value="0.350691" calcext:value-type="float">
            <text:p>0,350691</text:p>
          </table:table-cell>
          <table:table-cell office:value-type="float" office:value="0.374" calcext:value-type="float">
            <text:p>0,374</text:p>
          </table:table-cell>
          <table:table-cell office:value-type="float" office:value="0.392672" calcext:value-type="float">
            <text:p>0,392672</text:p>
          </table:table-cell>
          <table:table-cell office:value-type="float" office:value="0.405719" calcext:value-type="float">
            <text:p>0,405719</text:p>
          </table:table-cell>
          <table:table-cell office:value-type="float" office:value="0.413223" calcext:value-type="float">
            <text:p>0,413223</text:p>
          </table:table-cell>
          <table:table-cell office:value-type="float" office:value="0.419406" calcext:value-type="float">
            <text:p>0,419406</text:p>
          </table:table-cell>
          <table:table-cell office:value-type="float" office:value="0.426527" calcext:value-type="float">
            <text:p>0,426527</text:p>
          </table:table-cell>
          <table:table-cell office:value-type="float" office:value="0.434901" calcext:value-type="float">
            <text:p>0,434901</text:p>
          </table:table-cell>
          <table:table-cell office:value-type="float" office:value="0.450504" calcext:value-type="float">
            <text:p>0,450504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9552" calcext:value-type="float">
            <text:p>0,38955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06065" calcext:value-type="float">
            <text:p>0,106065</text:p>
          </table:table-cell>
          <table:table-cell office:value-type="float" office:value="0.250217" calcext:value-type="float">
            <text:p>0,250217</text:p>
          </table:table-cell>
          <table:table-cell office:value-type="float" office:value="0.34858" calcext:value-type="float">
            <text:p>0,34858</text:p>
          </table:table-cell>
          <table:table-cell office:value-type="float" office:value="0.376462" calcext:value-type="float">
            <text:p>0,376462</text:p>
          </table:table-cell>
          <table:table-cell office:value-type="float" office:value="0.396967" calcext:value-type="float">
            <text:p>0,396967</text:p>
          </table:table-cell>
          <table:table-cell office:value-type="float" office:value="0.40765" calcext:value-type="float">
            <text:p>0,40765</text:p>
          </table:table-cell>
          <table:table-cell office:value-type="float" office:value="0.413716" calcext:value-type="float">
            <text:p>0,413716</text:p>
          </table:table-cell>
          <table:table-cell office:value-type="float" office:value="0.419712" calcext:value-type="float">
            <text:p>0,419712</text:p>
          </table:table-cell>
          <table:table-cell office:value-type="float" office:value="0.427925" calcext:value-type="float">
            <text:p>0,427925</text:p>
          </table:table-cell>
          <table:table-cell office:value-type="float" office:value="0.435842" calcext:value-type="float">
            <text:p>0,435842</text:p>
          </table:table-cell>
          <table:table-cell office:value-type="float" office:value="0.447244" calcext:value-type="float">
            <text:p>0,447244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92432" calcext:value-type="float">
            <text:p>0,39243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40058" calcext:value-type="float">
            <text:p>0,040058</text:p>
          </table:table-cell>
          <table:table-cell office:value-type="float" office:value="0.227521" calcext:value-type="float">
            <text:p>0,227521</text:p>
          </table:table-cell>
          <table:table-cell office:value-type="float" office:value="0.341854" calcext:value-type="float">
            <text:p>0,341854</text:p>
          </table:table-cell>
          <table:table-cell office:value-type="float" office:value="0.369902" calcext:value-type="float">
            <text:p>0,369902</text:p>
          </table:table-cell>
          <table:table-cell office:value-type="float" office:value="0.3887" calcext:value-type="float">
            <text:p>0,3887</text:p>
          </table:table-cell>
          <table:table-cell office:value-type="float" office:value="0.404405" calcext:value-type="float">
            <text:p>0,404405</text:p>
          </table:table-cell>
          <table:table-cell office:value-type="float" office:value="0.413666" calcext:value-type="float">
            <text:p>0,413666</text:p>
          </table:table-cell>
          <table:table-cell office:value-type="float" office:value="0.419725" calcext:value-type="float">
            <text:p>0,419725</text:p>
          </table:table-cell>
          <table:table-cell office:value-type="float" office:value="0.427355" calcext:value-type="float">
            <text:p>0,427355</text:p>
          </table:table-cell>
          <table:table-cell office:value-type="float" office:value="0.43528" calcext:value-type="float">
            <text:p>0,43528</text:p>
          </table:table-cell>
          <table:table-cell office:value-type="float" office:value="0.448653" calcext:value-type="float">
            <text:p>0,448653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7706" calcext:value-type="float">
            <text:p>0,38770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96322" calcext:value-type="float">
            <text:p>0,096322</text:p>
          </table:table-cell>
          <table:table-cell office:value-type="float" office:value="0.265988" calcext:value-type="float">
            <text:p>0,265988</text:p>
          </table:table-cell>
          <table:table-cell office:value-type="float" office:value="0.359377" calcext:value-type="float">
            <text:p>0,359377</text:p>
          </table:table-cell>
          <table:table-cell office:value-type="float" office:value="0.38051" calcext:value-type="float">
            <text:p>0,38051</text:p>
          </table:table-cell>
          <table:table-cell office:value-type="float" office:value="0.398897" calcext:value-type="float">
            <text:p>0,398897</text:p>
          </table:table-cell>
          <table:table-cell office:value-type="float" office:value="0.410371" calcext:value-type="float">
            <text:p>0,410371</text:p>
          </table:table-cell>
          <table:table-cell office:value-type="float" office:value="0.417296" calcext:value-type="float">
            <text:p>0,417296</text:p>
          </table:table-cell>
          <table:table-cell office:value-type="float" office:value="0.422939" calcext:value-type="float">
            <text:p>0,422939</text:p>
          </table:table-cell>
          <table:table-cell office:value-type="float" office:value="0.428639" calcext:value-type="float">
            <text:p>0,428639</text:p>
          </table:table-cell>
          <table:table-cell office:value-type="float" office:value="0.435733" calcext:value-type="float">
            <text:p>0,435733</text:p>
          </table:table-cell>
          <table:table-cell office:value-type="float" office:value="0.452405" calcext:value-type="float">
            <text:p>0,452405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97216" calcext:value-type="float">
            <text:p>0,39721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11026" calcext:value-type="float">
            <text:p>0,111026</text:p>
          </table:table-cell>
          <table:table-cell office:value-type="float" office:value="0.229135" calcext:value-type="float">
            <text:p>0,229135</text:p>
          </table:table-cell>
          <table:table-cell office:value-type="float" office:value="0.349009" calcext:value-type="float">
            <text:p>0,349009</text:p>
          </table:table-cell>
          <table:table-cell office:value-type="float" office:value="0.373265" calcext:value-type="float">
            <text:p>0,373265</text:p>
          </table:table-cell>
          <table:table-cell office:value-type="float" office:value="0.393415" calcext:value-type="float">
            <text:p>0,393415</text:p>
          </table:table-cell>
          <table:table-cell office:value-type="float" office:value="0.403982" calcext:value-type="float">
            <text:p>0,403982</text:p>
          </table:table-cell>
          <table:table-cell office:value-type="float" office:value="0.41145" calcext:value-type="float">
            <text:p>0,41145</text:p>
          </table:table-cell>
          <table:table-cell office:value-type="float" office:value="0.41718" calcext:value-type="float">
            <text:p>0,41718</text:p>
          </table:table-cell>
          <table:table-cell office:value-type="float" office:value="0.424517" calcext:value-type="float">
            <text:p>0,424517</text:p>
          </table:table-cell>
          <table:table-cell office:value-type="float" office:value="0.432783" calcext:value-type="float">
            <text:p>0,432783</text:p>
          </table:table-cell>
          <table:table-cell office:value-type="float" office:value="0.449668" calcext:value-type="float">
            <text:p>0,449668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844" calcext:value-type="float">
            <text:p>0,3884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20374" calcext:value-type="float">
            <text:p>0,120374</text:p>
          </table:table-cell>
          <table:table-cell office:value-type="float" office:value="0.233758" calcext:value-type="float">
            <text:p>0,233758</text:p>
          </table:table-cell>
          <table:table-cell office:value-type="float" office:value="0.351374" calcext:value-type="float">
            <text:p>0,351374</text:p>
          </table:table-cell>
          <table:table-cell office:value-type="float" office:value="0.372933" calcext:value-type="float">
            <text:p>0,372933</text:p>
          </table:table-cell>
          <table:table-cell office:value-type="float" office:value="0.389562" calcext:value-type="float">
            <text:p>0,389562</text:p>
          </table:table-cell>
          <table:table-cell office:value-type="float" office:value="0.402778" calcext:value-type="float">
            <text:p>0,402778</text:p>
          </table:table-cell>
          <table:table-cell office:value-type="float" office:value="0.411481" calcext:value-type="float">
            <text:p>0,411481</text:p>
          </table:table-cell>
          <table:table-cell office:value-type="float" office:value="0.417678" calcext:value-type="float">
            <text:p>0,417678</text:p>
          </table:table-cell>
          <table:table-cell office:value-type="float" office:value="0.424758" calcext:value-type="float">
            <text:p>0,424758</text:p>
          </table:table-cell>
          <table:table-cell office:value-type="float" office:value="0.432636" calcext:value-type="float">
            <text:p>0,432636</text:p>
          </table:table-cell>
          <table:table-cell office:value-type="float" office:value="0.44784" calcext:value-type="float">
            <text:p>0,44784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8848" calcext:value-type="float">
            <text:p>0,3884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73084" calcext:value-type="float">
            <text:p>0,073084</text:p>
          </table:table-cell>
          <table:table-cell office:value-type="float" office:value="0.250771" calcext:value-type="float">
            <text:p>0,250771</text:p>
          </table:table-cell>
          <table:table-cell office:value-type="float" office:value="0.356538" calcext:value-type="float">
            <text:p>0,356538</text:p>
          </table:table-cell>
          <table:table-cell office:value-type="float" office:value="0.375543" calcext:value-type="float">
            <text:p>0,375543</text:p>
          </table:table-cell>
          <table:table-cell office:value-type="float" office:value="0.39171" calcext:value-type="float">
            <text:p>0,39171</text:p>
          </table:table-cell>
          <table:table-cell office:value-type="float" office:value="0.404531" calcext:value-type="float">
            <text:p>0,404531</text:p>
          </table:table-cell>
          <table:table-cell office:value-type="float" office:value="0.412388" calcext:value-type="float">
            <text:p>0,412388</text:p>
          </table:table-cell>
          <table:table-cell office:value-type="float" office:value="0.41903" calcext:value-type="float">
            <text:p>0,41903</text:p>
          </table:table-cell>
          <table:table-cell office:value-type="float" office:value="0.425587" calcext:value-type="float">
            <text:p>0,425587</text:p>
          </table:table-cell>
          <table:table-cell office:value-type="float" office:value="0.43309" calcext:value-type="float">
            <text:p>0,43309</text:p>
          </table:table-cell>
          <table:table-cell office:value-type="float" office:value="0.446036" calcext:value-type="float">
            <text:p>0,446036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91522" calcext:value-type="float">
            <text:p>0,39152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20374" calcext:value-type="float">
            <text:p>0,120374</text:p>
          </table:table-cell>
          <table:table-cell office:value-type="float" office:value="0.275406" calcext:value-type="float">
            <text:p>0,275406</text:p>
          </table:table-cell>
          <table:table-cell office:value-type="float" office:value="0.357972" calcext:value-type="float">
            <text:p>0,357972</text:p>
          </table:table-cell>
          <table:table-cell office:value-type="float" office:value="0.376066" calcext:value-type="float">
            <text:p>0,376066</text:p>
          </table:table-cell>
          <table:table-cell office:value-type="float" office:value="0.392172" calcext:value-type="float">
            <text:p>0,392172</text:p>
          </table:table-cell>
          <table:table-cell office:value-type="float" office:value="0.402921" calcext:value-type="float">
            <text:p>0,402921</text:p>
          </table:table-cell>
          <table:table-cell office:value-type="float" office:value="0.412293" calcext:value-type="float">
            <text:p>0,412293</text:p>
          </table:table-cell>
          <table:table-cell office:value-type="float" office:value="0.41936" calcext:value-type="float">
            <text:p>0,41936</text:p>
          </table:table-cell>
          <table:table-cell office:value-type="float" office:value="0.425509" calcext:value-type="float">
            <text:p>0,425509</text:p>
          </table:table-cell>
          <table:table-cell office:value-type="float" office:value="0.433111" calcext:value-type="float">
            <text:p>0,433111</text:p>
          </table:table-cell>
          <table:table-cell office:value-type="float" office:value="0.448977" calcext:value-type="float">
            <text:p>0,448977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94379" calcext:value-type="float">
            <text:p>0,39437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5328" calcext:value-type="float">
            <text:p>0,015328</text:p>
          </table:table-cell>
          <table:table-cell office:value-type="float" office:value="0.24391" calcext:value-type="float">
            <text:p>0,24391</text:p>
          </table:table-cell>
          <table:table-cell office:value-type="float" office:value="0.350822" calcext:value-type="float">
            <text:p>0,350822</text:p>
          </table:table-cell>
          <table:table-cell office:value-type="float" office:value="0.373245" calcext:value-type="float">
            <text:p>0,373245</text:p>
          </table:table-cell>
          <table:table-cell office:value-type="float" office:value="0.390132" calcext:value-type="float">
            <text:p>0,390132</text:p>
          </table:table-cell>
          <table:table-cell office:value-type="float" office:value="0.404395" calcext:value-type="float">
            <text:p>0,404395</text:p>
          </table:table-cell>
          <table:table-cell office:value-type="float" office:value="0.414854" calcext:value-type="float">
            <text:p>0,414854</text:p>
          </table:table-cell>
          <table:table-cell office:value-type="float" office:value="0.422332" calcext:value-type="float">
            <text:p>0,422332</text:p>
          </table:table-cell>
          <table:table-cell office:value-type="float" office:value="0.428749" calcext:value-type="float">
            <text:p>0,428749</text:p>
          </table:table-cell>
          <table:table-cell office:value-type="float" office:value="0.434356" calcext:value-type="float">
            <text:p>0,434356</text:p>
          </table:table-cell>
          <table:table-cell office:value-type="float" office:value="0.45049" calcext:value-type="float">
            <text:p>0,45049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391329" calcext:value-type="float">
            <text:p>0,39132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9551" calcext:value-type="float">
            <text:p>0,09551</text:p>
          </table:table-cell>
          <table:table-cell office:value-type="float" office:value="0.257385" calcext:value-type="float">
            <text:p>0,257385</text:p>
          </table:table-cell>
          <table:table-cell office:value-type="float" office:value="0.346913" calcext:value-type="float">
            <text:p>0,346913</text:p>
          </table:table-cell>
          <table:table-cell office:value-type="float" office:value="0.367215" calcext:value-type="float">
            <text:p>0,367215</text:p>
          </table:table-cell>
          <table:table-cell office:value-type="float" office:value="0.384827" calcext:value-type="float">
            <text:p>0,384827</text:p>
          </table:table-cell>
          <table:table-cell office:value-type="float" office:value="0.403169" calcext:value-type="float">
            <text:p>0,403169</text:p>
          </table:table-cell>
          <table:table-cell office:value-type="float" office:value="0.412183" calcext:value-type="float">
            <text:p>0,412183</text:p>
          </table:table-cell>
          <table:table-cell office:value-type="float" office:value="0.42051" calcext:value-type="float">
            <text:p>0,42051</text:p>
          </table:table-cell>
          <table:table-cell office:value-type="float" office:value="0.427729" calcext:value-type="float">
            <text:p>0,427729</text:p>
          </table:table-cell>
          <table:table-cell office:value-type="float" office:value="0.434145" calcext:value-type="float">
            <text:p>0,434145</text:p>
          </table:table-cell>
          <table:table-cell office:value-type="float" office:value="0.452954" calcext:value-type="float">
            <text:p>0,452954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0703" calcext:value-type="float">
            <text:p>0,39070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3483" calcext:value-type="float">
            <text:p>0,053483</text:p>
          </table:table-cell>
          <table:table-cell office:value-type="float" office:value="0.214205" calcext:value-type="float">
            <text:p>0,214205</text:p>
          </table:table-cell>
          <table:table-cell office:value-type="float" office:value="0.340442" calcext:value-type="float">
            <text:p>0,340442</text:p>
          </table:table-cell>
          <table:table-cell office:value-type="float" office:value="0.364375" calcext:value-type="float">
            <text:p>0,364375</text:p>
          </table:table-cell>
          <table:table-cell office:value-type="float" office:value="0.380563" calcext:value-type="float">
            <text:p>0,380563</text:p>
          </table:table-cell>
          <table:table-cell office:value-type="float" office:value="0.39866" calcext:value-type="float">
            <text:p>0,39866</text:p>
          </table:table-cell>
          <table:table-cell office:value-type="float" office:value="0.41014" calcext:value-type="float">
            <text:p>0,41014</text:p>
          </table:table-cell>
          <table:table-cell office:value-type="float" office:value="0.417598" calcext:value-type="float">
            <text:p>0,417598</text:p>
          </table:table-cell>
          <table:table-cell office:value-type="float" office:value="0.425669" calcext:value-type="float">
            <text:p>0,425669</text:p>
          </table:table-cell>
          <table:table-cell office:value-type="float" office:value="0.433595" calcext:value-type="float">
            <text:p>0,433595</text:p>
          </table:table-cell>
          <table:table-cell office:value-type="float" office:value="0.450105" calcext:value-type="float">
            <text:p>0,450105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83535" calcext:value-type="float">
            <text:p>0,38353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86828" calcext:value-type="float">
            <text:p>0,086828</text:p>
          </table:table-cell>
          <table:table-cell office:value-type="float" office:value="0.280533" calcext:value-type="float">
            <text:p>0,280533</text:p>
          </table:table-cell>
          <table:table-cell office:value-type="float" office:value="0.354386" calcext:value-type="float">
            <text:p>0,354386</text:p>
          </table:table-cell>
          <table:table-cell office:value-type="float" office:value="0.370964" calcext:value-type="float">
            <text:p>0,370964</text:p>
          </table:table-cell>
          <table:table-cell office:value-type="float" office:value="0.387933" calcext:value-type="float">
            <text:p>0,387933</text:p>
          </table:table-cell>
          <table:table-cell office:value-type="float" office:value="0.406959" calcext:value-type="float">
            <text:p>0,406959</text:p>
          </table:table-cell>
          <table:table-cell office:value-type="float" office:value="0.415112" calcext:value-type="float">
            <text:p>0,415112</text:p>
          </table:table-cell>
          <table:table-cell office:value-type="float" office:value="0.421815" calcext:value-type="float">
            <text:p>0,421815</text:p>
          </table:table-cell>
          <table:table-cell office:value-type="float" office:value="0.428455" calcext:value-type="float">
            <text:p>0,428455</text:p>
          </table:table-cell>
          <table:table-cell office:value-type="float" office:value="0.435951" calcext:value-type="float">
            <text:p>0,435951</text:p>
          </table:table-cell>
          <table:table-cell office:value-type="float" office:value="0.452573" calcext:value-type="float">
            <text:p>0,452573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5468" calcext:value-type="float">
            <text:p>0,39546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8447" calcext:value-type="float">
            <text:p>0,18447</text:p>
          </table:table-cell>
          <table:table-cell office:value-type="float" office:value="0.277795" calcext:value-type="float">
            <text:p>0,277795</text:p>
          </table:table-cell>
          <table:table-cell office:value-type="float" office:value="0.356653" calcext:value-type="float">
            <text:p>0,356653</text:p>
          </table:table-cell>
          <table:table-cell office:value-type="float" office:value="0.379969" calcext:value-type="float">
            <text:p>0,379969</text:p>
          </table:table-cell>
          <table:table-cell office:value-type="float" office:value="0.395599" calcext:value-type="float">
            <text:p>0,395599</text:p>
          </table:table-cell>
          <table:table-cell office:value-type="float" office:value="0.408925" calcext:value-type="float">
            <text:p>0,408925</text:p>
          </table:table-cell>
          <table:table-cell office:value-type="float" office:value="0.417432" calcext:value-type="float">
            <text:p>0,417432</text:p>
          </table:table-cell>
          <table:table-cell office:value-type="float" office:value="0.424271" calcext:value-type="float">
            <text:p>0,424271</text:p>
          </table:table-cell>
          <table:table-cell office:value-type="float" office:value="0.430828" calcext:value-type="float">
            <text:p>0,430828</text:p>
          </table:table-cell>
          <table:table-cell office:value-type="float" office:value="0.436915" calcext:value-type="float">
            <text:p>0,436915</text:p>
          </table:table-cell>
          <table:table-cell office:value-type="float" office:value="0.454297" calcext:value-type="float">
            <text:p>0,454297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8268" calcext:value-type="float">
            <text:p>0,3982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0099" calcext:value-type="float">
            <text:p>0,050099</text:p>
          </table:table-cell>
          <table:table-cell office:value-type="float" office:value="0.299072" calcext:value-type="float">
            <text:p>0,299072</text:p>
          </table:table-cell>
          <table:table-cell office:value-type="float" office:value="0.362925" calcext:value-type="float">
            <text:p>0,362925</text:p>
          </table:table-cell>
          <table:table-cell office:value-type="float" office:value="0.385875" calcext:value-type="float">
            <text:p>0,385875</text:p>
          </table:table-cell>
          <table:table-cell office:value-type="float" office:value="0.40186" calcext:value-type="float">
            <text:p>0,40186</text:p>
          </table:table-cell>
          <table:table-cell office:value-type="float" office:value="0.411992" calcext:value-type="float">
            <text:p>0,411992</text:p>
          </table:table-cell>
          <table:table-cell office:value-type="float" office:value="0.419632" calcext:value-type="float">
            <text:p>0,419632</text:p>
          </table:table-cell>
          <table:table-cell office:value-type="float" office:value="0.425846" calcext:value-type="float">
            <text:p>0,425846</text:p>
          </table:table-cell>
          <table:table-cell office:value-type="float" office:value="0.432678" calcext:value-type="float">
            <text:p>0,432678</text:p>
          </table:table-cell>
          <table:table-cell office:value-type="float" office:value="0.439674" calcext:value-type="float">
            <text:p>0,439674</text:p>
          </table:table-cell>
          <table:table-cell office:value-type="float" office:value="0.454945" calcext:value-type="float">
            <text:p>0,454945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40345" calcext:value-type="float">
            <text:p>0,4034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50099" calcext:value-type="float">
            <text:p>0,050099</text:p>
          </table:table-cell>
          <table:table-cell office:value-type="float" office:value="0.289312" calcext:value-type="float">
            <text:p>0,289312</text:p>
          </table:table-cell>
          <table:table-cell office:value-type="float" office:value="0.361875" calcext:value-type="float">
            <text:p>0,361875</text:p>
          </table:table-cell>
          <table:table-cell office:value-type="float" office:value="0.387943" calcext:value-type="float">
            <text:p>0,387943</text:p>
          </table:table-cell>
          <table:table-cell office:value-type="float" office:value="0.40296" calcext:value-type="float">
            <text:p>0,40296</text:p>
          </table:table-cell>
          <table:table-cell office:value-type="float" office:value="0.412118" calcext:value-type="float">
            <text:p>0,412118</text:p>
          </table:table-cell>
          <table:table-cell office:value-type="float" office:value="0.418214" calcext:value-type="float">
            <text:p>0,418214</text:p>
          </table:table-cell>
          <table:table-cell office:value-type="float" office:value="0.424719" calcext:value-type="float">
            <text:p>0,424719</text:p>
          </table:table-cell>
          <table:table-cell office:value-type="float" office:value="0.430597" calcext:value-type="float">
            <text:p>0,430597</text:p>
          </table:table-cell>
          <table:table-cell office:value-type="float" office:value="0.436974" calcext:value-type="float">
            <text:p>0,436974</text:p>
          </table:table-cell>
          <table:table-cell office:value-type="float" office:value="0.450335" calcext:value-type="float">
            <text:p>0,450335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401505" calcext:value-type="float">
            <text:p>0,40150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0.268112" calcext:value-type="float">
            <text:p>0,268112</text:p>
          </table:table-cell>
          <table:table-cell office:value-type="float" office:value="0.357228" calcext:value-type="float">
            <text:p>0,357228</text:p>
          </table:table-cell>
          <table:table-cell office:value-type="float" office:value="0.38376" calcext:value-type="float">
            <text:p>0,38376</text:p>
          </table:table-cell>
          <table:table-cell office:value-type="float" office:value="0.399837" calcext:value-type="float">
            <text:p>0,399837</text:p>
          </table:table-cell>
          <table:table-cell office:value-type="float" office:value="0.410318" calcext:value-type="float">
            <text:p>0,410318</text:p>
          </table:table-cell>
          <table:table-cell office:value-type="float" office:value="0.417802" calcext:value-type="float">
            <text:p>0,417802</text:p>
          </table:table-cell>
          <table:table-cell office:value-type="float" office:value="0.424582" calcext:value-type="float">
            <text:p>0,424582</text:p>
          </table:table-cell>
          <table:table-cell office:value-type="float" office:value="0.430009" calcext:value-type="float">
            <text:p>0,430009</text:p>
          </table:table-cell>
          <table:table-cell office:value-type="float" office:value="0.436014" calcext:value-type="float">
            <text:p>0,436014</text:p>
          </table:table-cell>
          <table:table-cell office:value-type="float" office:value="0.450777" calcext:value-type="float">
            <text:p>0,450777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7844" calcext:value-type="float">
            <text:p>0,39784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0.256481" calcext:value-type="float">
            <text:p>0,256481</text:p>
          </table:table-cell>
          <table:table-cell office:value-type="float" office:value="0.347689" calcext:value-type="float">
            <text:p>0,347689</text:p>
          </table:table-cell>
          <table:table-cell office:value-type="float" office:value="0.376629" calcext:value-type="float">
            <text:p>0,376629</text:p>
          </table:table-cell>
          <table:table-cell office:value-type="float" office:value="0.396907" calcext:value-type="float">
            <text:p>0,396907</text:p>
          </table:table-cell>
          <table:table-cell office:value-type="float" office:value="0.408243" calcext:value-type="float">
            <text:p>0,408243</text:p>
          </table:table-cell>
          <table:table-cell office:value-type="float" office:value="0.416438" calcext:value-type="float">
            <text:p>0,416438</text:p>
          </table:table-cell>
          <table:table-cell office:value-type="float" office:value="0.422923" calcext:value-type="float">
            <text:p>0,422923</text:p>
          </table:table-cell>
          <table:table-cell office:value-type="float" office:value="0.428815" calcext:value-type="float">
            <text:p>0,428815</text:p>
          </table:table-cell>
          <table:table-cell office:value-type="float" office:value="0.434762" calcext:value-type="float">
            <text:p>0,434762</text:p>
          </table:table-cell>
          <table:table-cell office:value-type="float" office:value="0.447347" calcext:value-type="float">
            <text:p>0,447347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3623" calcext:value-type="float">
            <text:p>0,39362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8544" calcext:value-type="float">
            <text:p>0,038544</text:p>
          </table:table-cell>
          <table:table-cell office:value-type="float" office:value="0.240443" calcext:value-type="float">
            <text:p>0,240443</text:p>
          </table:table-cell>
          <table:table-cell office:value-type="float" office:value="0.343285" calcext:value-type="float">
            <text:p>0,343285</text:p>
          </table:table-cell>
          <table:table-cell office:value-type="float" office:value="0.366906" calcext:value-type="float">
            <text:p>0,366906</text:p>
          </table:table-cell>
          <table:table-cell office:value-type="float" office:value="0.388748" calcext:value-type="float">
            <text:p>0,388748</text:p>
          </table:table-cell>
          <table:table-cell office:value-type="float" office:value="0.403068" calcext:value-type="float">
            <text:p>0,403068</text:p>
          </table:table-cell>
          <table:table-cell office:value-type="float" office:value="0.412255" calcext:value-type="float">
            <text:p>0,412255</text:p>
          </table:table-cell>
          <table:table-cell office:value-type="float" office:value="0.419082" calcext:value-type="float">
            <text:p>0,419082</text:p>
          </table:table-cell>
          <table:table-cell office:value-type="float" office:value="0.426127" calcext:value-type="float">
            <text:p>0,426127</text:p>
          </table:table-cell>
          <table:table-cell office:value-type="float" office:value="0.433101" calcext:value-type="float">
            <text:p>0,433101</text:p>
          </table:table-cell>
          <table:table-cell office:value-type="float" office:value="0.4464" calcext:value-type="float">
            <text:p>0,4464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87942" calcext:value-type="float">
            <text:p>0,38794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211931" calcext:value-type="float">
            <text:p>0,211931</text:p>
          </table:table-cell>
          <table:table-cell office:value-type="float" office:value="0.35149" calcext:value-type="float">
            <text:p>0,35149</text:p>
          </table:table-cell>
          <table:table-cell office:value-type="float" office:value="0.374387" calcext:value-type="float">
            <text:p>0,374387</text:p>
          </table:table-cell>
          <table:table-cell office:value-type="float" office:value="0.394726" calcext:value-type="float">
            <text:p>0,394726</text:p>
          </table:table-cell>
          <table:table-cell office:value-type="float" office:value="0.406654" calcext:value-type="float">
            <text:p>0,406654</text:p>
          </table:table-cell>
          <table:table-cell office:value-type="float" office:value="0.414958" calcext:value-type="float">
            <text:p>0,414958</text:p>
          </table:table-cell>
          <table:table-cell office:value-type="float" office:value="0.421488" calcext:value-type="float">
            <text:p>0,421488</text:p>
          </table:table-cell>
          <table:table-cell office:value-type="float" office:value="0.428067" calcext:value-type="float">
            <text:p>0,428067</text:p>
          </table:table-cell>
          <table:table-cell office:value-type="float" office:value="0.434775" calcext:value-type="float">
            <text:p>0,434775</text:p>
          </table:table-cell>
          <table:table-cell office:value-type="float" office:value="0.447139" calcext:value-type="float">
            <text:p>0,447139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88561" calcext:value-type="float">
            <text:p>0,38856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42203" calcext:value-type="float">
            <text:p>0,142203</text:p>
          </table:table-cell>
          <table:table-cell office:value-type="float" office:value="0.251769" calcext:value-type="float">
            <text:p>0,251769</text:p>
          </table:table-cell>
          <table:table-cell office:value-type="float" office:value="0.351082" calcext:value-type="float">
            <text:p>0,351082</text:p>
          </table:table-cell>
          <table:table-cell office:value-type="float" office:value="0.375977" calcext:value-type="float">
            <text:p>0,375977</text:p>
          </table:table-cell>
          <table:table-cell office:value-type="float" office:value="0.395514" calcext:value-type="float">
            <text:p>0,395514</text:p>
          </table:table-cell>
          <table:table-cell office:value-type="float" office:value="0.408978" calcext:value-type="float">
            <text:p>0,408978</text:p>
          </table:table-cell>
          <table:table-cell office:value-type="float" office:value="0.414897" calcext:value-type="float">
            <text:p>0,414897</text:p>
          </table:table-cell>
          <table:table-cell office:value-type="float" office:value="0.422353" calcext:value-type="float">
            <text:p>0,422353</text:p>
          </table:table-cell>
          <table:table-cell office:value-type="float" office:value="0.428996" calcext:value-type="float">
            <text:p>0,428996</text:p>
          </table:table-cell>
          <table:table-cell office:value-type="float" office:value="0.434883" calcext:value-type="float">
            <text:p>0,434883</text:p>
          </table:table-cell>
          <table:table-cell office:value-type="float" office:value="0.446208" calcext:value-type="float">
            <text:p>0,446208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3066" calcext:value-type="float">
            <text:p>0,39306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011862" calcext:value-type="float">
            <text:p>-0,011862</text:p>
          </table:table-cell>
          <table:table-cell office:value-type="float" office:value="0.241712" calcext:value-type="float">
            <text:p>0,241712</text:p>
          </table:table-cell>
          <table:table-cell office:value-type="float" office:value="0.358763" calcext:value-type="float">
            <text:p>0,358763</text:p>
          </table:table-cell>
          <table:table-cell office:value-type="float" office:value="0.378531" calcext:value-type="float">
            <text:p>0,378531</text:p>
          </table:table-cell>
          <table:table-cell office:value-type="float" office:value="0.397973" calcext:value-type="float">
            <text:p>0,397973</text:p>
          </table:table-cell>
          <table:table-cell office:value-type="float" office:value="0.408509" calcext:value-type="float">
            <text:p>0,408509</text:p>
          </table:table-cell>
          <table:table-cell office:value-type="float" office:value="0.415792" calcext:value-type="float">
            <text:p>0,415792</text:p>
          </table:table-cell>
          <table:table-cell office:value-type="float" office:value="0.423963" calcext:value-type="float">
            <text:p>0,423963</text:p>
          </table:table-cell>
          <table:table-cell office:value-type="float" office:value="0.429588" calcext:value-type="float">
            <text:p>0,429588</text:p>
          </table:table-cell>
          <table:table-cell office:value-type="float" office:value="0.436648" calcext:value-type="float">
            <text:p>0,436648</text:p>
          </table:table-cell>
          <table:table-cell office:value-type="float" office:value="0.450549" calcext:value-type="float">
            <text:p>0,450549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4203" calcext:value-type="float">
            <text:p>0,39420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011862" calcext:value-type="float">
            <text:p>-0,011862</text:p>
          </table:table-cell>
          <table:table-cell office:value-type="float" office:value="0.253607" calcext:value-type="float">
            <text:p>0,253607</text:p>
          </table:table-cell>
          <table:table-cell office:value-type="float" office:value="0.359895" calcext:value-type="float">
            <text:p>0,359895</text:p>
          </table:table-cell>
          <table:table-cell office:value-type="float" office:value="0.379554" calcext:value-type="float">
            <text:p>0,379554</text:p>
          </table:table-cell>
          <table:table-cell office:value-type="float" office:value="0.3959" calcext:value-type="float">
            <text:p>0,3959</text:p>
          </table:table-cell>
          <table:table-cell office:value-type="float" office:value="0.407021" calcext:value-type="float">
            <text:p>0,407021</text:p>
          </table:table-cell>
          <table:table-cell office:value-type="float" office:value="0.413795" calcext:value-type="float">
            <text:p>0,413795</text:p>
          </table:table-cell>
          <table:table-cell office:value-type="float" office:value="0.422074" calcext:value-type="float">
            <text:p>0,422074</text:p>
          </table:table-cell>
          <table:table-cell office:value-type="float" office:value="0.429003" calcext:value-type="float">
            <text:p>0,429003</text:p>
          </table:table-cell>
          <table:table-cell office:value-type="float" office:value="0.437352" calcext:value-type="float">
            <text:p>0,437352</text:p>
          </table:table-cell>
          <table:table-cell office:value-type="float" office:value="0.453025" calcext:value-type="float">
            <text:p>0,453025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5123" calcext:value-type="float">
            <text:p>0,39512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8741" calcext:value-type="float">
            <text:p>0,008741</text:p>
          </table:table-cell>
          <table:table-cell office:value-type="float" office:value="0.27562" calcext:value-type="float">
            <text:p>0,27562</text:p>
          </table:table-cell>
          <table:table-cell office:value-type="float" office:value="0.359562" calcext:value-type="float">
            <text:p>0,359562</text:p>
          </table:table-cell>
          <table:table-cell office:value-type="float" office:value="0.377368" calcext:value-type="float">
            <text:p>0,377368</text:p>
          </table:table-cell>
          <table:table-cell office:value-type="float" office:value="0.395745" calcext:value-type="float">
            <text:p>0,395745</text:p>
          </table:table-cell>
          <table:table-cell office:value-type="float" office:value="0.407527" calcext:value-type="float">
            <text:p>0,407527</text:p>
          </table:table-cell>
          <table:table-cell office:value-type="float" office:value="0.415753" calcext:value-type="float">
            <text:p>0,415753</text:p>
          </table:table-cell>
          <table:table-cell office:value-type="float" office:value="0.423467" calcext:value-type="float">
            <text:p>0,423467</text:p>
          </table:table-cell>
          <table:table-cell office:value-type="float" office:value="0.431747" calcext:value-type="float">
            <text:p>0,431747</text:p>
          </table:table-cell>
          <table:table-cell office:value-type="float" office:value="0.439735" calcext:value-type="float">
            <text:p>0,439735</text:p>
          </table:table-cell>
          <table:table-cell office:value-type="float" office:value="0.454171" calcext:value-type="float">
            <text:p>0,454171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8069" calcext:value-type="float">
            <text:p>0,39806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9814" calcext:value-type="float">
            <text:p>0,119814</text:p>
          </table:table-cell>
          <table:table-cell office:value-type="float" office:value="0.271497" calcext:value-type="float">
            <text:p>0,271497</text:p>
          </table:table-cell>
          <table:table-cell office:value-type="float" office:value="0.360832" calcext:value-type="float">
            <text:p>0,360832</text:p>
          </table:table-cell>
          <table:table-cell office:value-type="float" office:value="0.379376" calcext:value-type="float">
            <text:p>0,379376</text:p>
          </table:table-cell>
          <table:table-cell office:value-type="float" office:value="0.396673" calcext:value-type="float">
            <text:p>0,396673</text:p>
          </table:table-cell>
          <table:table-cell office:value-type="float" office:value="0.407367" calcext:value-type="float">
            <text:p>0,407367</text:p>
          </table:table-cell>
          <table:table-cell office:value-type="float" office:value="0.414557" calcext:value-type="float">
            <text:p>0,414557</text:p>
          </table:table-cell>
          <table:table-cell office:value-type="float" office:value="0.422079" calcext:value-type="float">
            <text:p>0,422079</text:p>
          </table:table-cell>
          <table:table-cell office:value-type="float" office:value="0.42983" calcext:value-type="float">
            <text:p>0,42983</text:p>
          </table:table-cell>
          <table:table-cell office:value-type="float" office:value="0.436397" calcext:value-type="float">
            <text:p>0,436397</text:p>
          </table:table-cell>
          <table:table-cell office:value-type="float" office:value="0.453154" calcext:value-type="float">
            <text:p>0,453154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397176" calcext:value-type="float">
            <text:p>0,39717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99223" calcext:value-type="float">
            <text:p>0,099223</text:p>
          </table:table-cell>
          <table:table-cell office:value-type="float" office:value="0.266677" calcext:value-type="float">
            <text:p>0,266677</text:p>
          </table:table-cell>
          <table:table-cell office:value-type="float" office:value="0.363263" calcext:value-type="float">
            <text:p>0,363263</text:p>
          </table:table-cell>
          <table:table-cell office:value-type="float" office:value="0.388586" calcext:value-type="float">
            <text:p>0,388586</text:p>
          </table:table-cell>
          <table:table-cell office:value-type="float" office:value="0.401702" calcext:value-type="float">
            <text:p>0,401702</text:p>
          </table:table-cell>
          <table:table-cell office:value-type="float" office:value="0.410551" calcext:value-type="float">
            <text:p>0,410551</text:p>
          </table:table-cell>
          <table:table-cell office:value-type="float" office:value="0.418559" calcext:value-type="float">
            <text:p>0,418559</text:p>
          </table:table-cell>
          <table:table-cell office:value-type="float" office:value="0.426512" calcext:value-type="float">
            <text:p>0,426512</text:p>
          </table:table-cell>
          <table:table-cell office:value-type="float" office:value="0.433511" calcext:value-type="float">
            <text:p>0,433511</text:p>
          </table:table-cell>
          <table:table-cell office:value-type="float" office:value="0.439988" calcext:value-type="float">
            <text:p>0,439988</text:p>
          </table:table-cell>
          <table:table-cell office:value-type="float" office:value="0.458176" calcext:value-type="float">
            <text:p>0,458176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400753" calcext:value-type="float">
            <text:p>0,40075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94052" calcext:value-type="float">
            <text:p>0,094052</text:p>
          </table:table-cell>
          <table:table-cell office:value-type="float" office:value="0.258901" calcext:value-type="float">
            <text:p>0,258901</text:p>
          </table:table-cell>
          <table:table-cell office:value-type="float" office:value="0.363456" calcext:value-type="float">
            <text:p>0,363456</text:p>
          </table:table-cell>
          <table:table-cell office:value-type="float" office:value="0.391837" calcext:value-type="float">
            <text:p>0,391837</text:p>
          </table:table-cell>
          <table:table-cell office:value-type="float" office:value="0.401541" calcext:value-type="float">
            <text:p>0,401541</text:p>
          </table:table-cell>
          <table:table-cell office:value-type="float" office:value="0.41064" calcext:value-type="float">
            <text:p>0,41064</text:p>
          </table:table-cell>
          <table:table-cell office:value-type="float" office:value="0.419105" calcext:value-type="float">
            <text:p>0,419105</text:p>
          </table:table-cell>
          <table:table-cell office:value-type="float" office:value="0.427309" calcext:value-type="float">
            <text:p>0,427309</text:p>
          </table:table-cell>
          <table:table-cell office:value-type="float" office:value="0.434813" calcext:value-type="float">
            <text:p>0,434813</text:p>
          </table:table-cell>
          <table:table-cell office:value-type="float" office:value="0.442586" calcext:value-type="float">
            <text:p>0,442586</text:p>
          </table:table-cell>
          <table:table-cell office:value-type="float" office:value="0.45787" calcext:value-type="float">
            <text:p>0,45787</text:p>
          </table:table-cell>
          <table:table-cell office:value-type="float" office:value="0.481375" calcext:value-type="float">
            <text:p>0,481375</text:p>
          </table:table-cell>
          <table:table-cell office:value-type="float" office:value="0.400806" calcext:value-type="float">
            <text:p>0,40080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021587" calcext:value-type="float">
            <text:p>-0,021587</text:p>
          </table:table-cell>
          <table:table-cell office:value-type="float" office:value="0.209804" calcext:value-type="float">
            <text:p>0,209804</text:p>
          </table:table-cell>
          <table:table-cell office:value-type="float" office:value="0.360442" calcext:value-type="float">
            <text:p>0,360442</text:p>
          </table:table-cell>
          <table:table-cell office:value-type="float" office:value="0.391824" calcext:value-type="float">
            <text:p>0,391824</text:p>
          </table:table-cell>
          <table:table-cell office:value-type="float" office:value="0.40092" calcext:value-type="float">
            <text:p>0,40092</text:p>
          </table:table-cell>
          <table:table-cell office:value-type="float" office:value="0.409882" calcext:value-type="float">
            <text:p>0,409882</text:p>
          </table:table-cell>
          <table:table-cell office:value-type="float" office:value="0.416732" calcext:value-type="float">
            <text:p>0,416732</text:p>
          </table:table-cell>
          <table:table-cell office:value-type="float" office:value="0.423476" calcext:value-type="float">
            <text:p>0,423476</text:p>
          </table:table-cell>
          <table:table-cell office:value-type="float" office:value="0.430968" calcext:value-type="float">
            <text:p>0,430968</text:p>
          </table:table-cell>
          <table:table-cell office:value-type="float" office:value="0.440697" calcext:value-type="float">
            <text:p>0,440697</text:p>
          </table:table-cell>
          <table:table-cell office:value-type="float" office:value="0.459319" calcext:value-type="float">
            <text:p>0,459319</text:p>
          </table:table-cell>
          <table:table-cell office:value-type="float" office:value="0.488376" calcext:value-type="float">
            <text:p>0,488376</text:p>
          </table:table-cell>
          <table:table-cell office:value-type="float" office:value="0.394406" calcext:value-type="float">
            <text:p>0,39440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33" calcext:value-type="float">
            <text:p>0,0533</text:p>
          </table:table-cell>
          <table:table-cell office:value-type="float" office:value="0.210435" calcext:value-type="float">
            <text:p>0,210435</text:p>
          </table:table-cell>
          <table:table-cell office:value-type="float" office:value="0.353609" calcext:value-type="float">
            <text:p>0,353609</text:p>
          </table:table-cell>
          <table:table-cell office:value-type="float" office:value="0.389122" calcext:value-type="float">
            <text:p>0,389122</text:p>
          </table:table-cell>
          <table:table-cell office:value-type="float" office:value="0.401713" calcext:value-type="float">
            <text:p>0,401713</text:p>
          </table:table-cell>
          <table:table-cell office:value-type="float" office:value="0.411815" calcext:value-type="float">
            <text:p>0,411815</text:p>
          </table:table-cell>
          <table:table-cell office:value-type="float" office:value="0.418843" calcext:value-type="float">
            <text:p>0,418843</text:p>
          </table:table-cell>
          <table:table-cell office:value-type="float" office:value="0.42549" calcext:value-type="float">
            <text:p>0,42549</text:p>
          </table:table-cell>
          <table:table-cell office:value-type="float" office:value="0.432492" calcext:value-type="float">
            <text:p>0,432492</text:p>
          </table:table-cell>
          <table:table-cell office:value-type="float" office:value="0.441888" calcext:value-type="float">
            <text:p>0,441888</text:p>
          </table:table-cell>
          <table:table-cell office:value-type="float" office:value="0.460212" calcext:value-type="float">
            <text:p>0,460212</text:p>
          </table:table-cell>
          <table:table-cell office:value-type="float" office:value="0.488376" calcext:value-type="float">
            <text:p>0,488376</text:p>
          </table:table-cell>
          <table:table-cell office:value-type="float" office:value="0.394562" calcext:value-type="float">
            <text:p>0,39456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000949" calcext:value-type="float">
            <text:p>-0,000949</text:p>
          </table:table-cell>
          <table:table-cell office:value-type="float" office:value="0.226724" calcext:value-type="float">
            <text:p>0,226724</text:p>
          </table:table-cell>
          <table:table-cell office:value-type="float" office:value="0.354445" calcext:value-type="float">
            <text:p>0,354445</text:p>
          </table:table-cell>
          <table:table-cell office:value-type="float" office:value="0.388847" calcext:value-type="float">
            <text:p>0,388847</text:p>
          </table:table-cell>
          <table:table-cell office:value-type="float" office:value="0.400939" calcext:value-type="float">
            <text:p>0,400939</text:p>
          </table:table-cell>
          <table:table-cell office:value-type="float" office:value="0.411105" calcext:value-type="float">
            <text:p>0,411105</text:p>
          </table:table-cell>
          <table:table-cell office:value-type="float" office:value="0.418269" calcext:value-type="float">
            <text:p>0,418269</text:p>
          </table:table-cell>
          <table:table-cell office:value-type="float" office:value="0.425068" calcext:value-type="float">
            <text:p>0,425068</text:p>
          </table:table-cell>
          <table:table-cell office:value-type="float" office:value="0.432311" calcext:value-type="float">
            <text:p>0,432311</text:p>
          </table:table-cell>
          <table:table-cell office:value-type="float" office:value="0.441432" calcext:value-type="float">
            <text:p>0,441432</text:p>
          </table:table-cell>
          <table:table-cell office:value-type="float" office:value="0.458474" calcext:value-type="float">
            <text:p>0,458474</text:p>
          </table:table-cell>
          <table:table-cell office:value-type="float" office:value="0.488376" calcext:value-type="float">
            <text:p>0,488376</text:p>
          </table:table-cell>
          <table:table-cell office:value-type="float" office:value="0.395761" calcext:value-type="float">
            <text:p>0,39576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000949" calcext:value-type="float">
            <text:p>-0,000949</text:p>
          </table:table-cell>
          <table:table-cell office:value-type="float" office:value="0.25045" calcext:value-type="float">
            <text:p>0,25045</text:p>
          </table:table-cell>
          <table:table-cell office:value-type="float" office:value="0.371063" calcext:value-type="float">
            <text:p>0,371063</text:p>
          </table:table-cell>
          <table:table-cell office:value-type="float" office:value="0.391095" calcext:value-type="float">
            <text:p>0,391095</text:p>
          </table:table-cell>
          <table:table-cell office:value-type="float" office:value="0.403941" calcext:value-type="float">
            <text:p>0,403941</text:p>
          </table:table-cell>
          <table:table-cell office:value-type="float" office:value="0.412391" calcext:value-type="float">
            <text:p>0,412391</text:p>
          </table:table-cell>
          <table:table-cell office:value-type="float" office:value="0.420359" calcext:value-type="float">
            <text:p>0,420359</text:p>
          </table:table-cell>
          <table:table-cell office:value-type="float" office:value="0.428768" calcext:value-type="float">
            <text:p>0,428768</text:p>
          </table:table-cell>
          <table:table-cell office:value-type="float" office:value="0.435511" calcext:value-type="float">
            <text:p>0,435511</text:p>
          </table:table-cell>
          <table:table-cell office:value-type="float" office:value="0.443817" calcext:value-type="float">
            <text:p>0,443817</text:p>
          </table:table-cell>
          <table:table-cell office:value-type="float" office:value="0.462834" calcext:value-type="float">
            <text:p>0,462834</text:p>
          </table:table-cell>
          <table:table-cell office:value-type="float" office:value="0.488376" calcext:value-type="float">
            <text:p>0,488376</text:p>
          </table:table-cell>
          <table:table-cell office:value-type="float" office:value="0.402023" calcext:value-type="float">
            <text:p>0,40202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20262" calcext:value-type="float">
            <text:p>0,120262</text:p>
          </table:table-cell>
          <table:table-cell office:value-type="float" office:value="0.269133" calcext:value-type="float">
            <text:p>0,269133</text:p>
          </table:table-cell>
          <table:table-cell office:value-type="float" office:value="0.364726" calcext:value-type="float">
            <text:p>0,364726</text:p>
          </table:table-cell>
          <table:table-cell office:value-type="float" office:value="0.386857" calcext:value-type="float">
            <text:p>0,386857</text:p>
          </table:table-cell>
          <table:table-cell office:value-type="float" office:value="0.402444" calcext:value-type="float">
            <text:p>0,402444</text:p>
          </table:table-cell>
          <table:table-cell office:value-type="float" office:value="0.412835" calcext:value-type="float">
            <text:p>0,412835</text:p>
          </table:table-cell>
          <table:table-cell office:value-type="float" office:value="0.420147" calcext:value-type="float">
            <text:p>0,420147</text:p>
          </table:table-cell>
          <table:table-cell office:value-type="float" office:value="0.428657" calcext:value-type="float">
            <text:p>0,428657</text:p>
          </table:table-cell>
          <table:table-cell office:value-type="float" office:value="0.436465" calcext:value-type="float">
            <text:p>0,436465</text:p>
          </table:table-cell>
          <table:table-cell office:value-type="float" office:value="0.445716" calcext:value-type="float">
            <text:p>0,445716</text:p>
          </table:table-cell>
          <table:table-cell office:value-type="float" office:value="0.466197" calcext:value-type="float">
            <text:p>0,466197</text:p>
          </table:table-cell>
          <table:table-cell office:value-type="float" office:value="0.488376" calcext:value-type="float">
            <text:p>0,488376</text:p>
          </table:table-cell>
          <table:table-cell office:value-type="float" office:value="0.403318" calcext:value-type="float">
            <text:p>0,40331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95835" calcext:value-type="float">
            <text:p>0,195835</text:p>
          </table:table-cell>
          <table:table-cell office:value-type="float" office:value="0.306291" calcext:value-type="float">
            <text:p>0,306291</text:p>
          </table:table-cell>
          <table:table-cell office:value-type="float" office:value="0.370017" calcext:value-type="float">
            <text:p>0,370017</text:p>
          </table:table-cell>
          <table:table-cell office:value-type="float" office:value="0.39176" calcext:value-type="float">
            <text:p>0,39176</text:p>
          </table:table-cell>
          <table:table-cell office:value-type="float" office:value="0.406084" calcext:value-type="float">
            <text:p>0,406084</text:p>
          </table:table-cell>
          <table:table-cell office:value-type="float" office:value="0.413745" calcext:value-type="float">
            <text:p>0,413745</text:p>
          </table:table-cell>
          <table:table-cell office:value-type="float" office:value="0.422188" calcext:value-type="float">
            <text:p>0,422188</text:p>
          </table:table-cell>
          <table:table-cell office:value-type="float" office:value="0.428859" calcext:value-type="float">
            <text:p>0,428859</text:p>
          </table:table-cell>
          <table:table-cell office:value-type="float" office:value="0.436279" calcext:value-type="float">
            <text:p>0,436279</text:p>
          </table:table-cell>
          <table:table-cell office:value-type="float" office:value="0.445465" calcext:value-type="float">
            <text:p>0,445465</text:p>
          </table:table-cell>
          <table:table-cell office:value-type="float" office:value="0.465771" calcext:value-type="float">
            <text:p>0,465771</text:p>
          </table:table-cell>
          <table:table-cell office:value-type="float" office:value="0.488376" calcext:value-type="float">
            <text:p>0,488376</text:p>
          </table:table-cell>
          <table:table-cell office:value-type="float" office:value="0.408646" calcext:value-type="float">
            <text:p>0,40864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95835" calcext:value-type="float">
            <text:p>0,195835</text:p>
          </table:table-cell>
          <table:table-cell office:value-type="float" office:value="0.311211" calcext:value-type="float">
            <text:p>0,311211</text:p>
          </table:table-cell>
          <table:table-cell office:value-type="float" office:value="0.377114" calcext:value-type="float">
            <text:p>0,377114</text:p>
          </table:table-cell>
          <table:table-cell office:value-type="float" office:value="0.398486" calcext:value-type="float">
            <text:p>0,398486</text:p>
          </table:table-cell>
          <table:table-cell office:value-type="float" office:value="0.40922" calcext:value-type="float">
            <text:p>0,40922</text:p>
          </table:table-cell>
          <table:table-cell office:value-type="float" office:value="0.415301" calcext:value-type="float">
            <text:p>0,415301</text:p>
          </table:table-cell>
          <table:table-cell office:value-type="float" office:value="0.423178" calcext:value-type="float">
            <text:p>0,423178</text:p>
          </table:table-cell>
          <table:table-cell office:value-type="float" office:value="0.429456" calcext:value-type="float">
            <text:p>0,429456</text:p>
          </table:table-cell>
          <table:table-cell office:value-type="float" office:value="0.438373" calcext:value-type="float">
            <text:p>0,438373</text:p>
          </table:table-cell>
          <table:table-cell office:value-type="float" office:value="0.445701" calcext:value-type="float">
            <text:p>0,445701</text:p>
          </table:table-cell>
          <table:table-cell office:value-type="float" office:value="0.466361" calcext:value-type="float">
            <text:p>0,466361</text:p>
          </table:table-cell>
          <table:table-cell office:value-type="float" office:value="0.492975" calcext:value-type="float">
            <text:p>0,492975</text:p>
          </table:table-cell>
          <table:table-cell office:value-type="float" office:value="0.41144" calcext:value-type="float">
            <text:p>0,4114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78806" calcext:value-type="float">
            <text:p>0,178806</text:p>
          </table:table-cell>
          <table:table-cell office:value-type="float" office:value="0.293842" calcext:value-type="float">
            <text:p>0,293842</text:p>
          </table:table-cell>
          <table:table-cell office:value-type="float" office:value="0.367364" calcext:value-type="float">
            <text:p>0,367364</text:p>
          </table:table-cell>
          <table:table-cell office:value-type="float" office:value="0.393312" calcext:value-type="float">
            <text:p>0,393312</text:p>
          </table:table-cell>
          <table:table-cell office:value-type="float" office:value="0.405594" calcext:value-type="float">
            <text:p>0,405594</text:p>
          </table:table-cell>
          <table:table-cell office:value-type="float" office:value="0.413012" calcext:value-type="float">
            <text:p>0,413012</text:p>
          </table:table-cell>
          <table:table-cell office:value-type="float" office:value="0.420533" calcext:value-type="float">
            <text:p>0,420533</text:p>
          </table:table-cell>
          <table:table-cell office:value-type="float" office:value="0.427366" calcext:value-type="float">
            <text:p>0,427366</text:p>
          </table:table-cell>
          <table:table-cell office:value-type="float" office:value="0.435209" calcext:value-type="float">
            <text:p>0,435209</text:p>
          </table:table-cell>
          <table:table-cell office:value-type="float" office:value="0.442605" calcext:value-type="float">
            <text:p>0,442605</text:p>
          </table:table-cell>
          <table:table-cell office:value-type="float" office:value="0.461901" calcext:value-type="float">
            <text:p>0,461901</text:p>
          </table:table-cell>
          <table:table-cell office:value-type="float" office:value="0.492975" calcext:value-type="float">
            <text:p>0,492975</text:p>
          </table:table-cell>
          <table:table-cell office:value-type="float" office:value="0.406074" calcext:value-type="float">
            <text:p>0,40607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56901" calcext:value-type="float">
            <text:p>0,056901</text:p>
          </table:table-cell>
          <table:table-cell office:value-type="float" office:value="0.281291" calcext:value-type="float">
            <text:p>0,281291</text:p>
          </table:table-cell>
          <table:table-cell office:value-type="float" office:value="0.363328" calcext:value-type="float">
            <text:p>0,363328</text:p>
          </table:table-cell>
          <table:table-cell office:value-type="float" office:value="0.39086" calcext:value-type="float">
            <text:p>0,39086</text:p>
          </table:table-cell>
          <table:table-cell office:value-type="float" office:value="0.403021" calcext:value-type="float">
            <text:p>0,403021</text:p>
          </table:table-cell>
          <table:table-cell office:value-type="float" office:value="0.41086" calcext:value-type="float">
            <text:p>0,41086</text:p>
          </table:table-cell>
          <table:table-cell office:value-type="float" office:value="0.418454" calcext:value-type="float">
            <text:p>0,418454</text:p>
          </table:table-cell>
          <table:table-cell office:value-type="float" office:value="0.426167" calcext:value-type="float">
            <text:p>0,426167</text:p>
          </table:table-cell>
          <table:table-cell office:value-type="float" office:value="0.434173" calcext:value-type="float">
            <text:p>0,434173</text:p>
          </table:table-cell>
          <table:table-cell office:value-type="float" office:value="0.441047" calcext:value-type="float">
            <text:p>0,441047</text:p>
          </table:table-cell>
          <table:table-cell office:value-type="float" office:value="0.461553" calcext:value-type="float">
            <text:p>0,461553</text:p>
          </table:table-cell>
          <table:table-cell office:value-type="float" office:value="0.492975" calcext:value-type="float">
            <text:p>0,492975</text:p>
          </table:table-cell>
          <table:table-cell office:value-type="float" office:value="0.403075" calcext:value-type="float">
            <text:p>0,40307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14417" calcext:value-type="float">
            <text:p>0,014417</text:p>
          </table:table-cell>
          <table:table-cell office:value-type="float" office:value="0.286695" calcext:value-type="float">
            <text:p>0,286695</text:p>
          </table:table-cell>
          <table:table-cell office:value-type="float" office:value="0.369633" calcext:value-type="float">
            <text:p>0,369633</text:p>
          </table:table-cell>
          <table:table-cell office:value-type="float" office:value="0.396054" calcext:value-type="float">
            <text:p>0,396054</text:p>
          </table:table-cell>
          <table:table-cell office:value-type="float" office:value="0.40662" calcext:value-type="float">
            <text:p>0,40662</text:p>
          </table:table-cell>
          <table:table-cell office:value-type="float" office:value="0.414814" calcext:value-type="float">
            <text:p>0,414814</text:p>
          </table:table-cell>
          <table:table-cell office:value-type="float" office:value="0.422377" calcext:value-type="float">
            <text:p>0,422377</text:p>
          </table:table-cell>
          <table:table-cell office:value-type="float" office:value="0.43051" calcext:value-type="float">
            <text:p>0,43051</text:p>
          </table:table-cell>
          <table:table-cell office:value-type="float" office:value="0.437138" calcext:value-type="float">
            <text:p>0,437138</text:p>
          </table:table-cell>
          <table:table-cell office:value-type="float" office:value="0.444157" calcext:value-type="float">
            <text:p>0,444157</text:p>
          </table:table-cell>
          <table:table-cell office:value-type="float" office:value="0.46743" calcext:value-type="float">
            <text:p>0,46743</text:p>
          </table:table-cell>
          <table:table-cell office:value-type="float" office:value="0.502036" calcext:value-type="float">
            <text:p>0,502036</text:p>
          </table:table-cell>
          <table:table-cell office:value-type="float" office:value="0.407543" calcext:value-type="float">
            <text:p>0,40754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64148" calcext:value-type="float">
            <text:p>0,064148</text:p>
          </table:table-cell>
          <table:table-cell office:value-type="float" office:value="0.266027" calcext:value-type="float">
            <text:p>0,266027</text:p>
          </table:table-cell>
          <table:table-cell office:value-type="float" office:value="0.363106" calcext:value-type="float">
            <text:p>0,363106</text:p>
          </table:table-cell>
          <table:table-cell office:value-type="float" office:value="0.394724" calcext:value-type="float">
            <text:p>0,394724</text:p>
          </table:table-cell>
          <table:table-cell office:value-type="float" office:value="0.407812" calcext:value-type="float">
            <text:p>0,407812</text:p>
          </table:table-cell>
          <table:table-cell office:value-type="float" office:value="0.415629" calcext:value-type="float">
            <text:p>0,415629</text:p>
          </table:table-cell>
          <table:table-cell office:value-type="float" office:value="0.422723" calcext:value-type="float">
            <text:p>0,422723</text:p>
          </table:table-cell>
          <table:table-cell office:value-type="float" office:value="0.430063" calcext:value-type="float">
            <text:p>0,430063</text:p>
          </table:table-cell>
          <table:table-cell office:value-type="float" office:value="0.438294" calcext:value-type="float">
            <text:p>0,438294</text:p>
          </table:table-cell>
          <table:table-cell office:value-type="float" office:value="0.448256" calcext:value-type="float">
            <text:p>0,448256</text:p>
          </table:table-cell>
          <table:table-cell office:value-type="float" office:value="0.470769" calcext:value-type="float">
            <text:p>0,470769</text:p>
          </table:table-cell>
          <table:table-cell office:value-type="float" office:value="0.502036" calcext:value-type="float">
            <text:p>0,502036</text:p>
          </table:table-cell>
          <table:table-cell office:value-type="float" office:value="0.40574" calcext:value-type="float">
            <text:p>0,4057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23646" calcext:value-type="float">
            <text:p>0,023646</text:p>
          </table:table-cell>
          <table:table-cell office:value-type="float" office:value="0.243362" calcext:value-type="float">
            <text:p>0,243362</text:p>
          </table:table-cell>
          <table:table-cell office:value-type="float" office:value="0.346373" calcext:value-type="float">
            <text:p>0,346373</text:p>
          </table:table-cell>
          <table:table-cell office:value-type="float" office:value="0.389144" calcext:value-type="float">
            <text:p>0,389144</text:p>
          </table:table-cell>
          <table:table-cell office:value-type="float" office:value="0.406112" calcext:value-type="float">
            <text:p>0,406112</text:p>
          </table:table-cell>
          <table:table-cell office:value-type="float" office:value="0.41367" calcext:value-type="float">
            <text:p>0,41367</text:p>
          </table:table-cell>
          <table:table-cell office:value-type="float" office:value="0.420674" calcext:value-type="float">
            <text:p>0,420674</text:p>
          </table:table-cell>
          <table:table-cell office:value-type="float" office:value="0.428038" calcext:value-type="float">
            <text:p>0,428038</text:p>
          </table:table-cell>
          <table:table-cell office:value-type="float" office:value="0.435461" calcext:value-type="float">
            <text:p>0,435461</text:p>
          </table:table-cell>
          <table:table-cell office:value-type="float" office:value="0.444812" calcext:value-type="float">
            <text:p>0,444812</text:p>
          </table:table-cell>
          <table:table-cell office:value-type="float" office:value="0.468329" calcext:value-type="float">
            <text:p>0,468329</text:p>
          </table:table-cell>
          <table:table-cell office:value-type="float" office:value="0.502036" calcext:value-type="float">
            <text:p>0,502036</text:p>
          </table:table-cell>
          <table:table-cell office:value-type="float" office:value="0.399598" calcext:value-type="float">
            <text:p>0,39959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23646" calcext:value-type="float">
            <text:p>0,023646</text:p>
          </table:table-cell>
          <table:table-cell office:value-type="float" office:value="0.237912" calcext:value-type="float">
            <text:p>0,237912</text:p>
          </table:table-cell>
          <table:table-cell office:value-type="float" office:value="0.342351" calcext:value-type="float">
            <text:p>0,342351</text:p>
          </table:table-cell>
          <table:table-cell office:value-type="float" office:value="0.393329" calcext:value-type="float">
            <text:p>0,393329</text:p>
          </table:table-cell>
          <table:table-cell office:value-type="float" office:value="0.407535" calcext:value-type="float">
            <text:p>0,407535</text:p>
          </table:table-cell>
          <table:table-cell office:value-type="float" office:value="0.413854" calcext:value-type="float">
            <text:p>0,413854</text:p>
          </table:table-cell>
          <table:table-cell office:value-type="float" office:value="0.420458" calcext:value-type="float">
            <text:p>0,420458</text:p>
          </table:table-cell>
          <table:table-cell office:value-type="float" office:value="0.427779" calcext:value-type="float">
            <text:p>0,427779</text:p>
          </table:table-cell>
          <table:table-cell office:value-type="float" office:value="0.434896" calcext:value-type="float">
            <text:p>0,434896</text:p>
          </table:table-cell>
          <table:table-cell office:value-type="float" office:value="0.445224" calcext:value-type="float">
            <text:p>0,445224</text:p>
          </table:table-cell>
          <table:table-cell office:value-type="float" office:value="0.471163" calcext:value-type="float">
            <text:p>0,471163</text:p>
          </table:table-cell>
          <table:table-cell office:value-type="float" office:value="0.503558" calcext:value-type="float">
            <text:p>0,503558</text:p>
          </table:table-cell>
          <table:table-cell office:value-type="float" office:value="0.39945" calcext:value-type="float">
            <text:p>0,3994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009336" calcext:value-type="float">
            <text:p>-0,009336</text:p>
          </table:table-cell>
          <table:table-cell office:value-type="float" office:value="0.227977" calcext:value-type="float">
            <text:p>0,227977</text:p>
          </table:table-cell>
          <table:table-cell office:value-type="float" office:value="0.343502" calcext:value-type="float">
            <text:p>0,343502</text:p>
          </table:table-cell>
          <table:table-cell office:value-type="float" office:value="0.394158" calcext:value-type="float">
            <text:p>0,394158</text:p>
          </table:table-cell>
          <table:table-cell office:value-type="float" office:value="0.409857" calcext:value-type="float">
            <text:p>0,409857</text:p>
          </table:table-cell>
          <table:table-cell office:value-type="float" office:value="0.414794" calcext:value-type="float">
            <text:p>0,414794</text:p>
          </table:table-cell>
          <table:table-cell office:value-type="float" office:value="0.42062" calcext:value-type="float">
            <text:p>0,42062</text:p>
          </table:table-cell>
          <table:table-cell office:value-type="float" office:value="0.427946" calcext:value-type="float">
            <text:p>0,427946</text:p>
          </table:table-cell>
          <table:table-cell office:value-type="float" office:value="0.435952" calcext:value-type="float">
            <text:p>0,435952</text:p>
          </table:table-cell>
          <table:table-cell office:value-type="float" office:value="0.445929" calcext:value-type="float">
            <text:p>0,445929</text:p>
          </table:table-cell>
          <table:table-cell office:value-type="float" office:value="0.470764" calcext:value-type="float">
            <text:p>0,470764</text:p>
          </table:table-cell>
          <table:table-cell office:value-type="float" office:value="0.503558" calcext:value-type="float">
            <text:p>0,503558</text:p>
          </table:table-cell>
          <table:table-cell office:value-type="float" office:value="0.39915" calcext:value-type="float">
            <text:p>0,3991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0488" calcext:value-type="float">
            <text:p>0,030488</text:p>
          </table:table-cell>
          <table:table-cell office:value-type="float" office:value="0.258882" calcext:value-type="float">
            <text:p>0,258882</text:p>
          </table:table-cell>
          <table:table-cell office:value-type="float" office:value="0.360786" calcext:value-type="float">
            <text:p>0,360786</text:p>
          </table:table-cell>
          <table:table-cell office:value-type="float" office:value="0.392235" calcext:value-type="float">
            <text:p>0,392235</text:p>
          </table:table-cell>
          <table:table-cell office:value-type="float" office:value="0.408394" calcext:value-type="float">
            <text:p>0,408394</text:p>
          </table:table-cell>
          <table:table-cell office:value-type="float" office:value="0.414223" calcext:value-type="float">
            <text:p>0,414223</text:p>
          </table:table-cell>
          <table:table-cell office:value-type="float" office:value="0.420249" calcext:value-type="float">
            <text:p>0,420249</text:p>
          </table:table-cell>
          <table:table-cell office:value-type="float" office:value="0.428522" calcext:value-type="float">
            <text:p>0,428522</text:p>
          </table:table-cell>
          <table:table-cell office:value-type="float" office:value="0.437118" calcext:value-type="float">
            <text:p>0,437118</text:p>
          </table:table-cell>
          <table:table-cell office:value-type="float" office:value="0.449272" calcext:value-type="float">
            <text:p>0,449272</text:p>
          </table:table-cell>
          <table:table-cell office:value-type="float" office:value="0.474035" calcext:value-type="float">
            <text:p>0,474035</text:p>
          </table:table-cell>
          <table:table-cell office:value-type="float" office:value="0.503558" calcext:value-type="float">
            <text:p>0,503558</text:p>
          </table:table-cell>
          <table:table-cell office:value-type="float" office:value="0.404371" calcext:value-type="float">
            <text:p>0,40437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3219" calcext:value-type="float">
            <text:p>0,03219</text:p>
          </table:table-cell>
          <table:table-cell office:value-type="float" office:value="0.279787" calcext:value-type="float">
            <text:p>0,279787</text:p>
          </table:table-cell>
          <table:table-cell office:value-type="float" office:value="0.360493" calcext:value-type="float">
            <text:p>0,360493</text:p>
          </table:table-cell>
          <table:table-cell office:value-type="float" office:value="0.390111" calcext:value-type="float">
            <text:p>0,390111</text:p>
          </table:table-cell>
          <table:table-cell office:value-type="float" office:value="0.407169" calcext:value-type="float">
            <text:p>0,407169</text:p>
          </table:table-cell>
          <table:table-cell office:value-type="float" office:value="0.415051" calcext:value-type="float">
            <text:p>0,415051</text:p>
          </table:table-cell>
          <table:table-cell office:value-type="float" office:value="0.421743" calcext:value-type="float">
            <text:p>0,421743</text:p>
          </table:table-cell>
          <table:table-cell office:value-type="float" office:value="0.430576" calcext:value-type="float">
            <text:p>0,430576</text:p>
          </table:table-cell>
          <table:table-cell office:value-type="float" office:value="0.439408" calcext:value-type="float">
            <text:p>0,439408</text:p>
          </table:table-cell>
          <table:table-cell office:value-type="float" office:value="0.449763" calcext:value-type="float">
            <text:p>0,449763</text:p>
          </table:table-cell>
          <table:table-cell office:value-type="float" office:value="0.474921" calcext:value-type="float">
            <text:p>0,474921</text:p>
          </table:table-cell>
          <table:table-cell office:value-type="float" office:value="0.503558" calcext:value-type="float">
            <text:p>0,503558</text:p>
          </table:table-cell>
          <table:table-cell office:value-type="float" office:value="0.406902" calcext:value-type="float">
            <text:p>0,40690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82979" calcext:value-type="float">
            <text:p>0,182979</text:p>
          </table:table-cell>
          <table:table-cell office:value-type="float" office:value="0.278053" calcext:value-type="float">
            <text:p>0,278053</text:p>
          </table:table-cell>
          <table:table-cell office:value-type="float" office:value="0.364897" calcext:value-type="float">
            <text:p>0,364897</text:p>
          </table:table-cell>
          <table:table-cell office:value-type="float" office:value="0.398011" calcext:value-type="float">
            <text:p>0,398011</text:p>
          </table:table-cell>
          <table:table-cell office:value-type="float" office:value="0.409292" calcext:value-type="float">
            <text:p>0,409292</text:p>
          </table:table-cell>
          <table:table-cell office:value-type="float" office:value="0.416136" calcext:value-type="float">
            <text:p>0,416136</text:p>
          </table:table-cell>
          <table:table-cell office:value-type="float" office:value="0.422362" calcext:value-type="float">
            <text:p>0,422362</text:p>
          </table:table-cell>
          <table:table-cell office:value-type="float" office:value="0.430193" calcext:value-type="float">
            <text:p>0,430193</text:p>
          </table:table-cell>
          <table:table-cell office:value-type="float" office:value="0.438351" calcext:value-type="float">
            <text:p>0,438351</text:p>
          </table:table-cell>
          <table:table-cell office:value-type="float" office:value="0.451051" calcext:value-type="float">
            <text:p>0,451051</text:p>
          </table:table-cell>
          <table:table-cell office:value-type="float" office:value="0.477891" calcext:value-type="float">
            <text:p>0,477891</text:p>
          </table:table-cell>
          <table:table-cell office:value-type="float" office:value="0.503558" calcext:value-type="float">
            <text:p>0,503558</text:p>
          </table:table-cell>
          <table:table-cell office:value-type="float" office:value="0.408624" calcext:value-type="float">
            <text:p>0,40862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88358" calcext:value-type="float">
            <text:p>0,188358</text:p>
          </table:table-cell>
          <table:table-cell office:value-type="float" office:value="0.286056" calcext:value-type="float">
            <text:p>0,286056</text:p>
          </table:table-cell>
          <table:table-cell office:value-type="float" office:value="0.364012" calcext:value-type="float">
            <text:p>0,364012</text:p>
          </table:table-cell>
          <table:table-cell office:value-type="float" office:value="0.397404" calcext:value-type="float">
            <text:p>0,397404</text:p>
          </table:table-cell>
          <table:table-cell office:value-type="float" office:value="0.409847" calcext:value-type="float">
            <text:p>0,409847</text:p>
          </table:table-cell>
          <table:table-cell office:value-type="float" office:value="0.415052" calcext:value-type="float">
            <text:p>0,415052</text:p>
          </table:table-cell>
          <table:table-cell office:value-type="float" office:value="0.422213" calcext:value-type="float">
            <text:p>0,422213</text:p>
          </table:table-cell>
          <table:table-cell office:value-type="float" office:value="0.430409" calcext:value-type="float">
            <text:p>0,430409</text:p>
          </table:table-cell>
          <table:table-cell office:value-type="float" office:value="0.439989" calcext:value-type="float">
            <text:p>0,439989</text:p>
          </table:table-cell>
          <table:table-cell office:value-type="float" office:value="0.452467" calcext:value-type="float">
            <text:p>0,452467</text:p>
          </table:table-cell>
          <table:table-cell office:value-type="float" office:value="0.477055" calcext:value-type="float">
            <text:p>0,477055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0945" calcext:value-type="float">
            <text:p>0,4094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88536" calcext:value-type="float">
            <text:p>0,088536</text:p>
          </table:table-cell>
          <table:table-cell office:value-type="float" office:value="0.278265" calcext:value-type="float">
            <text:p>0,278265</text:p>
          </table:table-cell>
          <table:table-cell office:value-type="float" office:value="0.367342" calcext:value-type="float">
            <text:p>0,367342</text:p>
          </table:table-cell>
          <table:table-cell office:value-type="float" office:value="0.393167" calcext:value-type="float">
            <text:p>0,393167</text:p>
          </table:table-cell>
          <table:table-cell office:value-type="float" office:value="0.40599" calcext:value-type="float">
            <text:p>0,40599</text:p>
          </table:table-cell>
          <table:table-cell office:value-type="float" office:value="0.41315" calcext:value-type="float">
            <text:p>0,41315</text:p>
          </table:table-cell>
          <table:table-cell office:value-type="float" office:value="0.420601" calcext:value-type="float">
            <text:p>0,420601</text:p>
          </table:table-cell>
          <table:table-cell office:value-type="float" office:value="0.427892" calcext:value-type="float">
            <text:p>0,427892</text:p>
          </table:table-cell>
          <table:table-cell office:value-type="float" office:value="0.437447" calcext:value-type="float">
            <text:p>0,437447</text:p>
          </table:table-cell>
          <table:table-cell office:value-type="float" office:value="0.448598" calcext:value-type="float">
            <text:p>0,448598</text:p>
          </table:table-cell>
          <table:table-cell office:value-type="float" office:value="0.476136" calcext:value-type="float">
            <text:p>0,476136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06859" calcext:value-type="float">
            <text:p>0,40685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86974" calcext:value-type="float">
            <text:p>0,186974</text:p>
          </table:table-cell>
          <table:table-cell office:value-type="float" office:value="0.286182" calcext:value-type="float">
            <text:p>0,286182</text:p>
          </table:table-cell>
          <table:table-cell office:value-type="float" office:value="0.356087" calcext:value-type="float">
            <text:p>0,356087</text:p>
          </table:table-cell>
          <table:table-cell office:value-type="float" office:value="0.387633" calcext:value-type="float">
            <text:p>0,387633</text:p>
          </table:table-cell>
          <table:table-cell office:value-type="float" office:value="0.405063" calcext:value-type="float">
            <text:p>0,405063</text:p>
          </table:table-cell>
          <table:table-cell office:value-type="float" office:value="0.412348" calcext:value-type="float">
            <text:p>0,412348</text:p>
          </table:table-cell>
          <table:table-cell office:value-type="float" office:value="0.419471" calcext:value-type="float">
            <text:p>0,419471</text:p>
          </table:table-cell>
          <table:table-cell office:value-type="float" office:value="0.427448" calcext:value-type="float">
            <text:p>0,427448</text:p>
          </table:table-cell>
          <table:table-cell office:value-type="float" office:value="0.436014" calcext:value-type="float">
            <text:p>0,436014</text:p>
          </table:table-cell>
          <table:table-cell office:value-type="float" office:value="0.447542" calcext:value-type="float">
            <text:p>0,447542</text:p>
          </table:table-cell>
          <table:table-cell office:value-type="float" office:value="0.472934" calcext:value-type="float">
            <text:p>0,472934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05072" calcext:value-type="float">
            <text:p>0,40507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63205" calcext:value-type="float">
            <text:p>0,063205</text:p>
          </table:table-cell>
          <table:table-cell office:value-type="float" office:value="0.263538" calcext:value-type="float">
            <text:p>0,263538</text:p>
          </table:table-cell>
          <table:table-cell office:value-type="float" office:value="0.355458" calcext:value-type="float">
            <text:p>0,355458</text:p>
          </table:table-cell>
          <table:table-cell office:value-type="float" office:value="0.390162" calcext:value-type="float">
            <text:p>0,390162</text:p>
          </table:table-cell>
          <table:table-cell office:value-type="float" office:value="0.406285" calcext:value-type="float">
            <text:p>0,406285</text:p>
          </table:table-cell>
          <table:table-cell office:value-type="float" office:value="0.411776" calcext:value-type="float">
            <text:p>0,411776</text:p>
          </table:table-cell>
          <table:table-cell office:value-type="float" office:value="0.417764" calcext:value-type="float">
            <text:p>0,417764</text:p>
          </table:table-cell>
          <table:table-cell office:value-type="float" office:value="0.425682" calcext:value-type="float">
            <text:p>0,425682</text:p>
          </table:table-cell>
          <table:table-cell office:value-type="float" office:value="0.435276" calcext:value-type="float">
            <text:p>0,435276</text:p>
          </table:table-cell>
          <table:table-cell office:value-type="float" office:value="0.448572" calcext:value-type="float">
            <text:p>0,448572</text:p>
          </table:table-cell>
          <table:table-cell office:value-type="float" office:value="0.474459" calcext:value-type="float">
            <text:p>0,474459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02897" calcext:value-type="float">
            <text:p>0,40289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86974" calcext:value-type="float">
            <text:p>0,186974</text:p>
          </table:table-cell>
          <table:table-cell office:value-type="float" office:value="0.294626" calcext:value-type="float">
            <text:p>0,294626</text:p>
          </table:table-cell>
          <table:table-cell office:value-type="float" office:value="0.3687" calcext:value-type="float">
            <text:p>0,3687</text:p>
          </table:table-cell>
          <table:table-cell office:value-type="float" office:value="0.395929" calcext:value-type="float">
            <text:p>0,395929</text:p>
          </table:table-cell>
          <table:table-cell office:value-type="float" office:value="0.408665" calcext:value-type="float">
            <text:p>0,408665</text:p>
          </table:table-cell>
          <table:table-cell office:value-type="float" office:value="0.411893" calcext:value-type="float">
            <text:p>0,411893</text:p>
          </table:table-cell>
          <table:table-cell office:value-type="float" office:value="0.418449" calcext:value-type="float">
            <text:p>0,418449</text:p>
          </table:table-cell>
          <table:table-cell office:value-type="float" office:value="0.426339" calcext:value-type="float">
            <text:p>0,426339</text:p>
          </table:table-cell>
          <table:table-cell office:value-type="float" office:value="0.436706" calcext:value-type="float">
            <text:p>0,436706</text:p>
          </table:table-cell>
          <table:table-cell office:value-type="float" office:value="0.446878" calcext:value-type="float">
            <text:p>0,446878</text:p>
          </table:table-cell>
          <table:table-cell office:value-type="float" office:value="0.472547" calcext:value-type="float">
            <text:p>0,472547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08073" calcext:value-type="float">
            <text:p>0,40807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61988" calcext:value-type="float">
            <text:p>0,161988</text:p>
          </table:table-cell>
          <table:table-cell office:value-type="float" office:value="0.280989" calcext:value-type="float">
            <text:p>0,280989</text:p>
          </table:table-cell>
          <table:table-cell office:value-type="float" office:value="0.359403" calcext:value-type="float">
            <text:p>0,359403</text:p>
          </table:table-cell>
          <table:table-cell office:value-type="float" office:value="0.387564" calcext:value-type="float">
            <text:p>0,387564</text:p>
          </table:table-cell>
          <table:table-cell office:value-type="float" office:value="0.405175" calcext:value-type="float">
            <text:p>0,405175</text:p>
          </table:table-cell>
          <table:table-cell office:value-type="float" office:value="0.411019" calcext:value-type="float">
            <text:p>0,411019</text:p>
          </table:table-cell>
          <table:table-cell office:value-type="float" office:value="0.416175" calcext:value-type="float">
            <text:p>0,416175</text:p>
          </table:table-cell>
          <table:table-cell office:value-type="float" office:value="0.422984" calcext:value-type="float">
            <text:p>0,422984</text:p>
          </table:table-cell>
          <table:table-cell office:value-type="float" office:value="0.431529" calcext:value-type="float">
            <text:p>0,431529</text:p>
          </table:table-cell>
          <table:table-cell office:value-type="float" office:value="0.443738" calcext:value-type="float">
            <text:p>0,443738</text:p>
          </table:table-cell>
          <table:table-cell office:value-type="float" office:value="0.471544" calcext:value-type="float">
            <text:p>0,471544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03012" calcext:value-type="float">
            <text:p>0,40301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98678" calcext:value-type="float">
            <text:p>0,098678</text:p>
          </table:table-cell>
          <table:table-cell office:value-type="float" office:value="0.300941" calcext:value-type="float">
            <text:p>0,300941</text:p>
          </table:table-cell>
          <table:table-cell office:value-type="float" office:value="0.362255" calcext:value-type="float">
            <text:p>0,362255</text:p>
          </table:table-cell>
          <table:table-cell office:value-type="float" office:value="0.388044" calcext:value-type="float">
            <text:p>0,388044</text:p>
          </table:table-cell>
          <table:table-cell office:value-type="float" office:value="0.405113" calcext:value-type="float">
            <text:p>0,405113</text:p>
          </table:table-cell>
          <table:table-cell office:value-type="float" office:value="0.411645" calcext:value-type="float">
            <text:p>0,411645</text:p>
          </table:table-cell>
          <table:table-cell office:value-type="float" office:value="0.418186" calcext:value-type="float">
            <text:p>0,418186</text:p>
          </table:table-cell>
          <table:table-cell office:value-type="float" office:value="0.425211" calcext:value-type="float">
            <text:p>0,425211</text:p>
          </table:table-cell>
          <table:table-cell office:value-type="float" office:value="0.431452" calcext:value-type="float">
            <text:p>0,431452</text:p>
          </table:table-cell>
          <table:table-cell office:value-type="float" office:value="0.441835" calcext:value-type="float">
            <text:p>0,441835</text:p>
          </table:table-cell>
          <table:table-cell office:value-type="float" office:value="0.467334" calcext:value-type="float">
            <text:p>0,467334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05202" calcext:value-type="float">
            <text:p>0,40520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94268" calcext:value-type="float">
            <text:p>0,094268</text:p>
          </table:table-cell>
          <table:table-cell office:value-type="float" office:value="0.299675" calcext:value-type="float">
            <text:p>0,299675</text:p>
          </table:table-cell>
          <table:table-cell office:value-type="float" office:value="0.370251" calcext:value-type="float">
            <text:p>0,370251</text:p>
          </table:table-cell>
          <table:table-cell office:value-type="float" office:value="0.396332" calcext:value-type="float">
            <text:p>0,396332</text:p>
          </table:table-cell>
          <table:table-cell office:value-type="float" office:value="0.408559" calcext:value-type="float">
            <text:p>0,408559</text:p>
          </table:table-cell>
          <table:table-cell office:value-type="float" office:value="0.412624" calcext:value-type="float">
            <text:p>0,412624</text:p>
          </table:table-cell>
          <table:table-cell office:value-type="float" office:value="0.421698" calcext:value-type="float">
            <text:p>0,421698</text:p>
          </table:table-cell>
          <table:table-cell office:value-type="float" office:value="0.428142" calcext:value-type="float">
            <text:p>0,428142</text:p>
          </table:table-cell>
          <table:table-cell office:value-type="float" office:value="0.434102" calcext:value-type="float">
            <text:p>0,434102</text:p>
          </table:table-cell>
          <table:table-cell office:value-type="float" office:value="0.442749" calcext:value-type="float">
            <text:p>0,442749</text:p>
          </table:table-cell>
          <table:table-cell office:value-type="float" office:value="0.465787" calcext:value-type="float">
            <text:p>0,465787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07992" calcext:value-type="float">
            <text:p>0,40799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1241" calcext:value-type="float">
            <text:p>0,01241</text:p>
          </table:table-cell>
          <table:table-cell office:value-type="float" office:value="0.277651" calcext:value-type="float">
            <text:p>0,277651</text:p>
          </table:table-cell>
          <table:table-cell office:value-type="float" office:value="0.370744" calcext:value-type="float">
            <text:p>0,370744</text:p>
          </table:table-cell>
          <table:table-cell office:value-type="float" office:value="0.398399" calcext:value-type="float">
            <text:p>0,398399</text:p>
          </table:table-cell>
          <table:table-cell office:value-type="float" office:value="0.40954" calcext:value-type="float">
            <text:p>0,40954</text:p>
          </table:table-cell>
          <table:table-cell office:value-type="float" office:value="0.415867" calcext:value-type="float">
            <text:p>0,415867</text:p>
          </table:table-cell>
          <table:table-cell office:value-type="float" office:value="0.423005" calcext:value-type="float">
            <text:p>0,423005</text:p>
          </table:table-cell>
          <table:table-cell office:value-type="float" office:value="0.429279" calcext:value-type="float">
            <text:p>0,429279</text:p>
          </table:table-cell>
          <table:table-cell office:value-type="float" office:value="0.437239" calcext:value-type="float">
            <text:p>0,437239</text:p>
          </table:table-cell>
          <table:table-cell office:value-type="float" office:value="0.446273" calcext:value-type="float">
            <text:p>0,446273</text:p>
          </table:table-cell>
          <table:table-cell office:value-type="float" office:value="0.473659" calcext:value-type="float">
            <text:p>0,473659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08166" calcext:value-type="float">
            <text:p>0,40816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0016" calcext:value-type="float">
            <text:p>0,030016</text:p>
          </table:table-cell>
          <table:table-cell office:value-type="float" office:value="0.2869" calcext:value-type="float">
            <text:p>0,2869</text:p>
          </table:table-cell>
          <table:table-cell office:value-type="float" office:value="0.381297" calcext:value-type="float">
            <text:p>0,381297</text:p>
          </table:table-cell>
          <table:table-cell office:value-type="float" office:value="0.401808" calcext:value-type="float">
            <text:p>0,401808</text:p>
          </table:table-cell>
          <table:table-cell office:value-type="float" office:value="0.410402" calcext:value-type="float">
            <text:p>0,410402</text:p>
          </table:table-cell>
          <table:table-cell office:value-type="float" office:value="0.417173" calcext:value-type="float">
            <text:p>0,417173</text:p>
          </table:table-cell>
          <table:table-cell office:value-type="float" office:value="0.42466" calcext:value-type="float">
            <text:p>0,42466</text:p>
          </table:table-cell>
          <table:table-cell office:value-type="float" office:value="0.431097" calcext:value-type="float">
            <text:p>0,431097</text:p>
          </table:table-cell>
          <table:table-cell office:value-type="float" office:value="0.437798" calcext:value-type="float">
            <text:p>0,437798</text:p>
          </table:table-cell>
          <table:table-cell office:value-type="float" office:value="0.4473" calcext:value-type="float">
            <text:p>0,4473</text:p>
          </table:table-cell>
          <table:table-cell office:value-type="float" office:value="0.472393" calcext:value-type="float">
            <text:p>0,472393</text:p>
          </table:table-cell>
          <table:table-cell office:value-type="float" office:value="0.505027" calcext:value-type="float">
            <text:p>0,505027</text:p>
          </table:table-cell>
          <table:table-cell office:value-type="float" office:value="0.411083" calcext:value-type="float">
            <text:p>0,41108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016" calcext:value-type="float">
            <text:p>0,030016</text:p>
          </table:table-cell>
          <table:table-cell office:value-type="float" office:value="0.263768" calcext:value-type="float">
            <text:p>0,263768</text:p>
          </table:table-cell>
          <table:table-cell office:value-type="float" office:value="0.379891" calcext:value-type="float">
            <text:p>0,379891</text:p>
          </table:table-cell>
          <table:table-cell office:value-type="float" office:value="0.402867" calcext:value-type="float">
            <text:p>0,402867</text:p>
          </table:table-cell>
          <table:table-cell office:value-type="float" office:value="0.411115" calcext:value-type="float">
            <text:p>0,411115</text:p>
          </table:table-cell>
          <table:table-cell office:value-type="float" office:value="0.417651" calcext:value-type="float">
            <text:p>0,417651</text:p>
          </table:table-cell>
          <table:table-cell office:value-type="float" office:value="0.4234" calcext:value-type="float">
            <text:p>0,4234</text:p>
          </table:table-cell>
          <table:table-cell office:value-type="float" office:value="0.429789" calcext:value-type="float">
            <text:p>0,429789</text:p>
          </table:table-cell>
          <table:table-cell office:value-type="float" office:value="0.43761" calcext:value-type="float">
            <text:p>0,43761</text:p>
          </table:table-cell>
          <table:table-cell office:value-type="float" office:value="0.447135" calcext:value-type="float">
            <text:p>0,447135</text:p>
          </table:table-cell>
          <table:table-cell office:value-type="float" office:value="0.475457" calcext:value-type="float">
            <text:p>0,475457</text:p>
          </table:table-cell>
          <table:table-cell office:value-type="float" office:value="0.506917" calcext:value-type="float">
            <text:p>0,506917</text:p>
          </table:table-cell>
          <table:table-cell office:value-type="float" office:value="0.408868" calcext:value-type="float">
            <text:p>0,40886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30016" calcext:value-type="float">
            <text:p>0,030016</text:p>
          </table:table-cell>
          <table:table-cell office:value-type="float" office:value="0.235446" calcext:value-type="float">
            <text:p>0,235446</text:p>
          </table:table-cell>
          <table:table-cell office:value-type="float" office:value="0.37082" calcext:value-type="float">
            <text:p>0,37082</text:p>
          </table:table-cell>
          <table:table-cell office:value-type="float" office:value="0.399855" calcext:value-type="float">
            <text:p>0,399855</text:p>
          </table:table-cell>
          <table:table-cell office:value-type="float" office:value="0.41063" calcext:value-type="float">
            <text:p>0,41063</text:p>
          </table:table-cell>
          <table:table-cell office:value-type="float" office:value="0.417304" calcext:value-type="float">
            <text:p>0,417304</text:p>
          </table:table-cell>
          <table:table-cell office:value-type="float" office:value="0.424167" calcext:value-type="float">
            <text:p>0,424167</text:p>
          </table:table-cell>
          <table:table-cell office:value-type="float" office:value="0.431719" calcext:value-type="float">
            <text:p>0,431719</text:p>
          </table:table-cell>
          <table:table-cell office:value-type="float" office:value="0.440394" calcext:value-type="float">
            <text:p>0,440394</text:p>
          </table:table-cell>
          <table:table-cell office:value-type="float" office:value="0.451346" calcext:value-type="float">
            <text:p>0,451346</text:p>
          </table:table-cell>
          <table:table-cell office:value-type="float" office:value="0.475931" calcext:value-type="float">
            <text:p>0,475931</text:p>
          </table:table-cell>
          <table:table-cell office:value-type="float" office:value="0.506917" calcext:value-type="float">
            <text:p>0,506917</text:p>
          </table:table-cell>
          <table:table-cell office:value-type="float" office:value="0.405761" calcext:value-type="float">
            <text:p>0,40576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70865" calcext:value-type="float">
            <text:p>0,070865</text:p>
          </table:table-cell>
          <table:table-cell office:value-type="float" office:value="0.286317" calcext:value-type="float">
            <text:p>0,286317</text:p>
          </table:table-cell>
          <table:table-cell office:value-type="float" office:value="0.376591" calcext:value-type="float">
            <text:p>0,376591</text:p>
          </table:table-cell>
          <table:table-cell office:value-type="float" office:value="0.40057" calcext:value-type="float">
            <text:p>0,40057</text:p>
          </table:table-cell>
          <table:table-cell office:value-type="float" office:value="0.410619" calcext:value-type="float">
            <text:p>0,410619</text:p>
          </table:table-cell>
          <table:table-cell office:value-type="float" office:value="0.416782" calcext:value-type="float">
            <text:p>0,416782</text:p>
          </table:table-cell>
          <table:table-cell office:value-type="float" office:value="0.42423" calcext:value-type="float">
            <text:p>0,42423</text:p>
          </table:table-cell>
          <table:table-cell office:value-type="float" office:value="0.432202" calcext:value-type="float">
            <text:p>0,432202</text:p>
          </table:table-cell>
          <table:table-cell office:value-type="float" office:value="0.441828" calcext:value-type="float">
            <text:p>0,441828</text:p>
          </table:table-cell>
          <table:table-cell office:value-type="float" office:value="0.451761" calcext:value-type="float">
            <text:p>0,451761</text:p>
          </table:table-cell>
          <table:table-cell office:value-type="float" office:value="0.473674" calcext:value-type="float">
            <text:p>0,473674</text:p>
          </table:table-cell>
          <table:table-cell office:value-type="float" office:value="0.506917" calcext:value-type="float">
            <text:p>0,506917</text:p>
          </table:table-cell>
          <table:table-cell office:value-type="float" office:value="0.411457" calcext:value-type="float">
            <text:p>0,41145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07753" calcext:value-type="float">
            <text:p>0,107753</text:p>
          </table:table-cell>
          <table:table-cell office:value-type="float" office:value="0.304223" calcext:value-type="float">
            <text:p>0,304223</text:p>
          </table:table-cell>
          <table:table-cell office:value-type="float" office:value="0.379581" calcext:value-type="float">
            <text:p>0,379581</text:p>
          </table:table-cell>
          <table:table-cell office:value-type="float" office:value="0.402037" calcext:value-type="float">
            <text:p>0,402037</text:p>
          </table:table-cell>
          <table:table-cell office:value-type="float" office:value="0.410369" calcext:value-type="float">
            <text:p>0,410369</text:p>
          </table:table-cell>
          <table:table-cell office:value-type="float" office:value="0.418004" calcext:value-type="float">
            <text:p>0,418004</text:p>
          </table:table-cell>
          <table:table-cell office:value-type="float" office:value="0.426367" calcext:value-type="float">
            <text:p>0,426367</text:p>
          </table:table-cell>
          <table:table-cell office:value-type="float" office:value="0.436517" calcext:value-type="float">
            <text:p>0,436517</text:p>
          </table:table-cell>
          <table:table-cell office:value-type="float" office:value="0.445332" calcext:value-type="float">
            <text:p>0,445332</text:p>
          </table:table-cell>
          <table:table-cell office:value-type="float" office:value="0.455444" calcext:value-type="float">
            <text:p>0,455444</text:p>
          </table:table-cell>
          <table:table-cell office:value-type="float" office:value="0.477821" calcext:value-type="float">
            <text:p>0,477821</text:p>
          </table:table-cell>
          <table:table-cell office:value-type="float" office:value="0.508048" calcext:value-type="float">
            <text:p>0,508048</text:p>
          </table:table-cell>
          <table:table-cell office:value-type="float" office:value="0.415569" calcext:value-type="float">
            <text:p>0,41556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2369" calcext:value-type="float">
            <text:p>0,042369</text:p>
          </table:table-cell>
          <table:table-cell office:value-type="float" office:value="0.258853" calcext:value-type="float">
            <text:p>0,258853</text:p>
          </table:table-cell>
          <table:table-cell office:value-type="float" office:value="0.363549" calcext:value-type="float">
            <text:p>0,363549</text:p>
          </table:table-cell>
          <table:table-cell office:value-type="float" office:value="0.395813" calcext:value-type="float">
            <text:p>0,395813</text:p>
          </table:table-cell>
          <table:table-cell office:value-type="float" office:value="0.410437" calcext:value-type="float">
            <text:p>0,410437</text:p>
          </table:table-cell>
          <table:table-cell office:value-type="float" office:value="0.417483" calcext:value-type="float">
            <text:p>0,417483</text:p>
          </table:table-cell>
          <table:table-cell office:value-type="float" office:value="0.426481" calcext:value-type="float">
            <text:p>0,426481</text:p>
          </table:table-cell>
          <table:table-cell office:value-type="float" office:value="0.437286" calcext:value-type="float">
            <text:p>0,437286</text:p>
          </table:table-cell>
          <table:table-cell office:value-type="float" office:value="0.446798" calcext:value-type="float">
            <text:p>0,446798</text:p>
          </table:table-cell>
          <table:table-cell office:value-type="float" office:value="0.457985" calcext:value-type="float">
            <text:p>0,457985</text:p>
          </table:table-cell>
          <table:table-cell office:value-type="float" office:value="0.480256" calcext:value-type="float">
            <text:p>0,480256</text:p>
          </table:table-cell>
          <table:table-cell office:value-type="float" office:value="0.508048" calcext:value-type="float">
            <text:p>0,508048</text:p>
          </table:table-cell>
          <table:table-cell office:value-type="float" office:value="0.409494" calcext:value-type="float">
            <text:p>0,40949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2369" calcext:value-type="float">
            <text:p>0,042369</text:p>
          </table:table-cell>
          <table:table-cell office:value-type="float" office:value="0.27319" calcext:value-type="float">
            <text:p>0,27319</text:p>
          </table:table-cell>
          <table:table-cell office:value-type="float" office:value="0.380125" calcext:value-type="float">
            <text:p>0,380125</text:p>
          </table:table-cell>
          <table:table-cell office:value-type="float" office:value="0.406056" calcext:value-type="float">
            <text:p>0,406056</text:p>
          </table:table-cell>
          <table:table-cell office:value-type="float" office:value="0.412579" calcext:value-type="float">
            <text:p>0,412579</text:p>
          </table:table-cell>
          <table:table-cell office:value-type="float" office:value="0.420723" calcext:value-type="float">
            <text:p>0,420723</text:p>
          </table:table-cell>
          <table:table-cell office:value-type="float" office:value="0.428682" calcext:value-type="float">
            <text:p>0,428682</text:p>
          </table:table-cell>
          <table:table-cell office:value-type="float" office:value="0.436835" calcext:value-type="float">
            <text:p>0,436835</text:p>
          </table:table-cell>
          <table:table-cell office:value-type="float" office:value="0.445562" calcext:value-type="float">
            <text:p>0,445562</text:p>
          </table:table-cell>
          <table:table-cell office:value-type="float" office:value="0.457002" calcext:value-type="float">
            <text:p>0,457002</text:p>
          </table:table-cell>
          <table:table-cell office:value-type="float" office:value="0.47991" calcext:value-type="float">
            <text:p>0,47991</text:p>
          </table:table-cell>
          <table:table-cell office:value-type="float" office:value="0.508048" calcext:value-type="float">
            <text:p>0,508048</text:p>
          </table:table-cell>
          <table:table-cell office:value-type="float" office:value="0.414066" calcext:value-type="float">
            <text:p>0,41406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2369" calcext:value-type="float">
            <text:p>0,042369</text:p>
          </table:table-cell>
          <table:table-cell office:value-type="float" office:value="0.288533" calcext:value-type="float">
            <text:p>0,288533</text:p>
          </table:table-cell>
          <table:table-cell office:value-type="float" office:value="0.381722" calcext:value-type="float">
            <text:p>0,381722</text:p>
          </table:table-cell>
          <table:table-cell office:value-type="float" office:value="0.405059" calcext:value-type="float">
            <text:p>0,405059</text:p>
          </table:table-cell>
          <table:table-cell office:value-type="float" office:value="0.412126" calcext:value-type="float">
            <text:p>0,412126</text:p>
          </table:table-cell>
          <table:table-cell office:value-type="float" office:value="0.419514" calcext:value-type="float">
            <text:p>0,419514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34636" calcext:value-type="float">
            <text:p>0,434636</text:p>
          </table:table-cell>
          <table:table-cell office:value-type="float" office:value="0.442831" calcext:value-type="float">
            <text:p>0,442831</text:p>
          </table:table-cell>
          <table:table-cell office:value-type="float" office:value="0.453726" calcext:value-type="float">
            <text:p>0,453726</text:p>
          </table:table-cell>
          <table:table-cell office:value-type="float" office:value="0.479762" calcext:value-type="float">
            <text:p>0,479762</text:p>
          </table:table-cell>
          <table:table-cell office:value-type="float" office:value="0.508048" calcext:value-type="float">
            <text:p>0,508048</text:p>
          </table:table-cell>
          <table:table-cell office:value-type="float" office:value="0.414481" calcext:value-type="float">
            <text:p>0,41448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34269" calcext:value-type="float">
            <text:p>0,134269</text:p>
          </table:table-cell>
          <table:table-cell office:value-type="float" office:value="0.324789" calcext:value-type="float">
            <text:p>0,324789</text:p>
          </table:table-cell>
          <table:table-cell office:value-type="float" office:value="0.393649" calcext:value-type="float">
            <text:p>0,393649</text:p>
          </table:table-cell>
          <table:table-cell office:value-type="float" office:value="0.408926" calcext:value-type="float">
            <text:p>0,408926</text:p>
          </table:table-cell>
          <table:table-cell office:value-type="float" office:value="0.4148" calcext:value-type="float">
            <text:p>0,4148</text:p>
          </table:table-cell>
          <table:table-cell office:value-type="float" office:value="0.42241" calcext:value-type="float">
            <text:p>0,42241</text:p>
          </table:table-cell>
          <table:table-cell office:value-type="float" office:value="0.429047" calcext:value-type="float">
            <text:p>0,429047</text:p>
          </table:table-cell>
          <table:table-cell office:value-type="float" office:value="0.435904" calcext:value-type="float">
            <text:p>0,435904</text:p>
          </table:table-cell>
          <table:table-cell office:value-type="float" office:value="0.443404" calcext:value-type="float">
            <text:p>0,443404</text:p>
          </table:table-cell>
          <table:table-cell office:value-type="float" office:value="0.452786" calcext:value-type="float">
            <text:p>0,452786</text:p>
          </table:table-cell>
          <table:table-cell office:value-type="float" office:value="0.480815" calcext:value-type="float">
            <text:p>0,480815</text:p>
          </table:table-cell>
          <table:table-cell office:value-type="float" office:value="0.508048" calcext:value-type="float">
            <text:p>0,508048</text:p>
          </table:table-cell>
          <table:table-cell office:value-type="float" office:value="0.420653" calcext:value-type="float">
            <text:p>0,42065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38278" calcext:value-type="float">
            <text:p>0,038278</text:p>
          </table:table-cell>
          <table:table-cell office:value-type="float" office:value="0.326481" calcext:value-type="float">
            <text:p>0,326481</text:p>
          </table:table-cell>
          <table:table-cell office:value-type="float" office:value="0.395335" calcext:value-type="float">
            <text:p>0,395335</text:p>
          </table:table-cell>
          <table:table-cell office:value-type="float" office:value="0.40987" calcext:value-type="float">
            <text:p>0,40987</text:p>
          </table:table-cell>
          <table:table-cell office:value-type="float" office:value="0.417654" calcext:value-type="float">
            <text:p>0,417654</text:p>
          </table:table-cell>
          <table:table-cell office:value-type="float" office:value="0.423469" calcext:value-type="float">
            <text:p>0,423469</text:p>
          </table:table-cell>
          <table:table-cell office:value-type="float" office:value="0.429305" calcext:value-type="float">
            <text:p>0,429305</text:p>
          </table:table-cell>
          <table:table-cell office:value-type="float" office:value="0.435987" calcext:value-type="float">
            <text:p>0,435987</text:p>
          </table:table-cell>
          <table:table-cell office:value-type="float" office:value="0.443419" calcext:value-type="float">
            <text:p>0,443419</text:p>
          </table:table-cell>
          <table:table-cell office:value-type="float" office:value="0.458255" calcext:value-type="float">
            <text:p>0,458255</text:p>
          </table:table-cell>
          <table:table-cell office:value-type="float" office:value="0.484616" calcext:value-type="float">
            <text:p>0,484616</text:p>
          </table:table-cell>
          <table:table-cell office:value-type="float" office:value="0.508048" calcext:value-type="float">
            <text:p>0,508048</text:p>
          </table:table-cell>
          <table:table-cell office:value-type="float" office:value="0.422439" calcext:value-type="float">
            <text:p>0,42243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38278" calcext:value-type="float">
            <text:p>0,038278</text:p>
          </table:table-cell>
          <table:table-cell office:value-type="float" office:value="0.295315" calcext:value-type="float">
            <text:p>0,295315</text:p>
          </table:table-cell>
          <table:table-cell office:value-type="float" office:value="0.388682" calcext:value-type="float">
            <text:p>0,388682</text:p>
          </table:table-cell>
          <table:table-cell office:value-type="float" office:value="0.406803" calcext:value-type="float">
            <text:p>0,406803</text:p>
          </table:table-cell>
          <table:table-cell office:value-type="float" office:value="0.413135" calcext:value-type="float">
            <text:p>0,413135</text:p>
          </table:table-cell>
          <table:table-cell office:value-type="float" office:value="0.422409" calcext:value-type="float">
            <text:p>0,422409</text:p>
          </table:table-cell>
          <table:table-cell office:value-type="float" office:value="0.428804" calcext:value-type="float">
            <text:p>0,428804</text:p>
          </table:table-cell>
          <table:table-cell office:value-type="float" office:value="0.436412" calcext:value-type="float">
            <text:p>0,436412</text:p>
          </table:table-cell>
          <table:table-cell office:value-type="float" office:value="0.445604" calcext:value-type="float">
            <text:p>0,445604</text:p>
          </table:table-cell>
          <table:table-cell office:value-type="float" office:value="0.45967" calcext:value-type="float">
            <text:p>0,45967</text:p>
          </table:table-cell>
          <table:table-cell office:value-type="float" office:value="0.484462" calcext:value-type="float">
            <text:p>0,484462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1813" calcext:value-type="float">
            <text:p>0,4181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74659" calcext:value-type="float">
            <text:p>0,174659</text:p>
          </table:table-cell>
          <table:table-cell office:value-type="float" office:value="0.307673" calcext:value-type="float">
            <text:p>0,307673</text:p>
          </table:table-cell>
          <table:table-cell office:value-type="float" office:value="0.39217" calcext:value-type="float">
            <text:p>0,39217</text:p>
          </table:table-cell>
          <table:table-cell office:value-type="float" office:value="0.405895" calcext:value-type="float">
            <text:p>0,405895</text:p>
          </table:table-cell>
          <table:table-cell office:value-type="float" office:value="0.411548" calcext:value-type="float">
            <text:p>0,411548</text:p>
          </table:table-cell>
          <table:table-cell office:value-type="float" office:value="0.420182" calcext:value-type="float">
            <text:p>0,420182</text:p>
          </table:table-cell>
          <table:table-cell office:value-type="float" office:value="0.428171" calcext:value-type="float">
            <text:p>0,428171</text:p>
          </table:table-cell>
          <table:table-cell office:value-type="float" office:value="0.435375" calcext:value-type="float">
            <text:p>0,435375</text:p>
          </table:table-cell>
          <table:table-cell office:value-type="float" office:value="0.445299" calcext:value-type="float">
            <text:p>0,445299</text:p>
          </table:table-cell>
          <table:table-cell office:value-type="float" office:value="0.457105" calcext:value-type="float">
            <text:p>0,457105</text:p>
          </table:table-cell>
          <table:table-cell office:value-type="float" office:value="0.482886" calcext:value-type="float">
            <text:p>0,482886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1863" calcext:value-type="float">
            <text:p>0,4186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56816" calcext:value-type="float">
            <text:p>0,156816</text:p>
          </table:table-cell>
          <table:table-cell office:value-type="float" office:value="0.313985" calcext:value-type="float">
            <text:p>0,313985</text:p>
          </table:table-cell>
          <table:table-cell office:value-type="float" office:value="0.394469" calcext:value-type="float">
            <text:p>0,394469</text:p>
          </table:table-cell>
          <table:table-cell office:value-type="float" office:value="0.407435" calcext:value-type="float">
            <text:p>0,407435</text:p>
          </table:table-cell>
          <table:table-cell office:value-type="float" office:value="0.411684" calcext:value-type="float">
            <text:p>0,411684</text:p>
          </table:table-cell>
          <table:table-cell office:value-type="float" office:value="0.4187" calcext:value-type="float">
            <text:p>0,4187</text:p>
          </table:table-cell>
          <table:table-cell office:value-type="float" office:value="0.426444" calcext:value-type="float">
            <text:p>0,426444</text:p>
          </table:table-cell>
          <table:table-cell office:value-type="float" office:value="0.434104" calcext:value-type="float">
            <text:p>0,434104</text:p>
          </table:table-cell>
          <table:table-cell office:value-type="float" office:value="0.445554" calcext:value-type="float">
            <text:p>0,445554</text:p>
          </table:table-cell>
          <table:table-cell office:value-type="float" office:value="0.460788" calcext:value-type="float">
            <text:p>0,460788</text:p>
          </table:table-cell>
          <table:table-cell office:value-type="float" office:value="0.481867" calcext:value-type="float">
            <text:p>0,481867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19503" calcext:value-type="float">
            <text:p>0,41950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50821" calcext:value-type="float">
            <text:p>0,150821</text:p>
          </table:table-cell>
          <table:table-cell office:value-type="float" office:value="0.299696" calcext:value-type="float">
            <text:p>0,299696</text:p>
          </table:table-cell>
          <table:table-cell office:value-type="float" office:value="0.388597" calcext:value-type="float">
            <text:p>0,388597</text:p>
          </table:table-cell>
          <table:table-cell office:value-type="float" office:value="0.405825" calcext:value-type="float">
            <text:p>0,405825</text:p>
          </table:table-cell>
          <table:table-cell office:value-type="float" office:value="0.411642" calcext:value-type="float">
            <text:p>0,411642</text:p>
          </table:table-cell>
          <table:table-cell office:value-type="float" office:value="0.42003" calcext:value-type="float">
            <text:p>0,42003</text:p>
          </table:table-cell>
          <table:table-cell office:value-type="float" office:value="0.427762" calcext:value-type="float">
            <text:p>0,427762</text:p>
          </table:table-cell>
          <table:table-cell office:value-type="float" office:value="0.437788" calcext:value-type="float">
            <text:p>0,437788</text:p>
          </table:table-cell>
          <table:table-cell office:value-type="float" office:value="0.446805" calcext:value-type="float">
            <text:p>0,446805</text:p>
          </table:table-cell>
          <table:table-cell office:value-type="float" office:value="0.459384" calcext:value-type="float">
            <text:p>0,459384</text:p>
          </table:table-cell>
          <table:table-cell office:value-type="float" office:value="0.483931" calcext:value-type="float">
            <text:p>0,483931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18146" calcext:value-type="float">
            <text:p>0,41814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80316" calcext:value-type="float">
            <text:p>0,180316</text:p>
          </table:table-cell>
          <table:table-cell office:value-type="float" office:value="0.308872" calcext:value-type="float">
            <text:p>0,308872</text:p>
          </table:table-cell>
          <table:table-cell office:value-type="float" office:value="0.388426" calcext:value-type="float">
            <text:p>0,388426</text:p>
          </table:table-cell>
          <table:table-cell office:value-type="float" office:value="0.406501" calcext:value-type="float">
            <text:p>0,406501</text:p>
          </table:table-cell>
          <table:table-cell office:value-type="float" office:value="0.412142" calcext:value-type="float">
            <text:p>0,412142</text:p>
          </table:table-cell>
          <table:table-cell office:value-type="float" office:value="0.421604" calcext:value-type="float">
            <text:p>0,421604</text:p>
          </table:table-cell>
          <table:table-cell office:value-type="float" office:value="0.430006" calcext:value-type="float">
            <text:p>0,430006</text:p>
          </table:table-cell>
          <table:table-cell office:value-type="float" office:value="0.440301" calcext:value-type="float">
            <text:p>0,440301</text:p>
          </table:table-cell>
          <table:table-cell office:value-type="float" office:value="0.447716" calcext:value-type="float">
            <text:p>0,447716</text:p>
          </table:table-cell>
          <table:table-cell office:value-type="float" office:value="0.460742" calcext:value-type="float">
            <text:p>0,460742</text:p>
          </table:table-cell>
          <table:table-cell office:value-type="float" office:value="0.485065" calcext:value-type="float">
            <text:p>0,485065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20138" calcext:value-type="float">
            <text:p>0,42013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65728" calcext:value-type="float">
            <text:p>0,065728</text:p>
          </table:table-cell>
          <table:table-cell office:value-type="float" office:value="0.282884" calcext:value-type="float">
            <text:p>0,282884</text:p>
          </table:table-cell>
          <table:table-cell office:value-type="float" office:value="0.381459" calcext:value-type="float">
            <text:p>0,381459</text:p>
          </table:table-cell>
          <table:table-cell office:value-type="float" office:value="0.405952" calcext:value-type="float">
            <text:p>0,405952</text:p>
          </table:table-cell>
          <table:table-cell office:value-type="float" office:value="0.411859" calcext:value-type="float">
            <text:p>0,411859</text:p>
          </table:table-cell>
          <table:table-cell office:value-type="float" office:value="0.419345" calcext:value-type="float">
            <text:p>0,419345</text:p>
          </table:table-cell>
          <table:table-cell office:value-type="float" office:value="0.427451" calcext:value-type="float">
            <text:p>0,427451</text:p>
          </table:table-cell>
          <table:table-cell office:value-type="float" office:value="0.43717" calcext:value-type="float">
            <text:p>0,43717</text:p>
          </table:table-cell>
          <table:table-cell office:value-type="float" office:value="0.446012" calcext:value-type="float">
            <text:p>0,446012</text:p>
          </table:table-cell>
          <table:table-cell office:value-type="float" office:value="0.459253" calcext:value-type="float">
            <text:p>0,459253</text:p>
          </table:table-cell>
          <table:table-cell office:value-type="float" office:value="0.482614" calcext:value-type="float">
            <text:p>0,482614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154" calcext:value-type="float">
            <text:p>0,415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38278" calcext:value-type="float">
            <text:p>0,038278</text:p>
          </table:table-cell>
          <table:table-cell office:value-type="float" office:value="0.253887" calcext:value-type="float">
            <text:p>0,253887</text:p>
          </table:table-cell>
          <table:table-cell office:value-type="float" office:value="0.378443" calcext:value-type="float">
            <text:p>0,378443</text:p>
          </table:table-cell>
          <table:table-cell office:value-type="float" office:value="0.40376" calcext:value-type="float">
            <text:p>0,40376</text:p>
          </table:table-cell>
          <table:table-cell office:value-type="float" office:value="0.411212" calcext:value-type="float">
            <text:p>0,411212</text:p>
          </table:table-cell>
          <table:table-cell office:value-type="float" office:value="0.418057" calcext:value-type="float">
            <text:p>0,418057</text:p>
          </table:table-cell>
          <table:table-cell office:value-type="float" office:value="0.427689" calcext:value-type="float">
            <text:p>0,427689</text:p>
          </table:table-cell>
          <table:table-cell office:value-type="float" office:value="0.435557" calcext:value-type="float">
            <text:p>0,435557</text:p>
          </table:table-cell>
          <table:table-cell office:value-type="float" office:value="0.445307" calcext:value-type="float">
            <text:p>0,445307</text:p>
          </table:table-cell>
          <table:table-cell office:value-type="float" office:value="0.45638" calcext:value-type="float">
            <text:p>0,45638</text:p>
          </table:table-cell>
          <table:table-cell office:value-type="float" office:value="0.477567" calcext:value-type="float">
            <text:p>0,477567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10786" calcext:value-type="float">
            <text:p>0,41078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56901" calcext:value-type="float">
            <text:p>0,056901</text:p>
          </table:table-cell>
          <table:table-cell office:value-type="float" office:value="0.225764" calcext:value-type="float">
            <text:p>0,225764</text:p>
          </table:table-cell>
          <table:table-cell office:value-type="float" office:value="0.382039" calcext:value-type="float">
            <text:p>0,382039</text:p>
          </table:table-cell>
          <table:table-cell office:value-type="float" office:value="0.406546" calcext:value-type="float">
            <text:p>0,406546</text:p>
          </table:table-cell>
          <table:table-cell office:value-type="float" office:value="0.411864" calcext:value-type="float">
            <text:p>0,411864</text:p>
          </table:table-cell>
          <table:table-cell office:value-type="float" office:value="0.421212" calcext:value-type="float">
            <text:p>0,421212</text:p>
          </table:table-cell>
          <table:table-cell office:value-type="float" office:value="0.430627" calcext:value-type="float">
            <text:p>0,430627</text:p>
          </table:table-cell>
          <table:table-cell office:value-type="float" office:value="0.438815" calcext:value-type="float">
            <text:p>0,438815</text:p>
          </table:table-cell>
          <table:table-cell office:value-type="float" office:value="0.448772" calcext:value-type="float">
            <text:p>0,448772</text:p>
          </table:table-cell>
          <table:table-cell office:value-type="float" office:value="0.460725" calcext:value-type="float">
            <text:p>0,460725</text:p>
          </table:table-cell>
          <table:table-cell office:value-type="float" office:value="0.48335" calcext:value-type="float">
            <text:p>0,48335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10971" calcext:value-type="float">
            <text:p>0,41097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029281" calcext:value-type="float">
            <text:p>-0,029281</text:p>
          </table:table-cell>
          <table:table-cell office:value-type="float" office:value="0.253651" calcext:value-type="float">
            <text:p>0,253651</text:p>
          </table:table-cell>
          <table:table-cell office:value-type="float" office:value="0.387638" calcext:value-type="float">
            <text:p>0,387638</text:p>
          </table:table-cell>
          <table:table-cell office:value-type="float" office:value="0.407202" calcext:value-type="float">
            <text:p>0,407202</text:p>
          </table:table-cell>
          <table:table-cell office:value-type="float" office:value="0.411588" calcext:value-type="float">
            <text:p>0,411588</text:p>
          </table:table-cell>
          <table:table-cell office:value-type="float" office:value="0.420759" calcext:value-type="float">
            <text:p>0,420759</text:p>
          </table:table-cell>
          <table:table-cell office:value-type="float" office:value="0.430717" calcext:value-type="float">
            <text:p>0,430717</text:p>
          </table:table-cell>
          <table:table-cell office:value-type="float" office:value="0.439508" calcext:value-type="float">
            <text:p>0,439508</text:p>
          </table:table-cell>
          <table:table-cell office:value-type="float" office:value="0.44912" calcext:value-type="float">
            <text:p>0,44912</text:p>
          </table:table-cell>
          <table:table-cell office:value-type="float" office:value="0.464006" calcext:value-type="float">
            <text:p>0,464006</text:p>
          </table:table-cell>
          <table:table-cell office:value-type="float" office:value="0.484964" calcext:value-type="float">
            <text:p>0,484964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14915" calcext:value-type="float">
            <text:p>0,41491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036653" calcext:value-type="float">
            <text:p>-0,036653</text:p>
          </table:table-cell>
          <table:table-cell office:value-type="float" office:value="0.24489" calcext:value-type="float">
            <text:p>0,24489</text:p>
          </table:table-cell>
          <table:table-cell office:value-type="float" office:value="0.386086" calcext:value-type="float">
            <text:p>0,386086</text:p>
          </table:table-cell>
          <table:table-cell office:value-type="float" office:value="0.406536" calcext:value-type="float">
            <text:p>0,406536</text:p>
          </table:table-cell>
          <table:table-cell office:value-type="float" office:value="0.411708" calcext:value-type="float">
            <text:p>0,411708</text:p>
          </table:table-cell>
          <table:table-cell office:value-type="float" office:value="0.421322" calcext:value-type="float">
            <text:p>0,421322</text:p>
          </table:table-cell>
          <table:table-cell office:value-type="float" office:value="0.432663" calcext:value-type="float">
            <text:p>0,432663</text:p>
          </table:table-cell>
          <table:table-cell office:value-type="float" office:value="0.442436" calcext:value-type="float">
            <text:p>0,442436</text:p>
          </table:table-cell>
          <table:table-cell office:value-type="float" office:value="0.451997" calcext:value-type="float">
            <text:p>0,451997</text:p>
          </table:table-cell>
          <table:table-cell office:value-type="float" office:value="0.465568" calcext:value-type="float">
            <text:p>0,465568</text:p>
          </table:table-cell>
          <table:table-cell office:value-type="float" office:value="0.486917" calcext:value-type="float">
            <text:p>0,486917</text:p>
          </table:table-cell>
          <table:table-cell office:value-type="float" office:value="0.508898" calcext:value-type="float">
            <text:p>0,508898</text:p>
          </table:table-cell>
          <table:table-cell office:value-type="float" office:value="0.415012" calcext:value-type="float">
            <text:p>0,41501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61725" calcext:value-type="float">
            <text:p>0,161725</text:p>
          </table:table-cell>
          <table:table-cell office:value-type="float" office:value="0.311389" calcext:value-type="float">
            <text:p>0,311389</text:p>
          </table:table-cell>
          <table:table-cell office:value-type="float" office:value="0.387195" calcext:value-type="float">
            <text:p>0,387195</text:p>
          </table:table-cell>
          <table:table-cell office:value-type="float" office:value="0.406214" calcext:value-type="float">
            <text:p>0,406214</text:p>
          </table:table-cell>
          <table:table-cell office:value-type="float" office:value="0.411896" calcext:value-type="float">
            <text:p>0,411896</text:p>
          </table:table-cell>
          <table:table-cell office:value-type="float" office:value="0.423844" calcext:value-type="float">
            <text:p>0,423844</text:p>
          </table:table-cell>
          <table:table-cell office:value-type="float" office:value="0.434454" calcext:value-type="float">
            <text:p>0,434454</text:p>
          </table:table-cell>
          <table:table-cell office:value-type="float" office:value="0.445172" calcext:value-type="float">
            <text:p>0,445172</text:p>
          </table:table-cell>
          <table:table-cell office:value-type="float" office:value="0.455291" calcext:value-type="float">
            <text:p>0,455291</text:p>
          </table:table-cell>
          <table:table-cell office:value-type="float" office:value="0.466873" calcext:value-type="float">
            <text:p>0,466873</text:p>
          </table:table-cell>
          <table:table-cell office:value-type="float" office:value="0.487931" calcext:value-type="float">
            <text:p>0,487931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3026" calcext:value-type="float">
            <text:p>0,42302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0435" calcext:value-type="float">
            <text:p>0,070435</text:p>
          </table:table-cell>
          <table:table-cell office:value-type="float" office:value="0.320248" calcext:value-type="float">
            <text:p>0,320248</text:p>
          </table:table-cell>
          <table:table-cell office:value-type="float" office:value="0.395677" calcext:value-type="float">
            <text:p>0,395677</text:p>
          </table:table-cell>
          <table:table-cell office:value-type="float" office:value="0.409271" calcext:value-type="float">
            <text:p>0,409271</text:p>
          </table:table-cell>
          <table:table-cell office:value-type="float" office:value="0.413279" calcext:value-type="float">
            <text:p>0,413279</text:p>
          </table:table-cell>
          <table:table-cell office:value-type="float" office:value="0.424603" calcext:value-type="float">
            <text:p>0,424603</text:p>
          </table:table-cell>
          <table:table-cell office:value-type="float" office:value="0.4345" calcext:value-type="float">
            <text:p>0,4345</text:p>
          </table:table-cell>
          <table:table-cell office:value-type="float" office:value="0.444252" calcext:value-type="float">
            <text:p>0,444252</text:p>
          </table:table-cell>
          <table:table-cell office:value-type="float" office:value="0.454674" calcext:value-type="float">
            <text:p>0,454674</text:p>
          </table:table-cell>
          <table:table-cell office:value-type="float" office:value="0.466565" calcext:value-type="float">
            <text:p>0,466565</text:p>
          </table:table-cell>
          <table:table-cell office:value-type="float" office:value="0.485032" calcext:value-type="float">
            <text:p>0,485032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481" calcext:value-type="float">
            <text:p>0,4248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70435" calcext:value-type="float">
            <text:p>0,070435</text:p>
          </table:table-cell>
          <table:table-cell office:value-type="float" office:value="0.32575" calcext:value-type="float">
            <text:p>0,32575</text:p>
          </table:table-cell>
          <table:table-cell office:value-type="float" office:value="0.394745" calcext:value-type="float">
            <text:p>0,394745</text:p>
          </table:table-cell>
          <table:table-cell office:value-type="float" office:value="0.409597" calcext:value-type="float">
            <text:p>0,409597</text:p>
          </table:table-cell>
          <table:table-cell office:value-type="float" office:value="0.413999" calcext:value-type="float">
            <text:p>0,413999</text:p>
          </table:table-cell>
          <table:table-cell office:value-type="float" office:value="0.424363" calcext:value-type="float">
            <text:p>0,424363</text:p>
          </table:table-cell>
          <table:table-cell office:value-type="float" office:value="0.433876" calcext:value-type="float">
            <text:p>0,433876</text:p>
          </table:table-cell>
          <table:table-cell office:value-type="float" office:value="0.443551" calcext:value-type="float">
            <text:p>0,443551</text:p>
          </table:table-cell>
          <table:table-cell office:value-type="float" office:value="0.453061" calcext:value-type="float">
            <text:p>0,453061</text:p>
          </table:table-cell>
          <table:table-cell office:value-type="float" office:value="0.465999" calcext:value-type="float">
            <text:p>0,465999</text:p>
          </table:table-cell>
          <table:table-cell office:value-type="float" office:value="0.485934" calcext:value-type="float">
            <text:p>0,485934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5088" calcext:value-type="float">
            <text:p>0,42508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18217" calcext:value-type="float">
            <text:p>0,018217</text:p>
          </table:table-cell>
          <table:table-cell office:value-type="float" office:value="0.308457" calcext:value-type="float">
            <text:p>0,308457</text:p>
          </table:table-cell>
          <table:table-cell office:value-type="float" office:value="0.39622" calcext:value-type="float">
            <text:p>0,39622</text:p>
          </table:table-cell>
          <table:table-cell office:value-type="float" office:value="0.409731" calcext:value-type="float">
            <text:p>0,409731</text:p>
          </table:table-cell>
          <table:table-cell office:value-type="float" office:value="0.416459" calcext:value-type="float">
            <text:p>0,416459</text:p>
          </table:table-cell>
          <table:table-cell office:value-type="float" office:value="0.427179" calcext:value-type="float">
            <text:p>0,427179</text:p>
          </table:table-cell>
          <table:table-cell office:value-type="float" office:value="0.436731" calcext:value-type="float">
            <text:p>0,436731</text:p>
          </table:table-cell>
          <table:table-cell office:value-type="float" office:value="0.446512" calcext:value-type="float">
            <text:p>0,446512</text:p>
          </table:table-cell>
          <table:table-cell office:value-type="float" office:value="0.456528" calcext:value-type="float">
            <text:p>0,456528</text:p>
          </table:table-cell>
          <table:table-cell office:value-type="float" office:value="0.467118" calcext:value-type="float">
            <text:p>0,467118</text:p>
          </table:table-cell>
          <table:table-cell office:value-type="float" office:value="0.488311" calcext:value-type="float">
            <text:p>0,488311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5325" calcext:value-type="float">
            <text:p>0,42532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31974" calcext:value-type="float">
            <text:p>0,231974</text:p>
          </table:table-cell>
          <table:table-cell office:value-type="float" office:value="0.325454" calcext:value-type="float">
            <text:p>0,325454</text:p>
          </table:table-cell>
          <table:table-cell office:value-type="float" office:value="0.395094" calcext:value-type="float">
            <text:p>0,395094</text:p>
          </table:table-cell>
          <table:table-cell office:value-type="float" office:value="0.408564" calcext:value-type="float">
            <text:p>0,408564</text:p>
          </table:table-cell>
          <table:table-cell office:value-type="float" office:value="0.416058" calcext:value-type="float">
            <text:p>0,416058</text:p>
          </table:table-cell>
          <table:table-cell office:value-type="float" office:value="0.427979" calcext:value-type="float">
            <text:p>0,427979</text:p>
          </table:table-cell>
          <table:table-cell office:value-type="float" office:value="0.437085" calcext:value-type="float">
            <text:p>0,437085</text:p>
          </table:table-cell>
          <table:table-cell office:value-type="float" office:value="0.447089" calcext:value-type="float">
            <text:p>0,447089</text:p>
          </table:table-cell>
          <table:table-cell office:value-type="float" office:value="0.456674" calcext:value-type="float">
            <text:p>0,456674</text:p>
          </table:table-cell>
          <table:table-cell office:value-type="float" office:value="0.469001" calcext:value-type="float">
            <text:p>0,469001</text:p>
          </table:table-cell>
          <table:table-cell office:value-type="float" office:value="0.48928" calcext:value-type="float">
            <text:p>0,48928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7228" calcext:value-type="float">
            <text:p>0,42722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97499" calcext:value-type="float">
            <text:p>0,197499</text:p>
          </table:table-cell>
          <table:table-cell office:value-type="float" office:value="0.319814" calcext:value-type="float">
            <text:p>0,319814</text:p>
          </table:table-cell>
          <table:table-cell office:value-type="float" office:value="0.390038" calcext:value-type="float">
            <text:p>0,390038</text:p>
          </table:table-cell>
          <table:table-cell office:value-type="float" office:value="0.404331" calcext:value-type="float">
            <text:p>0,404331</text:p>
          </table:table-cell>
          <table:table-cell office:value-type="float" office:value="0.411097" calcext:value-type="float">
            <text:p>0,411097</text:p>
          </table:table-cell>
          <table:table-cell office:value-type="float" office:value="0.422584" calcext:value-type="float">
            <text:p>0,422584</text:p>
          </table:table-cell>
          <table:table-cell office:value-type="float" office:value="0.434979" calcext:value-type="float">
            <text:p>0,434979</text:p>
          </table:table-cell>
          <table:table-cell office:value-type="float" office:value="0.446738" calcext:value-type="float">
            <text:p>0,446738</text:p>
          </table:table-cell>
          <table:table-cell office:value-type="float" office:value="0.457147" calcext:value-type="float">
            <text:p>0,457147</text:p>
          </table:table-cell>
          <table:table-cell office:value-type="float" office:value="0.471448" calcext:value-type="float">
            <text:p>0,471448</text:p>
          </table:table-cell>
          <table:table-cell office:value-type="float" office:value="0.487869" calcext:value-type="float">
            <text:p>0,487869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4605" calcext:value-type="float">
            <text:p>0,42460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62856" calcext:value-type="float">
            <text:p>0,162856</text:p>
          </table:table-cell>
          <table:table-cell office:value-type="float" office:value="0.284954" calcext:value-type="float">
            <text:p>0,284954</text:p>
          </table:table-cell>
          <table:table-cell office:value-type="float" office:value="0.389328" calcext:value-type="float">
            <text:p>0,389328</text:p>
          </table:table-cell>
          <table:table-cell office:value-type="float" office:value="0.405043" calcext:value-type="float">
            <text:p>0,405043</text:p>
          </table:table-cell>
          <table:table-cell office:value-type="float" office:value="0.411784" calcext:value-type="float">
            <text:p>0,411784</text:p>
          </table:table-cell>
          <table:table-cell office:value-type="float" office:value="0.423156" calcext:value-type="float">
            <text:p>0,423156</text:p>
          </table:table-cell>
          <table:table-cell office:value-type="float" office:value="0.436958" calcext:value-type="float">
            <text:p>0,436958</text:p>
          </table:table-cell>
          <table:table-cell office:value-type="float" office:value="0.449529" calcext:value-type="float">
            <text:p>0,449529</text:p>
          </table:table-cell>
          <table:table-cell office:value-type="float" office:value="0.459037" calcext:value-type="float">
            <text:p>0,459037</text:p>
          </table:table-cell>
          <table:table-cell office:value-type="float" office:value="0.472306" calcext:value-type="float">
            <text:p>0,472306</text:p>
          </table:table-cell>
          <table:table-cell office:value-type="float" office:value="0.485509" calcext:value-type="float">
            <text:p>0,485509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176" calcext:value-type="float">
            <text:p>0,421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15458" calcext:value-type="float">
            <text:p>0,015458</text:p>
          </table:table-cell>
          <table:table-cell office:value-type="float" office:value="0.269037" calcext:value-type="float">
            <text:p>0,269037</text:p>
          </table:table-cell>
          <table:table-cell office:value-type="float" office:value="0.389332" calcext:value-type="float">
            <text:p>0,389332</text:p>
          </table:table-cell>
          <table:table-cell office:value-type="float" office:value="0.404857" calcext:value-type="float">
            <text:p>0,404857</text:p>
          </table:table-cell>
          <table:table-cell office:value-type="float" office:value="0.410919" calcext:value-type="float">
            <text:p>0,410919</text:p>
          </table:table-cell>
          <table:table-cell office:value-type="float" office:value="0.419417" calcext:value-type="float">
            <text:p>0,419417</text:p>
          </table:table-cell>
          <table:table-cell office:value-type="float" office:value="0.433869" calcext:value-type="float">
            <text:p>0,433869</text:p>
          </table:table-cell>
          <table:table-cell office:value-type="float" office:value="0.446387" calcext:value-type="float">
            <text:p>0,446387</text:p>
          </table:table-cell>
          <table:table-cell office:value-type="float" office:value="0.456708" calcext:value-type="float">
            <text:p>0,456708</text:p>
          </table:table-cell>
          <table:table-cell office:value-type="float" office:value="0.471112" calcext:value-type="float">
            <text:p>0,471112</text:p>
          </table:table-cell>
          <table:table-cell office:value-type="float" office:value="0.48772" calcext:value-type="float">
            <text:p>0,48772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18936" calcext:value-type="float">
            <text:p>0,41893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08542" calcext:value-type="float">
            <text:p>0,108542</text:p>
          </table:table-cell>
          <table:table-cell office:value-type="float" office:value="0.273168" calcext:value-type="float">
            <text:p>0,273168</text:p>
          </table:table-cell>
          <table:table-cell office:value-type="float" office:value="0.390356" calcext:value-type="float">
            <text:p>0,390356</text:p>
          </table:table-cell>
          <table:table-cell office:value-type="float" office:value="0.406843" calcext:value-type="float">
            <text:p>0,406843</text:p>
          </table:table-cell>
          <table:table-cell office:value-type="float" office:value="0.411897" calcext:value-type="float">
            <text:p>0,411897</text:p>
          </table:table-cell>
          <table:table-cell office:value-type="float" office:value="0.423261" calcext:value-type="float">
            <text:p>0,423261</text:p>
          </table:table-cell>
          <table:table-cell office:value-type="float" office:value="0.43597" calcext:value-type="float">
            <text:p>0,43597</text:p>
          </table:table-cell>
          <table:table-cell office:value-type="float" office:value="0.447777" calcext:value-type="float">
            <text:p>0,447777</text:p>
          </table:table-cell>
          <table:table-cell office:value-type="float" office:value="0.457275" calcext:value-type="float">
            <text:p>0,457275</text:p>
          </table:table-cell>
          <table:table-cell office:value-type="float" office:value="0.471623" calcext:value-type="float">
            <text:p>0,471623</text:p>
          </table:table-cell>
          <table:table-cell office:value-type="float" office:value="0.4864" calcext:value-type="float">
            <text:p>0,4864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0457" calcext:value-type="float">
            <text:p>0,42045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08542" calcext:value-type="float">
            <text:p>0,108542</text:p>
          </table:table-cell>
          <table:table-cell office:value-type="float" office:value="0.282919" calcext:value-type="float">
            <text:p>0,282919</text:p>
          </table:table-cell>
          <table:table-cell office:value-type="float" office:value="0.394341" calcext:value-type="float">
            <text:p>0,394341</text:p>
          </table:table-cell>
          <table:table-cell office:value-type="float" office:value="0.408479" calcext:value-type="float">
            <text:p>0,408479</text:p>
          </table:table-cell>
          <table:table-cell office:value-type="float" office:value="0.415272" calcext:value-type="float">
            <text:p>0,415272</text:p>
          </table:table-cell>
          <table:table-cell office:value-type="float" office:value="0.427479" calcext:value-type="float">
            <text:p>0,427479</text:p>
          </table:table-cell>
          <table:table-cell office:value-type="float" office:value="0.437795" calcext:value-type="float">
            <text:p>0,437795</text:p>
          </table:table-cell>
          <table:table-cell office:value-type="float" office:value="0.449279" calcext:value-type="float">
            <text:p>0,449279</text:p>
          </table:table-cell>
          <table:table-cell office:value-type="float" office:value="0.457041" calcext:value-type="float">
            <text:p>0,457041</text:p>
          </table:table-cell>
          <table:table-cell office:value-type="float" office:value="0.470155" calcext:value-type="float">
            <text:p>0,470155</text:p>
          </table:table-cell>
          <table:table-cell office:value-type="float" office:value="0.486322" calcext:value-type="float">
            <text:p>0,486322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2908" calcext:value-type="float">
            <text:p>0,42290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8397" calcext:value-type="float">
            <text:p>0,08397</text:p>
          </table:table-cell>
          <table:table-cell office:value-type="float" office:value="0.288387" calcext:value-type="float">
            <text:p>0,288387</text:p>
          </table:table-cell>
          <table:table-cell office:value-type="float" office:value="0.39805" calcext:value-type="float">
            <text:p>0,39805</text:p>
          </table:table-cell>
          <table:table-cell office:value-type="float" office:value="0.409265" calcext:value-type="float">
            <text:p>0,409265</text:p>
          </table:table-cell>
          <table:table-cell office:value-type="float" office:value="0.417194" calcext:value-type="float">
            <text:p>0,417194</text:p>
          </table:table-cell>
          <table:table-cell office:value-type="float" office:value="0.428605" calcext:value-type="float">
            <text:p>0,428605</text:p>
          </table:table-cell>
          <table:table-cell office:value-type="float" office:value="0.439281" calcext:value-type="float">
            <text:p>0,439281</text:p>
          </table:table-cell>
          <table:table-cell office:value-type="float" office:value="0.449825" calcext:value-type="float">
            <text:p>0,449825</text:p>
          </table:table-cell>
          <table:table-cell office:value-type="float" office:value="0.457434" calcext:value-type="float">
            <text:p>0,457434</text:p>
          </table:table-cell>
          <table:table-cell office:value-type="float" office:value="0.468829" calcext:value-type="float">
            <text:p>0,468829</text:p>
          </table:table-cell>
          <table:table-cell office:value-type="float" office:value="0.487692" calcext:value-type="float">
            <text:p>0,487692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4456" calcext:value-type="float">
            <text:p>0,42445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2596" calcext:value-type="float">
            <text:p>0,032596</text:p>
          </table:table-cell>
          <table:table-cell office:value-type="float" office:value="0.264193" calcext:value-type="float">
            <text:p>0,264193</text:p>
          </table:table-cell>
          <table:table-cell office:value-type="float" office:value="0.384698" calcext:value-type="float">
            <text:p>0,384698</text:p>
          </table:table-cell>
          <table:table-cell office:value-type="float" office:value="0.406481" calcext:value-type="float">
            <text:p>0,406481</text:p>
          </table:table-cell>
          <table:table-cell office:value-type="float" office:value="0.415605" calcext:value-type="float">
            <text:p>0,415605</text:p>
          </table:table-cell>
          <table:table-cell office:value-type="float" office:value="0.428587" calcext:value-type="float">
            <text:p>0,428587</text:p>
          </table:table-cell>
          <table:table-cell office:value-type="float" office:value="0.439023" calcext:value-type="float">
            <text:p>0,439023</text:p>
          </table:table-cell>
          <table:table-cell office:value-type="float" office:value="0.449565" calcext:value-type="float">
            <text:p>0,449565</text:p>
          </table:table-cell>
          <table:table-cell office:value-type="float" office:value="0.458288" calcext:value-type="float">
            <text:p>0,458288</text:p>
          </table:table-cell>
          <table:table-cell office:value-type="float" office:value="0.470986" calcext:value-type="float">
            <text:p>0,470986</text:p>
          </table:table-cell>
          <table:table-cell office:value-type="float" office:value="0.487819" calcext:value-type="float">
            <text:p>0,487819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0524" calcext:value-type="float">
            <text:p>0,4205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71668" calcext:value-type="float">
            <text:p>0,071668</text:p>
          </table:table-cell>
          <table:table-cell office:value-type="float" office:value="0.28579" calcext:value-type="float">
            <text:p>0,28579</text:p>
          </table:table-cell>
          <table:table-cell office:value-type="float" office:value="0.386258" calcext:value-type="float">
            <text:p>0,386258</text:p>
          </table:table-cell>
          <table:table-cell office:value-type="float" office:value="0.407174" calcext:value-type="float">
            <text:p>0,407174</text:p>
          </table:table-cell>
          <table:table-cell office:value-type="float" office:value="0.416013" calcext:value-type="float">
            <text:p>0,416013</text:p>
          </table:table-cell>
          <table:table-cell office:value-type="float" office:value="0.426743" calcext:value-type="float">
            <text:p>0,426743</text:p>
          </table:table-cell>
          <table:table-cell office:value-type="float" office:value="0.435155" calcext:value-type="float">
            <text:p>0,435155</text:p>
          </table:table-cell>
          <table:table-cell office:value-type="float" office:value="0.446485" calcext:value-type="float">
            <text:p>0,446485</text:p>
          </table:table-cell>
          <table:table-cell office:value-type="float" office:value="0.455267" calcext:value-type="float">
            <text:p>0,455267</text:p>
          </table:table-cell>
          <table:table-cell office:value-type="float" office:value="0.471171" calcext:value-type="float">
            <text:p>0,471171</text:p>
          </table:table-cell>
          <table:table-cell office:value-type="float" office:value="0.487507" calcext:value-type="float">
            <text:p>0,487507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21756" calcext:value-type="float">
            <text:p>0,42175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69811" calcext:value-type="float">
            <text:p>0,069811</text:p>
          </table:table-cell>
          <table:table-cell office:value-type="float" office:value="0.283373" calcext:value-type="float">
            <text:p>0,283373</text:p>
          </table:table-cell>
          <table:table-cell office:value-type="float" office:value="0.382702" calcext:value-type="float">
            <text:p>0,382702</text:p>
          </table:table-cell>
          <table:table-cell office:value-type="float" office:value="0.402344" calcext:value-type="float">
            <text:p>0,402344</text:p>
          </table:table-cell>
          <table:table-cell office:value-type="float" office:value="0.410598" calcext:value-type="float">
            <text:p>0,410598</text:p>
          </table:table-cell>
          <table:table-cell office:value-type="float" office:value="0.420249" calcext:value-type="float">
            <text:p>0,420249</text:p>
          </table:table-cell>
          <table:table-cell office:value-type="float" office:value="0.43127" calcext:value-type="float">
            <text:p>0,43127</text:p>
          </table:table-cell>
          <table:table-cell office:value-type="float" office:value="0.441754" calcext:value-type="float">
            <text:p>0,441754</text:p>
          </table:table-cell>
          <table:table-cell office:value-type="float" office:value="0.454745" calcext:value-type="float">
            <text:p>0,454745</text:p>
          </table:table-cell>
          <table:table-cell office:value-type="float" office:value="0.473642" calcext:value-type="float">
            <text:p>0,473642</text:p>
          </table:table-cell>
          <table:table-cell office:value-type="float" office:value="0.487096" calcext:value-type="float">
            <text:p>0,487096</text:p>
          </table:table-cell>
          <table:table-cell office:value-type="float" office:value="0.511562" calcext:value-type="float">
            <text:p>0,511562</text:p>
          </table:table-cell>
          <table:table-cell office:value-type="float" office:value="0.418777" calcext:value-type="float">
            <text:p>0,41877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69811" calcext:value-type="float">
            <text:p>0,069811</text:p>
          </table:table-cell>
          <table:table-cell office:value-type="float" office:value="0.265563" calcext:value-type="float">
            <text:p>0,265563</text:p>
          </table:table-cell>
          <table:table-cell office:value-type="float" office:value="0.382634" calcext:value-type="float">
            <text:p>0,382634</text:p>
          </table:table-cell>
          <table:table-cell office:value-type="float" office:value="0.402048" calcext:value-type="float">
            <text:p>0,402048</text:p>
          </table:table-cell>
          <table:table-cell office:value-type="float" office:value="0.411028" calcext:value-type="float">
            <text:p>0,411028</text:p>
          </table:table-cell>
          <table:table-cell office:value-type="float" office:value="0.422371" calcext:value-type="float">
            <text:p>0,422371</text:p>
          </table:table-cell>
          <table:table-cell office:value-type="float" office:value="0.432105" calcext:value-type="float">
            <text:p>0,432105</text:p>
          </table:table-cell>
          <table:table-cell office:value-type="float" office:value="0.446215" calcext:value-type="float">
            <text:p>0,446215</text:p>
          </table:table-cell>
          <table:table-cell office:value-type="float" office:value="0.459697" calcext:value-type="float">
            <text:p>0,459697</text:p>
          </table:table-cell>
          <table:table-cell office:value-type="float" office:value="0.47705" calcext:value-type="float">
            <text:p>0,47705</text:p>
          </table:table-cell>
          <table:table-cell office:value-type="float" office:value="0.487723" calcext:value-type="float">
            <text:p>0,487723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418643" calcext:value-type="float">
            <text:p>0,41864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010821" calcext:value-type="float">
            <text:p>-0,010821</text:p>
          </table:table-cell>
          <table:table-cell office:value-type="float" office:value="0.200894" calcext:value-type="float">
            <text:p>0,200894</text:p>
          </table:table-cell>
          <table:table-cell office:value-type="float" office:value="0.366458" calcext:value-type="float">
            <text:p>0,366458</text:p>
          </table:table-cell>
          <table:table-cell office:value-type="float" office:value="0.396611" calcext:value-type="float">
            <text:p>0,396611</text:p>
          </table:table-cell>
          <table:table-cell office:value-type="float" office:value="0.407913" calcext:value-type="float">
            <text:p>0,407913</text:p>
          </table:table-cell>
          <table:table-cell office:value-type="float" office:value="0.417912" calcext:value-type="float">
            <text:p>0,417912</text:p>
          </table:table-cell>
          <table:table-cell office:value-type="float" office:value="0.427509" calcext:value-type="float">
            <text:p>0,427509</text:p>
          </table:table-cell>
          <table:table-cell office:value-type="float" office:value="0.440997" calcext:value-type="float">
            <text:p>0,440997</text:p>
          </table:table-cell>
          <table:table-cell office:value-type="float" office:value="0.456208" calcext:value-type="float">
            <text:p>0,456208</text:p>
          </table:table-cell>
          <table:table-cell office:value-type="float" office:value="0.472923" calcext:value-type="float">
            <text:p>0,472923</text:p>
          </table:table-cell>
          <table:table-cell office:value-type="float" office:value="0.489325" calcext:value-type="float">
            <text:p>0,489325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407675" calcext:value-type="float">
            <text:p>0,40767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013406" calcext:value-type="float">
            <text:p>-0,013406</text:p>
          </table:table-cell>
          <table:table-cell office:value-type="float" office:value="0.14793" calcext:value-type="float">
            <text:p>0,14793</text:p>
          </table:table-cell>
          <table:table-cell office:value-type="float" office:value="0.333291" calcext:value-type="float">
            <text:p>0,333291</text:p>
          </table:table-cell>
          <table:table-cell office:value-type="float" office:value="0.394674" calcext:value-type="float">
            <text:p>0,394674</text:p>
          </table:table-cell>
          <table:table-cell office:value-type="float" office:value="0.407057" calcext:value-type="float">
            <text:p>0,407057</text:p>
          </table:table-cell>
          <table:table-cell office:value-type="float" office:value="0.417308" calcext:value-type="float">
            <text:p>0,417308</text:p>
          </table:table-cell>
          <table:table-cell office:value-type="float" office:value="0.427716" calcext:value-type="float">
            <text:p>0,427716</text:p>
          </table:table-cell>
          <table:table-cell office:value-type="float" office:value="0.439987" calcext:value-type="float">
            <text:p>0,439987</text:p>
          </table:table-cell>
          <table:table-cell office:value-type="float" office:value="0.453829" calcext:value-type="float">
            <text:p>0,453829</text:p>
          </table:table-cell>
          <table:table-cell office:value-type="float" office:value="0.470653" calcext:value-type="float">
            <text:p>0,470653</text:p>
          </table:table-cell>
          <table:table-cell office:value-type="float" office:value="0.485787" calcext:value-type="float">
            <text:p>0,485787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397823" calcext:value-type="float">
            <text:p>0,39782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010821" calcext:value-type="float">
            <text:p>-0,010821</text:p>
          </table:table-cell>
          <table:table-cell office:value-type="float" office:value="0.160266" calcext:value-type="float">
            <text:p>0,160266</text:p>
          </table:table-cell>
          <table:table-cell office:value-type="float" office:value="0.324108" calcext:value-type="float">
            <text:p>0,324108</text:p>
          </table:table-cell>
          <table:table-cell office:value-type="float" office:value="0.396259" calcext:value-type="float">
            <text:p>0,396259</text:p>
          </table:table-cell>
          <table:table-cell office:value-type="float" office:value="0.40842" calcext:value-type="float">
            <text:p>0,40842</text:p>
          </table:table-cell>
          <table:table-cell office:value-type="float" office:value="0.419949" calcext:value-type="float">
            <text:p>0,419949</text:p>
          </table:table-cell>
          <table:table-cell office:value-type="float" office:value="0.429638" calcext:value-type="float">
            <text:p>0,429638</text:p>
          </table:table-cell>
          <table:table-cell office:value-type="float" office:value="0.43813" calcext:value-type="float">
            <text:p>0,43813</text:p>
          </table:table-cell>
          <table:table-cell office:value-type="float" office:value="0.452853" calcext:value-type="float">
            <text:p>0,452853</text:p>
          </table:table-cell>
          <table:table-cell office:value-type="float" office:value="0.472336" calcext:value-type="float">
            <text:p>0,472336</text:p>
          </table:table-cell>
          <table:table-cell office:value-type="float" office:value="0.487877" calcext:value-type="float">
            <text:p>0,487877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398984" calcext:value-type="float">
            <text:p>0,39898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019458" calcext:value-type="float">
            <text:p>-0,019458</text:p>
          </table:table-cell>
          <table:table-cell office:value-type="float" office:value="0.112154" calcext:value-type="float">
            <text:p>0,112154</text:p>
          </table:table-cell>
          <table:table-cell office:value-type="float" office:value="0.265619" calcext:value-type="float">
            <text:p>0,265619</text:p>
          </table:table-cell>
          <table:table-cell office:value-type="float" office:value="0.38668" calcext:value-type="float">
            <text:p>0,38668</text:p>
          </table:table-cell>
          <table:table-cell office:value-type="float" office:value="0.406343" calcext:value-type="float">
            <text:p>0,406343</text:p>
          </table:table-cell>
          <table:table-cell office:value-type="float" office:value="0.416678" calcext:value-type="float">
            <text:p>0,416678</text:p>
          </table:table-cell>
          <table:table-cell office:value-type="float" office:value="0.429627" calcext:value-type="float">
            <text:p>0,429627</text:p>
          </table:table-cell>
          <table:table-cell office:value-type="float" office:value="0.439141" calcext:value-type="float">
            <text:p>0,439141</text:p>
          </table:table-cell>
          <table:table-cell office:value-type="float" office:value="0.455226" calcext:value-type="float">
            <text:p>0,455226</text:p>
          </table:table-cell>
          <table:table-cell office:value-type="float" office:value="0.472702" calcext:value-type="float">
            <text:p>0,472702</text:p>
          </table:table-cell>
          <table:table-cell office:value-type="float" office:value="0.486953" calcext:value-type="float">
            <text:p>0,486953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387112" calcext:value-type="float">
            <text:p>0,38711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036052" calcext:value-type="float">
            <text:p>-0,036052</text:p>
          </table:table-cell>
          <table:table-cell office:value-type="float" office:value="0.060318" calcext:value-type="float">
            <text:p>0,060318</text:p>
          </table:table-cell>
          <table:table-cell office:value-type="float" office:value="0.200813" calcext:value-type="float">
            <text:p>0,200813</text:p>
          </table:table-cell>
          <table:table-cell office:value-type="float" office:value="0.370351" calcext:value-type="float">
            <text:p>0,370351</text:p>
          </table:table-cell>
          <table:table-cell office:value-type="float" office:value="0.405861" calcext:value-type="float">
            <text:p>0,405861</text:p>
          </table:table-cell>
          <table:table-cell office:value-type="float" office:value="0.415745" calcext:value-type="float">
            <text:p>0,415745</text:p>
          </table:table-cell>
          <table:table-cell office:value-type="float" office:value="0.428797" calcext:value-type="float">
            <text:p>0,428797</text:p>
          </table:table-cell>
          <table:table-cell office:value-type="float" office:value="0.43871" calcext:value-type="float">
            <text:p>0,43871</text:p>
          </table:table-cell>
          <table:table-cell office:value-type="float" office:value="0.454992" calcext:value-type="float">
            <text:p>0,454992</text:p>
          </table:table-cell>
          <table:table-cell office:value-type="float" office:value="0.475536" calcext:value-type="float">
            <text:p>0,475536</text:p>
          </table:table-cell>
          <table:table-cell office:value-type="float" office:value="0.487229" calcext:value-type="float">
            <text:p>0,487229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373835" calcext:value-type="float">
            <text:p>0,37383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036052" calcext:value-type="float">
            <text:p>-0,036052</text:p>
          </table:table-cell>
          <table:table-cell office:value-type="float" office:value="0.062871" calcext:value-type="float">
            <text:p>0,062871</text:p>
          </table:table-cell>
          <table:table-cell office:value-type="float" office:value="0.221728" calcext:value-type="float">
            <text:p>0,221728</text:p>
          </table:table-cell>
          <table:table-cell office:value-type="float" office:value="0.381844" calcext:value-type="float">
            <text:p>0,381844</text:p>
          </table:table-cell>
          <table:table-cell office:value-type="float" office:value="0.40585" calcext:value-type="float">
            <text:p>0,40585</text:p>
          </table:table-cell>
          <table:table-cell office:value-type="float" office:value="0.41438" calcext:value-type="float">
            <text:p>0,41438</text:p>
          </table:table-cell>
          <table:table-cell office:value-type="float" office:value="0.428737" calcext:value-type="float">
            <text:p>0,428737</text:p>
          </table:table-cell>
          <table:table-cell office:value-type="float" office:value="0.439786" calcext:value-type="float">
            <text:p>0,439786</text:p>
          </table:table-cell>
          <table:table-cell office:value-type="float" office:value="0.456631" calcext:value-type="float">
            <text:p>0,456631</text:p>
          </table:table-cell>
          <table:table-cell office:value-type="float" office:value="0.476769" calcext:value-type="float">
            <text:p>0,476769</text:p>
          </table:table-cell>
          <table:table-cell office:value-type="float" office:value="0.487432" calcext:value-type="float">
            <text:p>0,487432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377603" calcext:value-type="float">
            <text:p>0,37760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03626" calcext:value-type="float">
            <text:p>-0,03626</text:p>
          </table:table-cell>
          <table:table-cell office:value-type="float" office:value="0.102027" calcext:value-type="float">
            <text:p>0,102027</text:p>
          </table:table-cell>
          <table:table-cell office:value-type="float" office:value="0.302772" calcext:value-type="float">
            <text:p>0,302772</text:p>
          </table:table-cell>
          <table:table-cell office:value-type="float" office:value="0.401843" calcext:value-type="float">
            <text:p>0,401843</text:p>
          </table:table-cell>
          <table:table-cell office:value-type="float" office:value="0.409779" calcext:value-type="float">
            <text:p>0,409779</text:p>
          </table:table-cell>
          <table:table-cell office:value-type="float" office:value="0.421638" calcext:value-type="float">
            <text:p>0,421638</text:p>
          </table:table-cell>
          <table:table-cell office:value-type="float" office:value="0.431575" calcext:value-type="float">
            <text:p>0,431575</text:p>
          </table:table-cell>
          <table:table-cell office:value-type="float" office:value="0.447435" calcext:value-type="float">
            <text:p>0,447435</text:p>
          </table:table-cell>
          <table:table-cell office:value-type="float" office:value="0.465291" calcext:value-type="float">
            <text:p>0,465291</text:p>
          </table:table-cell>
          <table:table-cell office:value-type="float" office:value="0.478721" calcext:value-type="float">
            <text:p>0,478721</text:p>
          </table:table-cell>
          <table:table-cell office:value-type="float" office:value="0.488832" calcext:value-type="float">
            <text:p>0,488832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394991" calcext:value-type="float">
            <text:p>0,39499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019458" calcext:value-type="float">
            <text:p>-0,019458</text:p>
          </table:table-cell>
          <table:table-cell office:value-type="float" office:value="0.102243" calcext:value-type="float">
            <text:p>0,102243</text:p>
          </table:table-cell>
          <table:table-cell office:value-type="float" office:value="0.279656" calcext:value-type="float">
            <text:p>0,279656</text:p>
          </table:table-cell>
          <table:table-cell office:value-type="float" office:value="0.396989" calcext:value-type="float">
            <text:p>0,396989</text:p>
          </table:table-cell>
          <table:table-cell office:value-type="float" office:value="0.410506" calcext:value-type="float">
            <text:p>0,410506</text:p>
          </table:table-cell>
          <table:table-cell office:value-type="float" office:value="0.422964" calcext:value-type="float">
            <text:p>0,422964</text:p>
          </table:table-cell>
          <table:table-cell office:value-type="float" office:value="0.434842" calcext:value-type="float">
            <text:p>0,434842</text:p>
          </table:table-cell>
          <table:table-cell office:value-type="float" office:value="0.452286" calcext:value-type="float">
            <text:p>0,452286</text:p>
          </table:table-cell>
          <table:table-cell office:value-type="float" office:value="0.467392" calcext:value-type="float">
            <text:p>0,467392</text:p>
          </table:table-cell>
          <table:table-cell office:value-type="float" office:value="0.47832" calcext:value-type="float">
            <text:p>0,47832</text:p>
          </table:table-cell>
          <table:table-cell office:value-type="float" office:value="0.49132" calcext:value-type="float">
            <text:p>0,49132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393652" calcext:value-type="float">
            <text:p>0,39365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019458" calcext:value-type="float">
            <text:p>-0,019458</text:p>
          </table:table-cell>
          <table:table-cell office:value-type="float" office:value="0.134603" calcext:value-type="float">
            <text:p>0,134603</text:p>
          </table:table-cell>
          <table:table-cell office:value-type="float" office:value="0.319695" calcext:value-type="float">
            <text:p>0,319695</text:p>
          </table:table-cell>
          <table:table-cell office:value-type="float" office:value="0.403649" calcext:value-type="float">
            <text:p>0,403649</text:p>
          </table:table-cell>
          <table:table-cell office:value-type="float" office:value="0.412176" calcext:value-type="float">
            <text:p>0,412176</text:p>
          </table:table-cell>
          <table:table-cell office:value-type="float" office:value="0.424347" calcext:value-type="float">
            <text:p>0,424347</text:p>
          </table:table-cell>
          <table:table-cell office:value-type="float" office:value="0.439398" calcext:value-type="float">
            <text:p>0,439398</text:p>
          </table:table-cell>
          <table:table-cell office:value-type="float" office:value="0.455311" calcext:value-type="float">
            <text:p>0,455311</text:p>
          </table:table-cell>
          <table:table-cell office:value-type="float" office:value="0.469438" calcext:value-type="float">
            <text:p>0,469438</text:p>
          </table:table-cell>
          <table:table-cell office:value-type="float" office:value="0.479588" calcext:value-type="float">
            <text:p>0,479588</text:p>
          </table:table-cell>
          <table:table-cell office:value-type="float" office:value="0.495119" calcext:value-type="float">
            <text:p>0,495119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403332" calcext:value-type="float">
            <text:p>0,4033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00832" calcext:value-type="float">
            <text:p>-0,000832</text:p>
          </table:table-cell>
          <table:table-cell office:value-type="float" office:value="0.181725" calcext:value-type="float">
            <text:p>0,181725</text:p>
          </table:table-cell>
          <table:table-cell office:value-type="float" office:value="0.379156" calcext:value-type="float">
            <text:p>0,379156</text:p>
          </table:table-cell>
          <table:table-cell office:value-type="float" office:value="0.411155" calcext:value-type="float">
            <text:p>0,411155</text:p>
          </table:table-cell>
          <table:table-cell office:value-type="float" office:value="0.422411" calcext:value-type="float">
            <text:p>0,422411</text:p>
          </table:table-cell>
          <table:table-cell office:value-type="float" office:value="0.433395" calcext:value-type="float">
            <text:p>0,433395</text:p>
          </table:table-cell>
          <table:table-cell office:value-type="float" office:value="0.448261" calcext:value-type="float">
            <text:p>0,448261</text:p>
          </table:table-cell>
          <table:table-cell office:value-type="float" office:value="0.458945" calcext:value-type="float">
            <text:p>0,458945</text:p>
          </table:table-cell>
          <table:table-cell office:value-type="float" office:value="0.468544" calcext:value-type="float">
            <text:p>0,468544</text:p>
          </table:table-cell>
          <table:table-cell office:value-type="float" office:value="0.47916" calcext:value-type="float">
            <text:p>0,47916</text:p>
          </table:table-cell>
          <table:table-cell office:value-type="float" office:value="0.490305" calcext:value-type="float">
            <text:p>0,490305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417306" calcext:value-type="float">
            <text:p>0,41730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66362" calcext:value-type="float">
            <text:p>0,066362</text:p>
          </table:table-cell>
          <table:table-cell office:value-type="float" office:value="0.172328" calcext:value-type="float">
            <text:p>0,172328</text:p>
          </table:table-cell>
          <table:table-cell office:value-type="float" office:value="0.313547" calcext:value-type="float">
            <text:p>0,313547</text:p>
          </table:table-cell>
          <table:table-cell office:value-type="float" office:value="0.407037" calcext:value-type="float">
            <text:p>0,407037</text:p>
          </table:table-cell>
          <table:table-cell office:value-type="float" office:value="0.420087" calcext:value-type="float">
            <text:p>0,420087</text:p>
          </table:table-cell>
          <table:table-cell office:value-type="float" office:value="0.427819" calcext:value-type="float">
            <text:p>0,427819</text:p>
          </table:table-cell>
          <table:table-cell office:value-type="float" office:value="0.442444" calcext:value-type="float">
            <text:p>0,442444</text:p>
          </table:table-cell>
          <table:table-cell office:value-type="float" office:value="0.457314" calcext:value-type="float">
            <text:p>0,457314</text:p>
          </table:table-cell>
          <table:table-cell office:value-type="float" office:value="0.467792" calcext:value-type="float">
            <text:p>0,467792</text:p>
          </table:table-cell>
          <table:table-cell office:value-type="float" office:value="0.479431" calcext:value-type="float">
            <text:p>0,479431</text:p>
          </table:table-cell>
          <table:table-cell office:value-type="float" office:value="0.490342" calcext:value-type="float">
            <text:p>0,490342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407814" calcext:value-type="float">
            <text:p>0,40781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6489" calcext:value-type="float">
            <text:p>0,006489</text:p>
          </table:table-cell>
          <table:table-cell office:value-type="float" office:value="0.170737" calcext:value-type="float">
            <text:p>0,170737</text:p>
          </table:table-cell>
          <table:table-cell office:value-type="float" office:value="0.343263" calcext:value-type="float">
            <text:p>0,343263</text:p>
          </table:table-cell>
          <table:table-cell office:value-type="float" office:value="0.41149" calcext:value-type="float">
            <text:p>0,41149</text:p>
          </table:table-cell>
          <table:table-cell office:value-type="float" office:value="0.42369" calcext:value-type="float">
            <text:p>0,42369</text:p>
          </table:table-cell>
          <table:table-cell office:value-type="float" office:value="0.436284" calcext:value-type="float">
            <text:p>0,436284</text:p>
          </table:table-cell>
          <table:table-cell office:value-type="float" office:value="0.450236" calcext:value-type="float">
            <text:p>0,450236</text:p>
          </table:table-cell>
          <table:table-cell office:value-type="float" office:value="0.460332" calcext:value-type="float">
            <text:p>0,460332</text:p>
          </table:table-cell>
          <table:table-cell office:value-type="float" office:value="0.471613" calcext:value-type="float">
            <text:p>0,471613</text:p>
          </table:table-cell>
          <table:table-cell office:value-type="float" office:value="0.480118" calcext:value-type="float">
            <text:p>0,480118</text:p>
          </table:table-cell>
          <table:table-cell office:value-type="float" office:value="0.493656" calcext:value-type="float">
            <text:p>0,493656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414142" calcext:value-type="float">
            <text:p>0,41414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6489" calcext:value-type="float">
            <text:p>0,006489</text:p>
          </table:table-cell>
          <table:table-cell office:value-type="float" office:value="0.197514" calcext:value-type="float">
            <text:p>0,197514</text:p>
          </table:table-cell>
          <table:table-cell office:value-type="float" office:value="0.387457" calcext:value-type="float">
            <text:p>0,387457</text:p>
          </table:table-cell>
          <table:table-cell office:value-type="float" office:value="0.417465" calcext:value-type="float">
            <text:p>0,417465</text:p>
          </table:table-cell>
          <table:table-cell office:value-type="float" office:value="0.429015" calcext:value-type="float">
            <text:p>0,429015</text:p>
          </table:table-cell>
          <table:table-cell office:value-type="float" office:value="0.441482" calcext:value-type="float">
            <text:p>0,441482</text:p>
          </table:table-cell>
          <table:table-cell office:value-type="float" office:value="0.45342" calcext:value-type="float">
            <text:p>0,45342</text:p>
          </table:table-cell>
          <table:table-cell office:value-type="float" office:value="0.460952" calcext:value-type="float">
            <text:p>0,460952</text:p>
          </table:table-cell>
          <table:table-cell office:value-type="float" office:value="0.469993" calcext:value-type="float">
            <text:p>0,469993</text:p>
          </table:table-cell>
          <table:table-cell office:value-type="float" office:value="0.47953" calcext:value-type="float">
            <text:p>0,47953</text:p>
          </table:table-cell>
          <table:table-cell office:value-type="float" office:value="0.490885" calcext:value-type="float">
            <text:p>0,490885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422771" calcext:value-type="float">
            <text:p>0,42277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019458" calcext:value-type="float">
            <text:p>-0,019458</text:p>
          </table:table-cell>
          <table:table-cell office:value-type="float" office:value="0.140756" calcext:value-type="float">
            <text:p>0,140756</text:p>
          </table:table-cell>
          <table:table-cell office:value-type="float" office:value="0.361485" calcext:value-type="float">
            <text:p>0,361485</text:p>
          </table:table-cell>
          <table:table-cell office:value-type="float" office:value="0.415826" calcext:value-type="float">
            <text:p>0,415826</text:p>
          </table:table-cell>
          <table:table-cell office:value-type="float" office:value="0.428506" calcext:value-type="float">
            <text:p>0,428506</text:p>
          </table:table-cell>
          <table:table-cell office:value-type="float" office:value="0.440497" calcext:value-type="float">
            <text:p>0,440497</text:p>
          </table:table-cell>
          <table:table-cell office:value-type="float" office:value="0.450802" calcext:value-type="float">
            <text:p>0,450802</text:p>
          </table:table-cell>
          <table:table-cell office:value-type="float" office:value="0.460414" calcext:value-type="float">
            <text:p>0,460414</text:p>
          </table:table-cell>
          <table:table-cell office:value-type="float" office:value="0.470296" calcext:value-type="float">
            <text:p>0,470296</text:p>
          </table:table-cell>
          <table:table-cell office:value-type="float" office:value="0.479512" calcext:value-type="float">
            <text:p>0,479512</text:p>
          </table:table-cell>
          <table:table-cell office:value-type="float" office:value="0.492615" calcext:value-type="float">
            <text:p>0,492615</text:p>
          </table:table-cell>
          <table:table-cell office:value-type="float" office:value="0.512118" calcext:value-type="float">
            <text:p>0,512118</text:p>
          </table:table-cell>
          <table:table-cell office:value-type="float" office:value="0.414071" calcext:value-type="float">
            <text:p>0,41407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019458" calcext:value-type="float">
            <text:p>-0,019458</text:p>
          </table:table-cell>
          <table:table-cell office:value-type="float" office:value="0.206583" calcext:value-type="float">
            <text:p>0,206583</text:p>
          </table:table-cell>
          <table:table-cell office:value-type="float" office:value="0.399189" calcext:value-type="float">
            <text:p>0,399189</text:p>
          </table:table-cell>
          <table:table-cell office:value-type="float" office:value="0.415205" calcext:value-type="float">
            <text:p>0,415205</text:p>
          </table:table-cell>
          <table:table-cell office:value-type="float" office:value="0.425281" calcext:value-type="float">
            <text:p>0,425281</text:p>
          </table:table-cell>
          <table:table-cell office:value-type="float" office:value="0.439051" calcext:value-type="float">
            <text:p>0,439051</text:p>
          </table:table-cell>
          <table:table-cell office:value-type="float" office:value="0.453696" calcext:value-type="float">
            <text:p>0,453696</text:p>
          </table:table-cell>
          <table:table-cell office:value-type="float" office:value="0.463151" calcext:value-type="float">
            <text:p>0,463151</text:p>
          </table:table-cell>
          <table:table-cell office:value-type="float" office:value="0.47403" calcext:value-type="float">
            <text:p>0,47403</text:p>
          </table:table-cell>
          <table:table-cell office:value-type="float" office:value="0.480564" calcext:value-type="float">
            <text:p>0,480564</text:p>
          </table:table-cell>
          <table:table-cell office:value-type="float" office:value="0.499258" calcext:value-type="float">
            <text:p>0,499258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25601" calcext:value-type="float">
            <text:p>0,42560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11351" calcext:value-type="float">
            <text:p>0,011351</text:p>
          </table:table-cell>
          <table:table-cell office:value-type="float" office:value="0.241612" calcext:value-type="float">
            <text:p>0,241612</text:p>
          </table:table-cell>
          <table:table-cell office:value-type="float" office:value="0.399099" calcext:value-type="float">
            <text:p>0,399099</text:p>
          </table:table-cell>
          <table:table-cell office:value-type="float" office:value="0.411942" calcext:value-type="float">
            <text:p>0,411942</text:p>
          </table:table-cell>
          <table:table-cell office:value-type="float" office:value="0.423898" calcext:value-type="float">
            <text:p>0,423898</text:p>
          </table:table-cell>
          <table:table-cell office:value-type="float" office:value="0.436323" calcext:value-type="float">
            <text:p>0,436323</text:p>
          </table:table-cell>
          <table:table-cell office:value-type="float" office:value="0.450408" calcext:value-type="float">
            <text:p>0,450408</text:p>
          </table:table-cell>
          <table:table-cell office:value-type="float" office:value="0.460833" calcext:value-type="float">
            <text:p>0,460833</text:p>
          </table:table-cell>
          <table:table-cell office:value-type="float" office:value="0.471978" calcext:value-type="float">
            <text:p>0,471978</text:p>
          </table:table-cell>
          <table:table-cell office:value-type="float" office:value="0.480024" calcext:value-type="float">
            <text:p>0,480024</text:p>
          </table:table-cell>
          <table:table-cell office:value-type="float" office:value="0.494172" calcext:value-type="float">
            <text:p>0,494172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27029" calcext:value-type="float">
            <text:p>0,42702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11351" calcext:value-type="float">
            <text:p>0,011351</text:p>
          </table:table-cell>
          <table:table-cell office:value-type="float" office:value="0.233298" calcext:value-type="float">
            <text:p>0,233298</text:p>
          </table:table-cell>
          <table:table-cell office:value-type="float" office:value="0.396109" calcext:value-type="float">
            <text:p>0,396109</text:p>
          </table:table-cell>
          <table:table-cell office:value-type="float" office:value="0.407816" calcext:value-type="float">
            <text:p>0,407816</text:p>
          </table:table-cell>
          <table:table-cell office:value-type="float" office:value="0.420776" calcext:value-type="float">
            <text:p>0,420776</text:p>
          </table:table-cell>
          <table:table-cell office:value-type="float" office:value="0.430895" calcext:value-type="float">
            <text:p>0,430895</text:p>
          </table:table-cell>
          <table:table-cell office:value-type="float" office:value="0.446639" calcext:value-type="float">
            <text:p>0,446639</text:p>
          </table:table-cell>
          <table:table-cell office:value-type="float" office:value="0.458541" calcext:value-type="float">
            <text:p>0,458541</text:p>
          </table:table-cell>
          <table:table-cell office:value-type="float" office:value="0.469834" calcext:value-type="float">
            <text:p>0,469834</text:p>
          </table:table-cell>
          <table:table-cell office:value-type="float" office:value="0.479631" calcext:value-type="float">
            <text:p>0,479631</text:p>
          </table:table-cell>
          <table:table-cell office:value-type="float" office:value="0.490738" calcext:value-type="float">
            <text:p>0,490738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23428" calcext:value-type="float">
            <text:p>0,42342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007863" calcext:value-type="float">
            <text:p>-0,007863</text:p>
          </table:table-cell>
          <table:table-cell office:value-type="float" office:value="0.233678" calcext:value-type="float">
            <text:p>0,233678</text:p>
          </table:table-cell>
          <table:table-cell office:value-type="float" office:value="0.402577" calcext:value-type="float">
            <text:p>0,402577</text:p>
          </table:table-cell>
          <table:table-cell office:value-type="float" office:value="0.412145" calcext:value-type="float">
            <text:p>0,412145</text:p>
          </table:table-cell>
          <table:table-cell office:value-type="float" office:value="0.422919" calcext:value-type="float">
            <text:p>0,422919</text:p>
          </table:table-cell>
          <table:table-cell office:value-type="float" office:value="0.435513" calcext:value-type="float">
            <text:p>0,435513</text:p>
          </table:table-cell>
          <table:table-cell office:value-type="float" office:value="0.453953" calcext:value-type="float">
            <text:p>0,453953</text:p>
          </table:table-cell>
          <table:table-cell office:value-type="float" office:value="0.463985" calcext:value-type="float">
            <text:p>0,463985</text:p>
          </table:table-cell>
          <table:table-cell office:value-type="float" office:value="0.47408" calcext:value-type="float">
            <text:p>0,47408</text:p>
          </table:table-cell>
          <table:table-cell office:value-type="float" office:value="0.480118" calcext:value-type="float">
            <text:p>0,480118</text:p>
          </table:table-cell>
          <table:table-cell office:value-type="float" office:value="0.491561" calcext:value-type="float">
            <text:p>0,491561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27053" calcext:value-type="float">
            <text:p>0,42705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007863" calcext:value-type="float">
            <text:p>-0,007863</text:p>
          </table:table-cell>
          <table:table-cell office:value-type="float" office:value="0.247526" calcext:value-type="float">
            <text:p>0,247526</text:p>
          </table:table-cell>
          <table:table-cell office:value-type="float" office:value="0.402766" calcext:value-type="float">
            <text:p>0,402766</text:p>
          </table:table-cell>
          <table:table-cell office:value-type="float" office:value="0.412834" calcext:value-type="float">
            <text:p>0,412834</text:p>
          </table:table-cell>
          <table:table-cell office:value-type="float" office:value="0.423507" calcext:value-type="float">
            <text:p>0,423507</text:p>
          </table:table-cell>
          <table:table-cell office:value-type="float" office:value="0.435396" calcext:value-type="float">
            <text:p>0,435396</text:p>
          </table:table-cell>
          <table:table-cell office:value-type="float" office:value="0.451249" calcext:value-type="float">
            <text:p>0,451249</text:p>
          </table:table-cell>
          <table:table-cell office:value-type="float" office:value="0.460826" calcext:value-type="float">
            <text:p>0,460826</text:p>
          </table:table-cell>
          <table:table-cell office:value-type="float" office:value="0.47066" calcext:value-type="float">
            <text:p>0,47066</text:p>
          </table:table-cell>
          <table:table-cell office:value-type="float" office:value="0.479559" calcext:value-type="float">
            <text:p>0,479559</text:p>
          </table:table-cell>
          <table:table-cell office:value-type="float" office:value="0.491565" calcext:value-type="float">
            <text:p>0,491565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27589" calcext:value-type="float">
            <text:p>0,42758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9235" calcext:value-type="float">
            <text:p>0,009235</text:p>
          </table:table-cell>
          <table:table-cell office:value-type="float" office:value="0.274712" calcext:value-type="float">
            <text:p>0,274712</text:p>
          </table:table-cell>
          <table:table-cell office:value-type="float" office:value="0.403071" calcext:value-type="float">
            <text:p>0,403071</text:p>
          </table:table-cell>
          <table:table-cell office:value-type="float" office:value="0.410419" calcext:value-type="float">
            <text:p>0,410419</text:p>
          </table:table-cell>
          <table:table-cell office:value-type="float" office:value="0.420505" calcext:value-type="float">
            <text:p>0,420505</text:p>
          </table:table-cell>
          <table:table-cell office:value-type="float" office:value="0.430191" calcext:value-type="float">
            <text:p>0,430191</text:p>
          </table:table-cell>
          <table:table-cell office:value-type="float" office:value="0.448904" calcext:value-type="float">
            <text:p>0,448904</text:p>
          </table:table-cell>
          <table:table-cell office:value-type="float" office:value="0.459874" calcext:value-type="float">
            <text:p>0,459874</text:p>
          </table:table-cell>
          <table:table-cell office:value-type="float" office:value="0.472116" calcext:value-type="float">
            <text:p>0,472116</text:p>
          </table:table-cell>
          <table:table-cell office:value-type="float" office:value="0.480119" calcext:value-type="float">
            <text:p>0,480119</text:p>
          </table:table-cell>
          <table:table-cell office:value-type="float" office:value="0.493935" calcext:value-type="float">
            <text:p>0,493935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29385" calcext:value-type="float">
            <text:p>0,42938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9235" calcext:value-type="float">
            <text:p>0,009235</text:p>
          </table:table-cell>
          <table:table-cell office:value-type="float" office:value="0.288684" calcext:value-type="float">
            <text:p>0,288684</text:p>
          </table:table-cell>
          <table:table-cell office:value-type="float" office:value="0.40352" calcext:value-type="float">
            <text:p>0,40352</text:p>
          </table:table-cell>
          <table:table-cell office:value-type="float" office:value="0.412768" calcext:value-type="float">
            <text:p>0,412768</text:p>
          </table:table-cell>
          <table:table-cell office:value-type="float" office:value="0.423231" calcext:value-type="float">
            <text:p>0,423231</text:p>
          </table:table-cell>
          <table:table-cell office:value-type="float" office:value="0.434745" calcext:value-type="float">
            <text:p>0,434745</text:p>
          </table:table-cell>
          <table:table-cell office:value-type="float" office:value="0.450201" calcext:value-type="float">
            <text:p>0,450201</text:p>
          </table:table-cell>
          <table:table-cell office:value-type="float" office:value="0.459463" calcext:value-type="float">
            <text:p>0,459463</text:p>
          </table:table-cell>
          <table:table-cell office:value-type="float" office:value="0.469494" calcext:value-type="float">
            <text:p>0,469494</text:p>
          </table:table-cell>
          <table:table-cell office:value-type="float" office:value="0.479313" calcext:value-type="float">
            <text:p>0,479313</text:p>
          </table:table-cell>
          <table:table-cell office:value-type="float" office:value="0.491926" calcext:value-type="float">
            <text:p>0,491926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31334" calcext:value-type="float">
            <text:p>0,43133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11351" calcext:value-type="float">
            <text:p>0,011351</text:p>
          </table:table-cell>
          <table:table-cell office:value-type="float" office:value="0.266194" calcext:value-type="float">
            <text:p>0,266194</text:p>
          </table:table-cell>
          <table:table-cell office:value-type="float" office:value="0.399117" calcext:value-type="float">
            <text:p>0,399117</text:p>
          </table:table-cell>
          <table:table-cell office:value-type="float" office:value="0.409963" calcext:value-type="float">
            <text:p>0,409963</text:p>
          </table:table-cell>
          <table:table-cell office:value-type="float" office:value="0.420534" calcext:value-type="float">
            <text:p>0,420534</text:p>
          </table:table-cell>
          <table:table-cell office:value-type="float" office:value="0.43294" calcext:value-type="float">
            <text:p>0,43294</text:p>
          </table:table-cell>
          <table:table-cell office:value-type="float" office:value="0.449992" calcext:value-type="float">
            <text:p>0,449992</text:p>
          </table:table-cell>
          <table:table-cell office:value-type="float" office:value="0.4583" calcext:value-type="float">
            <text:p>0,4583</text:p>
          </table:table-cell>
          <table:table-cell office:value-type="float" office:value="0.465802" calcext:value-type="float">
            <text:p>0,465802</text:p>
          </table:table-cell>
          <table:table-cell office:value-type="float" office:value="0.477076" calcext:value-type="float">
            <text:p>0,477076</text:p>
          </table:table-cell>
          <table:table-cell office:value-type="float" office:value="0.490363" calcext:value-type="float">
            <text:p>0,490363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27028" calcext:value-type="float">
            <text:p>0,42702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38544" calcext:value-type="float">
            <text:p>0,038544</text:p>
          </table:table-cell>
          <table:table-cell office:value-type="float" office:value="0.293678" calcext:value-type="float">
            <text:p>0,293678</text:p>
          </table:table-cell>
          <table:table-cell office:value-type="float" office:value="0.403444" calcext:value-type="float">
            <text:p>0,403444</text:p>
          </table:table-cell>
          <table:table-cell office:value-type="float" office:value="0.415678" calcext:value-type="float">
            <text:p>0,415678</text:p>
          </table:table-cell>
          <table:table-cell office:value-type="float" office:value="0.426219" calcext:value-type="float">
            <text:p>0,426219</text:p>
          </table:table-cell>
          <table:table-cell office:value-type="float" office:value="0.444668" calcext:value-type="float">
            <text:p>0,444668</text:p>
          </table:table-cell>
          <table:table-cell office:value-type="float" office:value="0.455686" calcext:value-type="float">
            <text:p>0,455686</text:p>
          </table:table-cell>
          <table:table-cell office:value-type="float" office:value="0.462092" calcext:value-type="float">
            <text:p>0,462092</text:p>
          </table:table-cell>
          <table:table-cell office:value-type="float" office:value="0.470334" calcext:value-type="float">
            <text:p>0,470334</text:p>
          </table:table-cell>
          <table:table-cell office:value-type="float" office:value="0.479579" calcext:value-type="float">
            <text:p>0,479579</text:p>
          </table:table-cell>
          <table:table-cell office:value-type="float" office:value="0.494802" calcext:value-type="float">
            <text:p>0,494802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34618" calcext:value-type="float">
            <text:p>0,43461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1999" calcext:value-type="float">
            <text:p>0,061999</text:p>
          </table:table-cell>
          <table:table-cell office:value-type="float" office:value="0.279995" calcext:value-type="float">
            <text:p>0,279995</text:p>
          </table:table-cell>
          <table:table-cell office:value-type="float" office:value="0.406259" calcext:value-type="float">
            <text:p>0,406259</text:p>
          </table:table-cell>
          <table:table-cell office:value-type="float" office:value="0.418931" calcext:value-type="float">
            <text:p>0,418931</text:p>
          </table:table-cell>
          <table:table-cell office:value-type="float" office:value="0.427007" calcext:value-type="float">
            <text:p>0,427007</text:p>
          </table:table-cell>
          <table:table-cell office:value-type="float" office:value="0.442103" calcext:value-type="float">
            <text:p>0,442103</text:p>
          </table:table-cell>
          <table:table-cell office:value-type="float" office:value="0.456199" calcext:value-type="float">
            <text:p>0,456199</text:p>
          </table:table-cell>
          <table:table-cell office:value-type="float" office:value="0.46377" calcext:value-type="float">
            <text:p>0,46377</text:p>
          </table:table-cell>
          <table:table-cell office:value-type="float" office:value="0.471692" calcext:value-type="float">
            <text:p>0,471692</text:p>
          </table:table-cell>
          <table:table-cell office:value-type="float" office:value="0.480077" calcext:value-type="float">
            <text:p>0,480077</text:p>
          </table:table-cell>
          <table:table-cell office:value-type="float" office:value="0.490572" calcext:value-type="float">
            <text:p>0,490572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3366" calcext:value-type="float">
            <text:p>0,4336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61999" calcext:value-type="float">
            <text:p>0,061999</text:p>
          </table:table-cell>
          <table:table-cell office:value-type="float" office:value="0.326783" calcext:value-type="float">
            <text:p>0,326783</text:p>
          </table:table-cell>
          <table:table-cell office:value-type="float" office:value="0.408559" calcext:value-type="float">
            <text:p>0,408559</text:p>
          </table:table-cell>
          <table:table-cell office:value-type="float" office:value="0.421356" calcext:value-type="float">
            <text:p>0,421356</text:p>
          </table:table-cell>
          <table:table-cell office:value-type="float" office:value="0.43006" calcext:value-type="float">
            <text:p>0,43006</text:p>
          </table:table-cell>
          <table:table-cell office:value-type="float" office:value="0.444448" calcext:value-type="float">
            <text:p>0,444448</text:p>
          </table:table-cell>
          <table:table-cell office:value-type="float" office:value="0.454148" calcext:value-type="float">
            <text:p>0,454148</text:p>
          </table:table-cell>
          <table:table-cell office:value-type="float" office:value="0.461197" calcext:value-type="float">
            <text:p>0,461197</text:p>
          </table:table-cell>
          <table:table-cell office:value-type="float" office:value="0.468897" calcext:value-type="float">
            <text:p>0,468897</text:p>
          </table:table-cell>
          <table:table-cell office:value-type="float" office:value="0.478399" calcext:value-type="float">
            <text:p>0,478399</text:p>
          </table:table-cell>
          <table:table-cell office:value-type="float" office:value="0.488639" calcext:value-type="float">
            <text:p>0,488639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38249" calcext:value-type="float">
            <text:p>0,43824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4907" calcext:value-type="float">
            <text:p>0,084907</text:p>
          </table:table-cell>
          <table:table-cell office:value-type="float" office:value="0.342594" calcext:value-type="float">
            <text:p>0,342594</text:p>
          </table:table-cell>
          <table:table-cell office:value-type="float" office:value="0.409157" calcext:value-type="float">
            <text:p>0,409157</text:p>
          </table:table-cell>
          <table:table-cell office:value-type="float" office:value="0.42223" calcext:value-type="float">
            <text:p>0,42223</text:p>
          </table:table-cell>
          <table:table-cell office:value-type="float" office:value="0.43375" calcext:value-type="float">
            <text:p>0,43375</text:p>
          </table:table-cell>
          <table:table-cell office:value-type="float" office:value="0.447726" calcext:value-type="float">
            <text:p>0,447726</text:p>
          </table:table-cell>
          <table:table-cell office:value-type="float" office:value="0.45613" calcext:value-type="float">
            <text:p>0,45613</text:p>
          </table:table-cell>
          <table:table-cell office:value-type="float" office:value="0.461944" calcext:value-type="float">
            <text:p>0,461944</text:p>
          </table:table-cell>
          <table:table-cell office:value-type="float" office:value="0.468896" calcext:value-type="float">
            <text:p>0,468896</text:p>
          </table:table-cell>
          <table:table-cell office:value-type="float" office:value="0.476837" calcext:value-type="float">
            <text:p>0,476837</text:p>
          </table:table-cell>
          <table:table-cell office:value-type="float" office:value="0.487729" calcext:value-type="float">
            <text:p>0,487729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40699" calcext:value-type="float">
            <text:p>0,44069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69089" calcext:value-type="float">
            <text:p>0,069089</text:p>
          </table:table-cell>
          <table:table-cell office:value-type="float" office:value="0.354597" calcext:value-type="float">
            <text:p>0,354597</text:p>
          </table:table-cell>
          <table:table-cell office:value-type="float" office:value="0.4075" calcext:value-type="float">
            <text:p>0,4075</text:p>
          </table:table-cell>
          <table:table-cell office:value-type="float" office:value="0.420781" calcext:value-type="float">
            <text:p>0,420781</text:p>
          </table:table-cell>
          <table:table-cell office:value-type="float" office:value="0.432764" calcext:value-type="float">
            <text:p>0,432764</text:p>
          </table:table-cell>
          <table:table-cell office:value-type="float" office:value="0.446953" calcext:value-type="float">
            <text:p>0,446953</text:p>
          </table:table-cell>
          <table:table-cell office:value-type="float" office:value="0.454164" calcext:value-type="float">
            <text:p>0,454164</text:p>
          </table:table-cell>
          <table:table-cell office:value-type="float" office:value="0.461636" calcext:value-type="float">
            <text:p>0,461636</text:p>
          </table:table-cell>
          <table:table-cell office:value-type="float" office:value="0.469921" calcext:value-type="float">
            <text:p>0,469921</text:p>
          </table:table-cell>
          <table:table-cell office:value-type="float" office:value="0.478386" calcext:value-type="float">
            <text:p>0,478386</text:p>
          </table:table-cell>
          <table:table-cell office:value-type="float" office:value="0.487453" calcext:value-type="float">
            <text:p>0,487453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41415" calcext:value-type="float">
            <text:p>0,44141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27015" calcext:value-type="float">
            <text:p>0,127015</text:p>
          </table:table-cell>
          <table:table-cell office:value-type="float" office:value="0.355946" calcext:value-type="float">
            <text:p>0,355946</text:p>
          </table:table-cell>
          <table:table-cell office:value-type="float" office:value="0.411743" calcext:value-type="float">
            <text:p>0,411743</text:p>
          </table:table-cell>
          <table:table-cell office:value-type="float" office:value="0.42443" calcext:value-type="float">
            <text:p>0,42443</text:p>
          </table:table-cell>
          <table:table-cell office:value-type="float" office:value="0.43636" calcext:value-type="float">
            <text:p>0,43636</text:p>
          </table:table-cell>
          <table:table-cell office:value-type="float" office:value="0.447558" calcext:value-type="float">
            <text:p>0,447558</text:p>
          </table:table-cell>
          <table:table-cell office:value-type="float" office:value="0.455138" calcext:value-type="float">
            <text:p>0,455138</text:p>
          </table:table-cell>
          <table:table-cell office:value-type="float" office:value="0.461496" calcext:value-type="float">
            <text:p>0,461496</text:p>
          </table:table-cell>
          <table:table-cell office:value-type="float" office:value="0.469318" calcext:value-type="float">
            <text:p>0,469318</text:p>
          </table:table-cell>
          <table:table-cell office:value-type="float" office:value="0.47779" calcext:value-type="float">
            <text:p>0,47779</text:p>
          </table:table-cell>
          <table:table-cell office:value-type="float" office:value="0.486346" calcext:value-type="float">
            <text:p>0,486346</text:p>
          </table:table-cell>
          <table:table-cell office:value-type="float" office:value="0.512219" calcext:value-type="float">
            <text:p>0,512219</text:p>
          </table:table-cell>
          <table:table-cell office:value-type="float" office:value="0.442612" calcext:value-type="float">
            <text:p>0,44261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27015" calcext:value-type="float">
            <text:p>0,127015</text:p>
          </table:table-cell>
          <table:table-cell office:value-type="float" office:value="0.33273" calcext:value-type="float">
            <text:p>0,33273</text:p>
          </table:table-cell>
          <table:table-cell office:value-type="float" office:value="0.413545" calcext:value-type="float">
            <text:p>0,413545</text:p>
          </table:table-cell>
          <table:table-cell office:value-type="float" office:value="0.425749" calcext:value-type="float">
            <text:p>0,425749</text:p>
          </table:table-cell>
          <table:table-cell office:value-type="float" office:value="0.441847" calcext:value-type="float">
            <text:p>0,441847</text:p>
          </table:table-cell>
          <table:table-cell office:value-type="float" office:value="0.45022" calcext:value-type="float">
            <text:p>0,45022</text:p>
          </table:table-cell>
          <table:table-cell office:value-type="float" office:value="0.454971" calcext:value-type="float">
            <text:p>0,454971</text:p>
          </table:table-cell>
          <table:table-cell office:value-type="float" office:value="0.461534" calcext:value-type="float">
            <text:p>0,461534</text:p>
          </table:table-cell>
          <table:table-cell office:value-type="float" office:value="0.468865" calcext:value-type="float">
            <text:p>0,468865</text:p>
          </table:table-cell>
          <table:table-cell office:value-type="float" office:value="0.478137" calcext:value-type="float">
            <text:p>0,478137</text:p>
          </table:table-cell>
          <table:table-cell office:value-type="float" office:value="0.486962" calcext:value-type="float">
            <text:p>0,486962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1456" calcext:value-type="float">
            <text:p>0,44145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11351" calcext:value-type="float">
            <text:p>0,011351</text:p>
          </table:table-cell>
          <table:table-cell office:value-type="float" office:value="0.285004" calcext:value-type="float">
            <text:p>0,285004</text:p>
          </table:table-cell>
          <table:table-cell office:value-type="float" office:value="0.410194" calcext:value-type="float">
            <text:p>0,410194</text:p>
          </table:table-cell>
          <table:table-cell office:value-type="float" office:value="0.421257" calcext:value-type="float">
            <text:p>0,421257</text:p>
          </table:table-cell>
          <table:table-cell office:value-type="float" office:value="0.429688" calcext:value-type="float">
            <text:p>0,429688</text:p>
          </table:table-cell>
          <table:table-cell office:value-type="float" office:value="0.446298" calcext:value-type="float">
            <text:p>0,446298</text:p>
          </table:table-cell>
          <table:table-cell office:value-type="float" office:value="0.453551" calcext:value-type="float">
            <text:p>0,453551</text:p>
          </table:table-cell>
          <table:table-cell office:value-type="float" office:value="0.460269" calcext:value-type="float">
            <text:p>0,460269</text:p>
          </table:table-cell>
          <table:table-cell office:value-type="float" office:value="0.467478" calcext:value-type="float">
            <text:p>0,467478</text:p>
          </table:table-cell>
          <table:table-cell office:value-type="float" office:value="0.477027" calcext:value-type="float">
            <text:p>0,477027</text:p>
          </table:table-cell>
          <table:table-cell office:value-type="float" office:value="0.484984" calcext:value-type="float">
            <text:p>0,484984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33575" calcext:value-type="float">
            <text:p>0,43357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11351" calcext:value-type="float">
            <text:p>0,011351</text:p>
          </table:table-cell>
          <table:table-cell office:value-type="float" office:value="0.278224" calcext:value-type="float">
            <text:p>0,278224</text:p>
          </table:table-cell>
          <table:table-cell office:value-type="float" office:value="0.409015" calcext:value-type="float">
            <text:p>0,409015</text:p>
          </table:table-cell>
          <table:table-cell office:value-type="float" office:value="0.421632" calcext:value-type="float">
            <text:p>0,421632</text:p>
          </table:table-cell>
          <table:table-cell office:value-type="float" office:value="0.430236" calcext:value-type="float">
            <text:p>0,430236</text:p>
          </table:table-cell>
          <table:table-cell office:value-type="float" office:value="0.44481" calcext:value-type="float">
            <text:p>0,44481</text:p>
          </table:table-cell>
          <table:table-cell office:value-type="float" office:value="0.453111" calcext:value-type="float">
            <text:p>0,453111</text:p>
          </table:table-cell>
          <table:table-cell office:value-type="float" office:value="0.460572" calcext:value-type="float">
            <text:p>0,460572</text:p>
          </table:table-cell>
          <table:table-cell office:value-type="float" office:value="0.469229" calcext:value-type="float">
            <text:p>0,469229</text:p>
          </table:table-cell>
          <table:table-cell office:value-type="float" office:value="0.477987" calcext:value-type="float">
            <text:p>0,477987</text:p>
          </table:table-cell>
          <table:table-cell office:value-type="float" office:value="0.483825" calcext:value-type="float">
            <text:p>0,483825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32864" calcext:value-type="float">
            <text:p>0,43286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047265" calcext:value-type="float">
            <text:p>-0,047265</text:p>
          </table:table-cell>
          <table:table-cell office:value-type="float" office:value="0.322072" calcext:value-type="float">
            <text:p>0,322072</text:p>
          </table:table-cell>
          <table:table-cell office:value-type="float" office:value="0.410867" calcext:value-type="float">
            <text:p>0,410867</text:p>
          </table:table-cell>
          <table:table-cell office:value-type="float" office:value="0.422952" calcext:value-type="float">
            <text:p>0,422952</text:p>
          </table:table-cell>
          <table:table-cell office:value-type="float" office:value="0.432722" calcext:value-type="float">
            <text:p>0,432722</text:p>
          </table:table-cell>
          <table:table-cell office:value-type="float" office:value="0.447438" calcext:value-type="float">
            <text:p>0,447438</text:p>
          </table:table-cell>
          <table:table-cell office:value-type="float" office:value="0.45353" calcext:value-type="float">
            <text:p>0,45353</text:p>
          </table:table-cell>
          <table:table-cell office:value-type="float" office:value="0.460401" calcext:value-type="float">
            <text:p>0,460401</text:p>
          </table:table-cell>
          <table:table-cell office:value-type="float" office:value="0.468009" calcext:value-type="float">
            <text:p>0,468009</text:p>
          </table:table-cell>
          <table:table-cell office:value-type="float" office:value="0.478348" calcext:value-type="float">
            <text:p>0,478348</text:p>
          </table:table-cell>
          <table:table-cell office:value-type="float" office:value="0.487906" calcext:value-type="float">
            <text:p>0,487906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38425" calcext:value-type="float">
            <text:p>0,43842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047265" calcext:value-type="float">
            <text:p>-0,047265</text:p>
          </table:table-cell>
          <table:table-cell office:value-type="float" office:value="0.322523" calcext:value-type="float">
            <text:p>0,322523</text:p>
          </table:table-cell>
          <table:table-cell office:value-type="float" office:value="0.41445" calcext:value-type="float">
            <text:p>0,41445</text:p>
          </table:table-cell>
          <table:table-cell office:value-type="float" office:value="0.425018" calcext:value-type="float">
            <text:p>0,425018</text:p>
          </table:table-cell>
          <table:table-cell office:value-type="float" office:value="0.438844" calcext:value-type="float">
            <text:p>0,438844</text:p>
          </table:table-cell>
          <table:table-cell office:value-type="float" office:value="0.449651" calcext:value-type="float">
            <text:p>0,449651</text:p>
          </table:table-cell>
          <table:table-cell office:value-type="float" office:value="0.45467" calcext:value-type="float">
            <text:p>0,45467</text:p>
          </table:table-cell>
          <table:table-cell office:value-type="float" office:value="0.463008" calcext:value-type="float">
            <text:p>0,463008</text:p>
          </table:table-cell>
          <table:table-cell office:value-type="float" office:value="0.470161" calcext:value-type="float">
            <text:p>0,470161</text:p>
          </table:table-cell>
          <table:table-cell office:value-type="float" office:value="0.479441" calcext:value-type="float">
            <text:p>0,479441</text:p>
          </table:table-cell>
          <table:table-cell office:value-type="float" office:value="0.489491" calcext:value-type="float">
            <text:p>0,489491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0726" calcext:value-type="float">
            <text:p>0,44072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8731" calcext:value-type="float">
            <text:p>0,068731</text:p>
          </table:table-cell>
          <table:table-cell office:value-type="float" office:value="0.346791" calcext:value-type="float">
            <text:p>0,346791</text:p>
          </table:table-cell>
          <table:table-cell office:value-type="float" office:value="0.40836" calcext:value-type="float">
            <text:p>0,40836</text:p>
          </table:table-cell>
          <table:table-cell office:value-type="float" office:value="0.421959" calcext:value-type="float">
            <text:p>0,421959</text:p>
          </table:table-cell>
          <table:table-cell office:value-type="float" office:value="0.437558" calcext:value-type="float">
            <text:p>0,437558</text:p>
          </table:table-cell>
          <table:table-cell office:value-type="float" office:value="0.449512" calcext:value-type="float">
            <text:p>0,449512</text:p>
          </table:table-cell>
          <table:table-cell office:value-type="float" office:value="0.45489" calcext:value-type="float">
            <text:p>0,45489</text:p>
          </table:table-cell>
          <table:table-cell office:value-type="float" office:value="0.463708" calcext:value-type="float">
            <text:p>0,463708</text:p>
          </table:table-cell>
          <table:table-cell office:value-type="float" office:value="0.469875" calcext:value-type="float">
            <text:p>0,469875</text:p>
          </table:table-cell>
          <table:table-cell office:value-type="float" office:value="0.478826" calcext:value-type="float">
            <text:p>0,478826</text:p>
          </table:table-cell>
          <table:table-cell office:value-type="float" office:value="0.486078" calcext:value-type="float">
            <text:p>0,486078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1756" calcext:value-type="float">
            <text:p>0,44175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86974" calcext:value-type="float">
            <text:p>0,186974</text:p>
          </table:table-cell>
          <table:table-cell office:value-type="float" office:value="0.379837" calcext:value-type="float">
            <text:p>0,379837</text:p>
          </table:table-cell>
          <table:table-cell office:value-type="float" office:value="0.414668" calcext:value-type="float">
            <text:p>0,414668</text:p>
          </table:table-cell>
          <table:table-cell office:value-type="float" office:value="0.423944" calcext:value-type="float">
            <text:p>0,423944</text:p>
          </table:table-cell>
          <table:table-cell office:value-type="float" office:value="0.439149" calcext:value-type="float">
            <text:p>0,439149</text:p>
          </table:table-cell>
          <table:table-cell office:value-type="float" office:value="0.45086" calcext:value-type="float">
            <text:p>0,45086</text:p>
          </table:table-cell>
          <table:table-cell office:value-type="float" office:value="0.455824" calcext:value-type="float">
            <text:p>0,455824</text:p>
          </table:table-cell>
          <table:table-cell office:value-type="float" office:value="0.464428" calcext:value-type="float">
            <text:p>0,464428</text:p>
          </table:table-cell>
          <table:table-cell office:value-type="float" office:value="0.473161" calcext:value-type="float">
            <text:p>0,473161</text:p>
          </table:table-cell>
          <table:table-cell office:value-type="float" office:value="0.480201" calcext:value-type="float">
            <text:p>0,480201</text:p>
          </table:table-cell>
          <table:table-cell office:value-type="float" office:value="0.487861" calcext:value-type="float">
            <text:p>0,487861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6993" calcext:value-type="float">
            <text:p>0,44699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42807" calcext:value-type="float">
            <text:p>0,042807</text:p>
          </table:table-cell>
          <table:table-cell office:value-type="float" office:value="0.373944" calcext:value-type="float">
            <text:p>0,373944</text:p>
          </table:table-cell>
          <table:table-cell office:value-type="float" office:value="0.412757" calcext:value-type="float">
            <text:p>0,412757</text:p>
          </table:table-cell>
          <table:table-cell office:value-type="float" office:value="0.423406" calcext:value-type="float">
            <text:p>0,423406</text:p>
          </table:table-cell>
          <table:table-cell office:value-type="float" office:value="0.43465" calcext:value-type="float">
            <text:p>0,43465</text:p>
          </table:table-cell>
          <table:table-cell office:value-type="float" office:value="0.447982" calcext:value-type="float">
            <text:p>0,447982</text:p>
          </table:table-cell>
          <table:table-cell office:value-type="float" office:value="0.454352" calcext:value-type="float">
            <text:p>0,454352</text:p>
          </table:table-cell>
          <table:table-cell office:value-type="float" office:value="0.462609" calcext:value-type="float">
            <text:p>0,462609</text:p>
          </table:table-cell>
          <table:table-cell office:value-type="float" office:value="0.470482" calcext:value-type="float">
            <text:p>0,470482</text:p>
          </table:table-cell>
          <table:table-cell office:value-type="float" office:value="0.479738" calcext:value-type="float">
            <text:p>0,479738</text:p>
          </table:table-cell>
          <table:table-cell office:value-type="float" office:value="0.490348" calcext:value-type="float">
            <text:p>0,490348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5027" calcext:value-type="float">
            <text:p>0,44502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8447" calcext:value-type="float">
            <text:p>0,18447</text:p>
          </table:table-cell>
          <table:table-cell office:value-type="float" office:value="0.374476" calcext:value-type="float">
            <text:p>0,374476</text:p>
          </table:table-cell>
          <table:table-cell office:value-type="float" office:value="0.410576" calcext:value-type="float">
            <text:p>0,410576</text:p>
          </table:table-cell>
          <table:table-cell office:value-type="float" office:value="0.425028" calcext:value-type="float">
            <text:p>0,425028</text:p>
          </table:table-cell>
          <table:table-cell office:value-type="float" office:value="0.440998" calcext:value-type="float">
            <text:p>0,440998</text:p>
          </table:table-cell>
          <table:table-cell office:value-type="float" office:value="0.449724" calcext:value-type="float">
            <text:p>0,449724</text:p>
          </table:table-cell>
          <table:table-cell office:value-type="float" office:value="0.454745" calcext:value-type="float">
            <text:p>0,454745</text:p>
          </table:table-cell>
          <table:table-cell office:value-type="float" office:value="0.462507" calcext:value-type="float">
            <text:p>0,462507</text:p>
          </table:table-cell>
          <table:table-cell office:value-type="float" office:value="0.471772" calcext:value-type="float">
            <text:p>0,471772</text:p>
          </table:table-cell>
          <table:table-cell office:value-type="float" office:value="0.48018" calcext:value-type="float">
            <text:p>0,48018</text:p>
          </table:table-cell>
          <table:table-cell office:value-type="float" office:value="0.492321" calcext:value-type="float">
            <text:p>0,492321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6233" calcext:value-type="float">
            <text:p>0,44623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6349" calcext:value-type="float">
            <text:p>0,076349</text:p>
          </table:table-cell>
          <table:table-cell office:value-type="float" office:value="0.367003" calcext:value-type="float">
            <text:p>0,367003</text:p>
          </table:table-cell>
          <table:table-cell office:value-type="float" office:value="0.40748" calcext:value-type="float">
            <text:p>0,40748</text:p>
          </table:table-cell>
          <table:table-cell office:value-type="float" office:value="0.423735" calcext:value-type="float">
            <text:p>0,423735</text:p>
          </table:table-cell>
          <table:table-cell office:value-type="float" office:value="0.437598" calcext:value-type="float">
            <text:p>0,437598</text:p>
          </table:table-cell>
          <table:table-cell office:value-type="float" office:value="0.448086" calcext:value-type="float">
            <text:p>0,448086</text:p>
          </table:table-cell>
          <table:table-cell office:value-type="float" office:value="0.453892" calcext:value-type="float">
            <text:p>0,453892</text:p>
          </table:table-cell>
          <table:table-cell office:value-type="float" office:value="0.461638" calcext:value-type="float">
            <text:p>0,461638</text:p>
          </table:table-cell>
          <table:table-cell office:value-type="float" office:value="0.470117" calcext:value-type="float">
            <text:p>0,470117</text:p>
          </table:table-cell>
          <table:table-cell office:value-type="float" office:value="0.479966" calcext:value-type="float">
            <text:p>0,479966</text:p>
          </table:table-cell>
          <table:table-cell office:value-type="float" office:value="0.494338" calcext:value-type="float">
            <text:p>0,494338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4385" calcext:value-type="float">
            <text:p>0,44438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76349" calcext:value-type="float">
            <text:p>0,076349</text:p>
          </table:table-cell>
          <table:table-cell office:value-type="float" office:value="0.347381" calcext:value-type="float">
            <text:p>0,347381</text:p>
          </table:table-cell>
          <table:table-cell office:value-type="float" office:value="0.407563" calcext:value-type="float">
            <text:p>0,407563</text:p>
          </table:table-cell>
          <table:table-cell office:value-type="float" office:value="0.42342" calcext:value-type="float">
            <text:p>0,42342</text:p>
          </table:table-cell>
          <table:table-cell office:value-type="float" office:value="0.438069" calcext:value-type="float">
            <text:p>0,438069</text:p>
          </table:table-cell>
          <table:table-cell office:value-type="float" office:value="0.447603" calcext:value-type="float">
            <text:p>0,447603</text:p>
          </table:table-cell>
          <table:table-cell office:value-type="float" office:value="0.453606" calcext:value-type="float">
            <text:p>0,453606</text:p>
          </table:table-cell>
          <table:table-cell office:value-type="float" office:value="0.461265" calcext:value-type="float">
            <text:p>0,461265</text:p>
          </table:table-cell>
          <table:table-cell office:value-type="float" office:value="0.46888" calcext:value-type="float">
            <text:p>0,46888</text:p>
          </table:table-cell>
          <table:table-cell office:value-type="float" office:value="0.479488" calcext:value-type="float">
            <text:p>0,479488</text:p>
          </table:table-cell>
          <table:table-cell office:value-type="float" office:value="0.494358" calcext:value-type="float">
            <text:p>0,494358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2163" calcext:value-type="float">
            <text:p>0,44216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68731" calcext:value-type="float">
            <text:p>0,068731</text:p>
          </table:table-cell>
          <table:table-cell office:value-type="float" office:value="0.337635" calcext:value-type="float">
            <text:p>0,337635</text:p>
          </table:table-cell>
          <table:table-cell office:value-type="float" office:value="0.405574" calcext:value-type="float">
            <text:p>0,405574</text:p>
          </table:table-cell>
          <table:table-cell office:value-type="float" office:value="0.419671" calcext:value-type="float">
            <text:p>0,419671</text:p>
          </table:table-cell>
          <table:table-cell office:value-type="float" office:value="0.429079" calcext:value-type="float">
            <text:p>0,429079</text:p>
          </table:table-cell>
          <table:table-cell office:value-type="float" office:value="0.444899" calcext:value-type="float">
            <text:p>0,444899</text:p>
          </table:table-cell>
          <table:table-cell office:value-type="float" office:value="0.452709" calcext:value-type="float">
            <text:p>0,452709</text:p>
          </table:table-cell>
          <table:table-cell office:value-type="float" office:value="0.459626" calcext:value-type="float">
            <text:p>0,459626</text:p>
          </table:table-cell>
          <table:table-cell office:value-type="float" office:value="0.467883" calcext:value-type="float">
            <text:p>0,467883</text:p>
          </table:table-cell>
          <table:table-cell office:value-type="float" office:value="0.477354" calcext:value-type="float">
            <text:p>0,477354</text:p>
          </table:table-cell>
          <table:table-cell office:value-type="float" office:value="0.490573" calcext:value-type="float">
            <text:p>0,490573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385" calcext:value-type="float">
            <text:p>0,438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67912" calcext:value-type="float">
            <text:p>0,167912</text:p>
          </table:table-cell>
          <table:table-cell office:value-type="float" office:value="0.316213" calcext:value-type="float">
            <text:p>0,316213</text:p>
          </table:table-cell>
          <table:table-cell office:value-type="float" office:value="0.405483" calcext:value-type="float">
            <text:p>0,405483</text:p>
          </table:table-cell>
          <table:table-cell office:value-type="float" office:value="0.419018" calcext:value-type="float">
            <text:p>0,419018</text:p>
          </table:table-cell>
          <table:table-cell office:value-type="float" office:value="0.427473" calcext:value-type="float">
            <text:p>0,427473</text:p>
          </table:table-cell>
          <table:table-cell office:value-type="float" office:value="0.443866" calcext:value-type="float">
            <text:p>0,443866</text:p>
          </table:table-cell>
          <table:table-cell office:value-type="float" office:value="0.452732" calcext:value-type="float">
            <text:p>0,452732</text:p>
          </table:table-cell>
          <table:table-cell office:value-type="float" office:value="0.461395" calcext:value-type="float">
            <text:p>0,461395</text:p>
          </table:table-cell>
          <table:table-cell office:value-type="float" office:value="0.469775" calcext:value-type="float">
            <text:p>0,469775</text:p>
          </table:table-cell>
          <table:table-cell office:value-type="float" office:value="0.479849" calcext:value-type="float">
            <text:p>0,479849</text:p>
          </table:table-cell>
          <table:table-cell office:value-type="float" office:value="0.492177" calcext:value-type="float">
            <text:p>0,492177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36798" calcext:value-type="float">
            <text:p>0,43679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66362" calcext:value-type="float">
            <text:p>0,066362</text:p>
          </table:table-cell>
          <table:table-cell office:value-type="float" office:value="0.288944" calcext:value-type="float">
            <text:p>0,288944</text:p>
          </table:table-cell>
          <table:table-cell office:value-type="float" office:value="0.406524" calcext:value-type="float">
            <text:p>0,406524</text:p>
          </table:table-cell>
          <table:table-cell office:value-type="float" office:value="0.420463" calcext:value-type="float">
            <text:p>0,420463</text:p>
          </table:table-cell>
          <table:table-cell office:value-type="float" office:value="0.429819" calcext:value-type="float">
            <text:p>0,429819</text:p>
          </table:table-cell>
          <table:table-cell office:value-type="float" office:value="0.446224" calcext:value-type="float">
            <text:p>0,446224</text:p>
          </table:table-cell>
          <table:table-cell office:value-type="float" office:value="0.455275" calcext:value-type="float">
            <text:p>0,455275</text:p>
          </table:table-cell>
          <table:table-cell office:value-type="float" office:value="0.463459" calcext:value-type="float">
            <text:p>0,463459</text:p>
          </table:table-cell>
          <table:table-cell office:value-type="float" office:value="0.474241" calcext:value-type="float">
            <text:p>0,474241</text:p>
          </table:table-cell>
          <table:table-cell office:value-type="float" office:value="0.480226" calcext:value-type="float">
            <text:p>0,480226</text:p>
          </table:table-cell>
          <table:table-cell office:value-type="float" office:value="0.497419" calcext:value-type="float">
            <text:p>0,497419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36259" calcext:value-type="float">
            <text:p>0,43625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66362" calcext:value-type="float">
            <text:p>0,066362</text:p>
          </table:table-cell>
          <table:table-cell office:value-type="float" office:value="0.292088" calcext:value-type="float">
            <text:p>0,292088</text:p>
          </table:table-cell>
          <table:table-cell office:value-type="float" office:value="0.407767" calcext:value-type="float">
            <text:p>0,407767</text:p>
          </table:table-cell>
          <table:table-cell office:value-type="float" office:value="0.422048" calcext:value-type="float">
            <text:p>0,422048</text:p>
          </table:table-cell>
          <table:table-cell office:value-type="float" office:value="0.431236" calcext:value-type="float">
            <text:p>0,431236</text:p>
          </table:table-cell>
          <table:table-cell office:value-type="float" office:value="0.444614" calcext:value-type="float">
            <text:p>0,444614</text:p>
          </table:table-cell>
          <table:table-cell office:value-type="float" office:value="0.45138" calcext:value-type="float">
            <text:p>0,45138</text:p>
          </table:table-cell>
          <table:table-cell office:value-type="float" office:value="0.460156" calcext:value-type="float">
            <text:p>0,460156</text:p>
          </table:table-cell>
          <table:table-cell office:value-type="float" office:value="0.470314" calcext:value-type="float">
            <text:p>0,470314</text:p>
          </table:table-cell>
          <table:table-cell office:value-type="float" office:value="0.479756" calcext:value-type="float">
            <text:p>0,479756</text:p>
          </table:table-cell>
          <table:table-cell office:value-type="float" office:value="0.492673" calcext:value-type="float">
            <text:p>0,492673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35203" calcext:value-type="float">
            <text:p>0,43520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66362" calcext:value-type="float">
            <text:p>0,066362</text:p>
          </table:table-cell>
          <table:table-cell office:value-type="float" office:value="0.311683" calcext:value-type="float">
            <text:p>0,311683</text:p>
          </table:table-cell>
          <table:table-cell office:value-type="float" office:value="0.408778" calcext:value-type="float">
            <text:p>0,408778</text:p>
          </table:table-cell>
          <table:table-cell office:value-type="float" office:value="0.422157" calcext:value-type="float">
            <text:p>0,422157</text:p>
          </table:table-cell>
          <table:table-cell office:value-type="float" office:value="0.429929" calcext:value-type="float">
            <text:p>0,429929</text:p>
          </table:table-cell>
          <table:table-cell office:value-type="float" office:value="0.444758" calcext:value-type="float">
            <text:p>0,444758</text:p>
          </table:table-cell>
          <table:table-cell office:value-type="float" office:value="0.454414" calcext:value-type="float">
            <text:p>0,454414</text:p>
          </table:table-cell>
          <table:table-cell office:value-type="float" office:value="0.463217" calcext:value-type="float">
            <text:p>0,463217</text:p>
          </table:table-cell>
          <table:table-cell office:value-type="float" office:value="0.474204" calcext:value-type="float">
            <text:p>0,474204</text:p>
          </table:table-cell>
          <table:table-cell office:value-type="float" office:value="0.480373" calcext:value-type="float">
            <text:p>0,480373</text:p>
          </table:table-cell>
          <table:table-cell office:value-type="float" office:value="0.49739" calcext:value-type="float">
            <text:p>0,49739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3869" calcext:value-type="float">
            <text:p>0,4386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12715" calcext:value-type="float">
            <text:p>0,112715</text:p>
          </table:table-cell>
          <table:table-cell office:value-type="float" office:value="0.303655" calcext:value-type="float">
            <text:p>0,303655</text:p>
          </table:table-cell>
          <table:table-cell office:value-type="float" office:value="0.415031" calcext:value-type="float">
            <text:p>0,415031</text:p>
          </table:table-cell>
          <table:table-cell office:value-type="float" office:value="0.424076" calcext:value-type="float">
            <text:p>0,424076</text:p>
          </table:table-cell>
          <table:table-cell office:value-type="float" office:value="0.435657" calcext:value-type="float">
            <text:p>0,435657</text:p>
          </table:table-cell>
          <table:table-cell office:value-type="float" office:value="0.44849" calcext:value-type="float">
            <text:p>0,44849</text:p>
          </table:table-cell>
          <table:table-cell office:value-type="float" office:value="0.457486" calcext:value-type="float">
            <text:p>0,457486</text:p>
          </table:table-cell>
          <table:table-cell office:value-type="float" office:value="0.465592" calcext:value-type="float">
            <text:p>0,465592</text:p>
          </table:table-cell>
          <table:table-cell office:value-type="float" office:value="0.474223" calcext:value-type="float">
            <text:p>0,474223</text:p>
          </table:table-cell>
          <table:table-cell office:value-type="float" office:value="0.480345" calcext:value-type="float">
            <text:p>0,480345</text:p>
          </table:table-cell>
          <table:table-cell office:value-type="float" office:value="0.498336" calcext:value-type="float">
            <text:p>0,498336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0289" calcext:value-type="float">
            <text:p>0,44028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0467" calcext:value-type="float">
            <text:p>0,060467</text:p>
          </table:table-cell>
          <table:table-cell office:value-type="float" office:value="0.324979" calcext:value-type="float">
            <text:p>0,324979</text:p>
          </table:table-cell>
          <table:table-cell office:value-type="float" office:value="0.420269" calcext:value-type="float">
            <text:p>0,420269</text:p>
          </table:table-cell>
          <table:table-cell office:value-type="float" office:value="0.425011" calcext:value-type="float">
            <text:p>0,425011</text:p>
          </table:table-cell>
          <table:table-cell office:value-type="float" office:value="0.439603" calcext:value-type="float">
            <text:p>0,439603</text:p>
          </table:table-cell>
          <table:table-cell office:value-type="float" office:value="0.450244" calcext:value-type="float">
            <text:p>0,450244</text:p>
          </table:table-cell>
          <table:table-cell office:value-type="float" office:value="0.458187" calcext:value-type="float">
            <text:p>0,458187</text:p>
          </table:table-cell>
          <table:table-cell office:value-type="float" office:value="0.465038" calcext:value-type="float">
            <text:p>0,465038</text:p>
          </table:table-cell>
          <table:table-cell office:value-type="float" office:value="0.472572" calcext:value-type="float">
            <text:p>0,472572</text:p>
          </table:table-cell>
          <table:table-cell office:value-type="float" office:value="0.480175" calcext:value-type="float">
            <text:p>0,480175</text:p>
          </table:table-cell>
          <table:table-cell office:value-type="float" office:value="0.49814" calcext:value-type="float">
            <text:p>0,49814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3422" calcext:value-type="float">
            <text:p>0,44342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59198" calcext:value-type="float">
            <text:p>0,059198</text:p>
          </table:table-cell>
          <table:table-cell office:value-type="float" office:value="0.339753" calcext:value-type="float">
            <text:p>0,339753</text:p>
          </table:table-cell>
          <table:table-cell office:value-type="float" office:value="0.421128" calcext:value-type="float">
            <text:p>0,421128</text:p>
          </table:table-cell>
          <table:table-cell office:value-type="float" office:value="0.429143" calcext:value-type="float">
            <text:p>0,429143</text:p>
          </table:table-cell>
          <table:table-cell office:value-type="float" office:value="0.444749" calcext:value-type="float">
            <text:p>0,444749</text:p>
          </table:table-cell>
          <table:table-cell office:value-type="float" office:value="0.452973" calcext:value-type="float">
            <text:p>0,452973</text:p>
          </table:table-cell>
          <table:table-cell office:value-type="float" office:value="0.460729" calcext:value-type="float">
            <text:p>0,460729</text:p>
          </table:table-cell>
          <table:table-cell office:value-type="float" office:value="0.466145" calcext:value-type="float">
            <text:p>0,466145</text:p>
          </table:table-cell>
          <table:table-cell office:value-type="float" office:value="0.475507" calcext:value-type="float">
            <text:p>0,475507</text:p>
          </table:table-cell>
          <table:table-cell office:value-type="float" office:value="0.480251" calcext:value-type="float">
            <text:p>0,480251</text:p>
          </table:table-cell>
          <table:table-cell office:value-type="float" office:value="0.494153" calcext:value-type="float">
            <text:p>0,494153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6453" calcext:value-type="float">
            <text:p>0,44645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58805" calcext:value-type="float">
            <text:p>0,058805</text:p>
          </table:table-cell>
          <table:table-cell office:value-type="float" office:value="0.362301" calcext:value-type="float">
            <text:p>0,362301</text:p>
          </table:table-cell>
          <table:table-cell office:value-type="float" office:value="0.423058" calcext:value-type="float">
            <text:p>0,423058</text:p>
          </table:table-cell>
          <table:table-cell office:value-type="float" office:value="0.437372" calcext:value-type="float">
            <text:p>0,437372</text:p>
          </table:table-cell>
          <table:table-cell office:value-type="float" office:value="0.448587" calcext:value-type="float">
            <text:p>0,448587</text:p>
          </table:table-cell>
          <table:table-cell office:value-type="float" office:value="0.456981" calcext:value-type="float">
            <text:p>0,456981</text:p>
          </table:table-cell>
          <table:table-cell office:value-type="float" office:value="0.463121" calcext:value-type="float">
            <text:p>0,463121</text:p>
          </table:table-cell>
          <table:table-cell office:value-type="float" office:value="0.469359" calcext:value-type="float">
            <text:p>0,469359</text:p>
          </table:table-cell>
          <table:table-cell office:value-type="float" office:value="0.477832" calcext:value-type="float">
            <text:p>0,477832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492318" calcext:value-type="float">
            <text:p>0,492318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51118" calcext:value-type="float">
            <text:p>0,45111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58805" calcext:value-type="float">
            <text:p>0,058805</text:p>
          </table:table-cell>
          <table:table-cell office:value-type="float" office:value="0.358432" calcext:value-type="float">
            <text:p>0,358432</text:p>
          </table:table-cell>
          <table:table-cell office:value-type="float" office:value="0.421563" calcext:value-type="float">
            <text:p>0,421563</text:p>
          </table:table-cell>
          <table:table-cell office:value-type="float" office:value="0.439345" calcext:value-type="float">
            <text:p>0,439345</text:p>
          </table:table-cell>
          <table:table-cell office:value-type="float" office:value="0.451421" calcext:value-type="float">
            <text:p>0,451421</text:p>
          </table:table-cell>
          <table:table-cell office:value-type="float" office:value="0.460458" calcext:value-type="float">
            <text:p>0,460458</text:p>
          </table:table-cell>
          <table:table-cell office:value-type="float" office:value="0.4659" calcext:value-type="float">
            <text:p>0,4659</text:p>
          </table:table-cell>
          <table:table-cell office:value-type="float" office:value="0.47154" calcext:value-type="float">
            <text:p>0,47154</text:p>
          </table:table-cell>
          <table:table-cell office:value-type="float" office:value="0.47898" calcext:value-type="float">
            <text:p>0,47898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49248" calcext:value-type="float">
            <text:p>0,49248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52037" calcext:value-type="float">
            <text:p>0,45203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56515" calcext:value-type="float">
            <text:p>0,056515</text:p>
          </table:table-cell>
          <table:table-cell office:value-type="float" office:value="0.35782" calcext:value-type="float">
            <text:p>0,35782</text:p>
          </table:table-cell>
          <table:table-cell office:value-type="float" office:value="0.420946" calcext:value-type="float">
            <text:p>0,420946</text:p>
          </table:table-cell>
          <table:table-cell office:value-type="float" office:value="0.437437" calcext:value-type="float">
            <text:p>0,437437</text:p>
          </table:table-cell>
          <table:table-cell office:value-type="float" office:value="0.450851" calcext:value-type="float">
            <text:p>0,450851</text:p>
          </table:table-cell>
          <table:table-cell office:value-type="float" office:value="0.458343" calcext:value-type="float">
            <text:p>0,458343</text:p>
          </table:table-cell>
          <table:table-cell office:value-type="float" office:value="0.464195" calcext:value-type="float">
            <text:p>0,464195</text:p>
          </table:table-cell>
          <table:table-cell office:value-type="float" office:value="0.470402" calcext:value-type="float">
            <text:p>0,470402</text:p>
          </table:table-cell>
          <table:table-cell office:value-type="float" office:value="0.47866" calcext:value-type="float">
            <text:p>0,47866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493388" calcext:value-type="float">
            <text:p>0,493388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51229" calcext:value-type="float">
            <text:p>0,451229</text:p>
          </table:table-cell>
          <table:table-cell>
            <draw:frame draw:z-index="0" draw:style-name="gr1" draw:text-style-name="P1" svg:width="22.348cm" svg:height="12.57cm" svg:x="0.059cm" svg:y="-0.001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47265" calcext:value-type="float">
            <text:p>-0,047265</text:p>
          </table:table-cell>
          <table:table-cell office:value-type="float" office:value="0.341223" calcext:value-type="float">
            <text:p>0,341223</text:p>
          </table:table-cell>
          <table:table-cell office:value-type="float" office:value="0.414765" calcext:value-type="float">
            <text:p>0,414765</text:p>
          </table:table-cell>
          <table:table-cell office:value-type="float" office:value="0.42508" calcext:value-type="float">
            <text:p>0,42508</text:p>
          </table:table-cell>
          <table:table-cell office:value-type="float" office:value="0.440738" calcext:value-type="float">
            <text:p>0,440738</text:p>
          </table:table-cell>
          <table:table-cell office:value-type="float" office:value="0.449977" calcext:value-type="float">
            <text:p>0,449977</text:p>
          </table:table-cell>
          <table:table-cell office:value-type="float" office:value="0.457236" calcext:value-type="float">
            <text:p>0,457236</text:p>
          </table:table-cell>
          <table:table-cell office:value-type="float" office:value="0.465686" calcext:value-type="float">
            <text:p>0,465686</text:p>
          </table:table-cell>
          <table:table-cell office:value-type="float" office:value="0.474502" calcext:value-type="float">
            <text:p>0,474502</text:p>
          </table:table-cell>
          <table:table-cell office:value-type="float" office:value="0.480203" calcext:value-type="float">
            <text:p>0,480203</text:p>
          </table:table-cell>
          <table:table-cell office:value-type="float" office:value="0.490123" calcext:value-type="float">
            <text:p>0,490123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3953" calcext:value-type="float">
            <text:p>0,44395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44544" calcext:value-type="float">
            <text:p>0,044544</text:p>
          </table:table-cell>
          <table:table-cell office:value-type="float" office:value="0.323538" calcext:value-type="float">
            <text:p>0,323538</text:p>
          </table:table-cell>
          <table:table-cell office:value-type="float" office:value="0.41784" calcext:value-type="float">
            <text:p>0,41784</text:p>
          </table:table-cell>
          <table:table-cell office:value-type="float" office:value="0.429157" calcext:value-type="float">
            <text:p>0,429157</text:p>
          </table:table-cell>
          <table:table-cell office:value-type="float" office:value="0.443866" calcext:value-type="float">
            <text:p>0,443866</text:p>
          </table:table-cell>
          <table:table-cell office:value-type="float" office:value="0.450269" calcext:value-type="float">
            <text:p>0,450269</text:p>
          </table:table-cell>
          <table:table-cell office:value-type="float" office:value="0.457313" calcext:value-type="float">
            <text:p>0,457313</text:p>
          </table:table-cell>
          <table:table-cell office:value-type="float" office:value="0.465501" calcext:value-type="float">
            <text:p>0,465501</text:p>
          </table:table-cell>
          <table:table-cell office:value-type="float" office:value="0.473433" calcext:value-type="float">
            <text:p>0,473433</text:p>
          </table:table-cell>
          <table:table-cell office:value-type="float" office:value="0.480008" calcext:value-type="float">
            <text:p>0,480008</text:p>
          </table:table-cell>
          <table:table-cell office:value-type="float" office:value="0.491783" calcext:value-type="float">
            <text:p>0,491783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3271" calcext:value-type="float">
            <text:p>0,4432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58232" calcext:value-type="float">
            <text:p>0,058232</text:p>
          </table:table-cell>
          <table:table-cell office:value-type="float" office:value="0.31945" calcext:value-type="float">
            <text:p>0,31945</text:p>
          </table:table-cell>
          <table:table-cell office:value-type="float" office:value="0.416517" calcext:value-type="float">
            <text:p>0,416517</text:p>
          </table:table-cell>
          <table:table-cell office:value-type="float" office:value="0.429105" calcext:value-type="float">
            <text:p>0,429105</text:p>
          </table:table-cell>
          <table:table-cell office:value-type="float" office:value="0.445161" calcext:value-type="float">
            <text:p>0,445161</text:p>
          </table:table-cell>
          <table:table-cell office:value-type="float" office:value="0.451405" calcext:value-type="float">
            <text:p>0,451405</text:p>
          </table:table-cell>
          <table:table-cell office:value-type="float" office:value="0.462415" calcext:value-type="float">
            <text:p>0,462415</text:p>
          </table:table-cell>
          <table:table-cell office:value-type="float" office:value="0.469722" calcext:value-type="float">
            <text:p>0,469722</text:p>
          </table:table-cell>
          <table:table-cell office:value-type="float" office:value="0.477578" calcext:value-type="float">
            <text:p>0,477578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494439" calcext:value-type="float">
            <text:p>0,494439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4604" calcext:value-type="float">
            <text:p>0,44460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11351" calcext:value-type="float">
            <text:p>0,011351</text:p>
          </table:table-cell>
          <table:table-cell office:value-type="float" office:value="0.306744" calcext:value-type="float">
            <text:p>0,306744</text:p>
          </table:table-cell>
          <table:table-cell office:value-type="float" office:value="0.416741" calcext:value-type="float">
            <text:p>0,416741</text:p>
          </table:table-cell>
          <table:table-cell office:value-type="float" office:value="0.434015" calcext:value-type="float">
            <text:p>0,434015</text:p>
          </table:table-cell>
          <table:table-cell office:value-type="float" office:value="0.445652" calcext:value-type="float">
            <text:p>0,445652</text:p>
          </table:table-cell>
          <table:table-cell office:value-type="float" office:value="0.4496" calcext:value-type="float">
            <text:p>0,4496</text:p>
          </table:table-cell>
          <table:table-cell office:value-type="float" office:value="0.460561" calcext:value-type="float">
            <text:p>0,460561</text:p>
          </table:table-cell>
          <table:table-cell office:value-type="float" office:value="0.468333" calcext:value-type="float">
            <text:p>0,468333</text:p>
          </table:table-cell>
          <table:table-cell office:value-type="float" office:value="0.476407" calcext:value-type="float">
            <text:p>0,476407</text:p>
          </table:table-cell>
          <table:table-cell office:value-type="float" office:value="0.480315" calcext:value-type="float">
            <text:p>0,480315</text:p>
          </table:table-cell>
          <table:table-cell office:value-type="float" office:value="0.498746" calcext:value-type="float">
            <text:p>0,498746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3711" calcext:value-type="float">
            <text:p>0,44371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32072" calcext:value-type="float">
            <text:p>0,132072</text:p>
          </table:table-cell>
          <table:table-cell office:value-type="float" office:value="0.320682" calcext:value-type="float">
            <text:p>0,320682</text:p>
          </table:table-cell>
          <table:table-cell office:value-type="float" office:value="0.412313" calcext:value-type="float">
            <text:p>0,412313</text:p>
          </table:table-cell>
          <table:table-cell office:value-type="float" office:value="0.436288" calcext:value-type="float">
            <text:p>0,436288</text:p>
          </table:table-cell>
          <table:table-cell office:value-type="float" office:value="0.445447" calcext:value-type="float">
            <text:p>0,445447</text:p>
          </table:table-cell>
          <table:table-cell office:value-type="float" office:value="0.449592" calcext:value-type="float">
            <text:p>0,449592</text:p>
          </table:table-cell>
          <table:table-cell office:value-type="float" office:value="0.459858" calcext:value-type="float">
            <text:p>0,459858</text:p>
          </table:table-cell>
          <table:table-cell office:value-type="float" office:value="0.466299" calcext:value-type="float">
            <text:p>0,466299</text:p>
          </table:table-cell>
          <table:table-cell office:value-type="float" office:value="0.475037" calcext:value-type="float">
            <text:p>0,475037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496928" calcext:value-type="float">
            <text:p>0,496928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427" calcext:value-type="float">
            <text:p>0,4442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86974" calcext:value-type="float">
            <text:p>0,186974</text:p>
          </table:table-cell>
          <table:table-cell office:value-type="float" office:value="0.340307" calcext:value-type="float">
            <text:p>0,340307</text:p>
          </table:table-cell>
          <table:table-cell office:value-type="float" office:value="0.406864" calcext:value-type="float">
            <text:p>0,406864</text:p>
          </table:table-cell>
          <table:table-cell office:value-type="float" office:value="0.429907" calcext:value-type="float">
            <text:p>0,429907</text:p>
          </table:table-cell>
          <table:table-cell office:value-type="float" office:value="0.44453" calcext:value-type="float">
            <text:p>0,44453</text:p>
          </table:table-cell>
          <table:table-cell office:value-type="float" office:value="0.447706" calcext:value-type="float">
            <text:p>0,447706</text:p>
          </table:table-cell>
          <table:table-cell office:value-type="float" office:value="0.458697" calcext:value-type="float">
            <text:p>0,458697</text:p>
          </table:table-cell>
          <table:table-cell office:value-type="float" office:value="0.466796" calcext:value-type="float">
            <text:p>0,466796</text:p>
          </table:table-cell>
          <table:table-cell office:value-type="float" office:value="0.474596" calcext:value-type="float">
            <text:p>0,474596</text:p>
          </table:table-cell>
          <table:table-cell office:value-type="float" office:value="0.480276" calcext:value-type="float">
            <text:p>0,480276</text:p>
          </table:table-cell>
          <table:table-cell office:value-type="float" office:value="0.494001" calcext:value-type="float">
            <text:p>0,494001</text:p>
          </table:table-cell>
          <table:table-cell office:value-type="float" office:value="0.513496" calcext:value-type="float">
            <text:p>0,513496</text:p>
          </table:table-cell>
          <table:table-cell office:value-type="float" office:value="0.444368" calcext:value-type="float">
            <text:p>0,44436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86974" calcext:value-type="float">
            <text:p>0,186974</text:p>
          </table:table-cell>
          <table:table-cell office:value-type="float" office:value="0.382863" calcext:value-type="float">
            <text:p>0,382863</text:p>
          </table:table-cell>
          <table:table-cell office:value-type="float" office:value="0.412092" calcext:value-type="float">
            <text:p>0,412092</text:p>
          </table:table-cell>
          <table:table-cell office:value-type="float" office:value="0.43346" calcext:value-type="float">
            <text:p>0,43346</text:p>
          </table:table-cell>
          <table:table-cell office:value-type="float" office:value="0.445441" calcext:value-type="float">
            <text:p>0,445441</text:p>
          </table:table-cell>
          <table:table-cell office:value-type="float" office:value="0.454327" calcext:value-type="float">
            <text:p>0,454327</text:p>
          </table:table-cell>
          <table:table-cell office:value-type="float" office:value="0.464171" calcext:value-type="float">
            <text:p>0,464171</text:p>
          </table:table-cell>
          <table:table-cell office:value-type="float" office:value="0.470598" calcext:value-type="float">
            <text:p>0,470598</text:p>
          </table:table-cell>
          <table:table-cell office:value-type="float" office:value="0.478942" calcext:value-type="float">
            <text:p>0,478942</text:p>
          </table:table-cell>
          <table:table-cell office:value-type="float" office:value="0.480396" calcext:value-type="float">
            <text:p>0,480396</text:p>
          </table:table-cell>
          <table:table-cell office:value-type="float" office:value="0.493861" calcext:value-type="float">
            <text:p>0,493861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1615" calcext:value-type="float">
            <text:p>0,45161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86974" calcext:value-type="float">
            <text:p>0,186974</text:p>
          </table:table-cell>
          <table:table-cell office:value-type="float" office:value="0.387999" calcext:value-type="float">
            <text:p>0,387999</text:p>
          </table:table-cell>
          <table:table-cell office:value-type="float" office:value="0.412598" calcext:value-type="float">
            <text:p>0,412598</text:p>
          </table:table-cell>
          <table:table-cell office:value-type="float" office:value="0.431928" calcext:value-type="float">
            <text:p>0,431928</text:p>
          </table:table-cell>
          <table:table-cell office:value-type="float" office:value="0.445707" calcext:value-type="float">
            <text:p>0,445707</text:p>
          </table:table-cell>
          <table:table-cell office:value-type="float" office:value="0.457075" calcext:value-type="float">
            <text:p>0,457075</text:p>
          </table:table-cell>
          <table:table-cell office:value-type="float" office:value="0.464561" calcext:value-type="float">
            <text:p>0,464561</text:p>
          </table:table-cell>
          <table:table-cell office:value-type="float" office:value="0.469995" calcext:value-type="float">
            <text:p>0,469995</text:p>
          </table:table-cell>
          <table:table-cell office:value-type="float" office:value="0.478643" calcext:value-type="float">
            <text:p>0,478643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491713" calcext:value-type="float">
            <text:p>0,491713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2047" calcext:value-type="float">
            <text:p>0,45204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00081" calcext:value-type="float">
            <text:p>0,200081</text:p>
          </table:table-cell>
          <table:table-cell office:value-type="float" office:value="0.397593" calcext:value-type="float">
            <text:p>0,397593</text:p>
          </table:table-cell>
          <table:table-cell office:value-type="float" office:value="0.417329" calcext:value-type="float">
            <text:p>0,417329</text:p>
          </table:table-cell>
          <table:table-cell office:value-type="float" office:value="0.437402" calcext:value-type="float">
            <text:p>0,437402</text:p>
          </table:table-cell>
          <table:table-cell office:value-type="float" office:value="0.44601" calcext:value-type="float">
            <text:p>0,44601</text:p>
          </table:table-cell>
          <table:table-cell office:value-type="float" office:value="0.455875" calcext:value-type="float">
            <text:p>0,455875</text:p>
          </table:table-cell>
          <table:table-cell office:value-type="float" office:value="0.463757" calcext:value-type="float">
            <text:p>0,463757</text:p>
          </table:table-cell>
          <table:table-cell office:value-type="float" office:value="0.468859" calcext:value-type="float">
            <text:p>0,468859</text:p>
          </table:table-cell>
          <table:table-cell office:value-type="float" office:value="0.476966" calcext:value-type="float">
            <text:p>0,476966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493164" calcext:value-type="float">
            <text:p>0,493164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3721" calcext:value-type="float">
            <text:p>0,45372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83676" calcext:value-type="float">
            <text:p>0,083676</text:p>
          </table:table-cell>
          <table:table-cell office:value-type="float" office:value="0.385266" calcext:value-type="float">
            <text:p>0,385266</text:p>
          </table:table-cell>
          <table:table-cell office:value-type="float" office:value="0.417433" calcext:value-type="float">
            <text:p>0,417433</text:p>
          </table:table-cell>
          <table:table-cell office:value-type="float" office:value="0.439107" calcext:value-type="float">
            <text:p>0,439107</text:p>
          </table:table-cell>
          <table:table-cell office:value-type="float" office:value="0.446081" calcext:value-type="float">
            <text:p>0,446081</text:p>
          </table:table-cell>
          <table:table-cell office:value-type="float" office:value="0.45649" calcext:value-type="float">
            <text:p>0,45649</text:p>
          </table:table-cell>
          <table:table-cell office:value-type="float" office:value="0.463985" calcext:value-type="float">
            <text:p>0,463985</text:p>
          </table:table-cell>
          <table:table-cell office:value-type="float" office:value="0.469439" calcext:value-type="float">
            <text:p>0,469439</text:p>
          </table:table-cell>
          <table:table-cell office:value-type="float" office:value="0.477125" calcext:value-type="float">
            <text:p>0,477125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0.49373" calcext:value-type="float">
            <text:p>0,49373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2891" calcext:value-type="float">
            <text:p>0,45289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83676" calcext:value-type="float">
            <text:p>0,083676</text:p>
          </table:table-cell>
          <table:table-cell office:value-type="float" office:value="0.373715" calcext:value-type="float">
            <text:p>0,373715</text:p>
          </table:table-cell>
          <table:table-cell office:value-type="float" office:value="0.415311" calcext:value-type="float">
            <text:p>0,415311</text:p>
          </table:table-cell>
          <table:table-cell office:value-type="float" office:value="0.436372" calcext:value-type="float">
            <text:p>0,436372</text:p>
          </table:table-cell>
          <table:table-cell office:value-type="float" office:value="0.446907" calcext:value-type="float">
            <text:p>0,446907</text:p>
          </table:table-cell>
          <table:table-cell office:value-type="float" office:value="0.456373" calcext:value-type="float">
            <text:p>0,456373</text:p>
          </table:table-cell>
          <table:table-cell office:value-type="float" office:value="0.463896" calcext:value-type="float">
            <text:p>0,463896</text:p>
          </table:table-cell>
          <table:table-cell office:value-type="float" office:value="0.469743" calcext:value-type="float">
            <text:p>0,469743</text:p>
          </table:table-cell>
          <table:table-cell office:value-type="float" office:value="0.476188" calcext:value-type="float">
            <text:p>0,476188</text:p>
          </table:table-cell>
          <table:table-cell office:value-type="float" office:value="0.480221" calcext:value-type="float">
            <text:p>0,480221</text:p>
          </table:table-cell>
          <table:table-cell office:value-type="float" office:value="0.492383" calcext:value-type="float">
            <text:p>0,492383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1111" calcext:value-type="float">
            <text:p>0,45111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79423" calcext:value-type="float">
            <text:p>0,079423</text:p>
          </table:table-cell>
          <table:table-cell office:value-type="float" office:value="0.373641" calcext:value-type="float">
            <text:p>0,373641</text:p>
          </table:table-cell>
          <table:table-cell office:value-type="float" office:value="0.420295" calcext:value-type="float">
            <text:p>0,420295</text:p>
          </table:table-cell>
          <table:table-cell office:value-type="float" office:value="0.441349" calcext:value-type="float">
            <text:p>0,441349</text:p>
          </table:table-cell>
          <table:table-cell office:value-type="float" office:value="0.448628" calcext:value-type="float">
            <text:p>0,448628</text:p>
          </table:table-cell>
          <table:table-cell office:value-type="float" office:value="0.456419" calcext:value-type="float">
            <text:p>0,456419</text:p>
          </table:table-cell>
          <table:table-cell office:value-type="float" office:value="0.46358" calcext:value-type="float">
            <text:p>0,46358</text:p>
          </table:table-cell>
          <table:table-cell office:value-type="float" office:value="0.47056" calcext:value-type="float">
            <text:p>0,47056</text:p>
          </table:table-cell>
          <table:table-cell office:value-type="float" office:value="0.478031" calcext:value-type="float">
            <text:p>0,478031</text:p>
          </table:table-cell>
          <table:table-cell office:value-type="float" office:value="0.480253" calcext:value-type="float">
            <text:p>0,480253</text:p>
          </table:table-cell>
          <table:table-cell office:value-type="float" office:value="0.493791" calcext:value-type="float">
            <text:p>0,493791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2655" calcext:value-type="float">
            <text:p>0,45265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3513" calcext:value-type="float">
            <text:p>0,063513</text:p>
          </table:table-cell>
          <table:table-cell office:value-type="float" office:value="0.315571" calcext:value-type="float">
            <text:p>0,315571</text:p>
          </table:table-cell>
          <table:table-cell office:value-type="float" office:value="0.415584" calcext:value-type="float">
            <text:p>0,415584</text:p>
          </table:table-cell>
          <table:table-cell office:value-type="float" office:value="0.436878" calcext:value-type="float">
            <text:p>0,436878</text:p>
          </table:table-cell>
          <table:table-cell office:value-type="float" office:value="0.446527" calcext:value-type="float">
            <text:p>0,446527</text:p>
          </table:table-cell>
          <table:table-cell office:value-type="float" office:value="0.455178" calcext:value-type="float">
            <text:p>0,455178</text:p>
          </table:table-cell>
          <table:table-cell office:value-type="float" office:value="0.463877" calcext:value-type="float">
            <text:p>0,463877</text:p>
          </table:table-cell>
          <table:table-cell office:value-type="float" office:value="0.470856" calcext:value-type="float">
            <text:p>0,470856</text:p>
          </table:table-cell>
          <table:table-cell office:value-type="float" office:value="0.478121" calcext:value-type="float">
            <text:p>0,478121</text:p>
          </table:table-cell>
          <table:table-cell office:value-type="float" office:value="0.480906" calcext:value-type="float">
            <text:p>0,480906</text:p>
          </table:table-cell>
          <table:table-cell office:value-type="float" office:value="0.497271" calcext:value-type="float">
            <text:p>0,497271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6077" calcext:value-type="float">
            <text:p>0,44607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63513" calcext:value-type="float">
            <text:p>0,063513</text:p>
          </table:table-cell>
          <table:table-cell office:value-type="float" office:value="0.290294" calcext:value-type="float">
            <text:p>0,290294</text:p>
          </table:table-cell>
          <table:table-cell office:value-type="float" office:value="0.41542" calcext:value-type="float">
            <text:p>0,41542</text:p>
          </table:table-cell>
          <table:table-cell office:value-type="float" office:value="0.434629" calcext:value-type="float">
            <text:p>0,434629</text:p>
          </table:table-cell>
          <table:table-cell office:value-type="float" office:value="0.445061" calcext:value-type="float">
            <text:p>0,445061</text:p>
          </table:table-cell>
          <table:table-cell office:value-type="float" office:value="0.455157" calcext:value-type="float">
            <text:p>0,455157</text:p>
          </table:table-cell>
          <table:table-cell office:value-type="float" office:value="0.464601" calcext:value-type="float">
            <text:p>0,464601</text:p>
          </table:table-cell>
          <table:table-cell office:value-type="float" office:value="0.469673" calcext:value-type="float">
            <text:p>0,469673</text:p>
          </table:table-cell>
          <table:table-cell office:value-type="float" office:value="0.476607" calcext:value-type="float">
            <text:p>0,476607</text:p>
          </table:table-cell>
          <table:table-cell office:value-type="float" office:value="0.481503" calcext:value-type="float">
            <text:p>0,481503</text:p>
          </table:table-cell>
          <table:table-cell office:value-type="float" office:value="0.499835" calcext:value-type="float">
            <text:p>0,499835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3278" calcext:value-type="float">
            <text:p>0,44327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57393" calcext:value-type="float">
            <text:p>0,057393</text:p>
          </table:table-cell>
          <table:table-cell office:value-type="float" office:value="0.337199" calcext:value-type="float">
            <text:p>0,337199</text:p>
          </table:table-cell>
          <table:table-cell office:value-type="float" office:value="0.41646" calcext:value-type="float">
            <text:p>0,41646</text:p>
          </table:table-cell>
          <table:table-cell office:value-type="float" office:value="0.433205" calcext:value-type="float">
            <text:p>0,433205</text:p>
          </table:table-cell>
          <table:table-cell office:value-type="float" office:value="0.445101" calcext:value-type="float">
            <text:p>0,445101</text:p>
          </table:table-cell>
          <table:table-cell office:value-type="float" office:value="0.456986" calcext:value-type="float">
            <text:p>0,456986</text:p>
          </table:table-cell>
          <table:table-cell office:value-type="float" office:value="0.465414" calcext:value-type="float">
            <text:p>0,465414</text:p>
          </table:table-cell>
          <table:table-cell office:value-type="float" office:value="0.471022" calcext:value-type="float">
            <text:p>0,471022</text:p>
          </table:table-cell>
          <table:table-cell office:value-type="float" office:value="0.477601" calcext:value-type="float">
            <text:p>0,477601</text:p>
          </table:table-cell>
          <table:table-cell office:value-type="float" office:value="0.481449" calcext:value-type="float">
            <text:p>0,481449</text:p>
          </table:table-cell>
          <table:table-cell office:value-type="float" office:value="0.501571" calcext:value-type="float">
            <text:p>0,501571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8601" calcext:value-type="float">
            <text:p>0,44860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61367" calcext:value-type="float">
            <text:p>0,061367</text:p>
          </table:table-cell>
          <table:table-cell office:value-type="float" office:value="0.340294" calcext:value-type="float">
            <text:p>0,340294</text:p>
          </table:table-cell>
          <table:table-cell office:value-type="float" office:value="0.419943" calcext:value-type="float">
            <text:p>0,419943</text:p>
          </table:table-cell>
          <table:table-cell office:value-type="float" office:value="0.436657" calcext:value-type="float">
            <text:p>0,436657</text:p>
          </table:table-cell>
          <table:table-cell office:value-type="float" office:value="0.447821" calcext:value-type="float">
            <text:p>0,447821</text:p>
          </table:table-cell>
          <table:table-cell office:value-type="float" office:value="0.4609" calcext:value-type="float">
            <text:p>0,4609</text:p>
          </table:table-cell>
          <table:table-cell office:value-type="float" office:value="0.467106" calcext:value-type="float">
            <text:p>0,467106</text:p>
          </table:table-cell>
          <table:table-cell office:value-type="float" office:value="0.474616" calcext:value-type="float">
            <text:p>0,474616</text:p>
          </table:table-cell>
          <table:table-cell office:value-type="float" office:value="0.480184" calcext:value-type="float">
            <text:p>0,480184</text:p>
          </table:table-cell>
          <table:table-cell office:value-type="float" office:value="0.482453" calcext:value-type="float">
            <text:p>0,482453</text:p>
          </table:table-cell>
          <table:table-cell office:value-type="float" office:value="0.503164" calcext:value-type="float">
            <text:p>0,503164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1314" calcext:value-type="float">
            <text:p>0,45131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8412" calcext:value-type="float">
            <text:p>0,08412</text:p>
          </table:table-cell>
          <table:table-cell office:value-type="float" office:value="0.340637" calcext:value-type="float">
            <text:p>0,340637</text:p>
          </table:table-cell>
          <table:table-cell office:value-type="float" office:value="0.423512" calcext:value-type="float">
            <text:p>0,423512</text:p>
          </table:table-cell>
          <table:table-cell office:value-type="float" office:value="0.44078" calcext:value-type="float">
            <text:p>0,44078</text:p>
          </table:table-cell>
          <table:table-cell office:value-type="float" office:value="0.446579" calcext:value-type="float">
            <text:p>0,446579</text:p>
          </table:table-cell>
          <table:table-cell office:value-type="float" office:value="0.458519" calcext:value-type="float">
            <text:p>0,458519</text:p>
          </table:table-cell>
          <table:table-cell office:value-type="float" office:value="0.467284" calcext:value-type="float">
            <text:p>0,467284</text:p>
          </table:table-cell>
          <table:table-cell office:value-type="float" office:value="0.474604" calcext:value-type="float">
            <text:p>0,474604</text:p>
          </table:table-cell>
          <table:table-cell office:value-type="float" office:value="0.48013" calcext:value-type="float">
            <text:p>0,48013</text:p>
          </table:table-cell>
          <table:table-cell office:value-type="float" office:value="0.481947" calcext:value-type="float">
            <text:p>0,481947</text:p>
          </table:table-cell>
          <table:table-cell office:value-type="float" office:value="0.503149" calcext:value-type="float">
            <text:p>0,503149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1714" calcext:value-type="float">
            <text:p>0,45171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8412" calcext:value-type="float">
            <text:p>0,08412</text:p>
          </table:table-cell>
          <table:table-cell office:value-type="float" office:value="0.329183" calcext:value-type="float">
            <text:p>0,329183</text:p>
          </table:table-cell>
          <table:table-cell office:value-type="float" office:value="0.419752" calcext:value-type="float">
            <text:p>0,419752</text:p>
          </table:table-cell>
          <table:table-cell office:value-type="float" office:value="0.439391" calcext:value-type="float">
            <text:p>0,439391</text:p>
          </table:table-cell>
          <table:table-cell office:value-type="float" office:value="0.446762" calcext:value-type="float">
            <text:p>0,446762</text:p>
          </table:table-cell>
          <table:table-cell office:value-type="float" office:value="0.457727" calcext:value-type="float">
            <text:p>0,457727</text:p>
          </table:table-cell>
          <table:table-cell office:value-type="float" office:value="0.468647" calcext:value-type="float">
            <text:p>0,468647</text:p>
          </table:table-cell>
          <table:table-cell office:value-type="float" office:value="0.475231" calcext:value-type="float">
            <text:p>0,475231</text:p>
          </table:table-cell>
          <table:table-cell office:value-type="float" office:value="0.480215" calcext:value-type="float">
            <text:p>0,480215</text:p>
          </table:table-cell>
          <table:table-cell office:value-type="float" office:value="0.48222" calcext:value-type="float">
            <text:p>0,48222</text:p>
          </table:table-cell>
          <table:table-cell office:value-type="float" office:value="0.502653" calcext:value-type="float">
            <text:p>0,502653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0178" calcext:value-type="float">
            <text:p>0,45017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35298" calcext:value-type="float">
            <text:p>0,135298</text:p>
          </table:table-cell>
          <table:table-cell office:value-type="float" office:value="0.309228" calcext:value-type="float">
            <text:p>0,309228</text:p>
          </table:table-cell>
          <table:table-cell office:value-type="float" office:value="0.418723" calcext:value-type="float">
            <text:p>0,418723</text:p>
          </table:table-cell>
          <table:table-cell office:value-type="float" office:value="0.436252" calcext:value-type="float">
            <text:p>0,436252</text:p>
          </table:table-cell>
          <table:table-cell office:value-type="float" office:value="0.446618" calcext:value-type="float">
            <text:p>0,446618</text:p>
          </table:table-cell>
          <table:table-cell office:value-type="float" office:value="0.458742" calcext:value-type="float">
            <text:p>0,458742</text:p>
          </table:table-cell>
          <table:table-cell office:value-type="float" office:value="0.46748" calcext:value-type="float">
            <text:p>0,46748</text:p>
          </table:table-cell>
          <table:table-cell office:value-type="float" office:value="0.473436" calcext:value-type="float">
            <text:p>0,473436</text:p>
          </table:table-cell>
          <table:table-cell office:value-type="float" office:value="0.480154" calcext:value-type="float">
            <text:p>0,480154</text:p>
          </table:table-cell>
          <table:table-cell office:value-type="float" office:value="0.481344" calcext:value-type="float">
            <text:p>0,481344</text:p>
          </table:table-cell>
          <table:table-cell office:value-type="float" office:value="0.502065" calcext:value-type="float">
            <text:p>0,502065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7404" calcext:value-type="float">
            <text:p>0,44740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35298" calcext:value-type="float">
            <text:p>0,135298</text:p>
          </table:table-cell>
          <table:table-cell office:value-type="float" office:value="0.332232" calcext:value-type="float">
            <text:p>0,332232</text:p>
          </table:table-cell>
          <table:table-cell office:value-type="float" office:value="0.418497" calcext:value-type="float">
            <text:p>0,418497</text:p>
          </table:table-cell>
          <table:table-cell office:value-type="float" office:value="0.437605" calcext:value-type="float">
            <text:p>0,437605</text:p>
          </table:table-cell>
          <table:table-cell office:value-type="float" office:value="0.446816" calcext:value-type="float">
            <text:p>0,446816</text:p>
          </table:table-cell>
          <table:table-cell office:value-type="float" office:value="0.456666" calcext:value-type="float">
            <text:p>0,456666</text:p>
          </table:table-cell>
          <table:table-cell office:value-type="float" office:value="0.466713" calcext:value-type="float">
            <text:p>0,466713</text:p>
          </table:table-cell>
          <table:table-cell office:value-type="float" office:value="0.473178" calcext:value-type="float">
            <text:p>0,473178</text:p>
          </table:table-cell>
          <table:table-cell office:value-type="float" office:value="0.479931" calcext:value-type="float">
            <text:p>0,479931</text:p>
          </table:table-cell>
          <table:table-cell office:value-type="float" office:value="0.480561" calcext:value-type="float">
            <text:p>0,480561</text:p>
          </table:table-cell>
          <table:table-cell office:value-type="float" office:value="0.498934" calcext:value-type="float">
            <text:p>0,498934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9113" calcext:value-type="float">
            <text:p>0,44911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34269" calcext:value-type="float">
            <text:p>0,134269</text:p>
          </table:table-cell>
          <table:table-cell office:value-type="float" office:value="0.34249" calcext:value-type="float">
            <text:p>0,34249</text:p>
          </table:table-cell>
          <table:table-cell office:value-type="float" office:value="0.423894" calcext:value-type="float">
            <text:p>0,423894</text:p>
          </table:table-cell>
          <table:table-cell office:value-type="float" office:value="0.440538" calcext:value-type="float">
            <text:p>0,440538</text:p>
          </table:table-cell>
          <table:table-cell office:value-type="float" office:value="0.448527" calcext:value-type="float">
            <text:p>0,448527</text:p>
          </table:table-cell>
          <table:table-cell office:value-type="float" office:value="0.461699" calcext:value-type="float">
            <text:p>0,461699</text:p>
          </table:table-cell>
          <table:table-cell office:value-type="float" office:value="0.471133" calcext:value-type="float">
            <text:p>0,471133</text:p>
          </table:table-cell>
          <table:table-cell office:value-type="float" office:value="0.475993" calcext:value-type="float">
            <text:p>0,475993</text:p>
          </table:table-cell>
          <table:table-cell office:value-type="float" office:value="0.480243" calcext:value-type="float">
            <text:p>0,480243</text:p>
          </table:table-cell>
          <table:table-cell office:value-type="float" office:value="0.484293" calcext:value-type="float">
            <text:p>0,484293</text:p>
          </table:table-cell>
          <table:table-cell office:value-type="float" office:value="0.503719" calcext:value-type="float">
            <text:p>0,503719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53253" calcext:value-type="float">
            <text:p>0,45325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79306" calcext:value-type="float">
            <text:p>0,079306</text:p>
          </table:table-cell>
          <table:table-cell office:value-type="float" office:value="0.299945" calcext:value-type="float">
            <text:p>0,299945</text:p>
          </table:table-cell>
          <table:table-cell office:value-type="float" office:value="0.419001" calcext:value-type="float">
            <text:p>0,419001</text:p>
          </table:table-cell>
          <table:table-cell office:value-type="float" office:value="0.433702" calcext:value-type="float">
            <text:p>0,433702</text:p>
          </table:table-cell>
          <table:table-cell office:value-type="float" office:value="0.444928" calcext:value-type="float">
            <text:p>0,444928</text:p>
          </table:table-cell>
          <table:table-cell office:value-type="float" office:value="0.457088" calcext:value-type="float">
            <text:p>0,457088</text:p>
          </table:table-cell>
          <table:table-cell office:value-type="float" office:value="0.467365" calcext:value-type="float">
            <text:p>0,467365</text:p>
          </table:table-cell>
          <table:table-cell office:value-type="float" office:value="0.472942" calcext:value-type="float">
            <text:p>0,472942</text:p>
          </table:table-cell>
          <table:table-cell office:value-type="float" office:value="0.479122" calcext:value-type="float">
            <text:p>0,479122</text:p>
          </table:table-cell>
          <table:table-cell office:value-type="float" office:value="0.482015" calcext:value-type="float">
            <text:p>0,482015</text:p>
          </table:table-cell>
          <table:table-cell office:value-type="float" office:value="0.50139" calcext:value-type="float">
            <text:p>0,50139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575" calcext:value-type="float">
            <text:p>0,4457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54489" calcext:value-type="float">
            <text:p>0,054489</text:p>
          </table:table-cell>
          <table:table-cell office:value-type="float" office:value="0.317914" calcext:value-type="float">
            <text:p>0,317914</text:p>
          </table:table-cell>
          <table:table-cell office:value-type="float" office:value="0.422037" calcext:value-type="float">
            <text:p>0,422037</text:p>
          </table:table-cell>
          <table:table-cell office:value-type="float" office:value="0.439362" calcext:value-type="float">
            <text:p>0,439362</text:p>
          </table:table-cell>
          <table:table-cell office:value-type="float" office:value="0.448256" calcext:value-type="float">
            <text:p>0,448256</text:p>
          </table:table-cell>
          <table:table-cell office:value-type="float" office:value="0.459894" calcext:value-type="float">
            <text:p>0,459894</text:p>
          </table:table-cell>
          <table:table-cell office:value-type="float" office:value="0.465047" calcext:value-type="float">
            <text:p>0,465047</text:p>
          </table:table-cell>
          <table:table-cell office:value-type="float" office:value="0.471419" calcext:value-type="float">
            <text:p>0,471419</text:p>
          </table:table-cell>
          <table:table-cell office:value-type="float" office:value="0.477286" calcext:value-type="float">
            <text:p>0,477286</text:p>
          </table:table-cell>
          <table:table-cell office:value-type="float" office:value="0.480609" calcext:value-type="float">
            <text:p>0,480609</text:p>
          </table:table-cell>
          <table:table-cell office:value-type="float" office:value="0.497585" calcext:value-type="float">
            <text:p>0,497585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7941" calcext:value-type="float">
            <text:p>0,44794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38544" calcext:value-type="float">
            <text:p>0,038544</text:p>
          </table:table-cell>
          <table:table-cell office:value-type="float" office:value="0.276606" calcext:value-type="float">
            <text:p>0,276606</text:p>
          </table:table-cell>
          <table:table-cell office:value-type="float" office:value="0.417529" calcext:value-type="float">
            <text:p>0,417529</text:p>
          </table:table-cell>
          <table:table-cell office:value-type="float" office:value="0.437193" calcext:value-type="float">
            <text:p>0,437193</text:p>
          </table:table-cell>
          <table:table-cell office:value-type="float" office:value="0.448486" calcext:value-type="float">
            <text:p>0,448486</text:p>
          </table:table-cell>
          <table:table-cell office:value-type="float" office:value="0.460014" calcext:value-type="float">
            <text:p>0,460014</text:p>
          </table:table-cell>
          <table:table-cell office:value-type="float" office:value="0.465504" calcext:value-type="float">
            <text:p>0,465504</text:p>
          </table:table-cell>
          <table:table-cell office:value-type="float" office:value="0.471546" calcext:value-type="float">
            <text:p>0,471546</text:p>
          </table:table-cell>
          <table:table-cell office:value-type="float" office:value="0.478041" calcext:value-type="float">
            <text:p>0,478041</text:p>
          </table:table-cell>
          <table:table-cell office:value-type="float" office:value="0.480812" calcext:value-type="float">
            <text:p>0,480812</text:p>
          </table:table-cell>
          <table:table-cell office:value-type="float" office:value="0.496906" calcext:value-type="float">
            <text:p>0,496906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3264" calcext:value-type="float">
            <text:p>0,44326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56901" calcext:value-type="float">
            <text:p>0,056901</text:p>
          </table:table-cell>
          <table:table-cell office:value-type="float" office:value="0.292839" calcext:value-type="float">
            <text:p>0,292839</text:p>
          </table:table-cell>
          <table:table-cell office:value-type="float" office:value="0.41643" calcext:value-type="float">
            <text:p>0,41643</text:p>
          </table:table-cell>
          <table:table-cell office:value-type="float" office:value="0.439003" calcext:value-type="float">
            <text:p>0,439003</text:p>
          </table:table-cell>
          <table:table-cell office:value-type="float" office:value="0.447544" calcext:value-type="float">
            <text:p>0,447544</text:p>
          </table:table-cell>
          <table:table-cell office:value-type="float" office:value="0.459539" calcext:value-type="float">
            <text:p>0,459539</text:p>
          </table:table-cell>
          <table:table-cell office:value-type="float" office:value="0.466055" calcext:value-type="float">
            <text:p>0,466055</text:p>
          </table:table-cell>
          <table:table-cell office:value-type="float" office:value="0.472526" calcext:value-type="float">
            <text:p>0,472526</text:p>
          </table:table-cell>
          <table:table-cell office:value-type="float" office:value="0.479653" calcext:value-type="float">
            <text:p>0,479653</text:p>
          </table:table-cell>
          <table:table-cell office:value-type="float" office:value="0.482938" calcext:value-type="float">
            <text:p>0,482938</text:p>
          </table:table-cell>
          <table:table-cell office:value-type="float" office:value="0.498018" calcext:value-type="float">
            <text:p>0,498018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5454" calcext:value-type="float">
            <text:p>0,44545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56901" calcext:value-type="float">
            <text:p>0,056901</text:p>
          </table:table-cell>
          <table:table-cell office:value-type="float" office:value="0.290137" calcext:value-type="float">
            <text:p>0,290137</text:p>
          </table:table-cell>
          <table:table-cell office:value-type="float" office:value="0.417853" calcext:value-type="float">
            <text:p>0,417853</text:p>
          </table:table-cell>
          <table:table-cell office:value-type="float" office:value="0.437981" calcext:value-type="float">
            <text:p>0,437981</text:p>
          </table:table-cell>
          <table:table-cell office:value-type="float" office:value="0.447784" calcext:value-type="float">
            <text:p>0,447784</text:p>
          </table:table-cell>
          <table:table-cell office:value-type="float" office:value="0.460647" calcext:value-type="float">
            <text:p>0,460647</text:p>
          </table:table-cell>
          <table:table-cell office:value-type="float" office:value="0.469383" calcext:value-type="float">
            <text:p>0,469383</text:p>
          </table:table-cell>
          <table:table-cell office:value-type="float" office:value="0.474819" calcext:value-type="float">
            <text:p>0,474819</text:p>
          </table:table-cell>
          <table:table-cell office:value-type="float" office:value="0.48016" calcext:value-type="float">
            <text:p>0,48016</text:p>
          </table:table-cell>
          <table:table-cell office:value-type="float" office:value="0.48595" calcext:value-type="float">
            <text:p>0,48595</text:p>
          </table:table-cell>
          <table:table-cell office:value-type="float" office:value="0.501921" calcext:value-type="float">
            <text:p>0,501921</text:p>
          </table:table-cell>
          <table:table-cell office:value-type="float" office:value="0.515934" calcext:value-type="float">
            <text:p>0,515934</text:p>
          </table:table-cell>
          <table:table-cell office:value-type="float" office:value="0.446664" calcext:value-type="float">
            <text:p>0,4466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0:43:04.655583463</dc:date>
    <meta:editing-duration>PT49S</meta:editing-duration>
    <meta:editing-cycles>1</meta:editing-cycles>
    <meta:document-statistic meta:table-count="1" meta:cell-count="421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301 mcc.C1:mcc.N301" chart:data-source-has-labels="both" svg:x="1.457cm" svg:y="0.251cm" svg:width="17.567cm" svg:height="11.088cm">
          <chart:coordinate-region svg:x="2.29cm" svg:y="0.45cm" svg:width="16.705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1">
                <text:p>-1</text:p>
                <draw:g>
                  <svg:desc>mcc.C2:mcc.C301</svg:desc>
                </draw:g>
              </table:table-cell>
              <table:table-cell office:value-type="float" office:value="-1">
                <text:p>-1</text:p>
                <draw:g>
                  <svg:desc>mcc.D2:mcc.D301</svg:desc>
                </draw:g>
              </table:table-cell>
              <table:table-cell office:value-type="float" office:value="-0.281339">
                <text:p>-0.281339</text:p>
                <draw:g>
                  <svg:desc>mcc.E2:mcc.E301</svg:desc>
                </draw:g>
              </table:table-cell>
              <table:table-cell office:value-type="float" office:value="-0.061632">
                <text:p>-0.061632</text:p>
                <draw:g>
                  <svg:desc>mcc.F2:mcc.F301</svg:desc>
                </draw:g>
              </table:table-cell>
              <table:table-cell office:value-type="float" office:value="-0.027652">
                <text:p>-0.027652</text:p>
                <draw:g>
                  <svg:desc>mcc.G2:mcc.G301</svg:desc>
                </draw:g>
              </table:table-cell>
              <table:table-cell office:value-type="float" office:value="-0.008093">
                <text:p>-0.008093</text:p>
                <draw:g>
                  <svg:desc>mcc.H2:mcc.H301</svg:desc>
                </draw:g>
              </table:table-cell>
              <table:table-cell office:value-type="float" office:value="0.005109">
                <text:p>0.005109</text:p>
                <draw:g>
                  <svg:desc>mcc.I2:mcc.I301</svg:desc>
                </draw:g>
              </table:table-cell>
              <table:table-cell office:value-type="float" office:value="0.021303">
                <text:p>0.021303</text:p>
                <draw:g>
                  <svg:desc>mcc.J2:mcc.J301</svg:desc>
                </draw:g>
              </table:table-cell>
              <table:table-cell office:value-type="float" office:value="0.057886">
                <text:p>0.057886</text:p>
                <draw:g>
                  <svg:desc>mcc.K2:mcc.K301</svg:desc>
                </draw:g>
              </table:table-cell>
              <table:table-cell office:value-type="float" office:value="0.145298">
                <text:p>0.145298</text:p>
                <draw:g>
                  <svg:desc>mcc.L2:mcc.L301</svg:desc>
                </draw:g>
              </table:table-cell>
              <table:table-cell office:value-type="float" office:value="0.266203">
                <text:p>0.266203</text:p>
                <draw:g>
                  <svg:desc>mcc.M2:mcc.M301</svg:desc>
                </draw:g>
              </table:table-cell>
              <table:table-cell office:value-type="float" office:value="-0.214912">
                <text:p>-0.214912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863161">
                <text:p>-0.863161</text:p>
              </table:table-cell>
              <table:table-cell office:value-type="float" office:value="-0.101085">
                <text:p>-0.101085</text:p>
              </table:table-cell>
              <table:table-cell office:value-type="float" office:value="-0.048753">
                <text:p>-0.048753</text:p>
              </table:table-cell>
              <table:table-cell office:value-type="float" office:value="-0.020004">
                <text:p>-0.020004</text:p>
              </table:table-cell>
              <table:table-cell office:value-type="float" office:value="-0.004272">
                <text:p>-0.004272</text:p>
              </table:table-cell>
              <table:table-cell office:value-type="float" office:value="0.007752">
                <text:p>0.007752</text:p>
              </table:table-cell>
              <table:table-cell office:value-type="float" office:value="0.021695">
                <text:p>0.021695</text:p>
              </table:table-cell>
              <table:table-cell office:value-type="float" office:value="0.040759">
                <text:p>0.040759</text:p>
              </table:table-cell>
              <table:table-cell office:value-type="float" office:value="0.079364">
                <text:p>0.079364</text:p>
              </table:table-cell>
              <table:table-cell office:value-type="float" office:value="0.161681">
                <text:p>0.161681</text:p>
              </table:table-cell>
              <table:table-cell office:value-type="float" office:value="0.30874">
                <text:p>0.30874</text:p>
              </table:table-cell>
              <table:table-cell office:value-type="float" office:value="-0.072602">
                <text:p>-0.0726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746747">
                <text:p>-0.746747</text:p>
              </table:table-cell>
              <table:table-cell office:value-type="float" office:value="-0.084324">
                <text:p>-0.084324</text:p>
              </table:table-cell>
              <table:table-cell office:value-type="float" office:value="-0.035304">
                <text:p>-0.035304</text:p>
              </table:table-cell>
              <table:table-cell office:value-type="float" office:value="-0.017058">
                <text:p>-0.017058</text:p>
              </table:table-cell>
              <table:table-cell office:value-type="float" office:value="-0.002355">
                <text:p>-0.002355</text:p>
              </table:table-cell>
              <table:table-cell office:value-type="float" office:value="0.010583">
                <text:p>0.010583</text:p>
              </table:table-cell>
              <table:table-cell office:value-type="float" office:value="0.023878">
                <text:p>0.023878</text:p>
              </table:table-cell>
              <table:table-cell office:value-type="float" office:value="0.052435">
                <text:p>0.052435</text:p>
              </table:table-cell>
              <table:table-cell office:value-type="float" office:value="0.09004">
                <text:p>0.09004</text:p>
              </table:table-cell>
              <table:table-cell office:value-type="float" office:value="0.184297">
                <text:p>0.184297</text:p>
              </table:table-cell>
              <table:table-cell office:value-type="float" office:value="0.30874">
                <text:p>0.30874</text:p>
              </table:table-cell>
              <table:table-cell office:value-type="float" office:value="-0.052456">
                <text:p>-0.0524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641955">
                <text:p>-0.641955</text:p>
              </table:table-cell>
              <table:table-cell office:value-type="float" office:value="-0.068898">
                <text:p>-0.068898</text:p>
              </table:table-cell>
              <table:table-cell office:value-type="float" office:value="-0.031181">
                <text:p>-0.031181</text:p>
              </table:table-cell>
              <table:table-cell office:value-type="float" office:value="-0.011923">
                <text:p>-0.011923</text:p>
              </table:table-cell>
              <table:table-cell office:value-type="float" office:value="0.000636">
                <text:p>0.000636</text:p>
              </table:table-cell>
              <table:table-cell office:value-type="float" office:value="0.013573">
                <text:p>0.013573</text:p>
              </table:table-cell>
              <table:table-cell office:value-type="float" office:value="0.026741">
                <text:p>0.026741</text:p>
              </table:table-cell>
              <table:table-cell office:value-type="float" office:value="0.058802">
                <text:p>0.058802</text:p>
              </table:table-cell>
              <table:table-cell office:value-type="float" office:value="0.099766">
                <text:p>0.099766</text:p>
              </table:table-cell>
              <table:table-cell office:value-type="float" office:value="0.196741">
                <text:p>0.196741</text:p>
              </table:table-cell>
              <table:table-cell office:value-type="float" office:value="0.30874">
                <text:p>0.30874</text:p>
              </table:table-cell>
              <table:table-cell office:value-type="float" office:value="-0.03577">
                <text:p>-0.035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742639">
                <text:p>-0.742639</text:p>
              </table:table-cell>
              <table:table-cell office:value-type="float" office:value="-0.071561">
                <text:p>-0.071561</text:p>
              </table:table-cell>
              <table:table-cell office:value-type="float" office:value="-0.032155">
                <text:p>-0.032155</text:p>
              </table:table-cell>
              <table:table-cell office:value-type="float" office:value="-0.012463">
                <text:p>-0.012463</text:p>
              </table:table-cell>
              <table:table-cell office:value-type="float" office:value="0.000783">
                <text:p>0.000783</text:p>
              </table:table-cell>
              <table:table-cell office:value-type="float" office:value="0.014761">
                <text:p>0.014761</text:p>
              </table:table-cell>
              <table:table-cell office:value-type="float" office:value="0.035305">
                <text:p>0.035305</text:p>
              </table:table-cell>
              <table:table-cell office:value-type="float" office:value="0.063597">
                <text:p>0.063597</text:p>
              </table:table-cell>
              <table:table-cell office:value-type="float" office:value="0.106503">
                <text:p>0.106503</text:p>
              </table:table-cell>
              <table:table-cell office:value-type="float" office:value="0.194674">
                <text:p>0.194674</text:p>
              </table:table-cell>
              <table:table-cell office:value-type="float" office:value="0.30874">
                <text:p>0.30874</text:p>
              </table:table-cell>
              <table:table-cell office:value-type="float" office:value="-0.044319">
                <text:p>-0.0443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581428">
                <text:p>-0.581428</text:p>
              </table:table-cell>
              <table:table-cell office:value-type="float" office:value="-0.050074">
                <text:p>-0.050074</text:p>
              </table:table-cell>
              <table:table-cell office:value-type="float" office:value="-0.022938">
                <text:p>-0.022938</text:p>
              </table:table-cell>
              <table:table-cell office:value-type="float" office:value="-0.007255">
                <text:p>-0.007255</text:p>
              </table:table-cell>
              <table:table-cell office:value-type="float" office:value="0.00215">
                <text:p>0.00215</text:p>
              </table:table-cell>
              <table:table-cell office:value-type="float" office:value="0.014899">
                <text:p>0.014899</text:p>
              </table:table-cell>
              <table:table-cell office:value-type="float" office:value="0.035534">
                <text:p>0.035534</text:p>
              </table:table-cell>
              <table:table-cell office:value-type="float" office:value="0.063783">
                <text:p>0.063783</text:p>
              </table:table-cell>
              <table:table-cell office:value-type="float" office:value="0.104436">
                <text:p>0.104436</text:p>
              </table:table-cell>
              <table:table-cell office:value-type="float" office:value="0.202126">
                <text:p>0.202126</text:p>
              </table:table-cell>
              <table:table-cell office:value-type="float" office:value="0.30874">
                <text:p>0.30874</text:p>
              </table:table-cell>
              <table:table-cell office:value-type="float" office:value="-0.023877">
                <text:p>-0.0238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81575">
                <text:p>-0.381575</text:p>
              </table:table-cell>
              <table:table-cell office:value-type="float" office:value="-0.03847">
                <text:p>-0.03847</text:p>
              </table:table-cell>
              <table:table-cell office:value-type="float" office:value="-0.013344">
                <text:p>-0.013344</text:p>
              </table:table-cell>
              <table:table-cell office:value-type="float" office:value="-0.000894">
                <text:p>-0.000894</text:p>
              </table:table-cell>
              <table:table-cell office:value-type="float" office:value="0.011797">
                <text:p>0.011797</text:p>
              </table:table-cell>
              <table:table-cell office:value-type="float" office:value="0.030213">
                <text:p>0.030213</text:p>
              </table:table-cell>
              <table:table-cell office:value-type="float" office:value="0.058288">
                <text:p>0.058288</text:p>
              </table:table-cell>
              <table:table-cell office:value-type="float" office:value="0.093128">
                <text:p>0.093128</text:p>
              </table:table-cell>
              <table:table-cell office:value-type="float" office:value="0.137072">
                <text:p>0.137072</text:p>
              </table:table-cell>
              <table:table-cell office:value-type="float" office:value="0.225449">
                <text:p>0.225449</text:p>
              </table:table-cell>
              <table:table-cell office:value-type="float" office:value="0.383135">
                <text:p>0.383135</text:p>
              </table:table-cell>
              <table:table-cell office:value-type="float" office:value="0.012166">
                <text:p>0.0121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443415">
                <text:p>-0.443415</text:p>
              </table:table-cell>
              <table:table-cell office:value-type="float" office:value="-0.048575">
                <text:p>-0.048575</text:p>
              </table:table-cell>
              <table:table-cell office:value-type="float" office:value="-0.02217">
                <text:p>-0.02217</text:p>
              </table:table-cell>
              <table:table-cell office:value-type="float" office:value="-0.005278">
                <text:p>-0.005278</text:p>
              </table:table-cell>
              <table:table-cell office:value-type="float" office:value="0.008016">
                <text:p>0.008016</text:p>
              </table:table-cell>
              <table:table-cell office:value-type="float" office:value="0.024543">
                <text:p>0.024543</text:p>
              </table:table-cell>
              <table:table-cell office:value-type="float" office:value="0.053929">
                <text:p>0.053929</text:p>
              </table:table-cell>
              <table:table-cell office:value-type="float" office:value="0.088018">
                <text:p>0.088018</text:p>
              </table:table-cell>
              <table:table-cell office:value-type="float" office:value="0.14278">
                <text:p>0.14278</text:p>
              </table:table-cell>
              <table:table-cell office:value-type="float" office:value="0.24589">
                <text:p>0.24589</text:p>
              </table:table-cell>
              <table:table-cell office:value-type="float" office:value="0.383135">
                <text:p>0.383135</text:p>
              </table:table-cell>
              <table:table-cell office:value-type="float" office:value="0.004374">
                <text:p>0.0043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52774">
                <text:p>-0.52774</text:p>
              </table:table-cell>
              <table:table-cell office:value-type="float" office:value="-0.060016">
                <text:p>-0.060016</text:p>
              </table:table-cell>
              <table:table-cell office:value-type="float" office:value="-0.02134">
                <text:p>-0.02134</text:p>
              </table:table-cell>
              <table:table-cell office:value-type="float" office:value="-0.003799">
                <text:p>-0.003799</text:p>
              </table:table-cell>
              <table:table-cell office:value-type="float" office:value="0.009928">
                <text:p>0.009928</text:p>
              </table:table-cell>
              <table:table-cell office:value-type="float" office:value="0.02286">
                <text:p>0.02286</text:p>
              </table:table-cell>
              <table:table-cell office:value-type="float" office:value="0.046078">
                <text:p>0.046078</text:p>
              </table:table-cell>
              <table:table-cell office:value-type="float" office:value="0.079282">
                <text:p>0.079282</text:p>
              </table:table-cell>
              <table:table-cell office:value-type="float" office:value="0.137587">
                <text:p>0.137587</text:p>
              </table:table-cell>
              <table:table-cell office:value-type="float" office:value="0.232398">
                <text:p>0.232398</text:p>
              </table:table-cell>
              <table:table-cell office:value-type="float" office:value="0.383135">
                <text:p>0.383135</text:p>
              </table:table-cell>
              <table:table-cell office:value-type="float" office:value="-0.008476">
                <text:p>-0.0084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499609">
                <text:p>-0.499609</text:p>
              </table:table-cell>
              <table:table-cell office:value-type="float" office:value="-0.037774">
                <text:p>-0.037774</text:p>
              </table:table-cell>
              <table:table-cell office:value-type="float" office:value="-0.007294">
                <text:p>-0.007294</text:p>
              </table:table-cell>
              <table:table-cell office:value-type="float" office:value="0.006086">
                <text:p>0.006086</text:p>
              </table:table-cell>
              <table:table-cell office:value-type="float" office:value="0.018606">
                <text:p>0.018606</text:p>
              </table:table-cell>
              <table:table-cell office:value-type="float" office:value="0.032667">
                <text:p>0.032667</text:p>
              </table:table-cell>
              <table:table-cell office:value-type="float" office:value="0.054565">
                <text:p>0.054565</text:p>
              </table:table-cell>
              <table:table-cell office:value-type="float" office:value="0.083659">
                <text:p>0.083659</text:p>
              </table:table-cell>
              <table:table-cell office:value-type="float" office:value="0.134479">
                <text:p>0.134479</text:p>
              </table:table-cell>
              <table:table-cell office:value-type="float" office:value="0.220858">
                <text:p>0.220858</text:p>
              </table:table-cell>
              <table:table-cell office:value-type="float" office:value="0.383135">
                <text:p>0.383135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48502">
                <text:p>-0.48502</text:p>
              </table:table-cell>
              <table:table-cell office:value-type="float" office:value="-0.033611">
                <text:p>-0.033611</text:p>
              </table:table-cell>
              <table:table-cell office:value-type="float" office:value="-0.008033">
                <text:p>-0.008033</text:p>
              </table:table-cell>
              <table:table-cell office:value-type="float" office:value="0.00393">
                <text:p>0.00393</text:p>
              </table:table-cell>
              <table:table-cell office:value-type="float" office:value="0.01745">
                <text:p>0.01745</text:p>
              </table:table-cell>
              <table:table-cell office:value-type="float" office:value="0.035775">
                <text:p>0.035775</text:p>
              </table:table-cell>
              <table:table-cell office:value-type="float" office:value="0.061514">
                <text:p>0.061514</text:p>
              </table:table-cell>
              <table:table-cell office:value-type="float" office:value="0.093192">
                <text:p>0.093192</text:p>
              </table:table-cell>
              <table:table-cell office:value-type="float" office:value="0.152929">
                <text:p>0.152929</text:p>
              </table:table-cell>
              <table:table-cell office:value-type="float" office:value="0.239706">
                <text:p>0.239706</text:p>
              </table:table-cell>
              <table:table-cell office:value-type="float" office:value="0.383135">
                <text:p>0.383135</text:p>
              </table:table-cell>
              <table:table-cell office:value-type="float" office:value="0.007783">
                <text:p>0.00778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29699">
                <text:p>-0.429699</text:p>
              </table:table-cell>
              <table:table-cell office:value-type="float" office:value="-0.032145">
                <text:p>-0.032145</text:p>
              </table:table-cell>
              <table:table-cell office:value-type="float" office:value="-0.009869">
                <text:p>-0.009869</text:p>
              </table:table-cell>
              <table:table-cell office:value-type="float" office:value="0.004807">
                <text:p>0.004807</text:p>
              </table:table-cell>
              <table:table-cell office:value-type="float" office:value="0.022016">
                <text:p>0.022016</text:p>
              </table:table-cell>
              <table:table-cell office:value-type="float" office:value="0.041979">
                <text:p>0.041979</text:p>
              </table:table-cell>
              <table:table-cell office:value-type="float" office:value="0.063697">
                <text:p>0.063697</text:p>
              </table:table-cell>
              <table:table-cell office:value-type="float" office:value="0.098626">
                <text:p>0.098626</text:p>
              </table:table-cell>
              <table:table-cell office:value-type="float" office:value="0.15229">
                <text:p>0.15229</text:p>
              </table:table-cell>
              <table:table-cell office:value-type="float" office:value="0.254388">
                <text:p>0.254388</text:p>
              </table:table-cell>
              <table:table-cell office:value-type="float" office:value="0.406447">
                <text:p>0.406447</text:p>
              </table:table-cell>
              <table:table-cell office:value-type="float" office:value="0.016609">
                <text:p>0.0166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73274">
                <text:p>-0.573274</text:p>
              </table:table-cell>
              <table:table-cell office:value-type="float" office:value="-0.043146">
                <text:p>-0.043146</text:p>
              </table:table-cell>
              <table:table-cell office:value-type="float" office:value="-0.014682">
                <text:p>-0.014682</text:p>
              </table:table-cell>
              <table:table-cell office:value-type="float" office:value="0.001016">
                <text:p>0.001016</text:p>
              </table:table-cell>
              <table:table-cell office:value-type="float" office:value="0.019958">
                <text:p>0.019958</text:p>
              </table:table-cell>
              <table:table-cell office:value-type="float" office:value="0.038085">
                <text:p>0.038085</text:p>
              </table:table-cell>
              <table:table-cell office:value-type="float" office:value="0.05862">
                <text:p>0.05862</text:p>
              </table:table-cell>
              <table:table-cell office:value-type="float" office:value="0.093712">
                <text:p>0.093712</text:p>
              </table:table-cell>
              <table:table-cell office:value-type="float" office:value="0.141549">
                <text:p>0.141549</text:p>
              </table:table-cell>
              <table:table-cell office:value-type="float" office:value="0.249729">
                <text:p>0.249729</text:p>
              </table:table-cell>
              <table:table-cell office:value-type="float" office:value="0.406447">
                <text:p>0.406447</text:p>
              </table:table-cell>
              <table:table-cell office:value-type="float" office:value="-0.002843">
                <text:p>-0.0028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48361">
                <text:p>-0.548361</text:p>
              </table:table-cell>
              <table:table-cell office:value-type="float" office:value="-0.040361">
                <text:p>-0.040361</text:p>
              </table:table-cell>
              <table:table-cell office:value-type="float" office:value="-0.013812">
                <text:p>-0.013812</text:p>
              </table:table-cell>
              <table:table-cell office:value-type="float" office:value="0.0038">
                <text:p>0.0038</text:p>
              </table:table-cell>
              <table:table-cell office:value-type="float" office:value="0.022668">
                <text:p>0.022668</text:p>
              </table:table-cell>
              <table:table-cell office:value-type="float" office:value="0.039893">
                <text:p>0.039893</text:p>
              </table:table-cell>
              <table:table-cell office:value-type="float" office:value="0.063775">
                <text:p>0.063775</text:p>
              </table:table-cell>
              <table:table-cell office:value-type="float" office:value="0.101305">
                <text:p>0.101305</text:p>
              </table:table-cell>
              <table:table-cell office:value-type="float" office:value="0.14985">
                <text:p>0.14985</text:p>
              </table:table-cell>
              <table:table-cell office:value-type="float" office:value="0.248644">
                <text:p>0.248644</text:p>
              </table:table-cell>
              <table:table-cell office:value-type="float" office:value="0.406447">
                <text:p>0.406447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538302">
                <text:p>-0.538302</text:p>
              </table:table-cell>
              <table:table-cell office:value-type="float" office:value="-0.03219">
                <text:p>-0.03219</text:p>
              </table:table-cell>
              <table:table-cell office:value-type="float" office:value="-0.007172">
                <text:p>-0.007172</text:p>
              </table:table-cell>
              <table:table-cell office:value-type="float" office:value="0.012072">
                <text:p>0.012072</text:p>
              </table:table-cell>
              <table:table-cell office:value-type="float" office:value="0.030975">
                <text:p>0.030975</text:p>
              </table:table-cell>
              <table:table-cell office:value-type="float" office:value="0.049299">
                <text:p>0.049299</text:p>
              </table:table-cell>
              <table:table-cell office:value-type="float" office:value="0.071701">
                <text:p>0.071701</text:p>
              </table:table-cell>
              <table:table-cell office:value-type="float" office:value="0.102222">
                <text:p>0.102222</text:p>
              </table:table-cell>
              <table:table-cell office:value-type="float" office:value="0.146529">
                <text:p>0.146529</text:p>
              </table:table-cell>
              <table:table-cell office:value-type="float" office:value="0.249466">
                <text:p>0.249466</text:p>
              </table:table-cell>
              <table:table-cell office:value-type="float" office:value="0.406447">
                <text:p>0.406447</text:p>
              </table:table-cell>
              <table:table-cell office:value-type="float" office:value="0.00846">
                <text:p>0.008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424958">
                <text:p>-0.424958</text:p>
              </table:table-cell>
              <table:table-cell office:value-type="float" office:value="-0.030423">
                <text:p>-0.030423</text:p>
              </table:table-cell>
              <table:table-cell office:value-type="float" office:value="-0.007722">
                <text:p>-0.007722</text:p>
              </table:table-cell>
              <table:table-cell office:value-type="float" office:value="0.008582">
                <text:p>0.008582</text:p>
              </table:table-cell>
              <table:table-cell office:value-type="float" office:value="0.026754">
                <text:p>0.026754</text:p>
              </table:table-cell>
              <table:table-cell office:value-type="float" office:value="0.051091">
                <text:p>0.051091</text:p>
              </table:table-cell>
              <table:table-cell office:value-type="float" office:value="0.072286">
                <text:p>0.072286</text:p>
              </table:table-cell>
              <table:table-cell office:value-type="float" office:value="0.101648">
                <text:p>0.101648</text:p>
              </table:table-cell>
              <table:table-cell office:value-type="float" office:value="0.146091">
                <text:p>0.146091</text:p>
              </table:table-cell>
              <table:table-cell office:value-type="float" office:value="0.238197">
                <text:p>0.238197</text:p>
              </table:table-cell>
              <table:table-cell office:value-type="float" office:value="0.406447">
                <text:p>0.406447</text:p>
              </table:table-cell>
              <table:table-cell office:value-type="float" office:value="0.018155">
                <text:p>0.0181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48524">
                <text:p>-0.48524</text:p>
              </table:table-cell>
              <table:table-cell office:value-type="float" office:value="-0.02094">
                <text:p>-0.02094</text:p>
              </table:table-cell>
              <table:table-cell office:value-type="float" office:value="0.00242">
                <text:p>0.00242</text:p>
              </table:table-cell>
              <table:table-cell office:value-type="float" office:value="0.020613">
                <text:p>0.020613</text:p>
              </table:table-cell>
              <table:table-cell office:value-type="float" office:value="0.042454">
                <text:p>0.042454</text:p>
              </table:table-cell>
              <table:table-cell office:value-type="float" office:value="0.061489">
                <text:p>0.061489</text:p>
              </table:table-cell>
              <table:table-cell office:value-type="float" office:value="0.078801">
                <text:p>0.078801</text:p>
              </table:table-cell>
              <table:table-cell office:value-type="float" office:value="0.109511">
                <text:p>0.109511</text:p>
              </table:table-cell>
              <table:table-cell office:value-type="float" office:value="0.153025">
                <text:p>0.153025</text:p>
              </table:table-cell>
              <table:table-cell office:value-type="float" office:value="0.26183">
                <text:p>0.26183</text:p>
              </table:table-cell>
              <table:table-cell office:value-type="float" office:value="0.42601">
                <text:p>0.42601</text:p>
              </table:table-cell>
              <table:table-cell office:value-type="float" office:value="0.022396">
                <text:p>0.0223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59372">
                <text:p>-0.459372</text:p>
              </table:table-cell>
              <table:table-cell office:value-type="float" office:value="-0.029274">
                <text:p>-0.029274</text:p>
              </table:table-cell>
              <table:table-cell office:value-type="float" office:value="-0.001438">
                <text:p>-0.001438</text:p>
              </table:table-cell>
              <table:table-cell office:value-type="float" office:value="0.018576">
                <text:p>0.018576</text:p>
              </table:table-cell>
              <table:table-cell office:value-type="float" office:value="0.045245">
                <text:p>0.045245</text:p>
              </table:table-cell>
              <table:table-cell office:value-type="float" office:value="0.064701">
                <text:p>0.064701</text:p>
              </table:table-cell>
              <table:table-cell office:value-type="float" office:value="0.083036">
                <text:p>0.083036</text:p>
              </table:table-cell>
              <table:table-cell office:value-type="float" office:value="0.118475">
                <text:p>0.118475</text:p>
              </table:table-cell>
              <table:table-cell office:value-type="float" office:value="0.164874">
                <text:p>0.164874</text:p>
              </table:table-cell>
              <table:table-cell office:value-type="float" office:value="0.283963">
                <text:p>0.283963</text:p>
              </table:table-cell>
              <table:table-cell office:value-type="float" office:value="0.42601">
                <text:p>0.42601</text:p>
              </table:table-cell>
              <table:table-cell office:value-type="float" office:value="0.028879">
                <text:p>0.0288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653176">
                <text:p>-0.653176</text:p>
              </table:table-cell>
              <table:table-cell office:value-type="float" office:value="-0.033389">
                <text:p>-0.033389</text:p>
              </table:table-cell>
              <table:table-cell office:value-type="float" office:value="-0.000433">
                <text:p>-0.000433</text:p>
              </table:table-cell>
              <table:table-cell office:value-type="float" office:value="0.018937">
                <text:p>0.018937</text:p>
              </table:table-cell>
              <table:table-cell office:value-type="float" office:value="0.043488">
                <text:p>0.043488</text:p>
              </table:table-cell>
              <table:table-cell office:value-type="float" office:value="0.064905">
                <text:p>0.064905</text:p>
              </table:table-cell>
              <table:table-cell office:value-type="float" office:value="0.087556">
                <text:p>0.087556</text:p>
              </table:table-cell>
              <table:table-cell office:value-type="float" office:value="0.121324">
                <text:p>0.121324</text:p>
              </table:table-cell>
              <table:table-cell office:value-type="float" office:value="0.16837">
                <text:p>0.16837</text:p>
              </table:table-cell>
              <table:table-cell office:value-type="float" office:value="0.284838">
                <text:p>0.284838</text:p>
              </table:table-cell>
              <table:table-cell office:value-type="float" office:value="0.42601">
                <text:p>0.42601</text:p>
              </table:table-cell>
              <table:table-cell office:value-type="float" office:value="0.010242">
                <text:p>0.0102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545395">
                <text:p>-0.545395</text:p>
              </table:table-cell>
              <table:table-cell office:value-type="float" office:value="-0.033788">
                <text:p>-0.033788</text:p>
              </table:table-cell>
              <table:table-cell office:value-type="float" office:value="-0.000905">
                <text:p>-0.000905</text:p>
              </table:table-cell>
              <table:table-cell office:value-type="float" office:value="0.019242">
                <text:p>0.019242</text:p>
              </table:table-cell>
              <table:table-cell office:value-type="float" office:value="0.03971">
                <text:p>0.03971</text:p>
              </table:table-cell>
              <table:table-cell office:value-type="float" office:value="0.062026">
                <text:p>0.062026</text:p>
              </table:table-cell>
              <table:table-cell office:value-type="float" office:value="0.08666">
                <text:p>0.08666</text:p>
              </table:table-cell>
              <table:table-cell office:value-type="float" office:value="0.13153">
                <text:p>0.13153</text:p>
              </table:table-cell>
              <table:table-cell office:value-type="float" office:value="0.182521">
                <text:p>0.182521</text:p>
              </table:table-cell>
              <table:table-cell office:value-type="float" office:value="0.267331">
                <text:p>0.267331</text:p>
              </table:table-cell>
              <table:table-cell office:value-type="float" office:value="0.42601">
                <text:p>0.42601</text:p>
              </table:table-cell>
              <table:table-cell office:value-type="float" office:value="0.020893">
                <text:p>0.0208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310442">
                <text:p>-0.310442</text:p>
              </table:table-cell>
              <table:table-cell office:value-type="float" office:value="-0.017793">
                <text:p>-0.017793</text:p>
              </table:table-cell>
              <table:table-cell office:value-type="float" office:value="0.005778">
                <text:p>0.005778</text:p>
              </table:table-cell>
              <table:table-cell office:value-type="float" office:value="0.025749">
                <text:p>0.025749</text:p>
              </table:table-cell>
              <table:table-cell office:value-type="float" office:value="0.044847">
                <text:p>0.044847</text:p>
              </table:table-cell>
              <table:table-cell office:value-type="float" office:value="0.071856">
                <text:p>0.071856</text:p>
              </table:table-cell>
              <table:table-cell office:value-type="float" office:value="0.101371">
                <text:p>0.101371</text:p>
              </table:table-cell>
              <table:table-cell office:value-type="float" office:value="0.14353">
                <text:p>0.14353</text:p>
              </table:table-cell>
              <table:table-cell office:value-type="float" office:value="0.195467">
                <text:p>0.195467</text:p>
              </table:table-cell>
              <table:table-cell office:value-type="float" office:value="0.279224">
                <text:p>0.279224</text:p>
              </table:table-cell>
              <table:table-cell office:value-type="float" office:value="0.42601">
                <text:p>0.42601</text:p>
              </table:table-cell>
              <table:table-cell office:value-type="float" office:value="0.053959">
                <text:p>0.0539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401286">
                <text:p>-0.401286</text:p>
              </table:table-cell>
              <table:table-cell office:value-type="float" office:value="-0.027142">
                <text:p>-0.027142</text:p>
              </table:table-cell>
              <table:table-cell office:value-type="float" office:value="0.002012">
                <text:p>0.002012</text:p>
              </table:table-cell>
              <table:table-cell office:value-type="float" office:value="0.026556">
                <text:p>0.026556</text:p>
              </table:table-cell>
              <table:table-cell office:value-type="float" office:value="0.049284">
                <text:p>0.049284</text:p>
              </table:table-cell>
              <table:table-cell office:value-type="float" office:value="0.072439">
                <text:p>0.072439</text:p>
              </table:table-cell>
              <table:table-cell office:value-type="float" office:value="0.106533">
                <text:p>0.106533</text:p>
              </table:table-cell>
              <table:table-cell office:value-type="float" office:value="0.150672">
                <text:p>0.150672</text:p>
              </table:table-cell>
              <table:table-cell office:value-type="float" office:value="0.196413">
                <text:p>0.196413</text:p>
              </table:table-cell>
              <table:table-cell office:value-type="float" office:value="0.277997">
                <text:p>0.277997</text:p>
              </table:table-cell>
              <table:table-cell office:value-type="float" office:value="0.42601">
                <text:p>0.42601</text:p>
              </table:table-cell>
              <table:table-cell office:value-type="float" office:value="0.045348">
                <text:p>0.0453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475883">
                <text:p>-0.475883</text:p>
              </table:table-cell>
              <table:table-cell office:value-type="float" office:value="-0.018958">
                <text:p>-0.018958</text:p>
              </table:table-cell>
              <table:table-cell office:value-type="float" office:value="0.009864">
                <text:p>0.009864</text:p>
              </table:table-cell>
              <table:table-cell office:value-type="float" office:value="0.031647">
                <text:p>0.031647</text:p>
              </table:table-cell>
              <table:table-cell office:value-type="float" office:value="0.054576">
                <text:p>0.054576</text:p>
              </table:table-cell>
              <table:table-cell office:value-type="float" office:value="0.080702">
                <text:p>0.080702</text:p>
              </table:table-cell>
              <table:table-cell office:value-type="float" office:value="0.116685">
                <text:p>0.116685</text:p>
              </table:table-cell>
              <table:table-cell office:value-type="float" office:value="0.163419">
                <text:p>0.163419</text:p>
              </table:table-cell>
              <table:table-cell office:value-type="float" office:value="0.208967">
                <text:p>0.208967</text:p>
              </table:table-cell>
              <table:table-cell office:value-type="float" office:value="0.29398">
                <text:p>0.29398</text:p>
              </table:table-cell>
              <table:table-cell office:value-type="float" office:value="0.42601">
                <text:p>0.42601</text:p>
              </table:table-cell>
              <table:table-cell office:value-type="float" office:value="0.0465">
                <text:p>0.04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523216">
                <text:p>-0.523216</text:p>
              </table:table-cell>
              <table:table-cell office:value-type="float" office:value="-0.007459">
                <text:p>-0.007459</text:p>
              </table:table-cell>
              <table:table-cell office:value-type="float" office:value="0.013374">
                <text:p>0.013374</text:p>
              </table:table-cell>
              <table:table-cell office:value-type="float" office:value="0.032312">
                <text:p>0.032312</text:p>
              </table:table-cell>
              <table:table-cell office:value-type="float" office:value="0.053616">
                <text:p>0.053616</text:p>
              </table:table-cell>
              <table:table-cell office:value-type="float" office:value="0.08433">
                <text:p>0.08433</text:p>
              </table:table-cell>
              <table:table-cell office:value-type="float" office:value="0.119192">
                <text:p>0.119192</text:p>
              </table:table-cell>
              <table:table-cell office:value-type="float" office:value="0.156315">
                <text:p>0.156315</text:p>
              </table:table-cell>
              <table:table-cell office:value-type="float" office:value="0.204661">
                <text:p>0.204661</text:p>
              </table:table-cell>
              <table:table-cell office:value-type="float" office:value="0.294605">
                <text:p>0.294605</text:p>
              </table:table-cell>
              <table:table-cell office:value-type="float" office:value="0.42601">
                <text:p>0.42601</text:p>
              </table:table-cell>
              <table:table-cell office:value-type="float" office:value="0.042773">
                <text:p>0.0427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241042">
                <text:p>-0.241042</text:p>
              </table:table-cell>
              <table:table-cell office:value-type="float" office:value="0.000053">
                <text:p>0.000053</text:p>
              </table:table-cell>
              <table:table-cell office:value-type="float" office:value="0.021946">
                <text:p>0.021946</text:p>
              </table:table-cell>
              <table:table-cell office:value-type="float" office:value="0.040982">
                <text:p>0.040982</text:p>
              </table:table-cell>
              <table:table-cell office:value-type="float" office:value="0.072923">
                <text:p>0.072923</text:p>
              </table:table-cell>
              <table:table-cell office:value-type="float" office:value="0.105239">
                <text:p>0.105239</text:p>
              </table:table-cell>
              <table:table-cell office:value-type="float" office:value="0.147226">
                <text:p>0.147226</text:p>
              </table:table-cell>
              <table:table-cell office:value-type="float" office:value="0.176456">
                <text:p>0.176456</text:p>
              </table:table-cell>
              <table:table-cell office:value-type="float" office:value="0.224373">
                <text:p>0.224373</text:p>
              </table:table-cell>
              <table:table-cell office:value-type="float" office:value="0.31172">
                <text:p>0.31172</text:p>
              </table:table-cell>
              <table:table-cell office:value-type="float" office:value="0.430461">
                <text:p>0.430461</text:p>
              </table:table-cell>
              <table:table-cell office:value-type="float" office:value="0.085987">
                <text:p>0.08598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490308">
                <text:p>-0.490308</text:p>
              </table:table-cell>
              <table:table-cell office:value-type="float" office:value="-0.000721">
                <text:p>-0.000721</text:p>
              </table:table-cell>
              <table:table-cell office:value-type="float" office:value="0.025272">
                <text:p>0.025272</text:p>
              </table:table-cell>
              <table:table-cell office:value-type="float" office:value="0.04123">
                <text:p>0.04123</text:p>
              </table:table-cell>
              <table:table-cell office:value-type="float" office:value="0.071887">
                <text:p>0.071887</text:p>
              </table:table-cell>
              <table:table-cell office:value-type="float" office:value="0.106113">
                <text:p>0.106113</text:p>
              </table:table-cell>
              <table:table-cell office:value-type="float" office:value="0.141498">
                <text:p>0.141498</text:p>
              </table:table-cell>
              <table:table-cell office:value-type="float" office:value="0.173697">
                <text:p>0.173697</text:p>
              </table:table-cell>
              <table:table-cell office:value-type="float" office:value="0.225522">
                <text:p>0.225522</text:p>
              </table:table-cell>
              <table:table-cell office:value-type="float" office:value="0.316544">
                <text:p>0.316544</text:p>
              </table:table-cell>
              <table:table-cell office:value-type="float" office:value="0.430461">
                <text:p>0.430461</text:p>
              </table:table-cell>
              <table:table-cell office:value-type="float" office:value="0.061073">
                <text:p>0.0610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422988">
                <text:p>-0.422988</text:p>
              </table:table-cell>
              <table:table-cell office:value-type="float" office:value="0.004756">
                <text:p>0.004756</text:p>
              </table:table-cell>
              <table:table-cell office:value-type="float" office:value="0.028644">
                <text:p>0.028644</text:p>
              </table:table-cell>
              <table:table-cell office:value-type="float" office:value="0.050924">
                <text:p>0.050924</text:p>
              </table:table-cell>
              <table:table-cell office:value-type="float" office:value="0.085316">
                <text:p>0.085316</text:p>
              </table:table-cell>
              <table:table-cell office:value-type="float" office:value="0.120754">
                <text:p>0.120754</text:p>
              </table:table-cell>
              <table:table-cell office:value-type="float" office:value="0.151236">
                <text:p>0.151236</text:p>
              </table:table-cell>
              <table:table-cell office:value-type="float" office:value="0.187567">
                <text:p>0.187567</text:p>
              </table:table-cell>
              <table:table-cell office:value-type="float" office:value="0.236181">
                <text:p>0.236181</text:p>
              </table:table-cell>
              <table:table-cell office:value-type="float" office:value="0.322961">
                <text:p>0.322961</text:p>
              </table:table-cell>
              <table:table-cell office:value-type="float" office:value="0.43308">
                <text:p>0.43308</text:p>
              </table:table-cell>
              <table:table-cell office:value-type="float" office:value="0.076535">
                <text:p>0.07653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396567">
                <text:p>-0.396567</text:p>
              </table:table-cell>
              <table:table-cell office:value-type="float" office:value="0.008387">
                <text:p>0.008387</text:p>
              </table:table-cell>
              <table:table-cell office:value-type="float" office:value="0.037664">
                <text:p>0.037664</text:p>
              </table:table-cell>
              <table:table-cell office:value-type="float" office:value="0.066227">
                <text:p>0.066227</text:p>
              </table:table-cell>
              <table:table-cell office:value-type="float" office:value="0.102781">
                <text:p>0.102781</text:p>
              </table:table-cell>
              <table:table-cell office:value-type="float" office:value="0.135191">
                <text:p>0.135191</text:p>
              </table:table-cell>
              <table:table-cell office:value-type="float" office:value="0.166536">
                <text:p>0.166536</text:p>
              </table:table-cell>
              <table:table-cell office:value-type="float" office:value="0.20371">
                <text:p>0.20371</text:p>
              </table:table-cell>
              <table:table-cell office:value-type="float" office:value="0.252582">
                <text:p>0.252582</text:p>
              </table:table-cell>
              <table:table-cell office:value-type="float" office:value="0.330782">
                <text:p>0.330782</text:p>
              </table:table-cell>
              <table:table-cell office:value-type="float" office:value="0.43308">
                <text:p>0.43308</text:p>
              </table:table-cell>
              <table:table-cell office:value-type="float" office:value="0.090729">
                <text:p>0.0907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37686">
                <text:p>-0.37686</text:p>
              </table:table-cell>
              <table:table-cell office:value-type="float" office:value="0.001826">
                <text:p>0.001826</text:p>
              </table:table-cell>
              <table:table-cell office:value-type="float" office:value="0.029187">
                <text:p>0.029187</text:p>
              </table:table-cell>
              <table:table-cell office:value-type="float" office:value="0.060021">
                <text:p>0.060021</text:p>
              </table:table-cell>
              <table:table-cell office:value-type="float" office:value="0.093589">
                <text:p>0.093589</text:p>
              </table:table-cell>
              <table:table-cell office:value-type="float" office:value="0.123028">
                <text:p>0.123028</text:p>
              </table:table-cell>
              <table:table-cell office:value-type="float" office:value="0.156135">
                <text:p>0.156135</text:p>
              </table:table-cell>
              <table:table-cell office:value-type="float" office:value="0.192851">
                <text:p>0.192851</text:p>
              </table:table-cell>
              <table:table-cell office:value-type="float" office:value="0.242729">
                <text:p>0.242729</text:p>
              </table:table-cell>
              <table:table-cell office:value-type="float" office:value="0.322386">
                <text:p>0.322386</text:p>
              </table:table-cell>
              <table:table-cell office:value-type="float" office:value="0.43308">
                <text:p>0.43308</text:p>
              </table:table-cell>
              <table:table-cell office:value-type="float" office:value="0.084489">
                <text:p>0.0844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367971">
                <text:p>-0.367971</text:p>
              </table:table-cell>
              <table:table-cell office:value-type="float" office:value="0.002967">
                <text:p>0.002967</text:p>
              </table:table-cell>
              <table:table-cell office:value-type="float" office:value="0.03278">
                <text:p>0.03278</text:p>
              </table:table-cell>
              <table:table-cell office:value-type="float" office:value="0.062774">
                <text:p>0.062774</text:p>
              </table:table-cell>
              <table:table-cell office:value-type="float" office:value="0.092177">
                <text:p>0.092177</text:p>
              </table:table-cell>
              <table:table-cell office:value-type="float" office:value="0.125893">
                <text:p>0.125893</text:p>
              </table:table-cell>
              <table:table-cell office:value-type="float" office:value="0.154971">
                <text:p>0.154971</text:p>
              </table:table-cell>
              <table:table-cell office:value-type="float" office:value="0.191433">
                <text:p>0.191433</text:p>
              </table:table-cell>
              <table:table-cell office:value-type="float" office:value="0.242189">
                <text:p>0.242189</text:p>
              </table:table-cell>
              <table:table-cell office:value-type="float" office:value="0.324184">
                <text:p>0.324184</text:p>
              </table:table-cell>
              <table:table-cell office:value-type="float" office:value="0.43308">
                <text:p>0.43308</text:p>
              </table:table-cell>
              <table:table-cell office:value-type="float" office:value="0.08614">
                <text:p>0.086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27797">
                <text:p>-0.427797</text:p>
              </table:table-cell>
              <table:table-cell office:value-type="float" office:value="-0.000298">
                <text:p>-0.000298</text:p>
              </table:table-cell>
              <table:table-cell office:value-type="float" office:value="0.027579">
                <text:p>0.027579</text:p>
              </table:table-cell>
              <table:table-cell office:value-type="float" office:value="0.054741">
                <text:p>0.054741</text:p>
              </table:table-cell>
              <table:table-cell office:value-type="float" office:value="0.07877">
                <text:p>0.07877</text:p>
              </table:table-cell>
              <table:table-cell office:value-type="float" office:value="0.108105">
                <text:p>0.108105</text:p>
              </table:table-cell>
              <table:table-cell office:value-type="float" office:value="0.142247">
                <text:p>0.142247</text:p>
              </table:table-cell>
              <table:table-cell office:value-type="float" office:value="0.184339">
                <text:p>0.184339</text:p>
              </table:table-cell>
              <table:table-cell office:value-type="float" office:value="0.237466">
                <text:p>0.237466</text:p>
              </table:table-cell>
              <table:table-cell office:value-type="float" office:value="0.321676">
                <text:p>0.321676</text:p>
              </table:table-cell>
              <table:table-cell office:value-type="float" office:value="0.43308">
                <text:p>0.43308</text:p>
              </table:table-cell>
              <table:table-cell office:value-type="float" office:value="0.072683">
                <text:p>0.0726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370086">
                <text:p>-0.370086</text:p>
              </table:table-cell>
              <table:table-cell office:value-type="float" office:value="0.006768">
                <text:p>0.006768</text:p>
              </table:table-cell>
              <table:table-cell office:value-type="float" office:value="0.033243">
                <text:p>0.033243</text:p>
              </table:table-cell>
              <table:table-cell office:value-type="float" office:value="0.058333">
                <text:p>0.058333</text:p>
              </table:table-cell>
              <table:table-cell office:value-type="float" office:value="0.085965">
                <text:p>0.085965</text:p>
              </table:table-cell>
              <table:table-cell office:value-type="float" office:value="0.117155">
                <text:p>0.117155</text:p>
              </table:table-cell>
              <table:table-cell office:value-type="float" office:value="0.151225">
                <text:p>0.151225</text:p>
              </table:table-cell>
              <table:table-cell office:value-type="float" office:value="0.184526">
                <text:p>0.184526</text:p>
              </table:table-cell>
              <table:table-cell office:value-type="float" office:value="0.231343">
                <text:p>0.231343</text:p>
              </table:table-cell>
              <table:table-cell office:value-type="float" office:value="0.318386">
                <text:p>0.318386</text:p>
              </table:table-cell>
              <table:table-cell office:value-type="float" office:value="0.43308">
                <text:p>0.43308</text:p>
              </table:table-cell>
              <table:table-cell office:value-type="float" office:value="0.081686">
                <text:p>0.0816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37145">
                <text:p>-0.37145</text:p>
              </table:table-cell>
              <table:table-cell office:value-type="float" office:value="0.013235">
                <text:p>0.013235</text:p>
              </table:table-cell>
              <table:table-cell office:value-type="float" office:value="0.041836">
                <text:p>0.041836</text:p>
              </table:table-cell>
              <table:table-cell office:value-type="float" office:value="0.073243">
                <text:p>0.073243</text:p>
              </table:table-cell>
              <table:table-cell office:value-type="float" office:value="0.100438">
                <text:p>0.100438</text:p>
              </table:table-cell>
              <table:table-cell office:value-type="float" office:value="0.13486">
                <text:p>0.13486</text:p>
              </table:table-cell>
              <table:table-cell office:value-type="float" office:value="0.163686">
                <text:p>0.163686</text:p>
              </table:table-cell>
              <table:table-cell office:value-type="float" office:value="0.20029">
                <text:p>0.20029</text:p>
              </table:table-cell>
              <table:table-cell office:value-type="float" office:value="0.240405">
                <text:p>0.240405</text:p>
              </table:table-cell>
              <table:table-cell office:value-type="float" office:value="0.317777">
                <text:p>0.317777</text:p>
              </table:table-cell>
              <table:table-cell office:value-type="float" office:value="0.43308">
                <text:p>0.43308</text:p>
              </table:table-cell>
              <table:table-cell office:value-type="float" office:value="0.091432">
                <text:p>0.0914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312844">
                <text:p>-0.312844</text:p>
              </table:table-cell>
              <table:table-cell office:value-type="float" office:value="0.010233">
                <text:p>0.010233</text:p>
              </table:table-cell>
              <table:table-cell office:value-type="float" office:value="0.040311">
                <text:p>0.040311</text:p>
              </table:table-cell>
              <table:table-cell office:value-type="float" office:value="0.077827">
                <text:p>0.077827</text:p>
              </table:table-cell>
              <table:table-cell office:value-type="float" office:value="0.104826">
                <text:p>0.104826</text:p>
              </table:table-cell>
              <table:table-cell office:value-type="float" office:value="0.135911">
                <text:p>0.135911</text:p>
              </table:table-cell>
              <table:table-cell office:value-type="float" office:value="0.172256">
                <text:p>0.172256</text:p>
              </table:table-cell>
              <table:table-cell office:value-type="float" office:value="0.206615">
                <text:p>0.206615</text:p>
              </table:table-cell>
              <table:table-cell office:value-type="float" office:value="0.246366">
                <text:p>0.246366</text:p>
              </table:table-cell>
              <table:table-cell office:value-type="float" office:value="0.32505">
                <text:p>0.32505</text:p>
              </table:table-cell>
              <table:table-cell office:value-type="float" office:value="0.43308">
                <text:p>0.43308</text:p>
              </table:table-cell>
              <table:table-cell office:value-type="float" office:value="0.100655">
                <text:p>0.1006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428917">
                <text:p>-0.428917</text:p>
              </table:table-cell>
              <table:table-cell office:value-type="float" office:value="0.008573">
                <text:p>0.008573</text:p>
              </table:table-cell>
              <table:table-cell office:value-type="float" office:value="0.046539">
                <text:p>0.046539</text:p>
              </table:table-cell>
              <table:table-cell office:value-type="float" office:value="0.084369">
                <text:p>0.084369</text:p>
              </table:table-cell>
              <table:table-cell office:value-type="float" office:value="0.119433">
                <text:p>0.119433</text:p>
              </table:table-cell>
              <table:table-cell office:value-type="float" office:value="0.154242">
                <text:p>0.154242</text:p>
              </table:table-cell>
              <table:table-cell office:value-type="float" office:value="0.188549">
                <text:p>0.188549</text:p>
              </table:table-cell>
              <table:table-cell office:value-type="float" office:value="0.225679">
                <text:p>0.225679</text:p>
              </table:table-cell>
              <table:table-cell office:value-type="float" office:value="0.259478">
                <text:p>0.259478</text:p>
              </table:table-cell>
              <table:table-cell office:value-type="float" office:value="0.338569">
                <text:p>0.338569</text:p>
              </table:table-cell>
              <table:table-cell office:value-type="float" office:value="0.436724">
                <text:p>0.436724</text:p>
              </table:table-cell>
              <table:table-cell office:value-type="float" office:value="0.099651">
                <text:p>0.0996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166375">
                <text:p>-0.166375</text:p>
              </table:table-cell>
              <table:table-cell office:value-type="float" office:value="0.02145">
                <text:p>0.02145</text:p>
              </table:table-cell>
              <table:table-cell office:value-type="float" office:value="0.059256">
                <text:p>0.059256</text:p>
              </table:table-cell>
              <table:table-cell office:value-type="float" office:value="0.098005">
                <text:p>0.098005</text:p>
              </table:table-cell>
              <table:table-cell office:value-type="float" office:value="0.130636">
                <text:p>0.130636</text:p>
              </table:table-cell>
              <table:table-cell office:value-type="float" office:value="0.156508">
                <text:p>0.156508</text:p>
              </table:table-cell>
              <table:table-cell office:value-type="float" office:value="0.185705">
                <text:p>0.185705</text:p>
              </table:table-cell>
              <table:table-cell office:value-type="float" office:value="0.222242">
                <text:p>0.222242</text:p>
              </table:table-cell>
              <table:table-cell office:value-type="float" office:value="0.257707">
                <text:p>0.257707</text:p>
              </table:table-cell>
              <table:table-cell office:value-type="float" office:value="0.335609">
                <text:p>0.335609</text:p>
              </table:table-cell>
              <table:table-cell office:value-type="float" office:value="0.436724">
                <text:p>0.436724</text:p>
              </table:table-cell>
              <table:table-cell office:value-type="float" office:value="0.130074">
                <text:p>0.13007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176166">
                <text:p>-0.176166</text:p>
              </table:table-cell>
              <table:table-cell office:value-type="float" office:value="0.016997">
                <text:p>0.016997</text:p>
              </table:table-cell>
              <table:table-cell office:value-type="float" office:value="0.059144">
                <text:p>0.059144</text:p>
              </table:table-cell>
              <table:table-cell office:value-type="float" office:value="0.093155">
                <text:p>0.093155</text:p>
              </table:table-cell>
              <table:table-cell office:value-type="float" office:value="0.124764">
                <text:p>0.124764</text:p>
              </table:table-cell>
              <table:table-cell office:value-type="float" office:value="0.156865">
                <text:p>0.156865</text:p>
              </table:table-cell>
              <table:table-cell office:value-type="float" office:value="0.186945">
                <text:p>0.186945</text:p>
              </table:table-cell>
              <table:table-cell office:value-type="float" office:value="0.219288">
                <text:p>0.219288</text:p>
              </table:table-cell>
              <table:table-cell office:value-type="float" office:value="0.255832">
                <text:p>0.255832</text:p>
              </table:table-cell>
              <table:table-cell office:value-type="float" office:value="0.326842">
                <text:p>0.326842</text:p>
              </table:table-cell>
              <table:table-cell office:value-type="float" office:value="0.436724">
                <text:p>0.436724</text:p>
              </table:table-cell>
              <table:table-cell office:value-type="float" office:value="0.126367">
                <text:p>0.1263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369894">
                <text:p>-0.369894</text:p>
              </table:table-cell>
              <table:table-cell office:value-type="float" office:value="0.010304">
                <text:p>0.010304</text:p>
              </table:table-cell>
              <table:table-cell office:value-type="float" office:value="0.048164">
                <text:p>0.048164</text:p>
              </table:table-cell>
              <table:table-cell office:value-type="float" office:value="0.082042">
                <text:p>0.082042</text:p>
              </table:table-cell>
              <table:table-cell office:value-type="float" office:value="0.113478">
                <text:p>0.113478</text:p>
              </table:table-cell>
              <table:table-cell office:value-type="float" office:value="0.141127">
                <text:p>0.141127</text:p>
              </table:table-cell>
              <table:table-cell office:value-type="float" office:value="0.174326">
                <text:p>0.174326</text:p>
              </table:table-cell>
              <table:table-cell office:value-type="float" office:value="0.214992">
                <text:p>0.214992</text:p>
              </table:table-cell>
              <table:table-cell office:value-type="float" office:value="0.260311">
                <text:p>0.260311</text:p>
              </table:table-cell>
              <table:table-cell office:value-type="float" office:value="0.325804">
                <text:p>0.325804</text:p>
              </table:table-cell>
              <table:table-cell office:value-type="float" office:value="0.436724">
                <text:p>0.436724</text:p>
              </table:table-cell>
              <table:table-cell office:value-type="float" office:value="0.100066">
                <text:p>0.10006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250014">
                <text:p>-0.250014</text:p>
              </table:table-cell>
              <table:table-cell office:value-type="float" office:value="0.024842">
                <text:p>0.024842</text:p>
              </table:table-cell>
              <table:table-cell office:value-type="float" office:value="0.061507">
                <text:p>0.061507</text:p>
              </table:table-cell>
              <table:table-cell office:value-type="float" office:value="0.094606">
                <text:p>0.094606</text:p>
              </table:table-cell>
              <table:table-cell office:value-type="float" office:value="0.120003">
                <text:p>0.120003</text:p>
              </table:table-cell>
              <table:table-cell office:value-type="float" office:value="0.151426">
                <text:p>0.151426</text:p>
              </table:table-cell>
              <table:table-cell office:value-type="float" office:value="0.184299">
                <text:p>0.184299</text:p>
              </table:table-cell>
              <table:table-cell office:value-type="float" office:value="0.22177">
                <text:p>0.22177</text:p>
              </table:table-cell>
              <table:table-cell office:value-type="float" office:value="0.273336">
                <text:p>0.273336</text:p>
              </table:table-cell>
              <table:table-cell office:value-type="float" office:value="0.34527">
                <text:p>0.34527</text:p>
              </table:table-cell>
              <table:table-cell office:value-type="float" office:value="0.436724">
                <text:p>0.436724</text:p>
              </table:table-cell>
              <table:table-cell office:value-type="float" office:value="0.122704">
                <text:p>0.1227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185867">
                <text:p>-0.185867</text:p>
              </table:table-cell>
              <table:table-cell office:value-type="float" office:value="0.037471">
                <text:p>0.037471</text:p>
              </table:table-cell>
              <table:table-cell office:value-type="float" office:value="0.078346">
                <text:p>0.078346</text:p>
              </table:table-cell>
              <table:table-cell office:value-type="float" office:value="0.109783">
                <text:p>0.109783</text:p>
              </table:table-cell>
              <table:table-cell office:value-type="float" office:value="0.132958">
                <text:p>0.132958</text:p>
              </table:table-cell>
              <table:table-cell office:value-type="float" office:value="0.16175">
                <text:p>0.16175</text:p>
              </table:table-cell>
              <table:table-cell office:value-type="float" office:value="0.189804">
                <text:p>0.189804</text:p>
              </table:table-cell>
              <table:table-cell office:value-type="float" office:value="0.226503">
                <text:p>0.226503</text:p>
              </table:table-cell>
              <table:table-cell office:value-type="float" office:value="0.272107">
                <text:p>0.272107</text:p>
              </table:table-cell>
              <table:table-cell office:value-type="float" office:value="0.347924">
                <text:p>0.347924</text:p>
              </table:table-cell>
              <table:table-cell office:value-type="float" office:value="0.436724">
                <text:p>0.436724</text:p>
              </table:table-cell>
              <table:table-cell office:value-type="float" office:value="0.137078">
                <text:p>0.1370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153433">
                <text:p>-0.153433</text:p>
              </table:table-cell>
              <table:table-cell office:value-type="float" office:value="0.043907">
                <text:p>0.043907</text:p>
              </table:table-cell>
              <table:table-cell office:value-type="float" office:value="0.081062">
                <text:p>0.081062</text:p>
              </table:table-cell>
              <table:table-cell office:value-type="float" office:value="0.104846">
                <text:p>0.104846</text:p>
              </table:table-cell>
              <table:table-cell office:value-type="float" office:value="0.132529">
                <text:p>0.132529</text:p>
              </table:table-cell>
              <table:table-cell office:value-type="float" office:value="0.167555">
                <text:p>0.167555</text:p>
              </table:table-cell>
              <table:table-cell office:value-type="float" office:value="0.197778">
                <text:p>0.197778</text:p>
              </table:table-cell>
              <table:table-cell office:value-type="float" office:value="0.233598">
                <text:p>0.233598</text:p>
              </table:table-cell>
              <table:table-cell office:value-type="float" office:value="0.276794">
                <text:p>0.276794</text:p>
              </table:table-cell>
              <table:table-cell office:value-type="float" office:value="0.343594">
                <text:p>0.343594</text:p>
              </table:table-cell>
              <table:table-cell office:value-type="float" office:value="0.436724">
                <text:p>0.436724</text:p>
              </table:table-cell>
              <table:table-cell office:value-type="float" office:value="0.142823">
                <text:p>0.1428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268666">
                <text:p>-0.268666</text:p>
              </table:table-cell>
              <table:table-cell office:value-type="float" office:value="0.035188">
                <text:p>0.035188</text:p>
              </table:table-cell>
              <table:table-cell office:value-type="float" office:value="0.084473">
                <text:p>0.084473</text:p>
              </table:table-cell>
              <table:table-cell office:value-type="float" office:value="0.115769">
                <text:p>0.115769</text:p>
              </table:table-cell>
              <table:table-cell office:value-type="float" office:value="0.146079">
                <text:p>0.146079</text:p>
              </table:table-cell>
              <table:table-cell office:value-type="float" office:value="0.174713">
                <text:p>0.174713</text:p>
              </table:table-cell>
              <table:table-cell office:value-type="float" office:value="0.20013">
                <text:p>0.20013</text:p>
              </table:table-cell>
              <table:table-cell office:value-type="float" office:value="0.233743">
                <text:p>0.233743</text:p>
              </table:table-cell>
              <table:table-cell office:value-type="float" office:value="0.278147">
                <text:p>0.278147</text:p>
              </table:table-cell>
              <table:table-cell office:value-type="float" office:value="0.348237">
                <text:p>0.348237</text:p>
              </table:table-cell>
              <table:table-cell office:value-type="float" office:value="0.436724">
                <text:p>0.436724</text:p>
              </table:table-cell>
              <table:table-cell office:value-type="float" office:value="0.134781">
                <text:p>0.13478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203914">
                <text:p>-0.203914</text:p>
              </table:table-cell>
              <table:table-cell office:value-type="float" office:value="0.045299">
                <text:p>0.045299</text:p>
              </table:table-cell>
              <table:table-cell office:value-type="float" office:value="0.100545">
                <text:p>0.100545</text:p>
              </table:table-cell>
              <table:table-cell office:value-type="float" office:value="0.135686">
                <text:p>0.135686</text:p>
              </table:table-cell>
              <table:table-cell office:value-type="float" office:value="0.165363">
                <text:p>0.165363</text:p>
              </table:table-cell>
              <table:table-cell office:value-type="float" office:value="0.187856">
                <text:p>0.187856</text:p>
              </table:table-cell>
              <table:table-cell office:value-type="float" office:value="0.214082">
                <text:p>0.214082</text:p>
              </table:table-cell>
              <table:table-cell office:value-type="float" office:value="0.241843">
                <text:p>0.241843</text:p>
              </table:table-cell>
              <table:table-cell office:value-type="float" office:value="0.277615">
                <text:p>0.277615</text:p>
              </table:table-cell>
              <table:table-cell office:value-type="float" office:value="0.350675">
                <text:p>0.350675</text:p>
              </table:table-cell>
              <table:table-cell office:value-type="float" office:value="0.436724">
                <text:p>0.436724</text:p>
              </table:table-cell>
              <table:table-cell office:value-type="float" office:value="0.151505">
                <text:p>0.1515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799">
                <text:p>-0.0799</text:p>
              </table:table-cell>
              <table:table-cell office:value-type="float" office:value="0.073334">
                <text:p>0.073334</text:p>
              </table:table-cell>
              <table:table-cell office:value-type="float" office:value="0.115258">
                <text:p>0.115258</text:p>
              </table:table-cell>
              <table:table-cell office:value-type="float" office:value="0.140448">
                <text:p>0.140448</text:p>
              </table:table-cell>
              <table:table-cell office:value-type="float" office:value="0.168577">
                <text:p>0.168577</text:p>
              </table:table-cell>
              <table:table-cell office:value-type="float" office:value="0.194951">
                <text:p>0.194951</text:p>
              </table:table-cell>
              <table:table-cell office:value-type="float" office:value="0.217936">
                <text:p>0.217936</text:p>
              </table:table-cell>
              <table:table-cell office:value-type="float" office:value="0.243736">
                <text:p>0.243736</text:p>
              </table:table-cell>
              <table:table-cell office:value-type="float" office:value="0.289029">
                <text:p>0.289029</text:p>
              </table:table-cell>
              <table:table-cell office:value-type="float" office:value="0.369594">
                <text:p>0.369594</text:p>
              </table:table-cell>
              <table:table-cell office:value-type="float" office:value="0.436724">
                <text:p>0.436724</text:p>
              </table:table-cell>
              <table:table-cell office:value-type="float" office:value="0.173296">
                <text:p>0.17329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220612">
                <text:p>-0.220612</text:p>
              </table:table-cell>
              <table:table-cell office:value-type="float" office:value="0.063388">
                <text:p>0.063388</text:p>
              </table:table-cell>
              <table:table-cell office:value-type="float" office:value="0.107298">
                <text:p>0.107298</text:p>
              </table:table-cell>
              <table:table-cell office:value-type="float" office:value="0.143884">
                <text:p>0.143884</text:p>
              </table:table-cell>
              <table:table-cell office:value-type="float" office:value="0.174634">
                <text:p>0.174634</text:p>
              </table:table-cell>
              <table:table-cell office:value-type="float" office:value="0.201365">
                <text:p>0.201365</text:p>
              </table:table-cell>
              <table:table-cell office:value-type="float" office:value="0.224806">
                <text:p>0.224806</text:p>
              </table:table-cell>
              <table:table-cell office:value-type="float" office:value="0.247985">
                <text:p>0.247985</text:p>
              </table:table-cell>
              <table:table-cell office:value-type="float" office:value="0.287963">
                <text:p>0.287963</text:p>
              </table:table-cell>
              <table:table-cell office:value-type="float" office:value="0.374881">
                <text:p>0.374881</text:p>
              </table:table-cell>
              <table:table-cell office:value-type="float" office:value="0.451796">
                <text:p>0.451796</text:p>
              </table:table-cell>
              <table:table-cell office:value-type="float" office:value="0.160559">
                <text:p>0.1605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4485">
                <text:p>-0.14485</text:p>
              </table:table-cell>
              <table:table-cell office:value-type="float" office:value="0.067102">
                <text:p>0.067102</text:p>
              </table:table-cell>
              <table:table-cell office:value-type="float" office:value="0.103694">
                <text:p>0.103694</text:p>
              </table:table-cell>
              <table:table-cell office:value-type="float" office:value="0.143066">
                <text:p>0.143066</text:p>
              </table:table-cell>
              <table:table-cell office:value-type="float" office:value="0.174478">
                <text:p>0.174478</text:p>
              </table:table-cell>
              <table:table-cell office:value-type="float" office:value="0.203903">
                <text:p>0.203903</text:p>
              </table:table-cell>
              <table:table-cell office:value-type="float" office:value="0.231045">
                <text:p>0.231045</text:p>
              </table:table-cell>
              <table:table-cell office:value-type="float" office:value="0.261385">
                <text:p>0.261385</text:p>
              </table:table-cell>
              <table:table-cell office:value-type="float" office:value="0.303154">
                <text:p>0.303154</text:p>
              </table:table-cell>
              <table:table-cell office:value-type="float" office:value="0.375395">
                <text:p>0.375395</text:p>
              </table:table-cell>
              <table:table-cell office:value-type="float" office:value="0.451796">
                <text:p>0.451796</text:p>
              </table:table-cell>
              <table:table-cell office:value-type="float" office:value="0.171837">
                <text:p>0.17183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92097">
                <text:p>-0.092097</text:p>
              </table:table-cell>
              <table:table-cell office:value-type="float" office:value="0.065446">
                <text:p>0.065446</text:p>
              </table:table-cell>
              <table:table-cell office:value-type="float" office:value="0.105838">
                <text:p>0.105838</text:p>
              </table:table-cell>
              <table:table-cell office:value-type="float" office:value="0.153493">
                <text:p>0.153493</text:p>
              </table:table-cell>
              <table:table-cell office:value-type="float" office:value="0.182879">
                <text:p>0.182879</text:p>
              </table:table-cell>
              <table:table-cell office:value-type="float" office:value="0.210045">
                <text:p>0.210045</text:p>
              </table:table-cell>
              <table:table-cell office:value-type="float" office:value="0.235337">
                <text:p>0.235337</text:p>
              </table:table-cell>
              <table:table-cell office:value-type="float" office:value="0.266999">
                <text:p>0.266999</text:p>
              </table:table-cell>
              <table:table-cell office:value-type="float" office:value="0.315237">
                <text:p>0.315237</text:p>
              </table:table-cell>
              <table:table-cell office:value-type="float" office:value="0.385764">
                <text:p>0.385764</text:p>
              </table:table-cell>
              <table:table-cell office:value-type="float" office:value="0.451796">
                <text:p>0.451796</text:p>
              </table:table-cell>
              <table:table-cell office:value-type="float" office:value="0.182894">
                <text:p>0.1828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77925">
                <text:p>-0.177925</text:p>
              </table:table-cell>
              <table:table-cell office:value-type="float" office:value="0.057435">
                <text:p>0.057435</text:p>
              </table:table-cell>
              <table:table-cell office:value-type="float" office:value="0.101296">
                <text:p>0.101296</text:p>
              </table:table-cell>
              <table:table-cell office:value-type="float" office:value="0.139882">
                <text:p>0.139882</text:p>
              </table:table-cell>
              <table:table-cell office:value-type="float" office:value="0.170262">
                <text:p>0.170262</text:p>
              </table:table-cell>
              <table:table-cell office:value-type="float" office:value="0.201479">
                <text:p>0.201479</text:p>
              </table:table-cell>
              <table:table-cell office:value-type="float" office:value="0.231104">
                <text:p>0.231104</text:p>
              </table:table-cell>
              <table:table-cell office:value-type="float" office:value="0.255392">
                <text:p>0.255392</text:p>
              </table:table-cell>
              <table:table-cell office:value-type="float" office:value="0.304773">
                <text:p>0.304773</text:p>
              </table:table-cell>
              <table:table-cell office:value-type="float" office:value="0.383613">
                <text:p>0.383613</text:p>
              </table:table-cell>
              <table:table-cell office:value-type="float" office:value="0.451796">
                <text:p>0.451796</text:p>
              </table:table-cell>
              <table:table-cell office:value-type="float" office:value="0.166731">
                <text:p>0.1667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382549">
                <text:p>-0.382549</text:p>
              </table:table-cell>
              <table:table-cell office:value-type="float" office:value="0.041332">
                <text:p>0.041332</text:p>
              </table:table-cell>
              <table:table-cell office:value-type="float" office:value="0.092929">
                <text:p>0.092929</text:p>
              </table:table-cell>
              <table:table-cell office:value-type="float" office:value="0.135693">
                <text:p>0.135693</text:p>
              </table:table-cell>
              <table:table-cell office:value-type="float" office:value="0.169959">
                <text:p>0.169959</text:p>
              </table:table-cell>
              <table:table-cell office:value-type="float" office:value="0.206484">
                <text:p>0.206484</text:p>
              </table:table-cell>
              <table:table-cell office:value-type="float" office:value="0.236953">
                <text:p>0.236953</text:p>
              </table:table-cell>
              <table:table-cell office:value-type="float" office:value="0.263671">
                <text:p>0.263671</text:p>
              </table:table-cell>
              <table:table-cell office:value-type="float" office:value="0.313094">
                <text:p>0.313094</text:p>
              </table:table-cell>
              <table:table-cell office:value-type="float" office:value="0.391346">
                <text:p>0.391346</text:p>
              </table:table-cell>
              <table:table-cell office:value-type="float" office:value="0.451796">
                <text:p>0.451796</text:p>
              </table:table-cell>
              <table:table-cell office:value-type="float" office:value="0.146891">
                <text:p>0.1468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142199">
                <text:p>-0.142199</text:p>
              </table:table-cell>
              <table:table-cell office:value-type="float" office:value="0.068821">
                <text:p>0.068821</text:p>
              </table:table-cell>
              <table:table-cell office:value-type="float" office:value="0.108486">
                <text:p>0.108486</text:p>
              </table:table-cell>
              <table:table-cell office:value-type="float" office:value="0.149693">
                <text:p>0.149693</text:p>
              </table:table-cell>
              <table:table-cell office:value-type="float" office:value="0.192289">
                <text:p>0.192289</text:p>
              </table:table-cell>
              <table:table-cell office:value-type="float" office:value="0.221146">
                <text:p>0.221146</text:p>
              </table:table-cell>
              <table:table-cell office:value-type="float" office:value="0.25111">
                <text:p>0.25111</text:p>
              </table:table-cell>
              <table:table-cell office:value-type="float" office:value="0.278309">
                <text:p>0.278309</text:p>
              </table:table-cell>
              <table:table-cell office:value-type="float" office:value="0.328043">
                <text:p>0.328043</text:p>
              </table:table-cell>
              <table:table-cell office:value-type="float" office:value="0.402317">
                <text:p>0.402317</text:p>
              </table:table-cell>
              <table:table-cell office:value-type="float" office:value="0.451796">
                <text:p>0.451796</text:p>
              </table:table-cell>
              <table:table-cell office:value-type="float" office:value="0.185801">
                <text:p>0.1858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261942">
                <text:p>-0.261942</text:p>
              </table:table-cell>
              <table:table-cell office:value-type="float" office:value="0.05931">
                <text:p>0.05931</text:p>
              </table:table-cell>
              <table:table-cell office:value-type="float" office:value="0.110405">
                <text:p>0.110405</text:p>
              </table:table-cell>
              <table:table-cell office:value-type="float" office:value="0.162834">
                <text:p>0.162834</text:p>
              </table:table-cell>
              <table:table-cell office:value-type="float" office:value="0.196299">
                <text:p>0.196299</text:p>
              </table:table-cell>
              <table:table-cell office:value-type="float" office:value="0.227151">
                <text:p>0.227151</text:p>
              </table:table-cell>
              <table:table-cell office:value-type="float" office:value="0.256071">
                <text:p>0.256071</text:p>
              </table:table-cell>
              <table:table-cell office:value-type="float" office:value="0.285238">
                <text:p>0.285238</text:p>
              </table:table-cell>
              <table:table-cell office:value-type="float" office:value="0.328083">
                <text:p>0.328083</text:p>
              </table:table-cell>
              <table:table-cell office:value-type="float" office:value="0.39834">
                <text:p>0.39834</text:p>
              </table:table-cell>
              <table:table-cell office:value-type="float" office:value="0.451796">
                <text:p>0.451796</text:p>
              </table:table-cell>
              <table:table-cell office:value-type="float" office:value="0.176179">
                <text:p>0.17617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193812">
                <text:p>-0.193812</text:p>
              </table:table-cell>
              <table:table-cell office:value-type="float" office:value="0.06459">
                <text:p>0.06459</text:p>
              </table:table-cell>
              <table:table-cell office:value-type="float" office:value="0.105896">
                <text:p>0.105896</text:p>
              </table:table-cell>
              <table:table-cell office:value-type="float" office:value="0.147499">
                <text:p>0.147499</text:p>
              </table:table-cell>
              <table:table-cell office:value-type="float" office:value="0.181988">
                <text:p>0.181988</text:p>
              </table:table-cell>
              <table:table-cell office:value-type="float" office:value="0.210242">
                <text:p>0.210242</text:p>
              </table:table-cell>
              <table:table-cell office:value-type="float" office:value="0.239874">
                <text:p>0.239874</text:p>
              </table:table-cell>
              <table:table-cell office:value-type="float" office:value="0.276162">
                <text:p>0.276162</text:p>
              </table:table-cell>
              <table:table-cell office:value-type="float" office:value="0.319693">
                <text:p>0.319693</text:p>
              </table:table-cell>
              <table:table-cell office:value-type="float" office:value="0.397183">
                <text:p>0.397183</text:p>
              </table:table-cell>
              <table:table-cell office:value-type="float" office:value="0.451796">
                <text:p>0.451796</text:p>
              </table:table-cell>
              <table:table-cell office:value-type="float" office:value="0.174932">
                <text:p>0.1749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165999">
                <text:p>-0.165999</text:p>
              </table:table-cell>
              <table:table-cell office:value-type="float" office:value="0.072062">
                <text:p>0.072062</text:p>
              </table:table-cell>
              <table:table-cell office:value-type="float" office:value="0.107576">
                <text:p>0.107576</text:p>
              </table:table-cell>
              <table:table-cell office:value-type="float" office:value="0.154281">
                <text:p>0.154281</text:p>
              </table:table-cell>
              <table:table-cell office:value-type="float" office:value="0.191312">
                <text:p>0.191312</text:p>
              </table:table-cell>
              <table:table-cell office:value-type="float" office:value="0.226497">
                <text:p>0.226497</text:p>
              </table:table-cell>
              <table:table-cell office:value-type="float" office:value="0.257064">
                <text:p>0.257064</text:p>
              </table:table-cell>
              <table:table-cell office:value-type="float" office:value="0.298552">
                <text:p>0.298552</text:p>
              </table:table-cell>
              <table:table-cell office:value-type="float" office:value="0.349313">
                <text:p>0.349313</text:p>
              </table:table-cell>
              <table:table-cell office:value-type="float" office:value="0.409354">
                <text:p>0.409354</text:p>
              </table:table-cell>
              <table:table-cell office:value-type="float" office:value="0.451796">
                <text:p>0.451796</text:p>
              </table:table-cell>
              <table:table-cell office:value-type="float" office:value="0.190001">
                <text:p>0.1900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125515">
                <text:p>-0.125515</text:p>
              </table:table-cell>
              <table:table-cell office:value-type="float" office:value="0.075926">
                <text:p>0.075926</text:p>
              </table:table-cell>
              <table:table-cell office:value-type="float" office:value="0.117494">
                <text:p>0.117494</text:p>
              </table:table-cell>
              <table:table-cell office:value-type="float" office:value="0.162855">
                <text:p>0.162855</text:p>
              </table:table-cell>
              <table:table-cell office:value-type="float" office:value="0.194444">
                <text:p>0.194444</text:p>
              </table:table-cell>
              <table:table-cell office:value-type="float" office:value="0.226648">
                <text:p>0.226648</text:p>
              </table:table-cell>
              <table:table-cell office:value-type="float" office:value="0.26037">
                <text:p>0.26037</text:p>
              </table:table-cell>
              <table:table-cell office:value-type="float" office:value="0.301166">
                <text:p>0.301166</text:p>
              </table:table-cell>
              <table:table-cell office:value-type="float" office:value="0.352243">
                <text:p>0.352243</text:p>
              </table:table-cell>
              <table:table-cell office:value-type="float" office:value="0.412678">
                <text:p>0.412678</text:p>
              </table:table-cell>
              <table:table-cell office:value-type="float" office:value="0.469614">
                <text:p>0.469614</text:p>
              </table:table-cell>
              <table:table-cell office:value-type="float" office:value="0.197831">
                <text:p>0.1978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094469">
                <text:p>-0.094469</text:p>
              </table:table-cell>
              <table:table-cell office:value-type="float" office:value="0.084387">
                <text:p>0.084387</text:p>
              </table:table-cell>
              <table:table-cell office:value-type="float" office:value="0.123259">
                <text:p>0.123259</text:p>
              </table:table-cell>
              <table:table-cell office:value-type="float" office:value="0.170037">
                <text:p>0.170037</text:p>
              </table:table-cell>
              <table:table-cell office:value-type="float" office:value="0.204851">
                <text:p>0.204851</text:p>
              </table:table-cell>
              <table:table-cell office:value-type="float" office:value="0.236369">
                <text:p>0.236369</text:p>
              </table:table-cell>
              <table:table-cell office:value-type="float" office:value="0.269255">
                <text:p>0.269255</text:p>
              </table:table-cell>
              <table:table-cell office:value-type="float" office:value="0.306255">
                <text:p>0.306255</text:p>
              </table:table-cell>
              <table:table-cell office:value-type="float" office:value="0.353026">
                <text:p>0.353026</text:p>
              </table:table-cell>
              <table:table-cell office:value-type="float" office:value="0.409429">
                <text:p>0.409429</text:p>
              </table:table-cell>
              <table:table-cell office:value-type="float" office:value="0.469614">
                <text:p>0.469614</text:p>
              </table:table-cell>
              <table:table-cell office:value-type="float" office:value="0.20624">
                <text:p>0.206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9718">
                <text:p>0.009718</text:p>
              </table:table-cell>
              <table:table-cell office:value-type="float" office:value="0.1002">
                <text:p>0.1002</text:p>
              </table:table-cell>
              <table:table-cell office:value-type="float" office:value="0.145726">
                <text:p>0.145726</text:p>
              </table:table-cell>
              <table:table-cell office:value-type="float" office:value="0.181158">
                <text:p>0.181158</text:p>
              </table:table-cell>
              <table:table-cell office:value-type="float" office:value="0.215488">
                <text:p>0.215488</text:p>
              </table:table-cell>
              <table:table-cell office:value-type="float" office:value="0.246384">
                <text:p>0.246384</text:p>
              </table:table-cell>
              <table:table-cell office:value-type="float" office:value="0.273865">
                <text:p>0.273865</text:p>
              </table:table-cell>
              <table:table-cell office:value-type="float" office:value="0.313156">
                <text:p>0.313156</text:p>
              </table:table-cell>
              <table:table-cell office:value-type="float" office:value="0.354939">
                <text:p>0.354939</text:p>
              </table:table-cell>
              <table:table-cell office:value-type="float" office:value="0.413948">
                <text:p>0.413948</text:p>
              </table:table-cell>
              <table:table-cell office:value-type="float" office:value="0.469614">
                <text:p>0.469614</text:p>
              </table:table-cell>
              <table:table-cell office:value-type="float" office:value="0.225458">
                <text:p>0.22545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013181">
                <text:p>-0.013181</text:p>
              </table:table-cell>
              <table:table-cell office:value-type="float" office:value="0.1072">
                <text:p>0.1072</text:p>
              </table:table-cell>
              <table:table-cell office:value-type="float" office:value="0.145698">
                <text:p>0.145698</text:p>
              </table:table-cell>
              <table:table-cell office:value-type="float" office:value="0.178791">
                <text:p>0.178791</text:p>
              </table:table-cell>
              <table:table-cell office:value-type="float" office:value="0.21602">
                <text:p>0.21602</text:p>
              </table:table-cell>
              <table:table-cell office:value-type="float" office:value="0.245746">
                <text:p>0.245746</text:p>
              </table:table-cell>
              <table:table-cell office:value-type="float" office:value="0.268823">
                <text:p>0.268823</text:p>
              </table:table-cell>
              <table:table-cell office:value-type="float" office:value="0.302968">
                <text:p>0.302968</text:p>
              </table:table-cell>
              <table:table-cell office:value-type="float" office:value="0.346358">
                <text:p>0.346358</text:p>
              </table:table-cell>
              <table:table-cell office:value-type="float" office:value="0.410073">
                <text:p>0.410073</text:p>
              </table:table-cell>
              <table:table-cell office:value-type="float" office:value="0.469614">
                <text:p>0.469614</text:p>
              </table:table-cell>
              <table:table-cell office:value-type="float" office:value="0.22085">
                <text:p>0.2208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131082">
                <text:p>-0.131082</text:p>
              </table:table-cell>
              <table:table-cell office:value-type="float" office:value="0.099656">
                <text:p>0.099656</text:p>
              </table:table-cell>
              <table:table-cell office:value-type="float" office:value="0.138092">
                <text:p>0.138092</text:p>
              </table:table-cell>
              <table:table-cell office:value-type="float" office:value="0.172466">
                <text:p>0.172466</text:p>
              </table:table-cell>
              <table:table-cell office:value-type="float" office:value="0.206685">
                <text:p>0.206685</text:p>
              </table:table-cell>
              <table:table-cell office:value-type="float" office:value="0.240888">
                <text:p>0.240888</text:p>
              </table:table-cell>
              <table:table-cell office:value-type="float" office:value="0.272928">
                <text:p>0.272928</text:p>
              </table:table-cell>
              <table:table-cell office:value-type="float" office:value="0.308462">
                <text:p>0.308462</text:p>
              </table:table-cell>
              <table:table-cell office:value-type="float" office:value="0.345187">
                <text:p>0.345187</text:p>
              </table:table-cell>
              <table:table-cell office:value-type="float" office:value="0.413175">
                <text:p>0.413175</text:p>
              </table:table-cell>
              <table:table-cell office:value-type="float" office:value="0.469614">
                <text:p>0.469614</text:p>
              </table:table-cell>
              <table:table-cell office:value-type="float" office:value="0.206646">
                <text:p>0.2066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049082">
                <text:p>-0.049082</text:p>
              </table:table-cell>
              <table:table-cell office:value-type="float" office:value="0.11684">
                <text:p>0.11684</text:p>
              </table:table-cell>
              <table:table-cell office:value-type="float" office:value="0.155788">
                <text:p>0.155788</text:p>
              </table:table-cell>
              <table:table-cell office:value-type="float" office:value="0.191553">
                <text:p>0.191553</text:p>
              </table:table-cell>
              <table:table-cell office:value-type="float" office:value="0.224178">
                <text:p>0.224178</text:p>
              </table:table-cell>
              <table:table-cell office:value-type="float" office:value="0.252058">
                <text:p>0.252058</text:p>
              </table:table-cell>
              <table:table-cell office:value-type="float" office:value="0.285563">
                <text:p>0.285563</text:p>
              </table:table-cell>
              <table:table-cell office:value-type="float" office:value="0.319915">
                <text:p>0.319915</text:p>
              </table:table-cell>
              <table:table-cell office:value-type="float" office:value="0.359826">
                <text:p>0.359826</text:p>
              </table:table-cell>
              <table:table-cell office:value-type="float" office:value="0.414792">
                <text:p>0.414792</text:p>
              </table:table-cell>
              <table:table-cell office:value-type="float" office:value="0.469614">
                <text:p>0.469614</text:p>
              </table:table-cell>
              <table:table-cell office:value-type="float" office:value="0.227143">
                <text:p>0.2271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105167">
                <text:p>-0.105167</text:p>
              </table:table-cell>
              <table:table-cell office:value-type="float" office:value="0.10919">
                <text:p>0.10919</text:p>
              </table:table-cell>
              <table:table-cell office:value-type="float" office:value="0.149616">
                <text:p>0.149616</text:p>
              </table:table-cell>
              <table:table-cell office:value-type="float" office:value="0.185276">
                <text:p>0.185276</text:p>
              </table:table-cell>
              <table:table-cell office:value-type="float" office:value="0.217553">
                <text:p>0.217553</text:p>
              </table:table-cell>
              <table:table-cell office:value-type="float" office:value="0.24646">
                <text:p>0.24646</text:p>
              </table:table-cell>
              <table:table-cell office:value-type="float" office:value="0.273743">
                <text:p>0.273743</text:p>
              </table:table-cell>
              <table:table-cell office:value-type="float" office:value="0.321947">
                <text:p>0.321947</text:p>
              </table:table-cell>
              <table:table-cell office:value-type="float" office:value="0.369829">
                <text:p>0.369829</text:p>
              </table:table-cell>
              <table:table-cell office:value-type="float" office:value="0.426504">
                <text:p>0.426504</text:p>
              </table:table-cell>
              <table:table-cell office:value-type="float" office:value="0.469614">
                <text:p>0.469614</text:p>
              </table:table-cell>
              <table:table-cell office:value-type="float" office:value="0.219495">
                <text:p>0.2194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72041">
                <text:p>-0.072041</text:p>
              </table:table-cell>
              <table:table-cell office:value-type="float" office:value="0.112575">
                <text:p>0.112575</text:p>
              </table:table-cell>
              <table:table-cell office:value-type="float" office:value="0.158474">
                <text:p>0.158474</text:p>
              </table:table-cell>
              <table:table-cell office:value-type="float" office:value="0.197839">
                <text:p>0.197839</text:p>
              </table:table-cell>
              <table:table-cell office:value-type="float" office:value="0.232208">
                <text:p>0.232208</text:p>
              </table:table-cell>
              <table:table-cell office:value-type="float" office:value="0.254577">
                <text:p>0.254577</text:p>
              </table:table-cell>
              <table:table-cell office:value-type="float" office:value="0.288387">
                <text:p>0.288387</text:p>
              </table:table-cell>
              <table:table-cell office:value-type="float" office:value="0.33389">
                <text:p>0.33389</text:p>
              </table:table-cell>
              <table:table-cell office:value-type="float" office:value="0.372286">
                <text:p>0.372286</text:p>
              </table:table-cell>
              <table:table-cell office:value-type="float" office:value="0.42928">
                <text:p>0.42928</text:p>
              </table:table-cell>
              <table:table-cell office:value-type="float" office:value="0.469614">
                <text:p>0.469614</text:p>
              </table:table-cell>
              <table:table-cell office:value-type="float" office:value="0.230747">
                <text:p>0.2307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3696">
                <text:p>-0.03696</text:p>
              </table:table-cell>
              <table:table-cell office:value-type="float" office:value="0.127703">
                <text:p>0.127703</text:p>
              </table:table-cell>
              <table:table-cell office:value-type="float" office:value="0.180224">
                <text:p>0.180224</text:p>
              </table:table-cell>
              <table:table-cell office:value-type="float" office:value="0.216758">
                <text:p>0.216758</text:p>
              </table:table-cell>
              <table:table-cell office:value-type="float" office:value="0.246256">
                <text:p>0.246256</text:p>
              </table:table-cell>
              <table:table-cell office:value-type="float" office:value="0.273445">
                <text:p>0.273445</text:p>
              </table:table-cell>
              <table:table-cell office:value-type="float" office:value="0.305602">
                <text:p>0.305602</text:p>
              </table:table-cell>
              <table:table-cell office:value-type="float" office:value="0.346272">
                <text:p>0.346272</text:p>
              </table:table-cell>
              <table:table-cell office:value-type="float" office:value="0.379745">
                <text:p>0.379745</text:p>
              </table:table-cell>
              <table:table-cell office:value-type="float" office:value="0.430961">
                <text:p>0.430961</text:p>
              </table:table-cell>
              <table:table-cell office:value-type="float" office:value="0.469614">
                <text:p>0.469614</text:p>
              </table:table-cell>
              <table:table-cell office:value-type="float" office:value="0.247001">
                <text:p>0.2470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175763">
                <text:p>-0.175763</text:p>
              </table:table-cell>
              <table:table-cell office:value-type="float" office:value="0.113878">
                <text:p>0.113878</text:p>
              </table:table-cell>
              <table:table-cell office:value-type="float" office:value="0.167318">
                <text:p>0.167318</text:p>
              </table:table-cell>
              <table:table-cell office:value-type="float" office:value="0.204099">
                <text:p>0.204099</text:p>
              </table:table-cell>
              <table:table-cell office:value-type="float" office:value="0.231254">
                <text:p>0.231254</text:p>
              </table:table-cell>
              <table:table-cell office:value-type="float" office:value="0.257371">
                <text:p>0.257371</text:p>
              </table:table-cell>
              <table:table-cell office:value-type="float" office:value="0.294789">
                <text:p>0.294789</text:p>
              </table:table-cell>
              <table:table-cell office:value-type="float" office:value="0.336214">
                <text:p>0.336214</text:p>
              </table:table-cell>
              <table:table-cell office:value-type="float" office:value="0.372899">
                <text:p>0.372899</text:p>
              </table:table-cell>
              <table:table-cell office:value-type="float" office:value="0.431461">
                <text:p>0.431461</text:p>
              </table:table-cell>
              <table:table-cell office:value-type="float" office:value="0.469614">
                <text:p>0.469614</text:p>
              </table:table-cell>
              <table:table-cell office:value-type="float" office:value="0.223352">
                <text:p>0.2233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035453">
                <text:p>-0.035453</text:p>
              </table:table-cell>
              <table:table-cell office:value-type="float" office:value="0.122724">
                <text:p>0.122724</text:p>
              </table:table-cell>
              <table:table-cell office:value-type="float" office:value="0.176826">
                <text:p>0.176826</text:p>
              </table:table-cell>
              <table:table-cell office:value-type="float" office:value="0.218131">
                <text:p>0.218131</text:p>
              </table:table-cell>
              <table:table-cell office:value-type="float" office:value="0.244312">
                <text:p>0.244312</text:p>
              </table:table-cell>
              <table:table-cell office:value-type="float" office:value="0.272421">
                <text:p>0.272421</text:p>
              </table:table-cell>
              <table:table-cell office:value-type="float" office:value="0.312373">
                <text:p>0.312373</text:p>
              </table:table-cell>
              <table:table-cell office:value-type="float" office:value="0.35016">
                <text:p>0.35016</text:p>
              </table:table-cell>
              <table:table-cell office:value-type="float" office:value="0.388981">
                <text:p>0.388981</text:p>
              </table:table-cell>
              <table:table-cell office:value-type="float" office:value="0.436091">
                <text:p>0.436091</text:p>
              </table:table-cell>
              <table:table-cell office:value-type="float" office:value="0.469614">
                <text:p>0.469614</text:p>
              </table:table-cell>
              <table:table-cell office:value-type="float" office:value="0.248657">
                <text:p>0.24865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121049">
                <text:p>-0.121049</text:p>
              </table:table-cell>
              <table:table-cell office:value-type="float" office:value="0.131854">
                <text:p>0.131854</text:p>
              </table:table-cell>
              <table:table-cell office:value-type="float" office:value="0.185136">
                <text:p>0.185136</text:p>
              </table:table-cell>
              <table:table-cell office:value-type="float" office:value="0.212332">
                <text:p>0.212332</text:p>
              </table:table-cell>
              <table:table-cell office:value-type="float" office:value="0.239318">
                <text:p>0.239318</text:p>
              </table:table-cell>
              <table:table-cell office:value-type="float" office:value="0.269559">
                <text:p>0.269559</text:p>
              </table:table-cell>
              <table:table-cell office:value-type="float" office:value="0.313522">
                <text:p>0.313522</text:p>
              </table:table-cell>
              <table:table-cell office:value-type="float" office:value="0.351911">
                <text:p>0.351911</text:p>
              </table:table-cell>
              <table:table-cell office:value-type="float" office:value="0.389839">
                <text:p>0.389839</text:p>
              </table:table-cell>
              <table:table-cell office:value-type="float" office:value="0.43062">
                <text:p>0.43062</text:p>
              </table:table-cell>
              <table:table-cell office:value-type="float" office:value="0.469614">
                <text:p>0.469614</text:p>
              </table:table-cell>
              <table:table-cell office:value-type="float" office:value="0.240304">
                <text:p>0.24030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37611">
                <text:p>-0.037611</text:p>
              </table:table-cell>
              <table:table-cell office:value-type="float" office:value="0.134322">
                <text:p>0.134322</text:p>
              </table:table-cell>
              <table:table-cell office:value-type="float" office:value="0.185777">
                <text:p>0.185777</text:p>
              </table:table-cell>
              <table:table-cell office:value-type="float" office:value="0.212721">
                <text:p>0.212721</text:p>
              </table:table-cell>
              <table:table-cell office:value-type="float" office:value="0.241876">
                <text:p>0.241876</text:p>
              </table:table-cell>
              <table:table-cell office:value-type="float" office:value="0.281089">
                <text:p>0.281089</text:p>
              </table:table-cell>
              <table:table-cell office:value-type="float" office:value="0.321086">
                <text:p>0.321086</text:p>
              </table:table-cell>
              <table:table-cell office:value-type="float" office:value="0.359555">
                <text:p>0.359555</text:p>
              </table:table-cell>
              <table:table-cell office:value-type="float" office:value="0.399348">
                <text:p>0.399348</text:p>
              </table:table-cell>
              <table:table-cell office:value-type="float" office:value="0.434358">
                <text:p>0.434358</text:p>
              </table:table-cell>
              <table:table-cell office:value-type="float" office:value="0.469614">
                <text:p>0.469614</text:p>
              </table:table-cell>
              <table:table-cell office:value-type="float" office:value="0.253252">
                <text:p>0.25325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026229">
                <text:p>-0.026229</text:p>
              </table:table-cell>
              <table:table-cell office:value-type="float" office:value="0.136143">
                <text:p>0.136143</text:p>
              </table:table-cell>
              <table:table-cell office:value-type="float" office:value="0.184288">
                <text:p>0.184288</text:p>
              </table:table-cell>
              <table:table-cell office:value-type="float" office:value="0.214875">
                <text:p>0.214875</text:p>
              </table:table-cell>
              <table:table-cell office:value-type="float" office:value="0.245015">
                <text:p>0.245015</text:p>
              </table:table-cell>
              <table:table-cell office:value-type="float" office:value="0.273952">
                <text:p>0.273952</text:p>
              </table:table-cell>
              <table:table-cell office:value-type="float" office:value="0.310986">
                <text:p>0.310986</text:p>
              </table:table-cell>
              <table:table-cell office:value-type="float" office:value="0.3551">
                <text:p>0.3551</text:p>
              </table:table-cell>
              <table:table-cell office:value-type="float" office:value="0.397054">
                <text:p>0.397054</text:p>
              </table:table-cell>
              <table:table-cell office:value-type="float" office:value="0.43548">
                <text:p>0.43548</text:p>
              </table:table-cell>
              <table:table-cell office:value-type="float" office:value="0.469614">
                <text:p>0.469614</text:p>
              </table:table-cell>
              <table:table-cell office:value-type="float" office:value="0.252666">
                <text:p>0.2526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118767">
                <text:p>-0.118767</text:p>
              </table:table-cell>
              <table:table-cell office:value-type="float" office:value="0.141579">
                <text:p>0.141579</text:p>
              </table:table-cell>
              <table:table-cell office:value-type="float" office:value="0.191897">
                <text:p>0.191897</text:p>
              </table:table-cell>
              <table:table-cell office:value-type="float" office:value="0.220811">
                <text:p>0.220811</text:p>
              </table:table-cell>
              <table:table-cell office:value-type="float" office:value="0.252096">
                <text:p>0.252096</text:p>
              </table:table-cell>
              <table:table-cell office:value-type="float" office:value="0.280686">
                <text:p>0.280686</text:p>
              </table:table-cell>
              <table:table-cell office:value-type="float" office:value="0.311735">
                <text:p>0.311735</text:p>
              </table:table-cell>
              <table:table-cell office:value-type="float" office:value="0.344161">
                <text:p>0.344161</text:p>
              </table:table-cell>
              <table:table-cell office:value-type="float" office:value="0.39029">
                <text:p>0.39029</text:p>
              </table:table-cell>
              <table:table-cell office:value-type="float" office:value="0.434228">
                <text:p>0.434228</text:p>
              </table:table-cell>
              <table:table-cell office:value-type="float" office:value="0.469614">
                <text:p>0.469614</text:p>
              </table:table-cell>
              <table:table-cell office:value-type="float" office:value="0.244872">
                <text:p>0.24487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28837">
                <text:p>-0.028837</text:p>
              </table:table-cell>
              <table:table-cell office:value-type="float" office:value="0.133887">
                <text:p>0.133887</text:p>
              </table:table-cell>
              <table:table-cell office:value-type="float" office:value="0.185179">
                <text:p>0.185179</text:p>
              </table:table-cell>
              <table:table-cell office:value-type="float" office:value="0.220175">
                <text:p>0.220175</text:p>
              </table:table-cell>
              <table:table-cell office:value-type="float" office:value="0.257754">
                <text:p>0.257754</text:p>
              </table:table-cell>
              <table:table-cell office:value-type="float" office:value="0.285469">
                <text:p>0.285469</text:p>
              </table:table-cell>
              <table:table-cell office:value-type="float" office:value="0.314112">
                <text:p>0.314112</text:p>
              </table:table-cell>
              <table:table-cell office:value-type="float" office:value="0.345345">
                <text:p>0.345345</text:p>
              </table:table-cell>
              <table:table-cell office:value-type="float" office:value="0.384528">
                <text:p>0.384528</text:p>
              </table:table-cell>
              <table:table-cell office:value-type="float" office:value="0.431377">
                <text:p>0.431377</text:p>
              </table:table-cell>
              <table:table-cell office:value-type="float" office:value="0.469614">
                <text:p>0.469614</text:p>
              </table:table-cell>
              <table:table-cell office:value-type="float" office:value="0.252899">
                <text:p>0.2528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8436">
                <text:p>0.008436</text:p>
              </table:table-cell>
              <table:table-cell office:value-type="float" office:value="0.148365">
                <text:p>0.148365</text:p>
              </table:table-cell>
              <table:table-cell office:value-type="float" office:value="0.189036">
                <text:p>0.189036</text:p>
              </table:table-cell>
              <table:table-cell office:value-type="float" office:value="0.225434">
                <text:p>0.225434</text:p>
              </table:table-cell>
              <table:table-cell office:value-type="float" office:value="0.261606">
                <text:p>0.261606</text:p>
              </table:table-cell>
              <table:table-cell office:value-type="float" office:value="0.290119">
                <text:p>0.290119</text:p>
              </table:table-cell>
              <table:table-cell office:value-type="float" office:value="0.317408">
                <text:p>0.317408</text:p>
              </table:table-cell>
              <table:table-cell office:value-type="float" office:value="0.349274">
                <text:p>0.349274</text:p>
              </table:table-cell>
              <table:table-cell office:value-type="float" office:value="0.385291">
                <text:p>0.385291</text:p>
              </table:table-cell>
              <table:table-cell office:value-type="float" office:value="0.42804">
                <text:p>0.42804</text:p>
              </table:table-cell>
              <table:table-cell office:value-type="float" office:value="0.469614">
                <text:p>0.469614</text:p>
              </table:table-cell>
              <table:table-cell office:value-type="float" office:value="0.260301">
                <text:p>0.2603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076184">
                <text:p>-0.076184</text:p>
              </table:table-cell>
              <table:table-cell office:value-type="float" office:value="0.126889">
                <text:p>0.126889</text:p>
              </table:table-cell>
              <table:table-cell office:value-type="float" office:value="0.176677">
                <text:p>0.176677</text:p>
              </table:table-cell>
              <table:table-cell office:value-type="float" office:value="0.211211">
                <text:p>0.211211</text:p>
              </table:table-cell>
              <table:table-cell office:value-type="float" office:value="0.24968">
                <text:p>0.24968</text:p>
              </table:table-cell>
              <table:table-cell office:value-type="float" office:value="0.284842">
                <text:p>0.284842</text:p>
              </table:table-cell>
              <table:table-cell office:value-type="float" office:value="0.32616">
                <text:p>0.32616</text:p>
              </table:table-cell>
              <table:table-cell office:value-type="float" office:value="0.360066">
                <text:p>0.360066</text:p>
              </table:table-cell>
              <table:table-cell office:value-type="float" office:value="0.391167">
                <text:p>0.391167</text:p>
              </table:table-cell>
              <table:table-cell office:value-type="float" office:value="0.428228">
                <text:p>0.428228</text:p>
              </table:table-cell>
              <table:table-cell office:value-type="float" office:value="0.469614">
                <text:p>0.469614</text:p>
              </table:table-cell>
              <table:table-cell office:value-type="float" office:value="0.247874">
                <text:p>0.24787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0386">
                <text:p>0.020386</text:p>
              </table:table-cell>
              <table:table-cell office:value-type="float" office:value="0.133818">
                <text:p>0.133818</text:p>
              </table:table-cell>
              <table:table-cell office:value-type="float" office:value="0.186473">
                <text:p>0.186473</text:p>
              </table:table-cell>
              <table:table-cell office:value-type="float" office:value="0.224241">
                <text:p>0.224241</text:p>
              </table:table-cell>
              <table:table-cell office:value-type="float" office:value="0.262294">
                <text:p>0.262294</text:p>
              </table:table-cell>
              <table:table-cell office:value-type="float" office:value="0.293315">
                <text:p>0.293315</text:p>
              </table:table-cell>
              <table:table-cell office:value-type="float" office:value="0.327845">
                <text:p>0.327845</text:p>
              </table:table-cell>
              <table:table-cell office:value-type="float" office:value="0.359181">
                <text:p>0.359181</text:p>
              </table:table-cell>
              <table:table-cell office:value-type="float" office:value="0.387149">
                <text:p>0.387149</text:p>
              </table:table-cell>
              <table:table-cell office:value-type="float" office:value="0.427616">
                <text:p>0.427616</text:p>
              </table:table-cell>
              <table:table-cell office:value-type="float" office:value="0.469614">
                <text:p>0.469614</text:p>
              </table:table-cell>
              <table:table-cell office:value-type="float" office:value="0.262232">
                <text:p>0.2622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134565">
                <text:p>-0.134565</text:p>
              </table:table-cell>
              <table:table-cell office:value-type="float" office:value="0.129362">
                <text:p>0.129362</text:p>
              </table:table-cell>
              <table:table-cell office:value-type="float" office:value="0.184988">
                <text:p>0.184988</text:p>
              </table:table-cell>
              <table:table-cell office:value-type="float" office:value="0.224246">
                <text:p>0.224246</text:p>
              </table:table-cell>
              <table:table-cell office:value-type="float" office:value="0.265443">
                <text:p>0.265443</text:p>
              </table:table-cell>
              <table:table-cell office:value-type="float" office:value="0.299226">
                <text:p>0.299226</text:p>
              </table:table-cell>
              <table:table-cell office:value-type="float" office:value="0.330933">
                <text:p>0.330933</text:p>
              </table:table-cell>
              <table:table-cell office:value-type="float" office:value="0.361908">
                <text:p>0.361908</text:p>
              </table:table-cell>
              <table:table-cell office:value-type="float" office:value="0.389177">
                <text:p>0.389177</text:p>
              </table:table-cell>
              <table:table-cell office:value-type="float" office:value="0.425809">
                <text:p>0.425809</text:p>
              </table:table-cell>
              <table:table-cell office:value-type="float" office:value="0.469614">
                <text:p>0.469614</text:p>
              </table:table-cell>
              <table:table-cell office:value-type="float" office:value="0.247653">
                <text:p>0.24765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7075">
                <text:p>0.007075</text:p>
              </table:table-cell>
              <table:table-cell office:value-type="float" office:value="0.15363">
                <text:p>0.15363</text:p>
              </table:table-cell>
              <table:table-cell office:value-type="float" office:value="0.195559">
                <text:p>0.195559</text:p>
              </table:table-cell>
              <table:table-cell office:value-type="float" office:value="0.233718">
                <text:p>0.233718</text:p>
              </table:table-cell>
              <table:table-cell office:value-type="float" office:value="0.268345">
                <text:p>0.268345</text:p>
              </table:table-cell>
              <table:table-cell office:value-type="float" office:value="0.302957">
                <text:p>0.302957</text:p>
              </table:table-cell>
              <table:table-cell office:value-type="float" office:value="0.341931">
                <text:p>0.341931</text:p>
              </table:table-cell>
              <table:table-cell office:value-type="float" office:value="0.366365">
                <text:p>0.366365</text:p>
              </table:table-cell>
              <table:table-cell office:value-type="float" office:value="0.394353">
                <text:p>0.394353</text:p>
              </table:table-cell>
              <table:table-cell office:value-type="float" office:value="0.428032">
                <text:p>0.428032</text:p>
              </table:table-cell>
              <table:table-cell office:value-type="float" office:value="0.469614">
                <text:p>0.469614</text:p>
              </table:table-cell>
              <table:table-cell office:value-type="float" office:value="0.269197">
                <text:p>0.26919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025418">
                <text:p>-0.025418</text:p>
              </table:table-cell>
              <table:table-cell office:value-type="float" office:value="0.150077">
                <text:p>0.150077</text:p>
              </table:table-cell>
              <table:table-cell office:value-type="float" office:value="0.199856">
                <text:p>0.199856</text:p>
              </table:table-cell>
              <table:table-cell office:value-type="float" office:value="0.247492">
                <text:p>0.247492</text:p>
              </table:table-cell>
              <table:table-cell office:value-type="float" office:value="0.28629">
                <text:p>0.28629</text:p>
              </table:table-cell>
              <table:table-cell office:value-type="float" office:value="0.327549">
                <text:p>0.327549</text:p>
              </table:table-cell>
              <table:table-cell office:value-type="float" office:value="0.358797">
                <text:p>0.358797</text:p>
              </table:table-cell>
              <table:table-cell office:value-type="float" office:value="0.383591">
                <text:p>0.383591</text:p>
              </table:table-cell>
              <table:table-cell office:value-type="float" office:value="0.408883">
                <text:p>0.408883</text:p>
              </table:table-cell>
              <table:table-cell office:value-type="float" office:value="0.435447">
                <text:p>0.435447</text:p>
              </table:table-cell>
              <table:table-cell office:value-type="float" office:value="0.472102">
                <text:p>0.472102</text:p>
              </table:table-cell>
              <table:table-cell office:value-type="float" office:value="0.277256">
                <text:p>0.27725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75478">
                <text:p>0.075478</text:p>
              </table:table-cell>
              <table:table-cell office:value-type="float" office:value="0.154172">
                <text:p>0.154172</text:p>
              </table:table-cell>
              <table:table-cell office:value-type="float" office:value="0.203178">
                <text:p>0.203178</text:p>
              </table:table-cell>
              <table:table-cell office:value-type="float" office:value="0.252073">
                <text:p>0.252073</text:p>
              </table:table-cell>
              <table:table-cell office:value-type="float" office:value="0.285979">
                <text:p>0.285979</text:p>
              </table:table-cell>
              <table:table-cell office:value-type="float" office:value="0.322222">
                <text:p>0.322222</text:p>
              </table:table-cell>
              <table:table-cell office:value-type="float" office:value="0.353888">
                <text:p>0.353888</text:p>
              </table:table-cell>
              <table:table-cell office:value-type="float" office:value="0.378761">
                <text:p>0.378761</text:p>
              </table:table-cell>
              <table:table-cell office:value-type="float" office:value="0.404542">
                <text:p>0.404542</text:p>
              </table:table-cell>
              <table:table-cell office:value-type="float" office:value="0.434796">
                <text:p>0.434796</text:p>
              </table:table-cell>
              <table:table-cell office:value-type="float" office:value="0.472102">
                <text:p>0.472102</text:p>
              </table:table-cell>
              <table:table-cell office:value-type="float" office:value="0.286509">
                <text:p>0.28650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004712">
                <text:p>-0.004712</text:p>
              </table:table-cell>
              <table:table-cell office:value-type="float" office:value="0.166846">
                <text:p>0.166846</text:p>
              </table:table-cell>
              <table:table-cell office:value-type="float" office:value="0.222726">
                <text:p>0.222726</text:p>
              </table:table-cell>
              <table:table-cell office:value-type="float" office:value="0.265255">
                <text:p>0.265255</text:p>
              </table:table-cell>
              <table:table-cell office:value-type="float" office:value="0.296206">
                <text:p>0.296206</text:p>
              </table:table-cell>
              <table:table-cell office:value-type="float" office:value="0.328604">
                <text:p>0.328604</text:p>
              </table:table-cell>
              <table:table-cell office:value-type="float" office:value="0.357595">
                <text:p>0.357595</text:p>
              </table:table-cell>
              <table:table-cell office:value-type="float" office:value="0.382979">
                <text:p>0.382979</text:p>
              </table:table-cell>
              <table:table-cell office:value-type="float" office:value="0.412777">
                <text:p>0.412777</text:p>
              </table:table-cell>
              <table:table-cell office:value-type="float" office:value="0.437616">
                <text:p>0.437616</text:p>
              </table:table-cell>
              <table:table-cell office:value-type="float" office:value="0.472102">
                <text:p>0.472102</text:p>
              </table:table-cell>
              <table:table-cell office:value-type="float" office:value="0.286589">
                <text:p>0.2865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11534">
                <text:p>0.011534</text:p>
              </table:table-cell>
              <table:table-cell office:value-type="float" office:value="0.18868">
                <text:p>0.18868</text:p>
              </table:table-cell>
              <table:table-cell office:value-type="float" office:value="0.237541">
                <text:p>0.237541</text:p>
              </table:table-cell>
              <table:table-cell office:value-type="float" office:value="0.266563">
                <text:p>0.266563</text:p>
              </table:table-cell>
              <table:table-cell office:value-type="float" office:value="0.293949">
                <text:p>0.293949</text:p>
              </table:table-cell>
              <table:table-cell office:value-type="float" office:value="0.320485">
                <text:p>0.320485</text:p>
              </table:table-cell>
              <table:table-cell office:value-type="float" office:value="0.347056">
                <text:p>0.347056</text:p>
              </table:table-cell>
              <table:table-cell office:value-type="float" office:value="0.376334">
                <text:p>0.376334</text:p>
              </table:table-cell>
              <table:table-cell office:value-type="float" office:value="0.412689">
                <text:p>0.412689</text:p>
              </table:table-cell>
              <table:table-cell office:value-type="float" office:value="0.437545">
                <text:p>0.437545</text:p>
              </table:table-cell>
              <table:table-cell office:value-type="float" office:value="0.472102">
                <text:p>0.472102</text:p>
              </table:table-cell>
              <table:table-cell office:value-type="float" office:value="0.289238">
                <text:p>0.28923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00174">
                <text:p>0.100174</text:p>
              </table:table-cell>
              <table:table-cell office:value-type="float" office:value="0.182771">
                <text:p>0.182771</text:p>
              </table:table-cell>
              <table:table-cell office:value-type="float" office:value="0.234557">
                <text:p>0.234557</text:p>
              </table:table-cell>
              <table:table-cell office:value-type="float" office:value="0.267662">
                <text:p>0.267662</text:p>
              </table:table-cell>
              <table:table-cell office:value-type="float" office:value="0.299434">
                <text:p>0.299434</text:p>
              </table:table-cell>
              <table:table-cell office:value-type="float" office:value="0.325669">
                <text:p>0.325669</text:p>
              </table:table-cell>
              <table:table-cell office:value-type="float" office:value="0.353179">
                <text:p>0.353179</text:p>
              </table:table-cell>
              <table:table-cell office:value-type="float" office:value="0.378492">
                <text:p>0.378492</text:p>
              </table:table-cell>
              <table:table-cell office:value-type="float" office:value="0.412097">
                <text:p>0.412097</text:p>
              </table:table-cell>
              <table:table-cell office:value-type="float" office:value="0.436152">
                <text:p>0.436152</text:p>
              </table:table-cell>
              <table:table-cell office:value-type="float" office:value="0.472102">
                <text:p>0.472102</text:p>
              </table:table-cell>
              <table:table-cell office:value-type="float" office:value="0.299019">
                <text:p>0.29901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86462">
                <text:p>0.086462</text:p>
              </table:table-cell>
              <table:table-cell office:value-type="float" office:value="0.177236">
                <text:p>0.177236</text:p>
              </table:table-cell>
              <table:table-cell office:value-type="float" office:value="0.235825">
                <text:p>0.235825</text:p>
              </table:table-cell>
              <table:table-cell office:value-type="float" office:value="0.27618">
                <text:p>0.27618</text:p>
              </table:table-cell>
              <table:table-cell office:value-type="float" office:value="0.309316">
                <text:p>0.309316</text:p>
              </table:table-cell>
              <table:table-cell office:value-type="float" office:value="0.334251">
                <text:p>0.334251</text:p>
              </table:table-cell>
              <table:table-cell office:value-type="float" office:value="0.361217">
                <text:p>0.361217</text:p>
              </table:table-cell>
              <table:table-cell office:value-type="float" office:value="0.388841">
                <text:p>0.388841</text:p>
              </table:table-cell>
              <table:table-cell office:value-type="float" office:value="0.417463">
                <text:p>0.417463</text:p>
              </table:table-cell>
              <table:table-cell office:value-type="float" office:value="0.439297">
                <text:p>0.439297</text:p>
              </table:table-cell>
              <table:table-cell office:value-type="float" office:value="0.472102">
                <text:p>0.472102</text:p>
              </table:table-cell>
              <table:table-cell office:value-type="float" office:value="0.302609">
                <text:p>0.3026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3393">
                <text:p>0.023393</text:p>
              </table:table-cell>
              <table:table-cell office:value-type="float" office:value="0.19496">
                <text:p>0.19496</text:p>
              </table:table-cell>
              <table:table-cell office:value-type="float" office:value="0.246978">
                <text:p>0.246978</text:p>
              </table:table-cell>
              <table:table-cell office:value-type="float" office:value="0.288605">
                <text:p>0.288605</text:p>
              </table:table-cell>
              <table:table-cell office:value-type="float" office:value="0.320774">
                <text:p>0.320774</text:p>
              </table:table-cell>
              <table:table-cell office:value-type="float" office:value="0.351347">
                <text:p>0.351347</text:p>
              </table:table-cell>
              <table:table-cell office:value-type="float" office:value="0.370934">
                <text:p>0.370934</text:p>
              </table:table-cell>
              <table:table-cell office:value-type="float" office:value="0.396074">
                <text:p>0.396074</text:p>
              </table:table-cell>
              <table:table-cell office:value-type="float" office:value="0.417546">
                <text:p>0.417546</text:p>
              </table:table-cell>
              <table:table-cell office:value-type="float" office:value="0.438321">
                <text:p>0.438321</text:p>
              </table:table-cell>
              <table:table-cell office:value-type="float" office:value="0.472102">
                <text:p>0.472102</text:p>
              </table:table-cell>
              <table:table-cell office:value-type="float" office:value="0.304893">
                <text:p>0.30489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113297">
                <text:p>-0.113297</text:p>
              </table:table-cell>
              <table:table-cell office:value-type="float" office:value="0.160073">
                <text:p>0.160073</text:p>
              </table:table-cell>
              <table:table-cell office:value-type="float" office:value="0.226082">
                <text:p>0.226082</text:p>
              </table:table-cell>
              <table:table-cell office:value-type="float" office:value="0.272679">
                <text:p>0.272679</text:p>
              </table:table-cell>
              <table:table-cell office:value-type="float" office:value="0.312173">
                <text:p>0.312173</text:p>
              </table:table-cell>
              <table:table-cell office:value-type="float" office:value="0.341004">
                <text:p>0.341004</text:p>
              </table:table-cell>
              <table:table-cell office:value-type="float" office:value="0.366603">
                <text:p>0.366603</text:p>
              </table:table-cell>
              <table:table-cell office:value-type="float" office:value="0.390075">
                <text:p>0.390075</text:p>
              </table:table-cell>
              <table:table-cell office:value-type="float" office:value="0.415644">
                <text:p>0.415644</text:p>
              </table:table-cell>
              <table:table-cell office:value-type="float" office:value="0.437529">
                <text:p>0.437529</text:p>
              </table:table-cell>
              <table:table-cell office:value-type="float" office:value="0.472102">
                <text:p>0.472102</text:p>
              </table:table-cell>
              <table:table-cell office:value-type="float" office:value="0.280856">
                <text:p>0.2808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7603">
                <text:p>0.007603</text:p>
              </table:table-cell>
              <table:table-cell office:value-type="float" office:value="0.177464">
                <text:p>0.177464</text:p>
              </table:table-cell>
              <table:table-cell office:value-type="float" office:value="0.238193">
                <text:p>0.238193</text:p>
              </table:table-cell>
              <table:table-cell office:value-type="float" office:value="0.28474">
                <text:p>0.28474</text:p>
              </table:table-cell>
              <table:table-cell office:value-type="float" office:value="0.318916">
                <text:p>0.318916</text:p>
              </table:table-cell>
              <table:table-cell office:value-type="float" office:value="0.353315">
                <text:p>0.353315</text:p>
              </table:table-cell>
              <table:table-cell office:value-type="float" office:value="0.375215">
                <text:p>0.375215</text:p>
              </table:table-cell>
              <table:table-cell office:value-type="float" office:value="0.396274">
                <text:p>0.396274</text:p>
              </table:table-cell>
              <table:table-cell office:value-type="float" office:value="0.419721">
                <text:p>0.419721</text:p>
              </table:table-cell>
              <table:table-cell office:value-type="float" office:value="0.437444">
                <text:p>0.437444</text:p>
              </table:table-cell>
              <table:table-cell office:value-type="float" office:value="0.472102">
                <text:p>0.472102</text:p>
              </table:table-cell>
              <table:table-cell office:value-type="float" office:value="0.300889">
                <text:p>0.30088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10142">
                <text:p>-0.010142</text:p>
              </table:table-cell>
              <table:table-cell office:value-type="float" office:value="0.189046">
                <text:p>0.189046</text:p>
              </table:table-cell>
              <table:table-cell office:value-type="float" office:value="0.248759">
                <text:p>0.248759</text:p>
              </table:table-cell>
              <table:table-cell office:value-type="float" office:value="0.289404">
                <text:p>0.289404</text:p>
              </table:table-cell>
              <table:table-cell office:value-type="float" office:value="0.321775">
                <text:p>0.321775</text:p>
              </table:table-cell>
              <table:table-cell office:value-type="float" office:value="0.358877">
                <text:p>0.358877</text:p>
              </table:table-cell>
              <table:table-cell office:value-type="float" office:value="0.380932">
                <text:p>0.380932</text:p>
              </table:table-cell>
              <table:table-cell office:value-type="float" office:value="0.399574">
                <text:p>0.399574</text:p>
              </table:table-cell>
              <table:table-cell office:value-type="float" office:value="0.420645">
                <text:p>0.420645</text:p>
              </table:table-cell>
              <table:table-cell office:value-type="float" office:value="0.437528">
                <text:p>0.437528</text:p>
              </table:table-cell>
              <table:table-cell office:value-type="float" office:value="0.472102">
                <text:p>0.472102</text:p>
              </table:table-cell>
              <table:table-cell office:value-type="float" office:value="0.30364">
                <text:p>0.3036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45036">
                <text:p>0.045036</text:p>
              </table:table-cell>
              <table:table-cell office:value-type="float" office:value="0.226232">
                <text:p>0.226232</text:p>
              </table:table-cell>
              <table:table-cell office:value-type="float" office:value="0.266308">
                <text:p>0.266308</text:p>
              </table:table-cell>
              <table:table-cell office:value-type="float" office:value="0.30417">
                <text:p>0.30417</text:p>
              </table:table-cell>
              <table:table-cell office:value-type="float" office:value="0.337806">
                <text:p>0.337806</text:p>
              </table:table-cell>
              <table:table-cell office:value-type="float" office:value="0.368377">
                <text:p>0.368377</text:p>
              </table:table-cell>
              <table:table-cell office:value-type="float" office:value="0.38782">
                <text:p>0.38782</text:p>
              </table:table-cell>
              <table:table-cell office:value-type="float" office:value="0.409175">
                <text:p>0.409175</text:p>
              </table:table-cell>
              <table:table-cell office:value-type="float" office:value="0.423899">
                <text:p>0.423899</text:p>
              </table:table-cell>
              <table:table-cell office:value-type="float" office:value="0.437577">
                <text:p>0.437577</text:p>
              </table:table-cell>
              <table:table-cell office:value-type="float" office:value="0.472102">
                <text:p>0.472102</text:p>
              </table:table-cell>
              <table:table-cell office:value-type="float" office:value="0.32064">
                <text:p>0.3206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79317">
                <text:p>0.079317</text:p>
              </table:table-cell>
              <table:table-cell office:value-type="float" office:value="0.244794">
                <text:p>0.244794</text:p>
              </table:table-cell>
              <table:table-cell office:value-type="float" office:value="0.293385">
                <text:p>0.293385</text:p>
              </table:table-cell>
              <table:table-cell office:value-type="float" office:value="0.329243">
                <text:p>0.329243</text:p>
              </table:table-cell>
              <table:table-cell office:value-type="float" office:value="0.357201">
                <text:p>0.357201</text:p>
              </table:table-cell>
              <table:table-cell office:value-type="float" office:value="0.373437">
                <text:p>0.373437</text:p>
              </table:table-cell>
              <table:table-cell office:value-type="float" office:value="0.391467">
                <text:p>0.391467</text:p>
              </table:table-cell>
              <table:table-cell office:value-type="float" office:value="0.411962">
                <text:p>0.411962</text:p>
              </table:table-cell>
              <table:table-cell office:value-type="float" office:value="0.425638">
                <text:p>0.425638</text:p>
              </table:table-cell>
              <table:table-cell office:value-type="float" office:value="0.439726">
                <text:p>0.439726</text:p>
              </table:table-cell>
              <table:table-cell office:value-type="float" office:value="0.472102">
                <text:p>0.472102</text:p>
              </table:table-cell>
              <table:table-cell office:value-type="float" office:value="0.334617">
                <text:p>0.3346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27331">
                <text:p>0.127331</text:p>
              </table:table-cell>
              <table:table-cell office:value-type="float" office:value="0.263322">
                <text:p>0.263322</text:p>
              </table:table-cell>
              <table:table-cell office:value-type="float" office:value="0.311496">
                <text:p>0.311496</text:p>
              </table:table-cell>
              <table:table-cell office:value-type="float" office:value="0.33972">
                <text:p>0.33972</text:p>
              </table:table-cell>
              <table:table-cell office:value-type="float" office:value="0.359164">
                <text:p>0.359164</text:p>
              </table:table-cell>
              <table:table-cell office:value-type="float" office:value="0.375525">
                <text:p>0.375525</text:p>
              </table:table-cell>
              <table:table-cell office:value-type="float" office:value="0.390683">
                <text:p>0.390683</text:p>
              </table:table-cell>
              <table:table-cell office:value-type="float" office:value="0.411978">
                <text:p>0.411978</text:p>
              </table:table-cell>
              <table:table-cell office:value-type="float" office:value="0.425494">
                <text:p>0.425494</text:p>
              </table:table-cell>
              <table:table-cell office:value-type="float" office:value="0.43748">
                <text:p>0.43748</text:p>
              </table:table-cell>
              <table:table-cell office:value-type="float" office:value="0.472102">
                <text:p>0.472102</text:p>
              </table:table-cell>
              <table:table-cell office:value-type="float" office:value="0.344219">
                <text:p>0.34421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70581">
                <text:p>0.170581</text:p>
              </table:table-cell>
              <table:table-cell office:value-type="float" office:value="0.275981">
                <text:p>0.275981</text:p>
              </table:table-cell>
              <table:table-cell office:value-type="float" office:value="0.317121">
                <text:p>0.317121</text:p>
              </table:table-cell>
              <table:table-cell office:value-type="float" office:value="0.343289">
                <text:p>0.343289</text:p>
              </table:table-cell>
              <table:table-cell office:value-type="float" office:value="0.361277">
                <text:p>0.361277</text:p>
              </table:table-cell>
              <table:table-cell office:value-type="float" office:value="0.376698">
                <text:p>0.376698</text:p>
              </table:table-cell>
              <table:table-cell office:value-type="float" office:value="0.396121">
                <text:p>0.396121</text:p>
              </table:table-cell>
              <table:table-cell office:value-type="float" office:value="0.411862">
                <text:p>0.411862</text:p>
              </table:table-cell>
              <table:table-cell office:value-type="float" office:value="0.425592">
                <text:p>0.425592</text:p>
              </table:table-cell>
              <table:table-cell office:value-type="float" office:value="0.440967">
                <text:p>0.440967</text:p>
              </table:table-cell>
              <table:table-cell office:value-type="float" office:value="0.472102">
                <text:p>0.472102</text:p>
              </table:table-cell>
              <table:table-cell office:value-type="float" office:value="0.351949">
                <text:p>0.35194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69114">
                <text:p>0.169114</text:p>
              </table:table-cell>
              <table:table-cell office:value-type="float" office:value="0.249248">
                <text:p>0.249248</text:p>
              </table:table-cell>
              <table:table-cell office:value-type="float" office:value="0.304399">
                <text:p>0.304399</text:p>
              </table:table-cell>
              <table:table-cell office:value-type="float" office:value="0.3396">
                <text:p>0.3396</text:p>
              </table:table-cell>
              <table:table-cell office:value-type="float" office:value="0.359413">
                <text:p>0.359413</text:p>
              </table:table-cell>
              <table:table-cell office:value-type="float" office:value="0.374677">
                <text:p>0.374677</text:p>
              </table:table-cell>
              <table:table-cell office:value-type="float" office:value="0.392802">
                <text:p>0.392802</text:p>
              </table:table-cell>
              <table:table-cell office:value-type="float" office:value="0.408477">
                <text:p>0.408477</text:p>
              </table:table-cell>
              <table:table-cell office:value-type="float" office:value="0.42358">
                <text:p>0.42358</text:p>
              </table:table-cell>
              <table:table-cell office:value-type="float" office:value="0.441106">
                <text:p>0.441106</text:p>
              </table:table-cell>
              <table:table-cell office:value-type="float" office:value="0.472102">
                <text:p>0.472102</text:p>
              </table:table-cell>
              <table:table-cell office:value-type="float" office:value="0.346242">
                <text:p>0.34624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24339">
                <text:p>0.124339</text:p>
              </table:table-cell>
              <table:table-cell office:value-type="float" office:value="0.245727">
                <text:p>0.245727</text:p>
              </table:table-cell>
              <table:table-cell office:value-type="float" office:value="0.307841">
                <text:p>0.307841</text:p>
              </table:table-cell>
              <table:table-cell office:value-type="float" office:value="0.340235">
                <text:p>0.340235</text:p>
              </table:table-cell>
              <table:table-cell office:value-type="float" office:value="0.358932">
                <text:p>0.358932</text:p>
              </table:table-cell>
              <table:table-cell office:value-type="float" office:value="0.375176">
                <text:p>0.375176</text:p>
              </table:table-cell>
              <table:table-cell office:value-type="float" office:value="0.392858">
                <text:p>0.392858</text:p>
              </table:table-cell>
              <table:table-cell office:value-type="float" office:value="0.410638">
                <text:p>0.410638</text:p>
              </table:table-cell>
              <table:table-cell office:value-type="float" office:value="0.423639">
                <text:p>0.423639</text:p>
              </table:table-cell>
              <table:table-cell office:value-type="float" office:value="0.441775">
                <text:p>0.441775</text:p>
              </table:table-cell>
              <table:table-cell office:value-type="float" office:value="0.472102">
                <text:p>0.472102</text:p>
              </table:table-cell>
              <table:table-cell office:value-type="float" office:value="0.342116">
                <text:p>0.342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65311">
                <text:p>0.165311</text:p>
              </table:table-cell>
              <table:table-cell office:value-type="float" office:value="0.267068">
                <text:p>0.267068</text:p>
              </table:table-cell>
              <table:table-cell office:value-type="float" office:value="0.319133">
                <text:p>0.319133</text:p>
              </table:table-cell>
              <table:table-cell office:value-type="float" office:value="0.349296">
                <text:p>0.349296</text:p>
              </table:table-cell>
              <table:table-cell office:value-type="float" office:value="0.365509">
                <text:p>0.365509</text:p>
              </table:table-cell>
              <table:table-cell office:value-type="float" office:value="0.381559">
                <text:p>0.381559</text:p>
              </table:table-cell>
              <table:table-cell office:value-type="float" office:value="0.399884">
                <text:p>0.399884</text:p>
              </table:table-cell>
              <table:table-cell office:value-type="float" office:value="0.41515">
                <text:p>0.41515</text:p>
              </table:table-cell>
              <table:table-cell office:value-type="float" office:value="0.426512">
                <text:p>0.426512</text:p>
              </table:table-cell>
              <table:table-cell office:value-type="float" office:value="0.442765">
                <text:p>0.442765</text:p>
              </table:table-cell>
              <table:table-cell office:value-type="float" office:value="0.472102">
                <text:p>0.472102</text:p>
              </table:table-cell>
              <table:table-cell office:value-type="float" office:value="0.353219">
                <text:p>0.3532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93009">
                <text:p>0.193009</text:p>
              </table:table-cell>
              <table:table-cell office:value-type="float" office:value="0.28522">
                <text:p>0.28522</text:p>
              </table:table-cell>
              <table:table-cell office:value-type="float" office:value="0.334688">
                <text:p>0.334688</text:p>
              </table:table-cell>
              <table:table-cell office:value-type="float" office:value="0.352675">
                <text:p>0.352675</text:p>
              </table:table-cell>
              <table:table-cell office:value-type="float" office:value="0.367285">
                <text:p>0.367285</text:p>
              </table:table-cell>
              <table:table-cell office:value-type="float" office:value="0.386023">
                <text:p>0.386023</text:p>
              </table:table-cell>
              <table:table-cell office:value-type="float" office:value="0.4032">
                <text:p>0.4032</text:p>
              </table:table-cell>
              <table:table-cell office:value-type="float" office:value="0.416983">
                <text:p>0.416983</text:p>
              </table:table-cell>
              <table:table-cell office:value-type="float" office:value="0.427281">
                <text:p>0.427281</text:p>
              </table:table-cell>
              <table:table-cell office:value-type="float" office:value="0.441629">
                <text:p>0.441629</text:p>
              </table:table-cell>
              <table:table-cell office:value-type="float" office:value="0.472102">
                <text:p>0.472102</text:p>
              </table:table-cell>
              <table:table-cell office:value-type="float" office:value="0.360799">
                <text:p>0.3607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91528">
                <text:p>0.191528</text:p>
              </table:table-cell>
              <table:table-cell office:value-type="float" office:value="0.281835">
                <text:p>0.281835</text:p>
              </table:table-cell>
              <table:table-cell office:value-type="float" office:value="0.335579">
                <text:p>0.335579</text:p>
              </table:table-cell>
              <table:table-cell office:value-type="float" office:value="0.354996">
                <text:p>0.354996</text:p>
              </table:table-cell>
              <table:table-cell office:value-type="float" office:value="0.37314">
                <text:p>0.37314</text:p>
              </table:table-cell>
              <table:table-cell office:value-type="float" office:value="0.392772">
                <text:p>0.392772</text:p>
              </table:table-cell>
              <table:table-cell office:value-type="float" office:value="0.407281">
                <text:p>0.407281</text:p>
              </table:table-cell>
              <table:table-cell office:value-type="float" office:value="0.418187">
                <text:p>0.418187</text:p>
              </table:table-cell>
              <table:table-cell office:value-type="float" office:value="0.42819">
                <text:p>0.42819</text:p>
              </table:table-cell>
              <table:table-cell office:value-type="float" office:value="0.441826">
                <text:p>0.441826</text:p>
              </table:table-cell>
              <table:table-cell office:value-type="float" office:value="0.472102">
                <text:p>0.472102</text:p>
              </table:table-cell>
              <table:table-cell office:value-type="float" office:value="0.362533">
                <text:p>0.3625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160509">
                <text:p>0.160509</text:p>
              </table:table-cell>
              <table:table-cell office:value-type="float" office:value="0.282265">
                <text:p>0.282265</text:p>
              </table:table-cell>
              <table:table-cell office:value-type="float" office:value="0.330494">
                <text:p>0.330494</text:p>
              </table:table-cell>
              <table:table-cell office:value-type="float" office:value="0.35487">
                <text:p>0.35487</text:p>
              </table:table-cell>
              <table:table-cell office:value-type="float" office:value="0.375887">
                <text:p>0.375887</text:p>
              </table:table-cell>
              <table:table-cell office:value-type="float" office:value="0.391539">
                <text:p>0.391539</text:p>
              </table:table-cell>
              <table:table-cell office:value-type="float" office:value="0.405257">
                <text:p>0.405257</text:p>
              </table:table-cell>
              <table:table-cell office:value-type="float" office:value="0.417701">
                <text:p>0.417701</text:p>
              </table:table-cell>
              <table:table-cell office:value-type="float" office:value="0.427416">
                <text:p>0.427416</text:p>
              </table:table-cell>
              <table:table-cell office:value-type="float" office:value="0.446389">
                <text:p>0.446389</text:p>
              </table:table-cell>
              <table:table-cell office:value-type="float" office:value="0.472102">
                <text:p>0.472102</text:p>
              </table:table-cell>
              <table:table-cell office:value-type="float" office:value="0.359233">
                <text:p>0.35923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11859">
                <text:p>0.111859</text:p>
              </table:table-cell>
              <table:table-cell office:value-type="float" office:value="0.259344">
                <text:p>0.259344</text:p>
              </table:table-cell>
              <table:table-cell office:value-type="float" office:value="0.314854">
                <text:p>0.314854</text:p>
              </table:table-cell>
              <table:table-cell office:value-type="float" office:value="0.341212">
                <text:p>0.341212</text:p>
              </table:table-cell>
              <table:table-cell office:value-type="float" office:value="0.362687">
                <text:p>0.362687</text:p>
              </table:table-cell>
              <table:table-cell office:value-type="float" office:value="0.381456">
                <text:p>0.381456</text:p>
              </table:table-cell>
              <table:table-cell office:value-type="float" office:value="0.399204">
                <text:p>0.399204</text:p>
              </table:table-cell>
              <table:table-cell office:value-type="float" office:value="0.414924">
                <text:p>0.414924</text:p>
              </table:table-cell>
              <table:table-cell office:value-type="float" office:value="0.426303">
                <text:p>0.426303</text:p>
              </table:table-cell>
              <table:table-cell office:value-type="float" office:value="0.442569">
                <text:p>0.442569</text:p>
              </table:table-cell>
              <table:table-cell office:value-type="float" office:value="0.472102">
                <text:p>0.472102</text:p>
              </table:table-cell>
              <table:table-cell office:value-type="float" office:value="0.345441">
                <text:p>0.34544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73606">
                <text:p>0.173606</text:p>
              </table:table-cell>
              <table:table-cell office:value-type="float" office:value="0.266511">
                <text:p>0.266511</text:p>
              </table:table-cell>
              <table:table-cell office:value-type="float" office:value="0.322067">
                <text:p>0.322067</text:p>
              </table:table-cell>
              <table:table-cell office:value-type="float" office:value="0.348494">
                <text:p>0.348494</text:p>
              </table:table-cell>
              <table:table-cell office:value-type="float" office:value="0.371292">
                <text:p>0.371292</text:p>
              </table:table-cell>
              <table:table-cell office:value-type="float" office:value="0.385596">
                <text:p>0.385596</text:p>
              </table:table-cell>
              <table:table-cell office:value-type="float" office:value="0.399314">
                <text:p>0.399314</text:p>
              </table:table-cell>
              <table:table-cell office:value-type="float" office:value="0.417168">
                <text:p>0.417168</text:p>
              </table:table-cell>
              <table:table-cell office:value-type="float" office:value="0.427859">
                <text:p>0.427859</text:p>
              </table:table-cell>
              <table:table-cell office:value-type="float" office:value="0.443517">
                <text:p>0.443517</text:p>
              </table:table-cell>
              <table:table-cell office:value-type="float" office:value="0.472102">
                <text:p>0.472102</text:p>
              </table:table-cell>
              <table:table-cell office:value-type="float" office:value="0.355542">
                <text:p>0.35554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99042">
                <text:p>0.199042</text:p>
              </table:table-cell>
              <table:table-cell office:value-type="float" office:value="0.281897">
                <text:p>0.281897</text:p>
              </table:table-cell>
              <table:table-cell office:value-type="float" office:value="0.325323">
                <text:p>0.325323</text:p>
              </table:table-cell>
              <table:table-cell office:value-type="float" office:value="0.352797">
                <text:p>0.352797</text:p>
              </table:table-cell>
              <table:table-cell office:value-type="float" office:value="0.373169">
                <text:p>0.373169</text:p>
              </table:table-cell>
              <table:table-cell office:value-type="float" office:value="0.387312">
                <text:p>0.387312</text:p>
              </table:table-cell>
              <table:table-cell office:value-type="float" office:value="0.402624">
                <text:p>0.402624</text:p>
              </table:table-cell>
              <table:table-cell office:value-type="float" office:value="0.419116">
                <text:p>0.419116</text:p>
              </table:table-cell>
              <table:table-cell office:value-type="float" office:value="0.4294">
                <text:p>0.4294</text:p>
              </table:table-cell>
              <table:table-cell office:value-type="float" office:value="0.444663">
                <text:p>0.444663</text:p>
              </table:table-cell>
              <table:table-cell office:value-type="float" office:value="0.472102">
                <text:p>0.472102</text:p>
              </table:table-cell>
              <table:table-cell office:value-type="float" office:value="0.361534">
                <text:p>0.36153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81585">
                <text:p>0.181585</text:p>
              </table:table-cell>
              <table:table-cell office:value-type="float" office:value="0.267895">
                <text:p>0.267895</text:p>
              </table:table-cell>
              <table:table-cell office:value-type="float" office:value="0.315505">
                <text:p>0.315505</text:p>
              </table:table-cell>
              <table:table-cell office:value-type="float" office:value="0.348387">
                <text:p>0.348387</text:p>
              </table:table-cell>
              <table:table-cell office:value-type="float" office:value="0.3742">
                <text:p>0.3742</text:p>
              </table:table-cell>
              <table:table-cell office:value-type="float" office:value="0.389684">
                <text:p>0.389684</text:p>
              </table:table-cell>
              <table:table-cell office:value-type="float" office:value="0.406198">
                <text:p>0.406198</text:p>
              </table:table-cell>
              <table:table-cell office:value-type="float" office:value="0.418086">
                <text:p>0.418086</text:p>
              </table:table-cell>
              <table:table-cell office:value-type="float" office:value="0.428848">
                <text:p>0.428848</text:p>
              </table:table-cell>
              <table:table-cell office:value-type="float" office:value="0.446333">
                <text:p>0.446333</text:p>
              </table:table-cell>
              <table:table-cell office:value-type="float" office:value="0.472102">
                <text:p>0.472102</text:p>
              </table:table-cell>
              <table:table-cell office:value-type="float" office:value="0.357672">
                <text:p>0.35767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7761">
                <text:p>0.17761</text:p>
              </table:table-cell>
              <table:table-cell office:value-type="float" office:value="0.263626">
                <text:p>0.263626</text:p>
              </table:table-cell>
              <table:table-cell office:value-type="float" office:value="0.315957">
                <text:p>0.315957</text:p>
              </table:table-cell>
              <table:table-cell office:value-type="float" office:value="0.342354">
                <text:p>0.342354</text:p>
              </table:table-cell>
              <table:table-cell office:value-type="float" office:value="0.366258">
                <text:p>0.366258</text:p>
              </table:table-cell>
              <table:table-cell office:value-type="float" office:value="0.385579">
                <text:p>0.385579</text:p>
              </table:table-cell>
              <table:table-cell office:value-type="float" office:value="0.403061">
                <text:p>0.403061</text:p>
              </table:table-cell>
              <table:table-cell office:value-type="float" office:value="0.415268">
                <text:p>0.415268</text:p>
              </table:table-cell>
              <table:table-cell office:value-type="float" office:value="0.424562">
                <text:p>0.424562</text:p>
              </table:table-cell>
              <table:table-cell office:value-type="float" office:value="0.442834">
                <text:p>0.442834</text:p>
              </table:table-cell>
              <table:table-cell office:value-type="float" office:value="0.472102">
                <text:p>0.472102</text:p>
              </table:table-cell>
              <table:table-cell office:value-type="float" office:value="0.353711">
                <text:p>0.35371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75857">
                <text:p>0.175857</text:p>
              </table:table-cell>
              <table:table-cell office:value-type="float" office:value="0.266964">
                <text:p>0.266964</text:p>
              </table:table-cell>
              <table:table-cell office:value-type="float" office:value="0.320536">
                <text:p>0.320536</text:p>
              </table:table-cell>
              <table:table-cell office:value-type="float" office:value="0.343679">
                <text:p>0.343679</text:p>
              </table:table-cell>
              <table:table-cell office:value-type="float" office:value="0.368677">
                <text:p>0.368677</text:p>
              </table:table-cell>
              <table:table-cell office:value-type="float" office:value="0.387465">
                <text:p>0.387465</text:p>
              </table:table-cell>
              <table:table-cell office:value-type="float" office:value="0.404081">
                <text:p>0.404081</text:p>
              </table:table-cell>
              <table:table-cell office:value-type="float" office:value="0.41587">
                <text:p>0.41587</text:p>
              </table:table-cell>
              <table:table-cell office:value-type="float" office:value="0.425101">
                <text:p>0.425101</text:p>
              </table:table-cell>
              <table:table-cell office:value-type="float" office:value="0.442129">
                <text:p>0.442129</text:p>
              </table:table-cell>
              <table:table-cell office:value-type="float" office:value="0.478133">
                <text:p>0.478133</text:p>
              </table:table-cell>
              <table:table-cell office:value-type="float" office:value="0.355036">
                <text:p>0.3550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8223">
                <text:p>0.178223</text:p>
              </table:table-cell>
              <table:table-cell office:value-type="float" office:value="0.289062">
                <text:p>0.289062</text:p>
              </table:table-cell>
              <table:table-cell office:value-type="float" office:value="0.329501">
                <text:p>0.329501</text:p>
              </table:table-cell>
              <table:table-cell office:value-type="float" office:value="0.3553">
                <text:p>0.3553</text:p>
              </table:table-cell>
              <table:table-cell office:value-type="float" office:value="0.374586">
                <text:p>0.374586</text:p>
              </table:table-cell>
              <table:table-cell office:value-type="float" office:value="0.395946">
                <text:p>0.395946</text:p>
              </table:table-cell>
              <table:table-cell office:value-type="float" office:value="0.41102">
                <text:p>0.41102</text:p>
              </table:table-cell>
              <table:table-cell office:value-type="float" office:value="0.419425">
                <text:p>0.419425</text:p>
              </table:table-cell>
              <table:table-cell office:value-type="float" office:value="0.426799">
                <text:p>0.426799</text:p>
              </table:table-cell>
              <table:table-cell office:value-type="float" office:value="0.442382">
                <text:p>0.442382</text:p>
              </table:table-cell>
              <table:table-cell office:value-type="float" office:value="0.478133">
                <text:p>0.478133</text:p>
              </table:table-cell>
              <table:table-cell office:value-type="float" office:value="0.362224">
                <text:p>0.36222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93342">
                <text:p>0.193342</text:p>
              </table:table-cell>
              <table:table-cell office:value-type="float" office:value="0.298">
                <text:p>0.298</text:p>
              </table:table-cell>
              <table:table-cell office:value-type="float" office:value="0.333519">
                <text:p>0.333519</text:p>
              </table:table-cell>
              <table:table-cell office:value-type="float" office:value="0.361697">
                <text:p>0.361697</text:p>
              </table:table-cell>
              <table:table-cell office:value-type="float" office:value="0.380466">
                <text:p>0.380466</text:p>
              </table:table-cell>
              <table:table-cell office:value-type="float" office:value="0.399519">
                <text:p>0.399519</text:p>
              </table:table-cell>
              <table:table-cell office:value-type="float" office:value="0.410773">
                <text:p>0.410773</text:p>
              </table:table-cell>
              <table:table-cell office:value-type="float" office:value="0.419877">
                <text:p>0.419877</text:p>
              </table:table-cell>
              <table:table-cell office:value-type="float" office:value="0.429278">
                <text:p>0.429278</text:p>
              </table:table-cell>
              <table:table-cell office:value-type="float" office:value="0.444565">
                <text:p>0.444565</text:p>
              </table:table-cell>
              <table:table-cell office:value-type="float" office:value="0.478133">
                <text:p>0.478133</text:p>
              </table:table-cell>
              <table:table-cell office:value-type="float" office:value="0.367104">
                <text:p>0.36710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9292">
                <text:p>0.19292</text:p>
              </table:table-cell>
              <table:table-cell office:value-type="float" office:value="0.306904">
                <text:p>0.306904</text:p>
              </table:table-cell>
              <table:table-cell office:value-type="float" office:value="0.339181">
                <text:p>0.339181</text:p>
              </table:table-cell>
              <table:table-cell office:value-type="float" office:value="0.361317">
                <text:p>0.361317</text:p>
              </table:table-cell>
              <table:table-cell office:value-type="float" office:value="0.379148">
                <text:p>0.379148</text:p>
              </table:table-cell>
              <table:table-cell office:value-type="float" office:value="0.395802">
                <text:p>0.395802</text:p>
              </table:table-cell>
              <table:table-cell office:value-type="float" office:value="0.407758">
                <text:p>0.407758</text:p>
              </table:table-cell>
              <table:table-cell office:value-type="float" office:value="0.41691">
                <text:p>0.41691</text:p>
              </table:table-cell>
              <table:table-cell office:value-type="float" office:value="0.426624">
                <text:p>0.426624</text:p>
              </table:table-cell>
              <table:table-cell office:value-type="float" office:value="0.44135">
                <text:p>0.44135</text:p>
              </table:table-cell>
              <table:table-cell office:value-type="float" office:value="0.478133">
                <text:p>0.478133</text:p>
              </table:table-cell>
              <table:table-cell office:value-type="float" office:value="0.366791">
                <text:p>0.36679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10647">
                <text:p>0.210647</text:p>
              </table:table-cell>
              <table:table-cell office:value-type="float" office:value="0.315702">
                <text:p>0.315702</text:p>
              </table:table-cell>
              <table:table-cell office:value-type="float" office:value="0.348389">
                <text:p>0.348389</text:p>
              </table:table-cell>
              <table:table-cell office:value-type="float" office:value="0.364945">
                <text:p>0.364945</text:p>
              </table:table-cell>
              <table:table-cell office:value-type="float" office:value="0.383867">
                <text:p>0.383867</text:p>
              </table:table-cell>
              <table:table-cell office:value-type="float" office:value="0.399591">
                <text:p>0.399591</text:p>
              </table:table-cell>
              <table:table-cell office:value-type="float" office:value="0.411673">
                <text:p>0.411673</text:p>
              </table:table-cell>
              <table:table-cell office:value-type="float" office:value="0.419566">
                <text:p>0.419566</text:p>
              </table:table-cell>
              <table:table-cell office:value-type="float" office:value="0.427791">
                <text:p>0.427791</text:p>
              </table:table-cell>
              <table:table-cell office:value-type="float" office:value="0.442048">
                <text:p>0.442048</text:p>
              </table:table-cell>
              <table:table-cell office:value-type="float" office:value="0.478133">
                <text:p>0.478133</text:p>
              </table:table-cell>
              <table:table-cell office:value-type="float" office:value="0.372422">
                <text:p>0.37242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72235">
                <text:p>0.172235</text:p>
              </table:table-cell>
              <table:table-cell office:value-type="float" office:value="0.319921">
                <text:p>0.319921</text:p>
              </table:table-cell>
              <table:table-cell office:value-type="float" office:value="0.350558">
                <text:p>0.350558</text:p>
              </table:table-cell>
              <table:table-cell office:value-type="float" office:value="0.366294">
                <text:p>0.366294</text:p>
              </table:table-cell>
              <table:table-cell office:value-type="float" office:value="0.383548">
                <text:p>0.383548</text:p>
              </table:table-cell>
              <table:table-cell office:value-type="float" office:value="0.398996">
                <text:p>0.398996</text:p>
              </table:table-cell>
              <table:table-cell office:value-type="float" office:value="0.41061">
                <text:p>0.41061</text:p>
              </table:table-cell>
              <table:table-cell office:value-type="float" office:value="0.419401">
                <text:p>0.419401</text:p>
              </table:table-cell>
              <table:table-cell office:value-type="float" office:value="0.427497">
                <text:p>0.427497</text:p>
              </table:table-cell>
              <table:table-cell office:value-type="float" office:value="0.443239">
                <text:p>0.443239</text:p>
              </table:table-cell>
              <table:table-cell office:value-type="float" office:value="0.478133">
                <text:p>0.478133</text:p>
              </table:table-cell>
              <table:table-cell office:value-type="float" office:value="0.36923">
                <text:p>0.3692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81113">
                <text:p>0.181113</text:p>
              </table:table-cell>
              <table:table-cell office:value-type="float" office:value="0.323282">
                <text:p>0.323282</text:p>
              </table:table-cell>
              <table:table-cell office:value-type="float" office:value="0.355907">
                <text:p>0.355907</text:p>
              </table:table-cell>
              <table:table-cell office:value-type="float" office:value="0.371027">
                <text:p>0.371027</text:p>
              </table:table-cell>
              <table:table-cell office:value-type="float" office:value="0.385554">
                <text:p>0.385554</text:p>
              </table:table-cell>
              <table:table-cell office:value-type="float" office:value="0.399615">
                <text:p>0.399615</text:p>
              </table:table-cell>
              <table:table-cell office:value-type="float" office:value="0.411908">
                <text:p>0.411908</text:p>
              </table:table-cell>
              <table:table-cell office:value-type="float" office:value="0.419586">
                <text:p>0.419586</text:p>
              </table:table-cell>
              <table:table-cell office:value-type="float" office:value="0.426853">
                <text:p>0.426853</text:p>
              </table:table-cell>
              <table:table-cell office:value-type="float" office:value="0.43989">
                <text:p>0.43989</text:p>
              </table:table-cell>
              <table:table-cell office:value-type="float" office:value="0.478133">
                <text:p>0.478133</text:p>
              </table:table-cell>
              <table:table-cell office:value-type="float" office:value="0.371473">
                <text:p>0.3714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26329">
                <text:p>0.226329</text:p>
              </table:table-cell>
              <table:table-cell office:value-type="float" office:value="0.326536">
                <text:p>0.326536</text:p>
              </table:table-cell>
              <table:table-cell office:value-type="float" office:value="0.350733">
                <text:p>0.350733</text:p>
              </table:table-cell>
              <table:table-cell office:value-type="float" office:value="0.363425">
                <text:p>0.363425</text:p>
              </table:table-cell>
              <table:table-cell office:value-type="float" office:value="0.378245">
                <text:p>0.378245</text:p>
              </table:table-cell>
              <table:table-cell office:value-type="float" office:value="0.397754">
                <text:p>0.397754</text:p>
              </table:table-cell>
              <table:table-cell office:value-type="float" office:value="0.411241">
                <text:p>0.411241</text:p>
              </table:table-cell>
              <table:table-cell office:value-type="float" office:value="0.419078">
                <text:p>0.419078</text:p>
              </table:table-cell>
              <table:table-cell office:value-type="float" office:value="0.426666">
                <text:p>0.426666</text:p>
              </table:table-cell>
              <table:table-cell office:value-type="float" office:value="0.441808">
                <text:p>0.441808</text:p>
              </table:table-cell>
              <table:table-cell office:value-type="float" office:value="0.478133">
                <text:p>0.478133</text:p>
              </table:table-cell>
              <table:table-cell office:value-type="float" office:value="0.374182">
                <text:p>0.37418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86189">
                <text:p>0.186189</text:p>
              </table:table-cell>
              <table:table-cell office:value-type="float" office:value="0.319162">
                <text:p>0.319162</text:p>
              </table:table-cell>
              <table:table-cell office:value-type="float" office:value="0.352089">
                <text:p>0.352089</text:p>
              </table:table-cell>
              <table:table-cell office:value-type="float" office:value="0.369161">
                <text:p>0.369161</text:p>
              </table:table-cell>
              <table:table-cell office:value-type="float" office:value="0.386851">
                <text:p>0.386851</text:p>
              </table:table-cell>
              <table:table-cell office:value-type="float" office:value="0.400402">
                <text:p>0.400402</text:p>
              </table:table-cell>
              <table:table-cell office:value-type="float" office:value="0.413129">
                <text:p>0.413129</text:p>
              </table:table-cell>
              <table:table-cell office:value-type="float" office:value="0.421098">
                <text:p>0.421098</text:p>
              </table:table-cell>
              <table:table-cell office:value-type="float" office:value="0.429452">
                <text:p>0.429452</text:p>
              </table:table-cell>
              <table:table-cell office:value-type="float" office:value="0.444189">
                <text:p>0.444189</text:p>
              </table:table-cell>
              <table:table-cell office:value-type="float" office:value="0.478133">
                <text:p>0.478133</text:p>
              </table:table-cell>
              <table:table-cell office:value-type="float" office:value="0.372172">
                <text:p>0.37217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01223">
                <text:p>0.201223</text:p>
              </table:table-cell>
              <table:table-cell office:value-type="float" office:value="0.316587">
                <text:p>0.316587</text:p>
              </table:table-cell>
              <table:table-cell office:value-type="float" office:value="0.34837">
                <text:p>0.34837</text:p>
              </table:table-cell>
              <table:table-cell office:value-type="float" office:value="0.364777">
                <text:p>0.364777</text:p>
              </table:table-cell>
              <table:table-cell office:value-type="float" office:value="0.380258">
                <text:p>0.380258</text:p>
              </table:table-cell>
              <table:table-cell office:value-type="float" office:value="0.395787">
                <text:p>0.395787</text:p>
              </table:table-cell>
              <table:table-cell office:value-type="float" office:value="0.409413">
                <text:p>0.409413</text:p>
              </table:table-cell>
              <table:table-cell office:value-type="float" office:value="0.419189">
                <text:p>0.419189</text:p>
              </table:table-cell>
              <table:table-cell office:value-type="float" office:value="0.428756">
                <text:p>0.428756</text:p>
              </table:table-cell>
              <table:table-cell office:value-type="float" office:value="0.445975">
                <text:p>0.445975</text:p>
              </table:table-cell>
              <table:table-cell office:value-type="float" office:value="0.478133">
                <text:p>0.478133</text:p>
              </table:table-cell>
              <table:table-cell office:value-type="float" office:value="0.371034">
                <text:p>0.37103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20137">
                <text:p>0.220137</text:p>
              </table:table-cell>
              <table:table-cell office:value-type="float" office:value="0.320586">
                <text:p>0.320586</text:p>
              </table:table-cell>
              <table:table-cell office:value-type="float" office:value="0.350474">
                <text:p>0.350474</text:p>
              </table:table-cell>
              <table:table-cell office:value-type="float" office:value="0.370353">
                <text:p>0.370353</text:p>
              </table:table-cell>
              <table:table-cell office:value-type="float" office:value="0.384771">
                <text:p>0.384771</text:p>
              </table:table-cell>
              <table:table-cell office:value-type="float" office:value="0.397174">
                <text:p>0.397174</text:p>
              </table:table-cell>
              <table:table-cell office:value-type="float" office:value="0.409973">
                <text:p>0.409973</text:p>
              </table:table-cell>
              <table:table-cell office:value-type="float" office:value="0.421848">
                <text:p>0.421848</text:p>
              </table:table-cell>
              <table:table-cell office:value-type="float" office:value="0.432334">
                <text:p>0.432334</text:p>
              </table:table-cell>
              <table:table-cell office:value-type="float" office:value="0.447693">
                <text:p>0.447693</text:p>
              </table:table-cell>
              <table:table-cell office:value-type="float" office:value="0.478133">
                <text:p>0.478133</text:p>
              </table:table-cell>
              <table:table-cell office:value-type="float" office:value="0.375534">
                <text:p>0.37553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957">
                <text:p>0.21957</text:p>
              </table:table-cell>
              <table:table-cell office:value-type="float" office:value="0.321565">
                <text:p>0.321565</text:p>
              </table:table-cell>
              <table:table-cell office:value-type="float" office:value="0.352327">
                <text:p>0.352327</text:p>
              </table:table-cell>
              <table:table-cell office:value-type="float" office:value="0.372165">
                <text:p>0.372165</text:p>
              </table:table-cell>
              <table:table-cell office:value-type="float" office:value="0.386291">
                <text:p>0.386291</text:p>
              </table:table-cell>
              <table:table-cell office:value-type="float" office:value="0.403041">
                <text:p>0.403041</text:p>
              </table:table-cell>
              <table:table-cell office:value-type="float" office:value="0.415948">
                <text:p>0.415948</text:p>
              </table:table-cell>
              <table:table-cell office:value-type="float" office:value="0.426058">
                <text:p>0.426058</text:p>
              </table:table-cell>
              <table:table-cell office:value-type="float" office:value="0.433827">
                <text:p>0.433827</text:p>
              </table:table-cell>
              <table:table-cell office:value-type="float" office:value="0.447724">
                <text:p>0.447724</text:p>
              </table:table-cell>
              <table:table-cell office:value-type="float" office:value="0.478133">
                <text:p>0.478133</text:p>
              </table:table-cell>
              <table:table-cell office:value-type="float" office:value="0.377852">
                <text:p>0.37785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10722">
                <text:p>0.210722</text:p>
              </table:table-cell>
              <table:table-cell office:value-type="float" office:value="0.322463">
                <text:p>0.322463</text:p>
              </table:table-cell>
              <table:table-cell office:value-type="float" office:value="0.354911">
                <text:p>0.354911</text:p>
              </table:table-cell>
              <table:table-cell office:value-type="float" office:value="0.371875">
                <text:p>0.371875</text:p>
              </table:table-cell>
              <table:table-cell office:value-type="float" office:value="0.387294">
                <text:p>0.387294</text:p>
              </table:table-cell>
              <table:table-cell office:value-type="float" office:value="0.401742">
                <text:p>0.401742</text:p>
              </table:table-cell>
              <table:table-cell office:value-type="float" office:value="0.414516">
                <text:p>0.414516</text:p>
              </table:table-cell>
              <table:table-cell office:value-type="float" office:value="0.425785">
                <text:p>0.425785</text:p>
              </table:table-cell>
              <table:table-cell office:value-type="float" office:value="0.434678">
                <text:p>0.434678</text:p>
              </table:table-cell>
              <table:table-cell office:value-type="float" office:value="0.449005">
                <text:p>0.449005</text:p>
              </table:table-cell>
              <table:table-cell office:value-type="float" office:value="0.478133">
                <text:p>0.478133</text:p>
              </table:table-cell>
              <table:table-cell office:value-type="float" office:value="0.377299">
                <text:p>0.37729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1289">
                <text:p>0.21289</text:p>
              </table:table-cell>
              <table:table-cell office:value-type="float" office:value="0.325006">
                <text:p>0.325006</text:p>
              </table:table-cell>
              <table:table-cell office:value-type="float" office:value="0.359609">
                <text:p>0.359609</text:p>
              </table:table-cell>
              <table:table-cell office:value-type="float" office:value="0.375984">
                <text:p>0.375984</text:p>
              </table:table-cell>
              <table:table-cell office:value-type="float" office:value="0.393366">
                <text:p>0.393366</text:p>
              </table:table-cell>
              <table:table-cell office:value-type="float" office:value="0.405048">
                <text:p>0.405048</text:p>
              </table:table-cell>
              <table:table-cell office:value-type="float" office:value="0.415778">
                <text:p>0.415778</text:p>
              </table:table-cell>
              <table:table-cell office:value-type="float" office:value="0.42567">
                <text:p>0.42567</text:p>
              </table:table-cell>
              <table:table-cell office:value-type="float" office:value="0.433695">
                <text:p>0.433695</text:p>
              </table:table-cell>
              <table:table-cell office:value-type="float" office:value="0.447943">
                <text:p>0.447943</text:p>
              </table:table-cell>
              <table:table-cell office:value-type="float" office:value="0.478133">
                <text:p>0.478133</text:p>
              </table:table-cell>
              <table:table-cell office:value-type="float" office:value="0.379499">
                <text:p>0.37949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20829">
                <text:p>0.220829</text:p>
              </table:table-cell>
              <table:table-cell office:value-type="float" office:value="0.326459">
                <text:p>0.326459</text:p>
              </table:table-cell>
              <table:table-cell office:value-type="float" office:value="0.357156">
                <text:p>0.357156</text:p>
              </table:table-cell>
              <table:table-cell office:value-type="float" office:value="0.371114">
                <text:p>0.371114</text:p>
              </table:table-cell>
              <table:table-cell office:value-type="float" office:value="0.388648">
                <text:p>0.388648</text:p>
              </table:table-cell>
              <table:table-cell office:value-type="float" office:value="0.404962">
                <text:p>0.404962</text:p>
              </table:table-cell>
              <table:table-cell office:value-type="float" office:value="0.415619">
                <text:p>0.415619</text:p>
              </table:table-cell>
              <table:table-cell office:value-type="float" office:value="0.423632">
                <text:p>0.423632</text:p>
              </table:table-cell>
              <table:table-cell office:value-type="float" office:value="0.43173">
                <text:p>0.43173</text:p>
              </table:table-cell>
              <table:table-cell office:value-type="float" office:value="0.4461">
                <text:p>0.4461</text:p>
              </table:table-cell>
              <table:table-cell office:value-type="float" office:value="0.478133">
                <text:p>0.478133</text:p>
              </table:table-cell>
              <table:table-cell office:value-type="float" office:value="0.378625">
                <text:p>0.37862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98871">
                <text:p>0.198871</text:p>
              </table:table-cell>
              <table:table-cell office:value-type="float" office:value="0.322936">
                <text:p>0.322936</text:p>
              </table:table-cell>
              <table:table-cell office:value-type="float" office:value="0.358018">
                <text:p>0.358018</text:p>
              </table:table-cell>
              <table:table-cell office:value-type="float" office:value="0.374337">
                <text:p>0.374337</text:p>
              </table:table-cell>
              <table:table-cell office:value-type="float" office:value="0.392304">
                <text:p>0.392304</text:p>
              </table:table-cell>
              <table:table-cell office:value-type="float" office:value="0.405523">
                <text:p>0.405523</text:p>
              </table:table-cell>
              <table:table-cell office:value-type="float" office:value="0.416274">
                <text:p>0.416274</text:p>
              </table:table-cell>
              <table:table-cell office:value-type="float" office:value="0.425078">
                <text:p>0.425078</text:p>
              </table:table-cell>
              <table:table-cell office:value-type="float" office:value="0.43369">
                <text:p>0.43369</text:p>
              </table:table-cell>
              <table:table-cell office:value-type="float" office:value="0.447717">
                <text:p>0.447717</text:p>
              </table:table-cell>
              <table:table-cell office:value-type="float" office:value="0.478133">
                <text:p>0.478133</text:p>
              </table:table-cell>
              <table:table-cell office:value-type="float" office:value="0.377475">
                <text:p>0.37747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19067">
                <text:p>0.219067</text:p>
              </table:table-cell>
              <table:table-cell office:value-type="float" office:value="0.327798">
                <text:p>0.327798</text:p>
              </table:table-cell>
              <table:table-cell office:value-type="float" office:value="0.363914">
                <text:p>0.363914</text:p>
              </table:table-cell>
              <table:table-cell office:value-type="float" office:value="0.379234">
                <text:p>0.379234</text:p>
              </table:table-cell>
              <table:table-cell office:value-type="float" office:value="0.40019">
                <text:p>0.40019</text:p>
              </table:table-cell>
              <table:table-cell office:value-type="float" office:value="0.411073">
                <text:p>0.411073</text:p>
              </table:table-cell>
              <table:table-cell office:value-type="float" office:value="0.419436">
                <text:p>0.419436</text:p>
              </table:table-cell>
              <table:table-cell office:value-type="float" office:value="0.425963">
                <text:p>0.425963</text:p>
              </table:table-cell>
              <table:table-cell office:value-type="float" office:value="0.433445">
                <text:p>0.433445</text:p>
              </table:table-cell>
              <table:table-cell office:value-type="float" office:value="0.449487">
                <text:p>0.449487</text:p>
              </table:table-cell>
              <table:table-cell office:value-type="float" office:value="0.479013">
                <text:p>0.479013</text:p>
              </table:table-cell>
              <table:table-cell office:value-type="float" office:value="0.382961">
                <text:p>0.38296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5696">
                <text:p>0.25696</text:p>
              </table:table-cell>
              <table:table-cell office:value-type="float" office:value="0.344289">
                <text:p>0.344289</text:p>
              </table:table-cell>
              <table:table-cell office:value-type="float" office:value="0.371021">
                <text:p>0.371021</text:p>
              </table:table-cell>
              <table:table-cell office:value-type="float" office:value="0.391807">
                <text:p>0.391807</text:p>
              </table:table-cell>
              <table:table-cell office:value-type="float" office:value="0.405896">
                <text:p>0.405896</text:p>
              </table:table-cell>
              <table:table-cell office:value-type="float" office:value="0.41572">
                <text:p>0.41572</text:p>
              </table:table-cell>
              <table:table-cell office:value-type="float" office:value="0.420963">
                <text:p>0.420963</text:p>
              </table:table-cell>
              <table:table-cell office:value-type="float" office:value="0.427181">
                <text:p>0.427181</text:p>
              </table:table-cell>
              <table:table-cell office:value-type="float" office:value="0.435832">
                <text:p>0.435832</text:p>
              </table:table-cell>
              <table:table-cell office:value-type="float" office:value="0.450734">
                <text:p>0.450734</text:p>
              </table:table-cell>
              <table:table-cell office:value-type="float" office:value="0.479013">
                <text:p>0.479013</text:p>
              </table:table-cell>
              <table:table-cell office:value-type="float" office:value="0.39204">
                <text:p>0.3920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56072">
                <text:p>0.256072</text:p>
              </table:table-cell>
              <table:table-cell office:value-type="float" office:value="0.346937">
                <text:p>0.346937</text:p>
              </table:table-cell>
              <table:table-cell office:value-type="float" office:value="0.370663">
                <text:p>0.370663</text:p>
              </table:table-cell>
              <table:table-cell office:value-type="float" office:value="0.385713">
                <text:p>0.385713</text:p>
              </table:table-cell>
              <table:table-cell office:value-type="float" office:value="0.400632">
                <text:p>0.400632</text:p>
              </table:table-cell>
              <table:table-cell office:value-type="float" office:value="0.412489">
                <text:p>0.412489</text:p>
              </table:table-cell>
              <table:table-cell office:value-type="float" office:value="0.421171">
                <text:p>0.421171</text:p>
              </table:table-cell>
              <table:table-cell office:value-type="float" office:value="0.426691">
                <text:p>0.426691</text:p>
              </table:table-cell>
              <table:table-cell office:value-type="float" office:value="0.434314">
                <text:p>0.434314</text:p>
              </table:table-cell>
              <table:table-cell office:value-type="float" office:value="0.450995">
                <text:p>0.450995</text:p>
              </table:table-cell>
              <table:table-cell office:value-type="float" office:value="0.479013">
                <text:p>0.479013</text:p>
              </table:table-cell>
              <table:table-cell office:value-type="float" office:value="0.390568">
                <text:p>0.39056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23161">
                <text:p>0.223161</text:p>
              </table:table-cell>
              <table:table-cell office:value-type="float" office:value="0.328088">
                <text:p>0.328088</text:p>
              </table:table-cell>
              <table:table-cell office:value-type="float" office:value="0.356911">
                <text:p>0.356911</text:p>
              </table:table-cell>
              <table:table-cell office:value-type="float" office:value="0.371501">
                <text:p>0.371501</text:p>
              </table:table-cell>
              <table:table-cell office:value-type="float" office:value="0.386322">
                <text:p>0.386322</text:p>
              </table:table-cell>
              <table:table-cell office:value-type="float" office:value="0.400914">
                <text:p>0.400914</text:p>
              </table:table-cell>
              <table:table-cell office:value-type="float" office:value="0.416771">
                <text:p>0.416771</text:p>
              </table:table-cell>
              <table:table-cell office:value-type="float" office:value="0.425051">
                <text:p>0.425051</text:p>
              </table:table-cell>
              <table:table-cell office:value-type="float" office:value="0.433259">
                <text:p>0.433259</text:p>
              </table:table-cell>
              <table:table-cell office:value-type="float" office:value="0.450185">
                <text:p>0.450185</text:p>
              </table:table-cell>
              <table:table-cell office:value-type="float" office:value="0.479013">
                <text:p>0.479013</text:p>
              </table:table-cell>
              <table:table-cell office:value-type="float" office:value="0.379216">
                <text:p>0.3792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35898">
                <text:p>0.235898</text:p>
              </table:table-cell>
              <table:table-cell office:value-type="float" office:value="0.328448">
                <text:p>0.328448</text:p>
              </table:table-cell>
              <table:table-cell office:value-type="float" office:value="0.357148">
                <text:p>0.357148</text:p>
              </table:table-cell>
              <table:table-cell office:value-type="float" office:value="0.375575">
                <text:p>0.375575</text:p>
              </table:table-cell>
              <table:table-cell office:value-type="float" office:value="0.391709">
                <text:p>0.391709</text:p>
              </table:table-cell>
              <table:table-cell office:value-type="float" office:value="0.403217">
                <text:p>0.403217</text:p>
              </table:table-cell>
              <table:table-cell office:value-type="float" office:value="0.415977">
                <text:p>0.415977</text:p>
              </table:table-cell>
              <table:table-cell office:value-type="float" office:value="0.424887">
                <text:p>0.424887</text:p>
              </table:table-cell>
              <table:table-cell office:value-type="float" office:value="0.433125">
                <text:p>0.433125</text:p>
              </table:table-cell>
              <table:table-cell office:value-type="float" office:value="0.44784">
                <text:p>0.44784</text:p>
              </table:table-cell>
              <table:table-cell office:value-type="float" office:value="0.479013">
                <text:p>0.479013</text:p>
              </table:table-cell>
              <table:table-cell office:value-type="float" office:value="0.381382">
                <text:p>0.3813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46975">
                <text:p>0.246975</text:p>
              </table:table-cell>
              <table:table-cell office:value-type="float" office:value="0.337172">
                <text:p>0.337172</text:p>
              </table:table-cell>
              <table:table-cell office:value-type="float" office:value="0.359158">
                <text:p>0.359158</text:p>
              </table:table-cell>
              <table:table-cell office:value-type="float" office:value="0.372952">
                <text:p>0.372952</text:p>
              </table:table-cell>
              <table:table-cell office:value-type="float" office:value="0.391493">
                <text:p>0.391493</text:p>
              </table:table-cell>
              <table:table-cell office:value-type="float" office:value="0.404257">
                <text:p>0.404257</text:p>
              </table:table-cell>
              <table:table-cell office:value-type="float" office:value="0.417114">
                <text:p>0.417114</text:p>
              </table:table-cell>
              <table:table-cell office:value-type="float" office:value="0.425855">
                <text:p>0.425855</text:p>
              </table:table-cell>
              <table:table-cell office:value-type="float" office:value="0.433105">
                <text:p>0.433105</text:p>
              </table:table-cell>
              <table:table-cell office:value-type="float" office:value="0.445466">
                <text:p>0.445466</text:p>
              </table:table-cell>
              <table:table-cell office:value-type="float" office:value="0.479013">
                <text:p>0.479013</text:p>
              </table:table-cell>
              <table:table-cell office:value-type="float" office:value="0.383355">
                <text:p>0.38335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68591">
                <text:p>0.268591</text:p>
              </table:table-cell>
              <table:table-cell office:value-type="float" office:value="0.339117">
                <text:p>0.339117</text:p>
              </table:table-cell>
              <table:table-cell office:value-type="float" office:value="0.359117">
                <text:p>0.359117</text:p>
              </table:table-cell>
              <table:table-cell office:value-type="float" office:value="0.374364">
                <text:p>0.374364</text:p>
              </table:table-cell>
              <table:table-cell office:value-type="float" office:value="0.389504">
                <text:p>0.389504</text:p>
              </table:table-cell>
              <table:table-cell office:value-type="float" office:value="0.402655">
                <text:p>0.402655</text:p>
              </table:table-cell>
              <table:table-cell office:value-type="float" office:value="0.414993">
                <text:p>0.414993</text:p>
              </table:table-cell>
              <table:table-cell office:value-type="float" office:value="0.424165">
                <text:p>0.424165</text:p>
              </table:table-cell>
              <table:table-cell office:value-type="float" office:value="0.432603">
                <text:p>0.432603</text:p>
              </table:table-cell>
              <table:table-cell office:value-type="float" office:value="0.445745">
                <text:p>0.445745</text:p>
              </table:table-cell>
              <table:table-cell office:value-type="float" office:value="0.479013">
                <text:p>0.479013</text:p>
              </table:table-cell>
              <table:table-cell office:value-type="float" office:value="0.385085">
                <text:p>0.38508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51422">
                <text:p>0.251422</text:p>
              </table:table-cell>
              <table:table-cell office:value-type="float" office:value="0.331132">
                <text:p>0.331132</text:p>
              </table:table-cell>
              <table:table-cell office:value-type="float" office:value="0.35653">
                <text:p>0.35653</text:p>
              </table:table-cell>
              <table:table-cell office:value-type="float" office:value="0.369308">
                <text:p>0.369308</text:p>
              </table:table-cell>
              <table:table-cell office:value-type="float" office:value="0.382166">
                <text:p>0.382166</text:p>
              </table:table-cell>
              <table:table-cell office:value-type="float" office:value="0.400061">
                <text:p>0.400061</text:p>
              </table:table-cell>
              <table:table-cell office:value-type="float" office:value="0.413904">
                <text:p>0.413904</text:p>
              </table:table-cell>
              <table:table-cell office:value-type="float" office:value="0.422179">
                <text:p>0.422179</text:p>
              </table:table-cell>
              <table:table-cell office:value-type="float" office:value="0.430636">
                <text:p>0.430636</text:p>
              </table:table-cell>
              <table:table-cell office:value-type="float" office:value="0.446746">
                <text:p>0.446746</text:p>
              </table:table-cell>
              <table:table-cell office:value-type="float" office:value="0.479013">
                <text:p>0.479013</text:p>
              </table:table-cell>
              <table:table-cell office:value-type="float" office:value="0.380409">
                <text:p>0.38040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15945">
                <text:p>0.215945</text:p>
              </table:table-cell>
              <table:table-cell office:value-type="float" office:value="0.315424">
                <text:p>0.315424</text:p>
              </table:table-cell>
              <table:table-cell office:value-type="float" office:value="0.349879">
                <text:p>0.349879</text:p>
              </table:table-cell>
              <table:table-cell office:value-type="float" office:value="0.367696">
                <text:p>0.367696</text:p>
              </table:table-cell>
              <table:table-cell office:value-type="float" office:value="0.381221">
                <text:p>0.381221</text:p>
              </table:table-cell>
              <table:table-cell office:value-type="float" office:value="0.398157">
                <text:p>0.398157</text:p>
              </table:table-cell>
              <table:table-cell office:value-type="float" office:value="0.411371">
                <text:p>0.411371</text:p>
              </table:table-cell>
              <table:table-cell office:value-type="float" office:value="0.420707">
                <text:p>0.420707</text:p>
              </table:table-cell>
              <table:table-cell office:value-type="float" office:value="0.430956">
                <text:p>0.430956</text:p>
              </table:table-cell>
              <table:table-cell office:value-type="float" office:value="0.446696">
                <text:p>0.446696</text:p>
              </table:table-cell>
              <table:table-cell office:value-type="float" office:value="0.479013">
                <text:p>0.479013</text:p>
              </table:table-cell>
              <table:table-cell office:value-type="float" office:value="0.373805">
                <text:p>0.37380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42671">
                <text:p>0.242671</text:p>
              </table:table-cell>
              <table:table-cell office:value-type="float" office:value="0.32356">
                <text:p>0.32356</text:p>
              </table:table-cell>
              <table:table-cell office:value-type="float" office:value="0.353574">
                <text:p>0.353574</text:p>
              </table:table-cell>
              <table:table-cell office:value-type="float" office:value="0.367134">
                <text:p>0.367134</text:p>
              </table:table-cell>
              <table:table-cell office:value-type="float" office:value="0.378337">
                <text:p>0.378337</text:p>
              </table:table-cell>
              <table:table-cell office:value-type="float" office:value="0.394768">
                <text:p>0.394768</text:p>
              </table:table-cell>
              <table:table-cell office:value-type="float" office:value="0.408849">
                <text:p>0.408849</text:p>
              </table:table-cell>
              <table:table-cell office:value-type="float" office:value="0.41853">
                <text:p>0.41853</text:p>
              </table:table-cell>
              <table:table-cell office:value-type="float" office:value="0.430286">
                <text:p>0.430286</text:p>
              </table:table-cell>
              <table:table-cell office:value-type="float" office:value="0.44888">
                <text:p>0.44888</text:p>
              </table:table-cell>
              <table:table-cell office:value-type="float" office:value="0.480252">
                <text:p>0.480252</text:p>
              </table:table-cell>
              <table:table-cell office:value-type="float" office:value="0.376659">
                <text:p>0.37665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536">
                <text:p>0.21536</text:p>
              </table:table-cell>
              <table:table-cell office:value-type="float" office:value="0.313037">
                <text:p>0.313037</text:p>
              </table:table-cell>
              <table:table-cell office:value-type="float" office:value="0.348575">
                <text:p>0.348575</text:p>
              </table:table-cell>
              <table:table-cell office:value-type="float" office:value="0.366033">
                <text:p>0.366033</text:p>
              </table:table-cell>
              <table:table-cell office:value-type="float" office:value="0.383702">
                <text:p>0.383702</text:p>
              </table:table-cell>
              <table:table-cell office:value-type="float" office:value="0.401519">
                <text:p>0.401519</text:p>
              </table:table-cell>
              <table:table-cell office:value-type="float" office:value="0.41487">
                <text:p>0.41487</text:p>
              </table:table-cell>
              <table:table-cell office:value-type="float" office:value="0.42352">
                <text:p>0.42352</text:p>
              </table:table-cell>
              <table:table-cell office:value-type="float" office:value="0.432521">
                <text:p>0.432521</text:p>
              </table:table-cell>
              <table:table-cell office:value-type="float" office:value="0.449929">
                <text:p>0.449929</text:p>
              </table:table-cell>
              <table:table-cell office:value-type="float" office:value="0.480252">
                <text:p>0.480252</text:p>
              </table:table-cell>
              <table:table-cell office:value-type="float" office:value="0.374907">
                <text:p>0.37490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16212">
                <text:p>0.216212</text:p>
              </table:table-cell>
              <table:table-cell office:value-type="float" office:value="0.329273">
                <text:p>0.329273</text:p>
              </table:table-cell>
              <table:table-cell office:value-type="float" office:value="0.360662">
                <text:p>0.360662</text:p>
              </table:table-cell>
              <table:table-cell office:value-type="float" office:value="0.379399">
                <text:p>0.379399</text:p>
              </table:table-cell>
              <table:table-cell office:value-type="float" office:value="0.39837">
                <text:p>0.39837</text:p>
              </table:table-cell>
              <table:table-cell office:value-type="float" office:value="0.412309">
                <text:p>0.412309</text:p>
              </table:table-cell>
              <table:table-cell office:value-type="float" office:value="0.420442">
                <text:p>0.420442</text:p>
              </table:table-cell>
              <table:table-cell office:value-type="float" office:value="0.427331">
                <text:p>0.427331</text:p>
              </table:table-cell>
              <table:table-cell office:value-type="float" office:value="0.434081">
                <text:p>0.434081</text:p>
              </table:table-cell>
              <table:table-cell office:value-type="float" office:value="0.447284">
                <text:p>0.447284</text:p>
              </table:table-cell>
              <table:table-cell office:value-type="float" office:value="0.480252">
                <text:p>0.480252</text:p>
              </table:table-cell>
              <table:table-cell office:value-type="float" office:value="0.382536">
                <text:p>0.3825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18371">
                <text:p>0.218371</text:p>
              </table:table-cell>
              <table:table-cell office:value-type="float" office:value="0.326025">
                <text:p>0.326025</text:p>
              </table:table-cell>
              <table:table-cell office:value-type="float" office:value="0.358442">
                <text:p>0.358442</text:p>
              </table:table-cell>
              <table:table-cell office:value-type="float" office:value="0.379136">
                <text:p>0.379136</text:p>
              </table:table-cell>
              <table:table-cell office:value-type="float" office:value="0.398889">
                <text:p>0.398889</text:p>
              </table:table-cell>
              <table:table-cell office:value-type="float" office:value="0.41282">
                <text:p>0.41282</text:p>
              </table:table-cell>
              <table:table-cell office:value-type="float" office:value="0.4214">
                <text:p>0.4214</text:p>
              </table:table-cell>
              <table:table-cell office:value-type="float" office:value="0.428271">
                <text:p>0.428271</text:p>
              </table:table-cell>
              <table:table-cell office:value-type="float" office:value="0.435676">
                <text:p>0.435676</text:p>
              </table:table-cell>
              <table:table-cell office:value-type="float" office:value="0.449076">
                <text:p>0.449076</text:p>
              </table:table-cell>
              <table:table-cell office:value-type="float" office:value="0.480252">
                <text:p>0.480252</text:p>
              </table:table-cell>
              <table:table-cell office:value-type="float" office:value="0.382811">
                <text:p>0.38281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15845">
                <text:p>0.215845</text:p>
              </table:table-cell>
              <table:table-cell office:value-type="float" office:value="0.334311">
                <text:p>0.334311</text:p>
              </table:table-cell>
              <table:table-cell office:value-type="float" office:value="0.367892">
                <text:p>0.367892</text:p>
              </table:table-cell>
              <table:table-cell office:value-type="float" office:value="0.386479">
                <text:p>0.386479</text:p>
              </table:table-cell>
              <table:table-cell office:value-type="float" office:value="0.40478">
                <text:p>0.40478</text:p>
              </table:table-cell>
              <table:table-cell office:value-type="float" office:value="0.417201">
                <text:p>0.417201</text:p>
              </table:table-cell>
              <table:table-cell office:value-type="float" office:value="0.423176">
                <text:p>0.423176</text:p>
              </table:table-cell>
              <table:table-cell office:value-type="float" office:value="0.430643">
                <text:p>0.430643</text:p>
              </table:table-cell>
              <table:table-cell office:value-type="float" office:value="0.43588">
                <text:p>0.43588</text:p>
              </table:table-cell>
              <table:table-cell office:value-type="float" office:value="0.451097">
                <text:p>0.451097</text:p>
              </table:table-cell>
              <table:table-cell office:value-type="float" office:value="0.480252">
                <text:p>0.480252</text:p>
              </table:table-cell>
              <table:table-cell office:value-type="float" office:value="0.38673">
                <text:p>0.3867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18711">
                <text:p>0.218711</text:p>
              </table:table-cell>
              <table:table-cell office:value-type="float" office:value="0.339637">
                <text:p>0.339637</text:p>
              </table:table-cell>
              <table:table-cell office:value-type="float" office:value="0.37175">
                <text:p>0.37175</text:p>
              </table:table-cell>
              <table:table-cell office:value-type="float" office:value="0.390902">
                <text:p>0.390902</text:p>
              </table:table-cell>
              <table:table-cell office:value-type="float" office:value="0.406926">
                <text:p>0.406926</text:p>
              </table:table-cell>
              <table:table-cell office:value-type="float" office:value="0.416851">
                <text:p>0.416851</text:p>
              </table:table-cell>
              <table:table-cell office:value-type="float" office:value="0.42421">
                <text:p>0.42421</text:p>
              </table:table-cell>
              <table:table-cell office:value-type="float" office:value="0.43136">
                <text:p>0.43136</text:p>
              </table:table-cell>
              <table:table-cell office:value-type="float" office:value="0.436707">
                <text:p>0.436707</text:p>
              </table:table-cell>
              <table:table-cell office:value-type="float" office:value="0.453449">
                <text:p>0.453449</text:p>
              </table:table-cell>
              <table:table-cell office:value-type="float" office:value="0.480252">
                <text:p>0.480252</text:p>
              </table:table-cell>
              <table:table-cell office:value-type="float" office:value="0.38905">
                <text:p>0.389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90607">
                <text:p>0.190607</text:p>
              </table:table-cell>
              <table:table-cell office:value-type="float" office:value="0.332533">
                <text:p>0.332533</text:p>
              </table:table-cell>
              <table:table-cell office:value-type="float" office:value="0.368109">
                <text:p>0.368109</text:p>
              </table:table-cell>
              <table:table-cell office:value-type="float" office:value="0.388639">
                <text:p>0.388639</text:p>
              </table:table-cell>
              <table:table-cell office:value-type="float" office:value="0.404777">
                <text:p>0.404777</text:p>
              </table:table-cell>
              <table:table-cell office:value-type="float" office:value="0.416377">
                <text:p>0.416377</text:p>
              </table:table-cell>
              <table:table-cell office:value-type="float" office:value="0.424561">
                <text:p>0.424561</text:p>
              </table:table-cell>
              <table:table-cell office:value-type="float" office:value="0.43196">
                <text:p>0.43196</text:p>
              </table:table-cell>
              <table:table-cell office:value-type="float" office:value="0.436943">
                <text:p>0.436943</text:p>
              </table:table-cell>
              <table:table-cell office:value-type="float" office:value="0.454197">
                <text:p>0.454197</text:p>
              </table:table-cell>
              <table:table-cell office:value-type="float" office:value="0.480252">
                <text:p>0.480252</text:p>
              </table:table-cell>
              <table:table-cell office:value-type="float" office:value="0.38487">
                <text:p>0.384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06908">
                <text:p>0.206908</text:p>
              </table:table-cell>
              <table:table-cell office:value-type="float" office:value="0.334899">
                <text:p>0.334899</text:p>
              </table:table-cell>
              <table:table-cell office:value-type="float" office:value="0.368426">
                <text:p>0.368426</text:p>
              </table:table-cell>
              <table:table-cell office:value-type="float" office:value="0.389405">
                <text:p>0.389405</text:p>
              </table:table-cell>
              <table:table-cell office:value-type="float" office:value="0.405079">
                <text:p>0.405079</text:p>
              </table:table-cell>
              <table:table-cell office:value-type="float" office:value="0.413479">
                <text:p>0.413479</text:p>
              </table:table-cell>
              <table:table-cell office:value-type="float" office:value="0.422028">
                <text:p>0.422028</text:p>
              </table:table-cell>
              <table:table-cell office:value-type="float" office:value="0.429379">
                <text:p>0.429379</text:p>
              </table:table-cell>
              <table:table-cell office:value-type="float" office:value="0.436313">
                <text:p>0.436313</text:p>
              </table:table-cell>
              <table:table-cell office:value-type="float" office:value="0.454548">
                <text:p>0.454548</text:p>
              </table:table-cell>
              <table:table-cell office:value-type="float" office:value="0.480252">
                <text:p>0.480252</text:p>
              </table:table-cell>
              <table:table-cell office:value-type="float" office:value="0.386046">
                <text:p>0.38604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178517">
                <text:p>0.178517</text:p>
              </table:table-cell>
              <table:table-cell office:value-type="float" office:value="0.330079">
                <text:p>0.330079</text:p>
              </table:table-cell>
              <table:table-cell office:value-type="float" office:value="0.365655">
                <text:p>0.365655</text:p>
              </table:table-cell>
              <table:table-cell office:value-type="float" office:value="0.386382">
                <text:p>0.386382</text:p>
              </table:table-cell>
              <table:table-cell office:value-type="float" office:value="0.401348">
                <text:p>0.401348</text:p>
              </table:table-cell>
              <table:table-cell office:value-type="float" office:value="0.413028">
                <text:p>0.413028</text:p>
              </table:table-cell>
              <table:table-cell office:value-type="float" office:value="0.421391">
                <text:p>0.421391</text:p>
              </table:table-cell>
              <table:table-cell office:value-type="float" office:value="0.429701">
                <text:p>0.429701</text:p>
              </table:table-cell>
              <table:table-cell office:value-type="float" office:value="0.437008">
                <text:p>0.437008</text:p>
              </table:table-cell>
              <table:table-cell office:value-type="float" office:value="0.454401">
                <text:p>0.454401</text:p>
              </table:table-cell>
              <table:table-cell office:value-type="float" office:value="0.480252">
                <text:p>0.480252</text:p>
              </table:table-cell>
              <table:table-cell office:value-type="float" office:value="0.381751">
                <text:p>0.38175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180727">
                <text:p>0.180727</text:p>
              </table:table-cell>
              <table:table-cell office:value-type="float" office:value="0.324981">
                <text:p>0.324981</text:p>
              </table:table-cell>
              <table:table-cell office:value-type="float" office:value="0.362989">
                <text:p>0.362989</text:p>
              </table:table-cell>
              <table:table-cell office:value-type="float" office:value="0.384345">
                <text:p>0.384345</text:p>
              </table:table-cell>
              <table:table-cell office:value-type="float" office:value="0.399754">
                <text:p>0.399754</text:p>
              </table:table-cell>
              <table:table-cell office:value-type="float" office:value="0.413627">
                <text:p>0.413627</text:p>
              </table:table-cell>
              <table:table-cell office:value-type="float" office:value="0.422225">
                <text:p>0.422225</text:p>
              </table:table-cell>
              <table:table-cell office:value-type="float" office:value="0.430907">
                <text:p>0.430907</text:p>
              </table:table-cell>
              <table:table-cell office:value-type="float" office:value="0.437564">
                <text:p>0.437564</text:p>
              </table:table-cell>
              <table:table-cell office:value-type="float" office:value="0.45501">
                <text:p>0.45501</text:p>
              </table:table-cell>
              <table:table-cell office:value-type="float" office:value="0.480252">
                <text:p>0.480252</text:p>
              </table:table-cell>
              <table:table-cell office:value-type="float" office:value="0.381213">
                <text:p>0.38121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77521">
                <text:p>0.177521</text:p>
              </table:table-cell>
              <table:table-cell office:value-type="float" office:value="0.331705">
                <text:p>0.331705</text:p>
              </table:table-cell>
              <table:table-cell office:value-type="float" office:value="0.370764">
                <text:p>0.370764</text:p>
              </table:table-cell>
              <table:table-cell office:value-type="float" office:value="0.389846">
                <text:p>0.389846</text:p>
              </table:table-cell>
              <table:table-cell office:value-type="float" office:value="0.40366">
                <text:p>0.40366</text:p>
              </table:table-cell>
              <table:table-cell office:value-type="float" office:value="0.414703">
                <text:p>0.414703</text:p>
              </table:table-cell>
              <table:table-cell office:value-type="float" office:value="0.421535">
                <text:p>0.421535</text:p>
              </table:table-cell>
              <table:table-cell office:value-type="float" office:value="0.429521">
                <text:p>0.429521</text:p>
              </table:table-cell>
              <table:table-cell office:value-type="float" office:value="0.435491">
                <text:p>0.435491</text:p>
              </table:table-cell>
              <table:table-cell office:value-type="float" office:value="0.453249">
                <text:p>0.453249</text:p>
              </table:table-cell>
              <table:table-cell office:value-type="float" office:value="0.480252">
                <text:p>0.480252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0868">
                <text:p>0.20868</text:p>
              </table:table-cell>
              <table:table-cell office:value-type="float" office:value="0.347986">
                <text:p>0.347986</text:p>
              </table:table-cell>
              <table:table-cell office:value-type="float" office:value="0.375176">
                <text:p>0.375176</text:p>
              </table:table-cell>
              <table:table-cell office:value-type="float" office:value="0.392425">
                <text:p>0.392425</text:p>
              </table:table-cell>
              <table:table-cell office:value-type="float" office:value="0.405753">
                <text:p>0.405753</text:p>
              </table:table-cell>
              <table:table-cell office:value-type="float" office:value="0.41403">
                <text:p>0.41403</text:p>
              </table:table-cell>
              <table:table-cell office:value-type="float" office:value="0.419551">
                <text:p>0.419551</text:p>
              </table:table-cell>
              <table:table-cell office:value-type="float" office:value="0.428955">
                <text:p>0.428955</text:p>
              </table:table-cell>
              <table:table-cell office:value-type="float" office:value="0.435571">
                <text:p>0.435571</text:p>
              </table:table-cell>
              <table:table-cell office:value-type="float" office:value="0.451167">
                <text:p>0.451167</text:p>
              </table:table-cell>
              <table:table-cell office:value-type="float" office:value="0.480252">
                <text:p>0.480252</text:p>
              </table:table-cell>
              <table:table-cell office:value-type="float" office:value="0.387929">
                <text:p>0.38792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28293">
                <text:p>0.228293</text:p>
              </table:table-cell>
              <table:table-cell office:value-type="float" office:value="0.345349">
                <text:p>0.345349</text:p>
              </table:table-cell>
              <table:table-cell office:value-type="float" office:value="0.371583">
                <text:p>0.371583</text:p>
              </table:table-cell>
              <table:table-cell office:value-type="float" office:value="0.392559">
                <text:p>0.392559</text:p>
              </table:table-cell>
              <table:table-cell office:value-type="float" office:value="0.405593">
                <text:p>0.405593</text:p>
              </table:table-cell>
              <table:table-cell office:value-type="float" office:value="0.413165">
                <text:p>0.413165</text:p>
              </table:table-cell>
              <table:table-cell office:value-type="float" office:value="0.419621">
                <text:p>0.419621</text:p>
              </table:table-cell>
              <table:table-cell office:value-type="float" office:value="0.425782">
                <text:p>0.425782</text:p>
              </table:table-cell>
              <table:table-cell office:value-type="float" office:value="0.434013">
                <text:p>0.434013</text:p>
              </table:table-cell>
              <table:table-cell office:value-type="float" office:value="0.448912">
                <text:p>0.448912</text:p>
              </table:table-cell>
              <table:table-cell office:value-type="float" office:value="0.480252">
                <text:p>0.480252</text:p>
              </table:table-cell>
              <table:table-cell office:value-type="float" office:value="0.388487">
                <text:p>0.3884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27877">
                <text:p>0.227877</text:p>
              </table:table-cell>
              <table:table-cell office:value-type="float" office:value="0.350691">
                <text:p>0.350691</text:p>
              </table:table-cell>
              <table:table-cell office:value-type="float" office:value="0.374">
                <text:p>0.374</text:p>
              </table:table-cell>
              <table:table-cell office:value-type="float" office:value="0.392672">
                <text:p>0.392672</text:p>
              </table:table-cell>
              <table:table-cell office:value-type="float" office:value="0.405719">
                <text:p>0.405719</text:p>
              </table:table-cell>
              <table:table-cell office:value-type="float" office:value="0.413223">
                <text:p>0.413223</text:p>
              </table:table-cell>
              <table:table-cell office:value-type="float" office:value="0.419406">
                <text:p>0.419406</text:p>
              </table:table-cell>
              <table:table-cell office:value-type="float" office:value="0.426527">
                <text:p>0.426527</text:p>
              </table:table-cell>
              <table:table-cell office:value-type="float" office:value="0.434901">
                <text:p>0.434901</text:p>
              </table:table-cell>
              <table:table-cell office:value-type="float" office:value="0.450504">
                <text:p>0.450504</text:p>
              </table:table-cell>
              <table:table-cell office:value-type="float" office:value="0.480252">
                <text:p>0.480252</text:p>
              </table:table-cell>
              <table:table-cell office:value-type="float" office:value="0.389552">
                <text:p>0.38955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50217">
                <text:p>0.250217</text:p>
              </table:table-cell>
              <table:table-cell office:value-type="float" office:value="0.34858">
                <text:p>0.34858</text:p>
              </table:table-cell>
              <table:table-cell office:value-type="float" office:value="0.376462">
                <text:p>0.376462</text:p>
              </table:table-cell>
              <table:table-cell office:value-type="float" office:value="0.396967">
                <text:p>0.396967</text:p>
              </table:table-cell>
              <table:table-cell office:value-type="float" office:value="0.40765">
                <text:p>0.40765</text:p>
              </table:table-cell>
              <table:table-cell office:value-type="float" office:value="0.413716">
                <text:p>0.413716</text:p>
              </table:table-cell>
              <table:table-cell office:value-type="float" office:value="0.419712">
                <text:p>0.419712</text:p>
              </table:table-cell>
              <table:table-cell office:value-type="float" office:value="0.427925">
                <text:p>0.427925</text:p>
              </table:table-cell>
              <table:table-cell office:value-type="float" office:value="0.435842">
                <text:p>0.435842</text:p>
              </table:table-cell>
              <table:table-cell office:value-type="float" office:value="0.447244">
                <text:p>0.447244</text:p>
              </table:table-cell>
              <table:table-cell office:value-type="float" office:value="0.480252">
                <text:p>0.480252</text:p>
              </table:table-cell>
              <table:table-cell office:value-type="float" office:value="0.392432">
                <text:p>0.39243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27521">
                <text:p>0.227521</text:p>
              </table:table-cell>
              <table:table-cell office:value-type="float" office:value="0.341854">
                <text:p>0.341854</text:p>
              </table:table-cell>
              <table:table-cell office:value-type="float" office:value="0.369902">
                <text:p>0.369902</text:p>
              </table:table-cell>
              <table:table-cell office:value-type="float" office:value="0.3887">
                <text:p>0.3887</text:p>
              </table:table-cell>
              <table:table-cell office:value-type="float" office:value="0.404405">
                <text:p>0.404405</text:p>
              </table:table-cell>
              <table:table-cell office:value-type="float" office:value="0.413666">
                <text:p>0.413666</text:p>
              </table:table-cell>
              <table:table-cell office:value-type="float" office:value="0.419725">
                <text:p>0.419725</text:p>
              </table:table-cell>
              <table:table-cell office:value-type="float" office:value="0.427355">
                <text:p>0.427355</text:p>
              </table:table-cell>
              <table:table-cell office:value-type="float" office:value="0.43528">
                <text:p>0.43528</text:p>
              </table:table-cell>
              <table:table-cell office:value-type="float" office:value="0.448653">
                <text:p>0.448653</text:p>
              </table:table-cell>
              <table:table-cell office:value-type="float" office:value="0.480252">
                <text:p>0.480252</text:p>
              </table:table-cell>
              <table:table-cell office:value-type="float" office:value="0.387706">
                <text:p>0.38770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65988">
                <text:p>0.265988</text:p>
              </table:table-cell>
              <table:table-cell office:value-type="float" office:value="0.359377">
                <text:p>0.359377</text:p>
              </table:table-cell>
              <table:table-cell office:value-type="float" office:value="0.38051">
                <text:p>0.38051</text:p>
              </table:table-cell>
              <table:table-cell office:value-type="float" office:value="0.398897">
                <text:p>0.398897</text:p>
              </table:table-cell>
              <table:table-cell office:value-type="float" office:value="0.410371">
                <text:p>0.410371</text:p>
              </table:table-cell>
              <table:table-cell office:value-type="float" office:value="0.417296">
                <text:p>0.417296</text:p>
              </table:table-cell>
              <table:table-cell office:value-type="float" office:value="0.422939">
                <text:p>0.422939</text:p>
              </table:table-cell>
              <table:table-cell office:value-type="float" office:value="0.428639">
                <text:p>0.428639</text:p>
              </table:table-cell>
              <table:table-cell office:value-type="float" office:value="0.435733">
                <text:p>0.435733</text:p>
              </table:table-cell>
              <table:table-cell office:value-type="float" office:value="0.452405">
                <text:p>0.452405</text:p>
              </table:table-cell>
              <table:table-cell office:value-type="float" office:value="0.480252">
                <text:p>0.480252</text:p>
              </table:table-cell>
              <table:table-cell office:value-type="float" office:value="0.397216">
                <text:p>0.39721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29135">
                <text:p>0.229135</text:p>
              </table:table-cell>
              <table:table-cell office:value-type="float" office:value="0.349009">
                <text:p>0.349009</text:p>
              </table:table-cell>
              <table:table-cell office:value-type="float" office:value="0.373265">
                <text:p>0.373265</text:p>
              </table:table-cell>
              <table:table-cell office:value-type="float" office:value="0.393415">
                <text:p>0.393415</text:p>
              </table:table-cell>
              <table:table-cell office:value-type="float" office:value="0.403982">
                <text:p>0.403982</text:p>
              </table:table-cell>
              <table:table-cell office:value-type="float" office:value="0.41145">
                <text:p>0.41145</text:p>
              </table:table-cell>
              <table:table-cell office:value-type="float" office:value="0.41718">
                <text:p>0.41718</text:p>
              </table:table-cell>
              <table:table-cell office:value-type="float" office:value="0.424517">
                <text:p>0.424517</text:p>
              </table:table-cell>
              <table:table-cell office:value-type="float" office:value="0.432783">
                <text:p>0.432783</text:p>
              </table:table-cell>
              <table:table-cell office:value-type="float" office:value="0.449668">
                <text:p>0.449668</text:p>
              </table:table-cell>
              <table:table-cell office:value-type="float" office:value="0.480252">
                <text:p>0.480252</text:p>
              </table:table-cell>
              <table:table-cell office:value-type="float" office:value="0.38844">
                <text:p>0.3884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33758">
                <text:p>0.233758</text:p>
              </table:table-cell>
              <table:table-cell office:value-type="float" office:value="0.351374">
                <text:p>0.351374</text:p>
              </table:table-cell>
              <table:table-cell office:value-type="float" office:value="0.372933">
                <text:p>0.372933</text:p>
              </table:table-cell>
              <table:table-cell office:value-type="float" office:value="0.389562">
                <text:p>0.389562</text:p>
              </table:table-cell>
              <table:table-cell office:value-type="float" office:value="0.402778">
                <text:p>0.402778</text:p>
              </table:table-cell>
              <table:table-cell office:value-type="float" office:value="0.411481">
                <text:p>0.411481</text:p>
              </table:table-cell>
              <table:table-cell office:value-type="float" office:value="0.417678">
                <text:p>0.417678</text:p>
              </table:table-cell>
              <table:table-cell office:value-type="float" office:value="0.424758">
                <text:p>0.424758</text:p>
              </table:table-cell>
              <table:table-cell office:value-type="float" office:value="0.432636">
                <text:p>0.432636</text:p>
              </table:table-cell>
              <table:table-cell office:value-type="float" office:value="0.44784">
                <text:p>0.44784</text:p>
              </table:table-cell>
              <table:table-cell office:value-type="float" office:value="0.480252">
                <text:p>0.480252</text:p>
              </table:table-cell>
              <table:table-cell office:value-type="float" office:value="0.38848">
                <text:p>0.3884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50771">
                <text:p>0.250771</text:p>
              </table:table-cell>
              <table:table-cell office:value-type="float" office:value="0.356538">
                <text:p>0.356538</text:p>
              </table:table-cell>
              <table:table-cell office:value-type="float" office:value="0.375543">
                <text:p>0.375543</text:p>
              </table:table-cell>
              <table:table-cell office:value-type="float" office:value="0.39171">
                <text:p>0.39171</text:p>
              </table:table-cell>
              <table:table-cell office:value-type="float" office:value="0.404531">
                <text:p>0.404531</text:p>
              </table:table-cell>
              <table:table-cell office:value-type="float" office:value="0.412388">
                <text:p>0.412388</text:p>
              </table:table-cell>
              <table:table-cell office:value-type="float" office:value="0.41903">
                <text:p>0.41903</text:p>
              </table:table-cell>
              <table:table-cell office:value-type="float" office:value="0.425587">
                <text:p>0.425587</text:p>
              </table:table-cell>
              <table:table-cell office:value-type="float" office:value="0.43309">
                <text:p>0.43309</text:p>
              </table:table-cell>
              <table:table-cell office:value-type="float" office:value="0.446036">
                <text:p>0.446036</text:p>
              </table:table-cell>
              <table:table-cell office:value-type="float" office:value="0.480252">
                <text:p>0.480252</text:p>
              </table:table-cell>
              <table:table-cell office:value-type="float" office:value="0.391522">
                <text:p>0.3915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75406">
                <text:p>0.275406</text:p>
              </table:table-cell>
              <table:table-cell office:value-type="float" office:value="0.357972">
                <text:p>0.357972</text:p>
              </table:table-cell>
              <table:table-cell office:value-type="float" office:value="0.376066">
                <text:p>0.376066</text:p>
              </table:table-cell>
              <table:table-cell office:value-type="float" office:value="0.392172">
                <text:p>0.392172</text:p>
              </table:table-cell>
              <table:table-cell office:value-type="float" office:value="0.402921">
                <text:p>0.402921</text:p>
              </table:table-cell>
              <table:table-cell office:value-type="float" office:value="0.412293">
                <text:p>0.412293</text:p>
              </table:table-cell>
              <table:table-cell office:value-type="float" office:value="0.41936">
                <text:p>0.41936</text:p>
              </table:table-cell>
              <table:table-cell office:value-type="float" office:value="0.425509">
                <text:p>0.425509</text:p>
              </table:table-cell>
              <table:table-cell office:value-type="float" office:value="0.433111">
                <text:p>0.433111</text:p>
              </table:table-cell>
              <table:table-cell office:value-type="float" office:value="0.448977">
                <text:p>0.448977</text:p>
              </table:table-cell>
              <table:table-cell office:value-type="float" office:value="0.480252">
                <text:p>0.480252</text:p>
              </table:table-cell>
              <table:table-cell office:value-type="float" office:value="0.394379">
                <text:p>0.39437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4391">
                <text:p>0.24391</text:p>
              </table:table-cell>
              <table:table-cell office:value-type="float" office:value="0.350822">
                <text:p>0.350822</text:p>
              </table:table-cell>
              <table:table-cell office:value-type="float" office:value="0.373245">
                <text:p>0.373245</text:p>
              </table:table-cell>
              <table:table-cell office:value-type="float" office:value="0.390132">
                <text:p>0.390132</text:p>
              </table:table-cell>
              <table:table-cell office:value-type="float" office:value="0.404395">
                <text:p>0.404395</text:p>
              </table:table-cell>
              <table:table-cell office:value-type="float" office:value="0.414854">
                <text:p>0.414854</text:p>
              </table:table-cell>
              <table:table-cell office:value-type="float" office:value="0.422332">
                <text:p>0.422332</text:p>
              </table:table-cell>
              <table:table-cell office:value-type="float" office:value="0.428749">
                <text:p>0.428749</text:p>
              </table:table-cell>
              <table:table-cell office:value-type="float" office:value="0.434356">
                <text:p>0.434356</text:p>
              </table:table-cell>
              <table:table-cell office:value-type="float" office:value="0.45049">
                <text:p>0.45049</text:p>
              </table:table-cell>
              <table:table-cell office:value-type="float" office:value="0.480252">
                <text:p>0.480252</text:p>
              </table:table-cell>
              <table:table-cell office:value-type="float" office:value="0.391329">
                <text:p>0.39132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57385">
                <text:p>0.257385</text:p>
              </table:table-cell>
              <table:table-cell office:value-type="float" office:value="0.346913">
                <text:p>0.346913</text:p>
              </table:table-cell>
              <table:table-cell office:value-type="float" office:value="0.367215">
                <text:p>0.367215</text:p>
              </table:table-cell>
              <table:table-cell office:value-type="float" office:value="0.384827">
                <text:p>0.384827</text:p>
              </table:table-cell>
              <table:table-cell office:value-type="float" office:value="0.403169">
                <text:p>0.403169</text:p>
              </table:table-cell>
              <table:table-cell office:value-type="float" office:value="0.412183">
                <text:p>0.412183</text:p>
              </table:table-cell>
              <table:table-cell office:value-type="float" office:value="0.42051">
                <text:p>0.42051</text:p>
              </table:table-cell>
              <table:table-cell office:value-type="float" office:value="0.427729">
                <text:p>0.427729</text:p>
              </table:table-cell>
              <table:table-cell office:value-type="float" office:value="0.434145">
                <text:p>0.434145</text:p>
              </table:table-cell>
              <table:table-cell office:value-type="float" office:value="0.452954">
                <text:p>0.452954</text:p>
              </table:table-cell>
              <table:table-cell office:value-type="float" office:value="0.481375">
                <text:p>0.481375</text:p>
              </table:table-cell>
              <table:table-cell office:value-type="float" office:value="0.390703">
                <text:p>0.39070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14205">
                <text:p>0.214205</text:p>
              </table:table-cell>
              <table:table-cell office:value-type="float" office:value="0.340442">
                <text:p>0.340442</text:p>
              </table:table-cell>
              <table:table-cell office:value-type="float" office:value="0.364375">
                <text:p>0.364375</text:p>
              </table:table-cell>
              <table:table-cell office:value-type="float" office:value="0.380563">
                <text:p>0.380563</text:p>
              </table:table-cell>
              <table:table-cell office:value-type="float" office:value="0.39866">
                <text:p>0.39866</text:p>
              </table:table-cell>
              <table:table-cell office:value-type="float" office:value="0.41014">
                <text:p>0.41014</text:p>
              </table:table-cell>
              <table:table-cell office:value-type="float" office:value="0.417598">
                <text:p>0.417598</text:p>
              </table:table-cell>
              <table:table-cell office:value-type="float" office:value="0.425669">
                <text:p>0.425669</text:p>
              </table:table-cell>
              <table:table-cell office:value-type="float" office:value="0.433595">
                <text:p>0.433595</text:p>
              </table:table-cell>
              <table:table-cell office:value-type="float" office:value="0.450105">
                <text:p>0.450105</text:p>
              </table:table-cell>
              <table:table-cell office:value-type="float" office:value="0.481375">
                <text:p>0.481375</text:p>
              </table:table-cell>
              <table:table-cell office:value-type="float" office:value="0.383535">
                <text:p>0.38353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80533">
                <text:p>0.280533</text:p>
              </table:table-cell>
              <table:table-cell office:value-type="float" office:value="0.354386">
                <text:p>0.354386</text:p>
              </table:table-cell>
              <table:table-cell office:value-type="float" office:value="0.370964">
                <text:p>0.370964</text:p>
              </table:table-cell>
              <table:table-cell office:value-type="float" office:value="0.387933">
                <text:p>0.387933</text:p>
              </table:table-cell>
              <table:table-cell office:value-type="float" office:value="0.406959">
                <text:p>0.406959</text:p>
              </table:table-cell>
              <table:table-cell office:value-type="float" office:value="0.415112">
                <text:p>0.415112</text:p>
              </table:table-cell>
              <table:table-cell office:value-type="float" office:value="0.421815">
                <text:p>0.421815</text:p>
              </table:table-cell>
              <table:table-cell office:value-type="float" office:value="0.428455">
                <text:p>0.428455</text:p>
              </table:table-cell>
              <table:table-cell office:value-type="float" office:value="0.435951">
                <text:p>0.435951</text:p>
              </table:table-cell>
              <table:table-cell office:value-type="float" office:value="0.452573">
                <text:p>0.452573</text:p>
              </table:table-cell>
              <table:table-cell office:value-type="float" office:value="0.481375">
                <text:p>0.481375</text:p>
              </table:table-cell>
              <table:table-cell office:value-type="float" office:value="0.395468">
                <text:p>0.39546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77795">
                <text:p>0.277795</text:p>
              </table:table-cell>
              <table:table-cell office:value-type="float" office:value="0.356653">
                <text:p>0.356653</text:p>
              </table:table-cell>
              <table:table-cell office:value-type="float" office:value="0.379969">
                <text:p>0.379969</text:p>
              </table:table-cell>
              <table:table-cell office:value-type="float" office:value="0.395599">
                <text:p>0.395599</text:p>
              </table:table-cell>
              <table:table-cell office:value-type="float" office:value="0.408925">
                <text:p>0.408925</text:p>
              </table:table-cell>
              <table:table-cell office:value-type="float" office:value="0.417432">
                <text:p>0.417432</text:p>
              </table:table-cell>
              <table:table-cell office:value-type="float" office:value="0.424271">
                <text:p>0.424271</text:p>
              </table:table-cell>
              <table:table-cell office:value-type="float" office:value="0.430828">
                <text:p>0.430828</text:p>
              </table:table-cell>
              <table:table-cell office:value-type="float" office:value="0.436915">
                <text:p>0.436915</text:p>
              </table:table-cell>
              <table:table-cell office:value-type="float" office:value="0.454297">
                <text:p>0.454297</text:p>
              </table:table-cell>
              <table:table-cell office:value-type="float" office:value="0.481375">
                <text:p>0.481375</text:p>
              </table:table-cell>
              <table:table-cell office:value-type="float" office:value="0.398268">
                <text:p>0.3982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99072">
                <text:p>0.299072</text:p>
              </table:table-cell>
              <table:table-cell office:value-type="float" office:value="0.362925">
                <text:p>0.362925</text:p>
              </table:table-cell>
              <table:table-cell office:value-type="float" office:value="0.385875">
                <text:p>0.385875</text:p>
              </table:table-cell>
              <table:table-cell office:value-type="float" office:value="0.40186">
                <text:p>0.40186</text:p>
              </table:table-cell>
              <table:table-cell office:value-type="float" office:value="0.411992">
                <text:p>0.411992</text:p>
              </table:table-cell>
              <table:table-cell office:value-type="float" office:value="0.419632">
                <text:p>0.419632</text:p>
              </table:table-cell>
              <table:table-cell office:value-type="float" office:value="0.425846">
                <text:p>0.425846</text:p>
              </table:table-cell>
              <table:table-cell office:value-type="float" office:value="0.432678">
                <text:p>0.432678</text:p>
              </table:table-cell>
              <table:table-cell office:value-type="float" office:value="0.439674">
                <text:p>0.439674</text:p>
              </table:table-cell>
              <table:table-cell office:value-type="float" office:value="0.454945">
                <text:p>0.454945</text:p>
              </table:table-cell>
              <table:table-cell office:value-type="float" office:value="0.481375">
                <text:p>0.481375</text:p>
              </table:table-cell>
              <table:table-cell office:value-type="float" office:value="0.40345">
                <text:p>0.4034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89312">
                <text:p>0.289312</text:p>
              </table:table-cell>
              <table:table-cell office:value-type="float" office:value="0.361875">
                <text:p>0.361875</text:p>
              </table:table-cell>
              <table:table-cell office:value-type="float" office:value="0.387943">
                <text:p>0.387943</text:p>
              </table:table-cell>
              <table:table-cell office:value-type="float" office:value="0.40296">
                <text:p>0.40296</text:p>
              </table:table-cell>
              <table:table-cell office:value-type="float" office:value="0.412118">
                <text:p>0.412118</text:p>
              </table:table-cell>
              <table:table-cell office:value-type="float" office:value="0.418214">
                <text:p>0.418214</text:p>
              </table:table-cell>
              <table:table-cell office:value-type="float" office:value="0.424719">
                <text:p>0.424719</text:p>
              </table:table-cell>
              <table:table-cell office:value-type="float" office:value="0.430597">
                <text:p>0.430597</text:p>
              </table:table-cell>
              <table:table-cell office:value-type="float" office:value="0.436974">
                <text:p>0.436974</text:p>
              </table:table-cell>
              <table:table-cell office:value-type="float" office:value="0.450335">
                <text:p>0.450335</text:p>
              </table:table-cell>
              <table:table-cell office:value-type="float" office:value="0.481375">
                <text:p>0.481375</text:p>
              </table:table-cell>
              <table:table-cell office:value-type="float" office:value="0.401505">
                <text:p>0.40150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268112">
                <text:p>0.268112</text:p>
              </table:table-cell>
              <table:table-cell office:value-type="float" office:value="0.357228">
                <text:p>0.357228</text:p>
              </table:table-cell>
              <table:table-cell office:value-type="float" office:value="0.38376">
                <text:p>0.38376</text:p>
              </table:table-cell>
              <table:table-cell office:value-type="float" office:value="0.399837">
                <text:p>0.399837</text:p>
              </table:table-cell>
              <table:table-cell office:value-type="float" office:value="0.410318">
                <text:p>0.410318</text:p>
              </table:table-cell>
              <table:table-cell office:value-type="float" office:value="0.417802">
                <text:p>0.417802</text:p>
              </table:table-cell>
              <table:table-cell office:value-type="float" office:value="0.424582">
                <text:p>0.424582</text:p>
              </table:table-cell>
              <table:table-cell office:value-type="float" office:value="0.430009">
                <text:p>0.430009</text:p>
              </table:table-cell>
              <table:table-cell office:value-type="float" office:value="0.436014">
                <text:p>0.436014</text:p>
              </table:table-cell>
              <table:table-cell office:value-type="float" office:value="0.450777">
                <text:p>0.450777</text:p>
              </table:table-cell>
              <table:table-cell office:value-type="float" office:value="0.481375">
                <text:p>0.481375</text:p>
              </table:table-cell>
              <table:table-cell office:value-type="float" office:value="0.397844">
                <text:p>0.39784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256481">
                <text:p>0.256481</text:p>
              </table:table-cell>
              <table:table-cell office:value-type="float" office:value="0.347689">
                <text:p>0.347689</text:p>
              </table:table-cell>
              <table:table-cell office:value-type="float" office:value="0.376629">
                <text:p>0.376629</text:p>
              </table:table-cell>
              <table:table-cell office:value-type="float" office:value="0.396907">
                <text:p>0.396907</text:p>
              </table:table-cell>
              <table:table-cell office:value-type="float" office:value="0.408243">
                <text:p>0.408243</text:p>
              </table:table-cell>
              <table:table-cell office:value-type="float" office:value="0.416438">
                <text:p>0.416438</text:p>
              </table:table-cell>
              <table:table-cell office:value-type="float" office:value="0.422923">
                <text:p>0.422923</text:p>
              </table:table-cell>
              <table:table-cell office:value-type="float" office:value="0.428815">
                <text:p>0.428815</text:p>
              </table:table-cell>
              <table:table-cell office:value-type="float" office:value="0.434762">
                <text:p>0.434762</text:p>
              </table:table-cell>
              <table:table-cell office:value-type="float" office:value="0.447347">
                <text:p>0.447347</text:p>
              </table:table-cell>
              <table:table-cell office:value-type="float" office:value="0.481375">
                <text:p>0.481375</text:p>
              </table:table-cell>
              <table:table-cell office:value-type="float" office:value="0.393623">
                <text:p>0.39362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240443">
                <text:p>0.240443</text:p>
              </table:table-cell>
              <table:table-cell office:value-type="float" office:value="0.343285">
                <text:p>0.343285</text:p>
              </table:table-cell>
              <table:table-cell office:value-type="float" office:value="0.366906">
                <text:p>0.366906</text:p>
              </table:table-cell>
              <table:table-cell office:value-type="float" office:value="0.388748">
                <text:p>0.388748</text:p>
              </table:table-cell>
              <table:table-cell office:value-type="float" office:value="0.403068">
                <text:p>0.403068</text:p>
              </table:table-cell>
              <table:table-cell office:value-type="float" office:value="0.412255">
                <text:p>0.412255</text:p>
              </table:table-cell>
              <table:table-cell office:value-type="float" office:value="0.419082">
                <text:p>0.419082</text:p>
              </table:table-cell>
              <table:table-cell office:value-type="float" office:value="0.426127">
                <text:p>0.426127</text:p>
              </table:table-cell>
              <table:table-cell office:value-type="float" office:value="0.433101">
                <text:p>0.433101</text:p>
              </table:table-cell>
              <table:table-cell office:value-type="float" office:value="0.4464">
                <text:p>0.4464</text:p>
              </table:table-cell>
              <table:table-cell office:value-type="float" office:value="0.481375">
                <text:p>0.481375</text:p>
              </table:table-cell>
              <table:table-cell office:value-type="float" office:value="0.387942">
                <text:p>0.38794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11931">
                <text:p>0.211931</text:p>
              </table:table-cell>
              <table:table-cell office:value-type="float" office:value="0.35149">
                <text:p>0.35149</text:p>
              </table:table-cell>
              <table:table-cell office:value-type="float" office:value="0.374387">
                <text:p>0.374387</text:p>
              </table:table-cell>
              <table:table-cell office:value-type="float" office:value="0.394726">
                <text:p>0.394726</text:p>
              </table:table-cell>
              <table:table-cell office:value-type="float" office:value="0.406654">
                <text:p>0.406654</text:p>
              </table:table-cell>
              <table:table-cell office:value-type="float" office:value="0.414958">
                <text:p>0.414958</text:p>
              </table:table-cell>
              <table:table-cell office:value-type="float" office:value="0.421488">
                <text:p>0.421488</text:p>
              </table:table-cell>
              <table:table-cell office:value-type="float" office:value="0.428067">
                <text:p>0.428067</text:p>
              </table:table-cell>
              <table:table-cell office:value-type="float" office:value="0.434775">
                <text:p>0.434775</text:p>
              </table:table-cell>
              <table:table-cell office:value-type="float" office:value="0.447139">
                <text:p>0.447139</text:p>
              </table:table-cell>
              <table:table-cell office:value-type="float" office:value="0.481375">
                <text:p>0.481375</text:p>
              </table:table-cell>
              <table:table-cell office:value-type="float" office:value="0.388561">
                <text:p>0.38856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51769">
                <text:p>0.251769</text:p>
              </table:table-cell>
              <table:table-cell office:value-type="float" office:value="0.351082">
                <text:p>0.351082</text:p>
              </table:table-cell>
              <table:table-cell office:value-type="float" office:value="0.375977">
                <text:p>0.375977</text:p>
              </table:table-cell>
              <table:table-cell office:value-type="float" office:value="0.395514">
                <text:p>0.395514</text:p>
              </table:table-cell>
              <table:table-cell office:value-type="float" office:value="0.408978">
                <text:p>0.408978</text:p>
              </table:table-cell>
              <table:table-cell office:value-type="float" office:value="0.414897">
                <text:p>0.414897</text:p>
              </table:table-cell>
              <table:table-cell office:value-type="float" office:value="0.422353">
                <text:p>0.422353</text:p>
              </table:table-cell>
              <table:table-cell office:value-type="float" office:value="0.428996">
                <text:p>0.428996</text:p>
              </table:table-cell>
              <table:table-cell office:value-type="float" office:value="0.434883">
                <text:p>0.434883</text:p>
              </table:table-cell>
              <table:table-cell office:value-type="float" office:value="0.446208">
                <text:p>0.446208</text:p>
              </table:table-cell>
              <table:table-cell office:value-type="float" office:value="0.481375">
                <text:p>0.481375</text:p>
              </table:table-cell>
              <table:table-cell office:value-type="float" office:value="0.393066">
                <text:p>0.39306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241712">
                <text:p>0.241712</text:p>
              </table:table-cell>
              <table:table-cell office:value-type="float" office:value="0.358763">
                <text:p>0.358763</text:p>
              </table:table-cell>
              <table:table-cell office:value-type="float" office:value="0.378531">
                <text:p>0.378531</text:p>
              </table:table-cell>
              <table:table-cell office:value-type="float" office:value="0.397973">
                <text:p>0.397973</text:p>
              </table:table-cell>
              <table:table-cell office:value-type="float" office:value="0.408509">
                <text:p>0.408509</text:p>
              </table:table-cell>
              <table:table-cell office:value-type="float" office:value="0.415792">
                <text:p>0.415792</text:p>
              </table:table-cell>
              <table:table-cell office:value-type="float" office:value="0.423963">
                <text:p>0.423963</text:p>
              </table:table-cell>
              <table:table-cell office:value-type="float" office:value="0.429588">
                <text:p>0.429588</text:p>
              </table:table-cell>
              <table:table-cell office:value-type="float" office:value="0.436648">
                <text:p>0.436648</text:p>
              </table:table-cell>
              <table:table-cell office:value-type="float" office:value="0.450549">
                <text:p>0.450549</text:p>
              </table:table-cell>
              <table:table-cell office:value-type="float" office:value="0.481375">
                <text:p>0.481375</text:p>
              </table:table-cell>
              <table:table-cell office:value-type="float" office:value="0.394203">
                <text:p>0.39420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53607">
                <text:p>0.253607</text:p>
              </table:table-cell>
              <table:table-cell office:value-type="float" office:value="0.359895">
                <text:p>0.359895</text:p>
              </table:table-cell>
              <table:table-cell office:value-type="float" office:value="0.379554">
                <text:p>0.379554</text:p>
              </table:table-cell>
              <table:table-cell office:value-type="float" office:value="0.3959">
                <text:p>0.3959</text:p>
              </table:table-cell>
              <table:table-cell office:value-type="float" office:value="0.407021">
                <text:p>0.407021</text:p>
              </table:table-cell>
              <table:table-cell office:value-type="float" office:value="0.413795">
                <text:p>0.413795</text:p>
              </table:table-cell>
              <table:table-cell office:value-type="float" office:value="0.422074">
                <text:p>0.422074</text:p>
              </table:table-cell>
              <table:table-cell office:value-type="float" office:value="0.429003">
                <text:p>0.429003</text:p>
              </table:table-cell>
              <table:table-cell office:value-type="float" office:value="0.437352">
                <text:p>0.437352</text:p>
              </table:table-cell>
              <table:table-cell office:value-type="float" office:value="0.453025">
                <text:p>0.453025</text:p>
              </table:table-cell>
              <table:table-cell office:value-type="float" office:value="0.481375">
                <text:p>0.481375</text:p>
              </table:table-cell>
              <table:table-cell office:value-type="float" office:value="0.395123">
                <text:p>0.39512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7562">
                <text:p>0.27562</text:p>
              </table:table-cell>
              <table:table-cell office:value-type="float" office:value="0.359562">
                <text:p>0.359562</text:p>
              </table:table-cell>
              <table:table-cell office:value-type="float" office:value="0.377368">
                <text:p>0.377368</text:p>
              </table:table-cell>
              <table:table-cell office:value-type="float" office:value="0.395745">
                <text:p>0.395745</text:p>
              </table:table-cell>
              <table:table-cell office:value-type="float" office:value="0.407527">
                <text:p>0.407527</text:p>
              </table:table-cell>
              <table:table-cell office:value-type="float" office:value="0.415753">
                <text:p>0.415753</text:p>
              </table:table-cell>
              <table:table-cell office:value-type="float" office:value="0.423467">
                <text:p>0.423467</text:p>
              </table:table-cell>
              <table:table-cell office:value-type="float" office:value="0.431747">
                <text:p>0.431747</text:p>
              </table:table-cell>
              <table:table-cell office:value-type="float" office:value="0.439735">
                <text:p>0.439735</text:p>
              </table:table-cell>
              <table:table-cell office:value-type="float" office:value="0.454171">
                <text:p>0.454171</text:p>
              </table:table-cell>
              <table:table-cell office:value-type="float" office:value="0.481375">
                <text:p>0.481375</text:p>
              </table:table-cell>
              <table:table-cell office:value-type="float" office:value="0.398069">
                <text:p>0.39806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71497">
                <text:p>0.271497</text:p>
              </table:table-cell>
              <table:table-cell office:value-type="float" office:value="0.360832">
                <text:p>0.360832</text:p>
              </table:table-cell>
              <table:table-cell office:value-type="float" office:value="0.379376">
                <text:p>0.379376</text:p>
              </table:table-cell>
              <table:table-cell office:value-type="float" office:value="0.396673">
                <text:p>0.396673</text:p>
              </table:table-cell>
              <table:table-cell office:value-type="float" office:value="0.407367">
                <text:p>0.407367</text:p>
              </table:table-cell>
              <table:table-cell office:value-type="float" office:value="0.414557">
                <text:p>0.414557</text:p>
              </table:table-cell>
              <table:table-cell office:value-type="float" office:value="0.422079">
                <text:p>0.422079</text:p>
              </table:table-cell>
              <table:table-cell office:value-type="float" office:value="0.42983">
                <text:p>0.42983</text:p>
              </table:table-cell>
              <table:table-cell office:value-type="float" office:value="0.436397">
                <text:p>0.436397</text:p>
              </table:table-cell>
              <table:table-cell office:value-type="float" office:value="0.453154">
                <text:p>0.453154</text:p>
              </table:table-cell>
              <table:table-cell office:value-type="float" office:value="0.481375">
                <text:p>0.481375</text:p>
              </table:table-cell>
              <table:table-cell office:value-type="float" office:value="0.397176">
                <text:p>0.39717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66677">
                <text:p>0.266677</text:p>
              </table:table-cell>
              <table:table-cell office:value-type="float" office:value="0.363263">
                <text:p>0.363263</text:p>
              </table:table-cell>
              <table:table-cell office:value-type="float" office:value="0.388586">
                <text:p>0.388586</text:p>
              </table:table-cell>
              <table:table-cell office:value-type="float" office:value="0.401702">
                <text:p>0.401702</text:p>
              </table:table-cell>
              <table:table-cell office:value-type="float" office:value="0.410551">
                <text:p>0.410551</text:p>
              </table:table-cell>
              <table:table-cell office:value-type="float" office:value="0.418559">
                <text:p>0.418559</text:p>
              </table:table-cell>
              <table:table-cell office:value-type="float" office:value="0.426512">
                <text:p>0.426512</text:p>
              </table:table-cell>
              <table:table-cell office:value-type="float" office:value="0.433511">
                <text:p>0.433511</text:p>
              </table:table-cell>
              <table:table-cell office:value-type="float" office:value="0.439988">
                <text:p>0.439988</text:p>
              </table:table-cell>
              <table:table-cell office:value-type="float" office:value="0.458176">
                <text:p>0.458176</text:p>
              </table:table-cell>
              <table:table-cell office:value-type="float" office:value="0.481375">
                <text:p>0.481375</text:p>
              </table:table-cell>
              <table:table-cell office:value-type="float" office:value="0.400753">
                <text:p>0.40075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258901">
                <text:p>0.258901</text:p>
              </table:table-cell>
              <table:table-cell office:value-type="float" office:value="0.363456">
                <text:p>0.363456</text:p>
              </table:table-cell>
              <table:table-cell office:value-type="float" office:value="0.391837">
                <text:p>0.391837</text:p>
              </table:table-cell>
              <table:table-cell office:value-type="float" office:value="0.401541">
                <text:p>0.401541</text:p>
              </table:table-cell>
              <table:table-cell office:value-type="float" office:value="0.41064">
                <text:p>0.41064</text:p>
              </table:table-cell>
              <table:table-cell office:value-type="float" office:value="0.419105">
                <text:p>0.419105</text:p>
              </table:table-cell>
              <table:table-cell office:value-type="float" office:value="0.427309">
                <text:p>0.427309</text:p>
              </table:table-cell>
              <table:table-cell office:value-type="float" office:value="0.434813">
                <text:p>0.434813</text:p>
              </table:table-cell>
              <table:table-cell office:value-type="float" office:value="0.442586">
                <text:p>0.442586</text:p>
              </table:table-cell>
              <table:table-cell office:value-type="float" office:value="0.45787">
                <text:p>0.45787</text:p>
              </table:table-cell>
              <table:table-cell office:value-type="float" office:value="0.481375">
                <text:p>0.481375</text:p>
              </table:table-cell>
              <table:table-cell office:value-type="float" office:value="0.400806">
                <text:p>0.40080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09804">
                <text:p>0.209804</text:p>
              </table:table-cell>
              <table:table-cell office:value-type="float" office:value="0.360442">
                <text:p>0.360442</text:p>
              </table:table-cell>
              <table:table-cell office:value-type="float" office:value="0.391824">
                <text:p>0.391824</text:p>
              </table:table-cell>
              <table:table-cell office:value-type="float" office:value="0.40092">
                <text:p>0.40092</text:p>
              </table:table-cell>
              <table:table-cell office:value-type="float" office:value="0.409882">
                <text:p>0.409882</text:p>
              </table:table-cell>
              <table:table-cell office:value-type="float" office:value="0.416732">
                <text:p>0.416732</text:p>
              </table:table-cell>
              <table:table-cell office:value-type="float" office:value="0.423476">
                <text:p>0.423476</text:p>
              </table:table-cell>
              <table:table-cell office:value-type="float" office:value="0.430968">
                <text:p>0.430968</text:p>
              </table:table-cell>
              <table:table-cell office:value-type="float" office:value="0.440697">
                <text:p>0.440697</text:p>
              </table:table-cell>
              <table:table-cell office:value-type="float" office:value="0.459319">
                <text:p>0.459319</text:p>
              </table:table-cell>
              <table:table-cell office:value-type="float" office:value="0.488376">
                <text:p>0.488376</text:p>
              </table:table-cell>
              <table:table-cell office:value-type="float" office:value="0.394406">
                <text:p>0.39440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10435">
                <text:p>0.210435</text:p>
              </table:table-cell>
              <table:table-cell office:value-type="float" office:value="0.353609">
                <text:p>0.353609</text:p>
              </table:table-cell>
              <table:table-cell office:value-type="float" office:value="0.389122">
                <text:p>0.389122</text:p>
              </table:table-cell>
              <table:table-cell office:value-type="float" office:value="0.401713">
                <text:p>0.401713</text:p>
              </table:table-cell>
              <table:table-cell office:value-type="float" office:value="0.411815">
                <text:p>0.411815</text:p>
              </table:table-cell>
              <table:table-cell office:value-type="float" office:value="0.418843">
                <text:p>0.418843</text:p>
              </table:table-cell>
              <table:table-cell office:value-type="float" office:value="0.42549">
                <text:p>0.42549</text:p>
              </table:table-cell>
              <table:table-cell office:value-type="float" office:value="0.432492">
                <text:p>0.432492</text:p>
              </table:table-cell>
              <table:table-cell office:value-type="float" office:value="0.441888">
                <text:p>0.441888</text:p>
              </table:table-cell>
              <table:table-cell office:value-type="float" office:value="0.460212">
                <text:p>0.460212</text:p>
              </table:table-cell>
              <table:table-cell office:value-type="float" office:value="0.488376">
                <text:p>0.488376</text:p>
              </table:table-cell>
              <table:table-cell office:value-type="float" office:value="0.394562">
                <text:p>0.39456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26724">
                <text:p>0.226724</text:p>
              </table:table-cell>
              <table:table-cell office:value-type="float" office:value="0.354445">
                <text:p>0.354445</text:p>
              </table:table-cell>
              <table:table-cell office:value-type="float" office:value="0.388847">
                <text:p>0.388847</text:p>
              </table:table-cell>
              <table:table-cell office:value-type="float" office:value="0.400939">
                <text:p>0.400939</text:p>
              </table:table-cell>
              <table:table-cell office:value-type="float" office:value="0.411105">
                <text:p>0.411105</text:p>
              </table:table-cell>
              <table:table-cell office:value-type="float" office:value="0.418269">
                <text:p>0.418269</text:p>
              </table:table-cell>
              <table:table-cell office:value-type="float" office:value="0.425068">
                <text:p>0.425068</text:p>
              </table:table-cell>
              <table:table-cell office:value-type="float" office:value="0.432311">
                <text:p>0.432311</text:p>
              </table:table-cell>
              <table:table-cell office:value-type="float" office:value="0.441432">
                <text:p>0.441432</text:p>
              </table:table-cell>
              <table:table-cell office:value-type="float" office:value="0.458474">
                <text:p>0.458474</text:p>
              </table:table-cell>
              <table:table-cell office:value-type="float" office:value="0.488376">
                <text:p>0.488376</text:p>
              </table:table-cell>
              <table:table-cell office:value-type="float" office:value="0.395761">
                <text:p>0.39576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25045">
                <text:p>0.25045</text:p>
              </table:table-cell>
              <table:table-cell office:value-type="float" office:value="0.371063">
                <text:p>0.371063</text:p>
              </table:table-cell>
              <table:table-cell office:value-type="float" office:value="0.391095">
                <text:p>0.391095</text:p>
              </table:table-cell>
              <table:table-cell office:value-type="float" office:value="0.403941">
                <text:p>0.403941</text:p>
              </table:table-cell>
              <table:table-cell office:value-type="float" office:value="0.412391">
                <text:p>0.412391</text:p>
              </table:table-cell>
              <table:table-cell office:value-type="float" office:value="0.420359">
                <text:p>0.420359</text:p>
              </table:table-cell>
              <table:table-cell office:value-type="float" office:value="0.428768">
                <text:p>0.428768</text:p>
              </table:table-cell>
              <table:table-cell office:value-type="float" office:value="0.435511">
                <text:p>0.435511</text:p>
              </table:table-cell>
              <table:table-cell office:value-type="float" office:value="0.443817">
                <text:p>0.443817</text:p>
              </table:table-cell>
              <table:table-cell office:value-type="float" office:value="0.462834">
                <text:p>0.462834</text:p>
              </table:table-cell>
              <table:table-cell office:value-type="float" office:value="0.488376">
                <text:p>0.488376</text:p>
              </table:table-cell>
              <table:table-cell office:value-type="float" office:value="0.402023">
                <text:p>0.40202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269133">
                <text:p>0.269133</text:p>
              </table:table-cell>
              <table:table-cell office:value-type="float" office:value="0.364726">
                <text:p>0.364726</text:p>
              </table:table-cell>
              <table:table-cell office:value-type="float" office:value="0.386857">
                <text:p>0.386857</text:p>
              </table:table-cell>
              <table:table-cell office:value-type="float" office:value="0.402444">
                <text:p>0.402444</text:p>
              </table:table-cell>
              <table:table-cell office:value-type="float" office:value="0.412835">
                <text:p>0.412835</text:p>
              </table:table-cell>
              <table:table-cell office:value-type="float" office:value="0.420147">
                <text:p>0.420147</text:p>
              </table:table-cell>
              <table:table-cell office:value-type="float" office:value="0.428657">
                <text:p>0.428657</text:p>
              </table:table-cell>
              <table:table-cell office:value-type="float" office:value="0.436465">
                <text:p>0.436465</text:p>
              </table:table-cell>
              <table:table-cell office:value-type="float" office:value="0.445716">
                <text:p>0.445716</text:p>
              </table:table-cell>
              <table:table-cell office:value-type="float" office:value="0.466197">
                <text:p>0.466197</text:p>
              </table:table-cell>
              <table:table-cell office:value-type="float" office:value="0.488376">
                <text:p>0.488376</text:p>
              </table:table-cell>
              <table:table-cell office:value-type="float" office:value="0.403318">
                <text:p>0.40331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06291">
                <text:p>0.306291</text:p>
              </table:table-cell>
              <table:table-cell office:value-type="float" office:value="0.370017">
                <text:p>0.370017</text:p>
              </table:table-cell>
              <table:table-cell office:value-type="float" office:value="0.39176">
                <text:p>0.39176</text:p>
              </table:table-cell>
              <table:table-cell office:value-type="float" office:value="0.406084">
                <text:p>0.406084</text:p>
              </table:table-cell>
              <table:table-cell office:value-type="float" office:value="0.413745">
                <text:p>0.413745</text:p>
              </table:table-cell>
              <table:table-cell office:value-type="float" office:value="0.422188">
                <text:p>0.422188</text:p>
              </table:table-cell>
              <table:table-cell office:value-type="float" office:value="0.428859">
                <text:p>0.428859</text:p>
              </table:table-cell>
              <table:table-cell office:value-type="float" office:value="0.436279">
                <text:p>0.436279</text:p>
              </table:table-cell>
              <table:table-cell office:value-type="float" office:value="0.445465">
                <text:p>0.445465</text:p>
              </table:table-cell>
              <table:table-cell office:value-type="float" office:value="0.465771">
                <text:p>0.465771</text:p>
              </table:table-cell>
              <table:table-cell office:value-type="float" office:value="0.488376">
                <text:p>0.488376</text:p>
              </table:table-cell>
              <table:table-cell office:value-type="float" office:value="0.408646">
                <text:p>0.40864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11211">
                <text:p>0.311211</text:p>
              </table:table-cell>
              <table:table-cell office:value-type="float" office:value="0.377114">
                <text:p>0.377114</text:p>
              </table:table-cell>
              <table:table-cell office:value-type="float" office:value="0.398486">
                <text:p>0.398486</text:p>
              </table:table-cell>
              <table:table-cell office:value-type="float" office:value="0.40922">
                <text:p>0.40922</text:p>
              </table:table-cell>
              <table:table-cell office:value-type="float" office:value="0.415301">
                <text:p>0.415301</text:p>
              </table:table-cell>
              <table:table-cell office:value-type="float" office:value="0.423178">
                <text:p>0.423178</text:p>
              </table:table-cell>
              <table:table-cell office:value-type="float" office:value="0.429456">
                <text:p>0.429456</text:p>
              </table:table-cell>
              <table:table-cell office:value-type="float" office:value="0.438373">
                <text:p>0.438373</text:p>
              </table:table-cell>
              <table:table-cell office:value-type="float" office:value="0.445701">
                <text:p>0.445701</text:p>
              </table:table-cell>
              <table:table-cell office:value-type="float" office:value="0.466361">
                <text:p>0.466361</text:p>
              </table:table-cell>
              <table:table-cell office:value-type="float" office:value="0.492975">
                <text:p>0.492975</text:p>
              </table:table-cell>
              <table:table-cell office:value-type="float" office:value="0.41144">
                <text:p>0.4114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93842">
                <text:p>0.293842</text:p>
              </table:table-cell>
              <table:table-cell office:value-type="float" office:value="0.367364">
                <text:p>0.367364</text:p>
              </table:table-cell>
              <table:table-cell office:value-type="float" office:value="0.393312">
                <text:p>0.393312</text:p>
              </table:table-cell>
              <table:table-cell office:value-type="float" office:value="0.405594">
                <text:p>0.405594</text:p>
              </table:table-cell>
              <table:table-cell office:value-type="float" office:value="0.413012">
                <text:p>0.413012</text:p>
              </table:table-cell>
              <table:table-cell office:value-type="float" office:value="0.420533">
                <text:p>0.420533</text:p>
              </table:table-cell>
              <table:table-cell office:value-type="float" office:value="0.427366">
                <text:p>0.427366</text:p>
              </table:table-cell>
              <table:table-cell office:value-type="float" office:value="0.435209">
                <text:p>0.435209</text:p>
              </table:table-cell>
              <table:table-cell office:value-type="float" office:value="0.442605">
                <text:p>0.442605</text:p>
              </table:table-cell>
              <table:table-cell office:value-type="float" office:value="0.461901">
                <text:p>0.461901</text:p>
              </table:table-cell>
              <table:table-cell office:value-type="float" office:value="0.492975">
                <text:p>0.492975</text:p>
              </table:table-cell>
              <table:table-cell office:value-type="float" office:value="0.406074">
                <text:p>0.40607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281291">
                <text:p>0.281291</text:p>
              </table:table-cell>
              <table:table-cell office:value-type="float" office:value="0.363328">
                <text:p>0.363328</text:p>
              </table:table-cell>
              <table:table-cell office:value-type="float" office:value="0.39086">
                <text:p>0.39086</text:p>
              </table:table-cell>
              <table:table-cell office:value-type="float" office:value="0.403021">
                <text:p>0.403021</text:p>
              </table:table-cell>
              <table:table-cell office:value-type="float" office:value="0.41086">
                <text:p>0.41086</text:p>
              </table:table-cell>
              <table:table-cell office:value-type="float" office:value="0.418454">
                <text:p>0.418454</text:p>
              </table:table-cell>
              <table:table-cell office:value-type="float" office:value="0.426167">
                <text:p>0.426167</text:p>
              </table:table-cell>
              <table:table-cell office:value-type="float" office:value="0.434173">
                <text:p>0.434173</text:p>
              </table:table-cell>
              <table:table-cell office:value-type="float" office:value="0.441047">
                <text:p>0.441047</text:p>
              </table:table-cell>
              <table:table-cell office:value-type="float" office:value="0.461553">
                <text:p>0.461553</text:p>
              </table:table-cell>
              <table:table-cell office:value-type="float" office:value="0.492975">
                <text:p>0.492975</text:p>
              </table:table-cell>
              <table:table-cell office:value-type="float" office:value="0.403075">
                <text:p>0.40307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286695">
                <text:p>0.286695</text:p>
              </table:table-cell>
              <table:table-cell office:value-type="float" office:value="0.369633">
                <text:p>0.369633</text:p>
              </table:table-cell>
              <table:table-cell office:value-type="float" office:value="0.396054">
                <text:p>0.396054</text:p>
              </table:table-cell>
              <table:table-cell office:value-type="float" office:value="0.40662">
                <text:p>0.40662</text:p>
              </table:table-cell>
              <table:table-cell office:value-type="float" office:value="0.414814">
                <text:p>0.414814</text:p>
              </table:table-cell>
              <table:table-cell office:value-type="float" office:value="0.422377">
                <text:p>0.422377</text:p>
              </table:table-cell>
              <table:table-cell office:value-type="float" office:value="0.43051">
                <text:p>0.43051</text:p>
              </table:table-cell>
              <table:table-cell office:value-type="float" office:value="0.437138">
                <text:p>0.437138</text:p>
              </table:table-cell>
              <table:table-cell office:value-type="float" office:value="0.444157">
                <text:p>0.444157</text:p>
              </table:table-cell>
              <table:table-cell office:value-type="float" office:value="0.46743">
                <text:p>0.46743</text:p>
              </table:table-cell>
              <table:table-cell office:value-type="float" office:value="0.502036">
                <text:p>0.502036</text:p>
              </table:table-cell>
              <table:table-cell office:value-type="float" office:value="0.407543">
                <text:p>0.40754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266027">
                <text:p>0.266027</text:p>
              </table:table-cell>
              <table:table-cell office:value-type="float" office:value="0.363106">
                <text:p>0.363106</text:p>
              </table:table-cell>
              <table:table-cell office:value-type="float" office:value="0.394724">
                <text:p>0.394724</text:p>
              </table:table-cell>
              <table:table-cell office:value-type="float" office:value="0.407812">
                <text:p>0.407812</text:p>
              </table:table-cell>
              <table:table-cell office:value-type="float" office:value="0.415629">
                <text:p>0.415629</text:p>
              </table:table-cell>
              <table:table-cell office:value-type="float" office:value="0.422723">
                <text:p>0.422723</text:p>
              </table:table-cell>
              <table:table-cell office:value-type="float" office:value="0.430063">
                <text:p>0.430063</text:p>
              </table:table-cell>
              <table:table-cell office:value-type="float" office:value="0.438294">
                <text:p>0.438294</text:p>
              </table:table-cell>
              <table:table-cell office:value-type="float" office:value="0.448256">
                <text:p>0.448256</text:p>
              </table:table-cell>
              <table:table-cell office:value-type="float" office:value="0.470769">
                <text:p>0.470769</text:p>
              </table:table-cell>
              <table:table-cell office:value-type="float" office:value="0.502036">
                <text:p>0.502036</text:p>
              </table:table-cell>
              <table:table-cell office:value-type="float" office:value="0.40574">
                <text:p>0.4057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243362">
                <text:p>0.243362</text:p>
              </table:table-cell>
              <table:table-cell office:value-type="float" office:value="0.346373">
                <text:p>0.346373</text:p>
              </table:table-cell>
              <table:table-cell office:value-type="float" office:value="0.389144">
                <text:p>0.389144</text:p>
              </table:table-cell>
              <table:table-cell office:value-type="float" office:value="0.406112">
                <text:p>0.406112</text:p>
              </table:table-cell>
              <table:table-cell office:value-type="float" office:value="0.41367">
                <text:p>0.41367</text:p>
              </table:table-cell>
              <table:table-cell office:value-type="float" office:value="0.420674">
                <text:p>0.420674</text:p>
              </table:table-cell>
              <table:table-cell office:value-type="float" office:value="0.428038">
                <text:p>0.428038</text:p>
              </table:table-cell>
              <table:table-cell office:value-type="float" office:value="0.435461">
                <text:p>0.435461</text:p>
              </table:table-cell>
              <table:table-cell office:value-type="float" office:value="0.444812">
                <text:p>0.444812</text:p>
              </table:table-cell>
              <table:table-cell office:value-type="float" office:value="0.468329">
                <text:p>0.468329</text:p>
              </table:table-cell>
              <table:table-cell office:value-type="float" office:value="0.502036">
                <text:p>0.502036</text:p>
              </table:table-cell>
              <table:table-cell office:value-type="float" office:value="0.399598">
                <text:p>0.39959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237912">
                <text:p>0.237912</text:p>
              </table:table-cell>
              <table:table-cell office:value-type="float" office:value="0.342351">
                <text:p>0.342351</text:p>
              </table:table-cell>
              <table:table-cell office:value-type="float" office:value="0.393329">
                <text:p>0.393329</text:p>
              </table:table-cell>
              <table:table-cell office:value-type="float" office:value="0.407535">
                <text:p>0.407535</text:p>
              </table:table-cell>
              <table:table-cell office:value-type="float" office:value="0.413854">
                <text:p>0.413854</text:p>
              </table:table-cell>
              <table:table-cell office:value-type="float" office:value="0.420458">
                <text:p>0.420458</text:p>
              </table:table-cell>
              <table:table-cell office:value-type="float" office:value="0.427779">
                <text:p>0.427779</text:p>
              </table:table-cell>
              <table:table-cell office:value-type="float" office:value="0.434896">
                <text:p>0.434896</text:p>
              </table:table-cell>
              <table:table-cell office:value-type="float" office:value="0.445224">
                <text:p>0.445224</text:p>
              </table:table-cell>
              <table:table-cell office:value-type="float" office:value="0.471163">
                <text:p>0.471163</text:p>
              </table:table-cell>
              <table:table-cell office:value-type="float" office:value="0.503558">
                <text:p>0.503558</text:p>
              </table:table-cell>
              <table:table-cell office:value-type="float" office:value="0.39945">
                <text:p>0.3994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227977">
                <text:p>0.227977</text:p>
              </table:table-cell>
              <table:table-cell office:value-type="float" office:value="0.343502">
                <text:p>0.343502</text:p>
              </table:table-cell>
              <table:table-cell office:value-type="float" office:value="0.394158">
                <text:p>0.394158</text:p>
              </table:table-cell>
              <table:table-cell office:value-type="float" office:value="0.409857">
                <text:p>0.409857</text:p>
              </table:table-cell>
              <table:table-cell office:value-type="float" office:value="0.414794">
                <text:p>0.414794</text:p>
              </table:table-cell>
              <table:table-cell office:value-type="float" office:value="0.42062">
                <text:p>0.42062</text:p>
              </table:table-cell>
              <table:table-cell office:value-type="float" office:value="0.427946">
                <text:p>0.427946</text:p>
              </table:table-cell>
              <table:table-cell office:value-type="float" office:value="0.435952">
                <text:p>0.435952</text:p>
              </table:table-cell>
              <table:table-cell office:value-type="float" office:value="0.445929">
                <text:p>0.445929</text:p>
              </table:table-cell>
              <table:table-cell office:value-type="float" office:value="0.470764">
                <text:p>0.470764</text:p>
              </table:table-cell>
              <table:table-cell office:value-type="float" office:value="0.503558">
                <text:p>0.503558</text:p>
              </table:table-cell>
              <table:table-cell office:value-type="float" office:value="0.39915">
                <text:p>0.3991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258882">
                <text:p>0.258882</text:p>
              </table:table-cell>
              <table:table-cell office:value-type="float" office:value="0.360786">
                <text:p>0.360786</text:p>
              </table:table-cell>
              <table:table-cell office:value-type="float" office:value="0.392235">
                <text:p>0.392235</text:p>
              </table:table-cell>
              <table:table-cell office:value-type="float" office:value="0.408394">
                <text:p>0.408394</text:p>
              </table:table-cell>
              <table:table-cell office:value-type="float" office:value="0.414223">
                <text:p>0.414223</text:p>
              </table:table-cell>
              <table:table-cell office:value-type="float" office:value="0.420249">
                <text:p>0.420249</text:p>
              </table:table-cell>
              <table:table-cell office:value-type="float" office:value="0.428522">
                <text:p>0.428522</text:p>
              </table:table-cell>
              <table:table-cell office:value-type="float" office:value="0.437118">
                <text:p>0.437118</text:p>
              </table:table-cell>
              <table:table-cell office:value-type="float" office:value="0.449272">
                <text:p>0.449272</text:p>
              </table:table-cell>
              <table:table-cell office:value-type="float" office:value="0.474035">
                <text:p>0.474035</text:p>
              </table:table-cell>
              <table:table-cell office:value-type="float" office:value="0.503558">
                <text:p>0.503558</text:p>
              </table:table-cell>
              <table:table-cell office:value-type="float" office:value="0.404371">
                <text:p>0.40437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279787">
                <text:p>0.279787</text:p>
              </table:table-cell>
              <table:table-cell office:value-type="float" office:value="0.360493">
                <text:p>0.360493</text:p>
              </table:table-cell>
              <table:table-cell office:value-type="float" office:value="0.390111">
                <text:p>0.390111</text:p>
              </table:table-cell>
              <table:table-cell office:value-type="float" office:value="0.407169">
                <text:p>0.407169</text:p>
              </table:table-cell>
              <table:table-cell office:value-type="float" office:value="0.415051">
                <text:p>0.415051</text:p>
              </table:table-cell>
              <table:table-cell office:value-type="float" office:value="0.421743">
                <text:p>0.421743</text:p>
              </table:table-cell>
              <table:table-cell office:value-type="float" office:value="0.430576">
                <text:p>0.430576</text:p>
              </table:table-cell>
              <table:table-cell office:value-type="float" office:value="0.439408">
                <text:p>0.439408</text:p>
              </table:table-cell>
              <table:table-cell office:value-type="float" office:value="0.449763">
                <text:p>0.449763</text:p>
              </table:table-cell>
              <table:table-cell office:value-type="float" office:value="0.474921">
                <text:p>0.474921</text:p>
              </table:table-cell>
              <table:table-cell office:value-type="float" office:value="0.503558">
                <text:p>0.503558</text:p>
              </table:table-cell>
              <table:table-cell office:value-type="float" office:value="0.406902">
                <text:p>0.4069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278053">
                <text:p>0.278053</text:p>
              </table:table-cell>
              <table:table-cell office:value-type="float" office:value="0.364897">
                <text:p>0.364897</text:p>
              </table:table-cell>
              <table:table-cell office:value-type="float" office:value="0.398011">
                <text:p>0.398011</text:p>
              </table:table-cell>
              <table:table-cell office:value-type="float" office:value="0.409292">
                <text:p>0.409292</text:p>
              </table:table-cell>
              <table:table-cell office:value-type="float" office:value="0.416136">
                <text:p>0.416136</text:p>
              </table:table-cell>
              <table:table-cell office:value-type="float" office:value="0.422362">
                <text:p>0.422362</text:p>
              </table:table-cell>
              <table:table-cell office:value-type="float" office:value="0.430193">
                <text:p>0.430193</text:p>
              </table:table-cell>
              <table:table-cell office:value-type="float" office:value="0.438351">
                <text:p>0.438351</text:p>
              </table:table-cell>
              <table:table-cell office:value-type="float" office:value="0.451051">
                <text:p>0.451051</text:p>
              </table:table-cell>
              <table:table-cell office:value-type="float" office:value="0.477891">
                <text:p>0.477891</text:p>
              </table:table-cell>
              <table:table-cell office:value-type="float" office:value="0.503558">
                <text:p>0.503558</text:p>
              </table:table-cell>
              <table:table-cell office:value-type="float" office:value="0.408624">
                <text:p>0.4086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86056">
                <text:p>0.286056</text:p>
              </table:table-cell>
              <table:table-cell office:value-type="float" office:value="0.364012">
                <text:p>0.364012</text:p>
              </table:table-cell>
              <table:table-cell office:value-type="float" office:value="0.397404">
                <text:p>0.397404</text:p>
              </table:table-cell>
              <table:table-cell office:value-type="float" office:value="0.409847">
                <text:p>0.409847</text:p>
              </table:table-cell>
              <table:table-cell office:value-type="float" office:value="0.415052">
                <text:p>0.415052</text:p>
              </table:table-cell>
              <table:table-cell office:value-type="float" office:value="0.422213">
                <text:p>0.422213</text:p>
              </table:table-cell>
              <table:table-cell office:value-type="float" office:value="0.430409">
                <text:p>0.430409</text:p>
              </table:table-cell>
              <table:table-cell office:value-type="float" office:value="0.439989">
                <text:p>0.439989</text:p>
              </table:table-cell>
              <table:table-cell office:value-type="float" office:value="0.452467">
                <text:p>0.452467</text:p>
              </table:table-cell>
              <table:table-cell office:value-type="float" office:value="0.477055">
                <text:p>0.477055</text:p>
              </table:table-cell>
              <table:table-cell office:value-type="float" office:value="0.505027">
                <text:p>0.505027</text:p>
              </table:table-cell>
              <table:table-cell office:value-type="float" office:value="0.40945">
                <text:p>0.4094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278265">
                <text:p>0.278265</text:p>
              </table:table-cell>
              <table:table-cell office:value-type="float" office:value="0.367342">
                <text:p>0.367342</text:p>
              </table:table-cell>
              <table:table-cell office:value-type="float" office:value="0.393167">
                <text:p>0.393167</text:p>
              </table:table-cell>
              <table:table-cell office:value-type="float" office:value="0.40599">
                <text:p>0.40599</text:p>
              </table:table-cell>
              <table:table-cell office:value-type="float" office:value="0.41315">
                <text:p>0.41315</text:p>
              </table:table-cell>
              <table:table-cell office:value-type="float" office:value="0.420601">
                <text:p>0.420601</text:p>
              </table:table-cell>
              <table:table-cell office:value-type="float" office:value="0.427892">
                <text:p>0.427892</text:p>
              </table:table-cell>
              <table:table-cell office:value-type="float" office:value="0.437447">
                <text:p>0.437447</text:p>
              </table:table-cell>
              <table:table-cell office:value-type="float" office:value="0.448598">
                <text:p>0.448598</text:p>
              </table:table-cell>
              <table:table-cell office:value-type="float" office:value="0.476136">
                <text:p>0.476136</text:p>
              </table:table-cell>
              <table:table-cell office:value-type="float" office:value="0.505027">
                <text:p>0.505027</text:p>
              </table:table-cell>
              <table:table-cell office:value-type="float" office:value="0.406859">
                <text:p>0.40685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286182">
                <text:p>0.286182</text:p>
              </table:table-cell>
              <table:table-cell office:value-type="float" office:value="0.356087">
                <text:p>0.356087</text:p>
              </table:table-cell>
              <table:table-cell office:value-type="float" office:value="0.387633">
                <text:p>0.387633</text:p>
              </table:table-cell>
              <table:table-cell office:value-type="float" office:value="0.405063">
                <text:p>0.405063</text:p>
              </table:table-cell>
              <table:table-cell office:value-type="float" office:value="0.412348">
                <text:p>0.412348</text:p>
              </table:table-cell>
              <table:table-cell office:value-type="float" office:value="0.419471">
                <text:p>0.419471</text:p>
              </table:table-cell>
              <table:table-cell office:value-type="float" office:value="0.427448">
                <text:p>0.427448</text:p>
              </table:table-cell>
              <table:table-cell office:value-type="float" office:value="0.436014">
                <text:p>0.436014</text:p>
              </table:table-cell>
              <table:table-cell office:value-type="float" office:value="0.447542">
                <text:p>0.447542</text:p>
              </table:table-cell>
              <table:table-cell office:value-type="float" office:value="0.472934">
                <text:p>0.472934</text:p>
              </table:table-cell>
              <table:table-cell office:value-type="float" office:value="0.505027">
                <text:p>0.505027</text:p>
              </table:table-cell>
              <table:table-cell office:value-type="float" office:value="0.405072">
                <text:p>0.40507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263538">
                <text:p>0.263538</text:p>
              </table:table-cell>
              <table:table-cell office:value-type="float" office:value="0.355458">
                <text:p>0.355458</text:p>
              </table:table-cell>
              <table:table-cell office:value-type="float" office:value="0.390162">
                <text:p>0.390162</text:p>
              </table:table-cell>
              <table:table-cell office:value-type="float" office:value="0.406285">
                <text:p>0.406285</text:p>
              </table:table-cell>
              <table:table-cell office:value-type="float" office:value="0.411776">
                <text:p>0.411776</text:p>
              </table:table-cell>
              <table:table-cell office:value-type="float" office:value="0.417764">
                <text:p>0.417764</text:p>
              </table:table-cell>
              <table:table-cell office:value-type="float" office:value="0.425682">
                <text:p>0.425682</text:p>
              </table:table-cell>
              <table:table-cell office:value-type="float" office:value="0.435276">
                <text:p>0.435276</text:p>
              </table:table-cell>
              <table:table-cell office:value-type="float" office:value="0.448572">
                <text:p>0.448572</text:p>
              </table:table-cell>
              <table:table-cell office:value-type="float" office:value="0.474459">
                <text:p>0.474459</text:p>
              </table:table-cell>
              <table:table-cell office:value-type="float" office:value="0.505027">
                <text:p>0.505027</text:p>
              </table:table-cell>
              <table:table-cell office:value-type="float" office:value="0.402897">
                <text:p>0.40289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94626">
                <text:p>0.294626</text:p>
              </table:table-cell>
              <table:table-cell office:value-type="float" office:value="0.3687">
                <text:p>0.3687</text:p>
              </table:table-cell>
              <table:table-cell office:value-type="float" office:value="0.395929">
                <text:p>0.395929</text:p>
              </table:table-cell>
              <table:table-cell office:value-type="float" office:value="0.408665">
                <text:p>0.408665</text:p>
              </table:table-cell>
              <table:table-cell office:value-type="float" office:value="0.411893">
                <text:p>0.411893</text:p>
              </table:table-cell>
              <table:table-cell office:value-type="float" office:value="0.418449">
                <text:p>0.418449</text:p>
              </table:table-cell>
              <table:table-cell office:value-type="float" office:value="0.426339">
                <text:p>0.426339</text:p>
              </table:table-cell>
              <table:table-cell office:value-type="float" office:value="0.436706">
                <text:p>0.436706</text:p>
              </table:table-cell>
              <table:table-cell office:value-type="float" office:value="0.446878">
                <text:p>0.446878</text:p>
              </table:table-cell>
              <table:table-cell office:value-type="float" office:value="0.472547">
                <text:p>0.472547</text:p>
              </table:table-cell>
              <table:table-cell office:value-type="float" office:value="0.505027">
                <text:p>0.505027</text:p>
              </table:table-cell>
              <table:table-cell office:value-type="float" office:value="0.408073">
                <text:p>0.40807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280989">
                <text:p>0.280989</text:p>
              </table:table-cell>
              <table:table-cell office:value-type="float" office:value="0.359403">
                <text:p>0.359403</text:p>
              </table:table-cell>
              <table:table-cell office:value-type="float" office:value="0.387564">
                <text:p>0.387564</text:p>
              </table:table-cell>
              <table:table-cell office:value-type="float" office:value="0.405175">
                <text:p>0.405175</text:p>
              </table:table-cell>
              <table:table-cell office:value-type="float" office:value="0.411019">
                <text:p>0.411019</text:p>
              </table:table-cell>
              <table:table-cell office:value-type="float" office:value="0.416175">
                <text:p>0.416175</text:p>
              </table:table-cell>
              <table:table-cell office:value-type="float" office:value="0.422984">
                <text:p>0.422984</text:p>
              </table:table-cell>
              <table:table-cell office:value-type="float" office:value="0.431529">
                <text:p>0.431529</text:p>
              </table:table-cell>
              <table:table-cell office:value-type="float" office:value="0.443738">
                <text:p>0.443738</text:p>
              </table:table-cell>
              <table:table-cell office:value-type="float" office:value="0.471544">
                <text:p>0.471544</text:p>
              </table:table-cell>
              <table:table-cell office:value-type="float" office:value="0.505027">
                <text:p>0.505027</text:p>
              </table:table-cell>
              <table:table-cell office:value-type="float" office:value="0.403012">
                <text:p>0.40301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00941">
                <text:p>0.300941</text:p>
              </table:table-cell>
              <table:table-cell office:value-type="float" office:value="0.362255">
                <text:p>0.362255</text:p>
              </table:table-cell>
              <table:table-cell office:value-type="float" office:value="0.388044">
                <text:p>0.388044</text:p>
              </table:table-cell>
              <table:table-cell office:value-type="float" office:value="0.405113">
                <text:p>0.405113</text:p>
              </table:table-cell>
              <table:table-cell office:value-type="float" office:value="0.411645">
                <text:p>0.411645</text:p>
              </table:table-cell>
              <table:table-cell office:value-type="float" office:value="0.418186">
                <text:p>0.418186</text:p>
              </table:table-cell>
              <table:table-cell office:value-type="float" office:value="0.425211">
                <text:p>0.425211</text:p>
              </table:table-cell>
              <table:table-cell office:value-type="float" office:value="0.431452">
                <text:p>0.431452</text:p>
              </table:table-cell>
              <table:table-cell office:value-type="float" office:value="0.441835">
                <text:p>0.441835</text:p>
              </table:table-cell>
              <table:table-cell office:value-type="float" office:value="0.467334">
                <text:p>0.467334</text:p>
              </table:table-cell>
              <table:table-cell office:value-type="float" office:value="0.505027">
                <text:p>0.505027</text:p>
              </table:table-cell>
              <table:table-cell office:value-type="float" office:value="0.405202">
                <text:p>0.40520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299675">
                <text:p>0.299675</text:p>
              </table:table-cell>
              <table:table-cell office:value-type="float" office:value="0.370251">
                <text:p>0.370251</text:p>
              </table:table-cell>
              <table:table-cell office:value-type="float" office:value="0.396332">
                <text:p>0.396332</text:p>
              </table:table-cell>
              <table:table-cell office:value-type="float" office:value="0.408559">
                <text:p>0.408559</text:p>
              </table:table-cell>
              <table:table-cell office:value-type="float" office:value="0.412624">
                <text:p>0.412624</text:p>
              </table:table-cell>
              <table:table-cell office:value-type="float" office:value="0.421698">
                <text:p>0.421698</text:p>
              </table:table-cell>
              <table:table-cell office:value-type="float" office:value="0.428142">
                <text:p>0.428142</text:p>
              </table:table-cell>
              <table:table-cell office:value-type="float" office:value="0.434102">
                <text:p>0.434102</text:p>
              </table:table-cell>
              <table:table-cell office:value-type="float" office:value="0.442749">
                <text:p>0.442749</text:p>
              </table:table-cell>
              <table:table-cell office:value-type="float" office:value="0.465787">
                <text:p>0.465787</text:p>
              </table:table-cell>
              <table:table-cell office:value-type="float" office:value="0.505027">
                <text:p>0.505027</text:p>
              </table:table-cell>
              <table:table-cell office:value-type="float" office:value="0.407992">
                <text:p>0.40799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277651">
                <text:p>0.277651</text:p>
              </table:table-cell>
              <table:table-cell office:value-type="float" office:value="0.370744">
                <text:p>0.370744</text:p>
              </table:table-cell>
              <table:table-cell office:value-type="float" office:value="0.398399">
                <text:p>0.398399</text:p>
              </table:table-cell>
              <table:table-cell office:value-type="float" office:value="0.40954">
                <text:p>0.40954</text:p>
              </table:table-cell>
              <table:table-cell office:value-type="float" office:value="0.415867">
                <text:p>0.415867</text:p>
              </table:table-cell>
              <table:table-cell office:value-type="float" office:value="0.423005">
                <text:p>0.423005</text:p>
              </table:table-cell>
              <table:table-cell office:value-type="float" office:value="0.429279">
                <text:p>0.429279</text:p>
              </table:table-cell>
              <table:table-cell office:value-type="float" office:value="0.437239">
                <text:p>0.437239</text:p>
              </table:table-cell>
              <table:table-cell office:value-type="float" office:value="0.446273">
                <text:p>0.446273</text:p>
              </table:table-cell>
              <table:table-cell office:value-type="float" office:value="0.473659">
                <text:p>0.473659</text:p>
              </table:table-cell>
              <table:table-cell office:value-type="float" office:value="0.505027">
                <text:p>0.505027</text:p>
              </table:table-cell>
              <table:table-cell office:value-type="float" office:value="0.408166">
                <text:p>0.40816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2869">
                <text:p>0.2869</text:p>
              </table:table-cell>
              <table:table-cell office:value-type="float" office:value="0.381297">
                <text:p>0.381297</text:p>
              </table:table-cell>
              <table:table-cell office:value-type="float" office:value="0.401808">
                <text:p>0.401808</text:p>
              </table:table-cell>
              <table:table-cell office:value-type="float" office:value="0.410402">
                <text:p>0.410402</text:p>
              </table:table-cell>
              <table:table-cell office:value-type="float" office:value="0.417173">
                <text:p>0.417173</text:p>
              </table:table-cell>
              <table:table-cell office:value-type="float" office:value="0.42466">
                <text:p>0.42466</text:p>
              </table:table-cell>
              <table:table-cell office:value-type="float" office:value="0.431097">
                <text:p>0.431097</text:p>
              </table:table-cell>
              <table:table-cell office:value-type="float" office:value="0.437798">
                <text:p>0.437798</text:p>
              </table:table-cell>
              <table:table-cell office:value-type="float" office:value="0.4473">
                <text:p>0.4473</text:p>
              </table:table-cell>
              <table:table-cell office:value-type="float" office:value="0.472393">
                <text:p>0.472393</text:p>
              </table:table-cell>
              <table:table-cell office:value-type="float" office:value="0.505027">
                <text:p>0.505027</text:p>
              </table:table-cell>
              <table:table-cell office:value-type="float" office:value="0.411083">
                <text:p>0.41108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63768">
                <text:p>0.263768</text:p>
              </table:table-cell>
              <table:table-cell office:value-type="float" office:value="0.379891">
                <text:p>0.379891</text:p>
              </table:table-cell>
              <table:table-cell office:value-type="float" office:value="0.402867">
                <text:p>0.402867</text:p>
              </table:table-cell>
              <table:table-cell office:value-type="float" office:value="0.411115">
                <text:p>0.411115</text:p>
              </table:table-cell>
              <table:table-cell office:value-type="float" office:value="0.417651">
                <text:p>0.417651</text:p>
              </table:table-cell>
              <table:table-cell office:value-type="float" office:value="0.4234">
                <text:p>0.4234</text:p>
              </table:table-cell>
              <table:table-cell office:value-type="float" office:value="0.429789">
                <text:p>0.429789</text:p>
              </table:table-cell>
              <table:table-cell office:value-type="float" office:value="0.43761">
                <text:p>0.43761</text:p>
              </table:table-cell>
              <table:table-cell office:value-type="float" office:value="0.447135">
                <text:p>0.447135</text:p>
              </table:table-cell>
              <table:table-cell office:value-type="float" office:value="0.475457">
                <text:p>0.475457</text:p>
              </table:table-cell>
              <table:table-cell office:value-type="float" office:value="0.506917">
                <text:p>0.506917</text:p>
              </table:table-cell>
              <table:table-cell office:value-type="float" office:value="0.408868">
                <text:p>0.40886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235446">
                <text:p>0.235446</text:p>
              </table:table-cell>
              <table:table-cell office:value-type="float" office:value="0.37082">
                <text:p>0.37082</text:p>
              </table:table-cell>
              <table:table-cell office:value-type="float" office:value="0.399855">
                <text:p>0.399855</text:p>
              </table:table-cell>
              <table:table-cell office:value-type="float" office:value="0.41063">
                <text:p>0.41063</text:p>
              </table:table-cell>
              <table:table-cell office:value-type="float" office:value="0.417304">
                <text:p>0.417304</text:p>
              </table:table-cell>
              <table:table-cell office:value-type="float" office:value="0.424167">
                <text:p>0.424167</text:p>
              </table:table-cell>
              <table:table-cell office:value-type="float" office:value="0.431719">
                <text:p>0.431719</text:p>
              </table:table-cell>
              <table:table-cell office:value-type="float" office:value="0.440394">
                <text:p>0.440394</text:p>
              </table:table-cell>
              <table:table-cell office:value-type="float" office:value="0.451346">
                <text:p>0.451346</text:p>
              </table:table-cell>
              <table:table-cell office:value-type="float" office:value="0.475931">
                <text:p>0.475931</text:p>
              </table:table-cell>
              <table:table-cell office:value-type="float" office:value="0.506917">
                <text:p>0.506917</text:p>
              </table:table-cell>
              <table:table-cell office:value-type="float" office:value="0.405761">
                <text:p>0.40576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286317">
                <text:p>0.286317</text:p>
              </table:table-cell>
              <table:table-cell office:value-type="float" office:value="0.376591">
                <text:p>0.376591</text:p>
              </table:table-cell>
              <table:table-cell office:value-type="float" office:value="0.40057">
                <text:p>0.40057</text:p>
              </table:table-cell>
              <table:table-cell office:value-type="float" office:value="0.410619">
                <text:p>0.410619</text:p>
              </table:table-cell>
              <table:table-cell office:value-type="float" office:value="0.416782">
                <text:p>0.416782</text:p>
              </table:table-cell>
              <table:table-cell office:value-type="float" office:value="0.42423">
                <text:p>0.42423</text:p>
              </table:table-cell>
              <table:table-cell office:value-type="float" office:value="0.432202">
                <text:p>0.432202</text:p>
              </table:table-cell>
              <table:table-cell office:value-type="float" office:value="0.441828">
                <text:p>0.441828</text:p>
              </table:table-cell>
              <table:table-cell office:value-type="float" office:value="0.451761">
                <text:p>0.451761</text:p>
              </table:table-cell>
              <table:table-cell office:value-type="float" office:value="0.473674">
                <text:p>0.473674</text:p>
              </table:table-cell>
              <table:table-cell office:value-type="float" office:value="0.506917">
                <text:p>0.506917</text:p>
              </table:table-cell>
              <table:table-cell office:value-type="float" office:value="0.411457">
                <text:p>0.41145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04223">
                <text:p>0.304223</text:p>
              </table:table-cell>
              <table:table-cell office:value-type="float" office:value="0.379581">
                <text:p>0.379581</text:p>
              </table:table-cell>
              <table:table-cell office:value-type="float" office:value="0.402037">
                <text:p>0.402037</text:p>
              </table:table-cell>
              <table:table-cell office:value-type="float" office:value="0.410369">
                <text:p>0.410369</text:p>
              </table:table-cell>
              <table:table-cell office:value-type="float" office:value="0.418004">
                <text:p>0.418004</text:p>
              </table:table-cell>
              <table:table-cell office:value-type="float" office:value="0.426367">
                <text:p>0.426367</text:p>
              </table:table-cell>
              <table:table-cell office:value-type="float" office:value="0.436517">
                <text:p>0.436517</text:p>
              </table:table-cell>
              <table:table-cell office:value-type="float" office:value="0.445332">
                <text:p>0.445332</text:p>
              </table:table-cell>
              <table:table-cell office:value-type="float" office:value="0.455444">
                <text:p>0.455444</text:p>
              </table:table-cell>
              <table:table-cell office:value-type="float" office:value="0.477821">
                <text:p>0.477821</text:p>
              </table:table-cell>
              <table:table-cell office:value-type="float" office:value="0.508048">
                <text:p>0.508048</text:p>
              </table:table-cell>
              <table:table-cell office:value-type="float" office:value="0.415569">
                <text:p>0.41556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258853">
                <text:p>0.258853</text:p>
              </table:table-cell>
              <table:table-cell office:value-type="float" office:value="0.363549">
                <text:p>0.363549</text:p>
              </table:table-cell>
              <table:table-cell office:value-type="float" office:value="0.395813">
                <text:p>0.395813</text:p>
              </table:table-cell>
              <table:table-cell office:value-type="float" office:value="0.410437">
                <text:p>0.410437</text:p>
              </table:table-cell>
              <table:table-cell office:value-type="float" office:value="0.417483">
                <text:p>0.417483</text:p>
              </table:table-cell>
              <table:table-cell office:value-type="float" office:value="0.426481">
                <text:p>0.426481</text:p>
              </table:table-cell>
              <table:table-cell office:value-type="float" office:value="0.437286">
                <text:p>0.437286</text:p>
              </table:table-cell>
              <table:table-cell office:value-type="float" office:value="0.446798">
                <text:p>0.446798</text:p>
              </table:table-cell>
              <table:table-cell office:value-type="float" office:value="0.457985">
                <text:p>0.457985</text:p>
              </table:table-cell>
              <table:table-cell office:value-type="float" office:value="0.480256">
                <text:p>0.480256</text:p>
              </table:table-cell>
              <table:table-cell office:value-type="float" office:value="0.508048">
                <text:p>0.508048</text:p>
              </table:table-cell>
              <table:table-cell office:value-type="float" office:value="0.409494">
                <text:p>0.40949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27319">
                <text:p>0.27319</text:p>
              </table:table-cell>
              <table:table-cell office:value-type="float" office:value="0.380125">
                <text:p>0.380125</text:p>
              </table:table-cell>
              <table:table-cell office:value-type="float" office:value="0.406056">
                <text:p>0.406056</text:p>
              </table:table-cell>
              <table:table-cell office:value-type="float" office:value="0.412579">
                <text:p>0.412579</text:p>
              </table:table-cell>
              <table:table-cell office:value-type="float" office:value="0.420723">
                <text:p>0.420723</text:p>
              </table:table-cell>
              <table:table-cell office:value-type="float" office:value="0.428682">
                <text:p>0.428682</text:p>
              </table:table-cell>
              <table:table-cell office:value-type="float" office:value="0.436835">
                <text:p>0.436835</text:p>
              </table:table-cell>
              <table:table-cell office:value-type="float" office:value="0.445562">
                <text:p>0.445562</text:p>
              </table:table-cell>
              <table:table-cell office:value-type="float" office:value="0.457002">
                <text:p>0.457002</text:p>
              </table:table-cell>
              <table:table-cell office:value-type="float" office:value="0.47991">
                <text:p>0.47991</text:p>
              </table:table-cell>
              <table:table-cell office:value-type="float" office:value="0.508048">
                <text:p>0.508048</text:p>
              </table:table-cell>
              <table:table-cell office:value-type="float" office:value="0.414066">
                <text:p>0.41406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88533">
                <text:p>0.288533</text:p>
              </table:table-cell>
              <table:table-cell office:value-type="float" office:value="0.381722">
                <text:p>0.381722</text:p>
              </table:table-cell>
              <table:table-cell office:value-type="float" office:value="0.405059">
                <text:p>0.405059</text:p>
              </table:table-cell>
              <table:table-cell office:value-type="float" office:value="0.412126">
                <text:p>0.412126</text:p>
              </table:table-cell>
              <table:table-cell office:value-type="float" office:value="0.419514">
                <text:p>0.419514</text:p>
              </table:table-cell>
              <table:table-cell office:value-type="float" office:value="0.4269">
                <text:p>0.4269</text:p>
              </table:table-cell>
              <table:table-cell office:value-type="float" office:value="0.434636">
                <text:p>0.434636</text:p>
              </table:table-cell>
              <table:table-cell office:value-type="float" office:value="0.442831">
                <text:p>0.442831</text:p>
              </table:table-cell>
              <table:table-cell office:value-type="float" office:value="0.453726">
                <text:p>0.453726</text:p>
              </table:table-cell>
              <table:table-cell office:value-type="float" office:value="0.479762">
                <text:p>0.479762</text:p>
              </table:table-cell>
              <table:table-cell office:value-type="float" office:value="0.508048">
                <text:p>0.508048</text:p>
              </table:table-cell>
              <table:table-cell office:value-type="float" office:value="0.414481">
                <text:p>0.41448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24789">
                <text:p>0.324789</text:p>
              </table:table-cell>
              <table:table-cell office:value-type="float" office:value="0.393649">
                <text:p>0.393649</text:p>
              </table:table-cell>
              <table:table-cell office:value-type="float" office:value="0.408926">
                <text:p>0.408926</text:p>
              </table:table-cell>
              <table:table-cell office:value-type="float" office:value="0.4148">
                <text:p>0.4148</text:p>
              </table:table-cell>
              <table:table-cell office:value-type="float" office:value="0.42241">
                <text:p>0.42241</text:p>
              </table:table-cell>
              <table:table-cell office:value-type="float" office:value="0.429047">
                <text:p>0.429047</text:p>
              </table:table-cell>
              <table:table-cell office:value-type="float" office:value="0.435904">
                <text:p>0.435904</text:p>
              </table:table-cell>
              <table:table-cell office:value-type="float" office:value="0.443404">
                <text:p>0.443404</text:p>
              </table:table-cell>
              <table:table-cell office:value-type="float" office:value="0.452786">
                <text:p>0.452786</text:p>
              </table:table-cell>
              <table:table-cell office:value-type="float" office:value="0.480815">
                <text:p>0.480815</text:p>
              </table:table-cell>
              <table:table-cell office:value-type="float" office:value="0.508048">
                <text:p>0.508048</text:p>
              </table:table-cell>
              <table:table-cell office:value-type="float" office:value="0.420653">
                <text:p>0.42065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26481">
                <text:p>0.326481</text:p>
              </table:table-cell>
              <table:table-cell office:value-type="float" office:value="0.395335">
                <text:p>0.395335</text:p>
              </table:table-cell>
              <table:table-cell office:value-type="float" office:value="0.40987">
                <text:p>0.40987</text:p>
              </table:table-cell>
              <table:table-cell office:value-type="float" office:value="0.417654">
                <text:p>0.417654</text:p>
              </table:table-cell>
              <table:table-cell office:value-type="float" office:value="0.423469">
                <text:p>0.423469</text:p>
              </table:table-cell>
              <table:table-cell office:value-type="float" office:value="0.429305">
                <text:p>0.429305</text:p>
              </table:table-cell>
              <table:table-cell office:value-type="float" office:value="0.435987">
                <text:p>0.435987</text:p>
              </table:table-cell>
              <table:table-cell office:value-type="float" office:value="0.443419">
                <text:p>0.443419</text:p>
              </table:table-cell>
              <table:table-cell office:value-type="float" office:value="0.458255">
                <text:p>0.458255</text:p>
              </table:table-cell>
              <table:table-cell office:value-type="float" office:value="0.484616">
                <text:p>0.484616</text:p>
              </table:table-cell>
              <table:table-cell office:value-type="float" office:value="0.508048">
                <text:p>0.508048</text:p>
              </table:table-cell>
              <table:table-cell office:value-type="float" office:value="0.422439">
                <text:p>0.42243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295315">
                <text:p>0.295315</text:p>
              </table:table-cell>
              <table:table-cell office:value-type="float" office:value="0.388682">
                <text:p>0.388682</text:p>
              </table:table-cell>
              <table:table-cell office:value-type="float" office:value="0.406803">
                <text:p>0.406803</text:p>
              </table:table-cell>
              <table:table-cell office:value-type="float" office:value="0.413135">
                <text:p>0.413135</text:p>
              </table:table-cell>
              <table:table-cell office:value-type="float" office:value="0.422409">
                <text:p>0.422409</text:p>
              </table:table-cell>
              <table:table-cell office:value-type="float" office:value="0.428804">
                <text:p>0.428804</text:p>
              </table:table-cell>
              <table:table-cell office:value-type="float" office:value="0.436412">
                <text:p>0.436412</text:p>
              </table:table-cell>
              <table:table-cell office:value-type="float" office:value="0.445604">
                <text:p>0.445604</text:p>
              </table:table-cell>
              <table:table-cell office:value-type="float" office:value="0.45967">
                <text:p>0.45967</text:p>
              </table:table-cell>
              <table:table-cell office:value-type="float" office:value="0.484462">
                <text:p>0.484462</text:p>
              </table:table-cell>
              <table:table-cell office:value-type="float" office:value="0.508898">
                <text:p>0.508898</text:p>
              </table:table-cell>
              <table:table-cell office:value-type="float" office:value="0.41813">
                <text:p>0.418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07673">
                <text:p>0.307673</text:p>
              </table:table-cell>
              <table:table-cell office:value-type="float" office:value="0.39217">
                <text:p>0.39217</text:p>
              </table:table-cell>
              <table:table-cell office:value-type="float" office:value="0.405895">
                <text:p>0.405895</text:p>
              </table:table-cell>
              <table:table-cell office:value-type="float" office:value="0.411548">
                <text:p>0.411548</text:p>
              </table:table-cell>
              <table:table-cell office:value-type="float" office:value="0.420182">
                <text:p>0.420182</text:p>
              </table:table-cell>
              <table:table-cell office:value-type="float" office:value="0.428171">
                <text:p>0.428171</text:p>
              </table:table-cell>
              <table:table-cell office:value-type="float" office:value="0.435375">
                <text:p>0.435375</text:p>
              </table:table-cell>
              <table:table-cell office:value-type="float" office:value="0.445299">
                <text:p>0.445299</text:p>
              </table:table-cell>
              <table:table-cell office:value-type="float" office:value="0.457105">
                <text:p>0.457105</text:p>
              </table:table-cell>
              <table:table-cell office:value-type="float" office:value="0.482886">
                <text:p>0.482886</text:p>
              </table:table-cell>
              <table:table-cell office:value-type="float" office:value="0.508898">
                <text:p>0.508898</text:p>
              </table:table-cell>
              <table:table-cell office:value-type="float" office:value="0.41863">
                <text:p>0.4186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13985">
                <text:p>0.313985</text:p>
              </table:table-cell>
              <table:table-cell office:value-type="float" office:value="0.394469">
                <text:p>0.394469</text:p>
              </table:table-cell>
              <table:table-cell office:value-type="float" office:value="0.407435">
                <text:p>0.407435</text:p>
              </table:table-cell>
              <table:table-cell office:value-type="float" office:value="0.411684">
                <text:p>0.411684</text:p>
              </table:table-cell>
              <table:table-cell office:value-type="float" office:value="0.4187">
                <text:p>0.4187</text:p>
              </table:table-cell>
              <table:table-cell office:value-type="float" office:value="0.426444">
                <text:p>0.426444</text:p>
              </table:table-cell>
              <table:table-cell office:value-type="float" office:value="0.434104">
                <text:p>0.434104</text:p>
              </table:table-cell>
              <table:table-cell office:value-type="float" office:value="0.445554">
                <text:p>0.445554</text:p>
              </table:table-cell>
              <table:table-cell office:value-type="float" office:value="0.460788">
                <text:p>0.460788</text:p>
              </table:table-cell>
              <table:table-cell office:value-type="float" office:value="0.481867">
                <text:p>0.481867</text:p>
              </table:table-cell>
              <table:table-cell office:value-type="float" office:value="0.508898">
                <text:p>0.508898</text:p>
              </table:table-cell>
              <table:table-cell office:value-type="float" office:value="0.419503">
                <text:p>0.41950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299696">
                <text:p>0.299696</text:p>
              </table:table-cell>
              <table:table-cell office:value-type="float" office:value="0.388597">
                <text:p>0.388597</text:p>
              </table:table-cell>
              <table:table-cell office:value-type="float" office:value="0.405825">
                <text:p>0.405825</text:p>
              </table:table-cell>
              <table:table-cell office:value-type="float" office:value="0.411642">
                <text:p>0.411642</text:p>
              </table:table-cell>
              <table:table-cell office:value-type="float" office:value="0.42003">
                <text:p>0.42003</text:p>
              </table:table-cell>
              <table:table-cell office:value-type="float" office:value="0.427762">
                <text:p>0.427762</text:p>
              </table:table-cell>
              <table:table-cell office:value-type="float" office:value="0.437788">
                <text:p>0.437788</text:p>
              </table:table-cell>
              <table:table-cell office:value-type="float" office:value="0.446805">
                <text:p>0.446805</text:p>
              </table:table-cell>
              <table:table-cell office:value-type="float" office:value="0.459384">
                <text:p>0.459384</text:p>
              </table:table-cell>
              <table:table-cell office:value-type="float" office:value="0.483931">
                <text:p>0.483931</text:p>
              </table:table-cell>
              <table:table-cell office:value-type="float" office:value="0.508898">
                <text:p>0.508898</text:p>
              </table:table-cell>
              <table:table-cell office:value-type="float" office:value="0.418146">
                <text:p>0.41814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08872">
                <text:p>0.308872</text:p>
              </table:table-cell>
              <table:table-cell office:value-type="float" office:value="0.388426">
                <text:p>0.388426</text:p>
              </table:table-cell>
              <table:table-cell office:value-type="float" office:value="0.406501">
                <text:p>0.406501</text:p>
              </table:table-cell>
              <table:table-cell office:value-type="float" office:value="0.412142">
                <text:p>0.412142</text:p>
              </table:table-cell>
              <table:table-cell office:value-type="float" office:value="0.421604">
                <text:p>0.421604</text:p>
              </table:table-cell>
              <table:table-cell office:value-type="float" office:value="0.430006">
                <text:p>0.430006</text:p>
              </table:table-cell>
              <table:table-cell office:value-type="float" office:value="0.440301">
                <text:p>0.440301</text:p>
              </table:table-cell>
              <table:table-cell office:value-type="float" office:value="0.447716">
                <text:p>0.447716</text:p>
              </table:table-cell>
              <table:table-cell office:value-type="float" office:value="0.460742">
                <text:p>0.460742</text:p>
              </table:table-cell>
              <table:table-cell office:value-type="float" office:value="0.485065">
                <text:p>0.485065</text:p>
              </table:table-cell>
              <table:table-cell office:value-type="float" office:value="0.508898">
                <text:p>0.508898</text:p>
              </table:table-cell>
              <table:table-cell office:value-type="float" office:value="0.420138">
                <text:p>0.42013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282884">
                <text:p>0.282884</text:p>
              </table:table-cell>
              <table:table-cell office:value-type="float" office:value="0.381459">
                <text:p>0.381459</text:p>
              </table:table-cell>
              <table:table-cell office:value-type="float" office:value="0.405952">
                <text:p>0.405952</text:p>
              </table:table-cell>
              <table:table-cell office:value-type="float" office:value="0.411859">
                <text:p>0.411859</text:p>
              </table:table-cell>
              <table:table-cell office:value-type="float" office:value="0.419345">
                <text:p>0.419345</text:p>
              </table:table-cell>
              <table:table-cell office:value-type="float" office:value="0.427451">
                <text:p>0.427451</text:p>
              </table:table-cell>
              <table:table-cell office:value-type="float" office:value="0.43717">
                <text:p>0.43717</text:p>
              </table:table-cell>
              <table:table-cell office:value-type="float" office:value="0.446012">
                <text:p>0.446012</text:p>
              </table:table-cell>
              <table:table-cell office:value-type="float" office:value="0.459253">
                <text:p>0.459253</text:p>
              </table:table-cell>
              <table:table-cell office:value-type="float" office:value="0.482614">
                <text:p>0.482614</text:p>
              </table:table-cell>
              <table:table-cell office:value-type="float" office:value="0.508898">
                <text:p>0.508898</text:p>
              </table:table-cell>
              <table:table-cell office:value-type="float" office:value="0.4154">
                <text:p>0.415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253887">
                <text:p>0.253887</text:p>
              </table:table-cell>
              <table:table-cell office:value-type="float" office:value="0.378443">
                <text:p>0.378443</text:p>
              </table:table-cell>
              <table:table-cell office:value-type="float" office:value="0.40376">
                <text:p>0.40376</text:p>
              </table:table-cell>
              <table:table-cell office:value-type="float" office:value="0.411212">
                <text:p>0.411212</text:p>
              </table:table-cell>
              <table:table-cell office:value-type="float" office:value="0.418057">
                <text:p>0.418057</text:p>
              </table:table-cell>
              <table:table-cell office:value-type="float" office:value="0.427689">
                <text:p>0.427689</text:p>
              </table:table-cell>
              <table:table-cell office:value-type="float" office:value="0.435557">
                <text:p>0.435557</text:p>
              </table:table-cell>
              <table:table-cell office:value-type="float" office:value="0.445307">
                <text:p>0.445307</text:p>
              </table:table-cell>
              <table:table-cell office:value-type="float" office:value="0.45638">
                <text:p>0.45638</text:p>
              </table:table-cell>
              <table:table-cell office:value-type="float" office:value="0.477567">
                <text:p>0.477567</text:p>
              </table:table-cell>
              <table:table-cell office:value-type="float" office:value="0.508898">
                <text:p>0.508898</text:p>
              </table:table-cell>
              <table:table-cell office:value-type="float" office:value="0.410786">
                <text:p>0.41078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225764">
                <text:p>0.225764</text:p>
              </table:table-cell>
              <table:table-cell office:value-type="float" office:value="0.382039">
                <text:p>0.382039</text:p>
              </table:table-cell>
              <table:table-cell office:value-type="float" office:value="0.406546">
                <text:p>0.406546</text:p>
              </table:table-cell>
              <table:table-cell office:value-type="float" office:value="0.411864">
                <text:p>0.411864</text:p>
              </table:table-cell>
              <table:table-cell office:value-type="float" office:value="0.421212">
                <text:p>0.421212</text:p>
              </table:table-cell>
              <table:table-cell office:value-type="float" office:value="0.430627">
                <text:p>0.430627</text:p>
              </table:table-cell>
              <table:table-cell office:value-type="float" office:value="0.438815">
                <text:p>0.438815</text:p>
              </table:table-cell>
              <table:table-cell office:value-type="float" office:value="0.448772">
                <text:p>0.448772</text:p>
              </table:table-cell>
              <table:table-cell office:value-type="float" office:value="0.460725">
                <text:p>0.460725</text:p>
              </table:table-cell>
              <table:table-cell office:value-type="float" office:value="0.48335">
                <text:p>0.48335</text:p>
              </table:table-cell>
              <table:table-cell office:value-type="float" office:value="0.508898">
                <text:p>0.508898</text:p>
              </table:table-cell>
              <table:table-cell office:value-type="float" office:value="0.410971">
                <text:p>0.41097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253651">
                <text:p>0.253651</text:p>
              </table:table-cell>
              <table:table-cell office:value-type="float" office:value="0.387638">
                <text:p>0.387638</text:p>
              </table:table-cell>
              <table:table-cell office:value-type="float" office:value="0.407202">
                <text:p>0.407202</text:p>
              </table:table-cell>
              <table:table-cell office:value-type="float" office:value="0.411588">
                <text:p>0.411588</text:p>
              </table:table-cell>
              <table:table-cell office:value-type="float" office:value="0.420759">
                <text:p>0.420759</text:p>
              </table:table-cell>
              <table:table-cell office:value-type="float" office:value="0.430717">
                <text:p>0.430717</text:p>
              </table:table-cell>
              <table:table-cell office:value-type="float" office:value="0.439508">
                <text:p>0.439508</text:p>
              </table:table-cell>
              <table:table-cell office:value-type="float" office:value="0.44912">
                <text:p>0.44912</text:p>
              </table:table-cell>
              <table:table-cell office:value-type="float" office:value="0.464006">
                <text:p>0.464006</text:p>
              </table:table-cell>
              <table:table-cell office:value-type="float" office:value="0.484964">
                <text:p>0.484964</text:p>
              </table:table-cell>
              <table:table-cell office:value-type="float" office:value="0.508898">
                <text:p>0.508898</text:p>
              </table:table-cell>
              <table:table-cell office:value-type="float" office:value="0.414915">
                <text:p>0.41491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24489">
                <text:p>0.24489</text:p>
              </table:table-cell>
              <table:table-cell office:value-type="float" office:value="0.386086">
                <text:p>0.386086</text:p>
              </table:table-cell>
              <table:table-cell office:value-type="float" office:value="0.406536">
                <text:p>0.406536</text:p>
              </table:table-cell>
              <table:table-cell office:value-type="float" office:value="0.411708">
                <text:p>0.411708</text:p>
              </table:table-cell>
              <table:table-cell office:value-type="float" office:value="0.421322">
                <text:p>0.421322</text:p>
              </table:table-cell>
              <table:table-cell office:value-type="float" office:value="0.432663">
                <text:p>0.432663</text:p>
              </table:table-cell>
              <table:table-cell office:value-type="float" office:value="0.442436">
                <text:p>0.442436</text:p>
              </table:table-cell>
              <table:table-cell office:value-type="float" office:value="0.451997">
                <text:p>0.451997</text:p>
              </table:table-cell>
              <table:table-cell office:value-type="float" office:value="0.465568">
                <text:p>0.465568</text:p>
              </table:table-cell>
              <table:table-cell office:value-type="float" office:value="0.486917">
                <text:p>0.486917</text:p>
              </table:table-cell>
              <table:table-cell office:value-type="float" office:value="0.508898">
                <text:p>0.508898</text:p>
              </table:table-cell>
              <table:table-cell office:value-type="float" office:value="0.415012">
                <text:p>0.41501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311389">
                <text:p>0.311389</text:p>
              </table:table-cell>
              <table:table-cell office:value-type="float" office:value="0.387195">
                <text:p>0.387195</text:p>
              </table:table-cell>
              <table:table-cell office:value-type="float" office:value="0.406214">
                <text:p>0.406214</text:p>
              </table:table-cell>
              <table:table-cell office:value-type="float" office:value="0.411896">
                <text:p>0.411896</text:p>
              </table:table-cell>
              <table:table-cell office:value-type="float" office:value="0.423844">
                <text:p>0.423844</text:p>
              </table:table-cell>
              <table:table-cell office:value-type="float" office:value="0.434454">
                <text:p>0.434454</text:p>
              </table:table-cell>
              <table:table-cell office:value-type="float" office:value="0.445172">
                <text:p>0.445172</text:p>
              </table:table-cell>
              <table:table-cell office:value-type="float" office:value="0.455291">
                <text:p>0.455291</text:p>
              </table:table-cell>
              <table:table-cell office:value-type="float" office:value="0.466873">
                <text:p>0.466873</text:p>
              </table:table-cell>
              <table:table-cell office:value-type="float" office:value="0.487931">
                <text:p>0.487931</text:p>
              </table:table-cell>
              <table:table-cell office:value-type="float" office:value="0.511562">
                <text:p>0.511562</text:p>
              </table:table-cell>
              <table:table-cell office:value-type="float" office:value="0.423026">
                <text:p>0.4230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20248">
                <text:p>0.320248</text:p>
              </table:table-cell>
              <table:table-cell office:value-type="float" office:value="0.395677">
                <text:p>0.395677</text:p>
              </table:table-cell>
              <table:table-cell office:value-type="float" office:value="0.409271">
                <text:p>0.409271</text:p>
              </table:table-cell>
              <table:table-cell office:value-type="float" office:value="0.413279">
                <text:p>0.413279</text:p>
              </table:table-cell>
              <table:table-cell office:value-type="float" office:value="0.424603">
                <text:p>0.424603</text:p>
              </table:table-cell>
              <table:table-cell office:value-type="float" office:value="0.4345">
                <text:p>0.4345</text:p>
              </table:table-cell>
              <table:table-cell office:value-type="float" office:value="0.444252">
                <text:p>0.444252</text:p>
              </table:table-cell>
              <table:table-cell office:value-type="float" office:value="0.454674">
                <text:p>0.454674</text:p>
              </table:table-cell>
              <table:table-cell office:value-type="float" office:value="0.466565">
                <text:p>0.466565</text:p>
              </table:table-cell>
              <table:table-cell office:value-type="float" office:value="0.485032">
                <text:p>0.485032</text:p>
              </table:table-cell>
              <table:table-cell office:value-type="float" office:value="0.511562">
                <text:p>0.511562</text:p>
              </table:table-cell>
              <table:table-cell office:value-type="float" office:value="0.42481">
                <text:p>0.4248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2575">
                <text:p>0.32575</text:p>
              </table:table-cell>
              <table:table-cell office:value-type="float" office:value="0.394745">
                <text:p>0.394745</text:p>
              </table:table-cell>
              <table:table-cell office:value-type="float" office:value="0.409597">
                <text:p>0.409597</text:p>
              </table:table-cell>
              <table:table-cell office:value-type="float" office:value="0.413999">
                <text:p>0.413999</text:p>
              </table:table-cell>
              <table:table-cell office:value-type="float" office:value="0.424363">
                <text:p>0.424363</text:p>
              </table:table-cell>
              <table:table-cell office:value-type="float" office:value="0.433876">
                <text:p>0.433876</text:p>
              </table:table-cell>
              <table:table-cell office:value-type="float" office:value="0.443551">
                <text:p>0.443551</text:p>
              </table:table-cell>
              <table:table-cell office:value-type="float" office:value="0.453061">
                <text:p>0.453061</text:p>
              </table:table-cell>
              <table:table-cell office:value-type="float" office:value="0.465999">
                <text:p>0.465999</text:p>
              </table:table-cell>
              <table:table-cell office:value-type="float" office:value="0.485934">
                <text:p>0.485934</text:p>
              </table:table-cell>
              <table:table-cell office:value-type="float" office:value="0.511562">
                <text:p>0.511562</text:p>
              </table:table-cell>
              <table:table-cell office:value-type="float" office:value="0.425088">
                <text:p>0.42508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08457">
                <text:p>0.308457</text:p>
              </table:table-cell>
              <table:table-cell office:value-type="float" office:value="0.39622">
                <text:p>0.39622</text:p>
              </table:table-cell>
              <table:table-cell office:value-type="float" office:value="0.409731">
                <text:p>0.409731</text:p>
              </table:table-cell>
              <table:table-cell office:value-type="float" office:value="0.416459">
                <text:p>0.416459</text:p>
              </table:table-cell>
              <table:table-cell office:value-type="float" office:value="0.427179">
                <text:p>0.427179</text:p>
              </table:table-cell>
              <table:table-cell office:value-type="float" office:value="0.436731">
                <text:p>0.436731</text:p>
              </table:table-cell>
              <table:table-cell office:value-type="float" office:value="0.446512">
                <text:p>0.446512</text:p>
              </table:table-cell>
              <table:table-cell office:value-type="float" office:value="0.456528">
                <text:p>0.456528</text:p>
              </table:table-cell>
              <table:table-cell office:value-type="float" office:value="0.467118">
                <text:p>0.467118</text:p>
              </table:table-cell>
              <table:table-cell office:value-type="float" office:value="0.488311">
                <text:p>0.488311</text:p>
              </table:table-cell>
              <table:table-cell office:value-type="float" office:value="0.511562">
                <text:p>0.511562</text:p>
              </table:table-cell>
              <table:table-cell office:value-type="float" office:value="0.425325">
                <text:p>0.42532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325454">
                <text:p>0.325454</text:p>
              </table:table-cell>
              <table:table-cell office:value-type="float" office:value="0.395094">
                <text:p>0.395094</text:p>
              </table:table-cell>
              <table:table-cell office:value-type="float" office:value="0.408564">
                <text:p>0.408564</text:p>
              </table:table-cell>
              <table:table-cell office:value-type="float" office:value="0.416058">
                <text:p>0.416058</text:p>
              </table:table-cell>
              <table:table-cell office:value-type="float" office:value="0.427979">
                <text:p>0.427979</text:p>
              </table:table-cell>
              <table:table-cell office:value-type="float" office:value="0.437085">
                <text:p>0.437085</text:p>
              </table:table-cell>
              <table:table-cell office:value-type="float" office:value="0.447089">
                <text:p>0.447089</text:p>
              </table:table-cell>
              <table:table-cell office:value-type="float" office:value="0.456674">
                <text:p>0.456674</text:p>
              </table:table-cell>
              <table:table-cell office:value-type="float" office:value="0.469001">
                <text:p>0.469001</text:p>
              </table:table-cell>
              <table:table-cell office:value-type="float" office:value="0.48928">
                <text:p>0.48928</text:p>
              </table:table-cell>
              <table:table-cell office:value-type="float" office:value="0.511562">
                <text:p>0.511562</text:p>
              </table:table-cell>
              <table:table-cell office:value-type="float" office:value="0.427228">
                <text:p>0.42722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319814">
                <text:p>0.319814</text:p>
              </table:table-cell>
              <table:table-cell office:value-type="float" office:value="0.390038">
                <text:p>0.390038</text:p>
              </table:table-cell>
              <table:table-cell office:value-type="float" office:value="0.404331">
                <text:p>0.404331</text:p>
              </table:table-cell>
              <table:table-cell office:value-type="float" office:value="0.411097">
                <text:p>0.411097</text:p>
              </table:table-cell>
              <table:table-cell office:value-type="float" office:value="0.422584">
                <text:p>0.422584</text:p>
              </table:table-cell>
              <table:table-cell office:value-type="float" office:value="0.434979">
                <text:p>0.434979</text:p>
              </table:table-cell>
              <table:table-cell office:value-type="float" office:value="0.446738">
                <text:p>0.446738</text:p>
              </table:table-cell>
              <table:table-cell office:value-type="float" office:value="0.457147">
                <text:p>0.457147</text:p>
              </table:table-cell>
              <table:table-cell office:value-type="float" office:value="0.471448">
                <text:p>0.471448</text:p>
              </table:table-cell>
              <table:table-cell office:value-type="float" office:value="0.487869">
                <text:p>0.487869</text:p>
              </table:table-cell>
              <table:table-cell office:value-type="float" office:value="0.511562">
                <text:p>0.511562</text:p>
              </table:table-cell>
              <table:table-cell office:value-type="float" office:value="0.424605">
                <text:p>0.42460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284954">
                <text:p>0.284954</text:p>
              </table:table-cell>
              <table:table-cell office:value-type="float" office:value="0.389328">
                <text:p>0.389328</text:p>
              </table:table-cell>
              <table:table-cell office:value-type="float" office:value="0.405043">
                <text:p>0.405043</text:p>
              </table:table-cell>
              <table:table-cell office:value-type="float" office:value="0.411784">
                <text:p>0.411784</text:p>
              </table:table-cell>
              <table:table-cell office:value-type="float" office:value="0.423156">
                <text:p>0.423156</text:p>
              </table:table-cell>
              <table:table-cell office:value-type="float" office:value="0.436958">
                <text:p>0.436958</text:p>
              </table:table-cell>
              <table:table-cell office:value-type="float" office:value="0.449529">
                <text:p>0.449529</text:p>
              </table:table-cell>
              <table:table-cell office:value-type="float" office:value="0.459037">
                <text:p>0.459037</text:p>
              </table:table-cell>
              <table:table-cell office:value-type="float" office:value="0.472306">
                <text:p>0.472306</text:p>
              </table:table-cell>
              <table:table-cell office:value-type="float" office:value="0.485509">
                <text:p>0.485509</text:p>
              </table:table-cell>
              <table:table-cell office:value-type="float" office:value="0.511562">
                <text:p>0.511562</text:p>
              </table:table-cell>
              <table:table-cell office:value-type="float" office:value="0.42176">
                <text:p>0.4217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269037">
                <text:p>0.269037</text:p>
              </table:table-cell>
              <table:table-cell office:value-type="float" office:value="0.389332">
                <text:p>0.389332</text:p>
              </table:table-cell>
              <table:table-cell office:value-type="float" office:value="0.404857">
                <text:p>0.404857</text:p>
              </table:table-cell>
              <table:table-cell office:value-type="float" office:value="0.410919">
                <text:p>0.410919</text:p>
              </table:table-cell>
              <table:table-cell office:value-type="float" office:value="0.419417">
                <text:p>0.419417</text:p>
              </table:table-cell>
              <table:table-cell office:value-type="float" office:value="0.433869">
                <text:p>0.433869</text:p>
              </table:table-cell>
              <table:table-cell office:value-type="float" office:value="0.446387">
                <text:p>0.446387</text:p>
              </table:table-cell>
              <table:table-cell office:value-type="float" office:value="0.456708">
                <text:p>0.456708</text:p>
              </table:table-cell>
              <table:table-cell office:value-type="float" office:value="0.471112">
                <text:p>0.471112</text:p>
              </table:table-cell>
              <table:table-cell office:value-type="float" office:value="0.48772">
                <text:p>0.48772</text:p>
              </table:table-cell>
              <table:table-cell office:value-type="float" office:value="0.511562">
                <text:p>0.511562</text:p>
              </table:table-cell>
              <table:table-cell office:value-type="float" office:value="0.418936">
                <text:p>0.4189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273168">
                <text:p>0.273168</text:p>
              </table:table-cell>
              <table:table-cell office:value-type="float" office:value="0.390356">
                <text:p>0.390356</text:p>
              </table:table-cell>
              <table:table-cell office:value-type="float" office:value="0.406843">
                <text:p>0.406843</text:p>
              </table:table-cell>
              <table:table-cell office:value-type="float" office:value="0.411897">
                <text:p>0.411897</text:p>
              </table:table-cell>
              <table:table-cell office:value-type="float" office:value="0.423261">
                <text:p>0.423261</text:p>
              </table:table-cell>
              <table:table-cell office:value-type="float" office:value="0.43597">
                <text:p>0.43597</text:p>
              </table:table-cell>
              <table:table-cell office:value-type="float" office:value="0.447777">
                <text:p>0.447777</text:p>
              </table:table-cell>
              <table:table-cell office:value-type="float" office:value="0.457275">
                <text:p>0.457275</text:p>
              </table:table-cell>
              <table:table-cell office:value-type="float" office:value="0.471623">
                <text:p>0.471623</text:p>
              </table:table-cell>
              <table:table-cell office:value-type="float" office:value="0.4864">
                <text:p>0.4864</text:p>
              </table:table-cell>
              <table:table-cell office:value-type="float" office:value="0.511562">
                <text:p>0.511562</text:p>
              </table:table-cell>
              <table:table-cell office:value-type="float" office:value="0.420457">
                <text:p>0.42045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282919">
                <text:p>0.282919</text:p>
              </table:table-cell>
              <table:table-cell office:value-type="float" office:value="0.394341">
                <text:p>0.394341</text:p>
              </table:table-cell>
              <table:table-cell office:value-type="float" office:value="0.408479">
                <text:p>0.408479</text:p>
              </table:table-cell>
              <table:table-cell office:value-type="float" office:value="0.415272">
                <text:p>0.415272</text:p>
              </table:table-cell>
              <table:table-cell office:value-type="float" office:value="0.427479">
                <text:p>0.427479</text:p>
              </table:table-cell>
              <table:table-cell office:value-type="float" office:value="0.437795">
                <text:p>0.437795</text:p>
              </table:table-cell>
              <table:table-cell office:value-type="float" office:value="0.449279">
                <text:p>0.449279</text:p>
              </table:table-cell>
              <table:table-cell office:value-type="float" office:value="0.457041">
                <text:p>0.457041</text:p>
              </table:table-cell>
              <table:table-cell office:value-type="float" office:value="0.470155">
                <text:p>0.470155</text:p>
              </table:table-cell>
              <table:table-cell office:value-type="float" office:value="0.486322">
                <text:p>0.486322</text:p>
              </table:table-cell>
              <table:table-cell office:value-type="float" office:value="0.511562">
                <text:p>0.511562</text:p>
              </table:table-cell>
              <table:table-cell office:value-type="float" office:value="0.422908">
                <text:p>0.42290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288387">
                <text:p>0.288387</text:p>
              </table:table-cell>
              <table:table-cell office:value-type="float" office:value="0.39805">
                <text:p>0.39805</text:p>
              </table:table-cell>
              <table:table-cell office:value-type="float" office:value="0.409265">
                <text:p>0.409265</text:p>
              </table:table-cell>
              <table:table-cell office:value-type="float" office:value="0.417194">
                <text:p>0.417194</text:p>
              </table:table-cell>
              <table:table-cell office:value-type="float" office:value="0.428605">
                <text:p>0.428605</text:p>
              </table:table-cell>
              <table:table-cell office:value-type="float" office:value="0.439281">
                <text:p>0.439281</text:p>
              </table:table-cell>
              <table:table-cell office:value-type="float" office:value="0.449825">
                <text:p>0.449825</text:p>
              </table:table-cell>
              <table:table-cell office:value-type="float" office:value="0.457434">
                <text:p>0.457434</text:p>
              </table:table-cell>
              <table:table-cell office:value-type="float" office:value="0.468829">
                <text:p>0.468829</text:p>
              </table:table-cell>
              <table:table-cell office:value-type="float" office:value="0.487692">
                <text:p>0.487692</text:p>
              </table:table-cell>
              <table:table-cell office:value-type="float" office:value="0.511562">
                <text:p>0.511562</text:p>
              </table:table-cell>
              <table:table-cell office:value-type="float" office:value="0.424456">
                <text:p>0.4244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264193">
                <text:p>0.264193</text:p>
              </table:table-cell>
              <table:table-cell office:value-type="float" office:value="0.384698">
                <text:p>0.384698</text:p>
              </table:table-cell>
              <table:table-cell office:value-type="float" office:value="0.406481">
                <text:p>0.406481</text:p>
              </table:table-cell>
              <table:table-cell office:value-type="float" office:value="0.415605">
                <text:p>0.415605</text:p>
              </table:table-cell>
              <table:table-cell office:value-type="float" office:value="0.428587">
                <text:p>0.428587</text:p>
              </table:table-cell>
              <table:table-cell office:value-type="float" office:value="0.439023">
                <text:p>0.439023</text:p>
              </table:table-cell>
              <table:table-cell office:value-type="float" office:value="0.449565">
                <text:p>0.449565</text:p>
              </table:table-cell>
              <table:table-cell office:value-type="float" office:value="0.458288">
                <text:p>0.458288</text:p>
              </table:table-cell>
              <table:table-cell office:value-type="float" office:value="0.470986">
                <text:p>0.470986</text:p>
              </table:table-cell>
              <table:table-cell office:value-type="float" office:value="0.487819">
                <text:p>0.487819</text:p>
              </table:table-cell>
              <table:table-cell office:value-type="float" office:value="0.511562">
                <text:p>0.511562</text:p>
              </table:table-cell>
              <table:table-cell office:value-type="float" office:value="0.420524">
                <text:p>0.42052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28579">
                <text:p>0.28579</text:p>
              </table:table-cell>
              <table:table-cell office:value-type="float" office:value="0.386258">
                <text:p>0.386258</text:p>
              </table:table-cell>
              <table:table-cell office:value-type="float" office:value="0.407174">
                <text:p>0.407174</text:p>
              </table:table-cell>
              <table:table-cell office:value-type="float" office:value="0.416013">
                <text:p>0.416013</text:p>
              </table:table-cell>
              <table:table-cell office:value-type="float" office:value="0.426743">
                <text:p>0.426743</text:p>
              </table:table-cell>
              <table:table-cell office:value-type="float" office:value="0.435155">
                <text:p>0.435155</text:p>
              </table:table-cell>
              <table:table-cell office:value-type="float" office:value="0.446485">
                <text:p>0.446485</text:p>
              </table:table-cell>
              <table:table-cell office:value-type="float" office:value="0.455267">
                <text:p>0.455267</text:p>
              </table:table-cell>
              <table:table-cell office:value-type="float" office:value="0.471171">
                <text:p>0.471171</text:p>
              </table:table-cell>
              <table:table-cell office:value-type="float" office:value="0.487507">
                <text:p>0.487507</text:p>
              </table:table-cell>
              <table:table-cell office:value-type="float" office:value="0.511562">
                <text:p>0.511562</text:p>
              </table:table-cell>
              <table:table-cell office:value-type="float" office:value="0.421756">
                <text:p>0.42175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283373">
                <text:p>0.283373</text:p>
              </table:table-cell>
              <table:table-cell office:value-type="float" office:value="0.382702">
                <text:p>0.382702</text:p>
              </table:table-cell>
              <table:table-cell office:value-type="float" office:value="0.402344">
                <text:p>0.402344</text:p>
              </table:table-cell>
              <table:table-cell office:value-type="float" office:value="0.410598">
                <text:p>0.410598</text:p>
              </table:table-cell>
              <table:table-cell office:value-type="float" office:value="0.420249">
                <text:p>0.420249</text:p>
              </table:table-cell>
              <table:table-cell office:value-type="float" office:value="0.43127">
                <text:p>0.43127</text:p>
              </table:table-cell>
              <table:table-cell office:value-type="float" office:value="0.441754">
                <text:p>0.441754</text:p>
              </table:table-cell>
              <table:table-cell office:value-type="float" office:value="0.454745">
                <text:p>0.454745</text:p>
              </table:table-cell>
              <table:table-cell office:value-type="float" office:value="0.473642">
                <text:p>0.473642</text:p>
              </table:table-cell>
              <table:table-cell office:value-type="float" office:value="0.487096">
                <text:p>0.487096</text:p>
              </table:table-cell>
              <table:table-cell office:value-type="float" office:value="0.511562">
                <text:p>0.511562</text:p>
              </table:table-cell>
              <table:table-cell office:value-type="float" office:value="0.418777">
                <text:p>0.41877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265563">
                <text:p>0.265563</text:p>
              </table:table-cell>
              <table:table-cell office:value-type="float" office:value="0.382634">
                <text:p>0.382634</text:p>
              </table:table-cell>
              <table:table-cell office:value-type="float" office:value="0.402048">
                <text:p>0.402048</text:p>
              </table:table-cell>
              <table:table-cell office:value-type="float" office:value="0.411028">
                <text:p>0.411028</text:p>
              </table:table-cell>
              <table:table-cell office:value-type="float" office:value="0.422371">
                <text:p>0.422371</text:p>
              </table:table-cell>
              <table:table-cell office:value-type="float" office:value="0.432105">
                <text:p>0.432105</text:p>
              </table:table-cell>
              <table:table-cell office:value-type="float" office:value="0.446215">
                <text:p>0.446215</text:p>
              </table:table-cell>
              <table:table-cell office:value-type="float" office:value="0.459697">
                <text:p>0.459697</text:p>
              </table:table-cell>
              <table:table-cell office:value-type="float" office:value="0.47705">
                <text:p>0.47705</text:p>
              </table:table-cell>
              <table:table-cell office:value-type="float" office:value="0.487723">
                <text:p>0.487723</text:p>
              </table:table-cell>
              <table:table-cell office:value-type="float" office:value="0.512118">
                <text:p>0.512118</text:p>
              </table:table-cell>
              <table:table-cell office:value-type="float" office:value="0.418643">
                <text:p>0.41864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200894">
                <text:p>0.200894</text:p>
              </table:table-cell>
              <table:table-cell office:value-type="float" office:value="0.366458">
                <text:p>0.366458</text:p>
              </table:table-cell>
              <table:table-cell office:value-type="float" office:value="0.396611">
                <text:p>0.396611</text:p>
              </table:table-cell>
              <table:table-cell office:value-type="float" office:value="0.407913">
                <text:p>0.407913</text:p>
              </table:table-cell>
              <table:table-cell office:value-type="float" office:value="0.417912">
                <text:p>0.417912</text:p>
              </table:table-cell>
              <table:table-cell office:value-type="float" office:value="0.427509">
                <text:p>0.427509</text:p>
              </table:table-cell>
              <table:table-cell office:value-type="float" office:value="0.440997">
                <text:p>0.440997</text:p>
              </table:table-cell>
              <table:table-cell office:value-type="float" office:value="0.456208">
                <text:p>0.456208</text:p>
              </table:table-cell>
              <table:table-cell office:value-type="float" office:value="0.472923">
                <text:p>0.472923</text:p>
              </table:table-cell>
              <table:table-cell office:value-type="float" office:value="0.489325">
                <text:p>0.489325</text:p>
              </table:table-cell>
              <table:table-cell office:value-type="float" office:value="0.512118">
                <text:p>0.512118</text:p>
              </table:table-cell>
              <table:table-cell office:value-type="float" office:value="0.407675">
                <text:p>0.40767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14793">
                <text:p>0.14793</text:p>
              </table:table-cell>
              <table:table-cell office:value-type="float" office:value="0.333291">
                <text:p>0.333291</text:p>
              </table:table-cell>
              <table:table-cell office:value-type="float" office:value="0.394674">
                <text:p>0.394674</text:p>
              </table:table-cell>
              <table:table-cell office:value-type="float" office:value="0.407057">
                <text:p>0.407057</text:p>
              </table:table-cell>
              <table:table-cell office:value-type="float" office:value="0.417308">
                <text:p>0.417308</text:p>
              </table:table-cell>
              <table:table-cell office:value-type="float" office:value="0.427716">
                <text:p>0.427716</text:p>
              </table:table-cell>
              <table:table-cell office:value-type="float" office:value="0.439987">
                <text:p>0.439987</text:p>
              </table:table-cell>
              <table:table-cell office:value-type="float" office:value="0.453829">
                <text:p>0.453829</text:p>
              </table:table-cell>
              <table:table-cell office:value-type="float" office:value="0.470653">
                <text:p>0.470653</text:p>
              </table:table-cell>
              <table:table-cell office:value-type="float" office:value="0.485787">
                <text:p>0.485787</text:p>
              </table:table-cell>
              <table:table-cell office:value-type="float" office:value="0.512118">
                <text:p>0.512118</text:p>
              </table:table-cell>
              <table:table-cell office:value-type="float" office:value="0.397823">
                <text:p>0.39782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160266">
                <text:p>0.160266</text:p>
              </table:table-cell>
              <table:table-cell office:value-type="float" office:value="0.324108">
                <text:p>0.324108</text:p>
              </table:table-cell>
              <table:table-cell office:value-type="float" office:value="0.396259">
                <text:p>0.396259</text:p>
              </table:table-cell>
              <table:table-cell office:value-type="float" office:value="0.40842">
                <text:p>0.40842</text:p>
              </table:table-cell>
              <table:table-cell office:value-type="float" office:value="0.419949">
                <text:p>0.419949</text:p>
              </table:table-cell>
              <table:table-cell office:value-type="float" office:value="0.429638">
                <text:p>0.429638</text:p>
              </table:table-cell>
              <table:table-cell office:value-type="float" office:value="0.43813">
                <text:p>0.43813</text:p>
              </table:table-cell>
              <table:table-cell office:value-type="float" office:value="0.452853">
                <text:p>0.452853</text:p>
              </table:table-cell>
              <table:table-cell office:value-type="float" office:value="0.472336">
                <text:p>0.472336</text:p>
              </table:table-cell>
              <table:table-cell office:value-type="float" office:value="0.487877">
                <text:p>0.487877</text:p>
              </table:table-cell>
              <table:table-cell office:value-type="float" office:value="0.512118">
                <text:p>0.512118</text:p>
              </table:table-cell>
              <table:table-cell office:value-type="float" office:value="0.398984">
                <text:p>0.39898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112154">
                <text:p>0.112154</text:p>
              </table:table-cell>
              <table:table-cell office:value-type="float" office:value="0.265619">
                <text:p>0.265619</text:p>
              </table:table-cell>
              <table:table-cell office:value-type="float" office:value="0.38668">
                <text:p>0.38668</text:p>
              </table:table-cell>
              <table:table-cell office:value-type="float" office:value="0.406343">
                <text:p>0.406343</text:p>
              </table:table-cell>
              <table:table-cell office:value-type="float" office:value="0.416678">
                <text:p>0.416678</text:p>
              </table:table-cell>
              <table:table-cell office:value-type="float" office:value="0.429627">
                <text:p>0.429627</text:p>
              </table:table-cell>
              <table:table-cell office:value-type="float" office:value="0.439141">
                <text:p>0.439141</text:p>
              </table:table-cell>
              <table:table-cell office:value-type="float" office:value="0.455226">
                <text:p>0.455226</text:p>
              </table:table-cell>
              <table:table-cell office:value-type="float" office:value="0.472702">
                <text:p>0.472702</text:p>
              </table:table-cell>
              <table:table-cell office:value-type="float" office:value="0.486953">
                <text:p>0.486953</text:p>
              </table:table-cell>
              <table:table-cell office:value-type="float" office:value="0.512118">
                <text:p>0.512118</text:p>
              </table:table-cell>
              <table:table-cell office:value-type="float" office:value="0.387112">
                <text:p>0.38711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60318">
                <text:p>0.060318</text:p>
              </table:table-cell>
              <table:table-cell office:value-type="float" office:value="0.200813">
                <text:p>0.200813</text:p>
              </table:table-cell>
              <table:table-cell office:value-type="float" office:value="0.370351">
                <text:p>0.370351</text:p>
              </table:table-cell>
              <table:table-cell office:value-type="float" office:value="0.405861">
                <text:p>0.405861</text:p>
              </table:table-cell>
              <table:table-cell office:value-type="float" office:value="0.415745">
                <text:p>0.415745</text:p>
              </table:table-cell>
              <table:table-cell office:value-type="float" office:value="0.428797">
                <text:p>0.428797</text:p>
              </table:table-cell>
              <table:table-cell office:value-type="float" office:value="0.43871">
                <text:p>0.43871</text:p>
              </table:table-cell>
              <table:table-cell office:value-type="float" office:value="0.454992">
                <text:p>0.454992</text:p>
              </table:table-cell>
              <table:table-cell office:value-type="float" office:value="0.475536">
                <text:p>0.475536</text:p>
              </table:table-cell>
              <table:table-cell office:value-type="float" office:value="0.487229">
                <text:p>0.487229</text:p>
              </table:table-cell>
              <table:table-cell office:value-type="float" office:value="0.512118">
                <text:p>0.512118</text:p>
              </table:table-cell>
              <table:table-cell office:value-type="float" office:value="0.373835">
                <text:p>0.37383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62871">
                <text:p>0.062871</text:p>
              </table:table-cell>
              <table:table-cell office:value-type="float" office:value="0.221728">
                <text:p>0.221728</text:p>
              </table:table-cell>
              <table:table-cell office:value-type="float" office:value="0.381844">
                <text:p>0.381844</text:p>
              </table:table-cell>
              <table:table-cell office:value-type="float" office:value="0.40585">
                <text:p>0.40585</text:p>
              </table:table-cell>
              <table:table-cell office:value-type="float" office:value="0.41438">
                <text:p>0.41438</text:p>
              </table:table-cell>
              <table:table-cell office:value-type="float" office:value="0.428737">
                <text:p>0.428737</text:p>
              </table:table-cell>
              <table:table-cell office:value-type="float" office:value="0.439786">
                <text:p>0.439786</text:p>
              </table:table-cell>
              <table:table-cell office:value-type="float" office:value="0.456631">
                <text:p>0.456631</text:p>
              </table:table-cell>
              <table:table-cell office:value-type="float" office:value="0.476769">
                <text:p>0.476769</text:p>
              </table:table-cell>
              <table:table-cell office:value-type="float" office:value="0.487432">
                <text:p>0.487432</text:p>
              </table:table-cell>
              <table:table-cell office:value-type="float" office:value="0.512118">
                <text:p>0.512118</text:p>
              </table:table-cell>
              <table:table-cell office:value-type="float" office:value="0.377603">
                <text:p>0.37760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02027">
                <text:p>0.102027</text:p>
              </table:table-cell>
              <table:table-cell office:value-type="float" office:value="0.302772">
                <text:p>0.302772</text:p>
              </table:table-cell>
              <table:table-cell office:value-type="float" office:value="0.401843">
                <text:p>0.401843</text:p>
              </table:table-cell>
              <table:table-cell office:value-type="float" office:value="0.409779">
                <text:p>0.409779</text:p>
              </table:table-cell>
              <table:table-cell office:value-type="float" office:value="0.421638">
                <text:p>0.421638</text:p>
              </table:table-cell>
              <table:table-cell office:value-type="float" office:value="0.431575">
                <text:p>0.431575</text:p>
              </table:table-cell>
              <table:table-cell office:value-type="float" office:value="0.447435">
                <text:p>0.447435</text:p>
              </table:table-cell>
              <table:table-cell office:value-type="float" office:value="0.465291">
                <text:p>0.465291</text:p>
              </table:table-cell>
              <table:table-cell office:value-type="float" office:value="0.478721">
                <text:p>0.478721</text:p>
              </table:table-cell>
              <table:table-cell office:value-type="float" office:value="0.488832">
                <text:p>0.488832</text:p>
              </table:table-cell>
              <table:table-cell office:value-type="float" office:value="0.512118">
                <text:p>0.512118</text:p>
              </table:table-cell>
              <table:table-cell office:value-type="float" office:value="0.394991">
                <text:p>0.39499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102243">
                <text:p>0.102243</text:p>
              </table:table-cell>
              <table:table-cell office:value-type="float" office:value="0.279656">
                <text:p>0.279656</text:p>
              </table:table-cell>
              <table:table-cell office:value-type="float" office:value="0.396989">
                <text:p>0.396989</text:p>
              </table:table-cell>
              <table:table-cell office:value-type="float" office:value="0.410506">
                <text:p>0.410506</text:p>
              </table:table-cell>
              <table:table-cell office:value-type="float" office:value="0.422964">
                <text:p>0.422964</text:p>
              </table:table-cell>
              <table:table-cell office:value-type="float" office:value="0.434842">
                <text:p>0.434842</text:p>
              </table:table-cell>
              <table:table-cell office:value-type="float" office:value="0.452286">
                <text:p>0.452286</text:p>
              </table:table-cell>
              <table:table-cell office:value-type="float" office:value="0.467392">
                <text:p>0.467392</text:p>
              </table:table-cell>
              <table:table-cell office:value-type="float" office:value="0.47832">
                <text:p>0.47832</text:p>
              </table:table-cell>
              <table:table-cell office:value-type="float" office:value="0.49132">
                <text:p>0.49132</text:p>
              </table:table-cell>
              <table:table-cell office:value-type="float" office:value="0.512118">
                <text:p>0.512118</text:p>
              </table:table-cell>
              <table:table-cell office:value-type="float" office:value="0.393652">
                <text:p>0.39365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134603">
                <text:p>0.134603</text:p>
              </table:table-cell>
              <table:table-cell office:value-type="float" office:value="0.319695">
                <text:p>0.319695</text:p>
              </table:table-cell>
              <table:table-cell office:value-type="float" office:value="0.403649">
                <text:p>0.403649</text:p>
              </table:table-cell>
              <table:table-cell office:value-type="float" office:value="0.412176">
                <text:p>0.412176</text:p>
              </table:table-cell>
              <table:table-cell office:value-type="float" office:value="0.424347">
                <text:p>0.424347</text:p>
              </table:table-cell>
              <table:table-cell office:value-type="float" office:value="0.439398">
                <text:p>0.439398</text:p>
              </table:table-cell>
              <table:table-cell office:value-type="float" office:value="0.455311">
                <text:p>0.455311</text:p>
              </table:table-cell>
              <table:table-cell office:value-type="float" office:value="0.469438">
                <text:p>0.469438</text:p>
              </table:table-cell>
              <table:table-cell office:value-type="float" office:value="0.479588">
                <text:p>0.479588</text:p>
              </table:table-cell>
              <table:table-cell office:value-type="float" office:value="0.495119">
                <text:p>0.495119</text:p>
              </table:table-cell>
              <table:table-cell office:value-type="float" office:value="0.512118">
                <text:p>0.512118</text:p>
              </table:table-cell>
              <table:table-cell office:value-type="float" office:value="0.403332">
                <text:p>0.40333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181725">
                <text:p>0.181725</text:p>
              </table:table-cell>
              <table:table-cell office:value-type="float" office:value="0.379156">
                <text:p>0.379156</text:p>
              </table:table-cell>
              <table:table-cell office:value-type="float" office:value="0.411155">
                <text:p>0.411155</text:p>
              </table:table-cell>
              <table:table-cell office:value-type="float" office:value="0.422411">
                <text:p>0.422411</text:p>
              </table:table-cell>
              <table:table-cell office:value-type="float" office:value="0.433395">
                <text:p>0.433395</text:p>
              </table:table-cell>
              <table:table-cell office:value-type="float" office:value="0.448261">
                <text:p>0.448261</text:p>
              </table:table-cell>
              <table:table-cell office:value-type="float" office:value="0.458945">
                <text:p>0.458945</text:p>
              </table:table-cell>
              <table:table-cell office:value-type="float" office:value="0.468544">
                <text:p>0.468544</text:p>
              </table:table-cell>
              <table:table-cell office:value-type="float" office:value="0.47916">
                <text:p>0.47916</text:p>
              </table:table-cell>
              <table:table-cell office:value-type="float" office:value="0.490305">
                <text:p>0.490305</text:p>
              </table:table-cell>
              <table:table-cell office:value-type="float" office:value="0.512118">
                <text:p>0.512118</text:p>
              </table:table-cell>
              <table:table-cell office:value-type="float" office:value="0.417306">
                <text:p>0.41730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172328">
                <text:p>0.172328</text:p>
              </table:table-cell>
              <table:table-cell office:value-type="float" office:value="0.313547">
                <text:p>0.313547</text:p>
              </table:table-cell>
              <table:table-cell office:value-type="float" office:value="0.407037">
                <text:p>0.407037</text:p>
              </table:table-cell>
              <table:table-cell office:value-type="float" office:value="0.420087">
                <text:p>0.420087</text:p>
              </table:table-cell>
              <table:table-cell office:value-type="float" office:value="0.427819">
                <text:p>0.427819</text:p>
              </table:table-cell>
              <table:table-cell office:value-type="float" office:value="0.442444">
                <text:p>0.442444</text:p>
              </table:table-cell>
              <table:table-cell office:value-type="float" office:value="0.457314">
                <text:p>0.457314</text:p>
              </table:table-cell>
              <table:table-cell office:value-type="float" office:value="0.467792">
                <text:p>0.467792</text:p>
              </table:table-cell>
              <table:table-cell office:value-type="float" office:value="0.479431">
                <text:p>0.479431</text:p>
              </table:table-cell>
              <table:table-cell office:value-type="float" office:value="0.490342">
                <text:p>0.490342</text:p>
              </table:table-cell>
              <table:table-cell office:value-type="float" office:value="0.512118">
                <text:p>0.512118</text:p>
              </table:table-cell>
              <table:table-cell office:value-type="float" office:value="0.407814">
                <text:p>0.40781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170737">
                <text:p>0.170737</text:p>
              </table:table-cell>
              <table:table-cell office:value-type="float" office:value="0.343263">
                <text:p>0.343263</text:p>
              </table:table-cell>
              <table:table-cell office:value-type="float" office:value="0.41149">
                <text:p>0.41149</text:p>
              </table:table-cell>
              <table:table-cell office:value-type="float" office:value="0.42369">
                <text:p>0.42369</text:p>
              </table:table-cell>
              <table:table-cell office:value-type="float" office:value="0.436284">
                <text:p>0.436284</text:p>
              </table:table-cell>
              <table:table-cell office:value-type="float" office:value="0.450236">
                <text:p>0.450236</text:p>
              </table:table-cell>
              <table:table-cell office:value-type="float" office:value="0.460332">
                <text:p>0.460332</text:p>
              </table:table-cell>
              <table:table-cell office:value-type="float" office:value="0.471613">
                <text:p>0.471613</text:p>
              </table:table-cell>
              <table:table-cell office:value-type="float" office:value="0.480118">
                <text:p>0.480118</text:p>
              </table:table-cell>
              <table:table-cell office:value-type="float" office:value="0.493656">
                <text:p>0.493656</text:p>
              </table:table-cell>
              <table:table-cell office:value-type="float" office:value="0.512118">
                <text:p>0.512118</text:p>
              </table:table-cell>
              <table:table-cell office:value-type="float" office:value="0.414142">
                <text:p>0.41414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197514">
                <text:p>0.197514</text:p>
              </table:table-cell>
              <table:table-cell office:value-type="float" office:value="0.387457">
                <text:p>0.387457</text:p>
              </table:table-cell>
              <table:table-cell office:value-type="float" office:value="0.417465">
                <text:p>0.417465</text:p>
              </table:table-cell>
              <table:table-cell office:value-type="float" office:value="0.429015">
                <text:p>0.429015</text:p>
              </table:table-cell>
              <table:table-cell office:value-type="float" office:value="0.441482">
                <text:p>0.441482</text:p>
              </table:table-cell>
              <table:table-cell office:value-type="float" office:value="0.45342">
                <text:p>0.45342</text:p>
              </table:table-cell>
              <table:table-cell office:value-type="float" office:value="0.460952">
                <text:p>0.460952</text:p>
              </table:table-cell>
              <table:table-cell office:value-type="float" office:value="0.469993">
                <text:p>0.469993</text:p>
              </table:table-cell>
              <table:table-cell office:value-type="float" office:value="0.47953">
                <text:p>0.47953</text:p>
              </table:table-cell>
              <table:table-cell office:value-type="float" office:value="0.490885">
                <text:p>0.490885</text:p>
              </table:table-cell>
              <table:table-cell office:value-type="float" office:value="0.512118">
                <text:p>0.512118</text:p>
              </table:table-cell>
              <table:table-cell office:value-type="float" office:value="0.422771">
                <text:p>0.42277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140756">
                <text:p>0.140756</text:p>
              </table:table-cell>
              <table:table-cell office:value-type="float" office:value="0.361485">
                <text:p>0.361485</text:p>
              </table:table-cell>
              <table:table-cell office:value-type="float" office:value="0.415826">
                <text:p>0.415826</text:p>
              </table:table-cell>
              <table:table-cell office:value-type="float" office:value="0.428506">
                <text:p>0.428506</text:p>
              </table:table-cell>
              <table:table-cell office:value-type="float" office:value="0.440497">
                <text:p>0.440497</text:p>
              </table:table-cell>
              <table:table-cell office:value-type="float" office:value="0.450802">
                <text:p>0.450802</text:p>
              </table:table-cell>
              <table:table-cell office:value-type="float" office:value="0.460414">
                <text:p>0.460414</text:p>
              </table:table-cell>
              <table:table-cell office:value-type="float" office:value="0.470296">
                <text:p>0.470296</text:p>
              </table:table-cell>
              <table:table-cell office:value-type="float" office:value="0.479512">
                <text:p>0.479512</text:p>
              </table:table-cell>
              <table:table-cell office:value-type="float" office:value="0.492615">
                <text:p>0.492615</text:p>
              </table:table-cell>
              <table:table-cell office:value-type="float" office:value="0.512118">
                <text:p>0.512118</text:p>
              </table:table-cell>
              <table:table-cell office:value-type="float" office:value="0.414071">
                <text:p>0.41407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206583">
                <text:p>0.206583</text:p>
              </table:table-cell>
              <table:table-cell office:value-type="float" office:value="0.399189">
                <text:p>0.399189</text:p>
              </table:table-cell>
              <table:table-cell office:value-type="float" office:value="0.415205">
                <text:p>0.415205</text:p>
              </table:table-cell>
              <table:table-cell office:value-type="float" office:value="0.425281">
                <text:p>0.425281</text:p>
              </table:table-cell>
              <table:table-cell office:value-type="float" office:value="0.439051">
                <text:p>0.439051</text:p>
              </table:table-cell>
              <table:table-cell office:value-type="float" office:value="0.453696">
                <text:p>0.453696</text:p>
              </table:table-cell>
              <table:table-cell office:value-type="float" office:value="0.463151">
                <text:p>0.463151</text:p>
              </table:table-cell>
              <table:table-cell office:value-type="float" office:value="0.47403">
                <text:p>0.47403</text:p>
              </table:table-cell>
              <table:table-cell office:value-type="float" office:value="0.480564">
                <text:p>0.480564</text:p>
              </table:table-cell>
              <table:table-cell office:value-type="float" office:value="0.499258">
                <text:p>0.499258</text:p>
              </table:table-cell>
              <table:table-cell office:value-type="float" office:value="0.512219">
                <text:p>0.512219</text:p>
              </table:table-cell>
              <table:table-cell office:value-type="float" office:value="0.425601">
                <text:p>0.42560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241612">
                <text:p>0.241612</text:p>
              </table:table-cell>
              <table:table-cell office:value-type="float" office:value="0.399099">
                <text:p>0.399099</text:p>
              </table:table-cell>
              <table:table-cell office:value-type="float" office:value="0.411942">
                <text:p>0.411942</text:p>
              </table:table-cell>
              <table:table-cell office:value-type="float" office:value="0.423898">
                <text:p>0.423898</text:p>
              </table:table-cell>
              <table:table-cell office:value-type="float" office:value="0.436323">
                <text:p>0.436323</text:p>
              </table:table-cell>
              <table:table-cell office:value-type="float" office:value="0.450408">
                <text:p>0.450408</text:p>
              </table:table-cell>
              <table:table-cell office:value-type="float" office:value="0.460833">
                <text:p>0.460833</text:p>
              </table:table-cell>
              <table:table-cell office:value-type="float" office:value="0.471978">
                <text:p>0.471978</text:p>
              </table:table-cell>
              <table:table-cell office:value-type="float" office:value="0.480024">
                <text:p>0.480024</text:p>
              </table:table-cell>
              <table:table-cell office:value-type="float" office:value="0.494172">
                <text:p>0.494172</text:p>
              </table:table-cell>
              <table:table-cell office:value-type="float" office:value="0.512219">
                <text:p>0.512219</text:p>
              </table:table-cell>
              <table:table-cell office:value-type="float" office:value="0.427029">
                <text:p>0.42702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33298">
                <text:p>0.233298</text:p>
              </table:table-cell>
              <table:table-cell office:value-type="float" office:value="0.396109">
                <text:p>0.396109</text:p>
              </table:table-cell>
              <table:table-cell office:value-type="float" office:value="0.407816">
                <text:p>0.407816</text:p>
              </table:table-cell>
              <table:table-cell office:value-type="float" office:value="0.420776">
                <text:p>0.420776</text:p>
              </table:table-cell>
              <table:table-cell office:value-type="float" office:value="0.430895">
                <text:p>0.430895</text:p>
              </table:table-cell>
              <table:table-cell office:value-type="float" office:value="0.446639">
                <text:p>0.446639</text:p>
              </table:table-cell>
              <table:table-cell office:value-type="float" office:value="0.458541">
                <text:p>0.458541</text:p>
              </table:table-cell>
              <table:table-cell office:value-type="float" office:value="0.469834">
                <text:p>0.469834</text:p>
              </table:table-cell>
              <table:table-cell office:value-type="float" office:value="0.479631">
                <text:p>0.479631</text:p>
              </table:table-cell>
              <table:table-cell office:value-type="float" office:value="0.490738">
                <text:p>0.490738</text:p>
              </table:table-cell>
              <table:table-cell office:value-type="float" office:value="0.512219">
                <text:p>0.512219</text:p>
              </table:table-cell>
              <table:table-cell office:value-type="float" office:value="0.423428">
                <text:p>0.42342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233678">
                <text:p>0.233678</text:p>
              </table:table-cell>
              <table:table-cell office:value-type="float" office:value="0.402577">
                <text:p>0.402577</text:p>
              </table:table-cell>
              <table:table-cell office:value-type="float" office:value="0.412145">
                <text:p>0.412145</text:p>
              </table:table-cell>
              <table:table-cell office:value-type="float" office:value="0.422919">
                <text:p>0.422919</text:p>
              </table:table-cell>
              <table:table-cell office:value-type="float" office:value="0.435513">
                <text:p>0.435513</text:p>
              </table:table-cell>
              <table:table-cell office:value-type="float" office:value="0.453953">
                <text:p>0.453953</text:p>
              </table:table-cell>
              <table:table-cell office:value-type="float" office:value="0.463985">
                <text:p>0.463985</text:p>
              </table:table-cell>
              <table:table-cell office:value-type="float" office:value="0.47408">
                <text:p>0.47408</text:p>
              </table:table-cell>
              <table:table-cell office:value-type="float" office:value="0.480118">
                <text:p>0.480118</text:p>
              </table:table-cell>
              <table:table-cell office:value-type="float" office:value="0.491561">
                <text:p>0.491561</text:p>
              </table:table-cell>
              <table:table-cell office:value-type="float" office:value="0.512219">
                <text:p>0.512219</text:p>
              </table:table-cell>
              <table:table-cell office:value-type="float" office:value="0.427053">
                <text:p>0.42705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247526">
                <text:p>0.247526</text:p>
              </table:table-cell>
              <table:table-cell office:value-type="float" office:value="0.402766">
                <text:p>0.402766</text:p>
              </table:table-cell>
              <table:table-cell office:value-type="float" office:value="0.412834">
                <text:p>0.412834</text:p>
              </table:table-cell>
              <table:table-cell office:value-type="float" office:value="0.423507">
                <text:p>0.423507</text:p>
              </table:table-cell>
              <table:table-cell office:value-type="float" office:value="0.435396">
                <text:p>0.435396</text:p>
              </table:table-cell>
              <table:table-cell office:value-type="float" office:value="0.451249">
                <text:p>0.451249</text:p>
              </table:table-cell>
              <table:table-cell office:value-type="float" office:value="0.460826">
                <text:p>0.460826</text:p>
              </table:table-cell>
              <table:table-cell office:value-type="float" office:value="0.47066">
                <text:p>0.47066</text:p>
              </table:table-cell>
              <table:table-cell office:value-type="float" office:value="0.479559">
                <text:p>0.479559</text:p>
              </table:table-cell>
              <table:table-cell office:value-type="float" office:value="0.491565">
                <text:p>0.491565</text:p>
              </table:table-cell>
              <table:table-cell office:value-type="float" office:value="0.512219">
                <text:p>0.512219</text:p>
              </table:table-cell>
              <table:table-cell office:value-type="float" office:value="0.427589">
                <text:p>0.42758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274712">
                <text:p>0.274712</text:p>
              </table:table-cell>
              <table:table-cell office:value-type="float" office:value="0.403071">
                <text:p>0.403071</text:p>
              </table:table-cell>
              <table:table-cell office:value-type="float" office:value="0.410419">
                <text:p>0.410419</text:p>
              </table:table-cell>
              <table:table-cell office:value-type="float" office:value="0.420505">
                <text:p>0.420505</text:p>
              </table:table-cell>
              <table:table-cell office:value-type="float" office:value="0.430191">
                <text:p>0.430191</text:p>
              </table:table-cell>
              <table:table-cell office:value-type="float" office:value="0.448904">
                <text:p>0.448904</text:p>
              </table:table-cell>
              <table:table-cell office:value-type="float" office:value="0.459874">
                <text:p>0.459874</text:p>
              </table:table-cell>
              <table:table-cell office:value-type="float" office:value="0.472116">
                <text:p>0.472116</text:p>
              </table:table-cell>
              <table:table-cell office:value-type="float" office:value="0.480119">
                <text:p>0.480119</text:p>
              </table:table-cell>
              <table:table-cell office:value-type="float" office:value="0.493935">
                <text:p>0.493935</text:p>
              </table:table-cell>
              <table:table-cell office:value-type="float" office:value="0.512219">
                <text:p>0.512219</text:p>
              </table:table-cell>
              <table:table-cell office:value-type="float" office:value="0.429385">
                <text:p>0.42938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288684">
                <text:p>0.288684</text:p>
              </table:table-cell>
              <table:table-cell office:value-type="float" office:value="0.40352">
                <text:p>0.40352</text:p>
              </table:table-cell>
              <table:table-cell office:value-type="float" office:value="0.412768">
                <text:p>0.412768</text:p>
              </table:table-cell>
              <table:table-cell office:value-type="float" office:value="0.423231">
                <text:p>0.423231</text:p>
              </table:table-cell>
              <table:table-cell office:value-type="float" office:value="0.434745">
                <text:p>0.434745</text:p>
              </table:table-cell>
              <table:table-cell office:value-type="float" office:value="0.450201">
                <text:p>0.450201</text:p>
              </table:table-cell>
              <table:table-cell office:value-type="float" office:value="0.459463">
                <text:p>0.459463</text:p>
              </table:table-cell>
              <table:table-cell office:value-type="float" office:value="0.469494">
                <text:p>0.469494</text:p>
              </table:table-cell>
              <table:table-cell office:value-type="float" office:value="0.479313">
                <text:p>0.479313</text:p>
              </table:table-cell>
              <table:table-cell office:value-type="float" office:value="0.491926">
                <text:p>0.491926</text:p>
              </table:table-cell>
              <table:table-cell office:value-type="float" office:value="0.512219">
                <text:p>0.512219</text:p>
              </table:table-cell>
              <table:table-cell office:value-type="float" office:value="0.431334">
                <text:p>0.43133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266194">
                <text:p>0.266194</text:p>
              </table:table-cell>
              <table:table-cell office:value-type="float" office:value="0.399117">
                <text:p>0.399117</text:p>
              </table:table-cell>
              <table:table-cell office:value-type="float" office:value="0.409963">
                <text:p>0.409963</text:p>
              </table:table-cell>
              <table:table-cell office:value-type="float" office:value="0.420534">
                <text:p>0.420534</text:p>
              </table:table-cell>
              <table:table-cell office:value-type="float" office:value="0.43294">
                <text:p>0.43294</text:p>
              </table:table-cell>
              <table:table-cell office:value-type="float" office:value="0.449992">
                <text:p>0.449992</text:p>
              </table:table-cell>
              <table:table-cell office:value-type="float" office:value="0.4583">
                <text:p>0.4583</text:p>
              </table:table-cell>
              <table:table-cell office:value-type="float" office:value="0.465802">
                <text:p>0.465802</text:p>
              </table:table-cell>
              <table:table-cell office:value-type="float" office:value="0.477076">
                <text:p>0.477076</text:p>
              </table:table-cell>
              <table:table-cell office:value-type="float" office:value="0.490363">
                <text:p>0.490363</text:p>
              </table:table-cell>
              <table:table-cell office:value-type="float" office:value="0.512219">
                <text:p>0.512219</text:p>
              </table:table-cell>
              <table:table-cell office:value-type="float" office:value="0.427028">
                <text:p>0.42702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293678">
                <text:p>0.293678</text:p>
              </table:table-cell>
              <table:table-cell office:value-type="float" office:value="0.403444">
                <text:p>0.403444</text:p>
              </table:table-cell>
              <table:table-cell office:value-type="float" office:value="0.415678">
                <text:p>0.415678</text:p>
              </table:table-cell>
              <table:table-cell office:value-type="float" office:value="0.426219">
                <text:p>0.426219</text:p>
              </table:table-cell>
              <table:table-cell office:value-type="float" office:value="0.444668">
                <text:p>0.444668</text:p>
              </table:table-cell>
              <table:table-cell office:value-type="float" office:value="0.455686">
                <text:p>0.455686</text:p>
              </table:table-cell>
              <table:table-cell office:value-type="float" office:value="0.462092">
                <text:p>0.462092</text:p>
              </table:table-cell>
              <table:table-cell office:value-type="float" office:value="0.470334">
                <text:p>0.470334</text:p>
              </table:table-cell>
              <table:table-cell office:value-type="float" office:value="0.479579">
                <text:p>0.479579</text:p>
              </table:table-cell>
              <table:table-cell office:value-type="float" office:value="0.494802">
                <text:p>0.494802</text:p>
              </table:table-cell>
              <table:table-cell office:value-type="float" office:value="0.512219">
                <text:p>0.512219</text:p>
              </table:table-cell>
              <table:table-cell office:value-type="float" office:value="0.434618">
                <text:p>0.43461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279995">
                <text:p>0.279995</text:p>
              </table:table-cell>
              <table:table-cell office:value-type="float" office:value="0.406259">
                <text:p>0.406259</text:p>
              </table:table-cell>
              <table:table-cell office:value-type="float" office:value="0.418931">
                <text:p>0.418931</text:p>
              </table:table-cell>
              <table:table-cell office:value-type="float" office:value="0.427007">
                <text:p>0.427007</text:p>
              </table:table-cell>
              <table:table-cell office:value-type="float" office:value="0.442103">
                <text:p>0.442103</text:p>
              </table:table-cell>
              <table:table-cell office:value-type="float" office:value="0.456199">
                <text:p>0.456199</text:p>
              </table:table-cell>
              <table:table-cell office:value-type="float" office:value="0.46377">
                <text:p>0.46377</text:p>
              </table:table-cell>
              <table:table-cell office:value-type="float" office:value="0.471692">
                <text:p>0.471692</text:p>
              </table:table-cell>
              <table:table-cell office:value-type="float" office:value="0.480077">
                <text:p>0.480077</text:p>
              </table:table-cell>
              <table:table-cell office:value-type="float" office:value="0.490572">
                <text:p>0.490572</text:p>
              </table:table-cell>
              <table:table-cell office:value-type="float" office:value="0.512219">
                <text:p>0.512219</text:p>
              </table:table-cell>
              <table:table-cell office:value-type="float" office:value="0.43366">
                <text:p>0.4336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326783">
                <text:p>0.326783</text:p>
              </table:table-cell>
              <table:table-cell office:value-type="float" office:value="0.408559">
                <text:p>0.408559</text:p>
              </table:table-cell>
              <table:table-cell office:value-type="float" office:value="0.421356">
                <text:p>0.421356</text:p>
              </table:table-cell>
              <table:table-cell office:value-type="float" office:value="0.43006">
                <text:p>0.43006</text:p>
              </table:table-cell>
              <table:table-cell office:value-type="float" office:value="0.444448">
                <text:p>0.444448</text:p>
              </table:table-cell>
              <table:table-cell office:value-type="float" office:value="0.454148">
                <text:p>0.454148</text:p>
              </table:table-cell>
              <table:table-cell office:value-type="float" office:value="0.461197">
                <text:p>0.461197</text:p>
              </table:table-cell>
              <table:table-cell office:value-type="float" office:value="0.468897">
                <text:p>0.468897</text:p>
              </table:table-cell>
              <table:table-cell office:value-type="float" office:value="0.478399">
                <text:p>0.478399</text:p>
              </table:table-cell>
              <table:table-cell office:value-type="float" office:value="0.488639">
                <text:p>0.488639</text:p>
              </table:table-cell>
              <table:table-cell office:value-type="float" office:value="0.512219">
                <text:p>0.512219</text:p>
              </table:table-cell>
              <table:table-cell office:value-type="float" office:value="0.438249">
                <text:p>0.43824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342594">
                <text:p>0.342594</text:p>
              </table:table-cell>
              <table:table-cell office:value-type="float" office:value="0.409157">
                <text:p>0.409157</text:p>
              </table:table-cell>
              <table:table-cell office:value-type="float" office:value="0.42223">
                <text:p>0.42223</text:p>
              </table:table-cell>
              <table:table-cell office:value-type="float" office:value="0.43375">
                <text:p>0.43375</text:p>
              </table:table-cell>
              <table:table-cell office:value-type="float" office:value="0.447726">
                <text:p>0.447726</text:p>
              </table:table-cell>
              <table:table-cell office:value-type="float" office:value="0.45613">
                <text:p>0.45613</text:p>
              </table:table-cell>
              <table:table-cell office:value-type="float" office:value="0.461944">
                <text:p>0.461944</text:p>
              </table:table-cell>
              <table:table-cell office:value-type="float" office:value="0.468896">
                <text:p>0.468896</text:p>
              </table:table-cell>
              <table:table-cell office:value-type="float" office:value="0.476837">
                <text:p>0.476837</text:p>
              </table:table-cell>
              <table:table-cell office:value-type="float" office:value="0.487729">
                <text:p>0.487729</text:p>
              </table:table-cell>
              <table:table-cell office:value-type="float" office:value="0.512219">
                <text:p>0.512219</text:p>
              </table:table-cell>
              <table:table-cell office:value-type="float" office:value="0.440699">
                <text:p>0.4406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54597">
                <text:p>0.354597</text:p>
              </table:table-cell>
              <table:table-cell office:value-type="float" office:value="0.4075">
                <text:p>0.4075</text:p>
              </table:table-cell>
              <table:table-cell office:value-type="float" office:value="0.420781">
                <text:p>0.420781</text:p>
              </table:table-cell>
              <table:table-cell office:value-type="float" office:value="0.432764">
                <text:p>0.432764</text:p>
              </table:table-cell>
              <table:table-cell office:value-type="float" office:value="0.446953">
                <text:p>0.446953</text:p>
              </table:table-cell>
              <table:table-cell office:value-type="float" office:value="0.454164">
                <text:p>0.454164</text:p>
              </table:table-cell>
              <table:table-cell office:value-type="float" office:value="0.461636">
                <text:p>0.461636</text:p>
              </table:table-cell>
              <table:table-cell office:value-type="float" office:value="0.469921">
                <text:p>0.469921</text:p>
              </table:table-cell>
              <table:table-cell office:value-type="float" office:value="0.478386">
                <text:p>0.478386</text:p>
              </table:table-cell>
              <table:table-cell office:value-type="float" office:value="0.487453">
                <text:p>0.487453</text:p>
              </table:table-cell>
              <table:table-cell office:value-type="float" office:value="0.512219">
                <text:p>0.512219</text:p>
              </table:table-cell>
              <table:table-cell office:value-type="float" office:value="0.441415">
                <text:p>0.44141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355946">
                <text:p>0.355946</text:p>
              </table:table-cell>
              <table:table-cell office:value-type="float" office:value="0.411743">
                <text:p>0.411743</text:p>
              </table:table-cell>
              <table:table-cell office:value-type="float" office:value="0.42443">
                <text:p>0.42443</text:p>
              </table:table-cell>
              <table:table-cell office:value-type="float" office:value="0.43636">
                <text:p>0.43636</text:p>
              </table:table-cell>
              <table:table-cell office:value-type="float" office:value="0.447558">
                <text:p>0.447558</text:p>
              </table:table-cell>
              <table:table-cell office:value-type="float" office:value="0.455138">
                <text:p>0.455138</text:p>
              </table:table-cell>
              <table:table-cell office:value-type="float" office:value="0.461496">
                <text:p>0.461496</text:p>
              </table:table-cell>
              <table:table-cell office:value-type="float" office:value="0.469318">
                <text:p>0.469318</text:p>
              </table:table-cell>
              <table:table-cell office:value-type="float" office:value="0.47779">
                <text:p>0.47779</text:p>
              </table:table-cell>
              <table:table-cell office:value-type="float" office:value="0.486346">
                <text:p>0.486346</text:p>
              </table:table-cell>
              <table:table-cell office:value-type="float" office:value="0.512219">
                <text:p>0.512219</text:p>
              </table:table-cell>
              <table:table-cell office:value-type="float" office:value="0.442612">
                <text:p>0.44261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3273">
                <text:p>0.33273</text:p>
              </table:table-cell>
              <table:table-cell office:value-type="float" office:value="0.413545">
                <text:p>0.413545</text:p>
              </table:table-cell>
              <table:table-cell office:value-type="float" office:value="0.425749">
                <text:p>0.425749</text:p>
              </table:table-cell>
              <table:table-cell office:value-type="float" office:value="0.441847">
                <text:p>0.441847</text:p>
              </table:table-cell>
              <table:table-cell office:value-type="float" office:value="0.45022">
                <text:p>0.45022</text:p>
              </table:table-cell>
              <table:table-cell office:value-type="float" office:value="0.454971">
                <text:p>0.454971</text:p>
              </table:table-cell>
              <table:table-cell office:value-type="float" office:value="0.461534">
                <text:p>0.461534</text:p>
              </table:table-cell>
              <table:table-cell office:value-type="float" office:value="0.468865">
                <text:p>0.468865</text:p>
              </table:table-cell>
              <table:table-cell office:value-type="float" office:value="0.478137">
                <text:p>0.478137</text:p>
              </table:table-cell>
              <table:table-cell office:value-type="float" office:value="0.486962">
                <text:p>0.486962</text:p>
              </table:table-cell>
              <table:table-cell office:value-type="float" office:value="0.513496">
                <text:p>0.513496</text:p>
              </table:table-cell>
              <table:table-cell office:value-type="float" office:value="0.441456">
                <text:p>0.4414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285004">
                <text:p>0.285004</text:p>
              </table:table-cell>
              <table:table-cell office:value-type="float" office:value="0.410194">
                <text:p>0.410194</text:p>
              </table:table-cell>
              <table:table-cell office:value-type="float" office:value="0.421257">
                <text:p>0.421257</text:p>
              </table:table-cell>
              <table:table-cell office:value-type="float" office:value="0.429688">
                <text:p>0.429688</text:p>
              </table:table-cell>
              <table:table-cell office:value-type="float" office:value="0.446298">
                <text:p>0.446298</text:p>
              </table:table-cell>
              <table:table-cell office:value-type="float" office:value="0.453551">
                <text:p>0.453551</text:p>
              </table:table-cell>
              <table:table-cell office:value-type="float" office:value="0.460269">
                <text:p>0.460269</text:p>
              </table:table-cell>
              <table:table-cell office:value-type="float" office:value="0.467478">
                <text:p>0.467478</text:p>
              </table:table-cell>
              <table:table-cell office:value-type="float" office:value="0.477027">
                <text:p>0.477027</text:p>
              </table:table-cell>
              <table:table-cell office:value-type="float" office:value="0.484984">
                <text:p>0.484984</text:p>
              </table:table-cell>
              <table:table-cell office:value-type="float" office:value="0.513496">
                <text:p>0.513496</text:p>
              </table:table-cell>
              <table:table-cell office:value-type="float" office:value="0.433575">
                <text:p>0.43357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278224">
                <text:p>0.278224</text:p>
              </table:table-cell>
              <table:table-cell office:value-type="float" office:value="0.409015">
                <text:p>0.409015</text:p>
              </table:table-cell>
              <table:table-cell office:value-type="float" office:value="0.421632">
                <text:p>0.421632</text:p>
              </table:table-cell>
              <table:table-cell office:value-type="float" office:value="0.430236">
                <text:p>0.430236</text:p>
              </table:table-cell>
              <table:table-cell office:value-type="float" office:value="0.44481">
                <text:p>0.44481</text:p>
              </table:table-cell>
              <table:table-cell office:value-type="float" office:value="0.453111">
                <text:p>0.453111</text:p>
              </table:table-cell>
              <table:table-cell office:value-type="float" office:value="0.460572">
                <text:p>0.460572</text:p>
              </table:table-cell>
              <table:table-cell office:value-type="float" office:value="0.469229">
                <text:p>0.469229</text:p>
              </table:table-cell>
              <table:table-cell office:value-type="float" office:value="0.477987">
                <text:p>0.477987</text:p>
              </table:table-cell>
              <table:table-cell office:value-type="float" office:value="0.483825">
                <text:p>0.483825</text:p>
              </table:table-cell>
              <table:table-cell office:value-type="float" office:value="0.513496">
                <text:p>0.513496</text:p>
              </table:table-cell>
              <table:table-cell office:value-type="float" office:value="0.432864">
                <text:p>0.43286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22072">
                <text:p>0.322072</text:p>
              </table:table-cell>
              <table:table-cell office:value-type="float" office:value="0.410867">
                <text:p>0.410867</text:p>
              </table:table-cell>
              <table:table-cell office:value-type="float" office:value="0.422952">
                <text:p>0.422952</text:p>
              </table:table-cell>
              <table:table-cell office:value-type="float" office:value="0.432722">
                <text:p>0.432722</text:p>
              </table:table-cell>
              <table:table-cell office:value-type="float" office:value="0.447438">
                <text:p>0.447438</text:p>
              </table:table-cell>
              <table:table-cell office:value-type="float" office:value="0.45353">
                <text:p>0.45353</text:p>
              </table:table-cell>
              <table:table-cell office:value-type="float" office:value="0.460401">
                <text:p>0.460401</text:p>
              </table:table-cell>
              <table:table-cell office:value-type="float" office:value="0.468009">
                <text:p>0.468009</text:p>
              </table:table-cell>
              <table:table-cell office:value-type="float" office:value="0.478348">
                <text:p>0.478348</text:p>
              </table:table-cell>
              <table:table-cell office:value-type="float" office:value="0.487906">
                <text:p>0.487906</text:p>
              </table:table-cell>
              <table:table-cell office:value-type="float" office:value="0.513496">
                <text:p>0.513496</text:p>
              </table:table-cell>
              <table:table-cell office:value-type="float" office:value="0.438425">
                <text:p>0.4384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22523">
                <text:p>0.322523</text:p>
              </table:table-cell>
              <table:table-cell office:value-type="float" office:value="0.41445">
                <text:p>0.41445</text:p>
              </table:table-cell>
              <table:table-cell office:value-type="float" office:value="0.425018">
                <text:p>0.425018</text:p>
              </table:table-cell>
              <table:table-cell office:value-type="float" office:value="0.438844">
                <text:p>0.438844</text:p>
              </table:table-cell>
              <table:table-cell office:value-type="float" office:value="0.449651">
                <text:p>0.449651</text:p>
              </table:table-cell>
              <table:table-cell office:value-type="float" office:value="0.45467">
                <text:p>0.45467</text:p>
              </table:table-cell>
              <table:table-cell office:value-type="float" office:value="0.463008">
                <text:p>0.463008</text:p>
              </table:table-cell>
              <table:table-cell office:value-type="float" office:value="0.470161">
                <text:p>0.470161</text:p>
              </table:table-cell>
              <table:table-cell office:value-type="float" office:value="0.479441">
                <text:p>0.479441</text:p>
              </table:table-cell>
              <table:table-cell office:value-type="float" office:value="0.489491">
                <text:p>0.489491</text:p>
              </table:table-cell>
              <table:table-cell office:value-type="float" office:value="0.513496">
                <text:p>0.513496</text:p>
              </table:table-cell>
              <table:table-cell office:value-type="float" office:value="0.440726">
                <text:p>0.44072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346791">
                <text:p>0.346791</text:p>
              </table:table-cell>
              <table:table-cell office:value-type="float" office:value="0.40836">
                <text:p>0.40836</text:p>
              </table:table-cell>
              <table:table-cell office:value-type="float" office:value="0.421959">
                <text:p>0.421959</text:p>
              </table:table-cell>
              <table:table-cell office:value-type="float" office:value="0.437558">
                <text:p>0.437558</text:p>
              </table:table-cell>
              <table:table-cell office:value-type="float" office:value="0.449512">
                <text:p>0.449512</text:p>
              </table:table-cell>
              <table:table-cell office:value-type="float" office:value="0.45489">
                <text:p>0.45489</text:p>
              </table:table-cell>
              <table:table-cell office:value-type="float" office:value="0.463708">
                <text:p>0.463708</text:p>
              </table:table-cell>
              <table:table-cell office:value-type="float" office:value="0.469875">
                <text:p>0.469875</text:p>
              </table:table-cell>
              <table:table-cell office:value-type="float" office:value="0.478826">
                <text:p>0.478826</text:p>
              </table:table-cell>
              <table:table-cell office:value-type="float" office:value="0.486078">
                <text:p>0.486078</text:p>
              </table:table-cell>
              <table:table-cell office:value-type="float" office:value="0.513496">
                <text:p>0.513496</text:p>
              </table:table-cell>
              <table:table-cell office:value-type="float" office:value="0.441756">
                <text:p>0.44175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79837">
                <text:p>0.379837</text:p>
              </table:table-cell>
              <table:table-cell office:value-type="float" office:value="0.414668">
                <text:p>0.414668</text:p>
              </table:table-cell>
              <table:table-cell office:value-type="float" office:value="0.423944">
                <text:p>0.423944</text:p>
              </table:table-cell>
              <table:table-cell office:value-type="float" office:value="0.439149">
                <text:p>0.439149</text:p>
              </table:table-cell>
              <table:table-cell office:value-type="float" office:value="0.45086">
                <text:p>0.45086</text:p>
              </table:table-cell>
              <table:table-cell office:value-type="float" office:value="0.455824">
                <text:p>0.455824</text:p>
              </table:table-cell>
              <table:table-cell office:value-type="float" office:value="0.464428">
                <text:p>0.464428</text:p>
              </table:table-cell>
              <table:table-cell office:value-type="float" office:value="0.473161">
                <text:p>0.473161</text:p>
              </table:table-cell>
              <table:table-cell office:value-type="float" office:value="0.480201">
                <text:p>0.480201</text:p>
              </table:table-cell>
              <table:table-cell office:value-type="float" office:value="0.487861">
                <text:p>0.487861</text:p>
              </table:table-cell>
              <table:table-cell office:value-type="float" office:value="0.513496">
                <text:p>0.513496</text:p>
              </table:table-cell>
              <table:table-cell office:value-type="float" office:value="0.446993">
                <text:p>0.446993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73944">
                <text:p>0.373944</text:p>
              </table:table-cell>
              <table:table-cell office:value-type="float" office:value="0.412757">
                <text:p>0.412757</text:p>
              </table:table-cell>
              <table:table-cell office:value-type="float" office:value="0.423406">
                <text:p>0.423406</text:p>
              </table:table-cell>
              <table:table-cell office:value-type="float" office:value="0.43465">
                <text:p>0.43465</text:p>
              </table:table-cell>
              <table:table-cell office:value-type="float" office:value="0.447982">
                <text:p>0.447982</text:p>
              </table:table-cell>
              <table:table-cell office:value-type="float" office:value="0.454352">
                <text:p>0.454352</text:p>
              </table:table-cell>
              <table:table-cell office:value-type="float" office:value="0.462609">
                <text:p>0.462609</text:p>
              </table:table-cell>
              <table:table-cell office:value-type="float" office:value="0.470482">
                <text:p>0.470482</text:p>
              </table:table-cell>
              <table:table-cell office:value-type="float" office:value="0.479738">
                <text:p>0.479738</text:p>
              </table:table-cell>
              <table:table-cell office:value-type="float" office:value="0.490348">
                <text:p>0.490348</text:p>
              </table:table-cell>
              <table:table-cell office:value-type="float" office:value="0.513496">
                <text:p>0.513496</text:p>
              </table:table-cell>
              <table:table-cell office:value-type="float" office:value="0.445027">
                <text:p>0.44502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74476">
                <text:p>0.374476</text:p>
              </table:table-cell>
              <table:table-cell office:value-type="float" office:value="0.410576">
                <text:p>0.410576</text:p>
              </table:table-cell>
              <table:table-cell office:value-type="float" office:value="0.425028">
                <text:p>0.425028</text:p>
              </table:table-cell>
              <table:table-cell office:value-type="float" office:value="0.440998">
                <text:p>0.440998</text:p>
              </table:table-cell>
              <table:table-cell office:value-type="float" office:value="0.449724">
                <text:p>0.449724</text:p>
              </table:table-cell>
              <table:table-cell office:value-type="float" office:value="0.454745">
                <text:p>0.454745</text:p>
              </table:table-cell>
              <table:table-cell office:value-type="float" office:value="0.462507">
                <text:p>0.462507</text:p>
              </table:table-cell>
              <table:table-cell office:value-type="float" office:value="0.471772">
                <text:p>0.471772</text:p>
              </table:table-cell>
              <table:table-cell office:value-type="float" office:value="0.48018">
                <text:p>0.48018</text:p>
              </table:table-cell>
              <table:table-cell office:value-type="float" office:value="0.492321">
                <text:p>0.492321</text:p>
              </table:table-cell>
              <table:table-cell office:value-type="float" office:value="0.513496">
                <text:p>0.513496</text:p>
              </table:table-cell>
              <table:table-cell office:value-type="float" office:value="0.446233">
                <text:p>0.44623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67003">
                <text:p>0.367003</text:p>
              </table:table-cell>
              <table:table-cell office:value-type="float" office:value="0.40748">
                <text:p>0.40748</text:p>
              </table:table-cell>
              <table:table-cell office:value-type="float" office:value="0.423735">
                <text:p>0.423735</text:p>
              </table:table-cell>
              <table:table-cell office:value-type="float" office:value="0.437598">
                <text:p>0.437598</text:p>
              </table:table-cell>
              <table:table-cell office:value-type="float" office:value="0.448086">
                <text:p>0.448086</text:p>
              </table:table-cell>
              <table:table-cell office:value-type="float" office:value="0.453892">
                <text:p>0.453892</text:p>
              </table:table-cell>
              <table:table-cell office:value-type="float" office:value="0.461638">
                <text:p>0.461638</text:p>
              </table:table-cell>
              <table:table-cell office:value-type="float" office:value="0.470117">
                <text:p>0.470117</text:p>
              </table:table-cell>
              <table:table-cell office:value-type="float" office:value="0.479966">
                <text:p>0.479966</text:p>
              </table:table-cell>
              <table:table-cell office:value-type="float" office:value="0.494338">
                <text:p>0.494338</text:p>
              </table:table-cell>
              <table:table-cell office:value-type="float" office:value="0.513496">
                <text:p>0.513496</text:p>
              </table:table-cell>
              <table:table-cell office:value-type="float" office:value="0.444385">
                <text:p>0.44438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47381">
                <text:p>0.347381</text:p>
              </table:table-cell>
              <table:table-cell office:value-type="float" office:value="0.407563">
                <text:p>0.407563</text:p>
              </table:table-cell>
              <table:table-cell office:value-type="float" office:value="0.42342">
                <text:p>0.42342</text:p>
              </table:table-cell>
              <table:table-cell office:value-type="float" office:value="0.438069">
                <text:p>0.438069</text:p>
              </table:table-cell>
              <table:table-cell office:value-type="float" office:value="0.447603">
                <text:p>0.447603</text:p>
              </table:table-cell>
              <table:table-cell office:value-type="float" office:value="0.453606">
                <text:p>0.453606</text:p>
              </table:table-cell>
              <table:table-cell office:value-type="float" office:value="0.461265">
                <text:p>0.461265</text:p>
              </table:table-cell>
              <table:table-cell office:value-type="float" office:value="0.46888">
                <text:p>0.46888</text:p>
              </table:table-cell>
              <table:table-cell office:value-type="float" office:value="0.479488">
                <text:p>0.479488</text:p>
              </table:table-cell>
              <table:table-cell office:value-type="float" office:value="0.494358">
                <text:p>0.494358</text:p>
              </table:table-cell>
              <table:table-cell office:value-type="float" office:value="0.513496">
                <text:p>0.513496</text:p>
              </table:table-cell>
              <table:table-cell office:value-type="float" office:value="0.442163">
                <text:p>0.44216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37635">
                <text:p>0.337635</text:p>
              </table:table-cell>
              <table:table-cell office:value-type="float" office:value="0.405574">
                <text:p>0.405574</text:p>
              </table:table-cell>
              <table:table-cell office:value-type="float" office:value="0.419671">
                <text:p>0.419671</text:p>
              </table:table-cell>
              <table:table-cell office:value-type="float" office:value="0.429079">
                <text:p>0.429079</text:p>
              </table:table-cell>
              <table:table-cell office:value-type="float" office:value="0.444899">
                <text:p>0.444899</text:p>
              </table:table-cell>
              <table:table-cell office:value-type="float" office:value="0.452709">
                <text:p>0.452709</text:p>
              </table:table-cell>
              <table:table-cell office:value-type="float" office:value="0.459626">
                <text:p>0.459626</text:p>
              </table:table-cell>
              <table:table-cell office:value-type="float" office:value="0.467883">
                <text:p>0.467883</text:p>
              </table:table-cell>
              <table:table-cell office:value-type="float" office:value="0.477354">
                <text:p>0.477354</text:p>
              </table:table-cell>
              <table:table-cell office:value-type="float" office:value="0.490573">
                <text:p>0.490573</text:p>
              </table:table-cell>
              <table:table-cell office:value-type="float" office:value="0.513496">
                <text:p>0.513496</text:p>
              </table:table-cell>
              <table:table-cell office:value-type="float" office:value="0.4385">
                <text:p>0.438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16213">
                <text:p>0.316213</text:p>
              </table:table-cell>
              <table:table-cell office:value-type="float" office:value="0.405483">
                <text:p>0.405483</text:p>
              </table:table-cell>
              <table:table-cell office:value-type="float" office:value="0.419018">
                <text:p>0.419018</text:p>
              </table:table-cell>
              <table:table-cell office:value-type="float" office:value="0.427473">
                <text:p>0.427473</text:p>
              </table:table-cell>
              <table:table-cell office:value-type="float" office:value="0.443866">
                <text:p>0.443866</text:p>
              </table:table-cell>
              <table:table-cell office:value-type="float" office:value="0.452732">
                <text:p>0.452732</text:p>
              </table:table-cell>
              <table:table-cell office:value-type="float" office:value="0.461395">
                <text:p>0.461395</text:p>
              </table:table-cell>
              <table:table-cell office:value-type="float" office:value="0.469775">
                <text:p>0.469775</text:p>
              </table:table-cell>
              <table:table-cell office:value-type="float" office:value="0.479849">
                <text:p>0.479849</text:p>
              </table:table-cell>
              <table:table-cell office:value-type="float" office:value="0.492177">
                <text:p>0.492177</text:p>
              </table:table-cell>
              <table:table-cell office:value-type="float" office:value="0.513496">
                <text:p>0.513496</text:p>
              </table:table-cell>
              <table:table-cell office:value-type="float" office:value="0.436798">
                <text:p>0.43679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288944">
                <text:p>0.288944</text:p>
              </table:table-cell>
              <table:table-cell office:value-type="float" office:value="0.406524">
                <text:p>0.406524</text:p>
              </table:table-cell>
              <table:table-cell office:value-type="float" office:value="0.420463">
                <text:p>0.420463</text:p>
              </table:table-cell>
              <table:table-cell office:value-type="float" office:value="0.429819">
                <text:p>0.429819</text:p>
              </table:table-cell>
              <table:table-cell office:value-type="float" office:value="0.446224">
                <text:p>0.446224</text:p>
              </table:table-cell>
              <table:table-cell office:value-type="float" office:value="0.455275">
                <text:p>0.455275</text:p>
              </table:table-cell>
              <table:table-cell office:value-type="float" office:value="0.463459">
                <text:p>0.463459</text:p>
              </table:table-cell>
              <table:table-cell office:value-type="float" office:value="0.474241">
                <text:p>0.474241</text:p>
              </table:table-cell>
              <table:table-cell office:value-type="float" office:value="0.480226">
                <text:p>0.480226</text:p>
              </table:table-cell>
              <table:table-cell office:value-type="float" office:value="0.497419">
                <text:p>0.497419</text:p>
              </table:table-cell>
              <table:table-cell office:value-type="float" office:value="0.513496">
                <text:p>0.513496</text:p>
              </table:table-cell>
              <table:table-cell office:value-type="float" office:value="0.436259">
                <text:p>0.43625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292088">
                <text:p>0.292088</text:p>
              </table:table-cell>
              <table:table-cell office:value-type="float" office:value="0.407767">
                <text:p>0.407767</text:p>
              </table:table-cell>
              <table:table-cell office:value-type="float" office:value="0.422048">
                <text:p>0.422048</text:p>
              </table:table-cell>
              <table:table-cell office:value-type="float" office:value="0.431236">
                <text:p>0.431236</text:p>
              </table:table-cell>
              <table:table-cell office:value-type="float" office:value="0.444614">
                <text:p>0.444614</text:p>
              </table:table-cell>
              <table:table-cell office:value-type="float" office:value="0.45138">
                <text:p>0.45138</text:p>
              </table:table-cell>
              <table:table-cell office:value-type="float" office:value="0.460156">
                <text:p>0.460156</text:p>
              </table:table-cell>
              <table:table-cell office:value-type="float" office:value="0.470314">
                <text:p>0.470314</text:p>
              </table:table-cell>
              <table:table-cell office:value-type="float" office:value="0.479756">
                <text:p>0.479756</text:p>
              </table:table-cell>
              <table:table-cell office:value-type="float" office:value="0.492673">
                <text:p>0.492673</text:p>
              </table:table-cell>
              <table:table-cell office:value-type="float" office:value="0.513496">
                <text:p>0.513496</text:p>
              </table:table-cell>
              <table:table-cell office:value-type="float" office:value="0.435203">
                <text:p>0.43520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11683">
                <text:p>0.311683</text:p>
              </table:table-cell>
              <table:table-cell office:value-type="float" office:value="0.408778">
                <text:p>0.408778</text:p>
              </table:table-cell>
              <table:table-cell office:value-type="float" office:value="0.422157">
                <text:p>0.422157</text:p>
              </table:table-cell>
              <table:table-cell office:value-type="float" office:value="0.429929">
                <text:p>0.429929</text:p>
              </table:table-cell>
              <table:table-cell office:value-type="float" office:value="0.444758">
                <text:p>0.444758</text:p>
              </table:table-cell>
              <table:table-cell office:value-type="float" office:value="0.454414">
                <text:p>0.454414</text:p>
              </table:table-cell>
              <table:table-cell office:value-type="float" office:value="0.463217">
                <text:p>0.463217</text:p>
              </table:table-cell>
              <table:table-cell office:value-type="float" office:value="0.474204">
                <text:p>0.474204</text:p>
              </table:table-cell>
              <table:table-cell office:value-type="float" office:value="0.480373">
                <text:p>0.480373</text:p>
              </table:table-cell>
              <table:table-cell office:value-type="float" office:value="0.49739">
                <text:p>0.49739</text:p>
              </table:table-cell>
              <table:table-cell office:value-type="float" office:value="0.513496">
                <text:p>0.513496</text:p>
              </table:table-cell>
              <table:table-cell office:value-type="float" office:value="0.43869">
                <text:p>0.4386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03655">
                <text:p>0.303655</text:p>
              </table:table-cell>
              <table:table-cell office:value-type="float" office:value="0.415031">
                <text:p>0.415031</text:p>
              </table:table-cell>
              <table:table-cell office:value-type="float" office:value="0.424076">
                <text:p>0.424076</text:p>
              </table:table-cell>
              <table:table-cell office:value-type="float" office:value="0.435657">
                <text:p>0.435657</text:p>
              </table:table-cell>
              <table:table-cell office:value-type="float" office:value="0.44849">
                <text:p>0.44849</text:p>
              </table:table-cell>
              <table:table-cell office:value-type="float" office:value="0.457486">
                <text:p>0.457486</text:p>
              </table:table-cell>
              <table:table-cell office:value-type="float" office:value="0.465592">
                <text:p>0.465592</text:p>
              </table:table-cell>
              <table:table-cell office:value-type="float" office:value="0.474223">
                <text:p>0.474223</text:p>
              </table:table-cell>
              <table:table-cell office:value-type="float" office:value="0.480345">
                <text:p>0.480345</text:p>
              </table:table-cell>
              <table:table-cell office:value-type="float" office:value="0.498336">
                <text:p>0.498336</text:p>
              </table:table-cell>
              <table:table-cell office:value-type="float" office:value="0.513496">
                <text:p>0.513496</text:p>
              </table:table-cell>
              <table:table-cell office:value-type="float" office:value="0.440289">
                <text:p>0.44028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24979">
                <text:p>0.324979</text:p>
              </table:table-cell>
              <table:table-cell office:value-type="float" office:value="0.420269">
                <text:p>0.420269</text:p>
              </table:table-cell>
              <table:table-cell office:value-type="float" office:value="0.425011">
                <text:p>0.425011</text:p>
              </table:table-cell>
              <table:table-cell office:value-type="float" office:value="0.439603">
                <text:p>0.439603</text:p>
              </table:table-cell>
              <table:table-cell office:value-type="float" office:value="0.450244">
                <text:p>0.450244</text:p>
              </table:table-cell>
              <table:table-cell office:value-type="float" office:value="0.458187">
                <text:p>0.458187</text:p>
              </table:table-cell>
              <table:table-cell office:value-type="float" office:value="0.465038">
                <text:p>0.465038</text:p>
              </table:table-cell>
              <table:table-cell office:value-type="float" office:value="0.472572">
                <text:p>0.472572</text:p>
              </table:table-cell>
              <table:table-cell office:value-type="float" office:value="0.480175">
                <text:p>0.480175</text:p>
              </table:table-cell>
              <table:table-cell office:value-type="float" office:value="0.49814">
                <text:p>0.49814</text:p>
              </table:table-cell>
              <table:table-cell office:value-type="float" office:value="0.513496">
                <text:p>0.513496</text:p>
              </table:table-cell>
              <table:table-cell office:value-type="float" office:value="0.443422">
                <text:p>0.44342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39753">
                <text:p>0.339753</text:p>
              </table:table-cell>
              <table:table-cell office:value-type="float" office:value="0.421128">
                <text:p>0.421128</text:p>
              </table:table-cell>
              <table:table-cell office:value-type="float" office:value="0.429143">
                <text:p>0.429143</text:p>
              </table:table-cell>
              <table:table-cell office:value-type="float" office:value="0.444749">
                <text:p>0.444749</text:p>
              </table:table-cell>
              <table:table-cell office:value-type="float" office:value="0.452973">
                <text:p>0.452973</text:p>
              </table:table-cell>
              <table:table-cell office:value-type="float" office:value="0.460729">
                <text:p>0.460729</text:p>
              </table:table-cell>
              <table:table-cell office:value-type="float" office:value="0.466145">
                <text:p>0.466145</text:p>
              </table:table-cell>
              <table:table-cell office:value-type="float" office:value="0.475507">
                <text:p>0.475507</text:p>
              </table:table-cell>
              <table:table-cell office:value-type="float" office:value="0.480251">
                <text:p>0.480251</text:p>
              </table:table-cell>
              <table:table-cell office:value-type="float" office:value="0.494153">
                <text:p>0.494153</text:p>
              </table:table-cell>
              <table:table-cell office:value-type="float" office:value="0.513496">
                <text:p>0.513496</text:p>
              </table:table-cell>
              <table:table-cell office:value-type="float" office:value="0.446453">
                <text:p>0.44645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62301">
                <text:p>0.362301</text:p>
              </table:table-cell>
              <table:table-cell office:value-type="float" office:value="0.423058">
                <text:p>0.423058</text:p>
              </table:table-cell>
              <table:table-cell office:value-type="float" office:value="0.437372">
                <text:p>0.437372</text:p>
              </table:table-cell>
              <table:table-cell office:value-type="float" office:value="0.448587">
                <text:p>0.448587</text:p>
              </table:table-cell>
              <table:table-cell office:value-type="float" office:value="0.456981">
                <text:p>0.456981</text:p>
              </table:table-cell>
              <table:table-cell office:value-type="float" office:value="0.463121">
                <text:p>0.463121</text:p>
              </table:table-cell>
              <table:table-cell office:value-type="float" office:value="0.469359">
                <text:p>0.469359</text:p>
              </table:table-cell>
              <table:table-cell office:value-type="float" office:value="0.477832">
                <text:p>0.477832</text:p>
              </table:table-cell>
              <table:table-cell office:value-type="float" office:value="0.480252">
                <text:p>0.480252</text:p>
              </table:table-cell>
              <table:table-cell office:value-type="float" office:value="0.492318">
                <text:p>0.492318</text:p>
              </table:table-cell>
              <table:table-cell office:value-type="float" office:value="0.513496">
                <text:p>0.513496</text:p>
              </table:table-cell>
              <table:table-cell office:value-type="float" office:value="0.451118">
                <text:p>0.45111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58432">
                <text:p>0.358432</text:p>
              </table:table-cell>
              <table:table-cell office:value-type="float" office:value="0.421563">
                <text:p>0.421563</text:p>
              </table:table-cell>
              <table:table-cell office:value-type="float" office:value="0.439345">
                <text:p>0.439345</text:p>
              </table:table-cell>
              <table:table-cell office:value-type="float" office:value="0.451421">
                <text:p>0.451421</text:p>
              </table:table-cell>
              <table:table-cell office:value-type="float" office:value="0.460458">
                <text:p>0.460458</text:p>
              </table:table-cell>
              <table:table-cell office:value-type="float" office:value="0.4659">
                <text:p>0.4659</text:p>
              </table:table-cell>
              <table:table-cell office:value-type="float" office:value="0.47154">
                <text:p>0.47154</text:p>
              </table:table-cell>
              <table:table-cell office:value-type="float" office:value="0.47898">
                <text:p>0.47898</text:p>
              </table:table-cell>
              <table:table-cell office:value-type="float" office:value="0.480252">
                <text:p>0.480252</text:p>
              </table:table-cell>
              <table:table-cell office:value-type="float" office:value="0.49248">
                <text:p>0.49248</text:p>
              </table:table-cell>
              <table:table-cell office:value-type="float" office:value="0.513496">
                <text:p>0.513496</text:p>
              </table:table-cell>
              <table:table-cell office:value-type="float" office:value="0.452037">
                <text:p>0.45203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5782">
                <text:p>0.35782</text:p>
              </table:table-cell>
              <table:table-cell office:value-type="float" office:value="0.420946">
                <text:p>0.420946</text:p>
              </table:table-cell>
              <table:table-cell office:value-type="float" office:value="0.437437">
                <text:p>0.437437</text:p>
              </table:table-cell>
              <table:table-cell office:value-type="float" office:value="0.450851">
                <text:p>0.450851</text:p>
              </table:table-cell>
              <table:table-cell office:value-type="float" office:value="0.458343">
                <text:p>0.458343</text:p>
              </table:table-cell>
              <table:table-cell office:value-type="float" office:value="0.464195">
                <text:p>0.464195</text:p>
              </table:table-cell>
              <table:table-cell office:value-type="float" office:value="0.470402">
                <text:p>0.470402</text:p>
              </table:table-cell>
              <table:table-cell office:value-type="float" office:value="0.47866">
                <text:p>0.47866</text:p>
              </table:table-cell>
              <table:table-cell office:value-type="float" office:value="0.480252">
                <text:p>0.480252</text:p>
              </table:table-cell>
              <table:table-cell office:value-type="float" office:value="0.493388">
                <text:p>0.493388</text:p>
              </table:table-cell>
              <table:table-cell office:value-type="float" office:value="0.513496">
                <text:p>0.513496</text:p>
              </table:table-cell>
              <table:table-cell office:value-type="float" office:value="0.451229">
                <text:p>0.45122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41223">
                <text:p>0.341223</text:p>
              </table:table-cell>
              <table:table-cell office:value-type="float" office:value="0.414765">
                <text:p>0.414765</text:p>
              </table:table-cell>
              <table:table-cell office:value-type="float" office:value="0.42508">
                <text:p>0.42508</text:p>
              </table:table-cell>
              <table:table-cell office:value-type="float" office:value="0.440738">
                <text:p>0.440738</text:p>
              </table:table-cell>
              <table:table-cell office:value-type="float" office:value="0.449977">
                <text:p>0.449977</text:p>
              </table:table-cell>
              <table:table-cell office:value-type="float" office:value="0.457236">
                <text:p>0.457236</text:p>
              </table:table-cell>
              <table:table-cell office:value-type="float" office:value="0.465686">
                <text:p>0.465686</text:p>
              </table:table-cell>
              <table:table-cell office:value-type="float" office:value="0.474502">
                <text:p>0.474502</text:p>
              </table:table-cell>
              <table:table-cell office:value-type="float" office:value="0.480203">
                <text:p>0.480203</text:p>
              </table:table-cell>
              <table:table-cell office:value-type="float" office:value="0.490123">
                <text:p>0.490123</text:p>
              </table:table-cell>
              <table:table-cell office:value-type="float" office:value="0.513496">
                <text:p>0.513496</text:p>
              </table:table-cell>
              <table:table-cell office:value-type="float" office:value="0.443953">
                <text:p>0.44395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23538">
                <text:p>0.323538</text:p>
              </table:table-cell>
              <table:table-cell office:value-type="float" office:value="0.41784">
                <text:p>0.41784</text:p>
              </table:table-cell>
              <table:table-cell office:value-type="float" office:value="0.429157">
                <text:p>0.429157</text:p>
              </table:table-cell>
              <table:table-cell office:value-type="float" office:value="0.443866">
                <text:p>0.443866</text:p>
              </table:table-cell>
              <table:table-cell office:value-type="float" office:value="0.450269">
                <text:p>0.450269</text:p>
              </table:table-cell>
              <table:table-cell office:value-type="float" office:value="0.457313">
                <text:p>0.457313</text:p>
              </table:table-cell>
              <table:table-cell office:value-type="float" office:value="0.465501">
                <text:p>0.465501</text:p>
              </table:table-cell>
              <table:table-cell office:value-type="float" office:value="0.473433">
                <text:p>0.473433</text:p>
              </table:table-cell>
              <table:table-cell office:value-type="float" office:value="0.480008">
                <text:p>0.480008</text:p>
              </table:table-cell>
              <table:table-cell office:value-type="float" office:value="0.491783">
                <text:p>0.491783</text:p>
              </table:table-cell>
              <table:table-cell office:value-type="float" office:value="0.513496">
                <text:p>0.513496</text:p>
              </table:table-cell>
              <table:table-cell office:value-type="float" office:value="0.443271">
                <text:p>0.44327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1945">
                <text:p>0.31945</text:p>
              </table:table-cell>
              <table:table-cell office:value-type="float" office:value="0.416517">
                <text:p>0.416517</text:p>
              </table:table-cell>
              <table:table-cell office:value-type="float" office:value="0.429105">
                <text:p>0.429105</text:p>
              </table:table-cell>
              <table:table-cell office:value-type="float" office:value="0.445161">
                <text:p>0.445161</text:p>
              </table:table-cell>
              <table:table-cell office:value-type="float" office:value="0.451405">
                <text:p>0.451405</text:p>
              </table:table-cell>
              <table:table-cell office:value-type="float" office:value="0.462415">
                <text:p>0.462415</text:p>
              </table:table-cell>
              <table:table-cell office:value-type="float" office:value="0.469722">
                <text:p>0.469722</text:p>
              </table:table-cell>
              <table:table-cell office:value-type="float" office:value="0.477578">
                <text:p>0.477578</text:p>
              </table:table-cell>
              <table:table-cell office:value-type="float" office:value="0.480252">
                <text:p>0.480252</text:p>
              </table:table-cell>
              <table:table-cell office:value-type="float" office:value="0.494439">
                <text:p>0.494439</text:p>
              </table:table-cell>
              <table:table-cell office:value-type="float" office:value="0.513496">
                <text:p>0.513496</text:p>
              </table:table-cell>
              <table:table-cell office:value-type="float" office:value="0.444604">
                <text:p>0.44460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06744">
                <text:p>0.306744</text:p>
              </table:table-cell>
              <table:table-cell office:value-type="float" office:value="0.416741">
                <text:p>0.416741</text:p>
              </table:table-cell>
              <table:table-cell office:value-type="float" office:value="0.434015">
                <text:p>0.434015</text:p>
              </table:table-cell>
              <table:table-cell office:value-type="float" office:value="0.445652">
                <text:p>0.445652</text:p>
              </table:table-cell>
              <table:table-cell office:value-type="float" office:value="0.4496">
                <text:p>0.4496</text:p>
              </table:table-cell>
              <table:table-cell office:value-type="float" office:value="0.460561">
                <text:p>0.460561</text:p>
              </table:table-cell>
              <table:table-cell office:value-type="float" office:value="0.468333">
                <text:p>0.468333</text:p>
              </table:table-cell>
              <table:table-cell office:value-type="float" office:value="0.476407">
                <text:p>0.476407</text:p>
              </table:table-cell>
              <table:table-cell office:value-type="float" office:value="0.480315">
                <text:p>0.480315</text:p>
              </table:table-cell>
              <table:table-cell office:value-type="float" office:value="0.498746">
                <text:p>0.498746</text:p>
              </table:table-cell>
              <table:table-cell office:value-type="float" office:value="0.513496">
                <text:p>0.513496</text:p>
              </table:table-cell>
              <table:table-cell office:value-type="float" office:value="0.443711">
                <text:p>0.44371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320682">
                <text:p>0.320682</text:p>
              </table:table-cell>
              <table:table-cell office:value-type="float" office:value="0.412313">
                <text:p>0.412313</text:p>
              </table:table-cell>
              <table:table-cell office:value-type="float" office:value="0.436288">
                <text:p>0.436288</text:p>
              </table:table-cell>
              <table:table-cell office:value-type="float" office:value="0.445447">
                <text:p>0.445447</text:p>
              </table:table-cell>
              <table:table-cell office:value-type="float" office:value="0.449592">
                <text:p>0.449592</text:p>
              </table:table-cell>
              <table:table-cell office:value-type="float" office:value="0.459858">
                <text:p>0.459858</text:p>
              </table:table-cell>
              <table:table-cell office:value-type="float" office:value="0.466299">
                <text:p>0.466299</text:p>
              </table:table-cell>
              <table:table-cell office:value-type="float" office:value="0.475037">
                <text:p>0.475037</text:p>
              </table:table-cell>
              <table:table-cell office:value-type="float" office:value="0.480252">
                <text:p>0.480252</text:p>
              </table:table-cell>
              <table:table-cell office:value-type="float" office:value="0.496928">
                <text:p>0.496928</text:p>
              </table:table-cell>
              <table:table-cell office:value-type="float" office:value="0.513496">
                <text:p>0.513496</text:p>
              </table:table-cell>
              <table:table-cell office:value-type="float" office:value="0.44427">
                <text:p>0.4442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340307">
                <text:p>0.340307</text:p>
              </table:table-cell>
              <table:table-cell office:value-type="float" office:value="0.406864">
                <text:p>0.406864</text:p>
              </table:table-cell>
              <table:table-cell office:value-type="float" office:value="0.429907">
                <text:p>0.429907</text:p>
              </table:table-cell>
              <table:table-cell office:value-type="float" office:value="0.44453">
                <text:p>0.44453</text:p>
              </table:table-cell>
              <table:table-cell office:value-type="float" office:value="0.447706">
                <text:p>0.447706</text:p>
              </table:table-cell>
              <table:table-cell office:value-type="float" office:value="0.458697">
                <text:p>0.458697</text:p>
              </table:table-cell>
              <table:table-cell office:value-type="float" office:value="0.466796">
                <text:p>0.466796</text:p>
              </table:table-cell>
              <table:table-cell office:value-type="float" office:value="0.474596">
                <text:p>0.474596</text:p>
              </table:table-cell>
              <table:table-cell office:value-type="float" office:value="0.480276">
                <text:p>0.480276</text:p>
              </table:table-cell>
              <table:table-cell office:value-type="float" office:value="0.494001">
                <text:p>0.494001</text:p>
              </table:table-cell>
              <table:table-cell office:value-type="float" office:value="0.513496">
                <text:p>0.513496</text:p>
              </table:table-cell>
              <table:table-cell office:value-type="float" office:value="0.444368">
                <text:p>0.44436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82863">
                <text:p>0.382863</text:p>
              </table:table-cell>
              <table:table-cell office:value-type="float" office:value="0.412092">
                <text:p>0.412092</text:p>
              </table:table-cell>
              <table:table-cell office:value-type="float" office:value="0.43346">
                <text:p>0.43346</text:p>
              </table:table-cell>
              <table:table-cell office:value-type="float" office:value="0.445441">
                <text:p>0.445441</text:p>
              </table:table-cell>
              <table:table-cell office:value-type="float" office:value="0.454327">
                <text:p>0.454327</text:p>
              </table:table-cell>
              <table:table-cell office:value-type="float" office:value="0.464171">
                <text:p>0.464171</text:p>
              </table:table-cell>
              <table:table-cell office:value-type="float" office:value="0.470598">
                <text:p>0.470598</text:p>
              </table:table-cell>
              <table:table-cell office:value-type="float" office:value="0.478942">
                <text:p>0.478942</text:p>
              </table:table-cell>
              <table:table-cell office:value-type="float" office:value="0.480396">
                <text:p>0.480396</text:p>
              </table:table-cell>
              <table:table-cell office:value-type="float" office:value="0.493861">
                <text:p>0.493861</text:p>
              </table:table-cell>
              <table:table-cell office:value-type="float" office:value="0.515934">
                <text:p>0.515934</text:p>
              </table:table-cell>
              <table:table-cell office:value-type="float" office:value="0.451615">
                <text:p>0.45161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387999">
                <text:p>0.387999</text:p>
              </table:table-cell>
              <table:table-cell office:value-type="float" office:value="0.412598">
                <text:p>0.412598</text:p>
              </table:table-cell>
              <table:table-cell office:value-type="float" office:value="0.431928">
                <text:p>0.431928</text:p>
              </table:table-cell>
              <table:table-cell office:value-type="float" office:value="0.445707">
                <text:p>0.445707</text:p>
              </table:table-cell>
              <table:table-cell office:value-type="float" office:value="0.457075">
                <text:p>0.457075</text:p>
              </table:table-cell>
              <table:table-cell office:value-type="float" office:value="0.464561">
                <text:p>0.464561</text:p>
              </table:table-cell>
              <table:table-cell office:value-type="float" office:value="0.469995">
                <text:p>0.469995</text:p>
              </table:table-cell>
              <table:table-cell office:value-type="float" office:value="0.478643">
                <text:p>0.478643</text:p>
              </table:table-cell>
              <table:table-cell office:value-type="float" office:value="0.480252">
                <text:p>0.480252</text:p>
              </table:table-cell>
              <table:table-cell office:value-type="float" office:value="0.491713">
                <text:p>0.491713</text:p>
              </table:table-cell>
              <table:table-cell office:value-type="float" office:value="0.515934">
                <text:p>0.515934</text:p>
              </table:table-cell>
              <table:table-cell office:value-type="float" office:value="0.452047">
                <text:p>0.452047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397593">
                <text:p>0.397593</text:p>
              </table:table-cell>
              <table:table-cell office:value-type="float" office:value="0.417329">
                <text:p>0.417329</text:p>
              </table:table-cell>
              <table:table-cell office:value-type="float" office:value="0.437402">
                <text:p>0.437402</text:p>
              </table:table-cell>
              <table:table-cell office:value-type="float" office:value="0.44601">
                <text:p>0.44601</text:p>
              </table:table-cell>
              <table:table-cell office:value-type="float" office:value="0.455875">
                <text:p>0.455875</text:p>
              </table:table-cell>
              <table:table-cell office:value-type="float" office:value="0.463757">
                <text:p>0.463757</text:p>
              </table:table-cell>
              <table:table-cell office:value-type="float" office:value="0.468859">
                <text:p>0.468859</text:p>
              </table:table-cell>
              <table:table-cell office:value-type="float" office:value="0.476966">
                <text:p>0.476966</text:p>
              </table:table-cell>
              <table:table-cell office:value-type="float" office:value="0.480252">
                <text:p>0.480252</text:p>
              </table:table-cell>
              <table:table-cell office:value-type="float" office:value="0.493164">
                <text:p>0.493164</text:p>
              </table:table-cell>
              <table:table-cell office:value-type="float" office:value="0.515934">
                <text:p>0.515934</text:p>
              </table:table-cell>
              <table:table-cell office:value-type="float" office:value="0.453721">
                <text:p>0.45372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385266">
                <text:p>0.385266</text:p>
              </table:table-cell>
              <table:table-cell office:value-type="float" office:value="0.417433">
                <text:p>0.417433</text:p>
              </table:table-cell>
              <table:table-cell office:value-type="float" office:value="0.439107">
                <text:p>0.439107</text:p>
              </table:table-cell>
              <table:table-cell office:value-type="float" office:value="0.446081">
                <text:p>0.446081</text:p>
              </table:table-cell>
              <table:table-cell office:value-type="float" office:value="0.45649">
                <text:p>0.45649</text:p>
              </table:table-cell>
              <table:table-cell office:value-type="float" office:value="0.463985">
                <text:p>0.463985</text:p>
              </table:table-cell>
              <table:table-cell office:value-type="float" office:value="0.469439">
                <text:p>0.469439</text:p>
              </table:table-cell>
              <table:table-cell office:value-type="float" office:value="0.477125">
                <text:p>0.477125</text:p>
              </table:table-cell>
              <table:table-cell office:value-type="float" office:value="0.480252">
                <text:p>0.480252</text:p>
              </table:table-cell>
              <table:table-cell office:value-type="float" office:value="0.49373">
                <text:p>0.49373</text:p>
              </table:table-cell>
              <table:table-cell office:value-type="float" office:value="0.515934">
                <text:p>0.515934</text:p>
              </table:table-cell>
              <table:table-cell office:value-type="float" office:value="0.452891">
                <text:p>0.45289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73715">
                <text:p>0.373715</text:p>
              </table:table-cell>
              <table:table-cell office:value-type="float" office:value="0.415311">
                <text:p>0.415311</text:p>
              </table:table-cell>
              <table:table-cell office:value-type="float" office:value="0.436372">
                <text:p>0.436372</text:p>
              </table:table-cell>
              <table:table-cell office:value-type="float" office:value="0.446907">
                <text:p>0.446907</text:p>
              </table:table-cell>
              <table:table-cell office:value-type="float" office:value="0.456373">
                <text:p>0.456373</text:p>
              </table:table-cell>
              <table:table-cell office:value-type="float" office:value="0.463896">
                <text:p>0.463896</text:p>
              </table:table-cell>
              <table:table-cell office:value-type="float" office:value="0.469743">
                <text:p>0.469743</text:p>
              </table:table-cell>
              <table:table-cell office:value-type="float" office:value="0.476188">
                <text:p>0.476188</text:p>
              </table:table-cell>
              <table:table-cell office:value-type="float" office:value="0.480221">
                <text:p>0.480221</text:p>
              </table:table-cell>
              <table:table-cell office:value-type="float" office:value="0.492383">
                <text:p>0.492383</text:p>
              </table:table-cell>
              <table:table-cell office:value-type="float" office:value="0.515934">
                <text:p>0.515934</text:p>
              </table:table-cell>
              <table:table-cell office:value-type="float" office:value="0.451111">
                <text:p>0.45111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373641">
                <text:p>0.373641</text:p>
              </table:table-cell>
              <table:table-cell office:value-type="float" office:value="0.420295">
                <text:p>0.420295</text:p>
              </table:table-cell>
              <table:table-cell office:value-type="float" office:value="0.441349">
                <text:p>0.441349</text:p>
              </table:table-cell>
              <table:table-cell office:value-type="float" office:value="0.448628">
                <text:p>0.448628</text:p>
              </table:table-cell>
              <table:table-cell office:value-type="float" office:value="0.456419">
                <text:p>0.456419</text:p>
              </table:table-cell>
              <table:table-cell office:value-type="float" office:value="0.46358">
                <text:p>0.46358</text:p>
              </table:table-cell>
              <table:table-cell office:value-type="float" office:value="0.47056">
                <text:p>0.47056</text:p>
              </table:table-cell>
              <table:table-cell office:value-type="float" office:value="0.478031">
                <text:p>0.478031</text:p>
              </table:table-cell>
              <table:table-cell office:value-type="float" office:value="0.480253">
                <text:p>0.480253</text:p>
              </table:table-cell>
              <table:table-cell office:value-type="float" office:value="0.493791">
                <text:p>0.493791</text:p>
              </table:table-cell>
              <table:table-cell office:value-type="float" office:value="0.515934">
                <text:p>0.515934</text:p>
              </table:table-cell>
              <table:table-cell office:value-type="float" office:value="0.452655">
                <text:p>0.45265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315571">
                <text:p>0.315571</text:p>
              </table:table-cell>
              <table:table-cell office:value-type="float" office:value="0.415584">
                <text:p>0.415584</text:p>
              </table:table-cell>
              <table:table-cell office:value-type="float" office:value="0.436878">
                <text:p>0.436878</text:p>
              </table:table-cell>
              <table:table-cell office:value-type="float" office:value="0.446527">
                <text:p>0.446527</text:p>
              </table:table-cell>
              <table:table-cell office:value-type="float" office:value="0.455178">
                <text:p>0.455178</text:p>
              </table:table-cell>
              <table:table-cell office:value-type="float" office:value="0.463877">
                <text:p>0.463877</text:p>
              </table:table-cell>
              <table:table-cell office:value-type="float" office:value="0.470856">
                <text:p>0.470856</text:p>
              </table:table-cell>
              <table:table-cell office:value-type="float" office:value="0.478121">
                <text:p>0.478121</text:p>
              </table:table-cell>
              <table:table-cell office:value-type="float" office:value="0.480906">
                <text:p>0.480906</text:p>
              </table:table-cell>
              <table:table-cell office:value-type="float" office:value="0.497271">
                <text:p>0.497271</text:p>
              </table:table-cell>
              <table:table-cell office:value-type="float" office:value="0.515934">
                <text:p>0.515934</text:p>
              </table:table-cell>
              <table:table-cell office:value-type="float" office:value="0.446077">
                <text:p>0.44607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290294">
                <text:p>0.290294</text:p>
              </table:table-cell>
              <table:table-cell office:value-type="float" office:value="0.41542">
                <text:p>0.41542</text:p>
              </table:table-cell>
              <table:table-cell office:value-type="float" office:value="0.434629">
                <text:p>0.434629</text:p>
              </table:table-cell>
              <table:table-cell office:value-type="float" office:value="0.445061">
                <text:p>0.445061</text:p>
              </table:table-cell>
              <table:table-cell office:value-type="float" office:value="0.455157">
                <text:p>0.455157</text:p>
              </table:table-cell>
              <table:table-cell office:value-type="float" office:value="0.464601">
                <text:p>0.464601</text:p>
              </table:table-cell>
              <table:table-cell office:value-type="float" office:value="0.469673">
                <text:p>0.469673</text:p>
              </table:table-cell>
              <table:table-cell office:value-type="float" office:value="0.476607">
                <text:p>0.476607</text:p>
              </table:table-cell>
              <table:table-cell office:value-type="float" office:value="0.481503">
                <text:p>0.481503</text:p>
              </table:table-cell>
              <table:table-cell office:value-type="float" office:value="0.499835">
                <text:p>0.499835</text:p>
              </table:table-cell>
              <table:table-cell office:value-type="float" office:value="0.515934">
                <text:p>0.515934</text:p>
              </table:table-cell>
              <table:table-cell office:value-type="float" office:value="0.443278">
                <text:p>0.44327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337199">
                <text:p>0.337199</text:p>
              </table:table-cell>
              <table:table-cell office:value-type="float" office:value="0.41646">
                <text:p>0.41646</text:p>
              </table:table-cell>
              <table:table-cell office:value-type="float" office:value="0.433205">
                <text:p>0.433205</text:p>
              </table:table-cell>
              <table:table-cell office:value-type="float" office:value="0.445101">
                <text:p>0.445101</text:p>
              </table:table-cell>
              <table:table-cell office:value-type="float" office:value="0.456986">
                <text:p>0.456986</text:p>
              </table:table-cell>
              <table:table-cell office:value-type="float" office:value="0.465414">
                <text:p>0.465414</text:p>
              </table:table-cell>
              <table:table-cell office:value-type="float" office:value="0.471022">
                <text:p>0.471022</text:p>
              </table:table-cell>
              <table:table-cell office:value-type="float" office:value="0.477601">
                <text:p>0.477601</text:p>
              </table:table-cell>
              <table:table-cell office:value-type="float" office:value="0.481449">
                <text:p>0.481449</text:p>
              </table:table-cell>
              <table:table-cell office:value-type="float" office:value="0.501571">
                <text:p>0.501571</text:p>
              </table:table-cell>
              <table:table-cell office:value-type="float" office:value="0.515934">
                <text:p>0.515934</text:p>
              </table:table-cell>
              <table:table-cell office:value-type="float" office:value="0.448601">
                <text:p>0.44860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340294">
                <text:p>0.340294</text:p>
              </table:table-cell>
              <table:table-cell office:value-type="float" office:value="0.419943">
                <text:p>0.419943</text:p>
              </table:table-cell>
              <table:table-cell office:value-type="float" office:value="0.436657">
                <text:p>0.436657</text:p>
              </table:table-cell>
              <table:table-cell office:value-type="float" office:value="0.447821">
                <text:p>0.447821</text:p>
              </table:table-cell>
              <table:table-cell office:value-type="float" office:value="0.4609">
                <text:p>0.4609</text:p>
              </table:table-cell>
              <table:table-cell office:value-type="float" office:value="0.467106">
                <text:p>0.467106</text:p>
              </table:table-cell>
              <table:table-cell office:value-type="float" office:value="0.474616">
                <text:p>0.474616</text:p>
              </table:table-cell>
              <table:table-cell office:value-type="float" office:value="0.480184">
                <text:p>0.480184</text:p>
              </table:table-cell>
              <table:table-cell office:value-type="float" office:value="0.482453">
                <text:p>0.482453</text:p>
              </table:table-cell>
              <table:table-cell office:value-type="float" office:value="0.503164">
                <text:p>0.503164</text:p>
              </table:table-cell>
              <table:table-cell office:value-type="float" office:value="0.515934">
                <text:p>0.515934</text:p>
              </table:table-cell>
              <table:table-cell office:value-type="float" office:value="0.451314">
                <text:p>0.4513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40637">
                <text:p>0.340637</text:p>
              </table:table-cell>
              <table:table-cell office:value-type="float" office:value="0.423512">
                <text:p>0.423512</text:p>
              </table:table-cell>
              <table:table-cell office:value-type="float" office:value="0.44078">
                <text:p>0.44078</text:p>
              </table:table-cell>
              <table:table-cell office:value-type="float" office:value="0.446579">
                <text:p>0.446579</text:p>
              </table:table-cell>
              <table:table-cell office:value-type="float" office:value="0.458519">
                <text:p>0.458519</text:p>
              </table:table-cell>
              <table:table-cell office:value-type="float" office:value="0.467284">
                <text:p>0.467284</text:p>
              </table:table-cell>
              <table:table-cell office:value-type="float" office:value="0.474604">
                <text:p>0.474604</text:p>
              </table:table-cell>
              <table:table-cell office:value-type="float" office:value="0.48013">
                <text:p>0.48013</text:p>
              </table:table-cell>
              <table:table-cell office:value-type="float" office:value="0.481947">
                <text:p>0.481947</text:p>
              </table:table-cell>
              <table:table-cell office:value-type="float" office:value="0.503149">
                <text:p>0.503149</text:p>
              </table:table-cell>
              <table:table-cell office:value-type="float" office:value="0.515934">
                <text:p>0.515934</text:p>
              </table:table-cell>
              <table:table-cell office:value-type="float" office:value="0.451714">
                <text:p>0.45171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329183">
                <text:p>0.329183</text:p>
              </table:table-cell>
              <table:table-cell office:value-type="float" office:value="0.419752">
                <text:p>0.419752</text:p>
              </table:table-cell>
              <table:table-cell office:value-type="float" office:value="0.439391">
                <text:p>0.439391</text:p>
              </table:table-cell>
              <table:table-cell office:value-type="float" office:value="0.446762">
                <text:p>0.446762</text:p>
              </table:table-cell>
              <table:table-cell office:value-type="float" office:value="0.457727">
                <text:p>0.457727</text:p>
              </table:table-cell>
              <table:table-cell office:value-type="float" office:value="0.468647">
                <text:p>0.468647</text:p>
              </table:table-cell>
              <table:table-cell office:value-type="float" office:value="0.475231">
                <text:p>0.475231</text:p>
              </table:table-cell>
              <table:table-cell office:value-type="float" office:value="0.480215">
                <text:p>0.480215</text:p>
              </table:table-cell>
              <table:table-cell office:value-type="float" office:value="0.48222">
                <text:p>0.48222</text:p>
              </table:table-cell>
              <table:table-cell office:value-type="float" office:value="0.502653">
                <text:p>0.502653</text:p>
              </table:table-cell>
              <table:table-cell office:value-type="float" office:value="0.515934">
                <text:p>0.515934</text:p>
              </table:table-cell>
              <table:table-cell office:value-type="float" office:value="0.450178">
                <text:p>0.45017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309228">
                <text:p>0.309228</text:p>
              </table:table-cell>
              <table:table-cell office:value-type="float" office:value="0.418723">
                <text:p>0.418723</text:p>
              </table:table-cell>
              <table:table-cell office:value-type="float" office:value="0.436252">
                <text:p>0.436252</text:p>
              </table:table-cell>
              <table:table-cell office:value-type="float" office:value="0.446618">
                <text:p>0.446618</text:p>
              </table:table-cell>
              <table:table-cell office:value-type="float" office:value="0.458742">
                <text:p>0.458742</text:p>
              </table:table-cell>
              <table:table-cell office:value-type="float" office:value="0.46748">
                <text:p>0.46748</text:p>
              </table:table-cell>
              <table:table-cell office:value-type="float" office:value="0.473436">
                <text:p>0.473436</text:p>
              </table:table-cell>
              <table:table-cell office:value-type="float" office:value="0.480154">
                <text:p>0.480154</text:p>
              </table:table-cell>
              <table:table-cell office:value-type="float" office:value="0.481344">
                <text:p>0.481344</text:p>
              </table:table-cell>
              <table:table-cell office:value-type="float" office:value="0.502065">
                <text:p>0.502065</text:p>
              </table:table-cell>
              <table:table-cell office:value-type="float" office:value="0.515934">
                <text:p>0.515934</text:p>
              </table:table-cell>
              <table:table-cell office:value-type="float" office:value="0.447404">
                <text:p>0.44740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332232">
                <text:p>0.332232</text:p>
              </table:table-cell>
              <table:table-cell office:value-type="float" office:value="0.418497">
                <text:p>0.418497</text:p>
              </table:table-cell>
              <table:table-cell office:value-type="float" office:value="0.437605">
                <text:p>0.437605</text:p>
              </table:table-cell>
              <table:table-cell office:value-type="float" office:value="0.446816">
                <text:p>0.446816</text:p>
              </table:table-cell>
              <table:table-cell office:value-type="float" office:value="0.456666">
                <text:p>0.456666</text:p>
              </table:table-cell>
              <table:table-cell office:value-type="float" office:value="0.466713">
                <text:p>0.466713</text:p>
              </table:table-cell>
              <table:table-cell office:value-type="float" office:value="0.473178">
                <text:p>0.473178</text:p>
              </table:table-cell>
              <table:table-cell office:value-type="float" office:value="0.479931">
                <text:p>0.479931</text:p>
              </table:table-cell>
              <table:table-cell office:value-type="float" office:value="0.480561">
                <text:p>0.480561</text:p>
              </table:table-cell>
              <table:table-cell office:value-type="float" office:value="0.498934">
                <text:p>0.498934</text:p>
              </table:table-cell>
              <table:table-cell office:value-type="float" office:value="0.515934">
                <text:p>0.515934</text:p>
              </table:table-cell>
              <table:table-cell office:value-type="float" office:value="0.449113">
                <text:p>0.44911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34249">
                <text:p>0.34249</text:p>
              </table:table-cell>
              <table:table-cell office:value-type="float" office:value="0.423894">
                <text:p>0.423894</text:p>
              </table:table-cell>
              <table:table-cell office:value-type="float" office:value="0.440538">
                <text:p>0.440538</text:p>
              </table:table-cell>
              <table:table-cell office:value-type="float" office:value="0.448527">
                <text:p>0.448527</text:p>
              </table:table-cell>
              <table:table-cell office:value-type="float" office:value="0.461699">
                <text:p>0.461699</text:p>
              </table:table-cell>
              <table:table-cell office:value-type="float" office:value="0.471133">
                <text:p>0.471133</text:p>
              </table:table-cell>
              <table:table-cell office:value-type="float" office:value="0.475993">
                <text:p>0.475993</text:p>
              </table:table-cell>
              <table:table-cell office:value-type="float" office:value="0.480243">
                <text:p>0.480243</text:p>
              </table:table-cell>
              <table:table-cell office:value-type="float" office:value="0.484293">
                <text:p>0.484293</text:p>
              </table:table-cell>
              <table:table-cell office:value-type="float" office:value="0.503719">
                <text:p>0.503719</text:p>
              </table:table-cell>
              <table:table-cell office:value-type="float" office:value="0.515934">
                <text:p>0.515934</text:p>
              </table:table-cell>
              <table:table-cell office:value-type="float" office:value="0.453253">
                <text:p>0.45325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99945">
                <text:p>0.299945</text:p>
              </table:table-cell>
              <table:table-cell office:value-type="float" office:value="0.419001">
                <text:p>0.419001</text:p>
              </table:table-cell>
              <table:table-cell office:value-type="float" office:value="0.433702">
                <text:p>0.433702</text:p>
              </table:table-cell>
              <table:table-cell office:value-type="float" office:value="0.444928">
                <text:p>0.444928</text:p>
              </table:table-cell>
              <table:table-cell office:value-type="float" office:value="0.457088">
                <text:p>0.457088</text:p>
              </table:table-cell>
              <table:table-cell office:value-type="float" office:value="0.467365">
                <text:p>0.467365</text:p>
              </table:table-cell>
              <table:table-cell office:value-type="float" office:value="0.472942">
                <text:p>0.472942</text:p>
              </table:table-cell>
              <table:table-cell office:value-type="float" office:value="0.479122">
                <text:p>0.479122</text:p>
              </table:table-cell>
              <table:table-cell office:value-type="float" office:value="0.482015">
                <text:p>0.482015</text:p>
              </table:table-cell>
              <table:table-cell office:value-type="float" office:value="0.50139">
                <text:p>0.50139</text:p>
              </table:table-cell>
              <table:table-cell office:value-type="float" office:value="0.515934">
                <text:p>0.515934</text:p>
              </table:table-cell>
              <table:table-cell office:value-type="float" office:value="0.44575">
                <text:p>0.445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317914">
                <text:p>0.317914</text:p>
              </table:table-cell>
              <table:table-cell office:value-type="float" office:value="0.422037">
                <text:p>0.422037</text:p>
              </table:table-cell>
              <table:table-cell office:value-type="float" office:value="0.439362">
                <text:p>0.439362</text:p>
              </table:table-cell>
              <table:table-cell office:value-type="float" office:value="0.448256">
                <text:p>0.448256</text:p>
              </table:table-cell>
              <table:table-cell office:value-type="float" office:value="0.459894">
                <text:p>0.459894</text:p>
              </table:table-cell>
              <table:table-cell office:value-type="float" office:value="0.465047">
                <text:p>0.465047</text:p>
              </table:table-cell>
              <table:table-cell office:value-type="float" office:value="0.471419">
                <text:p>0.471419</text:p>
              </table:table-cell>
              <table:table-cell office:value-type="float" office:value="0.477286">
                <text:p>0.477286</text:p>
              </table:table-cell>
              <table:table-cell office:value-type="float" office:value="0.480609">
                <text:p>0.480609</text:p>
              </table:table-cell>
              <table:table-cell office:value-type="float" office:value="0.497585">
                <text:p>0.497585</text:p>
              </table:table-cell>
              <table:table-cell office:value-type="float" office:value="0.515934">
                <text:p>0.515934</text:p>
              </table:table-cell>
              <table:table-cell office:value-type="float" office:value="0.447941">
                <text:p>0.44794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276606">
                <text:p>0.276606</text:p>
              </table:table-cell>
              <table:table-cell office:value-type="float" office:value="0.417529">
                <text:p>0.417529</text:p>
              </table:table-cell>
              <table:table-cell office:value-type="float" office:value="0.437193">
                <text:p>0.437193</text:p>
              </table:table-cell>
              <table:table-cell office:value-type="float" office:value="0.448486">
                <text:p>0.448486</text:p>
              </table:table-cell>
              <table:table-cell office:value-type="float" office:value="0.460014">
                <text:p>0.460014</text:p>
              </table:table-cell>
              <table:table-cell office:value-type="float" office:value="0.465504">
                <text:p>0.465504</text:p>
              </table:table-cell>
              <table:table-cell office:value-type="float" office:value="0.471546">
                <text:p>0.471546</text:p>
              </table:table-cell>
              <table:table-cell office:value-type="float" office:value="0.478041">
                <text:p>0.478041</text:p>
              </table:table-cell>
              <table:table-cell office:value-type="float" office:value="0.480812">
                <text:p>0.480812</text:p>
              </table:table-cell>
              <table:table-cell office:value-type="float" office:value="0.496906">
                <text:p>0.496906</text:p>
              </table:table-cell>
              <table:table-cell office:value-type="float" office:value="0.515934">
                <text:p>0.515934</text:p>
              </table:table-cell>
              <table:table-cell office:value-type="float" office:value="0.443264">
                <text:p>0.44326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92839">
                <text:p>0.292839</text:p>
              </table:table-cell>
              <table:table-cell office:value-type="float" office:value="0.41643">
                <text:p>0.41643</text:p>
              </table:table-cell>
              <table:table-cell office:value-type="float" office:value="0.439003">
                <text:p>0.439003</text:p>
              </table:table-cell>
              <table:table-cell office:value-type="float" office:value="0.447544">
                <text:p>0.447544</text:p>
              </table:table-cell>
              <table:table-cell office:value-type="float" office:value="0.459539">
                <text:p>0.459539</text:p>
              </table:table-cell>
              <table:table-cell office:value-type="float" office:value="0.466055">
                <text:p>0.466055</text:p>
              </table:table-cell>
              <table:table-cell office:value-type="float" office:value="0.472526">
                <text:p>0.472526</text:p>
              </table:table-cell>
              <table:table-cell office:value-type="float" office:value="0.479653">
                <text:p>0.479653</text:p>
              </table:table-cell>
              <table:table-cell office:value-type="float" office:value="0.482938">
                <text:p>0.482938</text:p>
              </table:table-cell>
              <table:table-cell office:value-type="float" office:value="0.498018">
                <text:p>0.498018</text:p>
              </table:table-cell>
              <table:table-cell office:value-type="float" office:value="0.515934">
                <text:p>0.515934</text:p>
              </table:table-cell>
              <table:table-cell office:value-type="float" office:value="0.445454">
                <text:p>0.44545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90137">
                <text:p>0.290137</text:p>
              </table:table-cell>
              <table:table-cell office:value-type="float" office:value="0.417853">
                <text:p>0.417853</text:p>
              </table:table-cell>
              <table:table-cell office:value-type="float" office:value="0.437981">
                <text:p>0.437981</text:p>
              </table:table-cell>
              <table:table-cell office:value-type="float" office:value="0.447784">
                <text:p>0.447784</text:p>
              </table:table-cell>
              <table:table-cell office:value-type="float" office:value="0.460647">
                <text:p>0.460647</text:p>
              </table:table-cell>
              <table:table-cell office:value-type="float" office:value="0.469383">
                <text:p>0.469383</text:p>
              </table:table-cell>
              <table:table-cell office:value-type="float" office:value="0.474819">
                <text:p>0.474819</text:p>
              </table:table-cell>
              <table:table-cell office:value-type="float" office:value="0.48016">
                <text:p>0.48016</text:p>
              </table:table-cell>
              <table:table-cell office:value-type="float" office:value="0.48595">
                <text:p>0.48595</text:p>
              </table:table-cell>
              <table:table-cell office:value-type="float" office:value="0.501921">
                <text:p>0.501921</text:p>
              </table:table-cell>
              <table:table-cell office:value-type="float" office:value="0.515934">
                <text:p>0.515934</text:p>
              </table:table-cell>
              <table:table-cell office:value-type="float" office:value="0.446664">
                <text:p>0.446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